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16"/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="0.74pt solid #000000"/>
    </style:style>
    <style:style style:name="ce5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51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5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mm"/>
    </style:style>
    <style:style style:name="ce22" style:family="table-cell" style:parent-style-name="Default" style:data-style-name="N116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2"/>
    <style:style style:name="ce60" style:family="table-cell" style:parent-style-name="Default" style:data-style-name="N116">
      <style:table-cell-properties style:text-align-source="fix" style:repeat-content="false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74pt solid #000000" style:vertical-align="middle"/>
    </style:style>
    <style:style style:name="ce55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 style:data-style-name="N119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top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119">
      <style:table-cell-properties style:text-align-source="fix" style:repeat-content="false" fo:border="none"/>
      <style:paragraph-properties fo:text-align="center" fo:margin-left="0mm"/>
    </style:style>
    <style:style style:name="ce64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5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wrap-option="wrap"/>
    </style:style>
    <style:style style:name="ce7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 style:data-style-name="N135">
      <style:table-cell-properties fo:border="0.74pt solid #000000"/>
    </style:style>
    <style:style style:name="ce82" style:family="table-cell" style:parent-style-name="Default" style:data-style-name="N133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254&quot;;&quot;255&quot;;&quot;256&quot;)" table:allow-empty-cell="false" table:display-list="unsorted" table:base-cell-address="Summary.C6">
          <table:error-message table:message-type="stop" table:display="true"/>
        </table:content-validation>
      </table:content-validations>
      <table:table table:name="Summary" table:style-name="ta1">
        <table:shapes>
          <draw:frame draw:z-index="0" draw:style-name="gr1" draw:text-style-name="P1" svg:width="170.08mm" svg:height="97.83mm" svg:x="157.25mm" svg:y="40.15mm">
            <draw:object draw:notify-on-update-of-ranges="Summary.A16:Summary.A21 Summary.B14:Summary.B14 Summary.E16:Summary.E21 Summary.A27:Summary.A32 Summary.B25:Summary.B25 Summary.E27:Summary.E32 Summary.A38:Summary.A43 Summary.B36:Summary.B36 Summary.E38:Summary.E43 Summary.A60:Summary.A65 Summary.B58:Summary.B58 Summary.E60:Summary.E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72.07mm" svg:x="241.35mm" svg:y="266.71mm">
            <draw:object draw:notify-on-update-of-ranges="Summary.G63:Summary.G68 Summary.H62:Summary.H62 Summary.H63:Summary.H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6"/>
        <table:table-column table:style-name="co2" table:default-cell-style-name="ce54"/>
        <table:table-column table:style-name="co3" table:default-cell-style-name="ce54"/>
        <table:table-column table:style-name="co4" table:number-columns-repeated="2" table:default-cell-style-name="ce54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Parameters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"/>
          <table:table-cell table:style-name="ce28" office:value-type="string" calcext:value-type="string" table:number-columns-spanned="4" table:number-rows-spanned="7">
            <text:p>Change Log: 21 Dec. 2021; Updated to reflect updates to NASA PSG dated Dec/11/2021. “We have recently (Dec/11/2021) performed a major update to the radiative-transfer engine, and also updated all databases and implemented HITRAN-2020”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office:annotation draw:style-name="gr2" draw:text-style-name="P3" svg:width="28.99mm" svg:height="37.56mm" svg:x="28.57mm" svg:y="0mm" draw:caption-point-x="-6.1mm" draw:caption-point-y="4.61mm">
              <dc:date>2021-11-29T00:00:00</dc:date>
              <text:p text:style-name="P2"><text:span text:style-name="T1">Absorption fraction is the amount of absorbed power that is retained by the atmosphere. Range is 0-1</text:span></text:p>
              <text:p text:style-name="P2"><text:span text:style-name="T1"/></text:p>
            </office:annotation>
            <text:p>Absorption fraction:</text:p>
          </table:table-cell>
          <table:table-cell table:style-name="ce35" office:value-type="string" calcext:value-type="string" table:number-columns-spanned="1" table:number-rows-spanned="2">
            <text:p>Emissivity:</text:p>
          </table:table-cell>
          <table:table-cell table:style-name="ce58" office:value-type="string" calcext:value-type="string" table:number-columns-spanned="1" table:number-rows-spanned="2">
            <text:p>Zero atmosphere temperature (K)</text:p>
          </table:table-cell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covered-table-cell table:style-name="ce30"/>
          <table:covered-table-cell table:style-name="ce2"/>
          <table:covered-table-cell table:style-name="Default"/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table-cell table:style-name="ce83" office:value-type="float" office:value="0.53" calcext:value-type="float">
            <text:p>0.53</text:p>
          </table:table-cell>
          <table:table-cell table:style-name="ce111" office:value-type="float" office:value="0.98" calcext:value-type="float">
            <text:p>0.98</text:p>
          </table:table-cell>
          <table:table-cell table:style-name="ce111" table:content-validation-name="val1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table-cell table:style-name="ce87"/>
          <table:table-cell table:style-name="ce83"/>
          <table:table-cell table:style-name="ce111"/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4" table:number-rows-spanned="6">
            <text:p>Sensitivity is calculated as the difference between the ‘pre industrial’ reference temperature of 14°C (287.15°K) and the ‘zero atmosphere’ temperature (settable above), divided by the difference between the Radiative Forcing of the ‘zero’ atmosphere (0) and the Radiative Forcing at 287.15°K 80% RH</text:p>
          </table:table-cell>
          <table:covered-table-cell table:number-columns-repeated="2" table:style-name="ce38"/>
          <table:covered-table-cell table:style-name="ce14"/>
          <table:table-cell table:style-name="Default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covered-table-cell table:style-name="ce9"/>
          <table:covered-table-cell table:number-columns-repeated="2" table:style-name="ce38"/>
          <table:covered-table-cell table:style-name="ce14"/>
          <table:table-cell table:style-name="Default"/>
          <table:table-cell table:number-columns-repeated="2"/>
          <table:covered-table-cell table:number-columns-repeated="4"/>
          <table:table-cell table:number-columns-repeated="2"/>
        </table:table-row>
        <table:table-row table:style-name="ro2">
          <table:covered-table-cell table:number-columns-repeated="4" table:style-name="ce14"/>
          <table:table-cell table:style-name="Default"/>
          <table:table-cell table:number-columns-repeated="8"/>
        </table:table-row>
        <table:table-row table:style-name="ro1">
          <table:covered-table-cell table:number-columns-repeated="4" table:style-name="ce14"/>
          <table:table-cell table:style-name="Default"/>
          <table:table-cell table:number-columns-repeated="8"/>
        </table:table-row>
        <table:table-row table:style-name="ro1">
          <table:covered-table-cell table:number-columns-repeated="4" table:style-name="ce14"/>
          <table:table-cell table:style-name="Default"/>
          <table:table-cell table:number-columns-repeated="8"/>
        </table:table-row>
        <table:table-row table:style-name="ro1">
          <table:covered-table-cell table:number-columns-repeated="4" table:style-name="ce14"/>
          <table:table-cell table:style-name="Default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100%RH for an increase in atmospheric CO2 concentration from 275 ppmv to:</text:p>
          </table:table-cell>
          <table:covered-table-cell table:style-name="ce85"/>
          <table:covered-table-cell table:style-name="ce63"/>
          <table:covered-table-cell table:style-name="ce85"/>
          <table:covered-table-cell table:style-name="Default"/>
          <table:table-cell table:style-name="ce111"/>
          <table:table-cell table:style-name="ce27"/>
          <table:table-cell table:number-columns-repeated="6"/>
        </table:table-row>
        <table:table-row table:style-name="ro1">
          <table:covered-table-cell table:style-name="ce16"/>
          <table:covered-table-cell table:style-name="ce85"/>
          <table:covered-table-cell table:style-name="ce63"/>
          <table:covered-table-cell table:style-name="ce85"/>
          <table:covered-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1" calcext:value-type="percentage">
            <text:p>10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I28]" office:value-type="float" office:value="0.221702928574141" calcext:value-type="float">
            <text:p>0.2217</text:p>
          </table:table-cell>
          <table:table-cell table:number-columns-repeated="3"/>
          <table:table-cell table:style-name="ce94"/>
          <table:table-cell table:style-name="ce95"/>
          <table:table-cell table:style-name="ce94"/>
          <table:table-cell table:number-columns-repeated="2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2"/>
          <table:table-cell table:style-name="ce93"/>
          <table:table-cell table:style-name="ce94"/>
          <table:table-cell table:style-name="ce95"/>
          <table:table-cell table:style-name="ce94"/>
          <table:table-cell table:number-columns-repeated="2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style-name="ce45"/>
          <table:table-cell table:number-columns-repeated="7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5]" office:value-type="float" office:value="1.21745002266897" calcext:value-type="float">
            <text:p>1.22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45]" office:value-type="float" office:value="0.46835646833091" calcext:value-type="float">
            <text:p>0.47</text:p>
          </table:table-cell>
          <table:table-cell table:formula="of:=[.E16]+[$CO2_400ppm.D45]" office:value-type="float" office:value="14.4683564683309" calcext:value-type="float">
            <text:p>14.47</text:p>
          </table:table-cell>
          <table:table-cell table:style-name="ce48"/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5]" office:value-type="float" office:value="2.28056849461785" calcext:value-type="float">
            <text:p>2.28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45]" office:value-type="float" office:value="0.875365463363323" calcext:value-type="float">
            <text:p>0.88</text:p>
          </table:table-cell>
          <table:table-cell table:formula="of:=[.E16]+[$CO2_550ppm.D45]" office:value-type="float" office:value="14.8753654633633" calcext:value-type="float">
            <text:p>14.88</text:p>
          </table:table-cell>
          <table:table-cell table:style-name="ce51"/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5]" office:value-type="float" office:value="3.53512697984115" calcext:value-type="float">
            <text:p>3.54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45]" office:value-type="float" office:value="1.35252103378309" calcext:value-type="float">
            <text:p>1.35</text:p>
          </table:table-cell>
          <table:table-cell table:formula="of:=[.E16]+[$CO2_800ppm.D45]" office:value-type="float" office:value="15.3525210337831" calcext:value-type="float">
            <text:p>15.35</text:p>
          </table:table-cell>
          <table:table-cell table:style-name="ce51"/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5]" office:value-type="float" office:value="4.67206972989848" calcext:value-type="float">
            <text:p>4.67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45]" office:value-type="float" office:value="1.7797269961884" calcext:value-type="float">
            <text:p>1.78</text:p>
          </table:table-cell>
          <table:table-cell table:formula="of:=[.E16]+[$CO2_1100ppm.D45]" office:value-type="float" office:value="15.7797269961884" calcext:value-type="float">
            <text:p>15.78</text:p>
          </table:table-cell>
          <table:table-cell table:style-name="ce51"/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5]" office:value-type="float" office:value="6.16912510311406" calcext:value-type="float">
            <text:p>6.17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45]" office:value-type="float" office:value="2.33430951592925" calcext:value-type="float">
            <text:p>2.33</text:p>
          </table:table-cell>
          <table:table-cell table:formula="of:=[.E16]+[$CO2_1600ppm.D45]" office:value-type="float" office:value="16.3343095159292" calcext:value-type="float">
            <text:p>16.33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29"/>
          <table:table-cell table:style-name="Default"/>
          <table:table-cell table:style-name="ce65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80%RH for an increase in atmospheric CO2 concentration from 275 ppmv to:</text:p>
          </table:table-cell>
          <table:covered-table-cell table:style-name="ce85"/>
          <table:covered-table-cell table:style-name="ce63"/>
          <table:covered-table-cell table:style-name="ce85"/>
          <table:covered-table-cell table:style-name="Default"/>
          <table:table-cell table:number-columns-repeated="8"/>
        </table:table-row>
        <table:table-row table:style-name="ro1">
          <table:covered-table-cell table:style-name="ce16"/>
          <table:covered-table-cell table:style-name="ce85"/>
          <table:covered-table-cell table:style-name="ce63"/>
          <table:covered-table-cell table:style-name="ce85"/>
          <table:covered-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.8" calcext:value-type="percentage">
            <text:p>8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H28]" office:value-type="float" office:value="0.224481713481459" calcext:value-type="float">
            <text:p>0.2245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8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4]" office:value-type="float" office:value="1.30516062323875" calcext:value-type="float">
            <text:p>1.31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44]" office:value-type="float" office:value="0.503271665802401" calcext:value-type="float">
            <text:p>0.50</text:p>
          </table:table-cell>
          <table:table-cell table:formula="of:=[.E27]+[$CO2_400ppm.D44]" office:value-type="float" office:value="14.5032716658024" calcext:value-type="float">
            <text:p>14.5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4]" office:value-type="float" office:value="2.4063176440103" calcext:value-type="float">
            <text:p>2.41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44]" office:value-type="float" office:value="0.92595418517044" calcext:value-type="float">
            <text:p>0.93</text:p>
          </table:table-cell>
          <table:table-cell table:formula="of:=[.E27]+[$CO2_550ppm.D44]" office:value-type="float" office:value="14.9259541851704" calcext:value-type="float">
            <text:p>14.9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4]" office:value-type="float" office:value="3.71838962944784" calcext:value-type="float">
            <text:p>3.72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44]" office:value-type="float" office:value="1.42637520924774" calcext:value-type="float">
            <text:p>1.43</text:p>
          </table:table-cell>
          <table:table-cell table:formula="of:=[.E27]+[$CO2_800ppm.D44]" office:value-type="float" office:value="15.4263752092477" calcext:value-type="float">
            <text:p>15.43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4]" office:value-type="float" office:value="4.90156728675163" calcext:value-type="float">
            <text:p>4.90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44]" office:value-type="float" office:value="1.87222226597754" calcext:value-type="float">
            <text:p>1.87</text:p>
          </table:table-cell>
          <table:table-cell table:formula="of:=[.E27]+[$CO2_1100ppm.D44]" office:value-type="float" office:value="15.8722222659775" calcext:value-type="float">
            <text:p>15.87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4]" office:value-type="float" office:value="6.45233324302501" calcext:value-type="float">
            <text:p>6.45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44]" office:value-type="float" office:value="2.44840074158759" calcext:value-type="float">
            <text:p>2.45</text:p>
          </table:table-cell>
          <table:table-cell table:formula="of:=[.E27]+[$CO2_1600ppm.D44]" office:value-type="float" office:value="16.4484007415876" calcext:value-type="float">
            <text:p>16.45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/>
          <table:table-cell table:style-name="ce35" office:value-type="string" calcext:value-type="string" table:number-columns-spanned="1" table:number-rows-spanned="2">
            <text:p>%RH</text:p>
          </table:table-cell>
          <table:table-cell table:style-name="ce35" office:value-type="string" calcext:value-type="string" table:number-columns-spanned="3" table:number-rows-spanned="2">
            <text:p>Coefficients copied from graph abov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60%RH for an increase in atmospheric CO2 concentration from 275 ppmv to:</text:p>
          </table:table-cell>
          <table:covered-table-cell table:style-name="Default"/>
          <table:covered-table-cell table:style-name="ce80"/>
          <table:covered-table-cell table:number-columns-repeated="2" table:style-name="Default"/>
          <table:table-cell/>
          <table:covered-table-cell table:number-columns-repeated="2" table:style-name="ce2"/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5" table:style-name="Default"/>
          <table:table-cell/>
          <table:table-cell table:style-name="ce74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.6" calcext:value-type="percentage">
            <text:p>6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G28]" office:value-type="float" office:value="0.228318068769019" calcext:value-type="float">
            <text:p>0.2283</text:p>
          </table:table-cell>
          <table:table-cell/>
          <table:table-cell table:style-name="ce74" office:value-type="float" office:value="40" calcext:value-type="float">
            <text:p>40</text:p>
          </table:table-cell>
          <table:table-cell table:style-name="ce149" office:value-type="float" office:value="1.80570088091745" calcext:value-type="float">
            <text:p>1.80570088</text:p>
          </table:table-cell>
          <table:table-cell office:value-type="float" office:value="3.83983662888634" calcext:value-type="float">
            <text:p>3.83983662888634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/>
          <table:table-cell table:style-name="ce74" office:value-type="float" office:value="60" calcext:value-type="float">
            <text:p>60</text:p>
          </table:table-cell>
          <table:table-cell table:style-name="ce149" office:value-type="float" office:value="1.53476566594537" calcext:value-type="float">
            <text:p>1.53476567</text:p>
          </table:table-cell>
          <table:table-cell office:value-type="float" office:value="5.36190879118354" calcext:value-type="float">
            <text:p>5.36190879118354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/>
          <table:table-cell table:style-name="ce74" office:value-type="float" office:value="80" calcext:value-type="float">
            <text:p>80</text:p>
          </table:table-cell>
          <table:table-cell table:style-name="ce149" office:value-type="float" office:value="1.37964891586306" calcext:value-type="float">
            <text:p>1.37964892</text:p>
          </table:table-cell>
          <table:table-cell office:value-type="float" office:value="6.23209272724352" calcext:value-type="float">
            <text:p>6.23209272724352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3]" office:value-type="float" office:value="1.46328522478873" calcext:value-type="float">
            <text:p>1.46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43]" office:value-type="float" office:value="0.563641130709186" calcext:value-type="float">
            <text:p>0.56</text:p>
          </table:table-cell>
          <table:table-cell table:formula="of:=[.E38]+[$CO2_400ppm.D43]" office:value-type="float" office:value="14.5636411307092" calcext:value-type="float">
            <text:p>14.56</text:p>
          </table:table-cell>
          <table:table-cell/>
          <table:table-cell table:style-name="ce74" office:value-type="float" office:value="100" calcext:value-type="float">
            <text:p>100</text:p>
          </table:table-cell>
          <table:table-cell table:style-name="ce149" office:value-type="float" office:value="1.31683750195494" calcext:value-type="float">
            <text:p>1.31683750</text:p>
          </table:table-cell>
          <table:table-cell office:value-type="float" office:value="6.57920436357881" calcext:value-type="float">
            <text:p>6.57920436357881</text:p>
          </table:table-cell>
          <table:table-cell table:number-columns-repeated="3"/>
          <table:table-cell table:style-name="ce8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3]" office:value-type="float" office:value="2.69284065944467" calcext:value-type="float">
            <text:p>2.69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43]" office:value-type="float" office:value="1.03568465330386" calcext:value-type="float">
            <text:p>1.04</text:p>
          </table:table-cell>
          <table:table-cell table:formula="of:=[.E38]+[.D40]" office:value-type="float" office:value="15.0356846533039" calcext:value-type="float">
            <text:p>15.04</text:p>
          </table:table-cell>
          <table:table-cell/>
          <table:table-cell table:style-name="ce58" office:value-type="string" calcext:value-type="string" table:number-columns-spanned="4" table:number-rows-spanned="2">
            <text:p>cubic polynomial coefficients derived from the abov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3]" office:value-type="float" office:value="4.15343143156659" calcext:value-type="float">
            <text:p>4.15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43]" office:value-type="float" office:value="1.59252134382706" calcext:value-type="float">
            <text:p>1.59</text:p>
          </table:table-cell>
          <table:table-cell table:formula="of:=[.E38]+[.D41]" office:value-type="float" office:value="15.5925213438271" calcext:value-type="float">
            <text:p>15.59</text:p>
          </table:table-cell>
          <table:table-cell/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3]" office:value-type="float" office:value="5.46630718066439" calcext:value-type="float">
            <text:p>5.47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43]" office:value-type="float" office:value="2.08680743958337" calcext:value-type="float">
            <text:p>2.09</text:p>
          </table:table-cell>
          <table:table-cell table:formula="of:=[.E38]+[.D42]" office:value-type="float" office:value="16.0868074395834" calcext:value-type="float">
            <text:p>16.09</text:p>
          </table:table-cell>
          <table:table-cell/>
          <table:table-cell table:style-name="ce74" office:value-type="string" calcext:value-type="string">
            <text:p>a’</text:p>
          </table:table-cell>
          <table:table-cell table:formula="of:=INDEX(LINEST([.H36:.H39];[.G36:.G39]^{1;2;3};1;1);1)" office:value-type="float" office:value="-0.00000048985684824126" calcext:value-type="float">
            <text:p>-4.8985684824126E-07</text:p>
          </table:table-cell>
          <table:table-cell table:formula="of:=INDEX(LINEST([.I36:.I39];[.G36:.G39]^{1;2;3};1;1);1)" office:value-type="float" office:value="0.00000268366513567769" calcext:value-type="float">
            <text:p>2.68366513567769E-06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3]" office:value-type="float" office:value="7.18195148779941" calcext:value-type="float">
            <text:p>7.18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43]" office:value-type="float" office:value="2.72347367405405" calcext:value-type="float">
            <text:p>2.72</text:p>
          </table:table-cell>
          <table:table-cell table:formula="of:=[.E38]+[.D43]" office:value-type="float" office:value="16.723473674054" calcext:value-type="float">
            <text:p>16.72</text:p>
          </table:table-cell>
          <table:table-cell/>
          <table:table-cell table:style-name="ce74" office:value-type="string" calcext:value-type="string">
            <text:p>b’</text:p>
          </table:table-cell>
          <table:table-cell table:formula="of:=INDEX(LINEST([.H36:.H39];[.G36:.G39]^{1;2;3};1;1);1;2)" office:value-type="float" office:value="0.00023294731379564" calcext:value-type="float">
            <text:p>0.000232947313796</text:p>
          </table:table-cell>
          <table:table-cell table:formula="of:=INDEX(LINEST([.I36:.I39];[.G36:.G39]^{1;2;3};1;1);1;2)" office:value-type="float" office:value="-0.00129792000721851" calcext:value-type="float">
            <text:p>-0.001297920007219</text:p>
          </table:table-cell>
          <table:table-cell table:number-columns-repeated="4"/>
        </table:table-row>
        <table:table-row table:style-name="ro1">
          <table:table-cell table:style-name="ce31"/>
          <table:table-cell table:style-name="ce51" table:number-columns-repeated="4"/>
          <table:table-cell/>
          <table:table-cell table:style-name="ce74" office:value-type="string" calcext:value-type="string">
            <text:p>c’</text:p>
          </table:table-cell>
          <table:table-cell table:formula="of:=INDEX(LINEST([.H36:.H39];[.G36:.G39]^{1;2;3};1;1);1;3)" office:value-type="float" office:value="-0.0331185800815344" calcext:value-type="float">
            <text:p>-0.033118580081535</text:p>
          </table:table-cell>
          <table:table-cell table:formula="of:=INDEX(LINEST([.I36:.I39];[.G36:.G39]^{1;2;3};1;1);1;3)" office:value-type="float" office:value="0.185499753805561" calcext:value-type="float">
            <text:p>0.18549975380556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RF and temperature at 46%RH for an increase in atmospheric CO2 concentration from 275 ppmv to:</text:p>
          </table:table-cell>
          <table:covered-table-cell table:number-columns-repeated="4"/>
          <table:table-cell/>
          <table:table-cell table:style-name="ce74" office:value-type="string" calcext:value-type="string">
            <text:p>d’</text:p>
          </table:table-cell>
          <table:table-cell table:formula="of:=INDEX(LINEST([.H36:.H39];[.G36:.G39]^{1;2;3};1;1);1;4)" office:value-type="float" office:value="2.78907922039324" calcext:value-type="float">
            <text:p>2.78907922039324</text:p>
          </table:table-cell>
          <table:table-cell table:formula="of:=INDEX(LINEST([.I36:.I39];[.G36:.G39]^{1;2;3};1;1);1;4)" office:value-type="float" office:value="-1.67523608046984" calcext:value-type="float">
            <text:p>-1.67523608046984</text:p>
          </table:table-cell>
          <table:table-cell table:number-columns-repeated="4"/>
        </table:table-row>
        <table:table-row table:style-name="ro1">
          <table:covered-table-cell table:number-columns-repeated="5"/>
          <table:table-cell/>
          <table:table-cell table:style-name="ce74"/>
          <table:table-cell table:number-columns-repeated="6"/>
        </table:table-row>
        <table:table-row table:style-name="ro1">
          <table:table-cell table:style-name="ce16" office:value-type="string" calcext:value-type="string">
            <text:p>RH:</text:p>
          </table:table-cell>
          <table:table-cell table:style-name="ce56" office:value-type="percentage" office:value="0.46" calcext:value-type="percentage">
            <text:p>46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F28]" office:value-type="float" office:value="0.232182580518294" calcext:value-type="float">
            <text:p>0.2322</text:p>
          </table:table-cell>
          <table:table-cell/>
          <table:table-cell table:style-name="ce5" office:value-type="string" calcext:value-type="string" table:number-columns-spanned="4" table:number-rows-spanned="2">
            <text:p>Step 1: calculate values for a &amp; b from given value of RH, using the cubic polynomial: 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/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number-columns-repeated="3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2]" office:value-type="float" office:value="1.60569100226331" calcext:value-type="float">
            <text:p>1.61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42]" office:value-type="float" office:value="0.621571812361879" calcext:value-type="float">
            <text:p>0.62</text:p>
          </table:table-cell>
          <table:table-cell table:formula="of:=[.E$49]+[.D50]" office:value-type="float" office:value="14.6215718123619" calcext:value-type="float">
            <text:p>14.62</text:p>
          </table:table-cell>
          <table:table-cell/>
          <table:table-cell table:style-name="ce29" office:value-type="string" calcext:value-type="string">
            <text:p>Enter RH:</text:p>
          </table:table-cell>
          <table:table-cell table:style-name="ce111" office:value-type="float" office:value="80" calcext:value-type="float">
            <text:p>80</text:p>
          </table:table-cell>
          <table:table-cell table:formula="of:=([.H42] * POWER([.H50];3)) + ([.H43] * POWER([.H50];2)) + ([.H44] * [.H50]) + [.H45]" office:value-type="float" office:value="1.37964891586306" calcext:value-type="float">
            <text:p>1.37964891586306</text:p>
          </table:table-cell>
          <table:table-cell table:formula="of:=([.I42] * POWER([.H50];3)) + ([.I43] * POWER([.H50];2)) + ([.I44] * [.H50]) + [.I45]" office:value-type="float" office:value="6.23209272724352" calcext:value-type="float">
            <text:p>6.232092727243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2]" office:value-type="float" office:value="3.00211307478438" calcext:value-type="float">
            <text:p>3.00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42]" office:value-type="float" office:value="1.1525308950047" calcext:value-type="float">
            <text:p>1.15</text:p>
          </table:table-cell>
          <table:table-cell table:formula="of:=[.E49]+[.D51]" office:value-type="float" office:value="15.1525308950047" calcext:value-type="float">
            <text:p>15.15</text:p>
          </table:table-cell>
          <table:table-cell/>
          <table:table-cell table:style-name="ce29"/>
          <table:table-cell table:style-name="ce111"/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2]" office:value-type="float" office:value="4.65974527601242" calcext:value-type="float">
            <text:p>4.66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42]" office:value-type="float" office:value="1.77790702843174" calcext:value-type="float">
            <text:p>1.78</text:p>
          </table:table-cell>
          <table:table-cell table:formula="of:=[.E49]+[.D52]" office:value-type="float" office:value="15.7779070284317" calcext:value-type="float">
            <text:p>15.78</text:p>
          </table:table-cell>
          <table:table-cell/>
          <table:table-cell table:style-name="ce5" office:value-type="string" calcext:value-type="string" table:number-columns-spanned="4" table:number-rows-spanned="2">
            <text:p>Step 2: calculate value of temperature from given value of CO2 (ppmv) using: <text:s/>a * log(ppm) + b</text:p>
          </table:table-cell>
          <table:covered-table-cell table:style-name="ce111"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2]" office:value-type="float" office:value="6.14286512795073" calcext:value-type="float">
            <text:p>6.14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42]" office:value-type="float" office:value="2.33090055888164" calcext:value-type="float">
            <text:p>2.33</text:p>
          </table:table-cell>
          <table:table-cell table:formula="of:=[.E49]+[.D53]" office:value-type="float" office:value="16.3309005588816" calcext:value-type="float">
            <text:p>16.33</text:p>
          </table:table-cell>
          <table:table-cell/>
          <table:covered-table-cell table:style-name="ce29"/>
          <table:covered-table-cell table:style-name="ce111"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2]" office:value-type="float" office:value="8.08015949999418" calcext:value-type="float">
            <text:p>8.08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42]" office:value-type="float" office:value="3.04240912173259" calcext:value-type="float">
            <text:p>3.04</text:p>
          </table:table-cell>
          <table:table-cell table:formula="of:=[.E49]+[.D54]" office:value-type="float" office:value="17.0424091217326" calcext:value-type="float">
            <text:p>17.04</text:p>
          </table:table-cell>
          <table:table-cell/>
          <table:table-cell table:style-name="ce29"/>
          <table:table-cell table:style-name="ce111"/>
          <table:table-cell table:number-columns-repeated="5"/>
        </table:table-row>
        <table:table-row table:style-name="ro1">
          <table:table-cell table:style-name="ce31"/>
          <table:table-cell table:style-name="ce51" table:number-columns-repeated="4"/>
          <table:table-cell/>
          <table:table-cell table:style-name="ce29" office:value-type="string" calcext:value-type="string">
            <text:p>Enter ppm:</text:p>
          </table:table-cell>
          <table:table-cell table:style-name="ce111" office:value-type="float" office:value="275" calcext:value-type="float">
            <text:p>275</text:p>
          </table:table-cell>
          <table:table-cell table:style-name="ce29" office:value-type="string" calcext:value-type="string">
            <text:p>Temp.:</text:p>
          </table:table-cell>
          <table:table-cell table:style-name="ce64" table:formula="of:=([.I50] * LN([.H55])) + [.J50]" office:value-type="float" office:value="13.9812648827902" calcext:value-type="float">
            <text:p>14.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40%RH for an increase in atmospheric CO2 concentration from 275 ppmv to: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covered-table-cell table:number-columns-repeated="5"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.4" calcext:value-type="percentage">
            <text:p>4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E28]" office:value-type="float" office:value="0.234358147097925" calcext:value-type="float">
            <text:p>0.2344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8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/>
          <table:table-cell table:style-name="ce58" office:value-type="string" calcext:value-type="string" table:number-columns-spanned="4" table:number-rows-spanned="2">
            <text:p>Interpolation to find Δ RF (tot) 400 – 800 ppmv for values of RH between 20 &amp; 100%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1]" office:value-type="float" office:value="1.73825675548619" calcext:value-type="float">
            <text:p>1.74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41]" office:value-type="float" office:value="0.666565813685907" calcext:value-type="float">
            <text:p>0.67</text:p>
          </table:table-cell>
          <table:table-cell table:formula="of:=[.E$60]+[.D61]" office:value-type="float" office:value="14.6665658136859" calcext:value-type="float">
            <text:p>14.67</text:p>
          </table:table-cell>
          <table:table-cell/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1]" office:value-type="float" office:value="3.19507191558799" calcext:value-type="float">
            <text:p>3.20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41]" office:value-type="float" office:value="1.2231301319236" calcext:value-type="float">
            <text:p>1.22</text:p>
          </table:table-cell>
          <table:table-cell table:formula="of:=[.E$60]+[.D62]" office:value-type="float" office:value="15.2231301319236" calcext:value-type="float">
            <text:p>15.22</text:p>
          </table:table-cell>
          <table:table-cell/>
          <table:table-cell table:style-name="ce74" office:value-type="string" calcext:value-type="string">
            <text:p>RH</text:p>
          </table:table-cell>
          <table:table-cell table:style-name="ce81" office:value-type="string" calcext:value-type="string" table:number-columns-spanned="2" table:number-rows-spanned="1">
            <text:p>Δ RF 400 – 80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1]" office:value-type="float" office:value="4.92786758926991" calcext:value-type="float">
            <text:p>4.93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41]" office:value-type="float" office:value="1.87912843971145" calcext:value-type="float">
            <text:p>1.88</text:p>
          </table:table-cell>
          <table:table-cell table:formula="of:=[.E$60]+[.D63]" office:value-type="float" office:value="15.8791284397115" calcext:value-type="float">
            <text:p>15.88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83" table:formula="of:=[.B74]-[.B72]" office:value-type="float" office:value="4.37477875420549" calcext:value-type="float" table:number-columns-spanned="2" table:number-rows-spanned="1">
            <text:p>4.37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1]" office:value-type="float" office:value="6.47921894585051" calcext:value-type="float">
            <text:p>6.48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41]" office:value-type="float" office:value="2.45910874872101" calcext:value-type="float">
            <text:p>2.46</text:p>
          </table:table-cell>
          <table:table-cell table:formula="of:=[.E$60]+[.D64]" office:value-type="float" office:value="16.459108748721" calcext:value-type="float">
            <text:p>16.46</text:p>
          </table:table-cell>
          <table:table-cell/>
          <table:table-cell table:style-name="ce59" office:value-type="float" office:value="40" calcext:value-type="float">
            <text:p>40</text:p>
          </table:table-cell>
          <table:table-cell table:style-name="ce83" table:formula="of:=[.B63]-[.B61]" office:value-type="float" office:value="3.18961083378372" calcext:value-type="float" table:number-columns-spanned="2" table:number-rows-spanned="1">
            <text:p>3.19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1]" office:value-type="float" office:value="8.50061079877054" calcext:value-type="float">
            <text:p>8.50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41]" office:value-type="float" office:value="3.20378947524404" calcext:value-type="float">
            <text:p>3.20</text:p>
          </table:table-cell>
          <table:table-cell table:formula="of:=[.E$60]+[.D65]" office:value-type="float" office:value="17.203789475244" calcext:value-type="float">
            <text:p>17.20</text:p>
          </table:table-cell>
          <table:table-cell/>
          <table:table-cell table:style-name="ce59" office:value-type="float" office:value="46" calcext:value-type="float">
            <text:p>46</text:p>
          </table:table-cell>
          <table:table-cell table:style-name="ce83" table:formula="of:=[.B52]-[.B50]" office:value-type="float" office:value="3.0540542737491" calcext:value-type="float" table:number-columns-spanned="2" table:number-rows-spanned="1">
            <text:p>3.05</text:p>
          </table:table-cell>
          <table:covered-table-cell/>
          <table:table-cell table:number-columns-repeated="4"/>
        </table:table-row>
        <table:table-row table:style-name="ro1">
          <table:table-cell table:style-name="ce31"/>
          <table:table-cell table:style-name="ce51" table:number-columns-repeated="4"/>
          <table:table-cell/>
          <table:table-cell table:style-name="ce59" office:value-type="float" office:value="60" calcext:value-type="float">
            <text:p>60</text:p>
          </table:table-cell>
          <table:table-cell table:style-name="ce83" table:formula="of:=[.B41]-[.B39]" office:value-type="float" office:value="2.69014620677785" calcext:value-type="float" table:number-columns-spanned="2" table:number-rows-spanned="1">
            <text:p>2.69</text:p>
          </table:table-cell>
          <table:covered-table-cell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20%RH for an increase in atmospheric CO2 concentration from 275 ppmv to:</text:p>
          </table:table-cell>
          <table:covered-table-cell table:number-columns-repeated="4" table:style-name="Default"/>
          <table:table-cell/>
          <table:table-cell table:style-name="ce59" office:value-type="float" office:value="80" calcext:value-type="float">
            <text:p>80</text:p>
          </table:table-cell>
          <table:table-cell table:style-name="ce83" table:formula="of:=[.B30]-[.B28]" office:value-type="float" office:value="2.41322900620909" calcext:value-type="float" table:number-columns-spanned="2" table:number-rows-spanned="1">
            <text:p>2.41</text:p>
          </table:table-cell>
          <table:covered-table-cell table:style-name="ce83"/>
          <table:table-cell table:number-columns-repeated="4"/>
        </table:table-row>
        <table:table-row table:style-name="ro1">
          <table:covered-table-cell table:number-columns-repeated="5" table:style-name="Default"/>
          <table:table-cell/>
          <table:table-cell table:style-name="ce59" office:value-type="float" office:value="100" calcext:value-type="float">
            <text:p>100</text:p>
          </table:table-cell>
          <table:table-cell table:style-name="ce83" table:formula="of:=[.B19]-[.B17]" office:value-type="float" office:value="2.31767695717218" calcext:value-type="float" table:number-columns-spanned="2" table:number-rows-spanned="1">
            <text:p>2.32</text:p>
          </table:table-cell>
          <table:covered-table-cell table:style-name="ce83"/>
          <table:table-cell table:number-columns-repeated="4"/>
        </table:table-row>
        <table:table-row table:style-name="ro1">
          <table:table-cell table:style-name="ce34" office:value-type="string" calcext:value-type="string">
            <text:p>RH:</text:p>
          </table:table-cell>
          <table:table-cell table:style-name="ce52" office:value-type="percentage" office:value="0.2" calcext:value-type="percentage">
            <text:p>20%</text:p>
          </table:table-cell>
          <table:table-cell table:style-name="ce60" office:value-type="string" calcext:value-type="string" table:number-columns-spanned="2" table:number-rows-spanned="1">
            <text:p>Sensitivity ΔT / Δ RF:</text:p>
          </table:table-cell>
          <table:covered-table-cell table:style-name="ce61"/>
          <table:table-cell table:style-name="ce73" table:formula="of:=([$CO2_275ppm.A28] - [.C4]) / [$CO2_275ppm.D28]" office:value-type="float" office:value="0.246782399110212" calcext:value-type="float">
            <text:p>0.2468</text:p>
          </table:table-cell>
          <table:table-cell/>
          <table:table-cell table:style-name="ce118"/>
          <table:table-cell table:style-name="ce83" table:number-columns-repeated="2"/>
          <table:table-cell table:number-columns-repeated="4"/>
        </table:table-row>
        <table:table-row table:style-name="ro3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/>
          <table:table-cell table:style-name="ce5" office:value-type="string" calcext:value-type="string" table:number-columns-spanned="4" table:number-rows-spanned="1">
            <text:p>cubic polynomial coefficients derived from the abov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0]" office:value-type="float" office:value="2.34696268933646" calcext:value-type="float">
            <text:p>2.35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40]" office:value-type="float" office:value="0.892672231703045" calcext:value-type="float">
            <text:p>0.89</text:p>
          </table:table-cell>
          <table:table-cell table:formula="of:=[.E$60]+[.D72]" office:value-type="float" office:value="14.892672231703" calcext:value-type="float">
            <text:p>14.89</text:p>
          </table:table-cell>
          <table:table-cell/>
          <table:table-cell table:formula="of:=INDEX(LINEST([.H63:.H68];[.G63:.G68]^{1;2;3};1;1);1)" office:value-type="float" office:value="-0.00000463687983685024" calcext:value-type="float">
            <text:p>-4.63687983685024E-06</text:p>
          </table:table-cell>
          <table:table-cell table:formula="of:=INDEX(LINEST([.H63:.H68];[.G63:.G68]^{1;2;3};1;1);1;2)" office:value-type="float" office:value="0.00125412413190313" calcext:value-type="float">
            <text:p>0.001254124131903</text:p>
          </table:table-cell>
          <table:table-cell table:formula="of:=INDEX(LINEST([.H63:.H68];[.G63:.G68]^{1;2;3};1;1);1;3)" office:value-type="float" office:value="-0.118685421187589" calcext:value-type="float">
            <text:p>-0.118685421187589</text:p>
          </table:table-cell>
          <table:table-cell table:formula="of:=INDEX(LINEST([.H63:.H68];[.G63:.G68]^{1;2;3};1;1);1;4)" office:value-type="float" office:value="6.27631887332625" calcext:value-type="float">
            <text:p>6.2763188733262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0]" office:value-type="float" office:value="4.33885494390177" calcext:value-type="float">
            <text:p>4.34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40]" office:value-type="float" office:value="1.64361137745044" calcext:value-type="float">
            <text:p>1.64</text:p>
          </table:table-cell>
          <table:table-cell table:formula="of:=[.E$60]+[.D73]" office:value-type="float" office:value="15.6436113774504" calcext:value-type="float">
            <text:p>15.6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0]" office:value-type="float" office:value="6.72174144354196" calcext:value-type="float">
            <text:p>6.72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40]" office:value-type="float" office:value="2.53154785876939" calcext:value-type="float">
            <text:p>2.53</text:p>
          </table:table-cell>
          <table:table-cell table:formula="of:=[.E$60]+[.D74]" office:value-type="float" office:value="16.5315478587694" calcext:value-type="float">
            <text:p>16.53</text:p>
          </table:table-cell>
          <table:table-cell/>
          <table:table-cell table:style-name="ce4" office:value-type="string" calcext:value-type="string" table:number-columns-spanned="4" table:number-rows-spanned="1">
            <text:p>Calculato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0]" office:value-type="float" office:value="9.05509934954827" calcext:value-type="float">
            <text:p>9.06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40]" office:value-type="float" office:value="3.36550245510512" calcext:value-type="float">
            <text:p>3.37</text:p>
          </table:table-cell>
          <table:table-cell table:formula="of:=[.E$60]+[.D75]" office:value-type="float" office:value="17.3655024551051" calcext:value-type="float">
            <text:p>17.37</text:p>
          </table:table-cell>
          <table:table-cell/>
          <table:table-cell table:style-name="ce29" office:value-type="string" calcext:value-type="string">
            <text:p>Enter RH:</text:p>
          </table:table-cell>
          <table:table-cell table:style-name="ce111" office:value-type="float" office:value="46" calcext:value-type="float">
            <text:p>46</text:p>
          </table:table-cell>
          <table:table-cell table:style-name="ce88" office:value-type="string" calcext:value-type="string">
            <text:p>Δ RF:</text:p>
          </table:table-cell>
          <table:table-cell table:style-name="ce83" table:formula="of:=([.G72] * POWER([.H75];3)) + ([.H72] * POWER([.H75];2)) + ([.I72] * [.H75]) + [.J72]" office:value-type="float" office:value="3.01918082600451" calcext:value-type="float">
            <text:p>3.02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0]" office:value-type="float" office:value="11.7002826771132" calcext:value-type="float">
            <text:p>11.70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40]" office:value-type="float" office:value="4.33919066533605" calcext:value-type="float">
            <text:p>4.34</text:p>
          </table:table-cell>
          <table:table-cell table:formula="of:=[.E$60]+[.D76]" office:value-type="float" office:value="18.339190665336" calcext:value-type="float">
            <text:p>18.34</text:p>
          </table:table-cell>
          <table:table-cell table:number-columns-repeated="4"/>
          <table:table-cell table:style-name="ce83" table:formula="of:=[.B52]-[.B50]" office:value-type="float" office:value="3.0540542737491" calcext:value-type="float">
            <text:p>3.05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0%RH for an increase in atmospheric CO2 concentration from 275 ppmv to: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covered-table-cell table:number-columns-repeated="5"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B28]" office:value-type="float" office:value="0.637993131833514" calcext:value-type="float">
            <text:p>0.6380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8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39]" office:value-type="float" office:value="2.00702279977379" calcext:value-type="float">
            <text:p>2.01</text:p>
          </table:table-cell>
          <table:table-cell table:formula="of:=[$CO2_400ppm.B29]-[$CO2_275ppm.B29]" office:value-type="float" office:value="1.82812138877159" calcext:value-type="float">
            <text:p>1.83</text:p>
          </table:table-cell>
          <table:table-cell table:formula="of:=[$CO2_400ppm.D39]" office:value-type="float" office:value="2.42806228501485" calcext:value-type="float">
            <text:p>2.43</text:p>
          </table:table-cell>
          <table:table-cell table:formula="of:=[.E$83]+[.D84]" office:value-type="float" office:value="16.4280622850148" calcext:value-type="float">
            <text:p>16.43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39]" office:value-type="float" office:value="4.05851469023843" calcext:value-type="float">
            <text:p>4.06</text:p>
          </table:table-cell>
          <table:table-cell table:formula="of:=[$CO2_550ppm.B29]-[$CO2_275ppm.B29]" office:value-type="float" office:value="3.35796244213805" calcext:value-type="float">
            <text:p>3.36</text:p>
          </table:table-cell>
          <table:table-cell table:formula="of:=[$CO2_550ppm.D39]" office:value-type="float" office:value="4.69644989327486" calcext:value-type="float">
            <text:p>4.70</text:p>
          </table:table-cell>
          <table:table-cell table:formula="of:=[.E$83]+[.D85]" office:value-type="float" office:value="18.6964498932749" calcext:value-type="float">
            <text:p>18.70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1]" office:value-type="float" office:value="4.92786758926991" calcext:value-type="float">
            <text:p>4.93</text:p>
          </table:table-cell>
          <table:table-cell table:formula="of:=[$CO2_800ppm.B29]-[$CO2_275ppm.B29]" office:value-type="float" office:value="5.14602008730532" calcext:value-type="float">
            <text:p>5.15</text:p>
          </table:table-cell>
          <table:table-cell table:formula="of:=[$CO2_800ppm.D39]" office:value-type="float" office:value="7.74158607100304" calcext:value-type="float">
            <text:p>7.74</text:p>
          </table:table-cell>
          <table:table-cell table:formula="of:=[.E$83]+[.D86]" office:value-type="float" office:value="21.741586071003" calcext:value-type="float">
            <text:p>21.74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3]" office:value-type="float" office:value="5.46630718066439" calcext:value-type="float">
            <text:p>5.47</text:p>
          </table:table-cell>
          <table:table-cell table:formula="of:=[$CO2_1100ppm.B29]-[$CO2_275ppm.B29]" office:value-type="float" office:value="6.69374112133452" calcext:value-type="float">
            <text:p>6.69</text:p>
          </table:table-cell>
          <table:table-cell table:formula="of:=[$CO2_1100ppm.D39]" office:value-type="float" office:value="10.8993339826487" calcext:value-type="float">
            <text:p>10.90</text:p>
          </table:table-cell>
          <table:table-cell table:formula="of:=[.E$83]+[.D87]" office:value-type="float" office:value="24.8993339826487" calcext:value-type="float">
            <text:p>24.90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4]" office:value-type="float" office:value="6.45233324302501" calcext:value-type="float">
            <text:p>6.45</text:p>
          </table:table-cell>
          <table:table-cell table:formula="of:=[$CO2_1600ppm.B29]-[$CO2_275ppm.B29]" office:value-type="float" office:value="8.61153026617486" calcext:value-type="float">
            <text:p>8.61</text:p>
          </table:table-cell>
          <table:table-cell table:formula="of:=[$CO2_1600ppm.D39]" office:value-type="float" office:value="15.9339081384065" calcext:value-type="float">
            <text:p>15.93</text:p>
          </table:table-cell>
          <table:table-cell table:formula="of:=[.E$83]+[.D88]" office:value-type="float" office:value="29.9339081384065" calcext:value-type="float">
            <text:p>29.93</text:p>
          </table:table-cell>
          <table:table-cell table:number-columns-repeated="8"/>
        </table:table-row>
      </table:table>
      <table:table table:name="CO2_0ppm" table:style-name="ta1">
        <table:table-column table:style-name="co1" table:number-columns-repeated="2" table:default-cell-style-name="ce83"/>
        <table:table-column table:style-name="co1" table:number-columns-repeated="10" table:default-cell-style-name="Default"/>
        <table:table-row table:style-name="ro1">
          <table:table-cell table:style-name="ce58" office:value-type="string" calcext:value-type="string" table:number-columns-spanned="9" table:number-rows-spanned="1">
            <text:p>Transmittance (W/m^2)</text:p>
          </table:table-cell>
          <table:covered-table-cell table:number-columns-repeated="7" table:style-name="ce58"/>
          <table:covered-table-cell table:style-name="ce148"/>
          <table:table-cell table:number-columns-repeated="3"/>
        </table:table-row>
        <table:table-row table:style-name="ro3">
          <table:table-cell table:style-name="ce130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75" office:value-type="string" calcext:value-type="string">
            <text:p>Planck summation</text:p>
          </table:table-cell>
          <table:table-cell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style-name="ce159" office:value-type="float" office:value="332.078748500092" calcext:value-type="float">
            <text:p>332.08</text:p>
          </table:table-cell>
          <table:table-cell table:style-name="ce159" office:value-type="float" office:value="195.832512689119" calcext:value-type="float">
            <text:p>195.83</text:p>
          </table:table-cell>
          <table:table-cell table:style-name="ce159" office:value-type="float" office:value="177.150037167877" calcext:value-type="float">
            <text:p>177.15</text:p>
          </table:table-cell>
          <table:table-cell table:style-name="ce159" office:value-type="float" office:value="158.327541328305" calcext:value-type="float">
            <text:p>158.33</text:p>
          </table:table-cell>
          <table:table-cell table:style-name="ce159" office:value-type="float" office:value="154.614136161615" calcext:value-type="float">
            <text:p>154.61</text:p>
          </table:table-cell>
          <table:table-cell table:style-name="ce159" office:value-type="float" office:value="147.563051209666" calcext:value-type="float">
            <text:p>147.56</text:p>
          </table:table-cell>
          <table:table-cell table:style-name="ce159" office:value-type="float" office:value="140.109214255783" calcext:value-type="float">
            <text:p>140.11</text:p>
          </table:table-cell>
          <table:table-cell table:style-name="ce164" office:value-type="float" office:value="134.445530427637" calcext:value-type="float">
            <text:p>134.45</text:p>
          </table:table-cell>
          <table:table-cell table:style-name="ce83" table:formula="of:=0.0000000567037441900004*POWER([.A3];4)" office:value-type="float" office:value="364.483607161424" calcext:value-type="float">
            <text:p>364.48</text:p>
          </table:table-cell>
          <table:table-cell table:style-name="ce83" office:value-type="float" office:value="362.34484692245" calcext:value-type="float">
            <text:p>362.34</text:p>
          </table:table-cell>
          <table:table-cell table:style-name="ce114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style-name="ce159" office:value-type="float" office:value="350.921011654477" calcext:value-type="float">
            <text:p>350.92</text:p>
          </table:table-cell>
          <table:table-cell table:style-name="ce159" office:value-type="float" office:value="198.315581750557" calcext:value-type="float">
            <text:p>198.32</text:p>
          </table:table-cell>
          <table:table-cell table:style-name="ce159" office:value-type="float" office:value="178.403503042769" calcext:value-type="float">
            <text:p>178.40</text:p>
          </table:table-cell>
          <table:table-cell table:style-name="ce159" office:value-type="float" office:value="158.741124023551" calcext:value-type="float">
            <text:p>158.74</text:p>
          </table:table-cell>
          <table:table-cell table:style-name="ce159" office:value-type="float" office:value="154.864667679116" calcext:value-type="float">
            <text:p>154.86</text:p>
          </table:table-cell>
          <table:table-cell table:style-name="ce159" office:value-type="float" office:value="147.608381461636" calcext:value-type="float">
            <text:p>147.61</text:p>
          </table:table-cell>
          <table:table-cell table:style-name="ce159" office:value-type="float" office:value="139.915306691046" calcext:value-type="float">
            <text:p>139.92</text:p>
          </table:table-cell>
          <table:table-cell table:style-name="ce164" office:value-type="float" office:value="134.06358171114" calcext:value-type="float">
            <text:p>134.06</text:p>
          </table:table-cell>
          <table:table-cell table:style-name="ce83" table:formula="of:=0.0000000567037441900004*POWER([.A4];4)" office:value-type="float" office:value="385.520093917783" calcext:value-type="float">
            <text:p>385.52</text:p>
          </table:table-cell>
          <table:table-cell table:style-name="ce87" office:value-type="float" office:value="383.339838515444" calcext:value-type="float">
            <text:p>383.34</text:p>
          </table:table-cell>
          <table:table-cell table:style-name="ce114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style-name="ce159" office:value-type="float" office:value="355.752669482337" calcext:value-type="float">
            <text:p>355.75</text:p>
          </table:table-cell>
          <table:table-cell table:style-name="ce159" office:value-type="float" office:value="198.858553481514" calcext:value-type="float">
            <text:p>198.86</text:p>
          </table:table-cell>
          <table:table-cell table:style-name="ce159" office:value-type="float" office:value="178.663838387645" calcext:value-type="float">
            <text:p>178.66</text:p>
          </table:table-cell>
          <table:table-cell table:style-name="ce159" office:value-type="float" office:value="158.80621167249" calcext:value-type="float">
            <text:p>158.81</text:p>
          </table:table-cell>
          <table:table-cell table:style-name="ce159" office:value-type="float" office:value="154.897479021596" calcext:value-type="float">
            <text:p>154.90</text:p>
          </table:table-cell>
          <table:table-cell table:style-name="ce159" office:value-type="float" office:value="147.582274621207" calcext:value-type="float">
            <text:p>147.58</text:p>
          </table:table-cell>
          <table:table-cell table:style-name="ce159" office:value-type="float" office:value="139.825168136321" calcext:value-type="float">
            <text:p>139.83</text:p>
          </table:table-cell>
          <table:table-cell table:style-name="ce164" office:value-type="float" office:value="133.920392341157" calcext:value-type="float">
            <text:p>133.92</text:p>
          </table:table-cell>
          <table:table-cell table:style-name="ce83" table:formula="of:=0.0000000567037441900004*POWER([.A5];4)" office:value-type="float" office:value="390.918507769009" calcext:value-type="float">
            <text:p>390.92</text:p>
          </table:table-cell>
          <table:table-cell table:style-name="ce87" office:value-type="float" office:value="388.727817510757" calcext:value-type="float">
            <text:p>388.73</text:p>
          </table:table-cell>
          <table:table-cell table:style-name="ce114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style-name="ce159" office:value-type="float" office:value="360.632227054472" calcext:value-type="float">
            <text:p>360.63</text:p>
          </table:table-cell>
          <table:table-cell table:style-name="ce159" office:value-type="float" office:value="199.371814301142" calcext:value-type="float">
            <text:p>199.37</text:p>
          </table:table-cell>
          <table:table-cell table:style-name="ce159" office:value-type="float" office:value="178.903033905726" calcext:value-type="float">
            <text:p>178.90</text:p>
          </table:table-cell>
          <table:table-cell table:style-name="ce159" office:value-type="float" office:value="158.854669178178" calcext:value-type="float">
            <text:p>158.85</text:p>
          </table:table-cell>
          <table:table-cell table:style-name="ce159" office:value-type="float" office:value="154.926784476736" calcext:value-type="float">
            <text:p>154.93</text:p>
          </table:table-cell>
          <table:table-cell table:style-name="ce159" office:value-type="float" office:value="147.538503819576" calcext:value-type="float">
            <text:p>147.54</text:p>
          </table:table-cell>
          <table:table-cell table:style-name="ce159" office:value-type="float" office:value="139.714655799508" calcext:value-type="float">
            <text:p>139.71</text:p>
          </table:table-cell>
          <table:table-cell table:style-name="ce164" office:value-type="float" office:value="133.753911513764" calcext:value-type="float">
            <text:p>133.75</text:p>
          </table:table-cell>
          <table:table-cell table:style-name="ce83" table:formula="of:=0.0000000567037441900004*POWER([.A6];4)" office:value-type="float" office:value="396.373419363692" calcext:value-type="float">
            <text:p>396.37</text:p>
          </table:table-cell>
          <table:table-cell table:style-name="ce87" office:value-type="float" office:value="394.172268935681" calcext:value-type="float">
            <text:p>394.17</text:p>
          </table:table-cell>
          <table:table-cell table:style-name="ce114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style-name="ce159" office:value-type="float" office:value="365.564537635879" calcext:value-type="float">
            <text:p>365.56</text:p>
          </table:table-cell>
          <table:table-cell table:style-name="ce159" office:value-type="float" office:value="199.863686906654" calcext:value-type="float">
            <text:p>199.86</text:p>
          </table:table-cell>
          <table:table-cell table:style-name="ce159" office:value-type="float" office:value="179.129160343101" calcext:value-type="float">
            <text:p>179.13</text:p>
          </table:table-cell>
          <table:table-cell table:style-name="ce159" office:value-type="float" office:value="158.89322033907" calcext:value-type="float">
            <text:p>158.89</text:p>
          </table:table-cell>
          <table:table-cell table:style-name="ce159" office:value-type="float" office:value="154.944407539179" calcext:value-type="float">
            <text:p>154.94</text:p>
          </table:table-cell>
          <table:table-cell table:style-name="ce159" office:value-type="float" office:value="147.482713946511" calcext:value-type="float">
            <text:p>147.48</text:p>
          </table:table-cell>
          <table:table-cell table:style-name="ce159" office:value-type="float" office:value="139.588997057549" calcext:value-type="float">
            <text:p>139.59</text:p>
          </table:table-cell>
          <table:table-cell table:style-name="ce164" office:value-type="float" office:value="133.568000252505" calcext:value-type="float">
            <text:p>133.57</text:p>
          </table:table-cell>
          <table:table-cell table:style-name="ce83" table:formula="of:=0.0000000567037441900004*POWER([.A7];4)" office:value-type="float" office:value="401.88522152269" calcext:value-type="float">
            <text:p>401.89</text:p>
          </table:table-cell>
          <table:table-cell table:style-name="ce87" office:value-type="float" office:value="399.673585135707" calcext:value-type="float">
            <text:p>399.67</text:p>
          </table:table-cell>
          <table:table-cell table:style-name="ce114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style-name="ce159" office:value-type="float" office:value="370.541624113201" calcext:value-type="float">
            <text:p>370.54</text:p>
          </table:table-cell>
          <table:table-cell table:style-name="ce159" office:value-type="float" office:value="200.323638608253" calcext:value-type="float">
            <text:p>200.32</text:p>
          </table:table-cell>
          <table:table-cell table:style-name="ce159" office:value-type="float" office:value="179.331768344237" calcext:value-type="float">
            <text:p>179.33</text:p>
          </table:table-cell>
          <table:table-cell table:style-name="ce159" office:value-type="float" office:value="158.911557005312" calcext:value-type="float">
            <text:p>158.91</text:p>
          </table:table-cell>
          <table:table-cell table:style-name="ce159" office:value-type="float" office:value="154.706032155004" calcext:value-type="float">
            <text:p>154.71</text:p>
          </table:table-cell>
          <table:table-cell table:style-name="ce159" office:value-type="float" office:value="147.404761323701" calcext:value-type="float">
            <text:p>147.40</text:p>
          </table:table-cell>
          <table:table-cell table:style-name="ce159" office:value-type="float" office:value="139.438071356105" calcext:value-type="float">
            <text:p>139.44</text:p>
          </table:table-cell>
          <table:table-cell table:style-name="ce164" office:value-type="float" office:value="133.352872575501" calcext:value-type="float">
            <text:p>133.35</text:p>
          </table:table-cell>
          <table:table-cell table:style-name="ce83" table:formula="of:=0.0000000567037441900004*POWER([.A8];4)" office:value-type="float" office:value="407.454308427751" calcext:value-type="float">
            <text:p>407.45</text:p>
          </table:table-cell>
          <table:table-cell table:style-name="ce87" office:value-type="float" office:value="405.232159797989" calcext:value-type="float">
            <text:p>405.23</text:p>
          </table:table-cell>
          <table:table-cell table:style-name="ce114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style-name="ce159" office:value-type="float" office:value="375.568183145216" calcext:value-type="float">
            <text:p>375.57</text:p>
          </table:table-cell>
          <table:table-cell table:style-name="ce159" office:value-type="float" office:value="200.764392133836" calcext:value-type="float">
            <text:p>200.76</text:p>
          </table:table-cell>
          <table:table-cell table:style-name="ce159" office:value-type="float" office:value="179.522293526233" calcext:value-type="float">
            <text:p>179.52</text:p>
          </table:table-cell>
          <table:table-cell table:style-name="ce159" office:value-type="float" office:value="158.919795612341" calcext:value-type="float">
            <text:p>158.92</text:p>
          </table:table-cell>
          <table:table-cell table:style-name="ce159" office:value-type="float" office:value="154.694666122328" calcext:value-type="float">
            <text:p>154.69</text:p>
          </table:table-cell>
          <table:table-cell table:style-name="ce159" office:value-type="float" office:value="147.314009335707" calcext:value-type="float">
            <text:p>147.31</text:p>
          </table:table-cell>
          <table:table-cell table:style-name="ce159" office:value-type="float" office:value="139.270154639435" calcext:value-type="float">
            <text:p>139.27</text:p>
          </table:table-cell>
          <table:table-cell table:style-name="ce164" office:value-type="float" office:value="133.117161989198" calcext:value-type="float">
            <text:p>133.12</text:p>
          </table:table-cell>
          <table:table-cell table:style-name="ce83" table:formula="of:=0.0000000567037441900004*POWER([.A9];4)" office:value-type="float" office:value="413.081075621513" calcext:value-type="float">
            <text:p>413.08</text:p>
          </table:table-cell>
          <table:table-cell table:style-name="ce87" office:value-type="float" office:value="410.848387950499" calcext:value-type="float">
            <text:p>410.85</text:p>
          </table:table-cell>
          <table:table-cell table:style-name="ce114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style-name="ce159" office:value-type="float" office:value="380.644777741803" calcext:value-type="float">
            <text:p>380.64</text:p>
          </table:table-cell>
          <table:table-cell table:style-name="ce159" office:value-type="float" office:value="201.185266727621" calcext:value-type="float">
            <text:p>201.19</text:p>
          </table:table-cell>
          <table:table-cell table:style-name="ce159" office:value-type="float" office:value="179.698856210864" calcext:value-type="float">
            <text:p>179.70</text:p>
          </table:table-cell>
          <table:table-cell table:style-name="ce159" office:value-type="float" office:value="158.918077174813" calcext:value-type="float">
            <text:p>158.92</text:p>
          </table:table-cell>
          <table:table-cell table:style-name="ce159" office:value-type="float" office:value="154.672908462311" calcext:value-type="float">
            <text:p>154.67</text:p>
          </table:table-cell>
          <table:table-cell table:style-name="ce159" office:value-type="float" office:value="147.209916241293" calcext:value-type="float">
            <text:p>147.21</text:p>
          </table:table-cell>
          <table:table-cell table:style-name="ce159" office:value-type="float" office:value="139.084540161273" calcext:value-type="float">
            <text:p>139.08</text:p>
          </table:table-cell>
          <table:table-cell table:style-name="ce164" office:value-type="float" office:value="132.858502789044" calcext:value-type="float">
            <text:p>132.86</text:p>
          </table:table-cell>
          <table:table-cell table:style-name="ce83" table:formula="of:=0.0000000567037441900004*POWER([.A10];4)" office:value-type="float" office:value="418.765920007503" calcext:value-type="float">
            <text:p>418.77</text:p>
          </table:table-cell>
          <table:table-cell table:style-name="ce87" office:value-type="float" office:value="416.522665961189" calcext:value-type="float">
            <text:p>416.52</text:p>
          </table:table-cell>
          <table:table-cell table:style-name="ce114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style-name="ce159" office:value-type="float" office:value="406.779607691847" calcext:value-type="float">
            <text:p>406.78</text:p>
          </table:table-cell>
          <table:table-cell table:style-name="ce159" office:value-type="float" office:value="203.021958479685" calcext:value-type="float">
            <text:p>203.02</text:p>
          </table:table-cell>
          <table:table-cell table:style-name="ce159" office:value-type="float" office:value="180.399984231864" calcext:value-type="float">
            <text:p>180.40</text:p>
          </table:table-cell>
          <table:table-cell table:style-name="ce159" office:value-type="float" office:value="158.698406742482" calcext:value-type="float">
            <text:p>158.70</text:p>
          </table:table-cell>
          <table:table-cell table:style-name="ce159" office:value-type="float" office:value="154.677349410933" calcext:value-type="float">
            <text:p>154.68</text:p>
          </table:table-cell>
          <table:table-cell table:style-name="ce159" office:value-type="float" office:value="146.404448237598" calcext:value-type="float">
            <text:p>146.40</text:p>
          </table:table-cell>
          <table:table-cell table:style-name="ce159" office:value-type="float" office:value="137.787172521765" calcext:value-type="float">
            <text:p>137.79</text:p>
          </table:table-cell>
          <table:table-cell table:style-name="ce164" office:value-type="float" office:value="131.117211035311" calcext:value-type="float">
            <text:p>131.12</text:p>
          </table:table-cell>
          <table:table-cell table:style-name="ce83" table:formula="of:=0.0000000567037441900004*POWER([.A11];4)" office:value-type="float" office:value="448.075286706652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  <table:table-cell table:style-name="ce114"/>
        </table:table-row>
        <table:table-row table:style-name="ro1">
          <table:table-cell table:style-name="ce156"/>
          <table:table-cell table:style-name="ce160"/>
          <table:table-cell table:style-name="ce130" table:number-columns-repeated="6"/>
          <table:table-cell table:style-name="ce148"/>
          <table:table-cell table:number-columns-repeated="3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number-columns-repeated="3"/>
        </table:table-row>
        <table:table-row table:style-name="ro3">
          <table:table-cell table:style-name="ce130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style-name="ce161" table:formula="of:=([.$J3] - [.B3])" office:value-type="float" office:value="32.4048586613318" calcext:value-type="float">
            <text:p>32.40</text:p>
          </table:table-cell>
          <table:table-cell table:style-name="ce161" table:formula="of:=([.$J3] - [.C3])" office:value-type="float" office:value="168.651094472305" calcext:value-type="float">
            <text:p>168.65</text:p>
          </table:table-cell>
          <table:table-cell table:style-name="ce161" table:formula="of:=([.$J3] - [.D3])" office:value-type="float" office:value="187.333569993547" calcext:value-type="float">
            <text:p>187.33</text:p>
          </table:table-cell>
          <table:table-cell table:style-name="ce161" table:formula="of:=([.$J3] - [.E3])" office:value-type="float" office:value="206.156065833119" calcext:value-type="float">
            <text:p>206.16</text:p>
          </table:table-cell>
          <table:table-cell table:style-name="ce161" table:formula="of:=([.$J3] - [.F3])" office:value-type="float" office:value="209.869470999809" calcext:value-type="float">
            <text:p>209.87</text:p>
          </table:table-cell>
          <table:table-cell table:style-name="ce161" table:formula="of:=([.$J3] - [.G3])" office:value-type="float" office:value="216.920555951758" calcext:value-type="float">
            <text:p>216.92</text:p>
          </table:table-cell>
          <table:table-cell table:style-name="ce161" table:formula="of:=([.$J3] - [.H3])" office:value-type="float" office:value="224.374392905641" calcext:value-type="float">
            <text:p>224.37</text:p>
          </table:table-cell>
          <table:table-cell table:style-name="ce161" table:formula="of:=([.$J3] - [.I3])" office:value-type="float" office:value="230.038076733787" calcext:value-type="float">
            <text:p>230.04</text:p>
          </table:table-cell>
          <table:table-cell table:number-columns-repeated="3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style-name="ce161" table:formula="of:=([.$J4] - [.B4])" office:value-type="float" office:value="34.5990822633059" calcext:value-type="float">
            <text:p>34.60</text:p>
          </table:table-cell>
          <table:table-cell table:style-name="ce161" table:formula="of:=([.$J4] - [.C4])" office:value-type="float" office:value="187.204512167226" calcext:value-type="float">
            <text:p>187.20</text:p>
          </table:table-cell>
          <table:table-cell table:style-name="ce161" table:formula="of:=([.$J4] - [.D4])" office:value-type="float" office:value="207.116590875014" calcext:value-type="float">
            <text:p>207.12</text:p>
          </table:table-cell>
          <table:table-cell table:style-name="ce161" table:formula="of:=([.$J4] - [.E4])" office:value-type="float" office:value="226.778969894232" calcext:value-type="float">
            <text:p>226.78</text:p>
          </table:table-cell>
          <table:table-cell table:style-name="ce161" table:formula="of:=([.$J4] - [.F4])" office:value-type="float" office:value="230.655426238667" calcext:value-type="float">
            <text:p>230.66</text:p>
          </table:table-cell>
          <table:table-cell table:style-name="ce161" table:formula="of:=([.$J4] - [.G4])" office:value-type="float" office:value="237.911712456147" calcext:value-type="float">
            <text:p>237.91</text:p>
          </table:table-cell>
          <table:table-cell table:style-name="ce161" table:formula="of:=([.$J4] - [.H4])" office:value-type="float" office:value="245.604787226737" calcext:value-type="float">
            <text:p>245.60</text:p>
          </table:table-cell>
          <table:table-cell table:style-name="ce161" table:formula="of:=([.$J4] - [.I4])" office:value-type="float" office:value="251.456512206643" calcext:value-type="float">
            <text:p>251.46</text:p>
          </table:table-cell>
          <table:table-cell table:number-columns-repeated="3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style-name="ce161" table:formula="of:=([.$J5] - [.B5])" office:value-type="float" office:value="35.1658382866723" calcext:value-type="float">
            <text:p>35.17</text:p>
          </table:table-cell>
          <table:table-cell table:style-name="ce161" table:formula="of:=([.$J5] - [.C5])" office:value-type="float" office:value="192.059954287495" calcext:value-type="float">
            <text:p>192.06</text:p>
          </table:table-cell>
          <table:table-cell table:style-name="ce161" table:formula="of:=([.$J5] - [.D5])" office:value-type="float" office:value="212.254669381364" calcext:value-type="float">
            <text:p>212.25</text:p>
          </table:table-cell>
          <table:table-cell table:style-name="ce161" table:formula="of:=([.$J5] - [.E5])" office:value-type="float" office:value="232.112296096519" calcext:value-type="float">
            <text:p>232.11</text:p>
          </table:table-cell>
          <table:table-cell table:style-name="ce161" table:formula="of:=([.$J5] - [.F5])" office:value-type="float" office:value="236.021028747413" calcext:value-type="float">
            <text:p>236.02</text:p>
          </table:table-cell>
          <table:table-cell table:style-name="ce161" table:formula="of:=([.$J5] - [.G5])" office:value-type="float" office:value="243.336233147802" calcext:value-type="float">
            <text:p>243.34</text:p>
          </table:table-cell>
          <table:table-cell table:style-name="ce161" table:formula="of:=([.$J5] - [.H5])" office:value-type="float" office:value="251.093339632688" calcext:value-type="float">
            <text:p>251.09</text:p>
          </table:table-cell>
          <table:table-cell table:style-name="ce161" table:formula="of:=([.$J5] - [.I5])" office:value-type="float" office:value="256.998115427852" calcext:value-type="float">
            <text:p>257.00</text:p>
          </table:table-cell>
          <table:table-cell table:number-columns-repeated="3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style-name="ce161" table:formula="of:=([.$J6] - [.B6])" office:value-type="float" office:value="35.7411923092202" calcext:value-type="float">
            <text:p>35.74</text:p>
          </table:table-cell>
          <table:table-cell table:style-name="ce161" table:formula="of:=([.$J6] - [.C6])" office:value-type="float" office:value="197.00160506255" calcext:value-type="float">
            <text:p>197.00</text:p>
          </table:table-cell>
          <table:table-cell table:style-name="ce161" table:formula="of:=([.$J6] - [.D6])" office:value-type="float" office:value="217.470385457966" calcext:value-type="float">
            <text:p>217.47</text:p>
          </table:table-cell>
          <table:table-cell table:style-name="ce161" table:formula="of:=([.$J6] - [.E6])" office:value-type="float" office:value="237.518750185514" calcext:value-type="float">
            <text:p>237.52</text:p>
          </table:table-cell>
          <table:table-cell table:style-name="ce161" table:formula="of:=([.$J6] - [.F6])" office:value-type="float" office:value="241.446634886956" calcext:value-type="float">
            <text:p>241.45</text:p>
          </table:table-cell>
          <table:table-cell table:style-name="ce161" table:formula="of:=([.$J6] - [.G6])" office:value-type="float" office:value="248.834915544116" calcext:value-type="float">
            <text:p>248.83</text:p>
          </table:table-cell>
          <table:table-cell table:style-name="ce161" table:formula="of:=([.$J6] - [.H6])" office:value-type="float" office:value="256.658763564184" calcext:value-type="float">
            <text:p>256.66</text:p>
          </table:table-cell>
          <table:table-cell table:style-name="ce161" table:formula="of:=([.$J6] - [.I6])" office:value-type="float" office:value="262.619507849928" calcext:value-type="float">
            <text:p>262.62</text:p>
          </table:table-cell>
          <table:table-cell table:number-columns-repeated="3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style-name="ce161" table:formula="of:=([.$J7] - [.B7])" office:value-type="float" office:value="36.3206838868111" calcext:value-type="float">
            <text:p>36.32</text:p>
          </table:table-cell>
          <table:table-cell table:style-name="ce161" table:formula="of:=([.$J7] - [.C7])" office:value-type="float" office:value="202.021534616036" calcext:value-type="float">
            <text:p>202.02</text:p>
          </table:table-cell>
          <table:table-cell table:style-name="ce161" table:formula="of:=([.$J7] - [.D7])" office:value-type="float" office:value="222.756061179589" calcext:value-type="float">
            <text:p>222.76</text:p>
          </table:table-cell>
          <table:table-cell table:style-name="ce161" table:formula="of:=([.$J7] - [.E7])" office:value-type="float" office:value="242.99200118362" calcext:value-type="float">
            <text:p>242.99</text:p>
          </table:table-cell>
          <table:table-cell table:style-name="ce161" table:formula="of:=([.$J7] - [.F7])" office:value-type="float" office:value="246.940813983511" calcext:value-type="float">
            <text:p>246.94</text:p>
          </table:table-cell>
          <table:table-cell table:style-name="ce161" table:formula="of:=([.$J7] - [.G7])" office:value-type="float" office:value="254.402507576179" calcext:value-type="float">
            <text:p>254.40</text:p>
          </table:table-cell>
          <table:table-cell table:style-name="ce161" table:formula="of:=([.$J7] - [.H7])" office:value-type="float" office:value="262.296224465141" calcext:value-type="float">
            <text:p>262.30</text:p>
          </table:table-cell>
          <table:table-cell table:style-name="ce161" table:formula="of:=([.$J7] - [.I7])" office:value-type="float" office:value="268.317221270185" calcext:value-type="float">
            <text:p>268.32</text:p>
          </table:table-cell>
          <table:table-cell table:number-columns-repeated="3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style-name="ce161" table:formula="of:=([.$J8] - [.B8])" office:value-type="float" office:value="36.9126843145499" calcext:value-type="float">
            <text:p>36.91</text:p>
          </table:table-cell>
          <table:table-cell table:style-name="ce161" table:formula="of:=([.$J8] - [.C8])" office:value-type="float" office:value="207.130669819498" calcext:value-type="float">
            <text:p>207.13</text:p>
          </table:table-cell>
          <table:table-cell table:style-name="ce161" table:formula="of:=([.$J8] - [.D8])" office:value-type="float" office:value="228.122540083514" calcext:value-type="float">
            <text:p>228.12</text:p>
          </table:table-cell>
          <table:table-cell table:style-name="ce161" table:formula="of:=([.$J8] - [.E8])" office:value-type="float" office:value="248.542751422439" calcext:value-type="float">
            <text:p>248.54</text:p>
          </table:table-cell>
          <table:table-cell table:style-name="ce161" table:formula="of:=([.$J8] - [.F8])" office:value-type="float" office:value="252.748276272747" calcext:value-type="float">
            <text:p>252.75</text:p>
          </table:table-cell>
          <table:table-cell table:style-name="ce161" table:formula="of:=([.$J8] - [.G8])" office:value-type="float" office:value="260.04954710405" calcext:value-type="float">
            <text:p>260.05</text:p>
          </table:table-cell>
          <table:table-cell table:style-name="ce161" table:formula="of:=([.$J8] - [.H8])" office:value-type="float" office:value="268.016237071646" calcext:value-type="float">
            <text:p>268.02</text:p>
          </table:table-cell>
          <table:table-cell table:style-name="ce161" table:formula="of:=([.$J8] - [.I8])" office:value-type="float" office:value="274.10143585225" calcext:value-type="float">
            <text:p>274.10</text:p>
          </table:table-cell>
          <table:table-cell table:number-columns-repeated="3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style-name="ce161" table:formula="of:=([.$J9] - [.B9])" office:value-type="float" office:value="37.5128924762967" calcext:value-type="float">
            <text:p>37.51</text:p>
          </table:table-cell>
          <table:table-cell table:style-name="ce161" table:formula="of:=([.$J9] - [.C9])" office:value-type="float" office:value="212.316683487677" calcext:value-type="float">
            <text:p>212.32</text:p>
          </table:table-cell>
          <table:table-cell table:style-name="ce161" table:formula="of:=([.$J9] - [.D9])" office:value-type="float" office:value="233.55878209528" calcext:value-type="float">
            <text:p>233.56</text:p>
          </table:table-cell>
          <table:table-cell table:style-name="ce161" table:formula="of:=([.$J9] - [.E9])" office:value-type="float" office:value="254.161280009172" calcext:value-type="float">
            <text:p>254.16</text:p>
          </table:table-cell>
          <table:table-cell table:style-name="ce161" table:formula="of:=([.$J9] - [.F9])" office:value-type="float" office:value="258.386409499185" calcext:value-type="float">
            <text:p>258.39</text:p>
          </table:table-cell>
          <table:table-cell table:style-name="ce161" table:formula="of:=([.$J9] - [.G9])" office:value-type="float" office:value="265.767066285806" calcext:value-type="float">
            <text:p>265.77</text:p>
          </table:table-cell>
          <table:table-cell table:style-name="ce161" table:formula="of:=([.$J9] - [.H9])" office:value-type="float" office:value="273.810920982078" calcext:value-type="float">
            <text:p>273.81</text:p>
          </table:table-cell>
          <table:table-cell table:style-name="ce161" table:formula="of:=([.$J9] - [.I9])" office:value-type="float" office:value="279.963913632315" calcext:value-type="float">
            <text:p>279.96</text:p>
          </table:table-cell>
          <table:table-cell table:number-columns-repeated="3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style-name="ce161" table:formula="of:=([.$J10] - [.B10])" office:value-type="float" office:value="38.1211422657003" calcext:value-type="float">
            <text:p>38.12</text:p>
          </table:table-cell>
          <table:table-cell table:style-name="ce161" table:formula="of:=([.$J10] - [.C10])" office:value-type="float" office:value="217.580653279882" calcext:value-type="float">
            <text:p>217.58</text:p>
          </table:table-cell>
          <table:table-cell table:style-name="ce161" table:formula="of:=([.$J10] - [.D10])" office:value-type="float" office:value="239.067063796639" calcext:value-type="float">
            <text:p>239.07</text:p>
          </table:table-cell>
          <table:table-cell table:style-name="ce161" table:formula="of:=([.$J10] - [.E10])" office:value-type="float" office:value="259.84784283269" calcext:value-type="float">
            <text:p>259.85</text:p>
          </table:table-cell>
          <table:table-cell table:style-name="ce161" table:formula="of:=([.$J10] - [.F10])" office:value-type="float" office:value="264.093011545192" calcext:value-type="float">
            <text:p>264.09</text:p>
          </table:table-cell>
          <table:table-cell table:style-name="ce161" table:formula="of:=([.$J10] - [.G10])" office:value-type="float" office:value="271.55600376621" calcext:value-type="float">
            <text:p>271.56</text:p>
          </table:table-cell>
          <table:table-cell table:style-name="ce161" table:formula="of:=([.$J10] - [.H10])" office:value-type="float" office:value="279.68137984623" calcext:value-type="float">
            <text:p>279.68</text:p>
          </table:table-cell>
          <table:table-cell table:style-name="ce161" table:formula="of:=([.$J10] - [.I10])" office:value-type="float" office:value="285.907417218459" calcext:value-type="float">
            <text:p>285.91</text:p>
          </table:table-cell>
          <table:table-cell table:number-columns-repeated="3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style-name="ce161" table:formula="of:=([.$J11] - [.B11])" office:value-type="float" office:value="41.2956790148053" calcext:value-type="float">
            <text:p>41.30</text:p>
          </table:table-cell>
          <table:table-cell table:style-name="ce161" table:formula="of:=([.$J11] - [.C11])" office:value-type="float" office:value="245.053328226967" calcext:value-type="float">
            <text:p>245.05</text:p>
          </table:table-cell>
          <table:table-cell table:style-name="ce161" table:formula="of:=([.$J11] - [.D11])" office:value-type="float" office:value="267.675302474788" calcext:value-type="float">
            <text:p>267.68</text:p>
          </table:table-cell>
          <table:table-cell table:style-name="ce161" table:formula="of:=([.$J11] - [.E11])" office:value-type="float" office:value="289.37687996417" calcext:value-type="float">
            <text:p>289.38</text:p>
          </table:table-cell>
          <table:table-cell table:style-name="ce161" table:formula="of:=([.$J11] - [.F11])" office:value-type="float" office:value="293.397937295719" calcext:value-type="float">
            <text:p>293.40</text:p>
          </table:table-cell>
          <table:table-cell table:style-name="ce161" table:formula="of:=([.$J11] - [.G11])" office:value-type="float" office:value="301.670838469054" calcext:value-type="float">
            <text:p>301.67</text:p>
          </table:table-cell>
          <table:table-cell table:style-name="ce161" table:formula="of:=([.$J11] - [.H11])" office:value-type="float" office:value="310.288114184887" calcext:value-type="float">
            <text:p>310.29</text:p>
          </table:table-cell>
          <table:table-cell table:style-name="ce161" table:formula="of:=([.$J11] - [.I11])" office:value-type="float" office:value="316.958075671341" calcext:value-type="float">
            <text:p>316.9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9" table:number-rows-spanned="1">
            <text:p>Radiative Forcing (Absorption * absorption fraction)</text:p>
          </table:table-cell>
          <table:covered-table-cell table:style-name="Default"/>
          <table:covered-table-cell table:number-columns-repeated="7"/>
          <table:table-cell table:number-columns-repeated="3"/>
        </table:table-row>
        <table:table-row table:style-name="ro3">
          <table:table-cell table:style-name="ce130" office:value-type="string" calcext:value-type="string">
            <text:p>Temperature (K)</text:p>
          </table:table-cell>
          <table:table-cell table:style-name="ce130" office:value-type="string" calcext:value-type="string">
            <text:p>0% RH</text:p>
          </table:table-cell>
          <table:table-cell table:style-name="ce130" office:value-type="string" calcext:value-type="string">
            <text:p>10% RH</text:p>
          </table:table-cell>
          <table:table-cell table:style-name="ce130" office:value-type="string" calcext:value-type="string">
            <text:p>20% RH</text:p>
          </table:table-cell>
          <table:table-cell table:style-name="ce130" office:value-type="string" calcext:value-type="string">
            <text:p>40% RH</text:p>
          </table:table-cell>
          <table:table-cell table:style-name="ce130" office:value-type="string" calcext:value-type="string">
            <text:p>46% RH</text:p>
          </table:table-cell>
          <table:table-cell table:style-name="ce130" office:value-type="string" calcext:value-type="string">
            <text:p>60% RH</text:p>
          </table:table-cell>
          <table:table-cell table:style-name="ce130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style-name="ce108"/>
          <table:table-cell/>
        </table:table-row>
        <table:table-row table:style-name="ro1">
          <table:table-cell table:style-name="ce111" table:formula="of:=[.A15]" office:value-type="float" office:value="283.15" calcext:value-type="float">
            <text:p>283.15</text:p>
          </table:table-cell>
          <table:table-cell table:formula="of:=[.B15] * [$Summary.$A$4] * [$Summary.$B$4]" office:value-type="float" office:value="16.8310835886957" calcext:value-type="float">
            <text:p>16.83</text:p>
          </table:table-cell>
          <table:table-cell table:style-name="ce83" table:formula="of:=[.C15] * [$Summary.$A$4] * [$Summary.$B$4]" office:value-type="float" office:value="87.5973784689151" calcext:value-type="float">
            <text:p>87.60</text:p>
          </table:table-cell>
          <table:table-cell table:style-name="ce83" table:formula="of:=[.D15] * [$Summary.$A$4] * [$Summary.$B$4]" office:value-type="float" office:value="97.3010562546482" calcext:value-type="float">
            <text:p>97.30</text:p>
          </table:table-cell>
          <table:table-cell table:style-name="ce83" table:formula="of:=[.E15] * [$Summary.$A$4] * [$Summary.$B$4]" office:value-type="float" office:value="107.077460593722" calcext:value-type="float">
            <text:p>107.08</text:p>
          </table:table-cell>
          <table:table-cell table:style-name="ce83" table:formula="of:=[.F15] * [$Summary.$A$4] * [$Summary.$B$4]" office:value-type="float" office:value="109.006203237301" calcext:value-type="float">
            <text:p>109.01</text:p>
          </table:table-cell>
          <table:table-cell table:style-name="ce83" table:formula="of:=[.G15] * [$Summary.$A$4] * [$Summary.$B$4]" office:value-type="float" office:value="112.668536761343" calcext:value-type="float">
            <text:p>112.67</text:p>
          </table:table-cell>
          <table:table-cell table:style-name="ce83" table:formula="of:=[.H15] * [$Summary.$A$4] * [$Summary.$B$4]" office:value-type="float" office:value="116.54005967519" calcext:value-type="float">
            <text:p>116.54</text:p>
          </table:table-cell>
          <table:table-cell table:style-name="ce83" table:formula="of:=[.I15] * [$Summary.$A$4] * [$Summary.$B$4]" office:value-type="float" office:value="119.481777055529" calcext:value-type="float">
            <text:p>119.48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6]" office:value-type="float" office:value="287.15" calcext:value-type="float">
            <text:p>287.15</text:p>
          </table:table-cell>
          <table:table-cell table:formula="of:=[.B16] * [$Summary.$A$4] * [$Summary.$B$4]" office:value-type="float" office:value="17.9707633275611" calcext:value-type="float">
            <text:p>17.97</text:p>
          </table:table-cell>
          <table:table-cell table:style-name="ce83" table:formula="of:=[.C16] * [$Summary.$A$4] * [$Summary.$B$4]" office:value-type="float" office:value="97.2340236196572" calcext:value-type="float">
            <text:p>97.23</text:p>
          </table:table-cell>
          <table:table-cell table:style-name="ce83" table:formula="of:=[.D16] * [$Summary.$A$4] * [$Summary.$B$4]" office:value-type="float" office:value="107.576357300482" calcext:value-type="float">
            <text:p>107.58</text:p>
          </table:table-cell>
          <table:table-cell table:style-name="ce83" table:formula="of:=[.E16] * [$Summary.$A$4] * [$Summary.$B$4]" office:value-type="float" office:value="117.788996963064" calcext:value-type="float">
            <text:p>117.79</text:p>
          </table:table-cell>
          <table:table-cell table:style-name="ce83" table:formula="of:=[.F16] * [$Summary.$A$4] * [$Summary.$B$4]" office:value-type="float" office:value="119.802428388364" calcext:value-type="float">
            <text:p>119.80</text:p>
          </table:table-cell>
          <table:table-cell table:style-name="ce83" table:formula="of:=[.G16] * [$Summary.$A$4] * [$Summary.$B$4]" office:value-type="float" office:value="123.571343449723" calcext:value-type="float">
            <text:p>123.57</text:p>
          </table:table-cell>
          <table:table-cell table:style-name="ce83" table:formula="of:=[.H16] * [$Summary.$A$4] * [$Summary.$B$4]" office:value-type="float" office:value="127.567126485567" calcext:value-type="float">
            <text:p>127.57</text:p>
          </table:table-cell>
          <table:table-cell table:style-name="ce83" table:formula="of:=[.I16] * [$Summary.$A$4] * [$Summary.$B$4]" office:value-type="float" office:value="130.60651244013" calcext:value-type="float">
            <text:p>130.61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7]" office:value-type="float" office:value="288.15" calcext:value-type="float">
            <text:p>288.15</text:p>
          </table:table-cell>
          <table:table-cell table:formula="of:=[.B17] * [$Summary.$A$4] * [$Summary.$B$4]" office:value-type="float" office:value="18.2651364060976" calcext:value-type="float">
            <text:p>18.27</text:p>
          </table:table-cell>
          <table:table-cell table:style-name="ce83" table:formula="of:=[.C17] * [$Summary.$A$4] * [$Summary.$B$4]" office:value-type="float" office:value="99.7559402569251" calcext:value-type="float">
            <text:p>99.76</text:p>
          </table:table-cell>
          <table:table-cell table:style-name="ce83" table:formula="of:=[.D17] * [$Summary.$A$4] * [$Summary.$B$4]" office:value-type="float" office:value="110.245075276681" calcext:value-type="float">
            <text:p>110.25</text:p>
          </table:table-cell>
          <table:table-cell table:style-name="ce83" table:formula="of:=[.E17] * [$Summary.$A$4] * [$Summary.$B$4]" office:value-type="float" office:value="120.559126592532" calcext:value-type="float">
            <text:p>120.56</text:p>
          </table:table-cell>
          <table:table-cell table:style-name="ce83" table:formula="of:=[.F17] * [$Summary.$A$4] * [$Summary.$B$4]" office:value-type="float" office:value="122.589322331406" calcext:value-type="float">
            <text:p>122.59</text:p>
          </table:table-cell>
          <table:table-cell table:style-name="ce83" table:formula="of:=[.G17] * [$Summary.$A$4] * [$Summary.$B$4]" office:value-type="float" office:value="126.388839496969" calcext:value-type="float">
            <text:p>126.39</text:p>
          </table:table-cell>
          <table:table-cell table:style-name="ce83" table:formula="of:=[.H17] * [$Summary.$A$4] * [$Summary.$B$4]" office:value-type="float" office:value="130.417880605218" calcext:value-type="float">
            <text:p>130.42</text:p>
          </table:table-cell>
          <table:table-cell table:style-name="ce83" table:formula="of:=[.I17] * [$Summary.$A$4] * [$Summary.$B$4]" office:value-type="float" office:value="133.484821153227" calcext:value-type="float">
            <text:p>133.48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8]" office:value-type="float" office:value="289.15" calcext:value-type="float">
            <text:p>289.15</text:p>
          </table:table-cell>
          <table:table-cell table:formula="of:=[.B18] * [$Summary.$A$4] * [$Summary.$B$4]" office:value-type="float" office:value="18.563975285409" calcext:value-type="float">
            <text:p>18.56</text:p>
          </table:table-cell>
          <table:table-cell table:style-name="ce83" table:formula="of:=[.C18] * [$Summary.$A$4] * [$Summary.$B$4]" office:value-type="float" office:value="102.322633669489" calcext:value-type="float">
            <text:p>102.32</text:p>
          </table:table-cell>
          <table:table-cell table:style-name="ce83" table:formula="of:=[.D18] * [$Summary.$A$4] * [$Summary.$B$4]" office:value-type="float" office:value="112.954118206868" calcext:value-type="float">
            <text:p>112.95</text:p>
          </table:table-cell>
          <table:table-cell table:style-name="ce83" table:formula="of:=[.E18] * [$Summary.$A$4] * [$Summary.$B$4]" office:value-type="float" office:value="123.367238846356" calcext:value-type="float">
            <text:p>123.37</text:p>
          </table:table-cell>
          <table:table-cell table:style-name="ce83" table:formula="of:=[.F18] * [$Summary.$A$4] * [$Summary.$B$4]" office:value-type="float" office:value="125.407382160285" calcext:value-type="float">
            <text:p>125.41</text:p>
          </table:table-cell>
          <table:table-cell table:style-name="ce83" table:formula="of:=[.G18] * [$Summary.$A$4] * [$Summary.$B$4]" office:value-type="float" office:value="129.244855133614" calcext:value-type="float">
            <text:p>129.24</text:p>
          </table:table-cell>
          <table:table-cell table:style-name="ce83" table:formula="of:=[.H18] * [$Summary.$A$4] * [$Summary.$B$4]" office:value-type="float" office:value="133.308561795237" calcext:value-type="float">
            <text:p>133.31</text:p>
          </table:table-cell>
          <table:table-cell table:style-name="ce83" table:formula="of:=[.I18] * [$Summary.$A$4] * [$Summary.$B$4]" office:value-type="float" office:value="136.404572377253" calcext:value-type="float">
            <text:p>136.40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9]" office:value-type="float" office:value="290.15" calcext:value-type="float">
            <text:p>290.15</text:p>
          </table:table-cell>
          <table:table-cell table:formula="of:=[.B19] * [$Summary.$A$4] * [$Summary.$B$4]" office:value-type="float" office:value="18.8649632108097" calcext:value-type="float">
            <text:p>18.86</text:p>
          </table:table-cell>
          <table:table-cell table:style-name="ce83" table:formula="of:=[.C19] * [$Summary.$A$4] * [$Summary.$B$4]" office:value-type="float" office:value="104.929985079569" calcext:value-type="float">
            <text:p>104.93</text:p>
          </table:table-cell>
          <table:table-cell table:style-name="ce83" table:formula="of:=[.D19] * [$Summary.$A$4] * [$Summary.$B$4]" office:value-type="float" office:value="115.699498176679" calcext:value-type="float">
            <text:p>115.70</text:p>
          </table:table-cell>
          <table:table-cell table:style-name="ce83" table:formula="of:=[.E19] * [$Summary.$A$4] * [$Summary.$B$4]" office:value-type="float" office:value="126.210045414772" calcext:value-type="float">
            <text:p>126.21</text:p>
          </table:table-cell>
          <table:table-cell table:style-name="ce83" table:formula="of:=[.F19] * [$Summary.$A$4] * [$Summary.$B$4]" office:value-type="float" office:value="128.261058783036" calcext:value-type="float">
            <text:p>128.26</text:p>
          </table:table-cell>
          <table:table-cell table:style-name="ce83" table:formula="of:=[.G19] * [$Summary.$A$4] * [$Summary.$B$4]" office:value-type="float" office:value="132.136662435067" calcext:value-type="float">
            <text:p>132.14</text:p>
          </table:table-cell>
          <table:table-cell table:style-name="ce83" table:formula="of:=[.H19] * [$Summary.$A$4] * [$Summary.$B$4]" office:value-type="float" office:value="136.236658987194" calcext:value-type="float">
            <text:p>136.24</text:p>
          </table:table-cell>
          <table:table-cell table:style-name="ce83" table:formula="of:=[.I19] * [$Summary.$A$4] * [$Summary.$B$4]" office:value-type="float" office:value="139.363964727734" calcext:value-type="float">
            <text:p>139.36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0]" office:value-type="float" office:value="291.15" calcext:value-type="float">
            <text:p>291.15</text:p>
          </table:table-cell>
          <table:table-cell table:formula="of:=[.B20] * [$Summary.$A$4] * [$Summary.$B$4]" office:value-type="float" office:value="19.1724482329772" calcext:value-type="float">
            <text:p>19.17</text:p>
          </table:table-cell>
          <table:table-cell table:style-name="ce83" table:formula="of:=[.C20] * [$Summary.$A$4] * [$Summary.$B$4]" office:value-type="float" office:value="107.583669904247" calcext:value-type="float">
            <text:p>107.58</text:p>
          </table:table-cell>
          <table:table-cell table:style-name="ce83" table:formula="of:=[.D20] * [$Summary.$A$4] * [$Summary.$B$4]" office:value-type="float" office:value="118.486847319377" calcext:value-type="float">
            <text:p>118.49</text:p>
          </table:table-cell>
          <table:table-cell table:style-name="ce83" table:formula="of:=[.E20] * [$Summary.$A$4] * [$Summary.$B$4]" office:value-type="float" office:value="129.093105088815" calcext:value-type="float">
            <text:p>129.09</text:p>
          </table:table-cell>
          <table:table-cell table:style-name="ce83" table:formula="of:=[.F20] * [$Summary.$A$4] * [$Summary.$B$4]" office:value-type="float" office:value="131.277454696065" calcext:value-type="float">
            <text:p>131.28</text:p>
          </table:table-cell>
          <table:table-cell table:style-name="ce83" table:formula="of:=[.G20] * [$Summary.$A$4] * [$Summary.$B$4]" office:value-type="float" office:value="135.069734765844" calcext:value-type="float">
            <text:p>135.07</text:p>
          </table:table-cell>
          <table:table-cell table:style-name="ce83" table:formula="of:=[.H20] * [$Summary.$A$4] * [$Summary.$B$4]" office:value-type="float" office:value="139.207633535013" calcext:value-type="float">
            <text:p>139.21</text:p>
          </table:table-cell>
          <table:table-cell table:style-name="ce83" table:formula="of:=[.I20] * [$Summary.$A$4] * [$Summary.$B$4]" office:value-type="float" office:value="142.368285781659" calcext:value-type="float">
            <text:p>142.37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1]" office:value-type="float" office:value="292.15" calcext:value-type="float">
            <text:p>292.15</text:p>
          </table:table-cell>
          <table:table-cell table:formula="of:=[.B21] * [$Summary.$A$4] * [$Summary.$B$4]" office:value-type="float" office:value="19.4841963521885" calcext:value-type="float">
            <text:p>19.48</text:p>
          </table:table-cell>
          <table:table-cell table:style-name="ce83" table:formula="of:=[.C21] * [$Summary.$A$4] * [$Summary.$B$4]" office:value-type="float" office:value="110.277285403499" calcext:value-type="float">
            <text:p>110.28</text:p>
          </table:table-cell>
          <table:table-cell table:style-name="ce83" table:formula="of:=[.D21] * [$Summary.$A$4] * [$Summary.$B$4]" office:value-type="float" office:value="121.310431420288" calcext:value-type="float">
            <text:p>121.31</text:p>
          </table:table-cell>
          <table:table-cell table:style-name="ce83" table:formula="of:=[.E21] * [$Summary.$A$4] * [$Summary.$B$4]" office:value-type="float" office:value="132.011368836764" calcext:value-type="float">
            <text:p>132.01</text:p>
          </table:table-cell>
          <table:table-cell table:style-name="ce83" table:formula="of:=[.F21] * [$Summary.$A$4] * [$Summary.$B$4]" office:value-type="float" office:value="134.205901093877" calcext:value-type="float">
            <text:p>134.21</text:p>
          </table:table-cell>
          <table:table-cell table:style-name="ce83" table:formula="of:=[.G21] * [$Summary.$A$4] * [$Summary.$B$4]" office:value-type="float" office:value="138.039414228847" calcext:value-type="float">
            <text:p>138.04</text:p>
          </table:table-cell>
          <table:table-cell table:style-name="ce83" table:formula="of:=[.H21] * [$Summary.$A$4] * [$Summary.$B$4]" office:value-type="float" office:value="142.217392358091" calcext:value-type="float">
            <text:p>142.22</text:p>
          </table:table-cell>
          <table:table-cell table:style-name="ce83" table:formula="of:=[.I21] * [$Summary.$A$4] * [$Summary.$B$4]" office:value-type="float" office:value="145.413256740624" calcext:value-type="float">
            <text:p>145.41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2]" office:value-type="float" office:value="293.15" calcext:value-type="float">
            <text:p>293.15</text:p>
          </table:table-cell>
          <table:table-cell table:formula="of:=[.B22] * [$Summary.$A$4] * [$Summary.$B$4]" office:value-type="float" office:value="19.8001212928047" calcext:value-type="float">
            <text:p>19.80</text:p>
          </table:table-cell>
          <table:table-cell table:style-name="ce83" table:formula="of:=[.C22] * [$Summary.$A$4] * [$Summary.$B$4]" office:value-type="float" office:value="113.011391313571" calcext:value-type="float">
            <text:p>113.01</text:p>
          </table:table-cell>
          <table:table-cell table:style-name="ce83" table:formula="of:=[.D22] * [$Summary.$A$4] * [$Summary.$B$4]" office:value-type="float" office:value="124.171432935974" calcext:value-type="float">
            <text:p>124.17</text:p>
          </table:table-cell>
          <table:table-cell table:style-name="ce83" table:formula="of:=[.E22] * [$Summary.$A$4] * [$Summary.$B$4]" office:value-type="float" office:value="134.964969567299" calcext:value-type="float">
            <text:p>134.96</text:p>
          </table:table-cell>
          <table:table-cell table:style-name="ce83" table:formula="of:=[.F22] * [$Summary.$A$4] * [$Summary.$B$4]" office:value-type="float" office:value="137.169910196573" calcext:value-type="float">
            <text:p>137.17</text:p>
          </table:table-cell>
          <table:table-cell table:style-name="ce83" table:formula="of:=[.G22] * [$Summary.$A$4] * [$Summary.$B$4]" office:value-type="float" office:value="141.04618835617" calcext:value-type="float">
            <text:p>141.05</text:p>
          </table:table-cell>
          <table:table-cell table:style-name="ce83" table:formula="of:=[.H22] * [$Summary.$A$4] * [$Summary.$B$4]" office:value-type="float" office:value="145.266508692132" calcext:value-type="float">
            <text:p>145.27</text:p>
          </table:table-cell>
          <table:table-cell table:style-name="ce83" table:formula="of:=[.I22] * [$Summary.$A$4] * [$Summary.$B$4]" office:value-type="float" office:value="148.500312503268" calcext:value-type="float">
            <text:p>148.50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3]" office:value-type="float" office:value="298.15" calcext:value-type="float">
            <text:p>298.15</text:p>
          </table:table-cell>
          <table:table-cell table:formula="of:=[.B23] * [$Summary.$A$4] * [$Summary.$B$4]" office:value-type="float" office:value="21.4489756802899" calcext:value-type="float">
            <text:p>21.45</text:p>
          </table:table-cell>
          <table:table-cell table:style-name="ce83" table:formula="of:=[.C23] * [$Summary.$A$4] * [$Summary.$B$4]" office:value-type="float" office:value="127.280698681087" calcext:value-type="float">
            <text:p>127.28</text:p>
          </table:table-cell>
          <table:table-cell table:style-name="ce83" table:formula="of:=[.D23] * [$Summary.$A$4] * [$Summary.$B$4]" office:value-type="float" office:value="139.030552105405" calcext:value-type="float">
            <text:p>139.03</text:p>
          </table:table-cell>
          <table:table-cell table:style-name="ce83" table:formula="of:=[.E23] * [$Summary.$A$4] * [$Summary.$B$4]" office:value-type="float" office:value="150.30235145339" calcext:value-type="float">
            <text:p>150.30</text:p>
          </table:table-cell>
          <table:table-cell table:style-name="ce83" table:formula="of:=[.F23] * [$Summary.$A$4] * [$Summary.$B$4]" office:value-type="float" office:value="152.390888631397" calcext:value-type="float">
            <text:p>152.39</text:p>
          </table:table-cell>
          <table:table-cell table:style-name="ce83" table:formula="of:=[.G23] * [$Summary.$A$4] * [$Summary.$B$4]" office:value-type="float" office:value="156.687833500827" calcext:value-type="float">
            <text:p>156.69</text:p>
          </table:table-cell>
          <table:table-cell table:style-name="ce83" table:formula="of:=[.H23] * [$Summary.$A$4] * [$Summary.$B$4]" office:value-type="float" office:value="161.16364650763" calcext:value-type="float">
            <text:p>161.16</text:p>
          </table:table-cell>
          <table:table-cell table:style-name="ce83" table:formula="of:=[.I23] * [$Summary.$A$4] * [$Summary.$B$4]" office:value-type="float" office:value="164.628024503695" calcext:value-type="float">
            <text:p>164.63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/>
          <table:table-cell table:style-name="Default"/>
          <table:table-cell table:number-columns-repeated="10"/>
        </table:table-row>
        <table:table-row table:style-name="ro1">
          <table:table-cell table:style-name="ce81"/>
          <table:table-cell table:style-name="Default"/>
          <table:table-cell table:number-columns-repeated="10"/>
        </table:table-row>
        <table:table-row table:style-name="ro1">
          <table:table-cell table:style-name="ce130" table:number-columns-repeated="8"/>
          <table:table-cell table:style-name="ce148"/>
          <table:table-cell/>
          <table:table-cell table:style-name="ce108"/>
          <table:table-cell/>
        </table:table-row>
        <table:table-row table:style-name="ro1">
          <table:table-cell table:style-name="ce157"/>
          <table:table-cell table:style-name="ce4"/>
          <table:table-cell table:style-name="ce83" table:number-columns-repeated="7"/>
          <table:table-cell table:number-columns-repeated="3"/>
        </table:table-row>
        <table:table-row table:style-name="ro1">
          <table:table-cell table:style-name="ce111"/>
          <table:table-cell/>
          <table:table-cell table:style-name="ce83" table:number-columns-repeated="7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ce83" table:number-columns-repeated="7"/>
          <table:table-cell table:number-columns-repeated="3"/>
        </table:table-row>
        <table:table-row table:style-name="ro1" table:number-rows-repeated="9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_200ppm" table:style-name="ta1">
        <table:table-column table:style-name="co1" table:default-cell-style-name="ce111"/>
        <table:table-column table:style-name="co1" table:number-columns-repeated="8" table:default-cell-style-name="ce83"/>
        <table:table-column table:style-name="co1" table:number-columns-repeated="2" table:default-cell-style-name="Default"/>
        <table:table-row table:style-name="ro1">
          <table:table-cell table:style-name="ce58" office:value-type="string" calcext:value-type="string" table:number-columns-spanned="9" table:number-rows-spanned="1">
            <text:p>Transmittance (W/m^2)</text:p>
          </table:table-cell>
          <table:covered-table-cell table:number-columns-repeated="7" table:style-name="ce58"/>
          <table:covered-table-cell table:style-name="ce148"/>
          <table:table-cell table:number-columns-repeated="2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</table:table-row>
        <table:table-row table:style-name="ro1">
          <table:table-cell table:formula="of:=[$CO2_0ppm.A3]" office:value-type="float" office:value="283.15" calcext:value-type="float">
            <text:p>283.15</text:p>
          </table:table-cell>
          <table:table-cell table:style-name="ce159" office:value-type="float" office:value="276.165156184089" calcext:value-type="float">
            <text:p>276.17</text:p>
          </table:table-cell>
          <table:table-cell table:style-name="ce159" office:value-type="float" office:value="150.094172338647" calcext:value-type="float">
            <text:p>150.09</text:p>
          </table:table-cell>
          <table:table-cell table:style-name="ce159" office:value-type="float" office:value="135.532430088591" calcext:value-type="float">
            <text:p>135.53</text:p>
          </table:table-cell>
          <table:table-cell table:style-name="ce159" office:value-type="float" office:value="121.925335822318" calcext:value-type="float">
            <text:p>121.93</text:p>
          </table:table-cell>
          <table:table-cell table:style-name="ce159" office:value-type="float" office:value="119.377203910609" calcext:value-type="float">
            <text:p>119.38</text:p>
          </table:table-cell>
          <table:table-cell table:style-name="ce159" office:value-type="float" office:value="114.679829002046" calcext:value-type="float">
            <text:p>114.68</text:p>
          </table:table-cell>
          <table:table-cell table:style-name="ce159" office:value-type="float" office:value="109.886013815821" calcext:value-type="float">
            <text:p>109.89</text:p>
          </table:table-cell>
          <table:table-cell table:style-name="ce164" office:value-type="float" office:value="106.352178603056" calcext:value-type="float">
            <text:p>106.35</text:p>
          </table:table-cell>
          <table:table-cell table:style-name="ce83" table:formula="of:=0.0000000567037441900005*POWER([.A3];4)" office:value-type="float" office:value="364.483607161424" calcext:value-type="float">
            <text:p>364.48</text:p>
          </table:table-cell>
          <table:table-cell table:style-name="ce87" office:value-type="float" office:value="362.34484692245" calcext:value-type="float">
            <text:p>362.34</text:p>
          </table:table-cell>
        </table:table-row>
        <table:table-row table:style-name="ro1">
          <table:table-cell table:formula="of:=[$CO2_0ppm.A4]" office:value-type="float" office:value="287.15" calcext:value-type="float">
            <text:p>287.15</text:p>
          </table:table-cell>
          <table:table-cell table:style-name="ce159" office:value-type="float" office:value="291.471662885381" calcext:value-type="float">
            <text:p>291.47</text:p>
          </table:table-cell>
          <table:table-cell table:style-name="ce159" office:value-type="float" office:value="151.766340096116" calcext:value-type="float">
            <text:p>151.77</text:p>
          </table:table-cell>
          <table:table-cell table:style-name="ce159" office:value-type="float" office:value="136.815966375061" calcext:value-type="float">
            <text:p>136.82</text:p>
          </table:table-cell>
          <table:table-cell table:style-name="ce159" office:value-type="float" office:value="123.240954478085" calcext:value-type="float">
            <text:p>123.24</text:p>
          </table:table-cell>
          <table:table-cell table:style-name="ce159" office:value-type="float" office:value="120.707050325432" calcext:value-type="float">
            <text:p>120.71</text:p>
          </table:table-cell>
          <table:table-cell table:style-name="ce159" office:value-type="float" office:value="116.08128782371" calcext:value-type="float">
            <text:p>116.08</text:p>
          </table:table-cell>
          <table:table-cell table:style-name="ce159" office:value-type="float" office:value="111.320213758793" calcext:value-type="float">
            <text:p>111.32</text:p>
          </table:table-cell>
          <table:table-cell table:style-name="ce164" office:value-type="float" office:value="107.774498481201" calcext:value-type="float">
            <text:p>107.77</text:p>
          </table:table-cell>
          <table:table-cell table:style-name="ce83" table:formula="of:=0.0000000567037441900005*POWER([.A4];4)" office:value-type="float" office:value="385.520093917784" calcext:value-type="float">
            <text:p>385.52</text:p>
          </table:table-cell>
          <table:table-cell table:style-name="ce87" office:value-type="float" office:value="383.339838515444" calcext:value-type="float">
            <text:p>383.34</text:p>
          </table:table-cell>
        </table:table-row>
        <table:table-row table:style-name="ro1">
          <table:table-cell table:formula="of:=[$CO2_0ppm.A5]" office:value-type="float" office:value="288.15" calcext:value-type="float">
            <text:p>288.15</text:p>
          </table:table-cell>
          <table:table-cell table:style-name="ce159" office:value-type="float" office:value="295.396388893725" calcext:value-type="float">
            <text:p>295.40</text:p>
          </table:table-cell>
          <table:table-cell table:style-name="ce159" office:value-type="float" office:value="152.163943436148" calcext:value-type="float">
            <text:p>152.16</text:p>
          </table:table-cell>
          <table:table-cell table:style-name="ce159" office:value-type="float" office:value="137.15230109906" calcext:value-type="float">
            <text:p>137.15</text:p>
          </table:table-cell>
          <table:table-cell table:style-name="ce159" office:value-type="float" office:value="123.598398374117" calcext:value-type="float">
            <text:p>123.60</text:p>
          </table:table-cell>
          <table:table-cell table:style-name="ce159" office:value-type="float" office:value="121.07088288056" calcext:value-type="float">
            <text:p>121.07</text:p>
          </table:table-cell>
          <table:table-cell table:style-name="ce159" office:value-type="float" office:value="116.452512004443" calcext:value-type="float">
            <text:p>116.45</text:p>
          </table:table-cell>
          <table:table-cell table:style-name="ce159" office:value-type="float" office:value="111.686953696573" calcext:value-type="float">
            <text:p>111.69</text:p>
          </table:table-cell>
          <table:table-cell table:style-name="ce164" office:value-type="float" office:value="108.12497760936" calcext:value-type="float">
            <text:p>108.12</text:p>
          </table:table-cell>
          <table:table-cell table:style-name="ce83" table:formula="of:=0.0000000567037441900005*POWER([.A5];4)" office:value-type="float" office:value="390.91850776901" calcext:value-type="float">
            <text:p>390.92</text:p>
          </table:table-cell>
          <table:table-cell table:style-name="ce87" office:value-type="float" office:value="388.727817510757" calcext:value-type="float">
            <text:p>388.73</text:p>
          </table:table-cell>
        </table:table-row>
        <table:table-row table:style-name="ro1">
          <table:table-cell table:formula="of:=[$CO2_0ppm.A6]" office:value-type="float" office:value="289.15" calcext:value-type="float">
            <text:p>289.15</text:p>
          </table:table-cell>
          <table:table-cell table:style-name="ce159" office:value-type="float" office:value="299.358778803594" calcext:value-type="float">
            <text:p>299.36</text:p>
          </table:table-cell>
          <table:table-cell table:style-name="ce159" office:value-type="float" office:value="152.555676789264" calcext:value-type="float">
            <text:p>152.56</text:p>
          </table:table-cell>
          <table:table-cell table:style-name="ce159" office:value-type="float" office:value="137.495037387441" calcext:value-type="float">
            <text:p>137.50</text:p>
          </table:table-cell>
          <table:table-cell table:style-name="ce159" office:value-type="float" office:value="123.964458072641" calcext:value-type="float">
            <text:p>123.96</text:p>
          </table:table-cell>
          <table:table-cell table:style-name="ce159" office:value-type="float" office:value="121.451178778648" calcext:value-type="float">
            <text:p>121.45</text:p>
          </table:table-cell>
          <table:table-cell table:style-name="ce159" office:value-type="float" office:value="116.827140588647" calcext:value-type="float">
            <text:p>116.83</text:p>
          </table:table-cell>
          <table:table-cell table:style-name="ce159" office:value-type="float" office:value="112.050785230949" calcext:value-type="float">
            <text:p>112.05</text:p>
          </table:table-cell>
          <table:table-cell table:style-name="ce164" office:value-type="float" office:value="108.46653995565" calcext:value-type="float">
            <text:p>108.47</text:p>
          </table:table-cell>
          <table:table-cell table:style-name="ce83" table:formula="of:=0.0000000567037441900005*POWER([.A6];4)" office:value-type="float" office:value="396.373419363693" calcext:value-type="float">
            <text:p>396.37</text:p>
          </table:table-cell>
          <table:table-cell table:style-name="ce87" office:value-type="float" office:value="394.172268935681" calcext:value-type="float">
            <text:p>394.17</text:p>
          </table:table-cell>
        </table:table-row>
        <table:table-row table:style-name="ro1">
          <table:table-cell table:formula="of:=[$CO2_0ppm.A7]" office:value-type="float" office:value="290.15" calcext:value-type="float">
            <text:p>290.15</text:p>
          </table:table-cell>
          <table:table-cell table:style-name="ce159" office:value-type="float" office:value="303.365566431798" calcext:value-type="float">
            <text:p>303.37</text:p>
          </table:table-cell>
          <table:table-cell table:style-name="ce159" office:value-type="float" office:value="152.950779974737" calcext:value-type="float">
            <text:p>152.95</text:p>
          </table:table-cell>
          <table:table-cell table:style-name="ce159" office:value-type="float" office:value="137.851949523155" calcext:value-type="float">
            <text:p>137.85</text:p>
          </table:table-cell>
          <table:table-cell table:style-name="ce159" office:value-type="float" office:value="124.344296056644" calcext:value-type="float">
            <text:p>124.34</text:p>
          </table:table-cell>
          <table:table-cell table:style-name="ce159" office:value-type="float" office:value="121.841132679004" calcext:value-type="float">
            <text:p>121.84</text:p>
          </table:table-cell>
          <table:table-cell table:style-name="ce159" office:value-type="float" office:value="117.208807810072" calcext:value-type="float">
            <text:p>117.21</text:p>
          </table:table-cell>
          <table:table-cell table:style-name="ce159" office:value-type="float" office:value="112.41462989317" calcext:value-type="float">
            <text:p>112.41</text:p>
          </table:table-cell>
          <table:table-cell table:style-name="ce164" office:value-type="float" office:value="108.800994458546" calcext:value-type="float">
            <text:p>108.80</text:p>
          </table:table-cell>
          <table:table-cell table:style-name="ce83" table:formula="of:=0.0000000567037441900005*POWER([.A7];4)" office:value-type="float" office:value="401.885221522691" calcext:value-type="float">
            <text:p>401.89</text:p>
          </table:table-cell>
          <table:table-cell table:style-name="ce83" office:value-type="float" office:value="399.673585135707" calcext:value-type="float">
            <text:p>399.67</text:p>
          </table:table-cell>
        </table:table-row>
        <table:table-row table:style-name="ro1">
          <table:table-cell table:formula="of:=[$CO2_0ppm.A8]" office:value-type="float" office:value="291.15" calcext:value-type="float">
            <text:p>291.15</text:p>
          </table:table-cell>
          <table:table-cell table:style-name="ce159" office:value-type="float" office:value="307.407370907485" calcext:value-type="float">
            <text:p>307.41</text:p>
          </table:table-cell>
          <table:table-cell table:style-name="ce159" office:value-type="float" office:value="153.339494181364" calcext:value-type="float">
            <text:p>153.34</text:p>
          </table:table-cell>
          <table:table-cell table:style-name="ce159" office:value-type="float" office:value="138.213267882142" calcext:value-type="float">
            <text:p>138.21</text:p>
          </table:table-cell>
          <table:table-cell table:style-name="ce159" office:value-type="float" office:value="124.727965226091" calcext:value-type="float">
            <text:p>124.73</text:p>
          </table:table-cell>
          <table:table-cell table:style-name="ce159" office:value-type="float" office:value="122.049248568029" calcext:value-type="float">
            <text:p>122.05</text:p>
          </table:table-cell>
          <table:table-cell table:style-name="ce159" office:value-type="float" office:value="117.587675280139" calcext:value-type="float">
            <text:p>117.59</text:p>
          </table:table-cell>
          <table:table-cell table:style-name="ce159" office:value-type="float" office:value="112.768756872182" calcext:value-type="float">
            <text:p>112.77</text:p>
          </table:table-cell>
          <table:table-cell table:style-name="ce164" office:value-type="float" office:value="109.118870924916" calcext:value-type="float">
            <text:p>109.12</text:p>
          </table:table-cell>
          <table:table-cell table:style-name="ce83" table:formula="of:=0.0000000567037441900005*POWER([.A8];4)" office:value-type="float" office:value="407.454308427752" calcext:value-type="float">
            <text:p>407.45</text:p>
          </table:table-cell>
          <table:table-cell table:style-name="ce87" office:value-type="float" office:value="405.232159797989" calcext:value-type="float">
            <text:p>405.23</text:p>
          </table:table-cell>
        </table:table-row>
        <table:table-row table:style-name="ro1">
          <table:table-cell table:formula="of:=[$CO2_0ppm.A9]" office:value-type="float" office:value="292.15" calcext:value-type="float">
            <text:p>292.15</text:p>
          </table:table-cell>
          <table:table-cell table:style-name="ce159" office:value-type="float" office:value="311.490481330921" calcext:value-type="float">
            <text:p>311.49</text:p>
          </table:table-cell>
          <table:table-cell table:style-name="ce159" office:value-type="float" office:value="153.733211039743" calcext:value-type="float">
            <text:p>153.73</text:p>
          </table:table-cell>
          <table:table-cell table:style-name="ce159" office:value-type="float" office:value="138.587889700804" calcext:value-type="float">
            <text:p>138.59</text:p>
          </table:table-cell>
          <table:table-cell table:style-name="ce159" office:value-type="float" office:value="125.121908109372" calcext:value-type="float">
            <text:p>125.12</text:p>
          </table:table-cell>
          <table:table-cell table:style-name="ce159" office:value-type="float" office:value="122.451244237933" calcext:value-type="float">
            <text:p>122.45</text:p>
          </table:table-cell>
          <table:table-cell table:style-name="ce159" office:value-type="float" office:value="117.969135442703" calcext:value-type="float">
            <text:p>117.97</text:p>
          </table:table-cell>
          <table:table-cell table:style-name="ce159" office:value-type="float" office:value="113.117641349735" calcext:value-type="float">
            <text:p>113.12</text:p>
          </table:table-cell>
          <table:table-cell table:style-name="ce164" office:value-type="float" office:value="109.42471402219" calcext:value-type="float">
            <text:p>109.42</text:p>
          </table:table-cell>
          <table:table-cell table:style-name="ce83" table:formula="of:=0.0000000567037441900005*POWER([.A9];4)" office:value-type="float" office:value="413.081075621513" calcext:value-type="float">
            <text:p>413.08</text:p>
          </table:table-cell>
          <table:table-cell table:style-name="ce87" office:value-type="float" office:value="410.848387950499" calcext:value-type="float">
            <text:p>410.85</text:p>
          </table:table-cell>
        </table:table-row>
        <table:table-row table:style-name="ro1">
          <table:table-cell table:formula="of:=[$CO2_0ppm.A10]" office:value-type="float" office:value="293.15" calcext:value-type="float">
            <text:p>293.15</text:p>
          </table:table-cell>
          <table:table-cell table:style-name="ce159" office:value-type="float" office:value="315.615697672065" calcext:value-type="float">
            <text:p>315.62</text:p>
          </table:table-cell>
          <table:table-cell table:style-name="ce159" office:value-type="float" office:value="154.131994098627" calcext:value-type="float">
            <text:p>154.13</text:p>
          </table:table-cell>
          <table:table-cell table:style-name="ce159" office:value-type="float" office:value="138.974288826919" calcext:value-type="float">
            <text:p>138.97</text:p>
          </table:table-cell>
          <table:table-cell table:style-name="ce159" office:value-type="float" office:value="125.525134686063" calcext:value-type="float">
            <text:p>125.53</text:p>
          </table:table-cell>
          <table:table-cell table:style-name="ce159" office:value-type="float" office:value="122.86014646581" calcext:value-type="float">
            <text:p>122.86</text:p>
          </table:table-cell>
          <table:table-cell table:style-name="ce159" office:value-type="float" office:value="118.351457638446" calcext:value-type="float">
            <text:p>118.35</text:p>
          </table:table-cell>
          <table:table-cell table:style-name="ce159" office:value-type="float" office:value="113.459281210781" calcext:value-type="float">
            <text:p>113.46</text:p>
          </table:table-cell>
          <table:table-cell table:style-name="ce164" office:value-type="float" office:value="109.715426164422" calcext:value-type="float">
            <text:p>109.72</text:p>
          </table:table-cell>
          <table:table-cell table:style-name="ce83" table:formula="of:=0.0000000567037441900005*POWER([.A10];4)" office:value-type="float" office:value="418.765920007504" calcext:value-type="float">
            <text:p>418.77</text:p>
          </table:table-cell>
          <table:table-cell table:style-name="ce87" office:value-type="float" office:value="416.522665961189" calcext:value-type="float">
            <text:p>416.52</text:p>
          </table:table-cell>
        </table:table-row>
        <table:table-row table:style-name="ro1">
          <table:table-cell table:formula="of:=[$CO2_0ppm.A11]" office:value-type="float" office:value="298.15" calcext:value-type="float">
            <text:p>298.15</text:p>
          </table:table-cell>
          <table:table-cell table:style-name="ce159" office:value-type="float" office:value="336.872728385091" calcext:value-type="float">
            <text:p>336.87</text:p>
          </table:table-cell>
          <table:table-cell table:style-name="ce159" office:value-type="float" office:value="156.244844336313" calcext:value-type="float">
            <text:p>156.24</text:p>
          </table:table-cell>
          <table:table-cell table:style-name="ce159" office:value-type="float" office:value="141.092979838762" calcext:value-type="float">
            <text:p>141.09</text:p>
          </table:table-cell>
          <table:table-cell table:style-name="ce159" office:value-type="float" office:value="127.598269155791" calcext:value-type="float">
            <text:p>127.60</text:p>
          </table:table-cell>
          <table:table-cell table:style-name="ce159" office:value-type="float" office:value="125.163458871468" calcext:value-type="float">
            <text:p>125.16</text:p>
          </table:table-cell>
          <table:table-cell table:style-name="ce159" office:value-type="float" office:value="120.168522167437" calcext:value-type="float">
            <text:p>120.17</text:p>
          </table:table-cell>
          <table:table-cell table:style-name="ce159" office:value-type="float" office:value="114.933084606357" calcext:value-type="float">
            <text:p>114.93</text:p>
          </table:table-cell>
          <table:table-cell table:style-name="ce164" office:value-type="float" office:value="110.812606970276" calcext:value-type="float">
            <text:p>110.81</text:p>
          </table:table-cell>
          <table:table-cell table:style-name="ce83" table:formula="of:=0.0000000567037441900005*POWER([.A11];4)" office:value-type="float" office:value="448.075286706653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</table:table-row>
        <table:table-row table:style-name="ro1">
          <table:table-cell table:style-name="ce156"/>
          <table:table-cell table:style-name="ce58" table:number-columns-repeated="7"/>
          <table:table-cell table:style-name="ce148"/>
          <table:table-cell table:number-columns-repeated="2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number-columns-repeated="2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float" office:value="283.15" calcext:value-type="float">
            <text:p>283.15</text:p>
          </table:table-cell>
          <table:table-cell table:formula="of:=([.$J3] - [.B3])" office:value-type="float" office:value="88.3184509773354" calcext:value-type="float">
            <text:p>88.32</text:p>
          </table:table-cell>
          <table:table-cell table:formula="of:=([.$J3] - [.C3])" office:value-type="float" office:value="214.389434822777" calcext:value-type="float">
            <text:p>214.39</text:p>
          </table:table-cell>
          <table:table-cell table:formula="of:=([.$J3] - [.D3])" office:value-type="float" office:value="228.951177072833" calcext:value-type="float">
            <text:p>228.95</text:p>
          </table:table-cell>
          <table:table-cell table:formula="of:=([.$J3] - [.E3])" office:value-type="float" office:value="242.558271339106" calcext:value-type="float">
            <text:p>242.56</text:p>
          </table:table-cell>
          <table:table-cell table:formula="of:=([.$J3] - [.F3])" office:value-type="float" office:value="245.106403250815" calcext:value-type="float">
            <text:p>245.11</text:p>
          </table:table-cell>
          <table:table-cell table:formula="of:=([.$J3] - [.G3])" office:value-type="float" office:value="249.803778159378" calcext:value-type="float">
            <text:p>249.80</text:p>
          </table:table-cell>
          <table:table-cell table:formula="of:=([.$J3] - [.H3])" office:value-type="float" office:value="254.597593345603" calcext:value-type="float">
            <text:p>254.60</text:p>
          </table:table-cell>
          <table:table-cell table:formula="of:=([.$J3] - [.I3])" office:value-type="float" office:value="258.131428558368" calcext:value-type="float">
            <text:p>258.13</text:p>
          </table:table-cell>
          <table:table-cell table:number-columns-repeated="2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formula="of:=([.$J4] - [.B4])" office:value-type="float" office:value="94.0484310324026" calcext:value-type="float">
            <text:p>94.05</text:p>
          </table:table-cell>
          <table:table-cell table:formula="of:=([.$J4] - [.C4])" office:value-type="float" office:value="233.753753821668" calcext:value-type="float">
            <text:p>233.75</text:p>
          </table:table-cell>
          <table:table-cell table:formula="of:=([.$J4] - [.D4])" office:value-type="float" office:value="248.704127542723" calcext:value-type="float">
            <text:p>248.70</text:p>
          </table:table-cell>
          <table:table-cell table:formula="of:=([.$J4] - [.E4])" office:value-type="float" office:value="262.279139439699" calcext:value-type="float">
            <text:p>262.28</text:p>
          </table:table-cell>
          <table:table-cell table:formula="of:=([.$J4] - [.F4])" office:value-type="float" office:value="264.813043592352" calcext:value-type="float">
            <text:p>264.81</text:p>
          </table:table-cell>
          <table:table-cell table:formula="of:=([.$J4] - [.G4])" office:value-type="float" office:value="269.438806094074" calcext:value-type="float">
            <text:p>269.44</text:p>
          </table:table-cell>
          <table:table-cell table:formula="of:=([.$J4] - [.H4])" office:value-type="float" office:value="274.199880158991" calcext:value-type="float">
            <text:p>274.20</text:p>
          </table:table-cell>
          <table:table-cell table:formula="of:=([.$J4] - [.I4])" office:value-type="float" office:value="277.745595436583" calcext:value-type="float">
            <text:p>277.75</text:p>
          </table:table-cell>
          <table:table-cell table:number-columns-repeated="2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formula="of:=([.$J5] - [.B5])" office:value-type="float" office:value="95.522118875285" calcext:value-type="float">
            <text:p>95.52</text:p>
          </table:table-cell>
          <table:table-cell table:formula="of:=([.$J5] - [.C5])" office:value-type="float" office:value="238.754564332862" calcext:value-type="float">
            <text:p>238.75</text:p>
          </table:table-cell>
          <table:table-cell table:formula="of:=([.$J5] - [.D5])" office:value-type="float" office:value="253.76620666995" calcext:value-type="float">
            <text:p>253.77</text:p>
          </table:table-cell>
          <table:table-cell table:formula="of:=([.$J5] - [.E5])" office:value-type="float" office:value="267.320109394893" calcext:value-type="float">
            <text:p>267.32</text:p>
          </table:table-cell>
          <table:table-cell table:formula="of:=([.$J5] - [.F5])" office:value-type="float" office:value="269.84762488845" calcext:value-type="float">
            <text:p>269.85</text:p>
          </table:table-cell>
          <table:table-cell table:formula="of:=([.$J5] - [.G5])" office:value-type="float" office:value="274.465995764567" calcext:value-type="float">
            <text:p>274.47</text:p>
          </table:table-cell>
          <table:table-cell table:formula="of:=([.$J5] - [.H5])" office:value-type="float" office:value="279.231554072437" calcext:value-type="float">
            <text:p>279.23</text:p>
          </table:table-cell>
          <table:table-cell table:formula="of:=([.$J5] - [.I5])" office:value-type="float" office:value="282.79353015965" calcext:value-type="float">
            <text:p>282.79</text:p>
          </table:table-cell>
          <table:table-cell table:number-columns-repeated="2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formula="of:=([.$J6] - [.B6])" office:value-type="float" office:value="97.0146405600989" calcext:value-type="float">
            <text:p>97.01</text:p>
          </table:table-cell>
          <table:table-cell table:formula="of:=([.$J6] - [.C6])" office:value-type="float" office:value="243.817742574429" calcext:value-type="float">
            <text:p>243.82</text:p>
          </table:table-cell>
          <table:table-cell table:formula="of:=([.$J6] - [.D6])" office:value-type="float" office:value="258.878381976252" calcext:value-type="float">
            <text:p>258.88</text:p>
          </table:table-cell>
          <table:table-cell table:formula="of:=([.$J6] - [.E6])" office:value-type="float" office:value="272.408961291052" calcext:value-type="float">
            <text:p>272.41</text:p>
          </table:table-cell>
          <table:table-cell table:formula="of:=([.$J6] - [.F6])" office:value-type="float" office:value="274.922240585045" calcext:value-type="float">
            <text:p>274.92</text:p>
          </table:table-cell>
          <table:table-cell table:formula="of:=([.$J6] - [.G6])" office:value-type="float" office:value="279.546278775046" calcext:value-type="float">
            <text:p>279.55</text:p>
          </table:table-cell>
          <table:table-cell table:formula="of:=([.$J6] - [.H6])" office:value-type="float" office:value="284.322634132744" calcext:value-type="float">
            <text:p>284.32</text:p>
          </table:table-cell>
          <table:table-cell table:formula="of:=([.$J6] - [.I6])" office:value-type="float" office:value="287.906879408043" calcext:value-type="float">
            <text:p>287.91</text:p>
          </table:table-cell>
          <table:table-cell table:number-columns-repeated="2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formula="of:=([.$J7] - [.B7])" office:value-type="float" office:value="98.5196550908928" calcext:value-type="float">
            <text:p>98.52</text:p>
          </table:table-cell>
          <table:table-cell table:formula="of:=([.$J7] - [.C7])" office:value-type="float" office:value="248.934441547954" calcext:value-type="float">
            <text:p>248.93</text:p>
          </table:table-cell>
          <table:table-cell table:formula="of:=([.$J7] - [.D7])" office:value-type="float" office:value="264.033271999536" calcext:value-type="float">
            <text:p>264.03</text:p>
          </table:table-cell>
          <table:table-cell table:formula="of:=([.$J7] - [.E7])" office:value-type="float" office:value="277.540925466047" calcext:value-type="float">
            <text:p>277.54</text:p>
          </table:table-cell>
          <table:table-cell table:formula="of:=([.$J7] - [.F7])" office:value-type="float" office:value="280.044088843687" calcext:value-type="float">
            <text:p>280.04</text:p>
          </table:table-cell>
          <table:table-cell table:formula="of:=([.$J7] - [.G7])" office:value-type="float" office:value="284.676413712619" calcext:value-type="float">
            <text:p>284.68</text:p>
          </table:table-cell>
          <table:table-cell table:formula="of:=([.$J7] - [.H7])" office:value-type="float" office:value="289.470591629521" calcext:value-type="float">
            <text:p>289.47</text:p>
          </table:table-cell>
          <table:table-cell table:formula="of:=([.$J7] - [.I7])" office:value-type="float" office:value="293.084227064145" calcext:value-type="float">
            <text:p>293.08</text:p>
          </table:table-cell>
          <table:table-cell table:number-columns-repeated="2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formula="of:=([.$J8] - [.B8])" office:value-type="float" office:value="100.046937520267" calcext:value-type="float">
            <text:p>100.05</text:p>
          </table:table-cell>
          <table:table-cell table:formula="of:=([.$J8] - [.C8])" office:value-type="float" office:value="254.114814246388" calcext:value-type="float">
            <text:p>254.11</text:p>
          </table:table-cell>
          <table:table-cell table:formula="of:=([.$J8] - [.D8])" office:value-type="float" office:value="269.24104054561" calcext:value-type="float">
            <text:p>269.24</text:p>
          </table:table-cell>
          <table:table-cell table:formula="of:=([.$J8] - [.E8])" office:value-type="float" office:value="282.726343201661" calcext:value-type="float">
            <text:p>282.73</text:p>
          </table:table-cell>
          <table:table-cell table:formula="of:=([.$J8] - [.F8])" office:value-type="float" office:value="285.405059859723" calcext:value-type="float">
            <text:p>285.41</text:p>
          </table:table-cell>
          <table:table-cell table:formula="of:=([.$J8] - [.G8])" office:value-type="float" office:value="289.866633147613" calcext:value-type="float">
            <text:p>289.87</text:p>
          </table:table-cell>
          <table:table-cell table:formula="of:=([.$J8] - [.H8])" office:value-type="float" office:value="294.68555155557" calcext:value-type="float">
            <text:p>294.69</text:p>
          </table:table-cell>
          <table:table-cell table:formula="of:=([.$J8] - [.I8])" office:value-type="float" office:value="298.335437502836" calcext:value-type="float">
            <text:p>298.34</text:p>
          </table:table-cell>
          <table:table-cell table:number-columns-repeated="2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formula="of:=([.$J9] - [.B9])" office:value-type="float" office:value="101.590594290592" calcext:value-type="float">
            <text:p>101.59</text:p>
          </table:table-cell>
          <table:table-cell table:formula="of:=([.$J9] - [.C9])" office:value-type="float" office:value="259.34786458177" calcext:value-type="float">
            <text:p>259.35</text:p>
          </table:table-cell>
          <table:table-cell table:formula="of:=([.$J9] - [.D9])" office:value-type="float" office:value="274.493185920709" calcext:value-type="float">
            <text:p>274.49</text:p>
          </table:table-cell>
          <table:table-cell table:formula="of:=([.$J9] - [.E9])" office:value-type="float" office:value="287.959167512141" calcext:value-type="float">
            <text:p>287.96</text:p>
          </table:table-cell>
          <table:table-cell table:formula="of:=([.$J9] - [.F9])" office:value-type="float" office:value="290.62983138358" calcext:value-type="float">
            <text:p>290.63</text:p>
          </table:table-cell>
          <table:table-cell table:formula="of:=([.$J9] - [.G9])" office:value-type="float" office:value="295.11194017881" calcext:value-type="float">
            <text:p>295.11</text:p>
          </table:table-cell>
          <table:table-cell table:formula="of:=([.$J9] - [.H9])" office:value-type="float" office:value="299.963434271778" calcext:value-type="float">
            <text:p>299.96</text:p>
          </table:table-cell>
          <table:table-cell table:formula="of:=([.$J9] - [.I9])" office:value-type="float" office:value="303.656361599323" calcext:value-type="float">
            <text:p>303.66</text:p>
          </table:table-cell>
          <table:table-cell table:number-columns-repeated="2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formula="of:=([.$J10] - [.B10])" office:value-type="float" office:value="103.150222335439" calcext:value-type="float">
            <text:p>103.15</text:p>
          </table:table-cell>
          <table:table-cell table:formula="of:=([.$J10] - [.C10])" office:value-type="float" office:value="264.633925908877" calcext:value-type="float">
            <text:p>264.63</text:p>
          </table:table-cell>
          <table:table-cell table:formula="of:=([.$J10] - [.D10])" office:value-type="float" office:value="279.791631180585" calcext:value-type="float">
            <text:p>279.79</text:p>
          </table:table-cell>
          <table:table-cell table:formula="of:=([.$J10] - [.E10])" office:value-type="float" office:value="293.240785321441" calcext:value-type="float">
            <text:p>293.24</text:p>
          </table:table-cell>
          <table:table-cell table:formula="of:=([.$J10] - [.F10])" office:value-type="float" office:value="295.905773541694" calcext:value-type="float">
            <text:p>295.91</text:p>
          </table:table-cell>
          <table:table-cell table:formula="of:=([.$J10] - [.G10])" office:value-type="float" office:value="300.414462369058" calcext:value-type="float">
            <text:p>300.41</text:p>
          </table:table-cell>
          <table:table-cell table:formula="of:=([.$J10] - [.H10])" office:value-type="float" office:value="305.306638796723" calcext:value-type="float">
            <text:p>305.31</text:p>
          </table:table-cell>
          <table:table-cell table:formula="of:=([.$J10] - [.I10])" office:value-type="float" office:value="309.050493843082" calcext:value-type="float">
            <text:p>309.05</text:p>
          </table:table-cell>
          <table:table-cell table:number-columns-repeated="2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formula="of:=([.$J11] - [.B11])" office:value-type="float" office:value="111.202558321562" calcext:value-type="float">
            <text:p>111.20</text:p>
          </table:table-cell>
          <table:table-cell table:formula="of:=([.$J11] - [.C11])" office:value-type="float" office:value="291.83044237034" calcext:value-type="float">
            <text:p>291.83</text:p>
          </table:table-cell>
          <table:table-cell table:formula="of:=([.$J11] - [.D11])" office:value-type="float" office:value="306.982306867891" calcext:value-type="float">
            <text:p>306.98</text:p>
          </table:table-cell>
          <table:table-cell table:formula="of:=([.$J11] - [.E11])" office:value-type="float" office:value="320.477017550862" calcext:value-type="float">
            <text:p>320.48</text:p>
          </table:table-cell>
          <table:table-cell table:formula="of:=([.$J11] - [.F11])" office:value-type="float" office:value="322.911827835185" calcext:value-type="float">
            <text:p>322.91</text:p>
          </table:table-cell>
          <table:table-cell table:formula="of:=([.$J11] - [.G11])" office:value-type="float" office:value="327.906764539216" calcext:value-type="float">
            <text:p>327.91</text:p>
          </table:table-cell>
          <table:table-cell table:formula="of:=([.$J11] - [.H11])" office:value-type="float" office:value="333.142202100296" calcext:value-type="float">
            <text:p>333.14</text:p>
          </table:table-cell>
          <table:table-cell table:formula="of:=([.$J11] - [.I11])" office:value-type="float" office:value="337.262679736377" calcext:value-type="float">
            <text:p>337.26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number-columns-repeated="2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style-name="ce35"/>
        </table:table-row>
        <table:table-row table:style-name="ro1">
          <table:table-cell table:formula="of:=[.A15]" office:value-type="float" office:value="283.15" calcext:value-type="float">
            <text:p>283.15</text:p>
          </table:table-cell>
          <table:table-cell table:formula="of:=[.B15] * [$Summary.$A$4] * [$Summary.$B$4]" office:value-type="float" office:value="45.872603437628" calcext:value-type="float">
            <text:p>45.87</text:p>
          </table:table-cell>
          <table:table-cell table:formula="of:=[.C15] * [$Summary.$A$4] * [$Summary.$B$4]" office:value-type="float" office:value="111.353872446951" calcext:value-type="float">
            <text:p>111.35</text:p>
          </table:table-cell>
          <table:table-cell table:formula="of:=[.D15] * [$Summary.$A$4] * [$Summary.$B$4]" office:value-type="float" office:value="118.91724137163" calcext:value-type="float">
            <text:p>118.92</text:p>
          </table:table-cell>
          <table:table-cell table:formula="of:=[.E15] * [$Summary.$A$4] * [$Summary.$B$4]" office:value-type="float" office:value="125.984766133532" calcext:value-type="float">
            <text:p>125.98</text:p>
          </table:table-cell>
          <table:table-cell table:formula="of:=[.F15] * [$Summary.$A$4] * [$Summary.$B$4]" office:value-type="float" office:value="127.308265848474" calcext:value-type="float">
            <text:p>127.31</text:p>
          </table:table-cell>
          <table:table-cell table:formula="of:=[.G15] * [$Summary.$A$4] * [$Summary.$B$4]" office:value-type="float" office:value="129.748082375981" calcext:value-type="float">
            <text:p>129.75</text:p>
          </table:table-cell>
          <table:table-cell table:formula="of:=[.H15] * [$Summary.$A$4] * [$Summary.$B$4]" office:value-type="float" office:value="132.237989983706" calcext:value-type="float">
            <text:p>132.24</text:p>
          </table:table-cell>
          <table:table-cell table:formula="of:=[.I15] * [$Summary.$A$4] * [$Summary.$B$4]" office:value-type="float" office:value="134.073463993217" calcext:value-type="float">
            <text:p>134.07</text:p>
          </table:table-cell>
          <table:table-cell/>
          <table:table-cell table:style-name="ce83"/>
        </table:table-row>
        <table:table-row table:style-name="ro1">
          <table:table-cell table:formula="of:=[.A16]" office:value-type="float" office:value="287.15" calcext:value-type="float">
            <text:p>287.15</text:p>
          </table:table-cell>
          <table:table-cell table:formula="of:=[.B16] * [$Summary.$A$4] * [$Summary.$B$4]" office:value-type="float" office:value="48.8487550782299" calcext:value-type="float">
            <text:p>48.85</text:p>
          </table:table-cell>
          <table:table-cell table:formula="of:=[.C16] * [$Summary.$A$4] * [$Summary.$B$4]" office:value-type="float" office:value="121.411699734974" calcext:value-type="float">
            <text:p>121.41</text:p>
          </table:table-cell>
          <table:table-cell table:formula="of:=[.D16] * [$Summary.$A$4] * [$Summary.$B$4]" office:value-type="float" office:value="129.17692384569" calcext:value-type="float">
            <text:p>129.18</text:p>
          </table:table-cell>
          <table:table-cell table:formula="of:=[.E16] * [$Summary.$A$4] * [$Summary.$B$4]" office:value-type="float" office:value="136.227785024979" calcext:value-type="float">
            <text:p>136.23</text:p>
          </table:table-cell>
          <table:table-cell table:formula="of:=[.F16] * [$Summary.$A$4] * [$Summary.$B$4]" office:value-type="float" office:value="137.543894841867" calcext:value-type="float">
            <text:p>137.54</text:p>
          </table:table-cell>
          <table:table-cell table:formula="of:=[.G16] * [$Summary.$A$4] * [$Summary.$B$4]" office:value-type="float" office:value="139.946515885262" calcext:value-type="float">
            <text:p>139.95</text:p>
          </table:table-cell>
          <table:table-cell table:formula="of:=[.H16] * [$Summary.$A$4] * [$Summary.$B$4]" office:value-type="float" office:value="142.41941775458" calcext:value-type="float">
            <text:p>142.42</text:p>
          </table:table-cell>
          <table:table-cell table:formula="of:=[.I16] * [$Summary.$A$4] * [$Summary.$B$4]" office:value-type="float" office:value="144.261062269761" calcext:value-type="float">
            <text:p>144.26</text:p>
          </table:table-cell>
          <table:table-cell/>
          <table:table-cell table:style-name="ce83"/>
        </table:table-row>
        <table:table-row table:style-name="ro1">
          <table:table-cell table:formula="of:=[.A17]" office:value-type="float" office:value="288.15" calcext:value-type="float">
            <text:p>288.15</text:p>
          </table:table-cell>
          <table:table-cell table:formula="of:=[.B17] * [$Summary.$A$4] * [$Summary.$B$4]" office:value-type="float" office:value="49.614188543823" calcext:value-type="float">
            <text:p>49.61</text:p>
          </table:table-cell>
          <table:table-cell table:formula="of:=[.C17] * [$Summary.$A$4] * [$Summary.$B$4]" office:value-type="float" office:value="124.009120714489" calcext:value-type="float">
            <text:p>124.01</text:p>
          </table:table-cell>
          <table:table-cell table:formula="of:=[.D17] * [$Summary.$A$4] * [$Summary.$B$4]" office:value-type="float" office:value="131.806167744372" calcext:value-type="float">
            <text:p>131.81</text:p>
          </table:table-cell>
          <table:table-cell table:formula="of:=[.E17] * [$Summary.$A$4] * [$Summary.$B$4]" office:value-type="float" office:value="138.846064819707" calcext:value-type="float">
            <text:p>138.85</text:p>
          </table:table-cell>
          <table:table-cell table:formula="of:=[.F17] * [$Summary.$A$4] * [$Summary.$B$4]" office:value-type="float" office:value="140.158856367061" calcext:value-type="float">
            <text:p>140.16</text:p>
          </table:table-cell>
          <table:table-cell table:formula="of:=[.G17] * [$Summary.$A$4] * [$Summary.$B$4]" office:value-type="float" office:value="142.557638200116" calcext:value-type="float">
            <text:p>142.56</text:p>
          </table:table-cell>
          <table:table-cell table:formula="of:=[.H17] * [$Summary.$A$4] * [$Summary.$B$4]" office:value-type="float" office:value="145.032869185224" calcext:value-type="float">
            <text:p>145.03</text:p>
          </table:table-cell>
          <table:table-cell table:formula="of:=[.I17] * [$Summary.$A$4] * [$Summary.$B$4]" office:value-type="float" office:value="146.882959564922" calcext:value-type="float">
            <text:p>146.88</text:p>
          </table:table-cell>
          <table:table-cell/>
          <table:table-cell table:style-name="ce149"/>
        </table:table-row>
        <table:table-row table:style-name="ro1">
          <table:table-cell table:formula="of:=[.A18]" office:value-type="float" office:value="289.15" calcext:value-type="float">
            <text:p>289.15</text:p>
          </table:table-cell>
          <table:table-cell table:formula="of:=[.B18] * [$Summary.$A$4] * [$Summary.$B$4]" office:value-type="float" office:value="50.3894043069154" calcext:value-type="float">
            <text:p>50.39</text:p>
          </table:table-cell>
          <table:table-cell table:formula="of:=[.C18] * [$Summary.$A$4] * [$Summary.$B$4]" office:value-type="float" office:value="126.638935493158" calcext:value-type="float">
            <text:p>126.64</text:p>
          </table:table-cell>
          <table:table-cell table:formula="of:=[.D18] * [$Summary.$A$4] * [$Summary.$B$4]" office:value-type="float" office:value="134.461431598465" calcext:value-type="float">
            <text:p>134.46</text:p>
          </table:table-cell>
          <table:table-cell table:formula="of:=[.E18] * [$Summary.$A$4] * [$Summary.$B$4]" office:value-type="float" office:value="141.489214494572" calcext:value-type="float">
            <text:p>141.49</text:p>
          </table:table-cell>
          <table:table-cell table:formula="of:=[.F18] * [$Summary.$A$4] * [$Summary.$B$4]" office:value-type="float" office:value="142.794611759872" calcext:value-type="float">
            <text:p>142.79</text:p>
          </table:table-cell>
          <table:table-cell table:formula="of:=[.G18] * [$Summary.$A$4] * [$Summary.$B$4]" office:value-type="float" office:value="145.196337195759" calcext:value-type="float">
            <text:p>145.20</text:p>
          </table:table-cell>
          <table:table-cell table:formula="of:=[.H18] * [$Summary.$A$4] * [$Summary.$B$4]" office:value-type="float" office:value="147.677176168547" calcext:value-type="float">
            <text:p>147.68</text:p>
          </table:table-cell>
          <table:table-cell table:formula="of:=[.I18] * [$Summary.$A$4] * [$Summary.$B$4]" office:value-type="float" office:value="149.538833164538" calcext:value-type="float">
            <text:p>149.54</text:p>
          </table:table-cell>
          <table:table-cell/>
          <table:table-cell table:style-name="ce83"/>
        </table:table-row>
        <table:table-row table:style-name="ro1">
          <table:table-cell table:formula="of:=[.A19]" office:value-type="float" office:value="290.15" calcext:value-type="float">
            <text:p>290.15</text:p>
          </table:table-cell>
          <table:table-cell table:formula="of:=[.B19] * [$Summary.$A$4] * [$Summary.$B$4]" office:value-type="float" office:value="51.1711088542097" calcext:value-type="float">
            <text:p>51.17</text:p>
          </table:table-cell>
          <table:table-cell table:formula="of:=[.C19] * [$Summary.$A$4] * [$Summary.$B$4]" office:value-type="float" office:value="129.296548940007" calcext:value-type="float">
            <text:p>129.30</text:p>
          </table:table-cell>
          <table:table-cell table:formula="of:=[.D19] * [$Summary.$A$4] * [$Summary.$B$4]" office:value-type="float" office:value="137.138881476559" calcext:value-type="float">
            <text:p>137.14</text:p>
          </table:table-cell>
          <table:table-cell table:formula="of:=[.E19] * [$Summary.$A$4] * [$Summary.$B$4]" office:value-type="float" office:value="144.154756687065" calcext:value-type="float">
            <text:p>144.15</text:p>
          </table:table-cell>
          <table:table-cell table:formula="of:=[.F19] * [$Summary.$A$4] * [$Summary.$B$4]" office:value-type="float" office:value="145.454899745411" calcext:value-type="float">
            <text:p>145.45</text:p>
          </table:table-cell>
          <table:table-cell table:formula="of:=[.G19] * [$Summary.$A$4] * [$Summary.$B$4]" office:value-type="float" office:value="147.860929282334" calcext:value-type="float">
            <text:p>147.86</text:p>
          </table:table-cell>
          <table:table-cell table:formula="of:=[.H19] * [$Summary.$A$4] * [$Summary.$B$4]" office:value-type="float" office:value="150.351025292373" calcext:value-type="float">
            <text:p>150.35</text:p>
          </table:table-cell>
          <table:table-cell table:formula="of:=[.I19] * [$Summary.$A$4] * [$Summary.$B$4]" office:value-type="float" office:value="152.227947537117" calcext:value-type="float">
            <text:p>152.23</text:p>
          </table:table-cell>
          <table:table-cell/>
          <table:table-cell table:style-name="ce83"/>
        </table:table-row>
        <table:table-row table:style-name="ro1">
          <table:table-cell table:formula="of:=[.A20]" office:value-type="float" office:value="291.15" calcext:value-type="float">
            <text:p>291.15</text:p>
          </table:table-cell>
          <table:table-cell table:formula="of:=[.B20] * [$Summary.$A$4] * [$Summary.$B$4]" office:value-type="float" office:value="51.9643793480265" calcext:value-type="float">
            <text:p>51.96</text:p>
          </table:table-cell>
          <table:table-cell table:formula="of:=[.C20] * [$Summary.$A$4] * [$Summary.$B$4]" office:value-type="float" office:value="131.987234519574" calcext:value-type="float">
            <text:p>131.99</text:p>
          </table:table-cell>
          <table:table-cell table:formula="of:=[.D20] * [$Summary.$A$4] * [$Summary.$B$4]" office:value-type="float" office:value="139.84379645939" calcext:value-type="float">
            <text:p>139.84</text:p>
          </table:table-cell>
          <table:table-cell table:formula="of:=[.E20] * [$Summary.$A$4] * [$Summary.$B$4]" office:value-type="float" office:value="146.848062658943" calcext:value-type="float">
            <text:p>146.85</text:p>
          </table:table-cell>
          <table:table-cell table:formula="of:=[.F20] * [$Summary.$A$4] * [$Summary.$B$4]" office:value-type="float" office:value="148.23938809114" calcext:value-type="float">
            <text:p>148.24</text:p>
          </table:table-cell>
          <table:table-cell table:formula="of:=[.G20] * [$Summary.$A$4] * [$Summary.$B$4]" office:value-type="float" office:value="150.55672925687" calcext:value-type="float">
            <text:p>150.56</text:p>
          </table:table-cell>
          <table:table-cell table:formula="of:=[.H20] * [$Summary.$A$4] * [$Summary.$B$4]" office:value-type="float" office:value="153.059675477963" calcext:value-type="float">
            <text:p>153.06</text:p>
          </table:table-cell>
          <table:table-cell table:formula="of:=[.I20] * [$Summary.$A$4] * [$Summary.$B$4]" office:value-type="float" office:value="154.955426238973" calcext:value-type="float">
            <text:p>154.96</text:p>
          </table:table-cell>
          <table:table-cell/>
          <table:table-cell table:style-name="ce83"/>
        </table:table-row>
        <table:table-row table:style-name="ro1">
          <table:table-cell table:formula="of:=[.A21]" office:value-type="float" office:value="292.15" calcext:value-type="float">
            <text:p>292.15</text:p>
          </table:table-cell>
          <table:table-cell table:formula="of:=[.B21] * [$Summary.$A$4] * [$Summary.$B$4]" office:value-type="float" office:value="52.7661546745337" calcext:value-type="float">
            <text:p>52.77</text:p>
          </table:table-cell>
          <table:table-cell table:formula="of:=[.C21] * [$Summary.$A$4] * [$Summary.$B$4]" office:value-type="float" office:value="134.705280863772" calcext:value-type="float">
            <text:p>134.71</text:p>
          </table:table-cell>
          <table:table-cell table:formula="of:=[.D21] * [$Summary.$A$4] * [$Summary.$B$4]" office:value-type="float" office:value="142.571760767217" calcext:value-type="float">
            <text:p>142.57</text:p>
          </table:table-cell>
          <table:table-cell table:formula="of:=[.E21] * [$Summary.$A$4] * [$Summary.$B$4]" office:value-type="float" office:value="149.565991605806" calcext:value-type="float">
            <text:p>149.57</text:p>
          </table:table-cell>
          <table:table-cell table:formula="of:=[.F21] * [$Summary.$A$4] * [$Summary.$B$4]" office:value-type="float" office:value="150.953134420632" calcext:value-type="float">
            <text:p>150.95</text:p>
          </table:table-cell>
          <table:table-cell table:formula="of:=[.G21] * [$Summary.$A$4] * [$Summary.$B$4]" office:value-type="float" office:value="153.281141728874" calcext:value-type="float">
            <text:p>153.28</text:p>
          </table:table-cell>
          <table:table-cell table:formula="of:=[.H21] * [$Summary.$A$4] * [$Summary.$B$4]" office:value-type="float" office:value="155.801007760762" calcext:value-type="float">
            <text:p>155.80</text:p>
          </table:table-cell>
          <table:table-cell table:formula="of:=[.I21] * [$Summary.$A$4] * [$Summary.$B$4]" office:value-type="float" office:value="157.719114214689" calcext:value-type="float">
            <text:p>157.72</text:p>
          </table:table-cell>
          <table:table-cell/>
          <table:table-cell table:style-name="ce83"/>
        </table:table-row>
        <table:table-row table:style-name="ro1">
          <table:table-cell table:formula="of:=[.A22]" office:value-type="float" office:value="293.15" calcext:value-type="float">
            <text:p>293.15</text:p>
          </table:table-cell>
          <table:table-cell table:formula="of:=[.B22] * [$Summary.$A$4] * [$Summary.$B$4]" office:value-type="float" office:value="53.576225481027" calcext:value-type="float">
            <text:p>53.58</text:p>
          </table:table-cell>
          <table:table-cell table:formula="of:=[.C22] * [$Summary.$A$4] * [$Summary.$B$4]" office:value-type="float" office:value="137.450861117071" calcext:value-type="float">
            <text:p>137.45</text:p>
          </table:table-cell>
          <table:table-cell table:formula="of:=[.D22] * [$Summary.$A$4] * [$Summary.$B$4]" office:value-type="float" office:value="145.323773235196" calcext:value-type="float">
            <text:p>145.32</text:p>
          </table:table-cell>
          <table:table-cell table:formula="of:=[.E22] * [$Summary.$A$4] * [$Summary.$B$4]" office:value-type="float" office:value="152.309263895956" calcext:value-type="float">
            <text:p>152.31</text:p>
          </table:table-cell>
          <table:table-cell table:formula="of:=[.F22] * [$Summary.$A$4] * [$Summary.$B$4]" office:value-type="float" office:value="153.693458777556" calcext:value-type="float">
            <text:p>153.69</text:p>
          </table:table-cell>
          <table:table-cell table:formula="of:=[.G22] * [$Summary.$A$4] * [$Summary.$B$4]" office:value-type="float" office:value="156.035271754489" calcext:value-type="float">
            <text:p>156.04</text:p>
          </table:table-cell>
          <table:table-cell table:formula="of:=[.H22] * [$Summary.$A$4] * [$Summary.$B$4]" office:value-type="float" office:value="158.576268191018" calcext:value-type="float">
            <text:p>158.58</text:p>
          </table:table-cell>
          <table:table-cell table:formula="of:=[.I22] * [$Summary.$A$4] * [$Summary.$B$4]" office:value-type="float" office:value="160.520826502097" calcext:value-type="float">
            <text:p>160.52</text:p>
          </table:table-cell>
          <table:table-cell/>
          <table:table-cell table:style-name="ce83"/>
        </table:table-row>
        <table:table-row table:style-name="ro1">
          <table:table-cell table:formula="of:=[.A23]" office:value-type="float" office:value="298.15" calcext:value-type="float">
            <text:p>298.15</text:p>
          </table:table-cell>
          <table:table-cell table:formula="of:=[.B23] * [$Summary.$A$4] * [$Summary.$B$4]" office:value-type="float" office:value="57.7586087922193" calcext:value-type="float">
            <text:p>57.76</text:p>
          </table:table-cell>
          <table:table-cell table:formula="of:=[.C23] * [$Summary.$A$4] * [$Summary.$B$4]" office:value-type="float" office:value="151.576731767155" calcext:value-type="float">
            <text:p>151.58</text:p>
          </table:table-cell>
          <table:table-cell table:formula="of:=[.D23] * [$Summary.$A$4] * [$Summary.$B$4]" office:value-type="float" office:value="159.446610187183" calcext:value-type="float">
            <text:p>159.45</text:p>
          </table:table-cell>
          <table:table-cell table:formula="of:=[.E23] * [$Summary.$A$4] * [$Summary.$B$4]" office:value-type="float" office:value="166.455762915918" calcext:value-type="float">
            <text:p>166.46</text:p>
          </table:table-cell>
          <table:table-cell table:formula="of:=[.F23] * [$Summary.$A$4] * [$Summary.$B$4]" office:value-type="float" office:value="167.720403377595" calcext:value-type="float">
            <text:p>167.72</text:p>
          </table:table-cell>
          <table:table-cell table:formula="of:=[.G23] * [$Summary.$A$4] * [$Summary.$B$4]" office:value-type="float" office:value="170.314773501669" calcext:value-type="float">
            <text:p>170.31</text:p>
          </table:table-cell>
          <table:table-cell table:formula="of:=[.H23] * [$Summary.$A$4] * [$Summary.$B$4]" office:value-type="float" office:value="173.034059770894" calcext:value-type="float">
            <text:p>173.03</text:p>
          </table:table-cell>
          <table:table-cell table:formula="of:=[.I23] * [$Summary.$A$4] * [$Summary.$B$4]" office:value-type="float" office:value="175.174235855074" calcext:value-type="float">
            <text:p>175.17</text:p>
          </table:table-cell>
          <table:table-cell/>
          <table:table-cell table:style-name="ce83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table:number-columns-repeated="9"/>
          <table:table-cell/>
          <table:table-cell table:style-name="ce35"/>
        </table:table-row>
      </table:table>
      <table:table table:name="CO2_275ppm" table:style-name="ta1">
        <table:shapes>
          <draw:frame draw:z-index="0" draw:style-name="gr1" draw:text-style-name="P1" svg:width="147.86mm" svg:height="99.97mm" svg:x="208.55mm" svg:y="68.1mm">
            <draw:object draw:notify-on-update-of-ranges="CO2_275ppm.A27:CO2_275ppm.A35 CO2_275ppm.H26:CO2_275ppm.H26 CO2_275ppm.H27:CO2_275ppm.H35 CO2_275ppm.A27:CO2_275ppm.A35 CO2_275ppm.G26:CO2_275ppm.G26 CO2_275ppm.G27:CO2_275ppm.G35 CO2_275ppm.A27:CO2_275ppm.A35 CO2_275ppm.E26:CO2_275ppm.E26 CO2_275ppm.E27:CO2_275ppm.E35 CO2_275ppm.A27:CO2_275ppm.A35 CO2_275ppm.D26:CO2_275ppm.D26 CO2_275ppm.D27:CO2_275ppm.D35 CO2_275ppm.A27:CO2_275ppm.A35 CO2_275ppm.C26:CO2_275ppm.C26 CO2_275ppm.C27:CO2_275ppm.C35 CO2_275ppm.A27:CO2_275ppm.A35 CO2_275ppm.B26:CO2_275ppm.B26 CO2_275ppm.B27:CO2_275ppm.B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83"/>
        <table:table-column table:style-name="co1" table:number-columns-repeated="10" table:default-cell-style-name="Default"/>
        <table:table-row table:style-name="ro1">
          <table:table-cell table:style-name="ce58" office:value-type="string" calcext:value-type="string" table:number-columns-spanned="9" table:number-rows-spanned="1">
            <text:p>Transmittance (W/m^2)</text:p>
          </table:table-cell>
          <table:covered-table-cell table:number-columns-repeated="7" table:style-name="ce58"/>
          <table:covered-table-cell table:style-name="ce148"/>
          <table:table-cell table:number-columns-repeated="3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ce67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73.376309154548" calcext:value-type="float">
            <text:p>273.38</text:p>
          </table:table-cell>
          <table:table-cell table:style-name="ce159" office:value-type="float" office:value="147.789831806804" calcext:value-type="float">
            <text:p>147.79</text:p>
          </table:table-cell>
          <table:table-cell table:style-name="ce159" office:value-type="float" office:value="133.425670266025" calcext:value-type="float">
            <text:p>133.43</text:p>
          </table:table-cell>
          <table:table-cell table:style-name="ce159" office:value-type="float" office:value="120.063072169844" calcext:value-type="float">
            <text:p>120.06</text:p>
          </table:table-cell>
          <table:table-cell table:style-name="ce159" office:value-type="float" office:value="117.568043440999" calcext:value-type="float">
            <text:p>117.57</text:p>
          </table:table-cell>
          <table:table-cell table:style-name="ce159" office:value-type="float" office:value="112.975971934122" calcext:value-type="float">
            <text:p>112.98</text:p>
          </table:table-cell>
          <table:table-cell table:style-name="ce159" office:value-type="float" office:value="108.298039802278" calcext:value-type="float">
            <text:p>108.30</text:p>
          </table:table-cell>
          <table:table-cell table:style-name="ce164" office:value-type="float" office:value="104.85470797096" calcext:value-type="float">
            <text:p>104.85</text:p>
          </table:table-cell>
          <table:table-cell table:style-name="ce83" table:formula="of:=0.0000000567037441900005*POWER([.A3];4)" office:value-type="float" office:value="364.483607161424" calcext:value-type="float">
            <text:p>364.48</text:p>
          </table:table-cell>
          <table:table-cell table:style-name="ce87" office:value-type="float" office:value="362.34484692245" calcext:value-type="float">
            <text:p>362.34</text:p>
          </table:table-cell>
          <table:table-cell table:style-name="ce38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88.499701134762" calcext:value-type="float">
            <text:p>288.50</text:p>
          </table:table-cell>
          <table:table-cell table:style-name="ce159" office:value-type="float" office:value="149.412494338693" calcext:value-type="float">
            <text:p>149.41</text:p>
          </table:table-cell>
          <table:table-cell table:style-name="ce159" office:value-type="float" office:value="134.698542354399" calcext:value-type="float">
            <text:p>134.70</text:p>
          </table:table-cell>
          <table:table-cell table:style-name="ce159" office:value-type="float" office:value="121.401500176326" calcext:value-type="float">
            <text:p>121.40</text:p>
          </table:table-cell>
          <table:table-cell table:style-name="ce159" office:value-type="float" office:value="118.926690979527" calcext:value-type="float">
            <text:p>118.93</text:p>
          </table:table-cell>
          <table:table-cell table:style-name="ce159" office:value-type="float" office:value="114.414330904441" calcext:value-type="float">
            <text:p>114.41</text:p>
          </table:table-cell>
          <table:table-cell table:style-name="ce159" office:value-type="float" office:value="109.781178335824" calcext:value-type="float">
            <text:p>109.78</text:p>
          </table:table-cell>
          <table:table-cell table:style-name="ce164" office:value-type="float" office:value="106.325116018978" calcext:value-type="float">
            <text:p>106.33</text:p>
          </table:table-cell>
          <table:table-cell table:style-name="ce83" table:formula="of:=0.0000000567037441900005*POWER([.A4];4)" office:value-type="float" office:value="385.520093917784" calcext:value-type="float">
            <text:p>385.52</text:p>
          </table:table-cell>
          <table:table-cell table:style-name="ce87" office:value-type="float" office:value="383.339838515444" calcext:value-type="float">
            <text:p>383.34</text:p>
          </table:table-cell>
          <table:table-cell table:style-name="ce38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92.377019095329" calcext:value-type="float">
            <text:p>292.38</text:p>
          </table:table-cell>
          <table:table-cell table:style-name="ce159" office:value-type="float" office:value="149.800144924515" calcext:value-type="float">
            <text:p>149.80</text:p>
          </table:table-cell>
          <table:table-cell table:style-name="ce159" office:value-type="float" office:value="135.034636180945" calcext:value-type="float">
            <text:p>135.03</text:p>
          </table:table-cell>
          <table:table-cell table:style-name="ce159" office:value-type="float" office:value="121.766354173038" calcext:value-type="float">
            <text:p>121.77</text:p>
          </table:table-cell>
          <table:table-cell table:style-name="ce159" office:value-type="float" office:value="119.299081032535" calcext:value-type="float">
            <text:p>119.30</text:p>
          </table:table-cell>
          <table:table-cell table:style-name="ce159" office:value-type="float" office:value="114.795887636702" calcext:value-type="float">
            <text:p>114.80</text:p>
          </table:table-cell>
          <table:table-cell table:style-name="ce159" office:value-type="float" office:value="110.15473853384" calcext:value-type="float">
            <text:p>110.15</text:p>
          </table:table-cell>
          <table:table-cell table:style-name="ce164" office:value-type="float" office:value="106.688055038743" calcext:value-type="float">
            <text:p>106.69</text:p>
          </table:table-cell>
          <table:table-cell table:style-name="ce83" table:formula="of:=0.0000000567037441900005*POWER([.A5];4)" office:value-type="float" office:value="390.91850776901" calcext:value-type="float">
            <text:p>390.92</text:p>
          </table:table-cell>
          <table:table-cell table:style-name="ce87" office:value-type="float" office:value="388.727817510757" calcext:value-type="float">
            <text:p>388.73</text:p>
          </table:table-cell>
          <table:table-cell table:style-name="ce38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96.291290527319" calcext:value-type="float">
            <text:p>296.29</text:p>
          </table:table-cell>
          <table:table-cell table:style-name="ce159" office:value-type="float" office:value="150.182895504367" calcext:value-type="float">
            <text:p>150.18</text:p>
          </table:table-cell>
          <table:table-cell table:style-name="ce159" office:value-type="float" office:value="135.378040219995" calcext:value-type="float">
            <text:p>135.38</text:p>
          </table:table-cell>
          <table:table-cell table:style-name="ce159" office:value-type="float" office:value="122.140392203296" calcext:value-type="float">
            <text:p>122.14</text:p>
          </table:table-cell>
          <table:table-cell table:style-name="ce159" office:value-type="float" office:value="119.688257544948" calcext:value-type="float">
            <text:p>119.69</text:p>
          </table:table-cell>
          <table:table-cell table:style-name="ce159" office:value-type="float" office:value="115.181171946634" calcext:value-type="float">
            <text:p>115.18</text:p>
          </table:table-cell>
          <table:table-cell table:style-name="ce159" office:value-type="float" office:value="110.530459375536" calcext:value-type="float">
            <text:p>110.53</text:p>
          </table:table-cell>
          <table:table-cell table:style-name="ce164" office:value-type="float" office:value="107.042159145038" calcext:value-type="float">
            <text:p>107.04</text:p>
          </table:table-cell>
          <table:table-cell table:style-name="ce83" table:formula="of:=0.0000000567037441900005*POWER([.A6];4)" office:value-type="float" office:value="396.373419363693" calcext:value-type="float">
            <text:p>396.37</text:p>
          </table:table-cell>
          <table:table-cell table:style-name="ce87" office:value-type="float" office:value="394.172268935681" calcext:value-type="float">
            <text:p>394.17</text:p>
          </table:table-cell>
          <table:table-cell table:style-name="ce38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300.249254676419" calcext:value-type="float">
            <text:p>300.25</text:p>
          </table:table-cell>
          <table:table-cell table:style-name="ce159" office:value-type="float" office:value="150.569925528044" calcext:value-type="float">
            <text:p>150.57</text:p>
          </table:table-cell>
          <table:table-cell table:style-name="ce159" office:value-type="float" office:value="135.736401718775" calcext:value-type="float">
            <text:p>135.74</text:p>
          </table:table-cell>
          <table:table-cell table:style-name="ce159" office:value-type="float" office:value="122.528625122635" calcext:value-type="float">
            <text:p>122.53</text:p>
          </table:table-cell>
          <table:table-cell table:style-name="ce159" office:value-type="float" office:value="120.087447758131" calcext:value-type="float">
            <text:p>120.09</text:p>
          </table:table-cell>
          <table:table-cell table:style-name="ce159" office:value-type="float" office:value="115.573675594598" calcext:value-type="float">
            <text:p>115.57</text:p>
          </table:table-cell>
          <table:table-cell table:style-name="ce159" office:value-type="float" office:value="110.906248204755" calcext:value-type="float">
            <text:p>110.91</text:p>
          </table:table-cell>
          <table:table-cell table:style-name="ce164" office:value-type="float" office:value="107.389146668902" calcext:value-type="float">
            <text:p>107.39</text:p>
          </table:table-cell>
          <table:table-cell table:style-name="ce83" table:formula="of:=0.0000000567037441900005*POWER([.A7];4)" office:value-type="float" office:value="401.885221522691" calcext:value-type="float">
            <text:p>401.89</text:p>
          </table:table-cell>
          <table:table-cell table:style-name="ce87" office:value-type="float" office:value="399.673585135707" calcext:value-type="float">
            <text:p>399.67</text:p>
          </table:table-cell>
          <table:table-cell table:style-name="ce38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304.241699418344" calcext:value-type="float">
            <text:p>304.24</text:p>
          </table:table-cell>
          <table:table-cell table:style-name="ce159" office:value-type="float" office:value="150.951690695389" calcext:value-type="float">
            <text:p>150.95</text:p>
          </table:table-cell>
          <table:table-cell table:style-name="ce159" office:value-type="float" office:value="136.100122837499" calcext:value-type="float">
            <text:p>136.10</text:p>
          </table:table-cell>
          <table:table-cell table:style-name="ce159" office:value-type="float" office:value="122.921219890373" calcext:value-type="float">
            <text:p>122.92</text:p>
          </table:table-cell>
          <table:table-cell table:style-name="ce159" office:value-type="float" office:value="120.309771746574" calcext:value-type="float">
            <text:p>120.31</text:p>
          </table:table-cell>
          <table:table-cell table:style-name="ce159" office:value-type="float" office:value="115.953756055097" calcext:value-type="float">
            <text:p>115.95</text:p>
          </table:table-cell>
          <table:table-cell table:style-name="ce159" office:value-type="float" office:value="111.272516437337" calcext:value-type="float">
            <text:p>111.27</text:p>
          </table:table-cell>
          <table:table-cell table:style-name="ce164" office:value-type="float" office:value="107.719684358288" calcext:value-type="float">
            <text:p>107.72</text:p>
          </table:table-cell>
          <table:table-cell table:style-name="ce83" table:formula="of:=0.0000000567037441900005*POWER([.A8];4)" office:value-type="float" office:value="407.454308427752" calcext:value-type="float">
            <text:p>407.45</text:p>
          </table:table-cell>
          <table:table-cell table:style-name="ce87" office:value-type="float" office:value="405.232159797989" calcext:value-type="float">
            <text:p>405.23</text:p>
          </table:table-cell>
          <table:table-cell table:style-name="ce38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308.274920651057" calcext:value-type="float">
            <text:p>308.27</text:p>
          </table:table-cell>
          <table:table-cell table:style-name="ce159" office:value-type="float" office:value="151.339434429035" calcext:value-type="float">
            <text:p>151.34</text:p>
          </table:table-cell>
          <table:table-cell table:style-name="ce159" office:value-type="float" office:value="136.477905859074" calcext:value-type="float">
            <text:p>136.48</text:p>
          </table:table-cell>
          <table:table-cell table:style-name="ce159" office:value-type="float" office:value="123.324495518647" calcext:value-type="float">
            <text:p>123.32</text:p>
          </table:table-cell>
          <table:table-cell table:style-name="ce159" office:value-type="float" office:value="120.721618663004" calcext:value-type="float">
            <text:p>120.72</text:p>
          </table:table-cell>
          <table:table-cell table:style-name="ce159" office:value-type="float" office:value="116.356473920799" calcext:value-type="float">
            <text:p>116.36</text:p>
          </table:table-cell>
          <table:table-cell table:style-name="ce159" office:value-type="float" office:value="111.633578812864" calcext:value-type="float">
            <text:p>111.63</text:p>
          </table:table-cell>
          <table:table-cell table:style-name="ce164" office:value-type="float" office:value="108.038170286788" calcext:value-type="float">
            <text:p>108.04</text:p>
          </table:table-cell>
          <table:table-cell table:style-name="ce83" table:formula="of:=0.0000000567037441900005*POWER([.A9];4)" office:value-type="float" office:value="413.081075621513" calcext:value-type="float">
            <text:p>413.08</text:p>
          </table:table-cell>
          <table:table-cell table:style-name="ce87" office:value-type="float" office:value="410.848387950499" calcext:value-type="float">
            <text:p>410.85</text:p>
          </table:table-cell>
          <table:table-cell table:style-name="ce38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12.349743793192" calcext:value-type="float">
            <text:p>312.35</text:p>
          </table:table-cell>
          <table:table-cell table:style-name="ce159" office:value-type="float" office:value="151.733236948131" calcext:value-type="float">
            <text:p>151.73</text:p>
          </table:table-cell>
          <table:table-cell table:style-name="ce159" office:value-type="float" office:value="136.868226280179" calcext:value-type="float">
            <text:p>136.87</text:p>
          </table:table-cell>
          <table:table-cell table:style-name="ce159" office:value-type="float" office:value="123.737308772306" calcext:value-type="float">
            <text:p>123.74</text:p>
          </table:table-cell>
          <table:table-cell table:style-name="ce159" office:value-type="float" office:value="121.140490162192" calcext:value-type="float">
            <text:p>121.14</text:p>
          </table:table-cell>
          <table:table-cell table:style-name="ce159" office:value-type="float" office:value="116.750210079568" calcext:value-type="float">
            <text:p>116.75</text:p>
          </table:table-cell>
          <table:table-cell table:style-name="ce159" office:value-type="float" office:value="111.987418015528" calcext:value-type="float">
            <text:p>111.99</text:p>
          </table:table-cell>
          <table:table-cell table:style-name="ce164" office:value-type="float" office:value="108.341523415515" calcext:value-type="float">
            <text:p>108.34</text:p>
          </table:table-cell>
          <table:table-cell table:style-name="ce83" table:formula="of:=0.0000000567037441900005*POWER([.A10];4)" office:value-type="float" office:value="418.765920007504" calcext:value-type="float">
            <text:p>418.77</text:p>
          </table:table-cell>
          <table:table-cell table:style-name="ce87" office:value-type="float" office:value="416.522665961189" calcext:value-type="float">
            <text:p>416.52</text:p>
          </table:table-cell>
          <table:table-cell table:style-name="ce38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33.347248175012" calcext:value-type="float">
            <text:p>333.35</text:p>
          </table:table-cell>
          <table:table-cell table:style-name="ce159" office:value-type="float" office:value="153.835269428049" calcext:value-type="float">
            <text:p>153.84</text:p>
          </table:table-cell>
          <table:table-cell table:style-name="ce159" office:value-type="float" office:value="139.015936846032" calcext:value-type="float">
            <text:p>139.02</text:p>
          </table:table-cell>
          <table:table-cell table:style-name="ce159" office:value-type="float" office:value="125.862219758306" calcext:value-type="float">
            <text:p>125.86</text:p>
          </table:table-cell>
          <table:table-cell table:style-name="ce159" office:value-type="float" office:value="123.491009207589" calcext:value-type="float">
            <text:p>123.49</text:p>
          </table:table-cell>
          <table:table-cell table:style-name="ce159" office:value-type="float" office:value="118.625759144623" calcext:value-type="float">
            <text:p>118.63</text:p>
          </table:table-cell>
          <table:table-cell table:style-name="ce159" office:value-type="float" office:value="113.522874985276" calcext:value-type="float">
            <text:p>113.52</text:p>
          </table:table-cell>
          <table:table-cell table:style-name="ce164" office:value-type="float" office:value="109.50248106958" calcext:value-type="float">
            <text:p>109.50</text:p>
          </table:table-cell>
          <table:table-cell table:style-name="ce83" table:formula="of:=0.0000000567037441900005*POWER([.A11];4)" office:value-type="float" office:value="448.075286706653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  <table:table-cell table:style-name="ce38"/>
        </table:table-row>
        <table:table-row table:style-name="ro1">
          <table:table-cell table:style-name="ce58"/>
          <table:table-cell table:style-name="ce158" table:number-columns-repeated="7"/>
          <table:table-cell table:style-name="ce163"/>
          <table:table-cell table:style-name="ce83"/>
          <table:table-cell table:number-columns-repeated="2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number-columns-repeated="3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/>
          <table:table-cell table:style-name="ce35"/>
          <table:table-cell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formula="of:=([.$J3] - [.B3])" office:value-type="float" office:value="91.1072980068765" calcext:value-type="float">
            <text:p>91.11</text:p>
          </table:table-cell>
          <table:table-cell table:style-name="ce83" table:formula="of:=([.$J3] - [.C3])" office:value-type="float" office:value="216.69377535462" calcext:value-type="float">
            <text:p>216.69</text:p>
          </table:table-cell>
          <table:table-cell table:style-name="ce83" table:formula="of:=([.$J3] - [.D3])" office:value-type="float" office:value="231.057936895399" calcext:value-type="float">
            <text:p>231.06</text:p>
          </table:table-cell>
          <table:table-cell table:style-name="ce83" table:formula="of:=([.$J3] - [.E3])" office:value-type="float" office:value="244.42053499158" calcext:value-type="float">
            <text:p>244.42</text:p>
          </table:table-cell>
          <table:table-cell table:style-name="ce83" table:formula="of:=([.$J3] - [.F3])" office:value-type="float" office:value="246.915563720425" calcext:value-type="float">
            <text:p>246.92</text:p>
          </table:table-cell>
          <table:table-cell table:style-name="ce83" table:formula="of:=([.$J3] - [.G3])" office:value-type="float" office:value="251.507635227302" calcext:value-type="float">
            <text:p>251.51</text:p>
          </table:table-cell>
          <table:table-cell table:style-name="ce83" table:formula="of:=([.$J3] - [.H3])" office:value-type="float" office:value="256.185567359146" calcext:value-type="float">
            <text:p>256.19</text:p>
          </table:table-cell>
          <table:table-cell table:style-name="ce83" table:formula="of:=([.$J3] - [.I3])" office:value-type="float" office:value="259.628899190464" calcext:value-type="float">
            <text:p>259.63</text:p>
          </table:table-cell>
          <table:table-cell table:number-columns-repeated="3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formula="of:=([.$J4] - [.B4])" office:value-type="float" office:value="97.0203927830216" calcext:value-type="float">
            <text:p>97.02</text:p>
          </table:table-cell>
          <table:table-cell table:style-name="ce83" table:formula="of:=([.$J4] - [.C4])" office:value-type="float" office:value="236.107599579091" calcext:value-type="float">
            <text:p>236.11</text:p>
          </table:table-cell>
          <table:table-cell table:style-name="ce83" table:formula="of:=([.$J4] - [.D4])" office:value-type="float" office:value="250.821551563385" calcext:value-type="float">
            <text:p>250.82</text:p>
          </table:table-cell>
          <table:table-cell table:style-name="ce83" table:formula="of:=([.$J4] - [.E4])" office:value-type="float" office:value="264.118593741458" calcext:value-type="float">
            <text:p>264.12</text:p>
          </table:table-cell>
          <table:table-cell table:style-name="ce83" table:formula="of:=([.$J4] - [.F4])" office:value-type="float" office:value="266.593402938257" calcext:value-type="float">
            <text:p>266.59</text:p>
          </table:table-cell>
          <table:table-cell table:style-name="ce83" table:formula="of:=([.$J4] - [.G4])" office:value-type="float" office:value="271.105763013343" calcext:value-type="float">
            <text:p>271.11</text:p>
          </table:table-cell>
          <table:table-cell table:style-name="ce83" table:formula="of:=([.$J4] - [.H4])" office:value-type="float" office:value="275.73891558196" calcext:value-type="float">
            <text:p>275.74</text:p>
          </table:table-cell>
          <table:table-cell table:style-name="ce83" table:formula="of:=([.$J4] - [.I4])" office:value-type="float" office:value="279.194977898806" calcext:value-type="float">
            <text:p>279.19</text:p>
          </table:table-cell>
          <table:table-cell table:number-columns-repeated="3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formula="of:=([.$J5] - [.B5])" office:value-type="float" office:value="98.541488673681" calcext:value-type="float">
            <text:p>98.54</text:p>
          </table:table-cell>
          <table:table-cell table:style-name="ce83" table:formula="of:=([.$J5] - [.C5])" office:value-type="float" office:value="241.118362844495" calcext:value-type="float">
            <text:p>241.12</text:p>
          </table:table-cell>
          <table:table-cell table:style-name="ce83" table:formula="of:=([.$J5] - [.D5])" office:value-type="float" office:value="255.883871588065" calcext:value-type="float">
            <text:p>255.88</text:p>
          </table:table-cell>
          <table:table-cell table:style-name="ce83" table:formula="of:=([.$J5] - [.E5])" office:value-type="float" office:value="269.152153595972" calcext:value-type="float">
            <text:p>269.15</text:p>
          </table:table-cell>
          <table:table-cell table:style-name="ce83" table:formula="of:=([.$J5] - [.F5])" office:value-type="float" office:value="271.619426736475" calcext:value-type="float">
            <text:p>271.62</text:p>
          </table:table-cell>
          <table:table-cell table:style-name="ce83" table:formula="of:=([.$J5] - [.G5])" office:value-type="float" office:value="276.122620132308" calcext:value-type="float">
            <text:p>276.12</text:p>
          </table:table-cell>
          <table:table-cell table:style-name="ce83" table:formula="of:=([.$J5] - [.H5])" office:value-type="float" office:value="280.76376923517" calcext:value-type="float">
            <text:p>280.76</text:p>
          </table:table-cell>
          <table:table-cell table:style-name="ce83" table:formula="of:=([.$J5] - [.I5])" office:value-type="float" office:value="284.230452730267" calcext:value-type="float">
            <text:p>284.23</text:p>
          </table:table-cell>
          <table:table-cell table:number-columns-repeated="3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formula="of:=([.$J6] - [.B6])" office:value-type="float" office:value="100.082128836374" calcext:value-type="float">
            <text:p>100.08</text:p>
          </table:table-cell>
          <table:table-cell table:style-name="ce83" table:formula="of:=([.$J6] - [.C6])" office:value-type="float" office:value="246.190523859326" calcext:value-type="float">
            <text:p>246.19</text:p>
          </table:table-cell>
          <table:table-cell table:style-name="ce83" table:formula="of:=([.$J6] - [.D6])" office:value-type="float" office:value="260.995379143698" calcext:value-type="float">
            <text:p>261.00</text:p>
          </table:table-cell>
          <table:table-cell table:style-name="ce83" table:formula="of:=([.$J6] - [.E6])" office:value-type="float" office:value="274.233027160397" calcext:value-type="float">
            <text:p>274.23</text:p>
          </table:table-cell>
          <table:table-cell table:style-name="ce83" table:formula="of:=([.$J6] - [.F6])" office:value-type="float" office:value="276.685161818745" calcext:value-type="float">
            <text:p>276.69</text:p>
          </table:table-cell>
          <table:table-cell table:style-name="ce83" table:formula="of:=([.$J6] - [.G6])" office:value-type="float" office:value="281.192247417059" calcext:value-type="float">
            <text:p>281.19</text:p>
          </table:table-cell>
          <table:table-cell table:style-name="ce83" table:formula="of:=([.$J6] - [.H6])" office:value-type="float" office:value="285.842959988157" calcext:value-type="float">
            <text:p>285.84</text:p>
          </table:table-cell>
          <table:table-cell table:style-name="ce83" table:formula="of:=([.$J6] - [.I6])" office:value-type="float" office:value="289.331260218655" calcext:value-type="float">
            <text:p>289.33</text:p>
          </table:table-cell>
          <table:table-cell table:number-columns-repeated="3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formula="of:=([.$J7] - [.B7])" office:value-type="float" office:value="101.635966846272" calcext:value-type="float">
            <text:p>101.64</text:p>
          </table:table-cell>
          <table:table-cell table:style-name="ce83" table:formula="of:=([.$J7] - [.C7])" office:value-type="float" office:value="251.315295994647" calcext:value-type="float">
            <text:p>251.32</text:p>
          </table:table-cell>
          <table:table-cell table:style-name="ce83" table:formula="of:=([.$J7] - [.D7])" office:value-type="float" office:value="266.148819803916" calcext:value-type="float">
            <text:p>266.15</text:p>
          </table:table-cell>
          <table:table-cell table:style-name="ce83" table:formula="of:=([.$J7] - [.E7])" office:value-type="float" office:value="279.356596400056" calcext:value-type="float">
            <text:p>279.36</text:p>
          </table:table-cell>
          <table:table-cell table:style-name="ce83" table:formula="of:=([.$J7] - [.F7])" office:value-type="float" office:value="281.79777376456" calcext:value-type="float">
            <text:p>281.80</text:p>
          </table:table-cell>
          <table:table-cell table:style-name="ce83" table:formula="of:=([.$J7] - [.G7])" office:value-type="float" office:value="286.311545928093" calcext:value-type="float">
            <text:p>286.31</text:p>
          </table:table-cell>
          <table:table-cell table:style-name="ce83" table:formula="of:=([.$J7] - [.H7])" office:value-type="float" office:value="290.978973317936" calcext:value-type="float">
            <text:p>290.98</text:p>
          </table:table-cell>
          <table:table-cell table:style-name="ce83" table:formula="of:=([.$J7] - [.I7])" office:value-type="float" office:value="294.496074853789" calcext:value-type="float">
            <text:p>294.50</text:p>
          </table:table-cell>
          <table:table-cell table:number-columns-repeated="3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formula="of:=([.$J8] - [.B8])" office:value-type="float" office:value="103.212609009408" calcext:value-type="float">
            <text:p>103.21</text:p>
          </table:table-cell>
          <table:table-cell table:style-name="ce83" table:formula="of:=([.$J8] - [.C8])" office:value-type="float" office:value="256.502617732363" calcext:value-type="float">
            <text:p>256.50</text:p>
          </table:table-cell>
          <table:table-cell table:style-name="ce83" table:formula="of:=([.$J8] - [.D8])" office:value-type="float" office:value="271.354185590253" calcext:value-type="float">
            <text:p>271.35</text:p>
          </table:table-cell>
          <table:table-cell table:style-name="ce83" table:formula="of:=([.$J8] - [.E8])" office:value-type="float" office:value="284.533088537379" calcext:value-type="float">
            <text:p>284.53</text:p>
          </table:table-cell>
          <table:table-cell table:style-name="ce83" table:formula="of:=([.$J8] - [.F8])" office:value-type="float" office:value="287.144536681178" calcext:value-type="float">
            <text:p>287.14</text:p>
          </table:table-cell>
          <table:table-cell table:style-name="ce83" table:formula="of:=([.$J8] - [.G8])" office:value-type="float" office:value="291.500552372655" calcext:value-type="float">
            <text:p>291.50</text:p>
          </table:table-cell>
          <table:table-cell table:style-name="ce83" table:formula="of:=([.$J8] - [.H8])" office:value-type="float" office:value="296.181791990415" calcext:value-type="float">
            <text:p>296.18</text:p>
          </table:table-cell>
          <table:table-cell table:style-name="ce83" table:formula="of:=([.$J8] - [.I8])" office:value-type="float" office:value="299.734624069464" calcext:value-type="float">
            <text:p>299.73</text:p>
          </table:table-cell>
          <table:table-cell table:number-columns-repeated="3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formula="of:=([.$J9] - [.B9])" office:value-type="float" office:value="104.806154970456" calcext:value-type="float">
            <text:p>104.81</text:p>
          </table:table-cell>
          <table:table-cell table:style-name="ce83" table:formula="of:=([.$J9] - [.C9])" office:value-type="float" office:value="261.741641192478" calcext:value-type="float">
            <text:p>261.74</text:p>
          </table:table-cell>
          <table:table-cell table:style-name="ce83" table:formula="of:=([.$J9] - [.D9])" office:value-type="float" office:value="276.603169762439" calcext:value-type="float">
            <text:p>276.60</text:p>
          </table:table-cell>
          <table:table-cell table:style-name="ce83" table:formula="of:=([.$J9] - [.E9])" office:value-type="float" office:value="289.756580102866" calcext:value-type="float">
            <text:p>289.76</text:p>
          </table:table-cell>
          <table:table-cell table:style-name="ce83" table:formula="of:=([.$J9] - [.F9])" office:value-type="float" office:value="292.359456958509" calcext:value-type="float">
            <text:p>292.36</text:p>
          </table:table-cell>
          <table:table-cell table:style-name="ce83" table:formula="of:=([.$J9] - [.G9])" office:value-type="float" office:value="296.724601700714" calcext:value-type="float">
            <text:p>296.72</text:p>
          </table:table-cell>
          <table:table-cell table:style-name="ce83" table:formula="of:=([.$J9] - [.H9])" office:value-type="float" office:value="301.447496808649" calcext:value-type="float">
            <text:p>301.45</text:p>
          </table:table-cell>
          <table:table-cell table:style-name="ce83" table:formula="of:=([.$J9] - [.I9])" office:value-type="float" office:value="305.042905334725" calcext:value-type="float">
            <text:p>305.04</text:p>
          </table:table-cell>
          <table:table-cell table:number-columns-repeated="3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formula="of:=([.$J10] - [.B10])" office:value-type="float" office:value="106.416176214312" calcext:value-type="float">
            <text:p>106.42</text:p>
          </table:table-cell>
          <table:table-cell table:style-name="ce83" table:formula="of:=([.$J10] - [.C10])" office:value-type="float" office:value="267.032683059373" calcext:value-type="float">
            <text:p>267.03</text:p>
          </table:table-cell>
          <table:table-cell table:style-name="ce83" table:formula="of:=([.$J10] - [.D10])" office:value-type="float" office:value="281.897693727325" calcext:value-type="float">
            <text:p>281.90</text:p>
          </table:table-cell>
          <table:table-cell table:style-name="ce83" table:formula="of:=([.$J10] - [.E10])" office:value-type="float" office:value="295.028611235198" calcext:value-type="float">
            <text:p>295.03</text:p>
          </table:table-cell>
          <table:table-cell table:style-name="ce83" table:formula="of:=([.$J10] - [.F10])" office:value-type="float" office:value="297.625429845312" calcext:value-type="float">
            <text:p>297.63</text:p>
          </table:table-cell>
          <table:table-cell table:style-name="ce83" table:formula="of:=([.$J10] - [.G10])" office:value-type="float" office:value="302.015709927936" calcext:value-type="float">
            <text:p>302.02</text:p>
          </table:table-cell>
          <table:table-cell table:style-name="ce83" table:formula="of:=([.$J10] - [.H10])" office:value-type="float" office:value="306.778501991976" calcext:value-type="float">
            <text:p>306.78</text:p>
          </table:table-cell>
          <table:table-cell table:style-name="ce83" table:formula="of:=([.$J10] - [.I10])" office:value-type="float" office:value="310.424396591989" calcext:value-type="float">
            <text:p>310.42</text:p>
          </table:table-cell>
          <table:table-cell table:number-columns-repeated="3"/>
        </table:table-row>
        <table:table-row table:style-name="ro1">
          <table:table-cell table:style-name="ce111" office:value-type="float" office:value="298.15" calcext:value-type="float">
            <text:p>298.15</text:p>
          </table:table-cell>
          <table:table-cell table:formula="of:=([.$J11] - [.B11])" office:value-type="float" office:value="114.728038531641" calcext:value-type="float">
            <text:p>114.73</text:p>
          </table:table-cell>
          <table:table-cell table:style-name="ce83" table:formula="of:=([.$J11] - [.C11])" office:value-type="float" office:value="294.240017278604" calcext:value-type="float">
            <text:p>294.24</text:p>
          </table:table-cell>
          <table:table-cell table:style-name="ce83" table:formula="of:=([.$J11] - [.D11])" office:value-type="float" office:value="309.059349860621" calcext:value-type="float">
            <text:p>309.06</text:p>
          </table:table-cell>
          <table:table-cell table:style-name="ce83" table:formula="of:=([.$J11] - [.E11])" office:value-type="float" office:value="322.213066948347" calcext:value-type="float">
            <text:p>322.21</text:p>
          </table:table-cell>
          <table:table-cell table:style-name="ce83" table:formula="of:=([.$J11] - [.F11])" office:value-type="float" office:value="324.584277499064" calcext:value-type="float">
            <text:p>324.58</text:p>
          </table:table-cell>
          <table:table-cell table:style-name="ce83" table:formula="of:=([.$J11] - [.G11])" office:value-type="float" office:value="329.44952756203" calcext:value-type="float">
            <text:p>329.45</text:p>
          </table:table-cell>
          <table:table-cell table:style-name="ce83" table:formula="of:=([.$J11] - [.H11])" office:value-type="float" office:value="334.552411721377" calcext:value-type="float">
            <text:p>334.55</text:p>
          </table:table-cell>
          <table:table-cell table:style-name="ce83" table:formula="of:=([.$J11] - [.I11])" office:value-type="float" office:value="338.572805637073" calcext:value-type="float">
            <text:p>338.57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style-name="Default"/>
          <table:covered-table-cell table:number-columns-repeated="7"/>
          <table:table-cell table:number-columns-repeated="3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number-columns-repeated="2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47.3211305847716" calcext:value-type="float">
            <text:p>47.32</text:p>
          </table:table-cell>
          <table:table-cell table:style-name="ce83" table:formula="of:=[.C15] * [$Summary.$A$4] * [$Summary.$B$4]" office:value-type="float" office:value="112.55074691919" calcext:value-type="float">
            <text:p>112.55</text:p>
          </table:table-cell>
          <table:table-cell table:style-name="ce83" table:formula="of:=[.D15] * [$Summary.$A$4] * [$Summary.$B$4]" office:value-type="float" office:value="120.01149242347" calcext:value-type="float">
            <text:p>120.01</text:p>
          </table:table-cell>
          <table:table-cell table:style-name="ce83" table:formula="of:=[.E15] * [$Summary.$A$4] * [$Summary.$B$4]" office:value-type="float" office:value="126.952025874627" calcext:value-type="float">
            <text:p>126.95</text:p>
          </table:table-cell>
          <table:table-cell table:style-name="ce83" table:formula="of:=[.F15] * [$Summary.$A$4] * [$Summary.$B$4]" office:value-type="float" office:value="128.247943796389" calcext:value-type="float">
            <text:p>128.25</text:p>
          </table:table-cell>
          <table:table-cell table:style-name="ce83" table:formula="of:=[.G15] * [$Summary.$A$4] * [$Summary.$B$4]" office:value-type="float" office:value="130.633065737061" calcext:value-type="float">
            <text:p>130.63</text:p>
          </table:table-cell>
          <table:table-cell table:style-name="ce83" table:formula="of:=[.H15] * [$Summary.$A$4] * [$Summary.$B$4]" office:value-type="float" office:value="133.062783686341" calcext:value-type="float">
            <text:p>133.06</text:p>
          </table:table-cell>
          <table:table-cell table:style-name="ce83" table:formula="of:=[.I15] * [$Summary.$A$4] * [$Summary.$B$4]" office:value-type="float" office:value="134.851250239527" calcext:value-type="float">
            <text:p>134.85</text:p>
          </table:table-cell>
          <table:table-cell table:number-columns-repeated="3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0.3923920115014" calcext:value-type="float">
            <text:p>50.39</text:p>
          </table:table-cell>
          <table:table-cell table:style-name="ce83" table:formula="of:=[.C16] * [$Summary.$A$4] * [$Summary.$B$4]" office:value-type="float" office:value="122.63428722138" calcext:value-type="float">
            <text:p>122.63</text:p>
          </table:table-cell>
          <table:table-cell table:style-name="ce83" table:formula="of:=[.D16] * [$Summary.$A$4] * [$Summary.$B$4]" office:value-type="float" office:value="130.276713882022" calcext:value-type="float">
            <text:p>130.28</text:p>
          </table:table-cell>
          <table:table-cell table:style-name="ce83" table:formula="of:=[.E16] * [$Summary.$A$4] * [$Summary.$B$4]" office:value-type="float" office:value="137.183197589313" calcext:value-type="float">
            <text:p>137.18</text:p>
          </table:table-cell>
          <table:table-cell table:style-name="ce83" table:formula="of:=[.F16] * [$Summary.$A$4] * [$Summary.$B$4]" office:value-type="float" office:value="138.46861348613" calcext:value-type="float">
            <text:p>138.47</text:p>
          </table:table-cell>
          <table:table-cell table:style-name="ce83" table:formula="of:=[.G16] * [$Summary.$A$4] * [$Summary.$B$4]" office:value-type="float" office:value="140.81233330913" calcext:value-type="float">
            <text:p>140.81</text:p>
          </table:table-cell>
          <table:table-cell table:style-name="ce83" table:formula="of:=[.H16] * [$Summary.$A$4] * [$Summary.$B$4]" office:value-type="float" office:value="143.21879275327" calcext:value-type="float">
            <text:p>143.22</text:p>
          </table:table-cell>
          <table:table-cell table:style-name="ce83" table:formula="of:=[.I16] * [$Summary.$A$4] * [$Summary.$B$4]" office:value-type="float" office:value="145.01387152064" calcext:value-type="float">
            <text:p>145.01</text:p>
          </table:table-cell>
          <table:table-cell table:number-columns-repeated="3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1.1824492171099" calcext:value-type="float">
            <text:p>51.18</text:p>
          </table:table-cell>
          <table:table-cell table:style-name="ce83" table:formula="of:=[.C17] * [$Summary.$A$4] * [$Summary.$B$4]" office:value-type="float" office:value="125.236877661431" calcext:value-type="float">
            <text:p>125.24</text:p>
          </table:table-cell>
          <table:table-cell table:style-name="ce83" table:formula="of:=[.D17] * [$Summary.$A$4] * [$Summary.$B$4]" office:value-type="float" office:value="132.906082902841" calcext:value-type="float">
            <text:p>132.91</text:p>
          </table:table-cell>
          <table:table-cell table:style-name="ce83" table:formula="of:=[.E17] * [$Summary.$A$4] * [$Summary.$B$4]" office:value-type="float" office:value="139.797628577748" calcext:value-type="float">
            <text:p>139.80</text:p>
          </table:table-cell>
          <table:table-cell table:style-name="ce83" table:formula="of:=[.F17] * [$Summary.$A$4] * [$Summary.$B$4]" office:value-type="float" office:value="141.079130246925" calcext:value-type="float">
            <text:p>141.08</text:p>
          </table:table-cell>
          <table:table-cell table:style-name="ce83" table:formula="of:=[.G17] * [$Summary.$A$4] * [$Summary.$B$4]" office:value-type="float" office:value="143.418088896721" calcext:value-type="float">
            <text:p>143.42</text:p>
          </table:table-cell>
          <table:table-cell table:style-name="ce83" table:formula="of:=[.H17] * [$Summary.$A$4] * [$Summary.$B$4]" office:value-type="float" office:value="145.828701740747" calcext:value-type="float">
            <text:p>145.83</text:p>
          </table:table-cell>
          <table:table-cell table:style-name="ce83" table:formula="of:=[.I17] * [$Summary.$A$4] * [$Summary.$B$4]" office:value-type="float" office:value="147.629297148101" calcext:value-type="float">
            <text:p>147.63</text:p>
          </table:table-cell>
          <table:table-cell table:number-columns-repeated="3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1.9826577176126" calcext:value-type="float">
            <text:p>51.98</text:p>
          </table:table-cell>
          <table:table-cell table:style-name="ce83" table:formula="of:=[.C18] * [$Summary.$A$4] * [$Summary.$B$4]" office:value-type="float" office:value="127.871358092534" calcext:value-type="float">
            <text:p>127.87</text:p>
          </table:table-cell>
          <table:table-cell table:style-name="ce83" table:formula="of:=[.D18] * [$Summary.$A$4] * [$Summary.$B$4]" office:value-type="float" office:value="135.560999927237" calcext:value-type="float">
            <text:p>135.56</text:p>
          </table:table-cell>
          <table:table-cell table:style-name="ce83" table:formula="of:=[.E18] * [$Summary.$A$4] * [$Summary.$B$4]" office:value-type="float" office:value="142.43663430711" calcext:value-type="float">
            <text:p>142.44</text:p>
          </table:table-cell>
          <table:table-cell table:style-name="ce83" table:formula="of:=[.F18] * [$Summary.$A$4] * [$Summary.$B$4]" office:value-type="float" office:value="143.710273048656" calcext:value-type="float">
            <text:p>143.71</text:p>
          </table:table-cell>
          <table:table-cell table:style-name="ce83" table:formula="of:=[.G18] * [$Summary.$A$4] * [$Summary.$B$4]" office:value-type="float" office:value="146.05125330842" calcext:value-type="float">
            <text:p>146.05</text:p>
          </table:table-cell>
          <table:table-cell table:style-name="ce83" table:formula="of:=[.H18] * [$Summary.$A$4] * [$Summary.$B$4]" office:value-type="float" office:value="148.466833417849" calcext:value-type="float">
            <text:p>148.47</text:p>
          </table:table-cell>
          <table:table-cell table:style-name="ce83" table:formula="of:=[.I18] * [$Summary.$A$4] * [$Summary.$B$4]" office:value-type="float" office:value="150.278656557569" calcext:value-type="float">
            <text:p>150.28</text:p>
          </table:table-cell>
          <table:table-cell table:number-columns-repeated="3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2.7897211799536" calcext:value-type="float">
            <text:p>52.79</text:p>
          </table:table-cell>
          <table:table-cell table:style-name="ce83" table:formula="of:=[.C19] * [$Summary.$A$4] * [$Summary.$B$4]" office:value-type="float" office:value="130.53316473962" calcext:value-type="float">
            <text:p>130.53</text:p>
          </table:table-cell>
          <table:table-cell table:style-name="ce83" table:formula="of:=[.D19] * [$Summary.$A$4] * [$Summary.$B$4]" office:value-type="float" office:value="138.237697006154" calcext:value-type="float">
            <text:p>138.24</text:p>
          </table:table-cell>
          <table:table-cell table:style-name="ce83" table:formula="of:=[.E19] * [$Summary.$A$4] * [$Summary.$B$4]" office:value-type="float" office:value="145.097816170189" calcext:value-type="float">
            <text:p>145.10</text:p>
          </table:table-cell>
          <table:table-cell table:style-name="ce83" table:formula="of:=[.F19] * [$Summary.$A$4] * [$Summary.$B$4]" office:value-type="float" office:value="146.365763693312" calcext:value-type="float">
            <text:p>146.37</text:p>
          </table:table-cell>
          <table:table-cell table:style-name="ce83" table:formula="of:=[.G19] * [$Summary.$A$4] * [$Summary.$B$4]" office:value-type="float" office:value="148.710216955051" calcext:value-type="float">
            <text:p>148.71</text:p>
          </table:table-cell>
          <table:table-cell table:style-name="ce83" table:formula="of:=[.H19] * [$Summary.$A$4] * [$Summary.$B$4]" office:value-type="float" office:value="151.134478741336" calcext:value-type="float">
            <text:p>151.13</text:p>
          </table:table-cell>
          <table:table-cell table:style-name="ce83" table:formula="of:=[.I19] * [$Summary.$A$4] * [$Summary.$B$4]" office:value-type="float" office:value="152.961261279058" calcext:value-type="float">
            <text:p>152.96</text:p>
          </table:table-cell>
          <table:table-cell table:number-columns-repeated="3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53.6086291194863" calcext:value-type="float">
            <text:p>53.61</text:p>
          </table:table-cell>
          <table:table-cell table:style-name="ce83" table:formula="of:=[.C20] * [$Summary.$A$4] * [$Summary.$B$4]" office:value-type="float" office:value="133.227459650189" calcext:value-type="float">
            <text:p>133.23</text:p>
          </table:table-cell>
          <table:table-cell table:style-name="ce83" table:formula="of:=[.D20] * [$Summary.$A$4] * [$Summary.$B$4]" office:value-type="float" office:value="140.941363995577" calcext:value-type="float">
            <text:p>140.94</text:p>
          </table:table-cell>
          <table:table-cell table:style-name="ce83" table:formula="of:=[.E20] * [$Summary.$A$4] * [$Summary.$B$4]" office:value-type="float" office:value="147.786486186315" calcext:value-type="float">
            <text:p>147.79</text:p>
          </table:table-cell>
          <table:table-cell table:style-name="ce83" table:formula="of:=[.F20] * [$Summary.$A$4] * [$Summary.$B$4]" office:value-type="float" office:value="149.142872352204" calcext:value-type="float">
            <text:p>149.14</text:p>
          </table:table-cell>
          <table:table-cell table:style-name="ce83" table:formula="of:=[.G20] * [$Summary.$A$4] * [$Summary.$B$4]" office:value-type="float" office:value="151.405386902357" calcext:value-type="float">
            <text:p>151.41</text:p>
          </table:table-cell>
          <table:table-cell table:style-name="ce83" table:formula="of:=[.H20] * [$Summary.$A$4] * [$Summary.$B$4]" office:value-type="float" office:value="153.836822759821" calcext:value-type="float">
            <text:p>153.84</text:p>
          </table:table-cell>
          <table:table-cell table:style-name="ce83" table:formula="of:=[.I20] * [$Summary.$A$4] * [$Summary.$B$4]" office:value-type="float" office:value="155.682163741679" calcext:value-type="float">
            <text:p>155.68</text:p>
          </table:table-cell>
          <table:table-cell table:number-columns-repeated="3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54.4363168916551" calcext:value-type="float">
            <text:p>54.44</text:p>
          </table:table-cell>
          <table:table-cell table:style-name="ce83" table:formula="of:=[.C21] * [$Summary.$A$4] * [$Summary.$B$4]" office:value-type="float" office:value="135.948608435373" calcext:value-type="float">
            <text:p>135.95</text:p>
          </table:table-cell>
          <table:table-cell table:style-name="ce83" table:formula="of:=[.D21] * [$Summary.$A$4] * [$Summary.$B$4]" office:value-type="float" office:value="143.667686374611" calcext:value-type="float">
            <text:p>143.67</text:p>
          </table:table-cell>
          <table:table-cell table:style-name="ce83" table:formula="of:=[.E21] * [$Summary.$A$4] * [$Summary.$B$4]" office:value-type="float" office:value="150.499567705429" calcext:value-type="float">
            <text:p>150.50</text:p>
          </table:table-cell>
          <table:table-cell table:style-name="ce83" table:formula="of:=[.F21] * [$Summary.$A$4] * [$Summary.$B$4]" office:value-type="float" office:value="151.85150194425" calcext:value-type="float">
            <text:p>151.85</text:p>
          </table:table-cell>
          <table:table-cell table:style-name="ce83" table:formula="of:=[.G21] * [$Summary.$A$4] * [$Summary.$B$4]" office:value-type="float" office:value="154.118758123351" calcext:value-type="float">
            <text:p>154.12</text:p>
          </table:table-cell>
          <table:table-cell table:style-name="ce83" table:formula="of:=[.H21] * [$Summary.$A$4] * [$Summary.$B$4]" office:value-type="float" office:value="156.571829842413" calcext:value-type="float">
            <text:p>156.57</text:p>
          </table:table-cell>
          <table:table-cell table:style-name="ce83" table:formula="of:=[.I21] * [$Summary.$A$4] * [$Summary.$B$4]" office:value-type="float" office:value="158.439285030856" calcext:value-type="float">
            <text:p>158.44</text:p>
          </table:table-cell>
          <table:table-cell table:number-columns-repeated="3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55.2725619257137" calcext:value-type="float">
            <text:p>55.27</text:p>
          </table:table-cell>
          <table:table-cell table:style-name="ce83" table:formula="of:=[.C22] * [$Summary.$A$4] * [$Summary.$B$4]" office:value-type="float" office:value="138.696775581038" calcext:value-type="float">
            <text:p>138.70</text:p>
          </table:table-cell>
          <table:table-cell table:style-name="ce83" table:formula="of:=[.D22] * [$Summary.$A$4] * [$Summary.$B$4]" office:value-type="float" office:value="146.417662121973" calcext:value-type="float">
            <text:p>146.42</text:p>
          </table:table-cell>
          <table:table-cell table:style-name="ce83" table:formula="of:=[.E22] * [$Summary.$A$4] * [$Summary.$B$4]" office:value-type="float" office:value="153.237860675562" calcext:value-type="float">
            <text:p>153.24</text:p>
          </table:table-cell>
          <table:table-cell table:style-name="ce83" table:formula="of:=[.F22] * [$Summary.$A$4] * [$Summary.$B$4]" office:value-type="float" office:value="154.586648261655" calcext:value-type="float">
            <text:p>154.59</text:p>
          </table:table-cell>
          <table:table-cell table:style-name="ce83" table:formula="of:=[.G22] * [$Summary.$A$4] * [$Summary.$B$4]" office:value-type="float" office:value="156.86695973657" calcext:value-type="float">
            <text:p>156.87</text:p>
          </table:table-cell>
          <table:table-cell table:style-name="ce83" table:formula="of:=[.H22] * [$Summary.$A$4] * [$Summary.$B$4]" office:value-type="float" office:value="159.340753934632" calcext:value-type="float">
            <text:p>159.34</text:p>
          </table:table-cell>
          <table:table-cell table:style-name="ce83" table:formula="of:=[.I22] * [$Summary.$A$4] * [$Summary.$B$4]" office:value-type="float" office:value="161.234431589879" calcext:value-type="float">
            <text:p>161.23</text:p>
          </table:table-cell>
          <table:table-cell table:number-columns-repeated="3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59.5897432133344" calcext:value-type="float">
            <text:p>59.59</text:p>
          </table:table-cell>
          <table:table-cell table:style-name="ce83" table:formula="of:=[.C23] * [$Summary.$A$4] * [$Summary.$B$4]" office:value-type="float" office:value="152.828264974507" calcext:value-type="float">
            <text:p>152.83</text:p>
          </table:table-cell>
          <table:table-cell table:style-name="ce83" table:formula="of:=[.D23] * [$Summary.$A$4] * [$Summary.$B$4]" office:value-type="float" office:value="160.525426317607" calcext:value-type="float">
            <text:p>160.53</text:p>
          </table:table-cell>
          <table:table-cell table:style-name="ce83" table:formula="of:=[.E23] * [$Summary.$A$4] * [$Summary.$B$4]" office:value-type="float" office:value="167.357466972971" calcext:value-type="float">
            <text:p>167.36</text:p>
          </table:table-cell>
          <table:table-cell table:style-name="ce83" table:formula="of:=[.F23] * [$Summary.$A$4] * [$Summary.$B$4]" office:value-type="float" office:value="168.589073733014" calcext:value-type="float">
            <text:p>168.59</text:p>
          </table:table-cell>
          <table:table-cell table:style-name="ce83" table:formula="of:=[.G23] * [$Summary.$A$4] * [$Summary.$B$4]" office:value-type="float" office:value="171.116084615718" calcext:value-type="float">
            <text:p>171.12</text:p>
          </table:table-cell>
          <table:table-cell table:style-name="ce83" table:formula="of:=[.H23] * [$Summary.$A$4] * [$Summary.$B$4]" office:value-type="float" office:value="173.766522648083" calcext:value-type="float">
            <text:p>173.77</text:p>
          </table:table-cell>
          <table:table-cell table:style-name="ce83" table:formula="of:=[.I23] * [$Summary.$A$4] * [$Summary.$B$4]" office:value-type="float" office:value="175.854715247896" calcext:value-type="float">
            <text:p>175.85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57"/>
          <table:table-cell table:style-name="ce4"/>
          <table:table-cell table:style-name="ce81" table:number-columns-repeated="2"/>
          <table:table-cell table:style-name="ce83" table:number-columns-repeated="4"/>
          <table:table-cell table:number-columns-repeated="4"/>
        </table:table-row>
        <table:table-row table:style-name="ro1">
          <table:table-cell table:style-name="ce111"/>
          <table:table-cell/>
          <table:table-cell table:style-name="ce111"/>
          <table:table-cell table:number-columns-repeated="9"/>
        </table:table-row>
        <table:table-row table:style-name="ro1">
          <table:table-cell table:style-name="ce111"/>
          <table:table-cell table:number-columns-repeated="11"/>
        </table:table-row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_400ppm" table:style-name="ta1">
        <table:shapes>
          <draw:frame draw:z-index="0" draw:style-name="gr1" draw:text-style-name="P1" svg:width="147.86mm" svg:height="99.97mm" svg:x="211.04mm" svg:y="70.42mm">
            <draw:object draw:notify-on-update-of-ranges="CO2_400ppm.A27:CO2_400ppm.A35 CO2_400ppm.H26:CO2_400ppm.H26 CO2_400ppm.H27:CO2_400ppm.H35 CO2_400ppm.A27:CO2_400ppm.A35 CO2_400ppm.G26:CO2_400ppm.G26 CO2_400ppm.G27:CO2_400ppm.G35 CO2_400ppm.A27:CO2_400ppm.A35 CO2_400ppm.E26:CO2_400ppm.E26 CO2_400ppm.E27:CO2_400pp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ce83"/>
        <table:table-column table:style-name="co7" table:number-columns-repeated="2" table:default-cell-style-name="ce83"/>
        <table:table-column table:style-name="co1" table:number-columns-repeated="3" table:default-cell-style-name="ce83"/>
        <table:table-column table:style-name="co8" table:default-cell-style-name="ce83"/>
        <table:table-column table:style-name="co1" table:default-cell-style-name="Default"/>
        <table:table-column table:style-name="co1" table:number-columns-repeated="2" table:default-cell-style-name="ce83"/>
        <table:table-column table:style-name="co1" table:number-columns-repeated="14" table:default-cell-style-name="Default"/>
        <table:table-row table:style-name="ro1">
          <table:table-cell table:style-name="ce58" office:value-type="string" calcext:value-type="string" table:number-columns-spanned="8" table:number-rows-spanned="1">
            <text:p>Transmittance (W/m^2)</text:p>
          </table:table-cell>
          <table:covered-table-cell table:number-columns-repeated="6" table:style-name="ce58"/>
          <table:covered-table-cell table:style-name="ce148"/>
          <table:table-cell table:style-name="Default" table:number-columns-repeated="3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ce67"/>
          <table:table-cell table:style-name="ce58" table:number-columns-repeated="2"/>
          <table:table-cell table:number-columns-repeated="14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70.130796412723" calcext:value-type="float">
            <text:p>270.13</text:p>
          </table:table-cell>
          <table:table-cell table:style-name="ce159" office:value-type="float" office:value="145.128245961363" calcext:value-type="float">
            <text:p>145.13</text:p>
          </table:table-cell>
          <table:table-cell table:style-name="ce159" office:value-type="float" office:value="130.995437498848" calcext:value-type="float">
            <text:p>131.00</text:p>
          </table:table-cell>
          <table:table-cell table:style-name="ce159" office:value-type="float" office:value="117.914069839156" calcext:value-type="float">
            <text:p>117.91</text:p>
          </table:table-cell>
          <table:table-cell table:style-name="ce159" office:value-type="float" office:value="115.479473182602" calcext:value-type="float">
            <text:p>115.48</text:p>
          </table:table-cell>
          <table:table-cell table:style-name="ce159" office:value-type="float" office:value="111.006643848812" calcext:value-type="float">
            <text:p>111.01</text:p>
          </table:table-cell>
          <table:table-cell table:style-name="ce159" office:value-type="float" office:value="106.459023415213" calcext:value-type="float">
            <text:p>106.46</text:p>
          </table:table-cell>
          <table:table-cell table:style-name="ce164" office:value-type="float" office:value="103.116836559882" calcext:value-type="float">
            <text:p>103.12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85.036554371803" calcext:value-type="float">
            <text:p>285.04</text:p>
          </table:table-cell>
          <table:table-cell table:style-name="ce159" office:value-type="float" office:value="146.692620388351" calcext:value-type="float">
            <text:p>146.69</text:p>
          </table:table-cell>
          <table:table-cell table:style-name="ce159" office:value-type="float" office:value="132.252871131639" calcext:value-type="float">
            <text:p>132.25</text:p>
          </table:table-cell>
          <table:table-cell table:style-name="ce159" office:value-type="float" office:value="119.272193479073" calcext:value-type="float">
            <text:p>119.27</text:p>
          </table:table-cell>
          <table:table-cell table:style-name="ce159" office:value-type="float" office:value="116.863943538643" calcext:value-type="float">
            <text:p>116.86</text:p>
          </table:table-cell>
          <table:table-cell table:style-name="ce159" office:value-type="float" office:value="112.478672234539" calcext:value-type="float">
            <text:p>112.48</text:p>
          </table:table-cell>
          <table:table-cell table:style-name="ce159" office:value-type="float" office:value="107.977623069209" calcext:value-type="float">
            <text:p>107.98</text:p>
          </table:table-cell>
          <table:table-cell table:style-name="ce164" office:value-type="float" office:value="104.631177986366" calcext:value-type="float">
            <text:p>104.63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88.857339871664" calcext:value-type="float">
            <text:p>288.86</text:p>
          </table:table-cell>
          <table:table-cell table:style-name="ce159" office:value-type="float" office:value="147.068187409637" calcext:value-type="float">
            <text:p>147.07</text:p>
          </table:table-cell>
          <table:table-cell table:style-name="ce159" office:value-type="float" office:value="132.587437483011" calcext:value-type="float">
            <text:p>132.59</text:p>
          </table:table-cell>
          <table:table-cell table:style-name="ce159" office:value-type="float" office:value="119.643386640164" calcext:value-type="float">
            <text:p>119.64</text:p>
          </table:table-cell>
          <table:table-cell table:style-name="ce159" office:value-type="float" office:value="117.243783642086" calcext:value-type="float">
            <text:p>117.24</text:p>
          </table:table-cell>
          <table:table-cell table:style-name="ce159" office:value-type="float" office:value="112.8693638628" calcext:value-type="float">
            <text:p>112.87</text:p>
          </table:table-cell>
          <table:table-cell table:style-name="ce159" office:value-type="float" office:value="108.371304208962" calcext:value-type="float">
            <text:p>108.37</text:p>
          </table:table-cell>
          <table:table-cell table:style-name="ce164" office:value-type="float" office:value="105.009798799007" calcext:value-type="float">
            <text:p>105.01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62" calcext:value-type="float">
            <text:p>388.73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92.714153724374" calcext:value-type="float">
            <text:p>292.71</text:p>
          </table:table-cell>
          <table:table-cell table:style-name="ce159" office:value-type="float" office:value="147.439842652487" calcext:value-type="float">
            <text:p>147.44</text:p>
          </table:table-cell>
          <table:table-cell table:style-name="ce159" office:value-type="float" office:value="132.930140339933" calcext:value-type="float">
            <text:p>132.93</text:p>
          </table:table-cell>
          <table:table-cell table:style-name="ce159" office:value-type="float" office:value="120.024170650848" calcext:value-type="float">
            <text:p>120.02</text:p>
          </table:table-cell>
          <table:table-cell table:style-name="ce159" office:value-type="float" office:value="117.640582115624" calcext:value-type="float">
            <text:p>117.64</text:p>
          </table:table-cell>
          <table:table-cell table:style-name="ce159" office:value-type="float" office:value="113.263928580303" calcext:value-type="float">
            <text:p>113.26</text:p>
          </table:table-cell>
          <table:table-cell table:style-name="ce159" office:value-type="float" office:value="108.752544667935" calcext:value-type="float">
            <text:p>108.75</text:p>
          </table:table-cell>
          <table:table-cell table:style-name="ce164" office:value-type="float" office:value="105.370156388696" calcext:value-type="float">
            <text:p>105.37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96.613714936562" calcext:value-type="float">
            <text:p>296.61</text:p>
          </table:table-cell>
          <table:table-cell table:style-name="ce159" office:value-type="float" office:value="147.816641230871" calcext:value-type="float">
            <text:p>147.82</text:p>
          </table:table-cell>
          <table:table-cell table:style-name="ce159" office:value-type="float" office:value="133.288467685217" calcext:value-type="float">
            <text:p>133.29</text:p>
          </table:table-cell>
          <table:table-cell table:style-name="ce159" office:value-type="float" office:value="120.419391542638" calcext:value-type="float">
            <text:p>120.42</text:p>
          </table:table-cell>
          <table:table-cell table:style-name="ce159" office:value-type="float" office:value="118.047577154629" calcext:value-type="float">
            <text:p>118.05</text:p>
          </table:table-cell>
          <table:table-cell table:style-name="ce159" office:value-type="float" office:value="113.665714561398" calcext:value-type="float">
            <text:p>113.67</text:p>
          </table:table-cell>
          <table:table-cell table:style-name="ce159" office:value-type="float" office:value="109.138581760199" calcext:value-type="float">
            <text:p>109.14</text:p>
          </table:table-cell>
          <table:table-cell table:style-name="ce164" office:value-type="float" office:value="105.727915076815" calcext:value-type="float">
            <text:p>105.73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300.547073076064" calcext:value-type="float">
            <text:p>300.55</text:p>
          </table:table-cell>
          <table:table-cell table:style-name="ce159" office:value-type="float" office:value="148.189351101224" calcext:value-type="float">
            <text:p>148.19</text:p>
          </table:table-cell>
          <table:table-cell table:style-name="ce159" office:value-type="float" office:value="133.653071436478" calcext:value-type="float">
            <text:p>133.65</text:p>
          </table:table-cell>
          <table:table-cell table:style-name="ce159" office:value-type="float" office:value="120.819453181087" calcext:value-type="float">
            <text:p>120.82</text:p>
          </table:table-cell>
          <table:table-cell table:style-name="ce159" office:value-type="float" office:value="118.283823132445" calcext:value-type="float">
            <text:p>118.28</text:p>
          </table:table-cell>
          <table:table-cell table:style-name="ce159" office:value-type="float" office:value="114.055448534034" calcext:value-type="float">
            <text:p>114.06</text:p>
          </table:table-cell>
          <table:table-cell table:style-name="ce159" office:value-type="float" office:value="109.515166988416" calcext:value-type="float">
            <text:p>109.52</text:p>
          </table:table-cell>
          <table:table-cell table:style-name="ce164" office:value-type="float" office:value="106.069249915959" calcext:value-type="float">
            <text:p>106.07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304.520524230062" calcext:value-type="float">
            <text:p>304.52</text:p>
          </table:table-cell>
          <table:table-cell table:style-name="ce159" office:value-type="float" office:value="148.569001877536" calcext:value-type="float">
            <text:p>148.57</text:p>
          </table:table-cell>
          <table:table-cell table:style-name="ce159" office:value-type="float" office:value="134.032405839637" calcext:value-type="float">
            <text:p>134.03</text:p>
          </table:table-cell>
          <table:table-cell table:style-name="ce159" office:value-type="float" office:value="121.230346320938" calcext:value-type="float">
            <text:p>121.23</text:p>
          </table:table-cell>
          <table:table-cell table:style-name="ce159" office:value-type="float" office:value="118.70377580242" calcext:value-type="float">
            <text:p>118.70</text:p>
          </table:table-cell>
          <table:table-cell table:style-name="ce159" office:value-type="float" office:value="114.467450116104" calcext:value-type="float">
            <text:p>114.47</text:p>
          </table:table-cell>
          <table:table-cell table:style-name="ce159" office:value-type="float" office:value="109.886455944017" calcext:value-type="float">
            <text:p>109.89</text:p>
          </table:table-cell>
          <table:table-cell table:style-name="ce164" office:value-type="float" office:value="106.39841226233" calcext:value-type="float">
            <text:p>106.40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8"/>
          <table:table-cell table:style-name="Default"/>
          <table:table-cell table:style-name="ce87"/>
          <table:table-cell table:number-columns-repeated="14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08.534936570223" calcext:value-type="float">
            <text:p>308.53</text:p>
          </table:table-cell>
          <table:table-cell table:style-name="ce159" office:value-type="float" office:value="148.955694991987" calcext:value-type="float">
            <text:p>148.96</text:p>
          </table:table-cell>
          <table:table-cell table:style-name="ce159" office:value-type="float" office:value="134.424947549455" calcext:value-type="float">
            <text:p>134.42</text:p>
          </table:table-cell>
          <table:table-cell table:style-name="ce159" office:value-type="float" office:value="121.650998574859" calcext:value-type="float">
            <text:p>121.65</text:p>
          </table:table-cell>
          <table:table-cell table:style-name="ce159" office:value-type="float" office:value="119.130851128527" calcext:value-type="float">
            <text:p>119.13</text:p>
          </table:table-cell>
          <table:table-cell table:style-name="ce159" office:value-type="float" office:value="114.870617639749" calcext:value-type="float">
            <text:p>114.87</text:p>
          </table:table-cell>
          <table:table-cell table:style-name="ce159" office:value-type="float" office:value="110.250437845922" calcext:value-type="float">
            <text:p>110.25</text:p>
          </table:table-cell>
          <table:table-cell table:style-name="ce164" office:value-type="float" office:value="106.712364058762" calcext:value-type="float">
            <text:p>106.71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29.220439639307" calcext:value-type="float">
            <text:p>329.22</text:p>
          </table:table-cell>
          <table:table-cell table:style-name="ce159" office:value-type="float" office:value="151.035758754486" calcext:value-type="float">
            <text:p>151.04</text:p>
          </table:table-cell>
          <table:table-cell table:style-name="ce159" office:value-type="float" office:value="136.591602176633" calcext:value-type="float">
            <text:p>136.59</text:p>
          </table:table-cell>
          <table:table-cell table:style-name="ce159" office:value-type="float" office:value="123.816568686013" calcext:value-type="float">
            <text:p>123.82</text:p>
          </table:table-cell>
          <table:table-cell table:style-name="ce159" office:value-type="float" office:value="121.515490527409" calcext:value-type="float">
            <text:p>121.52</text:p>
          </table:table-cell>
          <table:table-cell table:style-name="ce159" office:value-type="float" office:value="116.793012107251" calcext:value-type="float">
            <text:p>116.79</text:p>
          </table:table-cell>
          <table:table-cell table:style-name="ce159" office:value-type="float" office:value="111.836167257969" calcext:value-type="float">
            <text:p>111.84</text:p>
          </table:table-cell>
          <table:table-cell table:style-name="ce164" office:value-type="float" office:value="107.926465980751" calcext:value-type="float">
            <text:p>107.93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8"/>
          <table:table-cell table:style-name="Default"/>
          <table:table-cell table:number-columns-repeated="15"/>
        </table:table-row>
        <table:table-row table:style-name="ro1">
          <table:table-cell table:style-name="ce58"/>
          <table:table-cell table:style-name="ce69"/>
          <table:table-cell table:style-name="ce158" table:number-columns-repeated="5"/>
          <table:table-cell table:style-name="ce69"/>
          <table:table-cell table:style-name="ce163"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style-name="ce161" table:formula="of:=([.$J3] - [.B3])" office:value-type="float" office:value="94.3528107487015" calcext:value-type="float">
            <text:p>94.35</text:p>
          </table:table-cell>
          <table:table-cell table:style-name="ce161" table:formula="of:=([.$J3] - [.C3])" office:value-type="float" office:value="219.355361200061" calcext:value-type="float">
            <text:p>219.36</text:p>
          </table:table-cell>
          <table:table-cell table:style-name="ce161" table:formula="of:=([.$J3] - [.D3])" office:value-type="float" office:value="233.488169662576" calcext:value-type="float">
            <text:p>233.49</text:p>
          </table:table-cell>
          <table:table-cell table:style-name="ce161" table:formula="of:=([.$J3] - [.E3])" office:value-type="float" office:value="246.569537322268" calcext:value-type="float">
            <text:p>246.57</text:p>
          </table:table-cell>
          <table:table-cell table:style-name="ce161" table:formula="of:=([.$J3] - [.F3])" office:value-type="float" office:value="249.004133978822" calcext:value-type="float">
            <text:p>249.00</text:p>
          </table:table-cell>
          <table:table-cell table:style-name="ce161" table:formula="of:=([.$J3] - [.G3])" office:value-type="float" office:value="253.476963312612" calcext:value-type="float">
            <text:p>253.48</text:p>
          </table:table-cell>
          <table:table-cell table:style-name="ce161" table:formula="of:=([.$J3] - [.H3])" office:value-type="float" office:value="258.024583746211" calcext:value-type="float">
            <text:p>258.02</text:p>
          </table:table-cell>
          <table:table-cell table:style-name="ce161" table:formula="of:=([.$J3] - [.I3])" office:value-type="float" office:value="261.366770601542" calcext:value-type="float">
            <text:p>261.37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style-name="ce161" table:formula="of:=([.$J4] - [.B4])" office:value-type="float" office:value="100.483539545981" calcext:value-type="float">
            <text:p>100.48</text:p>
          </table:table-cell>
          <table:table-cell table:style-name="ce161" table:formula="of:=([.$J4] - [.C4])" office:value-type="float" office:value="238.827473529433" calcext:value-type="float">
            <text:p>238.83</text:p>
          </table:table-cell>
          <table:table-cell table:style-name="ce161" table:formula="of:=([.$J4] - [.D4])" office:value-type="float" office:value="253.267222786145" calcext:value-type="float">
            <text:p>253.27</text:p>
          </table:table-cell>
          <table:table-cell table:style-name="ce161" table:formula="of:=([.$J4] - [.E4])" office:value-type="float" office:value="266.247900438711" calcext:value-type="float">
            <text:p>266.25</text:p>
          </table:table-cell>
          <table:table-cell table:style-name="ce161" table:formula="of:=([.$J4] - [.F4])" office:value-type="float" office:value="268.656150379141" calcext:value-type="float">
            <text:p>268.66</text:p>
          </table:table-cell>
          <table:table-cell table:style-name="ce161" table:formula="of:=([.$J4] - [.G4])" office:value-type="float" office:value="273.041421683245" calcext:value-type="float">
            <text:p>273.04</text:p>
          </table:table-cell>
          <table:table-cell table:style-name="ce161" table:formula="of:=([.$J4] - [.H4])" office:value-type="float" office:value="277.542470848575" calcext:value-type="float">
            <text:p>277.54</text:p>
          </table:table-cell>
          <table:table-cell table:style-name="ce161" table:formula="of:=([.$J4] - [.I4])" office:value-type="float" office:value="280.888915931418" calcext:value-type="float">
            <text:p>280.89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style-name="ce161" table:formula="of:=([.$J5] - [.B5])" office:value-type="float" office:value="102.061167897346" calcext:value-type="float">
            <text:p>102.06</text:p>
          </table:table-cell>
          <table:table-cell table:style-name="ce161" table:formula="of:=([.$J5] - [.C5])" office:value-type="float" office:value="243.850320359373" calcext:value-type="float">
            <text:p>243.85</text:p>
          </table:table-cell>
          <table:table-cell table:style-name="ce161" table:formula="of:=([.$J5] - [.D5])" office:value-type="float" office:value="258.331070285999" calcext:value-type="float">
            <text:p>258.33</text:p>
          </table:table-cell>
          <table:table-cell table:style-name="ce161" table:formula="of:=([.$J5] - [.E5])" office:value-type="float" office:value="271.275121128846" calcext:value-type="float">
            <text:p>271.28</text:p>
          </table:table-cell>
          <table:table-cell table:style-name="ce161" table:formula="of:=([.$J5] - [.F5])" office:value-type="float" office:value="273.674724126924" calcext:value-type="float">
            <text:p>273.67</text:p>
          </table:table-cell>
          <table:table-cell table:style-name="ce161" table:formula="of:=([.$J5] - [.G5])" office:value-type="float" office:value="278.04914390621" calcext:value-type="float">
            <text:p>278.05</text:p>
          </table:table-cell>
          <table:table-cell table:style-name="ce161" table:formula="of:=([.$J5] - [.H5])" office:value-type="float" office:value="282.547203560048" calcext:value-type="float">
            <text:p>282.55</text:p>
          </table:table-cell>
          <table:table-cell table:style-name="ce161" table:formula="of:=([.$J5] - [.I5])" office:value-type="float" office:value="285.908708970003" calcext:value-type="float">
            <text:p>285.91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style-name="ce161" table:formula="of:=([.$J6] - [.B6])" office:value-type="float" office:value="103.659265639319" calcext:value-type="float">
            <text:p>103.66</text:p>
          </table:table-cell>
          <table:table-cell table:style-name="ce161" table:formula="of:=([.$J6] - [.C6])" office:value-type="float" office:value="248.933576711206" calcext:value-type="float">
            <text:p>248.93</text:p>
          </table:table-cell>
          <table:table-cell table:style-name="ce161" table:formula="of:=([.$J6] - [.D6])" office:value-type="float" office:value="263.44327902376" calcext:value-type="float">
            <text:p>263.44</text:p>
          </table:table-cell>
          <table:table-cell table:style-name="ce161" table:formula="of:=([.$J6] - [.E6])" office:value-type="float" office:value="276.349248712845" calcext:value-type="float">
            <text:p>276.35</text:p>
          </table:table-cell>
          <table:table-cell table:style-name="ce161" table:formula="of:=([.$J6] - [.F6])" office:value-type="float" office:value="278.732837248069" calcext:value-type="float">
            <text:p>278.73</text:p>
          </table:table-cell>
          <table:table-cell table:style-name="ce161" table:formula="of:=([.$J6] - [.G6])" office:value-type="float" office:value="283.10949078339" calcext:value-type="float">
            <text:p>283.11</text:p>
          </table:table-cell>
          <table:table-cell table:style-name="ce161" table:formula="of:=([.$J6] - [.H6])" office:value-type="float" office:value="287.620874695758" calcext:value-type="float">
            <text:p>287.62</text:p>
          </table:table-cell>
          <table:table-cell table:style-name="ce161" table:formula="of:=([.$J6] - [.I6])" office:value-type="float" office:value="291.003262974997" calcext:value-type="float">
            <text:p>291.00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style-name="ce161" table:formula="of:=([.$J7] - [.B7])" office:value-type="float" office:value="105.271506586129" calcext:value-type="float">
            <text:p>105.27</text:p>
          </table:table-cell>
          <table:table-cell table:style-name="ce161" table:formula="of:=([.$J7] - [.C7])" office:value-type="float" office:value="254.06858029182" calcext:value-type="float">
            <text:p>254.07</text:p>
          </table:table-cell>
          <table:table-cell table:style-name="ce161" table:formula="of:=([.$J7] - [.D7])" office:value-type="float" office:value="268.596753837474" calcext:value-type="float">
            <text:p>268.60</text:p>
          </table:table-cell>
          <table:table-cell table:style-name="ce161" table:formula="of:=([.$J7] - [.E7])" office:value-type="float" office:value="281.465829980053" calcext:value-type="float">
            <text:p>281.47</text:p>
          </table:table-cell>
          <table:table-cell table:style-name="ce161" table:formula="of:=([.$J7] - [.F7])" office:value-type="float" office:value="283.837644368062" calcext:value-type="float">
            <text:p>283.84</text:p>
          </table:table-cell>
          <table:table-cell table:style-name="ce161" table:formula="of:=([.$J7] - [.G7])" office:value-type="float" office:value="288.219506961293" calcext:value-type="float">
            <text:p>288.22</text:p>
          </table:table-cell>
          <table:table-cell table:style-name="ce161" table:formula="of:=([.$J7] - [.H7])" office:value-type="float" office:value="292.746639762492" calcext:value-type="float">
            <text:p>292.75</text:p>
          </table:table-cell>
          <table:table-cell table:style-name="ce161" table:formula="of:=([.$J7] - [.I7])" office:value-type="float" office:value="296.157306445876" calcext:value-type="float">
            <text:p>296.16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style-name="ce161" table:formula="of:=([.$J8] - [.B8])" office:value-type="float" office:value="106.907235351688" calcext:value-type="float">
            <text:p>106.91</text:p>
          </table:table-cell>
          <table:table-cell table:style-name="ce161" table:formula="of:=([.$J8] - [.C8])" office:value-type="float" office:value="259.264957326528" calcext:value-type="float">
            <text:p>259.26</text:p>
          </table:table-cell>
          <table:table-cell table:style-name="ce161" table:formula="of:=([.$J8] - [.D8])" office:value-type="float" office:value="273.801236991274" calcext:value-type="float">
            <text:p>273.80</text:p>
          </table:table-cell>
          <table:table-cell table:style-name="ce161" table:formula="of:=([.$J8] - [.E8])" office:value-type="float" office:value="286.634855246665" calcext:value-type="float">
            <text:p>286.63</text:p>
          </table:table-cell>
          <table:table-cell table:style-name="ce161" table:formula="of:=([.$J8] - [.F8])" office:value-type="float" office:value="289.170485295307" calcext:value-type="float">
            <text:p>289.17</text:p>
          </table:table-cell>
          <table:table-cell table:style-name="ce161" table:formula="of:=([.$J8] - [.G8])" office:value-type="float" office:value="293.398859893718" calcext:value-type="float">
            <text:p>293.40</text:p>
          </table:table-cell>
          <table:table-cell table:style-name="ce161" table:formula="of:=([.$J8] - [.H8])" office:value-type="float" office:value="297.939141439336" calcext:value-type="float">
            <text:p>297.94</text:p>
          </table:table-cell>
          <table:table-cell table:style-name="ce161" table:formula="of:=([.$J8] - [.I8])" office:value-type="float" office:value="301.385058511793" calcext:value-type="float">
            <text:p>301.39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style-name="ce161" table:formula="of:=([.$J9] - [.B9])" office:value-type="float" office:value="108.560551391451" calcext:value-type="float">
            <text:p>108.56</text:p>
          </table:table-cell>
          <table:table-cell table:style-name="ce161" table:formula="of:=([.$J9] - [.C9])" office:value-type="float" office:value="264.512073743977" calcext:value-type="float">
            <text:p>264.51</text:p>
          </table:table-cell>
          <table:table-cell table:style-name="ce161" table:formula="of:=([.$J9] - [.D9])" office:value-type="float" office:value="279.048669781876" calcext:value-type="float">
            <text:p>279.05</text:p>
          </table:table-cell>
          <table:table-cell table:style-name="ce161" table:formula="of:=([.$J9] - [.E9])" office:value-type="float" office:value="291.850729300575" calcext:value-type="float">
            <text:p>291.85</text:p>
          </table:table-cell>
          <table:table-cell table:style-name="ce161" table:formula="of:=([.$J9] - [.F9])" office:value-type="float" office:value="294.377299819093" calcext:value-type="float">
            <text:p>294.38</text:p>
          </table:table-cell>
          <table:table-cell table:style-name="ce161" table:formula="of:=([.$J9] - [.G9])" office:value-type="float" office:value="298.613625505409" calcext:value-type="float">
            <text:p>298.61</text:p>
          </table:table-cell>
          <table:table-cell table:style-name="ce161" table:formula="of:=([.$J9] - [.H9])" office:value-type="float" office:value="303.194619677496" calcext:value-type="float">
            <text:p>303.19</text:p>
          </table:table-cell>
          <table:table-cell table:style-name="ce161" table:formula="of:=([.$J9] - [.I9])" office:value-type="float" office:value="306.682663359183" calcext:value-type="float">
            <text:p>306.6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style-name="ce161" table:formula="of:=([.$J10] - [.B10])" office:value-type="float" office:value="110.230983437281" calcext:value-type="float">
            <text:p>110.23</text:p>
          </table:table-cell>
          <table:table-cell table:style-name="ce161" table:formula="of:=([.$J10] - [.C10])" office:value-type="float" office:value="269.810225015517" calcext:value-type="float">
            <text:p>269.81</text:p>
          </table:table-cell>
          <table:table-cell table:style-name="ce161" table:formula="of:=([.$J10] - [.D10])" office:value-type="float" office:value="284.340972458049" calcext:value-type="float">
            <text:p>284.34</text:p>
          </table:table-cell>
          <table:table-cell table:style-name="ce161" table:formula="of:=([.$J10] - [.E10])" office:value-type="float" office:value="297.114921432645" calcext:value-type="float">
            <text:p>297.11</text:p>
          </table:table-cell>
          <table:table-cell table:style-name="ce161" table:formula="of:=([.$J10] - [.F10])" office:value-type="float" office:value="299.635068878977" calcext:value-type="float">
            <text:p>299.64</text:p>
          </table:table-cell>
          <table:table-cell table:style-name="ce161" table:formula="of:=([.$J10] - [.G10])" office:value-type="float" office:value="303.895302367755" calcext:value-type="float">
            <text:p>303.90</text:p>
          </table:table-cell>
          <table:table-cell table:style-name="ce161" table:formula="of:=([.$J10] - [.H10])" office:value-type="float" office:value="308.515482161582" calcext:value-type="float">
            <text:p>308.52</text:p>
          </table:table-cell>
          <table:table-cell table:style-name="ce161" table:formula="of:=([.$J10] - [.I10])" office:value-type="float" office:value="312.053555948742" calcext:value-type="float">
            <text:p>312.05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style-name="ce161" table:formula="of:=([.$J11] - [.B11])" office:value-type="float" office:value="118.854847067346" calcext:value-type="float">
            <text:p>118.85</text:p>
          </table:table-cell>
          <table:table-cell table:style-name="ce161" table:formula="of:=([.$J11] - [.C11])" office:value-type="float" office:value="297.039527952167" calcext:value-type="float">
            <text:p>297.04</text:p>
          </table:table-cell>
          <table:table-cell table:style-name="ce161" table:formula="of:=([.$J11] - [.D11])" office:value-type="float" office:value="311.48368453002" calcext:value-type="float">
            <text:p>311.48</text:p>
          </table:table-cell>
          <table:table-cell table:style-name="ce161" table:formula="of:=([.$J11] - [.E11])" office:value-type="float" office:value="324.25871802064" calcext:value-type="float">
            <text:p>324.26</text:p>
          </table:table-cell>
          <table:table-cell table:style-name="ce161" table:formula="of:=([.$J11] - [.F11])" office:value-type="float" office:value="326.559796179244" calcext:value-type="float">
            <text:p>326.56</text:p>
          </table:table-cell>
          <table:table-cell table:style-name="ce161" table:formula="of:=([.$J11] - [.G11])" office:value-type="float" office:value="331.282274599402" calcext:value-type="float">
            <text:p>331.28</text:p>
          </table:table-cell>
          <table:table-cell table:style-name="ce161" table:formula="of:=([.$J11] - [.H11])" office:value-type="float" office:value="336.239119448684" calcext:value-type="float">
            <text:p>336.24</text:p>
          </table:table-cell>
          <table:table-cell table:style-name="ce161" table:formula="of:=([.$J11] - [.I11])" office:value-type="float" office:value="340.148820725902" calcext:value-type="float">
            <text:p>340.15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/>
          <table:table-cell table:style-name="ce161" table:number-columns-repeated="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 table:number-columns-repeated="2"/>
          <table:table-cell table:style-name="ce58"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49.0068499028756" calcext:value-type="float">
            <text:p>49.01</text:p>
          </table:table-cell>
          <table:table-cell table:formula="of:=[.C15] * [$Summary.$A$4] * [$Summary.$B$4]" office:value-type="float" office:value="113.933174607312" calcext:value-type="float">
            <text:p>113.93</text:p>
          </table:table-cell>
          <table:table-cell table:formula="of:=[.D15] * [$Summary.$A$4] * [$Summary.$B$4]" office:value-type="float" office:value="121.273755322742" calcext:value-type="float">
            <text:p>121.27</text:p>
          </table:table-cell>
          <table:table-cell table:formula="of:=[.E15] * [$Summary.$A$4] * [$Summary.$B$4]" office:value-type="float" office:value="128.068217685186" calcext:value-type="float">
            <text:p>128.07</text:p>
          </table:table-cell>
          <table:table-cell table:formula="of:=[.F15] * [$Summary.$A$4] * [$Summary.$B$4]" office:value-type="float" office:value="129.3327471886" calcext:value-type="float">
            <text:p>129.33</text:p>
          </table:table-cell>
          <table:table-cell table:formula="of:=[.G15] * [$Summary.$A$4] * [$Summary.$B$4]" office:value-type="float" office:value="131.655934744571" calcext:value-type="float">
            <text:p>131.66</text:p>
          </table:table-cell>
          <table:table-cell table:formula="of:=[.H15] * [$Summary.$A$4] * [$Summary.$B$4]" office:value-type="float" office:value="134.017968797782" calcext:value-type="float">
            <text:p>134.02</text:p>
          </table:table-cell>
          <table:table-cell table:formula="of:=[.I15] * [$Summary.$A$4] * [$Summary.$B$4]" office:value-type="float" office:value="135.753900650441" calcext:value-type="float">
            <text:p>135.7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2.1911504401824" calcext:value-type="float">
            <text:p>52.19</text:p>
          </table:table-cell>
          <table:table-cell table:formula="of:=[.C16] * [$Summary.$A$4] * [$Summary.$B$4]" office:value-type="float" office:value="124.046989751187" calcext:value-type="float">
            <text:p>124.05</text:p>
          </table:table-cell>
          <table:table-cell table:formula="of:=[.D16] * [$Summary.$A$4] * [$Summary.$B$4]" office:value-type="float" office:value="131.546995515124" calcext:value-type="float">
            <text:p>131.55</text:p>
          </table:table-cell>
          <table:table-cell table:formula="of:=[.E16] * [$Summary.$A$4] * [$Summary.$B$4]" office:value-type="float" office:value="138.289159487866" calcext:value-type="float">
            <text:p>138.29</text:p>
          </table:table-cell>
          <table:table-cell table:formula="of:=[.F16] * [$Summary.$A$4] * [$Summary.$B$4]" office:value-type="float" office:value="139.540004506926" calcext:value-type="float">
            <text:p>139.54</text:p>
          </table:table-cell>
          <table:table-cell table:formula="of:=[.G16] * [$Summary.$A$4] * [$Summary.$B$4]" office:value-type="float" office:value="141.817714422277" calcext:value-type="float">
            <text:p>141.82</text:p>
          </table:table-cell>
          <table:table-cell table:formula="of:=[.H16] * [$Summary.$A$4] * [$Summary.$B$4]" office:value-type="float" office:value="144.15555935875" calcext:value-type="float">
            <text:p>144.16</text:p>
          </table:table-cell>
          <table:table-cell table:formula="of:=[.I16] * [$Summary.$A$4] * [$Summary.$B$4]" office:value-type="float" office:value="145.893702934778" calcext:value-type="float">
            <text:p>145.89</text:p>
          </table:table-cell>
          <table:table-cell table:style-name="ce65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3.0105706058815" calcext:value-type="float">
            <text:p>53.01</text:p>
          </table:table-cell>
          <table:table-cell table:formula="of:=[.C17] * [$Summary.$A$4] * [$Summary.$B$4]" office:value-type="float" office:value="126.655856394658" calcext:value-type="float">
            <text:p>126.66</text:p>
          </table:table-cell>
          <table:table-cell table:formula="of:=[.D17] * [$Summary.$A$4] * [$Summary.$B$4]" office:value-type="float" office:value="134.177157906548" calcext:value-type="float">
            <text:p>134.18</text:p>
          </table:table-cell>
          <table:table-cell table:formula="of:=[.E17] * [$Summary.$A$4] * [$Summary.$B$4]" office:value-type="float" office:value="140.900297914323" calcext:value-type="float">
            <text:p>140.90</text:p>
          </table:table-cell>
          <table:table-cell table:formula="of:=[.F17] * [$Summary.$A$4] * [$Summary.$B$4]" office:value-type="float" office:value="142.146651711524" calcext:value-type="float">
            <text:p>142.15</text:p>
          </table:table-cell>
          <table:table-cell table:formula="of:=[.G17] * [$Summary.$A$4] * [$Summary.$B$4]" office:value-type="float" office:value="144.418725344885" calcext:value-type="float">
            <text:p>144.42</text:p>
          </table:table-cell>
          <table:table-cell table:formula="of:=[.H17] * [$Summary.$A$4] * [$Summary.$B$4]" office:value-type="float" office:value="146.755017529089" calcext:value-type="float">
            <text:p>146.76</text:p>
          </table:table-cell>
          <table:table-cell table:formula="of:=[.I17] * [$Summary.$A$4] * [$Summary.$B$4]" office:value-type="float" office:value="148.50098343902" calcext:value-type="float">
            <text:p>148.50</text:p>
          </table:table-cell>
          <table:table-cell table:style-name="ce38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3.8406225730623" calcext:value-type="float">
            <text:p>53.84</text:p>
          </table:table-cell>
          <table:table-cell table:formula="of:=[.C18] * [$Summary.$A$4] * [$Summary.$B$4]" office:value-type="float" office:value="129.2960997438" calcext:value-type="float">
            <text:p>129.30</text:p>
          </table:table-cell>
          <table:table-cell table:formula="of:=[.D18] * [$Summary.$A$4] * [$Summary.$B$4]" office:value-type="float" office:value="136.832439124941" calcext:value-type="float">
            <text:p>136.83</text:p>
          </table:table-cell>
          <table:table-cell table:formula="of:=[.E18] * [$Summary.$A$4] * [$Summary.$B$4]" office:value-type="float" office:value="143.535799781452" calcext:value-type="float">
            <text:p>143.54</text:p>
          </table:table-cell>
          <table:table-cell table:formula="of:=[.F18] * [$Summary.$A$4] * [$Summary.$B$4]" office:value-type="float" office:value="144.773835666647" calcext:value-type="float">
            <text:p>144.77</text:p>
          </table:table-cell>
          <table:table-cell table:formula="of:=[.G18] * [$Summary.$A$4] * [$Summary.$B$4]" office:value-type="float" office:value="147.047069512893" calcext:value-type="float">
            <text:p>147.05</text:p>
          </table:table-cell>
          <table:table-cell table:formula="of:=[.H18] * [$Summary.$A$4] * [$Summary.$B$4]" office:value-type="float" office:value="149.390282316977" calcext:value-type="float">
            <text:p>149.39</text:p>
          </table:table-cell>
          <table:table-cell table:formula="of:=[.I18] * [$Summary.$A$4] * [$Summary.$B$4]" office:value-type="float" office:value="151.147094789213" calcext:value-type="float">
            <text:p>151.15</text:p>
          </table:table-cell>
          <table:table-cell table:style-name="ce38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4.6780205208353" calcext:value-type="float">
            <text:p>54.68</text:p>
          </table:table-cell>
          <table:table-cell table:formula="of:=[.C19] * [$Summary.$A$4] * [$Summary.$B$4]" office:value-type="float" office:value="131.963220603571" calcext:value-type="float">
            <text:p>131.96</text:p>
          </table:table-cell>
          <table:table-cell table:formula="of:=[.D19] * [$Summary.$A$4] * [$Summary.$B$4]" office:value-type="float" office:value="139.509153943184" calcext:value-type="float">
            <text:p>139.51</text:p>
          </table:table-cell>
          <table:table-cell table:formula="of:=[.E19] * [$Summary.$A$4] * [$Summary.$B$4]" office:value-type="float" office:value="146.193352091639" calcext:value-type="float">
            <text:p>146.19</text:p>
          </table:table-cell>
          <table:table-cell table:formula="of:=[.F19] * [$Summary.$A$4] * [$Summary.$B$4]" office:value-type="float" office:value="147.425272484771" calcext:value-type="float">
            <text:p>147.43</text:p>
          </table:table-cell>
          <table:table-cell table:formula="of:=[.G19] * [$Summary.$A$4] * [$Summary.$B$4]" office:value-type="float" office:value="149.701211915696" calcext:value-type="float">
            <text:p>149.70</text:p>
          </table:table-cell>
          <table:table-cell table:formula="of:=[.H19] * [$Summary.$A$4] * [$Summary.$B$4]" office:value-type="float" office:value="152.052604692638" calcext:value-type="float">
            <text:p>152.05</text:p>
          </table:table-cell>
          <table:table-cell table:formula="of:=[.I19] * [$Summary.$A$4] * [$Summary.$B$4]" office:value-type="float" office:value="153.824104967988" calcext:value-type="float">
            <text:p>153.82</text:p>
          </table:table-cell>
          <table:table-cell table:style-name="ce38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55.5276180416666" calcext:value-type="float">
            <text:p>55.53</text:p>
          </table:table-cell>
          <table:table-cell table:formula="of:=[.C20] * [$Summary.$A$4] * [$Summary.$B$4]" office:value-type="float" office:value="134.662218835398" calcext:value-type="float">
            <text:p>134.66</text:p>
          </table:table-cell>
          <table:table-cell table:formula="of:=[.D20] * [$Summary.$A$4] * [$Summary.$B$4]" office:value-type="float" office:value="142.212362493268" calcext:value-type="float">
            <text:p>142.21</text:p>
          </table:table-cell>
          <table:table-cell table:formula="of:=[.E20] * [$Summary.$A$4] * [$Summary.$B$4]" office:value-type="float" office:value="148.878143815118" calcext:value-type="float">
            <text:p>148.88</text:p>
          </table:table-cell>
          <table:table-cell table:formula="of:=[.F20] * [$Summary.$A$4] * [$Summary.$B$4]" office:value-type="float" office:value="150.195150062382" calcext:value-type="float">
            <text:p>150.20</text:p>
          </table:table-cell>
          <table:table-cell table:formula="of:=[.G20] * [$Summary.$A$4] * [$Summary.$B$4]" office:value-type="float" office:value="152.391367828797" calcext:value-type="float">
            <text:p>152.39</text:p>
          </table:table-cell>
          <table:table-cell table:formula="of:=[.H20] * [$Summary.$A$4] * [$Summary.$B$4]" office:value-type="float" office:value="154.749590063591" calcext:value-type="float">
            <text:p>154.75</text:p>
          </table:table-cell>
          <table:table-cell table:formula="of:=[.I20] * [$Summary.$A$4] * [$Summary.$B$4]" office:value-type="float" office:value="156.539399391025" calcext:value-type="float">
            <text:p>156.54</text:p>
          </table:table-cell>
          <table:table-cell table:style-name="ce38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56.3863503927199" calcext:value-type="float">
            <text:p>56.39</text:p>
          </table:table-cell>
          <table:table-cell table:formula="of:=[.C21] * [$Summary.$A$4] * [$Summary.$B$4]" office:value-type="float" office:value="137.387571102622" calcext:value-type="float">
            <text:p>137.39</text:p>
          </table:table-cell>
          <table:table-cell table:formula="of:=[.D21] * [$Summary.$A$4] * [$Summary.$B$4]" office:value-type="float" office:value="144.937879084707" calcext:value-type="float">
            <text:p>144.94</text:p>
          </table:table-cell>
          <table:table-cell table:formula="of:=[.E21] * [$Summary.$A$4] * [$Summary.$B$4]" office:value-type="float" office:value="151.587268798719" calcext:value-type="float">
            <text:p>151.59</text:p>
          </table:table-cell>
          <table:table-cell table:formula="of:=[.F21] * [$Summary.$A$4] * [$Summary.$B$4]" office:value-type="float" office:value="152.899569526037" calcext:value-type="float">
            <text:p>152.90</text:p>
          </table:table-cell>
          <table:table-cell table:formula="of:=[.G21] * [$Summary.$A$4] * [$Summary.$B$4]" office:value-type="float" office:value="155.09991708751" calcext:value-type="float">
            <text:p>155.10</text:p>
          </table:table-cell>
          <table:table-cell table:formula="of:=[.H21] * [$Summary.$A$4] * [$Summary.$B$4]" office:value-type="float" office:value="157.479285460492" calcext:value-type="float">
            <text:p>157.48</text:p>
          </table:table-cell>
          <table:table-cell table:formula="of:=[.I21] * [$Summary.$A$4] * [$Summary.$B$4]" office:value-type="float" office:value="159.29097534876" calcext:value-type="float">
            <text:p>159.29</text:p>
          </table:table-cell>
          <table:table-cell table:style-name="ce38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57.2539727973238" calcext:value-type="float">
            <text:p>57.25</text:p>
          </table:table-cell>
          <table:table-cell table:formula="of:=[.C22] * [$Summary.$A$4] * [$Summary.$B$4]" office:value-type="float" office:value="140.13943087306" calcext:value-type="float">
            <text:p>140.14</text:p>
          </table:table-cell>
          <table:table-cell table:formula="of:=[.D22] * [$Summary.$A$4] * [$Summary.$B$4]" office:value-type="float" office:value="147.686701094711" calcext:value-type="float">
            <text:p>147.69</text:p>
          </table:table-cell>
          <table:table-cell table:formula="of:=[.E22] * [$Summary.$A$4] * [$Summary.$B$4]" office:value-type="float" office:value="154.321490192116" calcext:value-type="float">
            <text:p>154.32</text:p>
          </table:table-cell>
          <table:table-cell table:formula="of:=[.F22] * [$Summary.$A$4] * [$Summary.$B$4]" office:value-type="float" office:value="155.630454775741" calcext:value-type="float">
            <text:p>155.63</text:p>
          </table:table-cell>
          <table:table-cell table:formula="of:=[.G22] * [$Summary.$A$4] * [$Summary.$B$4]" office:value-type="float" office:value="157.843220049812" calcext:value-type="float">
            <text:p>157.84</text:p>
          </table:table-cell>
          <table:table-cell table:formula="of:=[.H22] * [$Summary.$A$4] * [$Summary.$B$4]" office:value-type="float" office:value="160.242941434726" calcext:value-type="float">
            <text:p>160.24</text:p>
          </table:table-cell>
          <table:table-cell table:formula="of:=[.I22] * [$Summary.$A$4] * [$Summary.$B$4]" office:value-type="float" office:value="162.080616959777" calcext:value-type="float">
            <text:p>162.08</text:p>
          </table:table-cell>
          <table:table-cell table:style-name="ce38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1.7332075667795" calcext:value-type="float">
            <text:p>61.73</text:p>
          </table:table-cell>
          <table:table-cell table:formula="of:=[.C23] * [$Summary.$A$4] * [$Summary.$B$4]" office:value-type="float" office:value="154.282330818356" calcext:value-type="float">
            <text:p>154.28</text:p>
          </table:table-cell>
          <table:table-cell table:formula="of:=[.D23] * [$Summary.$A$4] * [$Summary.$B$4]" office:value-type="float" office:value="161.784625744892" calcext:value-type="float">
            <text:p>161.78</text:p>
          </table:table-cell>
          <table:table-cell table:formula="of:=[.E23] * [$Summary.$A$4] * [$Summary.$B$4]" office:value-type="float" office:value="168.41997813992" calcext:value-type="float">
            <text:p>168.42</text:p>
          </table:table-cell>
          <table:table-cell table:formula="of:=[.F23] * [$Summary.$A$4] * [$Summary.$B$4]" office:value-type="float" office:value="169.615158135499" calcext:value-type="float">
            <text:p>169.62</text:p>
          </table:table-cell>
          <table:table-cell table:formula="of:=[.G23] * [$Summary.$A$4] * [$Summary.$B$4]" office:value-type="float" office:value="172.068013426929" calcext:value-type="float">
            <text:p>172.07</text:p>
          </table:table-cell>
          <table:table-cell table:formula="of:=[.H23] * [$Summary.$A$4] * [$Summary.$B$4]" office:value-type="float" office:value="174.642598641646" calcext:value-type="float">
            <text:p>174.64</text:p>
          </table:table-cell>
          <table:table-cell table:formula="of:=[.I23] * [$Summary.$A$4] * [$Summary.$B$4]" office:value-type="float" office:value="176.673297485034" calcext:value-type="float">
            <text:p>176.67</text:p>
          </table:table-cell>
          <table:table-cell table:style-name="Default"/>
          <table:table-cell table:style-name="ce38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/>
          <table:table-cell table:number-columns-repeated="7"/>
          <table:table-cell table:style-name="Default"/>
          <table:table-cell table:style-name="ce38"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 table:style-name="Default"/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8" office:value-type="string" calcext:value-type="string">
            <text:p>RH</text:p>
          </table:table-cell>
          <table:table-cell table:style-name="ce58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37993131833514" calcext:value-type="float">
            <text:p>0.6380</text:p>
          </table:table-cell>
          <table:table-cell table:style-name="ce147" table:formula="of:=[.B102]-[.B54]" office:value-type="float" office:value="2.00702279977379" calcext:value-type="float">
            <text:p>2.01</text:p>
          </table:table-cell>
          <table:table-cell table:style-name="ce147" table:formula="of:=[.A102]-[.A54]" office:value-type="float" office:value="2.42806228501485" calcext:value-type="float">
            <text:p>2.43</text:p>
          </table:table-cell>
          <table:table-cell table:style-name="ce65" table:formula="of:=[.D39]/[.C39]" office:value-type="float" office:value="1.20978311023099" calcext:value-type="float">
            <text:p>1.2098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46782399110212" calcext:value-type="float">
            <text:p>0.2468</text:p>
          </table:table-cell>
          <table:table-cell table:style-name="ce122" table:formula="of:=[.D102]-[.D54]" office:value-type="float" office:value="2.34696268933646" calcext:value-type="float">
            <text:p>2.35</text:p>
          </table:table-cell>
          <table:table-cell table:style-name="ce122" table:formula="of:=[.C102]-[.C54]" office:value-type="float" office:value="0.892672231703045" calcext:value-type="float">
            <text:p>0.89</text:p>
          </table:table-cell>
          <table:table-cell table:style-name="ce65" table:formula="of:=[.D40]/[.C40]" office:value-type="float" office:value="0.380352118829559" calcext:value-type="float">
            <text:p>0.3804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65" table:formula="of:=[$Summary.E58]" office:value-type="float" office:value="0.234358147097925" calcext:value-type="float">
            <text:p>0.2344</text:p>
          </table:table-cell>
          <table:table-cell table:style-name="ce122" table:formula="of:=[.F102]-[.F54]" office:value-type="float" office:value="1.73825675548619" calcext:value-type="float">
            <text:p>1.74</text:p>
          </table:table-cell>
          <table:table-cell table:style-name="ce122" table:formula="of:=[.E102]-[.E54]" office:value-type="float" office:value="0.666565813685907" calcext:value-type="float">
            <text:p>0.67</text:p>
          </table:table-cell>
          <table:table-cell table:style-name="ce65" table:formula="of:=[.D41]/[.C41]" office:value-type="float" office:value="0.383467983991506" calcext:value-type="float">
            <text:p>0.3835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65" table:formula="of:=[$Summary.E47]" office:value-type="float" office:value="0.232182580518294" calcext:value-type="float">
            <text:p>0.2322</text:p>
          </table:table-cell>
          <table:table-cell table:style-name="ce122" table:formula="of:=[.H102]-[.H54]" office:value-type="float" office:value="1.60569100226331" calcext:value-type="float">
            <text:p>1.61</text:p>
          </table:table-cell>
          <table:table-cell table:style-name="ce122" table:formula="of:=[.G102]-[.G54]" office:value-type="float" office:value="0.621571812361879" calcext:value-type="float">
            <text:p>0.62</text:p>
          </table:table-cell>
          <table:table-cell table:style-name="ce65" table:formula="of:=[.D42]/[.C42]" office:value-type="float" office:value="0.387105496316376" calcext:value-type="float">
            <text:p>0.3871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28318068769019" calcext:value-type="float">
            <text:p>0.2283</text:p>
          </table:table-cell>
          <table:table-cell table:style-name="ce122" table:formula="of:=[.J102]-[.J54]" office:value-type="float" office:value="1.46328522478873" calcext:value-type="float">
            <text:p>1.46</text:p>
          </table:table-cell>
          <table:table-cell table:style-name="ce122" table:formula="of:=[.I102]-[.I54]" office:value-type="float" office:value="0.563641130709186" calcext:value-type="float">
            <text:p>0.56</text:p>
          </table:table-cell>
          <table:table-cell table:style-name="ce65" table:formula="of:=[.D43]/[.C43]" office:value-type="float" office:value="0.385188834795051" calcext:value-type="float">
            <text:p>0.3852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24481713481459" calcext:value-type="float">
            <text:p>0.2245</text:p>
          </table:table-cell>
          <table:table-cell table:formula="of:=[.L102]-[.L54]" office:value-type="float" office:value="1.30516062323875" calcext:value-type="float">
            <text:p>1.31</text:p>
          </table:table-cell>
          <table:table-cell table:formula="of:=[.K102]-[.K54]" office:value-type="float" office:value="0.503271665802401" calcext:value-type="float">
            <text:p>0.50</text:p>
          </table:table-cell>
          <table:table-cell table:style-name="ce65" table:formula="of:=[.D44]/[.C44]" office:value-type="float" office:value="0.385601325110112" calcext:value-type="float">
            <text:p>0.3856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21702928574141" calcext:value-type="float">
            <text:p>0.2217</text:p>
          </table:table-cell>
          <table:table-cell table:formula="of:=[.N102]-[.N54]" office:value-type="float" office:value="1.21745002266897" calcext:value-type="float">
            <text:p>1.22</text:p>
          </table:table-cell>
          <table:table-cell table:formula="of:=[.M102]-[.M54]" office:value-type="float" office:value="0.46835646833091" calcext:value-type="float">
            <text:p>0.47</text:p>
          </table:table-cell>
          <table:table-cell table:style-name="ce65" table:formula="of:=[.D45]/[.C45]" office:value-type="float" office:value="0.384702829364732" calcext:value-type="float">
            <text:p>0.3847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/>
          <table:table-cell table:style-name="Default" table:number-columns-repeated="5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7" table:number-rows-spanned="1">
            <text:p>Iteration of RF due to temperature increase</text:p>
          </table:table-cell>
          <table:covered-table-cell table:number-columns-repeated="6" table:style-name="Default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1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table:style-name="ce85" table:formula="of:=INDEX(LINEST([.B27:.B35];[.A27:.A35]^{1;2;3};1;1);1)" office:value-type="float" office:value="-0.00000343463709273408" calcext:value-type="float">
            <text:p>-3.43463709273408E-06</text:p>
          </table:table-cell>
          <table:table-cell table:style-name="ce85" table:formula="of:=INDEX(LINEST([.B27:.B35];[.A27:.A35]^{1;2;3};1;1);1;2)" office:value-type="float" office:value="0.0077548442865832" calcext:value-type="float">
            <text:p>0.007754844286583</text:p>
          </table:table-cell>
          <table:table-cell table:style-name="ce85" table:formula="of:=INDEX(LINEST([.D27:.D35];[.A27:.A35]^{1;2;3};1;1);1)" office:value-type="float" office:value="-0.0000251401525690758" calcext:value-type="float">
            <text:p>-2.51401525690758E-05</text:p>
          </table:table-cell>
          <table:table-cell table:style-name="ce85" table:formula="of:=INDEX(LINEST([.D27:.D35];[.A27:.A35]^{1;2;3};1;1);1;2)" office:value-type="float" office:value="0.0338563857499501" calcext:value-type="float">
            <text:p>0.03385638574995</text:p>
          </table:table-cell>
          <table:table-cell table:style-name="ce85" table:formula="of:=INDEX(LINEST([.E27:.E35];[.A27:.A35]^{1;2;3};1;1);1)" office:value-type="float" office:value="0.00011483254286839" calcext:value-type="float">
            <text:p>0.000114832542868</text:p>
          </table:table-cell>
          <table:table-cell table:style-name="ce85" table:formula="of:=INDEX(LINEST([.E27:.E35];[.A27:.A35]^{1;2;3};1;1);1;2)" office:value-type="float" office:value="-0.0874783496592996" calcext:value-type="float">
            <text:p>-0.0874783496593</text:p>
          </table:table-cell>
          <table:table-cell table:style-name="ce85" table:formula="of:=INDEX(LINEST([.F27:.F35];[.A27:.A35]^{1;2;3};1;1);1)" office:value-type="float" office:value="-0.000259655514057586" calcext:value-type="float">
            <text:p>-0.000259655514058</text:p>
          </table:table-cell>
          <table:table-cell table:style-name="ce85" table:formula="of:=INDEX(LINEST([.F27:.F35];[.A27:.A35]^{1;2;3};1;1);1;2)" office:value-type="float" office:value="0.238188041123248" calcext:value-type="float">
            <text:p>0.238188041123248</text:p>
          </table:table-cell>
          <table:table-cell table:style-name="ce85" table:formula="of:=INDEX(LINEST([.G27:.G35];[.A27:.A35]^{1;2;3};1;1);1)" office:value-type="float" office:value="0.000179451507486978" calcext:value-type="float">
            <text:p>0.000179451507487</text:p>
          </table:table-cell>
          <table:table-cell table:style-name="ce85" table:formula="of:=INDEX(LINEST([.G27:.G35];[.A27:.A35]^{1;2;3};1;1);1;2)" office:value-type="float" office:value="-0.141881591719938" calcext:value-type="float">
            <text:p>-0.141881591719938</text:p>
          </table:table-cell>
          <table:table-cell table:style-name="ce85" table:formula="of:=INDEX(LINEST([.H27:.H35];[.A27:.A35]^{1;2;3};1;1);1)" office:value-type="float" office:value="0.000219035681817272" calcext:value-type="float">
            <text:p>0.000219035681817</text:p>
          </table:table-cell>
          <table:table-cell table:style-name="ce85" table:formula="of:=INDEX(LINEST([.H27:.H35];[.A27:.A35]^{1;2;3};1;1);1;2)" office:value-type="float" office:value="-0.174391856243523" calcext:value-type="float">
            <text:p>-0.174391856243523</text:p>
          </table:table-cell>
          <table:table-cell table:style-name="ce85" table:formula="of:=INDEX(LINEST([.I27:.I35];[.A27:.A35]^{1;2;3};1;1);1)" office:value-type="float" office:value="0.000245379654838317" calcext:value-type="float">
            <text:p>0.000245379654838</text:p>
          </table:table-cell>
          <table:table-cell table:style-name="ce85" table:formula="of:=INDEX(LINEST([.I27:.I35];[.A27:.A35]^{1;2;3};1;1);1;2)" office:value-type="float" office:value="-0.195529728820209" calcext:value-type="float">
            <text:p>-0.195529728820209</text:p>
          </table:table-cell>
          <table:table-cell table:number-columns-repeated="1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14"/>
        </table:table-row>
        <table:table-row table:style-name="ro1">
          <table:table-cell table:style-name="ce85" table:formula="of:=INDEX(LINEST([.B27:.B35];[.A27:.A35]^{1;2;3};1;1);1;3)" office:value-type="float" office:value="-2.78882830335386" calcext:value-type="float">
            <text:p>-2.78882830335386</text:p>
          </table:table-cell>
          <table:table-cell table:style-name="ce85" table:formula="of:=INDEX(LINEST([.B27:.B35];[.A27:.A35]^{1;2;3};1;1);1;4)" office:value-type="float" office:value="294.89794168462" calcext:value-type="float">
            <text:p>294.89794168462</text:p>
          </table:table-cell>
          <table:table-cell table:style-name="ce85" table:formula="of:=INDEX(LINEST([.D27:.D35];[.A27:.A35]^{1;2;3};1;1);1;3)" office:value-type="float" office:value="-10.6072500307383" calcext:value-type="float">
            <text:p>-10.6072500307383</text:p>
          </table:table-cell>
          <table:table-cell table:style-name="ce85" table:formula="of:=INDEX(LINEST([.D27:.D35];[.A27:.A35]^{1;2;3};1;1);1;4)" office:value-type="float" office:value="981.030047507224" calcext:value-type="float">
            <text:p>981.030047507224</text:p>
          </table:table-cell>
          <table:table-cell table:style-name="ce85" table:formula="of:=INDEX(LINEST([.E27:.E35];[.A27:.A35]^{1;2;3};1;1);1;3)" office:value-type="float" office:value="24.4325525993977" calcext:value-type="float">
            <text:p>24.4325525993977</text:p>
          </table:table-cell>
          <table:table-cell table:style-name="ce85" table:formula="of:=INDEX(LINEST([.E27:.E35];[.A27:.A35]^{1;2;3};1;1);1;4)" office:value-type="float" office:value="-2383.3685574718" calcext:value-type="float">
            <text:p>-2383.3685574718</text:p>
          </table:table-cell>
          <table:table-cell table:style-name="ce85" table:formula="of:=INDEX(LINEST([.F27:.F35];[.A27:.A35]^{1;2;3};1;1);1;3)" office:value-type="float" office:value="-69.9536676473771" calcext:value-type="float">
            <text:p>-69.9536676473771</text:p>
          </table:table-cell>
          <table:table-cell table:style-name="ce85" table:formula="of:=INDEX(LINEST([.F27:.F35];[.A27:.A35]^{1;2;3};1;1);1;4)" office:value-type="float" office:value="6734.75128622447" calcext:value-type="float">
            <text:p>6734.75128622447</text:p>
          </table:table-cell>
          <table:table-cell table:style-name="ce85" table:formula="of:=INDEX(LINEST([.G27:.G35];[.A27:.A35]^{1;2;3};1;1);1;3)" office:value-type="float" office:value="39.6810094016074" calcext:value-type="float">
            <text:p>39.6810094016074</text:p>
          </table:table-cell>
          <table:table-cell table:style-name="ce85" table:formula="of:=INDEX(LINEST([.G27:.G35];[.A27:.A35]^{1;2;3};1;1);1;4)" office:value-type="float" office:value="-3802.59114375965" calcext:value-type="float">
            <text:p>-3802.59114375965</text:p>
          </table:table-cell>
          <table:table-cell table:style-name="ce85" table:formula="of:=INDEX(LINEST([.H27:.H35];[.A27:.A35]^{1;2;3};1;1);1;3)" office:value-type="float" office:value="48.5592610764557" calcext:value-type="float">
            <text:p>48.5592610764557</text:p>
          </table:table-cell>
          <table:table-cell table:style-name="ce85" table:formula="of:=INDEX(LINEST([.H27:.H35];[.A27:.A35]^{1;2;3};1;1);1;4)" office:value-type="float" office:value="-4606.24057735095" calcext:value-type="float">
            <text:p>-4606.24057735095</text:p>
          </table:table-cell>
          <table:table-cell table:style-name="ce85" table:formula="of:=INDEX(LINEST([.I27:.I35];[.A27:.A35]^{1;2;3};1;1);1;3)" office:value-type="float" office:value="54.188461985767" calcext:value-type="float">
            <text:p>54.188461985767</text:p>
          </table:table-cell>
          <table:table-cell table:style-name="ce85" table:formula="of:=INDEX(LINEST([.I27:.I35];[.A27:.A35]^{1;2;3};1;1);1;4)" office:value-type="float" office:value="-5101.74770913843" calcext:value-type="float">
            <text:p>-5101.74770913843</text:p>
          </table:table-cell>
          <table:table-cell table:number-columns-repeated="11"/>
          <table:table-cell table:style-name="ce83" table:number-columns-repeated="3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number-columns-repeated="14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2.1911504401824" calcext:value-type="float">
            <text:p>52.19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31.546995515124" calcext:value-type="float">
            <text:p>131.55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38.289159487866" calcext:value-type="float">
            <text:p>138.29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39.540004506926" calcext:value-type="float">
            <text:p>139.54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41.817714422277" calcext:value-type="float">
            <text:p>141.82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H28]" office:value-type="float" office:value="144.15555935875" calcext:value-type="float">
            <text:p>144.1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I28]" office:value-type="float" office:value="145.893702934778" calcext:value-type="float">
            <text:p>145.89</text:p>
          </table:table-cell>
          <table:table-cell table:style-name="ce83" table:number-columns-repeated="3"/>
          <table:table-cell table:number-columns-repeated="11"/>
        </table:table-row>
        <table:table-row table:style-name="ro1">
          <table:table-cell table:formula="of:=[.A54] + (([.B28]-[$CO2_275ppm.B28]) * [.$B$39])" office:value-type="float" office:value="288.297595523326" calcext:value-type="float">
            <text:p>288.30</text:p>
          </table:table-cell>
          <table:table-cell table:formula="of:=(([.$A$50] * POWER([.A55];3)) + ([.$B$50] * POWER([.A55];2)) + ([.$A$52] * [.A55]) + [.$B$52])" office:value-type="float" office:value="53.1324621528988" calcext:value-type="float">
            <text:p>53.13</text:p>
          </table:table-cell>
          <table:table-cell table:formula="of:=[.C54] + (([.D28]-[$CO2_275ppm.D28]) * [.$B$40])" office:value-type="float" office:value="287.463483148962" calcext:value-type="float">
            <text:p>287.46</text:p>
          </table:table-cell>
          <table:table-cell table:formula="of:=(([.$C$50] * POWER([.C55];3)) + ([.$D$50] * POWER([.C55];2)) + ([.$C$52] * [.C55]) + [.$D$52])" office:value-type="float" office:value="132.369327470571" calcext:value-type="float">
            <text:p>132.37</text:p>
          </table:table-cell>
          <table:table-cell table:formula="of:=[.E54] + (([.E28]-[$CO2_275ppm.E28]) * [.$B$41])" office:value-type="float" office:value="287.409191181306" calcext:value-type="float">
            <text:p>287.41</text:p>
          </table:table-cell>
          <table:table-cell table:formula="of:=(([.$E$50] * POWER([.E55];3)) + ([.$F$50] * POWER([.E55];2)) + ([.$E$52] * [.E55]) + [.$F$52])" office:value-type="float" office:value="138.964166974282" calcext:value-type="float">
            <text:p>138.96</text:p>
          </table:table-cell>
          <table:table-cell table:formula="of:=[.E54] + (([.F28]-[$CO2_275ppm.F28]) * [.$B$42])" office:value-type="float" office:value="287.398758331952" calcext:value-type="float">
            <text:p>287.40</text:p>
          </table:table-cell>
          <table:table-cell table:formula="of:=(([.$G$50] * POWER([.G55];3)) + ([.$H$50] * POWER([.G55];2)) + ([.$G$52] * [.G55]) + [.$H$52])" office:value-type="float" office:value="140.168770311142" calcext:value-type="float">
            <text:p>140.17</text:p>
          </table:table-cell>
          <table:table-cell table:formula="of:=[.I54] + (([.G28]-[$CO2_275ppm.G28]) * [.$B$43])" office:value-type="float" office:value="287.379546674131" calcext:value-type="float">
            <text:p>287.38</text:p>
          </table:table-cell>
          <table:table-cell table:formula="of:=(([.$I$50] * POWER([.I55];3) + ([.$J$50] * POWER([.I55];2)) + ([.$I$52] * [.I55]) + [.$J$52]))" office:value-type="float" office:value="142.41279906578" calcext:value-type="float">
            <text:p>142.41</text:p>
          </table:table-cell>
          <table:table-cell table:formula="of:=[.K54] + (([.H28]-[$CO2_275ppm.H28]) * [.$B$44])" office:value-type="float" office:value="287.36028697273" calcext:value-type="float">
            <text:p>287.36</text:p>
          </table:table-cell>
          <table:table-cell table:style-name="ce83" table:formula="of:=(([.$K$50] * POWER([.K55];3) + ([.$L$50] * POWER([.K55];2)) + ([.$K$52] * [.K55]) + [.$L$52]))" office:value-type="float" office:value="144.699501903869" calcext:value-type="float">
            <text:p>144.70</text:p>
          </table:table-cell>
          <table:table-cell table:formula="of:=[.M54] + (([.I28]-[$CO2_275ppm.I28]) * [.$B$45])" office:value-type="float" office:value="287.345061201166" calcext:value-type="float">
            <text:p>287.35</text:p>
          </table:table-cell>
          <table:table-cell table:formula="of:=(([.$M$50] * POWER([.M55];3) + ([.$N$50] * POWER([.M55];2)) + ([.$M$52] * [.M55]) + [.$N$52]))" office:value-type="float" office:value="146.399281732264" calcext:value-type="float">
            <text:p>146.40</text:p>
          </table:table-cell>
          <table:table-cell table:style-name="ce83" table:number-columns-repeated="3"/>
          <table:table-cell table:number-columns-repeated="11"/>
        </table:table-row>
        <table:table-row table:style-name="ro1">
          <table:table-cell table:formula="of:=[.A55] + (([.B55]-[.B54]) *[.$B$39])" office:value-type="float" office:value="288.898145930954" calcext:value-type="float">
            <text:p>288.90</text:p>
          </table:table-cell>
          <table:table-cell table:formula="of:=(([.$A$50] * POWER([.A56];3)) + ([.$B$50] * POWER([.A56];2)) + ([.$A$52] * [.A56]) + [.$B$52])" office:value-type="float" office:value="53.6303393341156" calcext:value-type="float">
            <text:p>53.63</text:p>
          </table:table-cell>
          <table:table-cell table:formula="of:=[.C55] + (([.D55]-[.D54]) *[.$B$40])" office:value-type="float" office:value="287.666420201793" calcext:value-type="float">
            <text:p>287.67</text:p>
          </table:table-cell>
          <table:table-cell table:formula="of:=(([.$C$50] * POWER([.C56];3)) + ([.$D$50] * POWER([.C56];2)) + ([.$C$52] * [.C56]) + [.$D$52])" office:value-type="float" office:value="132.902601461179" calcext:value-type="float">
            <text:p>132.90</text:p>
          </table:table-cell>
          <table:table-cell table:formula="of:=[.E55] + (([.F55]-[.F54]) *[.$B$41])" office:value-type="float" office:value="287.567384685099" calcext:value-type="float">
            <text:p>287.57</text:p>
          </table:table-cell>
          <table:table-cell table:formula="of:=(([.$E$50] * POWER([.E56];3)) + ([.$F$50] * POWER([.E56];2)) + ([.$E$52] * [.E56]) + [.$F$52])" office:value-type="float" office:value="139.376595398677" calcext:value-type="float">
            <text:p>139.38</text:p>
          </table:table-cell>
          <table:table-cell table:formula="of:=[.G55] + (([.H55]-[.H54]) *[.$B$42])" office:value-type="float" office:value="287.544746798917" calcext:value-type="float">
            <text:p>287.54</text:p>
          </table:table-cell>
          <table:table-cell table:formula="of:=(([.$G$50] * POWER([.G56];3)) + ([.$H$50] * POWER([.G56];2)) + ([.$G$52] * [.G56]) + [.$H$52])" office:value-type="float" office:value="140.550850820076" calcext:value-type="float">
            <text:p>140.55</text:p>
          </table:table-cell>
          <table:table-cell table:formula="of:=[.I55] + (([.J55]-[.J54]) * [.$B$43])" office:value-type="float" office:value="287.515415250689" calcext:value-type="float">
            <text:p>287.52</text:p>
          </table:table-cell>
          <table:table-cell table:formula="of:=(([.$I$50] * POWER([.I56];3) + ([.$J$50] * POWER([.I56];2)) + ([.$I$52] * [.I56]) + [.$J$52]))" office:value-type="float" office:value="142.765528560513" calcext:value-type="float">
            <text:p>142.77</text:p>
          </table:table-cell>
          <table:table-cell table:formula="of:=[.K55] + (([.L55]-[.L54]) * [.$B$44])" office:value-type="float" office:value="287.482392127294" calcext:value-type="float">
            <text:p>287.48</text:p>
          </table:table-cell>
          <table:table-cell table:style-name="ce83" table:formula="of:=(([.$K$50] * POWER([.K56];3) + ([.$L$50] * POWER([.K56];2)) + ([.$K$52] * [.K56]) + [.$L$52]))" office:value-type="float" office:value="145.01644628942" calcext:value-type="float">
            <text:p>145.02</text:p>
          </table:table-cell>
          <table:table-cell table:formula="of:=[.M55] + (([.N55]-[.N54]) * [.$B$44])" office:value-type="float" office:value="287.458554395926" calcext:value-type="float">
            <text:p>287.46</text:p>
          </table:table-cell>
          <table:table-cell table:formula="of:=(([.$M$50] * POWER([.M56];3) + ([.$N$50] * POWER([.M56];2)) + ([.$M$52] * [.M56]) + [.$N$52]))" office:value-type="float" office:value="146.69461352971" calcext:value-type="float">
            <text:p>146.69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6] + (([.B56]-[.B55]) *[.$B$39])" office:value-type="float" office:value="289.215788153066" calcext:value-type="float">
            <text:p>289.22</text:p>
          </table:table-cell>
          <table:table-cell table:formula="of:=(([.$A$50] * POWER([.A57];3)) + ([.$B$50] * POWER([.A57];2)) + ([.$A$52] * [.A57]) + [.$B$52])" office:value-type="float" office:value="53.8950696249319" calcext:value-type="float">
            <text:p>53.90</text:p>
          </table:table-cell>
          <table:table-cell table:formula="of:=[.C56] + (([.D56]-[.D55]) *[.$B$40])" office:value-type="float" office:value="287.798022836578" calcext:value-type="float">
            <text:p>287.80</text:p>
          </table:table-cell>
          <table:table-cell table:formula="of:=(([.$C$50] * POWER([.C57];3)) + ([.$D$50] * POWER([.C57];2)) + ([.$C$52] * [.C57]) + [.$D$52])" office:value-type="float" office:value="133.248959731717" calcext:value-type="float">
            <text:p>133.25</text:p>
          </table:table-cell>
          <table:table-cell table:formula="of:=[.E56] + (([.F56]-[.F55]) *[.$B$41])" office:value-type="float" office:value="287.664040646451" calcext:value-type="float">
            <text:p>287.66</text:p>
          </table:table-cell>
          <table:table-cell table:formula="of:=(([.$E$50] * POWER([.E57];3)) + ([.$F$50] * POWER([.E57];2)) + ([.$E$52] * [.E57]) + [.$F$52])" office:value-type="float" office:value="139.628873731681" calcext:value-type="float">
            <text:p>139.63</text:p>
          </table:table-cell>
          <table:table-cell table:formula="of:=[.G56] + (([.H56]-[.H55]) *[.$B$42])" office:value-type="float" office:value="287.633459237447" calcext:value-type="float">
            <text:p>287.63</text:p>
          </table:table-cell>
          <table:table-cell table:formula="of:=(([.$G$50] * POWER([.G57];3)) + ([.$H$50] * POWER([.G57];2)) + ([.$G$52] * [.G57]) + [.$H$52])" office:value-type="float" office:value="140.783324678845" calcext:value-type="float">
            <text:p>140.78</text:p>
          </table:table-cell>
          <table:table-cell table:formula="of:=[.I56] + (([.J56]-[.J55]) * [.$B$43])" office:value-type="float" office:value="287.595949767725" calcext:value-type="float">
            <text:p>287.60</text:p>
          </table:table-cell>
          <table:table-cell table:formula="of:=(([.$I$50] * POWER([.I57];3) + ([.$J$50] * POWER([.I57];2)) + ([.$I$52] * [.I57]) + [.$J$52]))" office:value-type="float" office:value="142.974829572599" calcext:value-type="float">
            <text:p>142.97</text:p>
          </table:table-cell>
          <table:table-cell table:formula="of:=[.K56] + (([.L56]-[.L55]) * [.$B$44])" office:value-type="float" office:value="287.553540346041" calcext:value-type="float">
            <text:p>287.55</text:p>
          </table:table-cell>
          <table:table-cell table:style-name="ce83" table:formula="of:=(([.$K$50] * POWER([.K57];3) + ([.$L$50] * POWER([.K57];2)) + ([.$K$52] * [.K57]) + [.$L$52]))" office:value-type="float" office:value="145.201322831378" calcext:value-type="float">
            <text:p>145.20</text:p>
          </table:table-cell>
          <table:table-cell table:formula="of:=[.M56] + (([.N56]-[.N55]) * [.$B$44])" office:value-type="float" office:value="287.524850983862" calcext:value-type="float">
            <text:p>287.52</text:p>
          </table:table-cell>
          <table:table-cell table:formula="of:=(([.$M$50] * POWER([.M57];3) + ([.$N$50] * POWER([.M57];2)) + ([.$M$52] * [.M57]) + [.$N$52]))" office:value-type="float" office:value="146.867321920828" calcext:value-type="float">
            <text:p>146.87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7] + (([.B57]-[.B56]) *[.$B$39])" office:value-type="float" office:value="289.384684260396" calcext:value-type="float">
            <text:p>289.38</text:p>
          </table:table-cell>
          <table:table-cell table:formula="of:=(([.$A$50] * POWER([.A58];3)) + ([.$B$50] * POWER([.A58];2)) + ([.$A$52] * [.A58]) + [.$B$52])" office:value-type="float" office:value="54.0362239102653" calcext:value-type="float">
            <text:p>54.04</text:p>
          </table:table-cell>
          <table:table-cell table:formula="of:=[.C57] + (([.D57]-[.D56]) *[.$B$40])" office:value-type="float" office:value="287.883497961533" calcext:value-type="float">
            <text:p>287.88</text:p>
          </table:table-cell>
          <table:table-cell table:formula="of:=(([.$C$50] * POWER([.C58];3)) + ([.$D$50] * POWER([.C58];2)) + ([.$C$52] * [.C58]) + [.$D$52])" office:value-type="float" office:value="133.474142830402" calcext:value-type="float">
            <text:p>133.47</text:p>
          </table:table-cell>
          <table:table-cell table:formula="of:=[.E57] + (([.F57]-[.F56]) *[.$B$41])" office:value-type="float" office:value="287.723164129127" calcext:value-type="float">
            <text:p>287.72</text:p>
          </table:table-cell>
          <table:table-cell table:formula="of:=(([.$E$50] * POWER([.E58];3)) + ([.$F$50] * POWER([.E58];2)) + ([.$E$52] * [.E58]) + [.$F$52])" office:value-type="float" office:value="139.78329685356" calcext:value-type="float">
            <text:p>139.78</text:p>
          </table:table-cell>
          <table:table-cell table:formula="of:=[.G57] + (([.H57]-[.H56]) *[.$B$42])" office:value-type="float" office:value="287.687435617879" calcext:value-type="float">
            <text:p>287.69</text:p>
          </table:table-cell>
          <table:table-cell table:formula="of:=(([.$G$50] * POWER([.G58];3)) + ([.$H$50] * POWER([.G58];2)) + ([.$G$52] * [.G58]) + [.$H$52])" office:value-type="float" office:value="140.924880462027" calcext:value-type="float">
            <text:p>140.92</text:p>
          </table:table-cell>
          <table:table-cell table:formula="of:=[.I57] + (([.J57]-[.J56]) * [.$B$43])" office:value-type="float" office:value="287.643736970595" calcext:value-type="float">
            <text:p>287.64</text:p>
          </table:table-cell>
          <table:table-cell table:formula="of:=(([.$I$50] * POWER([.I58];3) + ([.$J$50] * POWER([.I58];2)) + ([.$I$52] * [.I58]) + [.$J$52]))" office:value-type="float" office:value="143.099103005215" calcext:value-type="float">
            <text:p>143.10</text:p>
          </table:table-cell>
          <table:table-cell table:formula="of:=[.K57] + (([.L57]-[.L56]) * [.$B$44])" office:value-type="float" office:value="287.595041748962" calcext:value-type="float">
            <text:p>287.60</text:p>
          </table:table-cell>
          <table:table-cell table:style-name="ce83" table:formula="of:=(([.$K$50] * POWER([.K58];3) + ([.$L$50] * POWER([.K58];2)) + ([.$K$52] * [.K58]) + [.$L$52]))" office:value-type="float" office:value="145.309231046155" calcext:value-type="float">
            <text:p>145.31</text:p>
          </table:table-cell>
          <table:table-cell table:formula="of:=[.M57] + (([.N57]-[.N56]) * [.$B$44])" office:value-type="float" office:value="287.563620859433" calcext:value-type="float">
            <text:p>287.56</text:p>
          </table:table-cell>
          <table:table-cell table:formula="of:=(([.$M$50] * POWER([.M58];3) + ([.$N$50] * POWER([.M58];2)) + ([.$M$52] * [.M58]) + [.$N$52]))" office:value-type="float" office:value="146.968386497146" calcext:value-type="float">
            <text:p>146.97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8] + (([.B58]-[.B57]) *[.$B$39])" office:value-type="float" office:value="289.474739724967" calcext:value-type="float">
            <text:p>289.47</text:p>
          </table:table-cell>
          <table:table-cell table:formula="of:=(([.$A$50] * POWER([.A59];3)) + ([.$B$50] * POWER([.A59];2)) + ([.$A$52] * [.A59]) + [.$B$52])" office:value-type="float" office:value="54.1115987393345" calcext:value-type="float">
            <text:p>54.11</text:p>
          </table:table-cell>
          <table:table-cell table:formula="of:=[.C58] + (([.D58]-[.D57]) *[.$B$40])" office:value-type="float" office:value="287.939069186866" calcext:value-type="float">
            <text:p>287.94</text:p>
          </table:table-cell>
          <table:table-cell table:formula="of:=(([.$C$50] * POWER([.C59];3)) + ([.$D$50] * POWER([.C59];2)) + ([.$C$52] * [.C59]) + [.$D$52])" office:value-type="float" office:value="133.620639689308" calcext:value-type="float">
            <text:p>133.62</text:p>
          </table:table-cell>
          <table:table-cell table:formula="of:=[.E58] + (([.F58]-[.F57]) *[.$B$41])" office:value-type="float" office:value="287.75935444584" calcext:value-type="float">
            <text:p>287.76</text:p>
          </table:table-cell>
          <table:table-cell table:formula="of:=(([.$E$50] * POWER([.E59];3)) + ([.$F$50] * POWER([.E59];2)) + ([.$E$52] * [.E59]) + [.$F$52])" office:value-type="float" office:value="139.877861569938" calcext:value-type="float">
            <text:p>139.88</text:p>
          </table:table-cell>
          <table:table-cell table:formula="of:=[.G58] + (([.H58]-[.H57]) *[.$B$42])" office:value-type="float" office:value="287.720302404906" calcext:value-type="float">
            <text:p>287.72</text:p>
          </table:table-cell>
          <table:table-cell table:formula="of:=(([.$G$50] * POWER([.G59];3)) + ([.$H$50] * POWER([.G59];2)) + ([.$G$52] * [.G59]) + [.$H$52])" office:value-type="float" office:value="141.011115500294" calcext:value-type="float">
            <text:p>141.01</text:p>
          </table:table-cell>
          <table:table-cell table:formula="of:=[.I58] + (([.J58]-[.J57]) * [.$B$43])" office:value-type="float" office:value="287.672110840729" calcext:value-type="float">
            <text:p>287.67</text:p>
          </table:table-cell>
          <table:table-cell table:formula="of:=(([.$I$50] * POWER([.I59];3) + ([.$J$50] * POWER([.I59];2)) + ([.$I$52] * [.I59]) + [.$J$52]))" office:value-type="float" office:value="143.172918950174" calcext:value-type="float">
            <text:p>143.17</text:p>
          </table:table-cell>
          <table:table-cell table:formula="of:=[.K58] + (([.L58]-[.L57]) * [.$B$44])" office:value-type="float" office:value="287.619265169914" calcext:value-type="float">
            <text:p>287.62</text:p>
          </table:table-cell>
          <table:table-cell table:style-name="ce83" table:formula="of:=(([.$K$50] * POWER([.K59];3) + ([.$L$50] * POWER([.K59];2)) + ([.$K$52] * [.K59]) + [.$L$52]))" office:value-type="float" office:value="145.37223782702" calcext:value-type="float">
            <text:p>145.37</text:p>
          </table:table-cell>
          <table:table-cell table:formula="of:=[.M58] + (([.N58]-[.N57]) * [.$B$44])" office:value-type="float" office:value="287.586308008697" calcext:value-type="float">
            <text:p>287.59</text:p>
          </table:table-cell>
          <table:table-cell table:formula="of:=(([.$M$50] * POWER([.M59];3) + ([.$N$50] * POWER([.M59];2)) + ([.$M$52] * [.M59]) + [.$N$52]))" office:value-type="float" office:value="147.027549449592" calcext:value-type="float">
            <text:p>147.03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9] + (([.B59]-[.B58]) *[.$B$39])" office:value-type="float" office:value="289.522828348226" calcext:value-type="float">
            <text:p>289.52</text:p>
          </table:table-cell>
          <table:table-cell table:formula="of:=(([.$A$50] * POWER([.A60];3)) + ([.$B$50] * POWER([.A60];2)) + ([.$A$52] * [.A60]) + [.$B$52])" office:value-type="float" office:value="54.1518797683336" calcext:value-type="float">
            <text:p>54.15</text:p>
          </table:table-cell>
          <table:table-cell table:formula="of:=[.C59] + (([.D59]-[.D58]) *[.$B$40])" office:value-type="float" office:value="287.975222033169" calcext:value-type="float">
            <text:p>287.98</text:p>
          </table:table-cell>
          <table:table-cell table:formula="of:=(([.$C$50] * POWER([.C60];3)) + ([.$D$50] * POWER([.C60];2)) + ([.$C$52] * [.C60]) + [.$D$52])" office:value-type="float" office:value="133.715986077812" calcext:value-type="float">
            <text:p>133.72</text:p>
          </table:table-cell>
          <table:table-cell table:formula="of:=[.E59] + (([.F59]-[.F58]) *[.$B$41])" office:value-type="float" office:value="287.781516457551" calcext:value-type="float">
            <text:p>287.78</text:p>
          </table:table-cell>
          <table:table-cell table:formula="of:=(([.$E$50] * POWER([.E60];3)) + ([.$F$50] * POWER([.E60];2)) + ([.$E$52] * [.E60]) + [.$F$52])" office:value-type="float" office:value="139.935785619644" calcext:value-type="float">
            <text:p>139.94</text:p>
          </table:table-cell>
          <table:table-cell table:formula="of:=[.G59] + (([.H59]-[.H58]) *[.$B$42])" office:value-type="float" office:value="287.740324678622" calcext:value-type="float">
            <text:p>287.74</text:p>
          </table:table-cell>
          <table:table-cell table:formula="of:=(([.$G$50] * POWER([.G60];3)) + ([.$H$50] * POWER([.G60];2)) + ([.$G$52] * [.G60]) + [.$H$52])" office:value-type="float" office:value="141.063664328101" calcext:value-type="float">
            <text:p>141.06</text:p>
          </table:table-cell>
          <table:table-cell table:formula="of:=[.I59] + (([.J59]-[.J58]) * [.$B$43])" office:value-type="float" office:value="287.688964354727" calcext:value-type="float">
            <text:p>287.69</text:p>
          </table:table-cell>
          <table:table-cell table:formula="of:=(([.$I$50] * POWER([.I60];3) + ([.$J$50] * POWER([.I60];2)) + ([.$I$52] * [.I60]) + [.$J$52]))" office:value-type="float" office:value="143.216774050357" calcext:value-type="float">
            <text:p>143.22</text:p>
          </table:table-cell>
          <table:table-cell table:formula="of:=[.K59] + (([.L59]-[.L58]) * [.$B$44])" office:value-type="float" office:value="287.633409040044" calcext:value-type="float">
            <text:p>287.63</text:p>
          </table:table-cell>
          <table:table-cell table:style-name="ce83" table:formula="of:=(([.$K$50] * POWER([.K60];3) + ([.$L$50] * POWER([.K60];2)) + ([.$K$52] * [.K60]) + [.$L$52]))" office:value-type="float" office:value="145.409034928484" calcext:value-type="float">
            <text:p>145.41</text:p>
          </table:table-cell>
          <table:table-cell table:formula="of:=[.M59] + (([.N59]-[.N58]) * [.$B$44])" office:value-type="float" office:value="287.599589009636" calcext:value-type="float">
            <text:p>287.60</text:p>
          </table:table-cell>
          <table:table-cell table:formula="of:=(([.$M$50] * POWER([.M60];3) + ([.$N$50] * POWER([.M60];2)) + ([.$M$52] * [.M60]) + [.$N$52]))" office:value-type="float" office:value="147.06219102028" calcext:value-type="float">
            <text:p>147.0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0] + (([.B60]-[.B59]) *[.$B$39])" office:value-type="float" office:value="289.548527368071" calcext:value-type="float">
            <text:p>289.55</text:p>
          </table:table-cell>
          <table:table-cell table:formula="of:=(([.$A$50] * POWER([.A61];3)) + ([.$B$50] * POWER([.A61];2)) + ([.$A$52] * [.A61]) + [.$B$52])" office:value-type="float" office:value="54.1734153836285" calcext:value-type="float">
            <text:p>54.17</text:p>
          </table:table-cell>
          <table:table-cell table:formula="of:=[.C60] + (([.D60]-[.D59]) *[.$B$40])" office:value-type="float" office:value="287.99875184367" calcext:value-type="float">
            <text:p>288.00</text:p>
          </table:table-cell>
          <table:table-cell table:formula="of:=(([.$C$50] * POWER([.C61];3)) + ([.$D$50] * POWER([.C61];2)) + ([.$C$52] * [.C61]) + [.$D$52])" office:value-type="float" office:value="133.778058608902" calcext:value-type="float">
            <text:p>133.78</text:p>
          </table:table-cell>
          <table:table-cell table:formula="of:=[.E60] + (([.F60]-[.F59]) *[.$B$41])" office:value-type="float" office:value="287.795091430512" calcext:value-type="float">
            <text:p>287.80</text:p>
          </table:table-cell>
          <table:table-cell table:formula="of:=(([.$E$50] * POWER([.E61];3)) + ([.$F$50] * POWER([.E61];2)) + ([.$E$52] * [.E61]) + [.$F$52])" office:value-type="float" office:value="139.971271693207" calcext:value-type="float">
            <text:p>139.97</text:p>
          </table:table-cell>
          <table:table-cell table:formula="of:=[.G60] + (([.H60]-[.H59]) *[.$B$42])" office:value-type="float" office:value="287.752525601065" calcext:value-type="float">
            <text:p>287.75</text:p>
          </table:table-cell>
          <table:table-cell table:formula="of:=(([.$G$50] * POWER([.G61];3)) + ([.$H$50] * POWER([.G61];2)) + ([.$G$52] * [.G61]) + [.$H$52])" office:value-type="float" office:value="141.095691398585" calcext:value-type="float">
            <text:p>141.10</text:p>
          </table:table-cell>
          <table:table-cell table:formula="of:=[.I60] + (([.J60]-[.J59]) * [.$B$43])" office:value-type="float" office:value="287.698977266507" calcext:value-type="float">
            <text:p>287.70</text:p>
          </table:table-cell>
          <table:table-cell table:formula="of:=(([.$I$50] * POWER([.I61];3) + ([.$J$50] * POWER([.I61];2)) + ([.$I$52] * [.I61]) + [.$J$52]))" office:value-type="float" office:value="143.24283248361" calcext:value-type="float">
            <text:p>143.24</text:p>
          </table:table-cell>
          <table:table-cell table:formula="of:=[.K60] + (([.L60]-[.L59]) * [.$B$44])" office:value-type="float" office:value="287.641669316431" calcext:value-type="float">
            <text:p>287.64</text:p>
          </table:table-cell>
          <table:table-cell table:style-name="ce83" table:formula="of:=(([.$K$50] * POWER([.K61];3) + ([.$L$50] * POWER([.K61];2)) + ([.$K$52] * [.K61]) + [.$L$52]))" office:value-type="float" office:value="145.430527806669" calcext:value-type="float">
            <text:p>145.43</text:p>
          </table:table-cell>
          <table:table-cell table:formula="of:=[.M60] + (([.N60]-[.N59]) * [.$B$44])" office:value-type="float" office:value="287.607365408782" calcext:value-type="float">
            <text:p>287.61</text:p>
          </table:table-cell>
          <table:table-cell table:formula="of:=(([.$M$50] * POWER([.M61];3) + ([.$N$50] * POWER([.M61];2)) + ([.$M$52] * [.M61]) + [.$N$52]))" office:value-type="float" office:value="147.08247728293" calcext:value-type="float">
            <text:p>147.08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1] + (([.B61]-[.B60]) *[.$B$39])" office:value-type="float" office:value="289.562266942719" calcext:value-type="float">
            <text:p>289.56</text:p>
          </table:table-cell>
          <table:table-cell table:formula="of:=(([.$A$50] * POWER([.A62];3)) + ([.$B$50] * POWER([.A62];2)) + ([.$A$52] * [.A62]) + [.$B$52])" office:value-type="float" office:value="54.1849316453369" calcext:value-type="float">
            <text:p>54.18</text:p>
          </table:table-cell>
          <table:table-cell table:formula="of:=[.C61] + (([.D61]-[.D60]) *[.$B$40])" office:value-type="float" office:value="288.014070251811" calcext:value-type="float">
            <text:p>288.01</text:p>
          </table:table-cell>
          <table:table-cell table:formula="of:=(([.$C$50] * POWER([.C62];3)) + ([.$D$50] * POWER([.C62];2)) + ([.$C$52] * [.C62]) + [.$D$52])" office:value-type="float" office:value="133.818476371434" calcext:value-type="float">
            <text:p>133.82</text:p>
          </table:table-cell>
          <table:table-cell table:formula="of:=[.E61] + (([.F61]-[.F60]) *[.$B$41])" office:value-type="float" office:value="287.80340788096" calcext:value-type="float">
            <text:p>287.80</text:p>
          </table:table-cell>
          <table:table-cell table:formula="of:=(([.$E$50] * POWER([.E62];3)) + ([.$F$50] * POWER([.E62];2)) + ([.$E$52] * [.E62]) + [.$F$52])" office:value-type="float" office:value="139.993013688903" calcext:value-type="float">
            <text:p>139.99</text:p>
          </table:table-cell>
          <table:table-cell table:formula="of:=[.G61] + (([.H61]-[.H60]) *[.$B$42])" office:value-type="float" office:value="287.759961728936" calcext:value-type="float">
            <text:p>287.76</text:p>
          </table:table-cell>
          <table:table-cell table:formula="of:=(([.$G$50] * POWER([.G62];3)) + ([.$H$50] * POWER([.G62];2)) + ([.$G$52] * [.G62]) + [.$H$52])" office:value-type="float" office:value="141.115213070485" calcext:value-type="float">
            <text:p>141.12</text:p>
          </table:table-cell>
          <table:table-cell table:formula="of:=[.I61] + (([.J61]-[.J60]) * [.$B$43])" office:value-type="float" office:value="287.704926877662" calcext:value-type="float">
            <text:p>287.70</text:p>
          </table:table-cell>
          <table:table-cell table:formula="of:=(([.$I$50] * POWER([.I62];3) + ([.$J$50] * POWER([.I62];2)) + ([.$I$52] * [.I62]) + [.$J$52]))" office:value-type="float" office:value="143.258317480616" calcext:value-type="float">
            <text:p>143.26</text:p>
          </table:table-cell>
          <table:table-cell table:formula="of:=[.K61] + (([.L61]-[.L60]) * [.$B$44])" office:value-type="float" office:value="287.646494074554" calcext:value-type="float">
            <text:p>287.65</text:p>
          </table:table-cell>
          <table:table-cell table:style-name="ce83" table:formula="of:=(([.$K$50] * POWER([.K62];3) + ([.$L$50] * POWER([.K62];2)) + ([.$K$52] * [.K62]) + [.$L$52]))" office:value-type="float" office:value="145.443082539375" calcext:value-type="float">
            <text:p>145.44</text:p>
          </table:table-cell>
          <table:table-cell table:formula="of:=[.M61] + (([.N61]-[.N60]) * [.$B$44])" office:value-type="float" office:value="287.611919303782" calcext:value-type="float">
            <text:p>287.61</text:p>
          </table:table-cell>
          <table:table-cell table:formula="of:=(([.$M$50] * POWER([.M62];3) + ([.$N$50] * POWER([.M62];2)) + ([.$M$52] * [.M62]) + [.$N$52]))" office:value-type="float" office:value="147.094357920362" calcext:value-type="float">
            <text:p>147.09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2] + (([.B62]-[.B61]) *[.$B$39])" office:value-type="float" office:value="289.569614238593" calcext:value-type="float">
            <text:p>289.57</text:p>
          </table:table-cell>
          <table:table-cell table:formula="of:=(([.$A$50] * POWER([.A63];3)) + ([.$B$50] * POWER([.A63];2)) + ([.$A$52] * [.A63]) + [.$B$52])" office:value-type="float" office:value="54.1910907543935" calcext:value-type="float">
            <text:p>54.19</text:p>
          </table:table-cell>
          <table:table-cell table:formula="of:=[.C62] + (([.D62]-[.D61]) *[.$B$40])" office:value-type="float" office:value="288.024044644216" calcext:value-type="float">
            <text:p>288.02</text:p>
          </table:table-cell>
          <table:table-cell table:formula="of:=(([.$C$50] * POWER([.C63];3)) + ([.$D$50] * POWER([.C63];2)) + ([.$C$52] * [.C63]) + [.$D$52])" office:value-type="float" office:value="133.844796959942" calcext:value-type="float">
            <text:p>133.84</text:p>
          </table:table-cell>
          <table:table-cell table:formula="of:=[.E62] + (([.F62]-[.F61]) *[.$B$41])" office:value-type="float" office:value="287.808503294786" calcext:value-type="float">
            <text:p>287.81</text:p>
          </table:table-cell>
          <table:table-cell table:formula="of:=(([.$E$50] * POWER([.E63];3)) + ([.$F$50] * POWER([.E63];2)) + ([.$E$52] * [.E63]) + [.$F$52])" office:value-type="float" office:value="140.006335610079" calcext:value-type="float">
            <text:p>140.01</text:p>
          </table:table-cell>
          <table:table-cell table:formula="of:=[.G62] + (([.H62]-[.H61]) *[.$B$42])" office:value-type="float" office:value="287.764494321094" calcext:value-type="float">
            <text:p>287.76</text:p>
          </table:table-cell>
          <table:table-cell table:formula="of:=(([.$G$50] * POWER([.G63];3)) + ([.$H$50] * POWER([.G63];2)) + ([.$G$52] * [.G63]) + [.$H$52])" office:value-type="float" office:value="141.127113005457" calcext:value-type="float">
            <text:p>141.13</text:p>
          </table:table-cell>
          <table:table-cell table:formula="of:=[.I62] + (([.J62]-[.J61]) * [.$B$43])" office:value-type="float" office:value="287.708462382273" calcext:value-type="float">
            <text:p>287.71</text:p>
          </table:table-cell>
          <table:table-cell table:formula="of:=(([.$I$50] * POWER([.I63];3) + ([.$J$50] * POWER([.I63];2)) + ([.$I$52] * [.I63]) + [.$J$52]))" office:value-type="float" office:value="143.267519741351" calcext:value-type="float">
            <text:p>143.27</text:p>
          </table:table-cell>
          <table:table-cell table:formula="of:=[.K62] + (([.L62]-[.L61]) * [.$B$44])" office:value-type="float" office:value="287.649312382464" calcext:value-type="float">
            <text:p>287.65</text:p>
          </table:table-cell>
          <table:table-cell table:style-name="ce83" table:formula="of:=(([.$K$50] * POWER([.K63];3) + ([.$L$50] * POWER([.K63];2)) + ([.$K$52] * [.K63]) + [.$L$52]))" office:value-type="float" office:value="145.450416507473" calcext:value-type="float">
            <text:p>145.45</text:p>
          </table:table-cell>
          <table:table-cell table:formula="of:=[.M62] + (([.N62]-[.N61]) * [.$B$44])" office:value-type="float" office:value="287.61458628963" calcext:value-type="float">
            <text:p>287.61</text:p>
          </table:table-cell>
          <table:table-cell table:formula="of:=(([.$M$50] * POWER([.M63];3) + ([.$N$50] * POWER([.M63];2)) + ([.$M$52] * [.M63]) + [.$N$52]))" office:value-type="float" office:value="147.101316120305" calcext:value-type="float">
            <text:p>147.10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3] + (([.B63]-[.B62]) *[.$B$39])" office:value-type="float" office:value="289.57354370787" calcext:value-type="float">
            <text:p>289.57</text:p>
          </table:table-cell>
          <table:table-cell table:formula="of:=(([.$A$50] * POWER([.A64];3)) + ([.$B$50] * POWER([.A64];2)) + ([.$A$52] * [.A64]) + [.$B$52])" office:value-type="float" office:value="54.1943849708742" calcext:value-type="float">
            <text:p>54.19</text:p>
          </table:table-cell>
          <table:table-cell table:formula="of:=[.C63] + (([.D63]-[.D62]) *[.$B$40])" office:value-type="float" office:value="288.030540102194" calcext:value-type="float">
            <text:p>288.03</text:p>
          </table:table-cell>
          <table:table-cell table:formula="of:=(([.$C$50] * POWER([.C64];3)) + ([.$D$50] * POWER([.C64];2)) + ([.$C$52] * [.C64]) + [.$D$52])" office:value-type="float" office:value="133.86193857788" calcext:value-type="float">
            <text:p>133.86</text:p>
          </table:table-cell>
          <table:table-cell table:formula="of:=[.E63] + (([.F63]-[.F62]) *[.$B$41])" office:value-type="float" office:value="287.811625395548" calcext:value-type="float">
            <text:p>287.81</text:p>
          </table:table-cell>
          <table:table-cell table:formula="of:=(([.$E$50] * POWER([.E64];3)) + ([.$F$50] * POWER([.E64];2)) + ([.$E$52] * [.E64]) + [.$F$52])" office:value-type="float" office:value="140.014498618497" calcext:value-type="float">
            <text:p>140.01</text:p>
          </table:table-cell>
          <table:table-cell table:formula="of:=[.G63] + (([.H63]-[.H62]) *[.$B$42])" office:value-type="float" office:value="287.767257278704" calcext:value-type="float">
            <text:p>287.77</text:p>
          </table:table-cell>
          <table:table-cell table:formula="of:=(([.$G$50] * POWER([.G64];3)) + ([.$H$50] * POWER([.G64];2)) + ([.$G$52] * [.G64]) + [.$H$52])" office:value-type="float" office:value="141.134367198325" calcext:value-type="float">
            <text:p>141.13</text:p>
          </table:table-cell>
          <table:table-cell table:formula="of:=[.I63] + (([.J63]-[.J62]) * [.$B$43])" office:value-type="float" office:value="287.710563424673" calcext:value-type="float">
            <text:p>287.71</text:p>
          </table:table-cell>
          <table:table-cell table:formula="of:=(([.$I$50] * POWER([.I64];3) + ([.$J$50] * POWER([.I64];2)) + ([.$I$52] * [.I64]) + [.$J$52]))" office:value-type="float" office:value="143.272988517861" calcext:value-type="float">
            <text:p>143.27</text:p>
          </table:table-cell>
          <table:table-cell table:formula="of:=[.K63] + (([.L63]-[.L62]) * [.$B$44])" office:value-type="float" office:value="287.650958724189" calcext:value-type="float">
            <text:p>287.65</text:p>
          </table:table-cell>
          <table:table-cell table:style-name="ce83" table:formula="of:=(([.$K$50] * POWER([.K64];3) + ([.$L$50] * POWER([.K64];2)) + ([.$K$52] * [.K64]) + [.$L$52]))" office:value-type="float" office:value="145.454700823107" calcext:value-type="float">
            <text:p>145.45</text:p>
          </table:table-cell>
          <table:table-cell table:formula="of:=[.M63] + (([.N63]-[.N62]) * [.$B$44])" office:value-type="float" office:value="287.616148278276" calcext:value-type="float">
            <text:p>287.62</text:p>
          </table:table-cell>
          <table:table-cell table:formula="of:=(([.$M$50] * POWER([.M64];3) + ([.$N$50] * POWER([.M64];2)) + ([.$M$52] * [.M64]) + [.$N$52]))" office:value-type="float" office:value="147.105391475488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4] + (([.B64]-[.B63]) *[.$B$39])" office:value-type="float" office:value="289.575645395359" calcext:value-type="float">
            <text:p>289.58</text:p>
          </table:table-cell>
          <table:table-cell table:formula="of:=(([.$A$50] * POWER([.A65];3)) + ([.$B$50] * POWER([.A65];2)) + ([.$A$52] * [.A65]) + [.$B$52])" office:value-type="float" office:value="54.1961469521291" calcext:value-type="float">
            <text:p>54.20</text:p>
          </table:table-cell>
          <table:table-cell table:formula="of:=[.C64] + (([.D64]-[.D63]) *[.$B$40])" office:value-type="float" office:value="288.034770351793" calcext:value-type="float">
            <text:p>288.03</text:p>
          </table:table-cell>
          <table:table-cell table:formula="of:=(([.$C$50] * POWER([.C65];3)) + ([.$D$50] * POWER([.C65];2)) + ([.$C$52] * [.C65]) + [.$D$52])" office:value-type="float" office:value="133.873102825028" calcext:value-type="float">
            <text:p>133.87</text:p>
          </table:table-cell>
          <table:table-cell table:formula="of:=[.E64] + (([.F64]-[.F63]) *[.$B$41])" office:value-type="float" office:value="287.813538463076" calcext:value-type="float">
            <text:p>287.81</text:p>
          </table:table-cell>
          <table:table-cell table:formula="of:=(([.$E$50] * POWER([.E65];3)) + ([.$F$50] * POWER([.E65];2)) + ([.$E$52] * [.E65]) + [.$F$52])" office:value-type="float" office:value="140.019500615082" calcext:value-type="float">
            <text:p>140.02</text:p>
          </table:table-cell>
          <table:table-cell table:formula="of:=[.G64] + (([.H64]-[.H63]) *[.$B$42])" office:value-type="float" office:value="287.768941575924" calcext:value-type="float">
            <text:p>287.77</text:p>
          </table:table-cell>
          <table:table-cell table:formula="of:=(([.$G$50] * POWER([.G65];3)) + ([.$H$50] * POWER([.G65];2)) + ([.$G$52] * [.G65]) + [.$H$52])" office:value-type="float" office:value="141.138789454802" calcext:value-type="float">
            <text:p>141.14</text:p>
          </table:table-cell>
          <table:table-cell table:formula="of:=[.I64] + (([.J64]-[.J63]) * [.$B$43])" office:value-type="float" office:value="287.711812045164" calcext:value-type="float">
            <text:p>287.71</text:p>
          </table:table-cell>
          <table:table-cell table:formula="of:=(([.$I$50] * POWER([.I65];3) + ([.$J$50] * POWER([.I65];2)) + ([.$I$52] * [.I65]) + [.$J$52]))" office:value-type="float" office:value="143.276238590652" calcext:value-type="float">
            <text:p>143.28</text:p>
          </table:table-cell>
          <table:table-cell table:formula="of:=[.K64] + (([.L64]-[.L63]) * [.$B$44])" office:value-type="float" office:value="287.651920474704" calcext:value-type="float">
            <text:p>287.65</text:p>
          </table:table-cell>
          <table:table-cell table:style-name="ce83" table:formula="of:=(([.$K$50] * POWER([.K65];3) + ([.$L$50] * POWER([.K65];2)) + ([.$K$52] * [.K65]) + [.$L$52]))" office:value-type="float" office:value="145.457203646852" calcext:value-type="float">
            <text:p>145.46</text:p>
          </table:table-cell>
          <table:table-cell table:formula="of:=[.M64] + (([.N64]-[.N63]) * [.$B$44])" office:value-type="float" office:value="287.61706312099" calcext:value-type="float">
            <text:p>287.62</text:p>
          </table:table-cell>
          <table:table-cell table:formula="of:=(([.$M$50] * POWER([.M65];3) + ([.$N$50] * POWER([.M65];2)) + ([.$M$52] * [.M65]) + [.$N$52]))" office:value-type="float" office:value="147.107778411099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5] + (([.B65]-[.B64]) *[.$B$39])" office:value-type="float" office:value="289.576769527298" calcext:value-type="float">
            <text:p>289.58</text:p>
          </table:table-cell>
          <table:table-cell table:formula="of:=(([.$A$50] * POWER([.A66];3)) + ([.$B$50] * POWER([.A66];2)) + ([.$A$52] * [.A66]) + [.$B$52])" office:value-type="float" office:value="54.1970894023155" calcext:value-type="float">
            <text:p>54.20</text:p>
          </table:table-cell>
          <table:table-cell table:formula="of:=[.C65] + (([.D65]-[.D64]) *[.$B$40])" office:value-type="float" office:value="288.037525491488" calcext:value-type="float">
            <text:p>288.04</text:p>
          </table:table-cell>
          <table:table-cell table:formula="of:=(([.$C$50] * POWER([.C66];3)) + ([.$D$50] * POWER([.C66];2)) + ([.$C$52] * [.C66]) + [.$D$52])" office:value-type="float" office:value="133.880374274982" calcext:value-type="float">
            <text:p>133.88</text:p>
          </table:table-cell>
          <table:table-cell table:formula="of:=[.E65] + (([.F65]-[.F64]) *[.$B$41])" office:value-type="float" office:value="287.814710721727" calcext:value-type="float">
            <text:p>287.81</text:p>
          </table:table-cell>
          <table:table-cell table:formula="of:=(([.$E$50] * POWER([.E66];3)) + ([.$F$50] * POWER([.E66];2)) + ([.$E$52] * [.E66]) + [.$F$52])" office:value-type="float" office:value="140.022565700057" calcext:value-type="float">
            <text:p>140.02</text:p>
          </table:table-cell>
          <table:table-cell table:formula="of:=[.G65] + (([.H65]-[.H64]) *[.$B$42])" office:value-type="float" office:value="287.769968346844" calcext:value-type="float">
            <text:p>287.77</text:p>
          </table:table-cell>
          <table:table-cell table:formula="of:=(([.$G$50] * POWER([.G66];3)) + ([.$H$50] * POWER([.G66];2)) + ([.$G$52] * [.G66]) + [.$H$52])" office:value-type="float" office:value="141.141485362661" calcext:value-type="float">
            <text:p>141.14</text:p>
          </table:table-cell>
          <table:table-cell table:formula="of:=[.I65] + (([.J65]-[.J64]) * [.$B$43])" office:value-type="float" office:value="287.712554095507" calcext:value-type="float">
            <text:p>287.71</text:p>
          </table:table-cell>
          <table:table-cell table:formula="of:=(([.$I$50] * POWER([.I66];3) + ([.$J$50] * POWER([.I66];2)) + ([.$I$52] * [.I66]) + [.$J$52]))" office:value-type="float" office:value="143.278170115592" calcext:value-type="float">
            <text:p>143.28</text:p>
          </table:table-cell>
          <table:table-cell table:formula="of:=[.K65] + (([.L65]-[.L64]) * [.$B$44])" office:value-type="float" office:value="287.652482312867" calcext:value-type="float">
            <text:p>287.65</text:p>
          </table:table-cell>
          <table:table-cell table:style-name="ce83" table:formula="of:=(([.$K$50] * POWER([.K66];3) + ([.$L$50] * POWER([.K66];2)) + ([.$K$52] * [.K66]) + [.$L$52]))" office:value-type="float" office:value="145.458665766098" calcext:value-type="float">
            <text:p>145.46</text:p>
          </table:table-cell>
          <table:table-cell table:formula="of:=[.M65] + (([.N65]-[.N64]) * [.$B$44])" office:value-type="float" office:value="287.617598944387" calcext:value-type="float">
            <text:p>287.62</text:p>
          </table:table-cell>
          <table:table-cell table:formula="of:=(([.$M$50] * POWER([.M66];3) + ([.$N$50] * POWER([.M66];2)) + ([.$M$52] * [.M66]) + [.$N$52]))" office:value-type="float" office:value="147.10917645192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6] + (([.B66]-[.B65]) *[.$B$39])" office:value-type="float" office:value="289.577370804044" calcext:value-type="float">
            <text:p>289.58</text:p>
          </table:table-cell>
          <table:table-cell table:formula="of:=(([.$A$50] * POWER([.A67];3)) + ([.$B$50] * POWER([.A67];2)) + ([.$A$52] * [.A67]) + [.$B$52])" office:value-type="float" office:value="54.1975935059051" calcext:value-type="float">
            <text:p>54.20</text:p>
          </table:table-cell>
          <table:table-cell table:formula="of:=[.C66] + (([.D66]-[.D65]) *[.$B$40])" office:value-type="float" office:value="288.039319957353" calcext:value-type="float">
            <text:p>288.04</text:p>
          </table:table-cell>
          <table:table-cell table:formula="of:=(([.$C$50] * POWER([.C67];3)) + ([.$D$50] * POWER([.C67];2)) + ([.$C$52] * [.C67]) + [.$D$52])" office:value-type="float" office:value="133.885110383883" calcext:value-type="float">
            <text:p>133.89</text:p>
          </table:table-cell>
          <table:table-cell table:formula="of:=[.E66] + (([.F66]-[.F65]) *[.$B$41])" office:value-type="float" office:value="287.815429049363" calcext:value-type="float">
            <text:p>287.82</text:p>
          </table:table-cell>
          <table:table-cell table:formula="of:=(([.$E$50] * POWER([.E67];3)) + ([.$F$50] * POWER([.E67];2)) + ([.$E$52] * [.E67]) + [.$F$52])" office:value-type="float" office:value="140.024443915096" calcext:value-type="float">
            <text:p>140.02</text:p>
          </table:table-cell>
          <table:table-cell table:formula="of:=[.G66] + (([.H66]-[.H65]) *[.$B$42])" office:value-type="float" office:value="287.770594289688" calcext:value-type="float">
            <text:p>287.77</text:p>
          </table:table-cell>
          <table:table-cell table:formula="of:=(([.$G$50] * POWER([.G67];3)) + ([.$H$50] * POWER([.G67];2)) + ([.$G$52] * [.G67]) + [.$H$52])" office:value-type="float" office:value="141.143128863756" calcext:value-type="float">
            <text:p>141.14</text:p>
          </table:table-cell>
          <table:table-cell table:formula="of:=[.I66] + (([.J66]-[.J65]) * [.$B$43])" office:value-type="float" office:value="287.712995097551" calcext:value-type="float">
            <text:p>287.71</text:p>
          </table:table-cell>
          <table:table-cell table:formula="of:=(([.$I$50] * POWER([.I67];3) + ([.$J$50] * POWER([.I67];2)) + ([.$I$52] * [.I67]) + [.$J$52]))" office:value-type="float" office:value="143.279318031621" calcext:value-type="float">
            <text:p>143.28</text:p>
          </table:table-cell>
          <table:table-cell table:formula="of:=[.K66] + (([.L66]-[.L65]) * [.$B$44])" office:value-type="float" office:value="287.6528105319" calcext:value-type="float">
            <text:p>287.65</text:p>
          </table:table-cell>
          <table:table-cell table:style-name="ce83" table:formula="of:=(([.$K$50] * POWER([.K67];3) + ([.$L$50] * POWER([.K67];2)) + ([.$K$52] * [.K67]) + [.$L$52]))" office:value-type="float" office:value="145.459519922681" calcext:value-type="float">
            <text:p>145.46</text:p>
          </table:table-cell>
          <table:table-cell table:formula="of:=[.M66] + (([.N66]-[.N65]) * [.$B$44])" office:value-type="float" office:value="287.617912778985" calcext:value-type="float">
            <text:p>287.62</text:p>
          </table:table-cell>
          <table:table-cell table:formula="of:=(([.$M$50] * POWER([.M67];3) + ([.$N$50] * POWER([.M67];2)) + ([.$M$52] * [.M67]) + [.$N$52]))" office:value-type="float" office:value="147.109995296149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7] + (([.B67]-[.B66]) *[.$B$39])" office:value-type="float" office:value="289.577692418672" calcext:value-type="float">
            <text:p>289.58</text:p>
          </table:table-cell>
          <table:table-cell table:formula="of:=(([.$A$50] * POWER([.A68];3)) + ([.$B$50] * POWER([.A68];2)) + ([.$A$52] * [.A68]) + [.$B$52])" office:value-type="float" office:value="54.1978631453697" calcext:value-type="float">
            <text:p>54.20</text:p>
          </table:table-cell>
          <table:table-cell table:formula="of:=[.C67] + (([.D67]-[.D66]) *[.$B$40])" office:value-type="float" office:value="288.04048874567" calcext:value-type="float">
            <text:p>288.04</text:p>
          </table:table-cell>
          <table:table-cell table:formula="of:=(([.$C$50] * POWER([.C68];3)) + ([.$D$50] * POWER([.C68];2)) + ([.$C$52] * [.C68]) + [.$D$52])" office:value-type="float" office:value="133.888195192716" calcext:value-type="float">
            <text:p>133.89</text:p>
          </table:table-cell>
          <table:table-cell table:formula="of:=[.E67] + (([.F67]-[.F66]) *[.$B$41])" office:value-type="float" office:value="287.815869224359" calcext:value-type="float">
            <text:p>287.82</text:p>
          </table:table-cell>
          <table:table-cell table:formula="of:=(([.$E$50] * POWER([.E68];3)) + ([.$F$50] * POWER([.E68];2)) + ([.$E$52] * [.E68]) + [.$F$52])" office:value-type="float" office:value="140.025594848919" calcext:value-type="float">
            <text:p>140.03</text:p>
          </table:table-cell>
          <table:table-cell table:formula="of:=[.G67] + (([.H67]-[.H66]) *[.$B$42])" office:value-type="float" office:value="287.770975882013" calcext:value-type="float">
            <text:p>287.77</text:p>
          </table:table-cell>
          <table:table-cell table:formula="of:=(([.$G$50] * POWER([.G68];3)) + ([.$H$50] * POWER([.G68];2)) + ([.$G$52] * [.G68]) + [.$H$52])" office:value-type="float" office:value="141.14413079354" calcext:value-type="float">
            <text:p>141.14</text:p>
          </table:table-cell>
          <table:table-cell table:formula="of:=[.I67] + (([.J67]-[.J66]) * [.$B$43])" office:value-type="float" office:value="287.713257187522" calcext:value-type="float">
            <text:p>287.71</text:p>
          </table:table-cell>
          <table:table-cell table:formula="of:=(([.$I$50] * POWER([.I68];3) + ([.$J$50] * POWER([.I68];2)) + ([.$I$52] * [.I68]) + [.$J$52]))" office:value-type="float" office:value="143.280000246909" calcext:value-type="float">
            <text:p>143.28</text:p>
          </table:table-cell>
          <table:table-cell table:formula="of:=[.K67] + (([.L67]-[.L66]) * [.$B$44])" office:value-type="float" office:value="287.653002274434" calcext:value-type="float">
            <text:p>287.65</text:p>
          </table:table-cell>
          <table:table-cell table:style-name="ce83" table:formula="of:=(([.$K$50] * POWER([.K68];3) + ([.$L$50] * POWER([.K68];2)) + ([.$K$52] * [.K68]) + [.$L$52]))" office:value-type="float" office:value="145.460018914543" calcext:value-type="float">
            <text:p>145.46</text:p>
          </table:table-cell>
          <table:table-cell table:formula="of:=[.M67] + (([.N67]-[.N66]) * [.$B$44])" office:value-type="float" office:value="287.618096594541" calcext:value-type="float">
            <text:p>287.62</text:p>
          </table:table-cell>
          <table:table-cell table:formula="of:=(([.$M$50] * POWER([.M68];3) + ([.$N$50] * POWER([.M68];2)) + ([.$M$52] * [.M68]) + [.$N$52]))" office:value-type="float" office:value="147.110474901562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8] + (([.B68]-[.B67]) *[.$B$39])" office:value-type="float" office:value="289.577864446799" calcext:value-type="float">
            <text:p>289.58</text:p>
          </table:table-cell>
          <table:table-cell table:formula="of:=(([.$A$50] * POWER([.A69];3)) + ([.$B$50] * POWER([.A69];2)) + ([.$A$52] * [.A69]) + [.$B$52])" office:value-type="float" office:value="54.1980073729582" calcext:value-type="float">
            <text:p>54.20</text:p>
          </table:table-cell>
          <table:table-cell table:formula="of:=[.C68] + (([.D68]-[.D67]) *[.$B$40])" office:value-type="float" office:value="288.041250022195" calcext:value-type="float">
            <text:p>288.04</text:p>
          </table:table-cell>
          <table:table-cell table:formula="of:=(([.$C$50] * POWER([.C69];3)) + ([.$D$50] * POWER([.C69];2)) + ([.$C$52] * [.C69]) + [.$D$52])" office:value-type="float" office:value="133.890204464498" calcext:value-type="float">
            <text:p>133.89</text:p>
          </table:table-cell>
          <table:table-cell table:formula="of:=[.E68] + (([.F68]-[.F67]) *[.$B$41])" office:value-type="float" office:value="287.816138955077" calcext:value-type="float">
            <text:p>287.82</text:p>
          </table:table-cell>
          <table:table-cell table:formula="of:=(([.$E$50] * POWER([.E69];3)) + ([.$F$50] * POWER([.E69];2)) + ([.$E$52] * [.E69]) + [.$F$52])" office:value-type="float" office:value="140.026300121128" calcext:value-type="float">
            <text:p>140.03</text:p>
          </table:table-cell>
          <table:table-cell table:formula="of:=[.G68] + (([.H68]-[.H67]) *[.$B$42])" office:value-type="float" office:value="287.771208512656" calcext:value-type="float">
            <text:p>287.77</text:p>
          </table:table-cell>
          <table:table-cell table:formula="of:=(([.$G$50] * POWER([.G69];3)) + ([.$H$50] * POWER([.G69];2)) + ([.$G$52] * [.G69]) + [.$H$52])" office:value-type="float" office:value="141.144741603344" calcext:value-type="float">
            <text:p>141.14</text:p>
          </table:table-cell>
          <table:table-cell table:formula="of:=[.I68] + (([.J68]-[.J67]) * [.$B$43])" office:value-type="float" office:value="287.713412949599" calcext:value-type="float">
            <text:p>287.71</text:p>
          </table:table-cell>
          <table:table-cell table:formula="of:=(([.$I$50] * POWER([.I69];3) + ([.$J$50] * POWER([.I69];2)) + ([.$I$52] * [.I69]) + [.$J$52]))" office:value-type="float" office:value="143.280405693528" calcext:value-type="float">
            <text:p>143.28</text:p>
          </table:table-cell>
          <table:table-cell table:formula="of:=[.K68] + (([.L68]-[.L67]) * [.$B$44])" office:value-type="float" office:value="287.653114288982" calcext:value-type="float">
            <text:p>287.65</text:p>
          </table:table-cell>
          <table:table-cell table:style-name="ce83" table:formula="of:=(([.$K$50] * POWER([.K69];3) + ([.$L$50] * POWER([.K69];2)) + ([.$K$52] * [.K69]) + [.$L$52]))" office:value-type="float" office:value="145.460310422338" calcext:value-type="float">
            <text:p>145.46</text:p>
          </table:table-cell>
          <table:table-cell table:formula="of:=[.M68] + (([.N68]-[.N67]) * [.$B$44])" office:value-type="float" office:value="287.618204257186" calcext:value-type="float">
            <text:p>287.62</text:p>
          </table:table-cell>
          <table:table-cell table:formula="of:=(([.$M$50] * POWER([.M69];3) + ([.$N$50] * POWER([.M69];2)) + ([.$M$52] * [.M69]) + [.$N$52]))" office:value-type="float" office:value="147.110755811845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9] + (([.B69]-[.B68]) *[.$B$39])" office:value-type="float" office:value="289.57795646301" calcext:value-type="float">
            <text:p>289.58</text:p>
          </table:table-cell>
          <table:table-cell table:formula="of:=(([.$A$50] * POWER([.A70];3)) + ([.$B$50] * POWER([.A70];2)) + ([.$A$52] * [.A70]) + [.$B$52])" office:value-type="float" office:value="54.1980845190413" calcext:value-type="float">
            <text:p>54.20</text:p>
          </table:table-cell>
          <table:table-cell table:formula="of:=[.C69] + (([.D69]-[.D68]) *[.$B$40])" office:value-type="float" office:value="288.041745875106" calcext:value-type="float">
            <text:p>288.04</text:p>
          </table:table-cell>
          <table:table-cell table:formula="of:=(([.$C$50] * POWER([.C70];3)) + ([.$D$50] * POWER([.C70];2)) + ([.$C$52] * [.C70]) + [.$D$52])" office:value-type="float" office:value="133.891513199217" calcext:value-type="float">
            <text:p>133.89</text:p>
          </table:table-cell>
          <table:table-cell table:formula="of:=[.E69] + (([.F69]-[.F68]) *[.$B$41])" office:value-type="float" office:value="287.816304241365" calcext:value-type="float">
            <text:p>287.82</text:p>
          </table:table-cell>
          <table:table-cell table:formula="of:=(([.$E$50] * POWER([.E70];3)) + ([.$F$50] * POWER([.E70];2)) + ([.$E$52] * [.E70]) + [.$F$52])" office:value-type="float" office:value="140.026732300496" calcext:value-type="float">
            <text:p>140.03</text:p>
          </table:table-cell>
          <table:table-cell table:formula="of:=[.G69] + (([.H69]-[.H68]) *[.$B$42])" office:value-type="float" office:value="287.771350332052" calcext:value-type="float">
            <text:p>287.77</text:p>
          </table:table-cell>
          <table:table-cell table:formula="of:=(([.$G$50] * POWER([.G70];3)) + ([.$H$50] * POWER([.G70];2)) + ([.$G$52] * [.G70]) + [.$H$52])" office:value-type="float" office:value="141.145113974117" calcext:value-type="float">
            <text:p>141.15</text:p>
          </table:table-cell>
          <table:table-cell table:formula="of:=[.I69] + (([.J69]-[.J68]) * [.$B$43])" office:value-type="float" office:value="287.713505520388" calcext:value-type="float">
            <text:p>287.71</text:p>
          </table:table-cell>
          <table:table-cell table:formula="of:=(([.$I$50] * POWER([.I70];3) + ([.$J$50] * POWER([.I70];2)) + ([.$I$52] * [.I70]) + [.$J$52]))" office:value-type="float" office:value="143.28064665436" calcext:value-type="float">
            <text:p>143.28</text:p>
          </table:table-cell>
          <table:table-cell table:formula="of:=[.K69] + (([.L69]-[.L68]) * [.$B$44])" office:value-type="float" office:value="287.653179727151" calcext:value-type="float">
            <text:p>287.65</text:p>
          </table:table-cell>
          <table:table-cell table:style-name="ce83" table:formula="of:=(([.$K$50] * POWER([.K70];3) + ([.$L$50] * POWER([.K70];2)) + ([.$K$52] * [.K70]) + [.$L$52]))" office:value-type="float" office:value="145.46048071946" calcext:value-type="float">
            <text:p>145.46</text:p>
          </table:table-cell>
          <table:table-cell table:formula="of:=[.M69] + (([.N69]-[.N68]) * [.$B$44])" office:value-type="float" office:value="287.618267316408" calcext:value-type="float">
            <text:p>287.62</text:p>
          </table:table-cell>
          <table:table-cell table:formula="of:=(([.$M$50] * POWER([.M70];3) + ([.$N$50] * POWER([.M70];2)) + ([.$M$52] * [.M70]) + [.$N$52]))" office:value-type="float" office:value="147.11092034433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0] + (([.B70]-[.B69]) *[.$B$39])" office:value-type="float" office:value="289.578005681681" calcext:value-type="float">
            <text:p>289.58</text:p>
          </table:table-cell>
          <table:table-cell table:formula="of:=(([.$A$50] * POWER([.A71];3)) + ([.$B$50] * POWER([.A71];2)) + ([.$A$52] * [.A71]) + [.$B$52])" office:value-type="float" office:value="54.1981257838435" calcext:value-type="float">
            <text:p>54.20</text:p>
          </table:table-cell>
          <table:table-cell table:formula="of:=[.C70] + (([.D70]-[.D69]) *[.$B$40])" office:value-type="float" office:value="288.042068847799" calcext:value-type="float">
            <text:p>288.04</text:p>
          </table:table-cell>
          <table:table-cell table:formula="of:=(([.$C$50] * POWER([.C71];3)) + ([.$D$50] * POWER([.C71];2)) + ([.$C$52] * [.C71]) + [.$D$52])" office:value-type="float" office:value="133.892365643882" calcext:value-type="float">
            <text:p>133.89</text:p>
          </table:table-cell>
          <table:table-cell table:formula="of:=[.E70] + (([.F70]-[.F69]) *[.$B$41])" office:value-type="float" office:value="287.816405526121" calcext:value-type="float">
            <text:p>287.82</text:p>
          </table:table-cell>
          <table:table-cell table:formula="of:=(([.$E$50] * POWER([.E71];3)) + ([.$F$50] * POWER([.E71];2)) + ([.$E$52] * [.E71]) + [.$F$52])" office:value-type="float" office:value="140.026997133317" calcext:value-type="float">
            <text:p>140.03</text:p>
          </table:table-cell>
          <table:table-cell table:formula="of:=[.G70] + (([.H70]-[.H69]) *[.$B$42])" office:value-type="float" office:value="287.771436790059" calcext:value-type="float">
            <text:p>287.77</text:p>
          </table:table-cell>
          <table:table-cell table:formula="of:=(([.$G$50] * POWER([.G71];3)) + ([.$H$50] * POWER([.G71];2)) + ([.$G$52] * [.G71]) + [.$H$52])" office:value-type="float" office:value="141.145340984489" calcext:value-type="float">
            <text:p>141.15</text:p>
          </table:table-cell>
          <table:table-cell table:formula="of:=[.I70] + (([.J70]-[.J69]) * [.$B$43])" office:value-type="float" office:value="287.7135605361" calcext:value-type="float">
            <text:p>287.71</text:p>
          </table:table-cell>
          <table:table-cell table:formula="of:=(([.$I$50] * POWER([.I71];3) + ([.$J$50] * POWER([.I71];2)) + ([.$I$52] * [.I71]) + [.$J$52]))" office:value-type="float" office:value="143.28078985981" calcext:value-type="float">
            <text:p>143.28</text:p>
          </table:table-cell>
          <table:table-cell table:formula="of:=[.K70] + (([.L70]-[.L69]) * [.$B$44])" office:value-type="float" office:value="287.653217955741" calcext:value-type="float">
            <text:p>287.65</text:p>
          </table:table-cell>
          <table:table-cell table:style-name="ce83" table:formula="of:=(([.$K$50] * POWER([.K71];3) + ([.$L$50] * POWER([.K71];2)) + ([.$K$52] * [.K71]) + [.$L$52]))" office:value-type="float" office:value="145.46058020609" calcext:value-type="float">
            <text:p>145.46</text:p>
          </table:table-cell>
          <table:table-cell table:formula="of:=[.M70] + (([.N70]-[.N69]) * [.$B$44])" office:value-type="float" office:value="287.618304250943" calcext:value-type="float">
            <text:p>287.62</text:p>
          </table:table-cell>
          <table:table-cell table:formula="of:=(([.$M$50] * POWER([.M71];3) + ([.$N$50] * POWER([.M71];2)) + ([.$M$52] * [.M71]) + [.$N$52]))" office:value-type="float" office:value="147.111016713029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1] + (([.B71]-[.B70]) *[.$B$39])" office:value-type="float" office:value="289.578032008341" calcext:value-type="float">
            <text:p>289.58</text:p>
          </table:table-cell>
          <table:table-cell table:formula="of:=(([.$A$50] * POWER([.A72];3)) + ([.$B$50] * POWER([.A72];2)) + ([.$A$52] * [.A72]) + [.$B$52])" office:value-type="float" office:value="54.1981478560547" calcext:value-type="float">
            <text:p>54.20</text:p>
          </table:table-cell>
          <table:table-cell table:formula="of:=[.C71] + (([.D71]-[.D70]) *[.$B$40])" office:value-type="float" office:value="288.042279216139" calcext:value-type="float">
            <text:p>288.04</text:p>
          </table:table-cell>
          <table:table-cell table:formula="of:=(([.$C$50] * POWER([.C72];3)) + ([.$D$50] * POWER([.C72];2)) + ([.$C$52] * [.C72]) + [.$D$52])" office:value-type="float" office:value="133.892920885276" calcext:value-type="float">
            <text:p>133.89</text:p>
          </table:table-cell>
          <table:table-cell table:formula="of:=[.E71] + (([.F71]-[.F70]) *[.$B$41])" office:value-type="float" office:value="287.816467591851" calcext:value-type="float">
            <text:p>287.82</text:p>
          </table:table-cell>
          <table:table-cell table:formula="of:=(([.$E$50] * POWER([.E72];3)) + ([.$F$50] * POWER([.E72];2)) + ([.$E$52] * [.E72]) + [.$F$52])" office:value-type="float" office:value="140.027159418885" calcext:value-type="float">
            <text:p>140.03</text:p>
          </table:table-cell>
          <table:table-cell table:formula="of:=[.G71] + (([.H71]-[.H70]) *[.$B$42])" office:value-type="float" office:value="287.771489497913" calcext:value-type="float">
            <text:p>287.77</text:p>
          </table:table-cell>
          <table:table-cell table:formula="of:=(([.$G$50] * POWER([.G72];3)) + ([.$H$50] * POWER([.G72];2)) + ([.$G$52] * [.G72]) + [.$H$52])" office:value-type="float" office:value="141.145479378125" calcext:value-type="float">
            <text:p>141.15</text:p>
          </table:table-cell>
          <table:table-cell table:formula="of:=[.I71] + (([.J71]-[.J70]) * [.$B$43])" office:value-type="float" office:value="287.713593232491" calcext:value-type="float">
            <text:p>287.71</text:p>
          </table:table-cell>
          <table:table-cell table:formula="of:=(([.$I$50] * POWER([.I72];3) + ([.$J$50] * POWER([.I72];2)) + ([.$I$52] * [.I72]) + [.$J$52]))" office:value-type="float" office:value="143.28087496829" calcext:value-type="float">
            <text:p>143.28</text:p>
          </table:table-cell>
          <table:table-cell table:formula="of:=[.K71] + (([.L71]-[.L70]) * [.$B$44])" office:value-type="float" office:value="287.65324028867" calcext:value-type="float">
            <text:p>287.65</text:p>
          </table:table-cell>
          <table:table-cell table:style-name="ce83" table:formula="of:=(([.$K$50] * POWER([.K72];3) + ([.$L$50] * POWER([.K72];2)) + ([.$K$52] * [.K72]) + [.$L$52]))" office:value-type="float" office:value="145.460638325641" calcext:value-type="float">
            <text:p>145.46</text:p>
          </table:table-cell>
          <table:table-cell table:formula="of:=[.M71] + (([.N71]-[.N70]) * [.$B$44])" office:value-type="float" office:value="287.618325883953" calcext:value-type="float">
            <text:p>287.62</text:p>
          </table:table-cell>
          <table:table-cell table:formula="of:=(([.$M$50] * POWER([.M72];3) + ([.$N$50] * POWER([.M72];2)) + ([.$M$52] * [.M72]) + [.$N$52]))" office:value-type="float" office:value="147.111073157373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2] + (([.B72]-[.B71]) *[.$B$39])" office:value-type="float" office:value="289.57804609026" calcext:value-type="float">
            <text:p>289.58</text:p>
          </table:table-cell>
          <table:table-cell table:formula="of:=(([.$A$50] * POWER([.A73];3)) + ([.$B$50] * POWER([.A73];2)) + ([.$A$52] * [.A73]) + [.$B$52])" office:value-type="float" office:value="54.198159662306" calcext:value-type="float">
            <text:p>54.20</text:p>
          </table:table-cell>
          <table:table-cell table:formula="of:=[.C72] + (([.D72]-[.D71]) *[.$B$40])" office:value-type="float" office:value="288.042416239942" calcext:value-type="float">
            <text:p>288.04</text:p>
          </table:table-cell>
          <table:table-cell table:formula="of:=(([.$C$50] * POWER([.C73];3)) + ([.$D$50] * POWER([.C73];2)) + ([.$C$52] * [.C73]) + [.$D$52])" office:value-type="float" office:value="133.893282543351" calcext:value-type="float">
            <text:p>133.89</text:p>
          </table:table-cell>
          <table:table-cell table:formula="of:=[.E72] + (([.F72]-[.F71]) *[.$B$41])" office:value-type="float" office:value="287.816505624796" calcext:value-type="float">
            <text:p>287.82</text:p>
          </table:table-cell>
          <table:table-cell table:formula="of:=(([.$E$50] * POWER([.E73];3)) + ([.$F$50] * POWER([.E73];2)) + ([.$E$52] * [.E73]) + [.$F$52])" office:value-type="float" office:value="140.027258865084" calcext:value-type="float">
            <text:p>140.03</text:p>
          </table:table-cell>
          <table:table-cell table:formula="of:=[.G72] + (([.H72]-[.H71]) *[.$B$42])" office:value-type="float" office:value="287.771521630505" calcext:value-type="float">
            <text:p>287.77</text:p>
          </table:table-cell>
          <table:table-cell table:formula="of:=(([.$G$50] * POWER([.G73];3)) + ([.$H$50] * POWER([.G73];2)) + ([.$G$52] * [.G73]) + [.$H$52])" office:value-type="float" office:value="141.145563747874" calcext:value-type="float">
            <text:p>141.15</text:p>
          </table:table-cell>
          <table:table-cell table:formula="of:=[.I72] + (([.J72]-[.J71]) * [.$B$43])" office:value-type="float" office:value="287.713612664295" calcext:value-type="float">
            <text:p>287.71</text:p>
          </table:table-cell>
          <table:table-cell table:formula="of:=(([.$I$50] * POWER([.I73];3) + ([.$J$50] * POWER([.I73];2)) + ([.$I$52] * [.I73]) + [.$J$52]))" office:value-type="float" office:value="143.280925549153" calcext:value-type="float">
            <text:p>143.28</text:p>
          </table:table-cell>
          <table:table-cell table:formula="of:=[.K72] + (([.L72]-[.L71]) * [.$B$44])" office:value-type="float" office:value="287.653253335447" calcext:value-type="float">
            <text:p>287.65</text:p>
          </table:table-cell>
          <table:table-cell table:style-name="ce83" table:formula="of:=(([.$K$50] * POWER([.K73];3) + ([.$L$50] * POWER([.K73];2)) + ([.$K$52] * [.K73]) + [.$L$52]))" office:value-type="float" office:value="145.460672278777" calcext:value-type="float">
            <text:p>145.46</text:p>
          </table:table-cell>
          <table:table-cell table:formula="of:=[.M72] + (([.N72]-[.N71]) * [.$B$44])" office:value-type="float" office:value="287.618338554675" calcext:value-type="float">
            <text:p>287.62</text:p>
          </table:table-cell>
          <table:table-cell table:formula="of:=(([.$M$50] * POWER([.M73];3) + ([.$N$50] * POWER([.M73];2)) + ([.$M$52] * [.M73]) + [.$N$52]))" office:value-type="float" office:value="147.111106217532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3] + (([.B73]-[.B72]) *[.$B$39])" office:value-type="float" office:value="289.578053622567" calcext:value-type="float">
            <text:p>289.58</text:p>
          </table:table-cell>
          <table:table-cell table:formula="of:=(([.$A$50] * POWER([.A74];3)) + ([.$B$50] * POWER([.A74];2)) + ([.$A$52] * [.A74]) + [.$B$52])" office:value-type="float" office:value="54.1981659773771" calcext:value-type="float">
            <text:p>54.20</text:p>
          </table:table-cell>
          <table:table-cell table:formula="of:=[.C73] + (([.D73]-[.D72]) *[.$B$40])" office:value-type="float" office:value="288.04250549079" calcext:value-type="float">
            <text:p>288.04</text:p>
          </table:table-cell>
          <table:table-cell table:formula="of:=(([.$C$50] * POWER([.C74];3)) + ([.$D$50] * POWER([.C74];2)) + ([.$C$52] * [.C74]) + [.$D$52])" office:value-type="float" office:value="133.893518110621" calcext:value-type="float">
            <text:p>133.89</text:p>
          </table:table-cell>
          <table:table-cell table:formula="of:=[.E73] + (([.F73]-[.F72]) *[.$B$41])" office:value-type="float" office:value="287.816528930823" calcext:value-type="float">
            <text:p>287.82</text:p>
          </table:table-cell>
          <table:table-cell table:formula="of:=(([.$E$50] * POWER([.E74];3)) + ([.$F$50] * POWER([.E74];2)) + ([.$E$52] * [.E74]) + [.$F$52])" office:value-type="float" office:value="140.027319804264" calcext:value-type="float">
            <text:p>140.03</text:p>
          </table:table-cell>
          <table:table-cell table:formula="of:=[.G73] + (([.H73]-[.H72]) *[.$B$42])" office:value-type="float" office:value="287.771541219691" calcext:value-type="float">
            <text:p>287.77</text:p>
          </table:table-cell>
          <table:table-cell table:formula="of:=(([.$G$50] * POWER([.G74];3)) + ([.$H$50] * POWER([.G74];2)) + ([.$G$52] * [.G74]) + [.$H$52])" office:value-type="float" office:value="141.145615182728" calcext:value-type="float">
            <text:p>141.15</text:p>
          </table:table-cell>
          <table:table-cell table:formula="of:=[.I73] + (([.J73]-[.J72]) * [.$B$43])" office:value-type="float" office:value="287.71362421282" calcext:value-type="float">
            <text:p>287.71</text:p>
          </table:table-cell>
          <table:table-cell table:formula="of:=(([.$I$50] * POWER([.I74];3) + ([.$J$50] * POWER([.I74];2)) + ([.$I$52] * [.I74]) + [.$J$52]))" office:value-type="float" office:value="143.280955609894" calcext:value-type="float">
            <text:p>143.28</text:p>
          </table:table-cell>
          <table:table-cell table:formula="of:=[.K73] + (([.L73]-[.L72]) * [.$B$44])" office:value-type="float" office:value="287.653260957305" calcext:value-type="float">
            <text:p>287.65</text:p>
          </table:table-cell>
          <table:table-cell table:style-name="ce83" table:formula="of:=(([.$K$50] * POWER([.K74];3) + ([.$L$50] * POWER([.K74];2)) + ([.$K$52] * [.K74]) + [.$L$52]))" office:value-type="float" office:value="145.460692114021" calcext:value-type="float">
            <text:p>145.46</text:p>
          </table:table-cell>
          <table:table-cell table:formula="of:=[.M73] + (([.N73]-[.N72]) * [.$B$44])" office:value-type="float" office:value="287.618345976077" calcext:value-type="float">
            <text:p>287.62</text:p>
          </table:table-cell>
          <table:table-cell table:formula="of:=(([.$M$50] * POWER([.M74];3) + ([.$N$50] * POWER([.M74];2)) + ([.$M$52] * [.M74]) + [.$N$52]))" office:value-type="float" office:value="147.111125581288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4] + (([.B74]-[.B73]) *[.$B$39])" office:value-type="float" office:value="289.578057651539" calcext:value-type="float">
            <text:p>289.58</text:p>
          </table:table-cell>
          <table:table-cell table:formula="of:=(([.$A$50] * POWER([.A75];3)) + ([.$B$50] * POWER([.A75];2)) + ([.$A$52] * [.A75]) + [.$B$52])" office:value-type="float" office:value="54.1981693552592" calcext:value-type="float">
            <text:p>54.20</text:p>
          </table:table-cell>
          <table:table-cell table:formula="of:=[.C74] + (([.D74]-[.D73]) *[.$B$40])" office:value-type="float" office:value="288.042563624646" calcext:value-type="float">
            <text:p>288.04</text:p>
          </table:table-cell>
          <table:table-cell table:formula="of:=(([.$C$50] * POWER([.C75];3)) + ([.$D$50] * POWER([.C75];2)) + ([.$C$52] * [.C75]) + [.$D$52])" office:value-type="float" office:value="133.893671548302" calcext:value-type="float">
            <text:p>133.89</text:p>
          </table:table-cell>
          <table:table-cell table:formula="of:=[.E74] + (([.F74]-[.F73]) *[.$B$41])" office:value-type="float" office:value="287.816543212416" calcext:value-type="float">
            <text:p>287.82</text:p>
          </table:table-cell>
          <table:table-cell table:formula="of:=(([.$E$50] * POWER([.E75];3)) + ([.$F$50] * POWER([.E75];2)) + ([.$E$52] * [.E75]) + [.$F$52])" office:value-type="float" office:value="140.027357146911" calcext:value-type="float">
            <text:p>140.03</text:p>
          </table:table-cell>
          <table:table-cell table:formula="of:=[.G74] + (([.H74]-[.H73]) *[.$B$42])" office:value-type="float" office:value="287.771553161968" calcext:value-type="float">
            <text:p>287.77</text:p>
          </table:table-cell>
          <table:table-cell table:formula="of:=(([.$G$50] * POWER([.G75];3)) + ([.$H$50] * POWER([.G75];2)) + ([.$G$52] * [.G75]) + [.$H$52])" office:value-type="float" office:value="141.145646539286" calcext:value-type="float">
            <text:p>141.15</text:p>
          </table:table-cell>
          <table:table-cell table:formula="of:=[.I74] + (([.J74]-[.J73]) * [.$B$43])" office:value-type="float" office:value="287.71363107623" calcext:value-type="float">
            <text:p>287.71</text:p>
          </table:table-cell>
          <table:table-cell table:formula="of:=(([.$I$50] * POWER([.I75];3) + ([.$J$50] * POWER([.I75];2)) + ([.$I$52] * [.I75]) + [.$J$52]))" office:value-type="float" office:value="143.280973475314" calcext:value-type="float">
            <text:p>143.28</text:p>
          </table:table-cell>
          <table:table-cell table:formula="of:=[.K74] + (([.L74]-[.L73]) * [.$B$44])" office:value-type="float" office:value="287.653265409954" calcext:value-type="float">
            <text:p>287.65</text:p>
          </table:table-cell>
          <table:table-cell table:style-name="ce83" table:formula="of:=(([.$K$50] * POWER([.K75];3) + ([.$L$50] * POWER([.K75];2)) + ([.$K$52] * [.K75]) + [.$L$52]))" office:value-type="float" office:value="145.460703701669" calcext:value-type="float">
            <text:p>145.46</text:p>
          </table:table-cell>
          <table:table-cell table:formula="of:=[.M74] + (([.N74]-[.N73]) * [.$B$44])" office:value-type="float" office:value="287.618350322886" calcext:value-type="float">
            <text:p>287.62</text:p>
          </table:table-cell>
          <table:table-cell table:formula="of:=(([.$M$50] * POWER([.M75];3) + ([.$N$50] * POWER([.M75];2)) + ([.$M$52] * [.M75]) + [.$N$52]))" office:value-type="float" office:value="147.111136922885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5] + (([.B75]-[.B74]) *[.$B$39])" office:value-type="float" office:value="289.578059806605" calcext:value-type="float">
            <text:p>289.58</text:p>
          </table:table-cell>
          <table:table-cell table:formula="of:=(([.$A$50] * POWER([.A76];3)) + ([.$B$50] * POWER([.A76];2)) + ([.$A$52] * [.A76]) + [.$B$52])" office:value-type="float" office:value="54.1981711620621" calcext:value-type="float">
            <text:p>54.20</text:p>
          </table:table-cell>
          <table:table-cell table:formula="of:=[.C75] + (([.D75]-[.D74]) *[.$B$40])" office:value-type="float" office:value="288.042601490365" calcext:value-type="float">
            <text:p>288.04</text:p>
          </table:table-cell>
          <table:table-cell table:formula="of:=(([.$C$50] * POWER([.C76];3)) + ([.$D$50] * POWER([.C76];2)) + ([.$C$52] * [.C76]) + [.$D$52])" office:value-type="float" office:value="133.893771490592" calcext:value-type="float">
            <text:p>133.89</text:p>
          </table:table-cell>
          <table:table-cell table:formula="of:=[.E75] + (([.F75]-[.F74]) *[.$B$41])" office:value-type="float" office:value="287.816551963969" calcext:value-type="float">
            <text:p>287.82</text:p>
          </table:table-cell>
          <table:table-cell table:formula="of:=(([.$E$50] * POWER([.E76];3)) + ([.$F$50] * POWER([.E76];2)) + ([.$E$52] * [.E76]) + [.$F$52])" office:value-type="float" office:value="140.027380029944" calcext:value-type="float">
            <text:p>140.03</text:p>
          </table:table-cell>
          <table:table-cell table:formula="of:=[.G75] + (([.H75]-[.H74]) *[.$B$42])" office:value-type="float" office:value="287.771560442414" calcext:value-type="float">
            <text:p>287.77</text:p>
          </table:table-cell>
          <table:table-cell table:formula="of:=(([.$G$50] * POWER([.G76];3)) + ([.$H$50] * POWER([.G76];2)) + ([.$G$52] * [.G76]) + [.$H$52])" office:value-type="float" office:value="141.14566565538" calcext:value-type="float">
            <text:p>141.15</text:p>
          </table:table-cell>
          <table:table-cell table:formula="of:=[.I75] + (([.J75]-[.J74]) * [.$B$43])" office:value-type="float" office:value="287.713635155229" calcext:value-type="float">
            <text:p>287.71</text:p>
          </table:table-cell>
          <table:table-cell table:formula="of:=(([.$I$50] * POWER([.I76];3) + ([.$J$50] * POWER([.I76];2)) + ([.$I$52] * [.I76]) + [.$J$52]))" office:value-type="float" office:value="143.280984092923" calcext:value-type="float">
            <text:p>143.28</text:p>
          </table:table-cell>
          <table:table-cell table:formula="of:=[.K75] + (([.L75]-[.L74]) * [.$B$44])" office:value-type="float" office:value="287.65326801117" calcext:value-type="float">
            <text:p>287.65</text:p>
          </table:table-cell>
          <table:table-cell table:style-name="ce83" table:formula="of:=(([.$K$50] * POWER([.K76];3) + ([.$L$50] * POWER([.K76];2)) + ([.$K$52] * [.K76]) + [.$L$52]))" office:value-type="float" office:value="145.460710471115" calcext:value-type="float">
            <text:p>145.46</text:p>
          </table:table-cell>
          <table:table-cell table:formula="of:=[.M75] + (([.N75]-[.N74]) * [.$B$44])" office:value-type="float" office:value="287.618352868867" calcext:value-type="float">
            <text:p>287.62</text:p>
          </table:table-cell>
          <table:table-cell table:formula="of:=(([.$M$50] * POWER([.M76];3) + ([.$N$50] * POWER([.M76];2)) + ([.$M$52] * [.M76]) + [.$N$52]))" office:value-type="float" office:value="147.111143565803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6] + (([.B76]-[.B75]) *[.$B$39])" office:value-type="float" office:value="289.578060959333" calcext:value-type="float">
            <text:p>289.58</text:p>
          </table:table-cell>
          <table:table-cell table:formula="of:=(([.$A$50] * POWER([.A77];3)) + ([.$B$50] * POWER([.A77];2)) + ([.$A$52] * [.A77]) + [.$B$52])" office:value-type="float" office:value="54.1981721285069" calcext:value-type="float">
            <text:p>54.20</text:p>
          </table:table-cell>
          <table:table-cell table:formula="of:=[.C76] + (([.D76]-[.D75]) *[.$B$40])" office:value-type="float" office:value="288.042626154363" calcext:value-type="float">
            <text:p>288.04</text:p>
          </table:table-cell>
          <table:table-cell table:formula="of:=(([.$C$50] * POWER([.C77];3)) + ([.$D$50] * POWER([.C77];2)) + ([.$C$52] * [.C77]) + [.$D$52])" office:value-type="float" office:value="133.893836588449" calcext:value-type="float">
            <text:p>133.89</text:p>
          </table:table-cell>
          <table:table-cell table:formula="of:=[.E76] + (([.F76]-[.F75]) *[.$B$41])" office:value-type="float" office:value="287.816557326795" calcext:value-type="float">
            <text:p>287.82</text:p>
          </table:table-cell>
          <table:table-cell table:formula="of:=(([.$E$50] * POWER([.E77];3)) + ([.$F$50] * POWER([.E77];2)) + ([.$E$52] * [.E77]) + [.$F$52])" office:value-type="float" office:value="140.027394052337" calcext:value-type="float">
            <text:p>140.03</text:p>
          </table:table-cell>
          <table:table-cell table:formula="of:=[.G76] + (([.H76]-[.H75]) *[.$B$42])" office:value-type="float" office:value="287.771564880838" calcext:value-type="float">
            <text:p>287.77</text:p>
          </table:table-cell>
          <table:table-cell table:formula="of:=(([.$G$50] * POWER([.G77];3)) + ([.$H$50] * POWER([.G77];2)) + ([.$G$52] * [.G77]) + [.$H$52])" office:value-type="float" office:value="141.145677309249" calcext:value-type="float">
            <text:p>141.15</text:p>
          </table:table-cell>
          <table:table-cell table:formula="of:=[.I76] + (([.J76]-[.J75]) * [.$B$43])" office:value-type="float" office:value="287.713637579421" calcext:value-type="float">
            <text:p>287.71</text:p>
          </table:table-cell>
          <table:table-cell table:formula="of:=(([.$I$50] * POWER([.I77];3) + ([.$J$50] * POWER([.I77];2)) + ([.$I$52] * [.I77]) + [.$J$52]))" office:value-type="float" office:value="143.280990403079" calcext:value-type="float">
            <text:p>143.28</text:p>
          </table:table-cell>
          <table:table-cell table:formula="of:=[.K76] + (([.L76]-[.L75]) * [.$B$44])" office:value-type="float" office:value="287.653269530786" calcext:value-type="float">
            <text:p>287.65</text:p>
          </table:table-cell>
          <table:table-cell table:style-name="ce83" table:formula="of:=(([.$K$50] * POWER([.K77];3) + ([.$L$50] * POWER([.K77];2)) + ([.$K$52] * [.K77]) + [.$L$52]))" office:value-type="float" office:value="145.460714425789" calcext:value-type="float">
            <text:p>145.46</text:p>
          </table:table-cell>
          <table:table-cell table:formula="of:=[.M76] + (([.N76]-[.N75]) * [.$B$44])" office:value-type="float" office:value="287.618354360081" calcext:value-type="float">
            <text:p>287.62</text:p>
          </table:table-cell>
          <table:table-cell table:formula="of:=(([.$M$50] * POWER([.M77];3) + ([.$N$50] * POWER([.M77];2)) + ([.$M$52] * [.M77]) + [.$N$52]))" office:value-type="float" office:value="147.111147456643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7] + (([.B77]-[.B76]) *[.$B$39])" office:value-type="float" office:value="289.578061575918" calcext:value-type="float">
            <text:p>289.58</text:p>
          </table:table-cell>
          <table:table-cell table:formula="of:=(([.$A$50] * POWER([.A78];3)) + ([.$B$50] * POWER([.A78];2)) + ([.$A$52] * [.A78]) + [.$B$52])" office:value-type="float" office:value="54.1981726454506" calcext:value-type="float">
            <text:p>54.20</text:p>
          </table:table-cell>
          <table:table-cell table:formula="of:=[.C77] + (([.D77]-[.D76]) *[.$B$40])" office:value-type="float" office:value="288.042642219368" calcext:value-type="float">
            <text:p>288.04</text:p>
          </table:table-cell>
          <table:table-cell table:formula="of:=(([.$C$50] * POWER([.C78];3)) + ([.$D$50] * POWER([.C78];2)) + ([.$C$52] * [.C78]) + [.$D$52])" office:value-type="float" office:value="133.893878990235" calcext:value-type="float">
            <text:p>133.89</text:p>
          </table:table-cell>
          <table:table-cell table:formula="of:=[.E77] + (([.F77]-[.F76]) *[.$B$41])" office:value-type="float" office:value="287.816560613057" calcext:value-type="float">
            <text:p>287.82</text:p>
          </table:table-cell>
          <table:table-cell table:formula="of:=(([.$E$50] * POWER([.E78];3)) + ([.$F$50] * POWER([.E78];2)) + ([.$E$52] * [.E78]) + [.$F$52])" office:value-type="float" office:value="140.027402645056" calcext:value-type="float">
            <text:p>140.03</text:p>
          </table:table-cell>
          <table:table-cell table:formula="of:=[.G77] + (([.H77]-[.H76]) *[.$B$42])" office:value-type="float" office:value="287.771567586664" calcext:value-type="float">
            <text:p>287.77</text:p>
          </table:table-cell>
          <table:table-cell table:formula="of:=(([.$G$50] * POWER([.G78];3)) + ([.$H$50] * POWER([.G78];2)) + ([.$G$52] * [.G78]) + [.$H$52])" office:value-type="float" office:value="141.145684413872" calcext:value-type="float">
            <text:p>141.15</text:p>
          </table:table-cell>
          <table:table-cell table:formula="of:=[.I77] + (([.J77]-[.J76]) * [.$B$43])" office:value-type="float" office:value="287.713639020143" calcext:value-type="float">
            <text:p>287.71</text:p>
          </table:table-cell>
          <table:table-cell table:formula="of:=(([.$I$50] * POWER([.I78];3) + ([.$J$50] * POWER([.I78];2)) + ([.$I$52] * [.I78]) + [.$J$52]))" office:value-type="float" office:value="143.280994153273" calcext:value-type="float">
            <text:p>143.28</text:p>
          </table:table-cell>
          <table:table-cell table:formula="of:=[.K77] + (([.L77]-[.L76]) * [.$B$44])" office:value-type="float" office:value="287.653270418538" calcext:value-type="float">
            <text:p>287.65</text:p>
          </table:table-cell>
          <table:table-cell table:style-name="ce83" table:formula="of:=(([.$K$50] * POWER([.K78];3) + ([.$L$50] * POWER([.K78];2)) + ([.$K$52] * [.K78]) + [.$L$52]))" office:value-type="float" office:value="145.460716736089" calcext:value-type="float">
            <text:p>145.46</text:p>
          </table:table-cell>
          <table:table-cell table:formula="of:=[.M77] + (([.N77]-[.N76]) * [.$B$44])" office:value-type="float" office:value="287.618355233503" calcext:value-type="float">
            <text:p>287.62</text:p>
          </table:table-cell>
          <table:table-cell table:formula="of:=(([.$M$50] * POWER([.M78];3) + ([.$N$50] * POWER([.M78];2)) + ([.$M$52] * [.M78]) + [.$N$52]))" office:value-type="float" office:value="147.111149735559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8] + (([.B78]-[.B77]) *[.$B$39])" office:value-type="float" office:value="289.578061905725" calcext:value-type="float">
            <text:p>289.58</text:p>
          </table:table-cell>
          <table:table-cell table:formula="of:=(([.$A$50] * POWER([.A79];3)) + ([.$B$50] * POWER([.A79];2)) + ([.$A$52] * [.A79]) + [.$B$52])" office:value-type="float" office:value="54.1981729219598" calcext:value-type="float">
            <text:p>54.20</text:p>
          </table:table-cell>
          <table:table-cell table:formula="of:=[.C78] + (([.D78]-[.D77]) *[.$B$40])" office:value-type="float" office:value="288.042652683383" calcext:value-type="float">
            <text:p>288.04</text:p>
          </table:table-cell>
          <table:table-cell table:formula="of:=(([.$C$50] * POWER([.C79];3)) + ([.$D$50] * POWER([.C79];2)) + ([.$C$52] * [.C79]) + [.$D$52])" office:value-type="float" office:value="133.893906608838" calcext:value-type="float">
            <text:p>133.89</text:p>
          </table:table-cell>
          <table:table-cell table:formula="of:=[.E78] + (([.F78]-[.F77]) *[.$B$41])" office:value-type="float" office:value="287.81656262683" calcext:value-type="float">
            <text:p>287.82</text:p>
          </table:table-cell>
          <table:table-cell table:formula="of:=(([.$E$50] * POWER([.E79];3)) + ([.$F$50] * POWER([.E79];2)) + ([.$E$52] * [.E79]) + [.$F$52])" office:value-type="float" office:value="140.027407910553" calcext:value-type="float">
            <text:p>140.03</text:p>
          </table:table-cell>
          <table:table-cell table:formula="of:=[.G78] + (([.H78]-[.H77]) *[.$B$42])" office:value-type="float" office:value="287.771569236233" calcext:value-type="float">
            <text:p>287.77</text:p>
          </table:table-cell>
          <table:table-cell table:formula="of:=(([.$G$50] * POWER([.G79];3)) + ([.$H$50] * POWER([.G79];2)) + ([.$G$52] * [.G79]) + [.$H$52])" office:value-type="float" office:value="141.145688745106" calcext:value-type="float">
            <text:p>141.15</text:p>
          </table:table-cell>
          <table:table-cell table:formula="of:=[.I78] + (([.J78]-[.J77]) * [.$B$43])" office:value-type="float" office:value="287.71363987638" calcext:value-type="float">
            <text:p>287.71</text:p>
          </table:table-cell>
          <table:table-cell table:formula="of:=(([.$I$50] * POWER([.I79];3) + ([.$J$50] * POWER([.I79];2)) + ([.$I$52] * [.I79]) + [.$J$52]))" office:value-type="float" office:value="143.280996382054" calcext:value-type="float">
            <text:p>143.28</text:p>
          </table:table-cell>
          <table:table-cell table:formula="of:=[.K78] + (([.L78]-[.L77]) * [.$B$44])" office:value-type="float" office:value="287.653270937158" calcext:value-type="float">
            <text:p>287.65</text:p>
          </table:table-cell>
          <table:table-cell table:style-name="ce83" table:formula="of:=(([.$K$50] * POWER([.K79];3) + ([.$L$50] * POWER([.K79];2)) + ([.$K$52] * [.K79]) + [.$L$52]))" office:value-type="float" office:value="145.460718085756" calcext:value-type="float">
            <text:p>145.46</text:p>
          </table:table-cell>
          <table:table-cell table:formula="of:=[.M78] + (([.N78]-[.N77]) * [.$B$44])" office:value-type="float" office:value="287.618355745078" calcext:value-type="float">
            <text:p>287.62</text:p>
          </table:table-cell>
          <table:table-cell table:formula="of:=(([.$M$50] * POWER([.M79];3) + ([.$N$50] * POWER([.M79];2)) + ([.$M$52] * [.M79]) + [.$N$52]))" office:value-type="float" office:value="147.111151070348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9] + (([.B79]-[.B78]) *[.$B$39])" office:value-type="float" office:value="289.578062082136" calcext:value-type="float">
            <text:p>289.58</text:p>
          </table:table-cell>
          <table:table-cell table:formula="of:=(([.$A$50] * POWER([.A80];3)) + ([.$B$50] * POWER([.A80];2)) + ([.$A$52] * [.A80]) + [.$B$52])" office:value-type="float" office:value="54.1981730698624" calcext:value-type="float">
            <text:p>54.20</text:p>
          </table:table-cell>
          <table:table-cell table:formula="of:=[.C79] + (([.D79]-[.D78]) *[.$B$40])" office:value-type="float" office:value="288.042659499168" calcext:value-type="float">
            <text:p>288.04</text:p>
          </table:table-cell>
          <table:table-cell table:formula="of:=(([.$C$50] * POWER([.C80];3)) + ([.$D$50] * POWER([.C80];2)) + ([.$C$52] * [.C80]) + [.$D$52])" office:value-type="float" office:value="133.893924598345" calcext:value-type="float">
            <text:p>133.89</text:p>
          </table:table-cell>
          <table:table-cell table:formula="of:=[.E79] + (([.F79]-[.F78]) *[.$B$41])" office:value-type="float" office:value="287.816563860843" calcext:value-type="float">
            <text:p>287.82</text:p>
          </table:table-cell>
          <table:table-cell table:formula="of:=(([.$E$50] * POWER([.E80];3)) + ([.$F$50] * POWER([.E80];2)) + ([.$E$52] * [.E80]) + [.$F$52])" office:value-type="float" office:value="140.027411137172" calcext:value-type="float">
            <text:p>140.03</text:p>
          </table:table-cell>
          <table:table-cell table:formula="of:=[.G79] + (([.H79]-[.H78]) *[.$B$42])" office:value-type="float" office:value="287.771570241871" calcext:value-type="float">
            <text:p>287.77</text:p>
          </table:table-cell>
          <table:table-cell table:formula="of:=(([.$G$50] * POWER([.G80];3)) + ([.$H$50] * POWER([.G80];2)) + ([.$G$52] * [.G80]) + [.$H$52])" office:value-type="float" office:value="141.145691385589" calcext:value-type="float">
            <text:p>141.15</text:p>
          </table:table-cell>
          <table:table-cell table:formula="of:=[.I79] + (([.J79]-[.J78]) * [.$B$43])" office:value-type="float" office:value="287.713640385251" calcext:value-type="float">
            <text:p>287.71</text:p>
          </table:table-cell>
          <table:table-cell table:formula="of:=(([.$I$50] * POWER([.I80];3) + ([.$J$50] * POWER([.I80];2)) + ([.$I$52] * [.I80]) + [.$J$52]))" office:value-type="float" office:value="143.280997706644" calcext:value-type="float">
            <text:p>143.28</text:p>
          </table:table-cell>
          <table:table-cell table:formula="of:=[.K79] + (([.L79]-[.L78]) * [.$B$44])" office:value-type="float" office:value="287.653271240134" calcext:value-type="float">
            <text:p>287.65</text:p>
          </table:table-cell>
          <table:table-cell table:style-name="ce83" table:formula="of:=(([.$K$50] * POWER([.K80];3) + ([.$L$50] * POWER([.K80];2)) + ([.$K$52] * [.K80]) + [.$L$52]))" office:value-type="float" office:value="145.460718874222" calcext:value-type="float">
            <text:p>145.46</text:p>
          </table:table-cell>
          <table:table-cell table:formula="of:=[.M79] + (([.N79]-[.N78]) * [.$B$44])" office:value-type="float" office:value="287.618356044714" calcext:value-type="float">
            <text:p>287.62</text:p>
          </table:table-cell>
          <table:table-cell table:formula="of:=(([.$M$50] * POWER([.M80];3) + ([.$N$50] * POWER([.M80];2)) + ([.$M$52] * [.M80]) + [.$N$52]))" office:value-type="float" office:value="147.111151852149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0] + (([.B80]-[.B79]) *[.$B$39])" office:value-type="float" office:value="289.578062176496" calcext:value-type="float">
            <text:p>289.58</text:p>
          </table:table-cell>
          <table:table-cell table:formula="of:=(([.$A$50] * POWER([.A81];3)) + ([.$B$50] * POWER([.A81];2)) + ([.$A$52] * [.A81]) + [.$B$52])" office:value-type="float" office:value="54.1981731489745" calcext:value-type="float">
            <text:p>54.20</text:p>
          </table:table-cell>
          <table:table-cell table:formula="of:=[.C80] + (([.D80]-[.D79]) *[.$B$40])" office:value-type="float" office:value="288.042663938661" calcext:value-type="float">
            <text:p>288.04</text:p>
          </table:table-cell>
          <table:table-cell table:formula="of:=(([.$C$50] * POWER([.C81];3)) + ([.$D$50] * POWER([.C81];2)) + ([.$C$52] * [.C81]) + [.$D$52])" office:value-type="float" office:value="133.893936315895" calcext:value-type="float">
            <text:p>133.89</text:p>
          </table:table-cell>
          <table:table-cell table:formula="of:=[.E80] + (([.F80]-[.F79]) *[.$B$41])" office:value-type="float" office:value="287.816564617027" calcext:value-type="float">
            <text:p>287.82</text:p>
          </table:table-cell>
          <table:table-cell table:formula="of:=(([.$E$50] * POWER([.E81];3)) + ([.$F$50] * POWER([.E81];2)) + ([.$E$52] * [.E81]) + [.$F$52])" office:value-type="float" office:value="140.0274131144" calcext:value-type="float">
            <text:p>140.03</text:p>
          </table:table-cell>
          <table:table-cell table:formula="of:=[.G80] + (([.H80]-[.H79]) *[.$B$42])" office:value-type="float" office:value="287.771570854945" calcext:value-type="float">
            <text:p>287.77</text:p>
          </table:table-cell>
          <table:table-cell table:formula="of:=(([.$G$50] * POWER([.G81];3)) + ([.$H$50] * POWER([.G81];2)) + ([.$G$52] * [.G81]) + [.$H$52])" office:value-type="float" office:value="141.145692995322" calcext:value-type="float">
            <text:p>141.15</text:p>
          </table:table-cell>
          <table:table-cell table:formula="of:=[.I80] + (([.J80]-[.J79]) * [.$B$43])" office:value-type="float" office:value="287.713640687679" calcext:value-type="float">
            <text:p>287.71</text:p>
          </table:table-cell>
          <table:table-cell table:formula="of:=(([.$I$50] * POWER([.I81];3) + ([.$J$50] * POWER([.I81];2)) + ([.$I$52] * [.I81]) + [.$J$52]))" office:value-type="float" office:value="143.280998493861" calcext:value-type="float">
            <text:p>143.28</text:p>
          </table:table-cell>
          <table:table-cell table:formula="of:=[.K80] + (([.L80]-[.L79]) * [.$B$44])" office:value-type="float" office:value="287.65327141713" calcext:value-type="float">
            <text:p>287.65</text:p>
          </table:table-cell>
          <table:table-cell table:style-name="ce83" table:formula="of:=(([.$K$50] * POWER([.K81];3) + ([.$L$50] * POWER([.K81];2)) + ([.$K$52] * [.K81]) + [.$L$52]))" office:value-type="float" office:value="145.460719334839" calcext:value-type="float">
            <text:p>145.46</text:p>
          </table:table-cell>
          <table:table-cell table:formula="of:=[.M80] + (([.N80]-[.N79]) * [.$B$44])" office:value-type="float" office:value="287.618356220214" calcext:value-type="float">
            <text:p>287.62</text:p>
          </table:table-cell>
          <table:table-cell table:formula="of:=(([.$M$50] * POWER([.M81];3) + ([.$N$50] * POWER([.M81];2)) + ([.$M$52] * [.M81]) + [.$N$52]))" office:value-type="float" office:value="147.111152310064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1] + (([.B81]-[.B80]) *[.$B$39])" office:value-type="float" office:value="289.578062226969" calcext:value-type="float">
            <text:p>289.58</text:p>
          </table:table-cell>
          <table:table-cell table:formula="of:=(([.$A$50] * POWER([.A82];3)) + ([.$B$50] * POWER([.A82];2)) + ([.$A$52] * [.A82]) + [.$B$52])" office:value-type="float" office:value="54.1981731912908" calcext:value-type="float">
            <text:p>54.20</text:p>
          </table:table-cell>
          <table:table-cell table:formula="of:=[.C81] + (([.D81]-[.D80]) *[.$B$40])" office:value-type="float" office:value="288.042666830346" calcext:value-type="float">
            <text:p>288.04</text:p>
          </table:table-cell>
          <table:table-cell table:formula="of:=(([.$C$50] * POWER([.C82];3)) + ([.$D$50] * POWER([.C82];2)) + ([.$C$52] * [.C82]) + [.$D$52])" office:value-type="float" office:value="133.893943948178" calcext:value-type="float">
            <text:p>133.89</text:p>
          </table:table-cell>
          <table:table-cell table:formula="of:=[.E81] + (([.F81]-[.F80]) *[.$B$41])" office:value-type="float" office:value="287.816565080406" calcext:value-type="float">
            <text:p>287.82</text:p>
          </table:table-cell>
          <table:table-cell table:formula="of:=(([.$E$50] * POWER([.E82];3)) + ([.$F$50] * POWER([.E82];2)) + ([.$E$52] * [.E82]) + [.$F$52])" office:value-type="float" office:value="140.027414326016" calcext:value-type="float">
            <text:p>140.03</text:p>
          </table:table-cell>
          <table:table-cell table:formula="of:=[.G81] + (([.H81]-[.H80]) *[.$B$42])" office:value-type="float" office:value="287.771571228697" calcext:value-type="float">
            <text:p>287.77</text:p>
          </table:table-cell>
          <table:table-cell table:formula="of:=(([.$G$50] * POWER([.G82];3)) + ([.$H$50] * POWER([.G82];2)) + ([.$G$52] * [.G82]) + [.$H$52])" office:value-type="float" office:value="141.145693976672" calcext:value-type="float">
            <text:p>141.15</text:p>
          </table:table-cell>
          <table:table-cell table:formula="of:=[.I81] + (([.J81]-[.J80]) * [.$B$43])" office:value-type="float" office:value="287.713640867415" calcext:value-type="float">
            <text:p>287.71</text:p>
          </table:table-cell>
          <table:table-cell table:formula="of:=(([.$I$50] * POWER([.I82];3) + ([.$J$50] * POWER([.I82];2)) + ([.$I$52] * [.I82]) + [.$J$52]))" office:value-type="float" office:value="143.280998961714" calcext:value-type="float">
            <text:p>143.28</text:p>
          </table:table-cell>
          <table:table-cell table:formula="of:=[.K81] + (([.L81]-[.L80]) * [.$B$44])" office:value-type="float" office:value="287.65327152053" calcext:value-type="float">
            <text:p>287.65</text:p>
          </table:table-cell>
          <table:table-cell table:style-name="ce83" table:formula="of:=(([.$K$50] * POWER([.K82];3) + ([.$L$50] * POWER([.K82];2)) + ([.$K$52] * [.K82]) + [.$L$52]))" office:value-type="float" office:value="145.460719603931" calcext:value-type="float">
            <text:p>145.46</text:p>
          </table:table-cell>
          <table:table-cell table:formula="of:=[.M81] + (([.N81]-[.N80]) * [.$B$44])" office:value-type="float" office:value="287.618356323007" calcext:value-type="float">
            <text:p>287.62</text:p>
          </table:table-cell>
          <table:table-cell table:formula="of:=(([.$M$50] * POWER([.M82];3) + ([.$N$50] * POWER([.M82];2)) + ([.$M$52] * [.M82]) + [.$N$52]))" office:value-type="float" office:value="147.1111525782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2] + (([.B82]-[.B81]) *[.$B$39])" office:value-type="float" office:value="289.578062253967" calcext:value-type="float">
            <text:p>289.58</text:p>
          </table:table-cell>
          <table:table-cell table:formula="of:=(([.$A$50] * POWER([.A83];3)) + ([.$B$50] * POWER([.A83];2)) + ([.$A$52] * [.A83]) + [.$B$52])" office:value-type="float" office:value="54.1981732139254" calcext:value-type="float">
            <text:p>54.20</text:p>
          </table:table-cell>
          <table:table-cell table:formula="of:=[.C82] + (([.D82]-[.D81]) *[.$B$40])" office:value-type="float" office:value="288.04266871386" calcext:value-type="float">
            <text:p>288.04</text:p>
          </table:table-cell>
          <table:table-cell table:formula="of:=(([.$C$50] * POWER([.C83];3)) + ([.$D$50] * POWER([.C83];2)) + ([.$C$52] * [.C83]) + [.$D$52])" office:value-type="float" office:value="133.893948919502" calcext:value-type="float">
            <text:p>133.89</text:p>
          </table:table-cell>
          <table:table-cell table:formula="of:=[.E82] + (([.F82]-[.F81]) *[.$B$41])" office:value-type="float" office:value="287.816565364359" calcext:value-type="float">
            <text:p>287.82</text:p>
          </table:table-cell>
          <table:table-cell table:formula="of:=(([.$E$50] * POWER([.E83];3)) + ([.$F$50] * POWER([.E83];2)) + ([.$E$52] * [.E83]) + [.$F$52])" office:value-type="float" office:value="140.027415068477" calcext:value-type="float">
            <text:p>140.03</text:p>
          </table:table-cell>
          <table:table-cell table:formula="of:=[.G82] + (([.H82]-[.H81]) *[.$B$42])" office:value-type="float" office:value="287.771571456549" calcext:value-type="float">
            <text:p>287.77</text:p>
          </table:table-cell>
          <table:table-cell table:formula="of:=(([.$G$50] * POWER([.G83];3)) + ([.$H$50] * POWER([.G83];2)) + ([.$G$52] * [.G83]) + [.$H$52])" office:value-type="float" office:value="141.14569457494" calcext:value-type="float">
            <text:p>141.15</text:p>
          </table:table-cell>
          <table:table-cell table:formula="of:=[.I82] + (([.J82]-[.J81]) * [.$B$43])" office:value-type="float" office:value="287.713640974234" calcext:value-type="float">
            <text:p>287.71</text:p>
          </table:table-cell>
          <table:table-cell table:formula="of:=(([.$I$50] * POWER([.I83];3) + ([.$J$50] * POWER([.I83];2)) + ([.$I$52] * [.I83]) + [.$J$52]))" office:value-type="float" office:value="143.280999239762" calcext:value-type="float">
            <text:p>143.28</text:p>
          </table:table-cell>
          <table:table-cell table:formula="of:=[.K82] + (([.L82]-[.L81]) * [.$B$44])" office:value-type="float" office:value="287.653271580937" calcext:value-type="float">
            <text:p>287.65</text:p>
          </table:table-cell>
          <table:table-cell table:style-name="ce83" table:formula="of:=(([.$K$50] * POWER([.K83];3) + ([.$L$50] * POWER([.K83];2)) + ([.$K$52] * [.K83]) + [.$L$52]))" office:value-type="float" office:value="145.460719761134" calcext:value-type="float">
            <text:p>145.46</text:p>
          </table:table-cell>
          <table:table-cell table:formula="of:=[.M82] + (([.N82]-[.N81]) * [.$B$44])" office:value-type="float" office:value="287.618356383215" calcext:value-type="float">
            <text:p>287.62</text:p>
          </table:table-cell>
          <table:table-cell table:formula="of:=(([.$M$50] * POWER([.M83];3) + ([.$N$50] * POWER([.M83];2)) + ([.$M$52] * [.M83]) + [.$N$52]))" office:value-type="float" office:value="147.111152735363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3] + (([.B83]-[.B82]) *[.$B$39])" office:value-type="float" office:value="289.578062268408" calcext:value-type="float">
            <text:p>289.58</text:p>
          </table:table-cell>
          <table:table-cell table:formula="of:=(([.$A$50] * POWER([.A84];3)) + ([.$B$50] * POWER([.A84];2)) + ([.$A$52] * [.A84]) + [.$B$52])" office:value-type="float" office:value="54.1981732260325" calcext:value-type="float">
            <text:p>54.20</text:p>
          </table:table-cell>
          <table:table-cell table:formula="of:=[.C83] + (([.D83]-[.D82]) *[.$B$40])" office:value-type="float" office:value="288.042669940695" calcext:value-type="float">
            <text:p>288.04</text:p>
          </table:table-cell>
          <table:table-cell table:formula="of:=(([.$C$50] * POWER([.C84];3)) + ([.$D$50] * POWER([.C84];2)) + ([.$C$52] * [.C84]) + [.$D$52])" office:value-type="float" office:value="133.893952157597" calcext:value-type="float">
            <text:p>133.89</text:p>
          </table:table-cell>
          <table:table-cell table:formula="of:=[.E83] + (([.F83]-[.F82]) *[.$B$41])" office:value-type="float" office:value="287.81656553836" calcext:value-type="float">
            <text:p>287.82</text:p>
          </table:table-cell>
          <table:table-cell table:formula="of:=(([.$E$50] * POWER([.E84];3)) + ([.$F$50] * POWER([.E84];2)) + ([.$E$52] * [.E84]) + [.$F$52])" office:value-type="float" office:value="140.027415523447" calcext:value-type="float">
            <text:p>140.03</text:p>
          </table:table-cell>
          <table:table-cell table:formula="of:=[.G83] + (([.H83]-[.H82]) *[.$B$42])" office:value-type="float" office:value="287.771571595456" calcext:value-type="float">
            <text:p>287.77</text:p>
          </table:table-cell>
          <table:table-cell table:formula="of:=(([.$G$50] * POWER([.G84];3)) + ([.$H$50] * POWER([.G84];2)) + ([.$G$52] * [.G84]) + [.$H$52])" office:value-type="float" office:value="141.145694939665" calcext:value-type="float">
            <text:p>141.15</text:p>
          </table:table-cell>
          <table:table-cell table:formula="of:=[.I83] + (([.J83]-[.J82]) * [.$B$43])" office:value-type="float" office:value="287.713641037718" calcext:value-type="float">
            <text:p>287.71</text:p>
          </table:table-cell>
          <table:table-cell table:formula="of:=(([.$I$50] * POWER([.I84];3) + ([.$J$50] * POWER([.I84];2)) + ([.$I$52] * [.I84]) + [.$J$52]))" office:value-type="float" office:value="143.280999405009" calcext:value-type="float">
            <text:p>143.28</text:p>
          </table:table-cell>
          <table:table-cell table:formula="of:=[.K83] + (([.L83]-[.L82]) * [.$B$44])" office:value-type="float" office:value="287.653271616226" calcext:value-type="float">
            <text:p>287.65</text:p>
          </table:table-cell>
          <table:table-cell table:style-name="ce83" table:formula="of:=(([.$K$50] * POWER([.K84];3) + ([.$L$50] * POWER([.K84];2)) + ([.$K$52] * [.K84]) + [.$L$52]))" office:value-type="float" office:value="145.460719852971" calcext:value-type="float">
            <text:p>145.46</text:p>
          </table:table-cell>
          <table:table-cell table:formula="of:=[.M83] + (([.N83]-[.N82]) * [.$B$44])" office:value-type="float" office:value="287.618356418479" calcext:value-type="float">
            <text:p>287.62</text:p>
          </table:table-cell>
          <table:table-cell table:formula="of:=(([.$M$50] * POWER([.M84];3) + ([.$N$50] * POWER([.M84];2)) + ([.$M$52] * [.M84]) + [.$N$52]))" office:value-type="float" office:value="147.111152827371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4] + (([.B84]-[.B83]) *[.$B$39])" office:value-type="float" office:value="289.578062276132" calcext:value-type="float">
            <text:p>289.58</text:p>
          </table:table-cell>
          <table:table-cell table:formula="of:=(([.$A$50] * POWER([.A85];3)) + ([.$B$50] * POWER([.A85];2)) + ([.$A$52] * [.A85]) + [.$B$52])" office:value-type="float" office:value="54.1981732325085" calcext:value-type="float">
            <text:p>54.20</text:p>
          </table:table-cell>
          <table:table-cell table:formula="of:=[.C84] + (([.D84]-[.D83]) *[.$B$40])" office:value-type="float" office:value="288.0426707398" calcext:value-type="float">
            <text:p>288.04</text:p>
          </table:table-cell>
          <table:table-cell table:formula="of:=(([.$C$50] * POWER([.C85];3)) + ([.$D$50] * POWER([.C85];2)) + ([.$C$52] * [.C85]) + [.$D$52])" office:value-type="float" office:value="133.893954266746" calcext:value-type="float">
            <text:p>133.89</text:p>
          </table:table-cell>
          <table:table-cell table:formula="of:=[.E84] + (([.F84]-[.F83]) *[.$B$41])" office:value-type="float" office:value="287.816565644986" calcext:value-type="float">
            <text:p>287.82</text:p>
          </table:table-cell>
          <table:table-cell table:formula="of:=(([.$E$50] * POWER([.E85];3)) + ([.$F$50] * POWER([.E85];2)) + ([.$E$52] * [.E85]) + [.$F$52])" office:value-type="float" office:value="140.027415802246" calcext:value-type="float">
            <text:p>140.03</text:p>
          </table:table-cell>
          <table:table-cell table:formula="of:=[.G84] + (([.H84]-[.H83]) *[.$B$42])" office:value-type="float" office:value="287.771571680139" calcext:value-type="float">
            <text:p>287.77</text:p>
          </table:table-cell>
          <table:table-cell table:formula="of:=(([.$G$50] * POWER([.G85];3)) + ([.$H$50] * POWER([.G85];2)) + ([.$G$52] * [.G85]) + [.$H$52])" office:value-type="float" office:value="141.145695162015" calcext:value-type="float">
            <text:p>141.15</text:p>
          </table:table-cell>
          <table:table-cell table:formula="of:=[.I84] + (([.J84]-[.J83]) * [.$B$43])" office:value-type="float" office:value="287.713641075447" calcext:value-type="float">
            <text:p>287.71</text:p>
          </table:table-cell>
          <table:table-cell table:formula="of:=(([.$I$50] * POWER([.I85];3) + ([.$J$50] * POWER([.I85];2)) + ([.$I$52] * [.I85]) + [.$J$52]))" office:value-type="float" office:value="143.280999503218" calcext:value-type="float">
            <text:p>143.28</text:p>
          </table:table-cell>
          <table:table-cell table:formula="of:=[.K84] + (([.L84]-[.L83]) * [.$B$44])" office:value-type="float" office:value="287.653271636841" calcext:value-type="float">
            <text:p>287.65</text:p>
          </table:table-cell>
          <table:table-cell table:style-name="ce83" table:formula="of:=(([.$K$50] * POWER([.K85];3) + ([.$L$50] * POWER([.K85];2)) + ([.$K$52] * [.K85]) + [.$L$52]))" office:value-type="float" office:value="145.460719906622" calcext:value-type="float">
            <text:p>145.46</text:p>
          </table:table-cell>
          <table:table-cell table:formula="of:=[.M84] + (([.N84]-[.N83]) * [.$B$44])" office:value-type="float" office:value="287.618356439133" calcext:value-type="float">
            <text:p>287.62</text:p>
          </table:table-cell>
          <table:table-cell table:formula="of:=(([.$M$50] * POWER([.M85];3) + ([.$N$50] * POWER([.M85];2)) + ([.$M$52] * [.M85]) + [.$N$52]))" office:value-type="float" office:value="147.111152881264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5] + (([.B85]-[.B84]) *[.$B$39])" office:value-type="float" office:value="289.578062280263" calcext:value-type="float">
            <text:p>289.58</text:p>
          </table:table-cell>
          <table:table-cell table:formula="of:=(([.$A$50] * POWER([.A86];3)) + ([.$B$50] * POWER([.A86];2)) + ([.$A$52] * [.A86]) + [.$B$52])" office:value-type="float" office:value="54.1981732359724" calcext:value-type="float">
            <text:p>54.20</text:p>
          </table:table-cell>
          <table:table-cell table:formula="of:=[.C85] + (([.D85]-[.D84]) *[.$B$40])" office:value-type="float" office:value="288.042671260301" calcext:value-type="float">
            <text:p>288.04</text:p>
          </table:table-cell>
          <table:table-cell table:formula="of:=(([.$C$50] * POWER([.C86];3)) + ([.$D$50] * POWER([.C86];2)) + ([.$C$52] * [.C86]) + [.$D$52])" office:value-type="float" office:value="133.893955640551" calcext:value-type="float">
            <text:p>133.89</text:p>
          </table:table-cell>
          <table:table-cell table:formula="of:=[.E85] + (([.F85]-[.F84]) *[.$B$41])" office:value-type="float" office:value="287.816565710325" calcext:value-type="float">
            <text:p>287.82</text:p>
          </table:table-cell>
          <table:table-cell table:formula="of:=(([.$E$50] * POWER([.E86];3)) + ([.$F$50] * POWER([.E86];2)) + ([.$E$52] * [.E86]) + [.$F$52])" office:value-type="float" office:value="140.027415973089" calcext:value-type="float">
            <text:p>140.03</text:p>
          </table:table-cell>
          <table:table-cell table:formula="of:=[.G85] + (([.H85]-[.H84]) *[.$B$42])" office:value-type="float" office:value="287.771571731765" calcext:value-type="float">
            <text:p>287.77</text:p>
          </table:table-cell>
          <table:table-cell table:formula="of:=(([.$G$50] * POWER([.G86];3)) + ([.$H$50] * POWER([.G86];2)) + ([.$G$52] * [.G86]) + [.$H$52])" office:value-type="float" office:value="141.14569529757" calcext:value-type="float">
            <text:p>141.15</text:p>
          </table:table-cell>
          <table:table-cell table:formula="of:=[.I85] + (([.J85]-[.J84]) * [.$B$43])" office:value-type="float" office:value="287.71364109787" calcext:value-type="float">
            <text:p>287.71</text:p>
          </table:table-cell>
          <table:table-cell table:formula="of:=(([.$I$50] * POWER([.I86];3) + ([.$J$50] * POWER([.I86];2)) + ([.$I$52] * [.I86]) + [.$J$52]))" office:value-type="float" office:value="143.280999561585" calcext:value-type="float">
            <text:p>143.28</text:p>
          </table:table-cell>
          <table:table-cell table:formula="of:=[.K85] + (([.L85]-[.L84]) * [.$B$44])" office:value-type="float" office:value="287.653271648885" calcext:value-type="float">
            <text:p>287.65</text:p>
          </table:table-cell>
          <table:table-cell table:style-name="ce83" table:formula="of:=(([.$K$50] * POWER([.K86];3) + ([.$L$50] * POWER([.K86];2)) + ([.$K$52] * [.K86]) + [.$L$52]))" office:value-type="float" office:value="145.460719937963" calcext:value-type="float">
            <text:p>145.46</text:p>
          </table:table-cell>
          <table:table-cell table:formula="of:=[.M85] + (([.N85]-[.N84]) * [.$B$44])" office:value-type="float" office:value="287.618356451231" calcext:value-type="float">
            <text:p>287.62</text:p>
          </table:table-cell>
          <table:table-cell table:formula="of:=(([.$M$50] * POWER([.M86];3) + ([.$N$50] * POWER([.M86];2)) + ([.$M$52] * [.M86]) + [.$N$52]))" office:value-type="float" office:value="147.111152912828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6] + (([.B86]-[.B85]) *[.$B$39])" office:value-type="float" office:value="289.578062282473" calcext:value-type="float">
            <text:p>289.58</text:p>
          </table:table-cell>
          <table:table-cell table:formula="of:=(([.$A$50] * POWER([.A87];3)) + ([.$B$50] * POWER([.A87];2)) + ([.$A$52] * [.A87]) + [.$B$52])" office:value-type="float" office:value="54.1981732378253" calcext:value-type="float">
            <text:p>54.20</text:p>
          </table:table-cell>
          <table:table-cell table:formula="of:=[.C86] + (([.D86]-[.D85]) *[.$B$40])" office:value-type="float" office:value="288.042671599331" calcext:value-type="float">
            <text:p>288.04</text:p>
          </table:table-cell>
          <table:table-cell table:formula="of:=(([.$C$50] * POWER([.C87];3)) + ([.$D$50] * POWER([.C87];2)) + ([.$C$52] * [.C87]) + [.$D$52])" office:value-type="float" office:value="133.893956535385" calcext:value-type="float">
            <text:p>133.89</text:p>
          </table:table-cell>
          <table:table-cell table:formula="of:=[.E86] + (([.F86]-[.F85]) *[.$B$41])" office:value-type="float" office:value="287.816565750364" calcext:value-type="float">
            <text:p>287.82</text:p>
          </table:table-cell>
          <table:table-cell table:formula="of:=(([.$E$50] * POWER([.E87];3)) + ([.$F$50] * POWER([.E87];2)) + ([.$E$52] * [.E87]) + [.$F$52])" office:value-type="float" office:value="140.02741607778" calcext:value-type="float">
            <text:p>140.03</text:p>
          </table:table-cell>
          <table:table-cell table:formula="of:=[.G86] + (([.H86]-[.H85]) *[.$B$42])" office:value-type="float" office:value="287.771571763238" calcext:value-type="float">
            <text:p>287.77</text:p>
          </table:table-cell>
          <table:table-cell table:formula="of:=(([.$G$50] * POWER([.G87];3)) + ([.$H$50] * POWER([.G87];2)) + ([.$G$52] * [.G87]) + [.$H$52])" office:value-type="float" office:value="141.145695380206" calcext:value-type="float">
            <text:p>141.15</text:p>
          </table:table-cell>
          <table:table-cell table:formula="of:=[.I86] + (([.J86]-[.J85]) * [.$B$43])" office:value-type="float" office:value="287.713641111196" calcext:value-type="float">
            <text:p>287.71</text:p>
          </table:table-cell>
          <table:table-cell table:formula="of:=(([.$I$50] * POWER([.I87];3) + ([.$J$50] * POWER([.I87];2)) + ([.$I$52] * [.I87]) + [.$J$52]))" office:value-type="float" office:value="143.280999596273" calcext:value-type="float">
            <text:p>143.28</text:p>
          </table:table-cell>
          <table:table-cell table:formula="of:=[.K86] + (([.L86]-[.L85]) * [.$B$44])" office:value-type="float" office:value="287.653271655921" calcext:value-type="float">
            <text:p>287.65</text:p>
          </table:table-cell>
          <table:table-cell table:style-name="ce83" table:formula="of:=(([.$K$50] * POWER([.K87];3) + ([.$L$50] * POWER([.K87];2)) + ([.$K$52] * [.K87]) + [.$L$52]))" office:value-type="float" office:value="145.460719956272" calcext:value-type="float">
            <text:p>145.46</text:p>
          </table:table-cell>
          <table:table-cell table:formula="of:=[.M86] + (([.N86]-[.N85]) * [.$B$44])" office:value-type="float" office:value="287.618356458317" calcext:value-type="float">
            <text:p>287.62</text:p>
          </table:table-cell>
          <table:table-cell table:formula="of:=(([.$M$50] * POWER([.M87];3) + ([.$N$50] * POWER([.M87];2)) + ([.$M$52] * [.M87]) + [.$N$52]))" office:value-type="float" office:value="147.111152931316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7] + (([.B87]-[.B86]) *[.$B$39])" office:value-type="float" office:value="289.578062283655" calcext:value-type="float">
            <text:p>289.58</text:p>
          </table:table-cell>
          <table:table-cell table:formula="of:=(([.$A$50] * POWER([.A88];3)) + ([.$B$50] * POWER([.A88];2)) + ([.$A$52] * [.A88]) + [.$B$52])" office:value-type="float" office:value="54.1981732388163" calcext:value-type="float">
            <text:p>54.20</text:p>
          </table:table-cell>
          <table:table-cell table:formula="of:=[.C87] + (([.D87]-[.D86]) *[.$B$40])" office:value-type="float" office:value="288.042671820161" calcext:value-type="float">
            <text:p>288.04</text:p>
          </table:table-cell>
          <table:table-cell table:formula="of:=(([.$C$50] * POWER([.C88];3)) + ([.$D$50] * POWER([.C88];2)) + ([.$C$52] * [.C88]) + [.$D$52])" office:value-type="float" office:value="133.89395711824" calcext:value-type="float">
            <text:p>133.89</text:p>
          </table:table-cell>
          <table:table-cell table:formula="of:=[.E87] + (([.F87]-[.F86]) *[.$B$41])" office:value-type="float" office:value="287.816565774899" calcext:value-type="float">
            <text:p>287.82</text:p>
          </table:table-cell>
          <table:table-cell table:formula="of:=(([.$E$50] * POWER([.E88];3)) + ([.$F$50] * POWER([.E88];2)) + ([.$E$52] * [.E88]) + [.$F$52])" office:value-type="float" office:value="140.027416141932" calcext:value-type="float">
            <text:p>140.03</text:p>
          </table:table-cell>
          <table:table-cell table:formula="of:=[.G87] + (([.H87]-[.H86]) *[.$B$42])" office:value-type="float" office:value="287.771571782425" calcext:value-type="float">
            <text:p>287.77</text:p>
          </table:table-cell>
          <table:table-cell table:formula="of:=(([.$G$50] * POWER([.G88];3)) + ([.$H$50] * POWER([.G88];2)) + ([.$G$52] * [.G88]) + [.$H$52])" office:value-type="float" office:value="141.145695430585" calcext:value-type="float">
            <text:p>141.15</text:p>
          </table:table-cell>
          <table:table-cell table:formula="of:=[.I87] + (([.J87]-[.J86]) * [.$B$43])" office:value-type="float" office:value="287.713641119115" calcext:value-type="float">
            <text:p>287.71</text:p>
          </table:table-cell>
          <table:table-cell table:formula="of:=(([.$I$50] * POWER([.I88];3) + ([.$J$50] * POWER([.I88];2)) + ([.$I$52] * [.I88]) + [.$J$52]))" office:value-type="float" office:value="143.280999616887" calcext:value-type="float">
            <text:p>143.28</text:p>
          </table:table-cell>
          <table:table-cell table:formula="of:=[.K87] + (([.L87]-[.L86]) * [.$B$44])" office:value-type="float" office:value="287.65327166003" calcext:value-type="float">
            <text:p>287.65</text:p>
          </table:table-cell>
          <table:table-cell table:style-name="ce83" table:formula="of:=(([.$K$50] * POWER([.K88];3) + ([.$L$50] * POWER([.K88];2)) + ([.$K$52] * [.K88]) + [.$L$52]))" office:value-type="float" office:value="145.460719966969" calcext:value-type="float">
            <text:p>145.46</text:p>
          </table:table-cell>
          <table:table-cell table:formula="of:=[.M87] + (([.N87]-[.N86]) * [.$B$44])" office:value-type="float" office:value="287.618356462467" calcext:value-type="float">
            <text:p>287.62</text:p>
          </table:table-cell>
          <table:table-cell table:formula="of:=(([.$M$50] * POWER([.M88];3) + ([.$N$50] * POWER([.M88];2)) + ([.$M$52] * [.M88]) + [.$N$52]))" office:value-type="float" office:value="147.111152942144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8] + (([.B88]-[.B87]) *[.$B$39])" office:value-type="float" office:value="289.578062284288" calcext:value-type="float">
            <text:p>289.58</text:p>
          </table:table-cell>
          <table:table-cell table:formula="of:=(([.$A$50] * POWER([.A89];3)) + ([.$B$50] * POWER([.A89];2)) + ([.$A$52] * [.A89]) + [.$B$52])" office:value-type="float" office:value="54.1981732393465" calcext:value-type="float">
            <text:p>54.20</text:p>
          </table:table-cell>
          <table:table-cell table:formula="of:=[.C88] + (([.D88]-[.D87]) *[.$B$40])" office:value-type="float" office:value="288.042671963999" calcext:value-type="float">
            <text:p>288.04</text:p>
          </table:table-cell>
          <table:table-cell table:formula="of:=(([.$C$50] * POWER([.C89];3)) + ([.$D$50] * POWER([.C89];2)) + ([.$C$52] * [.C89]) + [.$D$52])" office:value-type="float" office:value="133.893957497885" calcext:value-type="float">
            <text:p>133.89</text:p>
          </table:table-cell>
          <table:table-cell table:formula="of:=[.E88] + (([.F88]-[.F87]) *[.$B$41])" office:value-type="float" office:value="287.816565789933" calcext:value-type="float">
            <text:p>287.82</text:p>
          </table:table-cell>
          <table:table-cell table:formula="of:=(([.$E$50] * POWER([.E89];3)) + ([.$F$50] * POWER([.E89];2)) + ([.$E$52] * [.E89]) + [.$F$52])" office:value-type="float" office:value="140.027416181245" calcext:value-type="float">
            <text:p>140.03</text:p>
          </table:table-cell>
          <table:table-cell table:formula="of:=[.G88] + (([.H88]-[.H87]) *[.$B$42])" office:value-type="float" office:value="287.771571794122" calcext:value-type="float">
            <text:p>287.77</text:p>
          </table:table-cell>
          <table:table-cell table:formula="of:=(([.$G$50] * POWER([.G89];3)) + ([.$H$50] * POWER([.G89];2)) + ([.$G$52] * [.G89]) + [.$H$52])" office:value-type="float" office:value="141.145695461293" calcext:value-type="float">
            <text:p>141.15</text:p>
          </table:table-cell>
          <table:table-cell table:formula="of:=[.I88] + (([.J88]-[.J87]) * [.$B$43])" office:value-type="float" office:value="287.713641123822" calcext:value-type="float">
            <text:p>287.71</text:p>
          </table:table-cell>
          <table:table-cell table:formula="of:=(([.$I$50] * POWER([.I89];3) + ([.$J$50] * POWER([.I89];2)) + ([.$I$52] * [.I89]) + [.$J$52]))" office:value-type="float" office:value="143.28099962914" calcext:value-type="float">
            <text:p>143.28</text:p>
          </table:table-cell>
          <table:table-cell table:formula="of:=[.K88] + (([.L88]-[.L87]) * [.$B$44])" office:value-type="float" office:value="287.653271662432" calcext:value-type="float">
            <text:p>287.65</text:p>
          </table:table-cell>
          <table:table-cell table:style-name="ce83" table:formula="of:=(([.$K$50] * POWER([.K89];3) + ([.$L$50] * POWER([.K89];2)) + ([.$K$52] * [.K89]) + [.$L$52]))" office:value-type="float" office:value="145.460719973219" calcext:value-type="float">
            <text:p>145.46</text:p>
          </table:table-cell>
          <table:table-cell table:formula="of:=[.M88] + (([.N88]-[.N87]) * [.$B$44])" office:value-type="float" office:value="287.618356464898" calcext:value-type="float">
            <text:p>287.62</text:p>
          </table:table-cell>
          <table:table-cell table:formula="of:=(([.$M$50] * POWER([.M89];3) + ([.$N$50] * POWER([.M89];2)) + ([.$M$52] * [.M89]) + [.$N$52]))" office:value-type="float" office:value="147.111152948485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9] + (([.B89]-[.B88]) *[.$B$39])" office:value-type="float" office:value="289.578062284626" calcext:value-type="float">
            <text:p>289.58</text:p>
          </table:table-cell>
          <table:table-cell table:formula="of:=(([.$A$50] * POWER([.A90];3)) + ([.$B$50] * POWER([.A90];2)) + ([.$A$52] * [.A90]) + [.$B$52])" office:value-type="float" office:value="54.1981732396301" calcext:value-type="float">
            <text:p>54.20</text:p>
          </table:table-cell>
          <table:table-cell table:formula="of:=[.C89] + (([.D89]-[.D88]) *[.$B$40])" office:value-type="float" office:value="288.042672057689" calcext:value-type="float">
            <text:p>288.04</text:p>
          </table:table-cell>
          <table:table-cell table:formula="of:=(([.$C$50] * POWER([.C90];3)) + ([.$D$50] * POWER([.C90];2)) + ([.$C$52] * [.C90]) + [.$D$52])" office:value-type="float" office:value="133.893957745168" calcext:value-type="float">
            <text:p>133.89</text:p>
          </table:table-cell>
          <table:table-cell table:formula="of:=[.E89] + (([.F89]-[.F88]) *[.$B$41])" office:value-type="float" office:value="287.816565799147" calcext:value-type="float">
            <text:p>287.82</text:p>
          </table:table-cell>
          <table:table-cell table:formula="of:=(([.$E$50] * POWER([.E90];3)) + ([.$F$50] * POWER([.E90];2)) + ([.$E$52] * [.E90]) + [.$F$52])" office:value-type="float" office:value="140.027416205335" calcext:value-type="float">
            <text:p>140.03</text:p>
          </table:table-cell>
          <table:table-cell table:formula="of:=[.G89] + (([.H89]-[.H88]) *[.$B$42])" office:value-type="float" office:value="287.771571801252" calcext:value-type="float">
            <text:p>287.77</text:p>
          </table:table-cell>
          <table:table-cell table:formula="of:=(([.$G$50] * POWER([.G90];3)) + ([.$H$50] * POWER([.G90];2)) + ([.$G$52] * [.G90]) + [.$H$52])" office:value-type="float" office:value="141.14569548002" calcext:value-type="float">
            <text:p>141.15</text:p>
          </table:table-cell>
          <table:table-cell table:formula="of:=[.I89] + (([.J89]-[.J88]) * [.$B$43])" office:value-type="float" office:value="287.71364112662" calcext:value-type="float">
            <text:p>287.71</text:p>
          </table:table-cell>
          <table:table-cell table:formula="of:=(([.$I$50] * POWER([.I90];3) + ([.$J$50] * POWER([.I90];2)) + ([.$I$52] * [.I90]) + [.$J$52]))" office:value-type="float" office:value="143.280999636422" calcext:value-type="float">
            <text:p>143.28</text:p>
          </table:table-cell>
          <table:table-cell table:formula="of:=[.K89] + (([.L89]-[.L88]) * [.$B$44])" office:value-type="float" office:value="287.653271663835" calcext:value-type="float">
            <text:p>287.65</text:p>
          </table:table-cell>
          <table:table-cell table:style-name="ce83" table:formula="of:=(([.$K$50] * POWER([.K90];3) + ([.$L$50] * POWER([.K90];2)) + ([.$K$52] * [.K90]) + [.$L$52]))" office:value-type="float" office:value="145.460719976868" calcext:value-type="float">
            <text:p>145.46</text:p>
          </table:table-cell>
          <table:table-cell table:formula="of:=[.M89] + (([.N89]-[.N88]) * [.$B$44])" office:value-type="float" office:value="287.618356466321" calcext:value-type="float">
            <text:p>287.62</text:p>
          </table:table-cell>
          <table:table-cell table:formula="of:=(([.$M$50] * POWER([.M90];3) + ([.$N$50] * POWER([.M90];2)) + ([.$M$52] * [.M90]) + [.$N$52]))" office:value-type="float" office:value="147.111152952201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0] + (([.B90]-[.B89]) *[.$B$39])" office:value-type="float" office:value="289.578062284807" calcext:value-type="float">
            <text:p>289.58</text:p>
          </table:table-cell>
          <table:table-cell table:formula="of:=(([.$A$50] * POWER([.A91];3)) + ([.$B$50] * POWER([.A91];2)) + ([.$A$52] * [.A91]) + [.$B$52])" office:value-type="float" office:value="54.1981732397816" calcext:value-type="float">
            <text:p>54.20</text:p>
          </table:table-cell>
          <table:table-cell table:formula="of:=[.C90] + (([.D90]-[.D89]) *[.$B$40])" office:value-type="float" office:value="288.042672118714" calcext:value-type="float">
            <text:p>288.04</text:p>
          </table:table-cell>
          <table:table-cell table:formula="of:=(([.$C$50] * POWER([.C91];3)) + ([.$D$50] * POWER([.C91];2)) + ([.$C$52] * [.C91]) + [.$D$52])" office:value-type="float" office:value="133.893957906238" calcext:value-type="float">
            <text:p>133.89</text:p>
          </table:table-cell>
          <table:table-cell table:formula="of:=[.E90] + (([.F90]-[.F89]) *[.$B$41])" office:value-type="float" office:value="287.816565804792" calcext:value-type="float">
            <text:p>287.82</text:p>
          </table:table-cell>
          <table:table-cell table:formula="of:=(([.$E$50] * POWER([.E91];3)) + ([.$F$50] * POWER([.E91];2)) + ([.$E$52] * [.E91]) + [.$F$52])" office:value-type="float" office:value="140.027416220096" calcext:value-type="float">
            <text:p>140.03</text:p>
          </table:table-cell>
          <table:table-cell table:formula="of:=[.G90] + (([.H90]-[.H89]) *[.$B$42])" office:value-type="float" office:value="287.7715718056" calcext:value-type="float">
            <text:p>287.77</text:p>
          </table:table-cell>
          <table:table-cell table:formula="of:=(([.$G$50] * POWER([.G91];3)) + ([.$H$50] * POWER([.G91];2)) + ([.$G$52] * [.G91]) + [.$H$52])" office:value-type="float" office:value="141.145695491434" calcext:value-type="float">
            <text:p>141.15</text:p>
          </table:table-cell>
          <table:table-cell table:formula="of:=[.I90] + (([.J90]-[.J89]) * [.$B$43])" office:value-type="float" office:value="287.713641128282" calcext:value-type="float">
            <text:p>287.71</text:p>
          </table:table-cell>
          <table:table-cell table:formula="of:=(([.$I$50] * POWER([.I91];3) + ([.$J$50] * POWER([.I91];2)) + ([.$I$52] * [.I91]) + [.$J$52]))" office:value-type="float" office:value="143.280999640748" calcext:value-type="float">
            <text:p>143.28</text:p>
          </table:table-cell>
          <table:table-cell table:formula="of:=[.K90] + (([.L90]-[.L89]) * [.$B$44])" office:value-type="float" office:value="287.653271664654" calcext:value-type="float">
            <text:p>287.65</text:p>
          </table:table-cell>
          <table:table-cell table:style-name="ce83" table:formula="of:=(([.$K$50] * POWER([.K91];3) + ([.$L$50] * POWER([.K91];2)) + ([.$K$52] * [.K91]) + [.$L$52]))" office:value-type="float" office:value="145.460719979" calcext:value-type="float">
            <text:p>145.46</text:p>
          </table:table-cell>
          <table:table-cell table:formula="of:=[.M90] + (([.N90]-[.N89]) * [.$B$44])" office:value-type="float" office:value="287.618356467155" calcext:value-type="float">
            <text:p>287.62</text:p>
          </table:table-cell>
          <table:table-cell table:formula="of:=(([.$M$50] * POWER([.M91];3) + ([.$N$50] * POWER([.M91];2)) + ([.$M$52] * [.M91]) + [.$N$52]))" office:value-type="float" office:value="147.11115295437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1] + (([.B91]-[.B90]) *[.$B$39])" office:value-type="float" office:value="289.578062284904" calcext:value-type="float">
            <text:p>289.58</text:p>
          </table:table-cell>
          <table:table-cell table:formula="of:=(([.$A$50] * POWER([.A92];3)) + ([.$B$50] * POWER([.A92];2)) + ([.$A$52] * [.A92]) + [.$B$52])" office:value-type="float" office:value="54.1981732398628" calcext:value-type="float">
            <text:p>54.20</text:p>
          </table:table-cell>
          <table:table-cell table:formula="of:=[.C91] + (([.D91]-[.D90]) *[.$B$40])" office:value-type="float" office:value="288.042672158463" calcext:value-type="float">
            <text:p>288.04</text:p>
          </table:table-cell>
          <table:table-cell table:formula="of:=(([.$C$50] * POWER([.C92];3)) + ([.$D$50] * POWER([.C92];2)) + ([.$C$52] * [.C92]) + [.$D$52])" office:value-type="float" office:value="133.893958011151" calcext:value-type="float">
            <text:p>133.89</text:p>
          </table:table-cell>
          <table:table-cell table:formula="of:=[.E91] + (([.F91]-[.F90]) *[.$B$41])" office:value-type="float" office:value="287.816565808252" calcext:value-type="float">
            <text:p>287.82</text:p>
          </table:table-cell>
          <table:table-cell table:formula="of:=(([.$E$50] * POWER([.E92];3)) + ([.$F$50] * POWER([.E92];2)) + ([.$E$52] * [.E92]) + [.$F$52])" office:value-type="float" office:value="140.027416229142" calcext:value-type="float">
            <text:p>140.03</text:p>
          </table:table-cell>
          <table:table-cell table:formula="of:=[.G91] + (([.H91]-[.H90]) *[.$B$42])" office:value-type="float" office:value="287.77157180825" calcext:value-type="float">
            <text:p>287.77</text:p>
          </table:table-cell>
          <table:table-cell table:formula="of:=(([.$G$50] * POWER([.G92];3)) + ([.$H$50] * POWER([.G92];2)) + ([.$G$52] * [.G92]) + [.$H$52])" office:value-type="float" office:value="141.145695498393" calcext:value-type="float">
            <text:p>141.15</text:p>
          </table:table-cell>
          <table:table-cell table:formula="of:=[.I91] + (([.J91]-[.J90]) * [.$B$43])" office:value-type="float" office:value="287.71364112927" calcext:value-type="float">
            <text:p>287.71</text:p>
          </table:table-cell>
          <table:table-cell table:formula="of:=(([.$I$50] * POWER([.I92];3) + ([.$J$50] * POWER([.I92];2)) + ([.$I$52] * [.I92]) + [.$J$52]))" office:value-type="float" office:value="143.280999643319" calcext:value-type="float">
            <text:p>143.28</text:p>
          </table:table-cell>
          <table:table-cell table:formula="of:=[.K91] + (([.L91]-[.L90]) * [.$B$44])" office:value-type="float" office:value="287.653271665133" calcext:value-type="float">
            <text:p>287.65</text:p>
          </table:table-cell>
          <table:table-cell table:style-name="ce83" table:formula="of:=(([.$K$50] * POWER([.K92];3) + ([.$L$50] * POWER([.K92];2)) + ([.$K$52] * [.K92]) + [.$L$52]))" office:value-type="float" office:value="145.460719980246" calcext:value-type="float">
            <text:p>145.46</text:p>
          </table:table-cell>
          <table:table-cell table:formula="of:=[.M91] + (([.N91]-[.N90]) * [.$B$44])" office:value-type="float" office:value="287.618356467644" calcext:value-type="float">
            <text:p>287.62</text:p>
          </table:table-cell>
          <table:table-cell table:formula="of:=(([.$M$50] * POWER([.M92];3) + ([.$N$50] * POWER([.M92];2)) + ([.$M$52] * [.M92]) + [.$N$52]))" office:value-type="float" office:value="147.111152955652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2] + (([.B92]-[.B91]) *[.$B$39])" office:value-type="float" office:value="289.578062284955" calcext:value-type="float">
            <text:p>289.58</text:p>
          </table:table-cell>
          <table:table-cell table:formula="of:=(([.$A$50] * POWER([.A93];3)) + ([.$B$50] * POWER([.A93];2)) + ([.$A$52] * [.A93]) + [.$B$52])" office:value-type="float" office:value="54.1981732399061" calcext:value-type="float">
            <text:p>54.20</text:p>
          </table:table-cell>
          <table:table-cell table:formula="of:=[.C92] + (([.D92]-[.D91]) *[.$B$40])" office:value-type="float" office:value="288.042672184354" calcext:value-type="float">
            <text:p>288.04</text:p>
          </table:table-cell>
          <table:table-cell table:formula="of:=(([.$C$50] * POWER([.C93];3)) + ([.$D$50] * POWER([.C93];2)) + ([.$C$52] * [.C93]) + [.$D$52])" office:value-type="float" office:value="133.893958079486" calcext:value-type="float">
            <text:p>133.89</text:p>
          </table:table-cell>
          <table:table-cell table:formula="of:=[.E92] + (([.F92]-[.F91]) *[.$B$41])" office:value-type="float" office:value="287.816565810372" calcext:value-type="float">
            <text:p>287.82</text:p>
          </table:table-cell>
          <table:table-cell table:formula="of:=(([.$E$50] * POWER([.E93];3)) + ([.$F$50] * POWER([.E93];2)) + ([.$E$52] * [.E93]) + [.$F$52])" office:value-type="float" office:value="140.027416234685" calcext:value-type="float">
            <text:p>140.03</text:p>
          </table:table-cell>
          <table:table-cell table:formula="of:=[.G92] + (([.H92]-[.H91]) *[.$B$42])" office:value-type="float" office:value="287.771571809866" calcext:value-type="float">
            <text:p>287.77</text:p>
          </table:table-cell>
          <table:table-cell table:formula="of:=(([.$G$50] * POWER([.G93];3)) + ([.$H$50] * POWER([.G93];2)) + ([.$G$52] * [.G93]) + [.$H$52])" office:value-type="float" office:value="141.145695502639" calcext:value-type="float">
            <text:p>141.15</text:p>
          </table:table-cell>
          <table:table-cell table:formula="of:=[.I92] + (([.J92]-[.J91]) * [.$B$43])" office:value-type="float" office:value="287.713641129857" calcext:value-type="float">
            <text:p>287.71</text:p>
          </table:table-cell>
          <table:table-cell table:formula="of:=(([.$I$50] * POWER([.I93];3) + ([.$J$50] * POWER([.I93];2)) + ([.$I$52] * [.I93]) + [.$J$52]))" office:value-type="float" office:value="143.280999644847" calcext:value-type="float">
            <text:p>143.28</text:p>
          </table:table-cell>
          <table:table-cell table:formula="of:=[.K92] + (([.L92]-[.L91]) * [.$B$44])" office:value-type="float" office:value="287.653271665412" calcext:value-type="float">
            <text:p>287.65</text:p>
          </table:table-cell>
          <table:table-cell table:style-name="ce83" table:formula="of:=(([.$K$50] * POWER([.K93];3) + ([.$L$50] * POWER([.K93];2)) + ([.$K$52] * [.K93]) + [.$L$52]))" office:value-type="float" office:value="145.460719980975" calcext:value-type="float">
            <text:p>145.46</text:p>
          </table:table-cell>
          <table:table-cell table:formula="of:=[.M92] + (([.N92]-[.N91]) * [.$B$44])" office:value-type="float" office:value="287.61835646793" calcext:value-type="float">
            <text:p>287.62</text:p>
          </table:table-cell>
          <table:table-cell table:formula="of:=(([.$M$50] * POWER([.M93];3) + ([.$N$50] * POWER([.M93];2)) + ([.$M$52] * [.M93]) + [.$N$52]))" office:value-type="float" office:value="147.111152956396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3] + (([.B93]-[.B92]) *[.$B$39])" office:value-type="float" office:value="289.578062284983" calcext:value-type="float">
            <text:p>289.58</text:p>
          </table:table-cell>
          <table:table-cell table:formula="of:=(([.$A$50] * POWER([.A94];3)) + ([.$B$50] * POWER([.A94];2)) + ([.$A$52] * [.A94]) + [.$B$52])" office:value-type="float" office:value="54.1981732399294" calcext:value-type="float">
            <text:p>54.20</text:p>
          </table:table-cell>
          <table:table-cell table:formula="of:=[.C93] + (([.D93]-[.D92]) *[.$B$40])" office:value-type="float" office:value="288.042672201218" calcext:value-type="float">
            <text:p>288.04</text:p>
          </table:table-cell>
          <table:table-cell table:formula="of:=(([.$C$50] * POWER([.C94];3)) + ([.$D$50] * POWER([.C94];2)) + ([.$C$52] * [.C94]) + [.$D$52])" office:value-type="float" office:value="133.893958123997" calcext:value-type="float">
            <text:p>133.89</text:p>
          </table:table-cell>
          <table:table-cell table:formula="of:=[.E93] + (([.F93]-[.F92]) *[.$B$41])" office:value-type="float" office:value="287.816565811671" calcext:value-type="float">
            <text:p>287.82</text:p>
          </table:table-cell>
          <table:table-cell table:formula="of:=(([.$E$50] * POWER([.E94];3)) + ([.$F$50] * POWER([.E94];2)) + ([.$E$52] * [.E94]) + [.$F$52])" office:value-type="float" office:value="140.027416238083" calcext:value-type="float">
            <text:p>140.03</text:p>
          </table:table-cell>
          <table:table-cell table:formula="of:=[.G93] + (([.H93]-[.H92]) *[.$B$42])" office:value-type="float" office:value="287.771571810852" calcext:value-type="float">
            <text:p>287.77</text:p>
          </table:table-cell>
          <table:table-cell table:formula="of:=(([.$G$50] * POWER([.G94];3)) + ([.$H$50] * POWER([.G94];2)) + ([.$G$52] * [.G94]) + [.$H$52])" office:value-type="float" office:value="141.145695505227" calcext:value-type="float">
            <text:p>141.15</text:p>
          </table:table-cell>
          <table:table-cell table:formula="of:=[.I93] + (([.J93]-[.J92]) * [.$B$43])" office:value-type="float" office:value="287.713641130206" calcext:value-type="float">
            <text:p>287.71</text:p>
          </table:table-cell>
          <table:table-cell table:formula="of:=(([.$I$50] * POWER([.I94];3) + ([.$J$50] * POWER([.I94];2)) + ([.$I$52] * [.I94]) + [.$J$52]))" office:value-type="float" office:value="143.280999645755" calcext:value-type="float">
            <text:p>143.28</text:p>
          </table:table-cell>
          <table:table-cell table:formula="of:=[.K93] + (([.L93]-[.L92]) * [.$B$44])" office:value-type="float" office:value="287.653271665576" calcext:value-type="float">
            <text:p>287.65</text:p>
          </table:table-cell>
          <table:table-cell table:style-name="ce83" table:formula="of:=(([.$K$50] * POWER([.K94];3) + ([.$L$50] * POWER([.K94];2)) + ([.$K$52] * [.K94]) + [.$L$52]))" office:value-type="float" office:value="145.460719981401" calcext:value-type="float">
            <text:p>145.46</text:p>
          </table:table-cell>
          <table:table-cell table:formula="of:=[.M93] + (([.N93]-[.N92]) * [.$B$44])" office:value-type="float" office:value="287.618356468097" calcext:value-type="float">
            <text:p>287.62</text:p>
          </table:table-cell>
          <table:table-cell table:formula="of:=(([.$M$50] * POWER([.M94];3) + ([.$N$50] * POWER([.M94];2)) + ([.$M$52] * [.M94]) + [.$N$52]))" office:value-type="float" office:value="147.111152956832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4] + (([.B94]-[.B93]) *[.$B$39])" office:value-type="float" office:value="289.578062284998" calcext:value-type="float">
            <text:p>289.58</text:p>
          </table:table-cell>
          <table:table-cell table:formula="of:=(([.$A$50] * POWER([.A95];3)) + ([.$B$50] * POWER([.A95];2)) + ([.$A$52] * [.A95]) + [.$B$52])" office:value-type="float" office:value="54.1981732399418" calcext:value-type="float">
            <text:p>54.20</text:p>
          </table:table-cell>
          <table:table-cell table:formula="of:=[.C94] + (([.D94]-[.D93]) *[.$B$40])" office:value-type="float" office:value="288.042672212202" calcext:value-type="float">
            <text:p>288.04</text:p>
          </table:table-cell>
          <table:table-cell table:formula="of:=(([.$C$50] * POWER([.C95];3)) + ([.$D$50] * POWER([.C95];2)) + ([.$C$52] * [.C95]) + [.$D$52])" office:value-type="float" office:value="133.89395815299" calcext:value-type="float">
            <text:p>133.89</text:p>
          </table:table-cell>
          <table:table-cell table:formula="of:=[.E94] + (([.F94]-[.F93]) *[.$B$41])" office:value-type="float" office:value="287.816565812467" calcext:value-type="float">
            <text:p>287.82</text:p>
          </table:table-cell>
          <table:table-cell table:formula="of:=(([.$E$50] * POWER([.E95];3)) + ([.$F$50] * POWER([.E95];2)) + ([.$E$52] * [.E95]) + [.$F$52])" office:value-type="float" office:value="140.027416240165" calcext:value-type="float">
            <text:p>140.03</text:p>
          </table:table-cell>
          <table:table-cell table:formula="of:=[.G94] + (([.H94]-[.H93]) *[.$B$42])" office:value-type="float" office:value="287.771571811453" calcext:value-type="float">
            <text:p>287.77</text:p>
          </table:table-cell>
          <table:table-cell table:formula="of:=(([.$G$50] * POWER([.G95];3)) + ([.$H$50] * POWER([.G95];2)) + ([.$G$52] * [.G95]) + [.$H$52])" office:value-type="float" office:value="141.145695506802" calcext:value-type="float">
            <text:p>141.15</text:p>
          </table:table-cell>
          <table:table-cell table:formula="of:=[.I94] + (([.J94]-[.J93]) * [.$B$43])" office:value-type="float" office:value="287.713641130413" calcext:value-type="float">
            <text:p>287.71</text:p>
          </table:table-cell>
          <table:table-cell table:formula="of:=(([.$I$50] * POWER([.I95];3) + ([.$J$50] * POWER([.I95];2)) + ([.$I$52] * [.I95]) + [.$J$52]))" office:value-type="float" office:value="143.280999646297" calcext:value-type="float">
            <text:p>143.28</text:p>
          </table:table-cell>
          <table:table-cell table:formula="of:=[.K94] + (([.L94]-[.L93]) * [.$B$44])" office:value-type="float" office:value="287.653271665672" calcext:value-type="float">
            <text:p>287.65</text:p>
          </table:table-cell>
          <table:table-cell table:style-name="ce83" table:formula="of:=(([.$K$50] * POWER([.K95];3) + ([.$L$50] * POWER([.K95];2)) + ([.$K$52] * [.K95]) + [.$L$52]))" office:value-type="float" office:value="145.460719981646" calcext:value-type="float">
            <text:p>145.46</text:p>
          </table:table-cell>
          <table:table-cell table:formula="of:=[.M94] + (([.N94]-[.N93]) * [.$B$44])" office:value-type="float" office:value="287.618356468195" calcext:value-type="float">
            <text:p>287.62</text:p>
          </table:table-cell>
          <table:table-cell table:formula="of:=(([.$M$50] * POWER([.M95];3) + ([.$N$50] * POWER([.M95];2)) + ([.$M$52] * [.M95]) + [.$N$52]))" office:value-type="float" office:value="147.111152957093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5] + (([.B95]-[.B94]) *[.$B$39])" office:value-type="float" office:value="289.578062285006" calcext:value-type="float">
            <text:p>289.58</text:p>
          </table:table-cell>
          <table:table-cell table:formula="of:=(([.$A$50] * POWER([.A96];3)) + ([.$B$50] * POWER([.A96];2)) + ([.$A$52] * [.A96]) + [.$B$52])" office:value-type="float" office:value="54.1981732399484" calcext:value-type="float">
            <text:p>54.20</text:p>
          </table:table-cell>
          <table:table-cell table:formula="of:=[.C95] + (([.D95]-[.D94]) *[.$B$40])" office:value-type="float" office:value="288.042672219357" calcext:value-type="float">
            <text:p>288.04</text:p>
          </table:table-cell>
          <table:table-cell table:formula="of:=(([.$C$50] * POWER([.C96];3)) + ([.$D$50] * POWER([.C96];2)) + ([.$C$52] * [.C96]) + [.$D$52])" office:value-type="float" office:value="133.893958171874" calcext:value-type="float">
            <text:p>133.89</text:p>
          </table:table-cell>
          <table:table-cell table:formula="of:=[.E95] + (([.F95]-[.F94]) *[.$B$41])" office:value-type="float" office:value="287.816565812955" calcext:value-type="float">
            <text:p>287.82</text:p>
          </table:table-cell>
          <table:table-cell table:formula="of:=(([.$E$50] * POWER([.E96];3)) + ([.$F$50] * POWER([.E96];2)) + ([.$E$52] * [.E96]) + [.$F$52])" office:value-type="float" office:value="140.02741624144" calcext:value-type="float">
            <text:p>140.03</text:p>
          </table:table-cell>
          <table:table-cell table:formula="of:=[.G95] + (([.H95]-[.H94]) *[.$B$42])" office:value-type="float" office:value="287.771571811819" calcext:value-type="float">
            <text:p>287.77</text:p>
          </table:table-cell>
          <table:table-cell table:formula="of:=(([.$G$50] * POWER([.G96];3)) + ([.$H$50] * POWER([.G96];2)) + ([.$G$52] * [.G96]) + [.$H$52])" office:value-type="float" office:value="141.145695507763" calcext:value-type="float">
            <text:p>141.15</text:p>
          </table:table-cell>
          <table:table-cell table:formula="of:=[.I95] + (([.J95]-[.J94]) * [.$B$43])" office:value-type="float" office:value="287.713641130537" calcext:value-type="float">
            <text:p>287.71</text:p>
          </table:table-cell>
          <table:table-cell table:formula="of:=(([.$I$50] * POWER([.I96];3) + ([.$J$50] * POWER([.I96];2)) + ([.$I$52] * [.I96]) + [.$J$52]))" office:value-type="float" office:value="143.280999646618" calcext:value-type="float">
            <text:p>143.28</text:p>
          </table:table-cell>
          <table:table-cell table:formula="of:=[.K95] + (([.L95]-[.L94]) * [.$B$44])" office:value-type="float" office:value="287.653271665727" calcext:value-type="float">
            <text:p>287.65</text:p>
          </table:table-cell>
          <table:table-cell table:style-name="ce83" table:formula="of:=(([.$K$50] * POWER([.K96];3) + ([.$L$50] * POWER([.K96];2)) + ([.$K$52] * [.K96]) + [.$L$52]))" office:value-type="float" office:value="145.460719981794" calcext:value-type="float">
            <text:p>145.46</text:p>
          </table:table-cell>
          <table:table-cell table:formula="of:=[.M95] + (([.N95]-[.N94]) * [.$B$44])" office:value-type="float" office:value="287.618356468253" calcext:value-type="float">
            <text:p>287.62</text:p>
          </table:table-cell>
          <table:table-cell table:formula="of:=(([.$M$50] * POWER([.M96];3) + ([.$N$50] * POWER([.M96];2)) + ([.$M$52] * [.M96]) + [.$N$52]))" office:value-type="float" office:value="147.111152957242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6] + (([.B96]-[.B95]) *[.$B$39])" office:value-type="float" office:value="289.57806228501" calcext:value-type="float">
            <text:p>289.58</text:p>
          </table:table-cell>
          <table:table-cell table:formula="of:=(([.$A$50] * POWER([.A97];3)) + ([.$B$50] * POWER([.A97];2)) + ([.$A$52] * [.A97]) + [.$B$52])" office:value-type="float" office:value="54.1981732399519" calcext:value-type="float">
            <text:p>54.20</text:p>
          </table:table-cell>
          <table:table-cell table:formula="of:=[.C96] + (([.D96]-[.D95]) *[.$B$40])" office:value-type="float" office:value="288.042672224017" calcext:value-type="float">
            <text:p>288.04</text:p>
          </table:table-cell>
          <table:table-cell table:formula="of:=(([.$C$50] * POWER([.C97];3)) + ([.$D$50] * POWER([.C97];2)) + ([.$C$52] * [.C97]) + [.$D$52])" office:value-type="float" office:value="133.893958184174" calcext:value-type="float">
            <text:p>133.89</text:p>
          </table:table-cell>
          <table:table-cell table:formula="of:=[.E96] + (([.F96]-[.F95]) *[.$B$41])" office:value-type="float" office:value="287.816565813254" calcext:value-type="float">
            <text:p>287.82</text:p>
          </table:table-cell>
          <table:table-cell table:formula="of:=(([.$E$50] * POWER([.E97];3)) + ([.$F$50] * POWER([.E97];2)) + ([.$E$52] * [.E97]) + [.$F$52])" office:value-type="float" office:value="140.027416242221" calcext:value-type="float">
            <text:p>140.03</text:p>
          </table:table-cell>
          <table:table-cell table:formula="of:=[.G96] + (([.H96]-[.H95]) *[.$B$42])" office:value-type="float" office:value="287.771571812042" calcext:value-type="float">
            <text:p>287.77</text:p>
          </table:table-cell>
          <table:table-cell table:formula="of:=(([.$G$50] * POWER([.G97];3)) + ([.$H$50] * POWER([.G97];2)) + ([.$G$52] * [.G97]) + [.$H$52])" office:value-type="float" office:value="141.14569550835" calcext:value-type="float">
            <text:p>141.15</text:p>
          </table:table-cell>
          <table:table-cell table:formula="of:=[.I96] + (([.J96]-[.J95]) * [.$B$43])" office:value-type="float" office:value="287.71364113061" calcext:value-type="float">
            <text:p>287.71</text:p>
          </table:table-cell>
          <table:table-cell table:formula="of:=(([.$I$50] * POWER([.I97];3) + ([.$J$50] * POWER([.I97];2)) + ([.$I$52] * [.I97]) + [.$J$52]))" office:value-type="float" office:value="143.280999646808" calcext:value-type="float">
            <text:p>143.28</text:p>
          </table:table-cell>
          <table:table-cell table:formula="of:=[.K96] + (([.L96]-[.L95]) * [.$B$44])" office:value-type="float" office:value="287.65327166576" calcext:value-type="float">
            <text:p>287.65</text:p>
          </table:table-cell>
          <table:table-cell table:style-name="ce83" table:formula="of:=(([.$K$50] * POWER([.K97];3) + ([.$L$50] * POWER([.K97];2)) + ([.$K$52] * [.K97]) + [.$L$52]))" office:value-type="float" office:value="145.460719981881" calcext:value-type="float">
            <text:p>145.46</text:p>
          </table:table-cell>
          <table:table-cell table:formula="of:=[.M96] + (([.N96]-[.N95]) * [.$B$44])" office:value-type="float" office:value="287.618356468287" calcext:value-type="float">
            <text:p>287.62</text:p>
          </table:table-cell>
          <table:table-cell table:formula="of:=(([.$M$50] * POWER([.M97];3) + ([.$N$50] * POWER([.M97];2)) + ([.$M$52] * [.M97]) + [.$N$52]))" office:value-type="float" office:value="147.11115295732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7] + (([.B97]-[.B96]) *[.$B$39])" office:value-type="float" office:value="289.578062285012" calcext:value-type="float">
            <text:p>289.58</text:p>
          </table:table-cell>
          <table:table-cell table:formula="of:=(([.$A$50] * POWER([.A98];3)) + ([.$B$50] * POWER([.A98];2)) + ([.$A$52] * [.A98]) + [.$B$52])" office:value-type="float" office:value="54.1981732399539" calcext:value-type="float">
            <text:p>54.20</text:p>
          </table:table-cell>
          <table:table-cell table:formula="of:=[.C97] + (([.D97]-[.D96]) *[.$B$40])" office:value-type="float" office:value="288.042672227053" calcext:value-type="float">
            <text:p>288.04</text:p>
          </table:table-cell>
          <table:table-cell table:formula="of:=(([.$C$50] * POWER([.C98];3)) + ([.$D$50] * POWER([.C98];2)) + ([.$C$52] * [.C98]) + [.$D$52])" office:value-type="float" office:value="133.893958192186" calcext:value-type="float">
            <text:p>133.89</text:p>
          </table:table-cell>
          <table:table-cell table:formula="of:=[.E97] + (([.F97]-[.F96]) *[.$B$41])" office:value-type="float" office:value="287.816565813437" calcext:value-type="float">
            <text:p>287.82</text:p>
          </table:table-cell>
          <table:table-cell table:formula="of:=(([.$E$50] * POWER([.E98];3)) + ([.$F$50] * POWER([.E98];2)) + ([.$E$52] * [.E98]) + [.$F$52])" office:value-type="float" office:value="140.0274162427" calcext:value-type="float">
            <text:p>140.03</text:p>
          </table:table-cell>
          <table:table-cell table:formula="of:=[.G97] + (([.H97]-[.H96]) *[.$B$42])" office:value-type="float" office:value="287.771571812178" calcext:value-type="float">
            <text:p>287.77</text:p>
          </table:table-cell>
          <table:table-cell table:formula="of:=(([.$G$50] * POWER([.G98];3)) + ([.$H$50] * POWER([.G98];2)) + ([.$G$52] * [.G98]) + [.$H$52])" office:value-type="float" office:value="141.145695508707" calcext:value-type="float">
            <text:p>141.15</text:p>
          </table:table-cell>
          <table:table-cell table:formula="of:=[.I97] + (([.J97]-[.J96]) * [.$B$43])" office:value-type="float" office:value="287.713641130654" calcext:value-type="float">
            <text:p>287.71</text:p>
          </table:table-cell>
          <table:table-cell table:formula="of:=(([.$I$50] * POWER([.I98];3) + ([.$J$50] * POWER([.I98];2)) + ([.$I$52] * [.I98]) + [.$J$52]))" office:value-type="float" office:value="143.280999646922" calcext:value-type="float">
            <text:p>143.28</text:p>
          </table:table-cell>
          <table:table-cell table:formula="of:=[.K97] + (([.L97]-[.L96]) * [.$B$44])" office:value-type="float" office:value="287.653271665779" calcext:value-type="float">
            <text:p>287.65</text:p>
          </table:table-cell>
          <table:table-cell table:style-name="ce83" table:formula="of:=(([.$K$50] * POWER([.K98];3) + ([.$L$50] * POWER([.K98];2)) + ([.$K$52] * [.K98]) + [.$L$52]))" office:value-type="float" office:value="145.460719981928" calcext:value-type="float">
            <text:p>145.46</text:p>
          </table:table-cell>
          <table:table-cell table:formula="of:=[.M97] + (([.N97]-[.N96]) * [.$B$44])" office:value-type="float" office:value="287.618356468306" calcext:value-type="float">
            <text:p>287.62</text:p>
          </table:table-cell>
          <table:table-cell table:formula="of:=(([.$M$50] * POWER([.M98];3) + ([.$N$50] * POWER([.M98];2)) + ([.$M$52] * [.M98]) + [.$N$52]))" office:value-type="float" office:value="147.111152957378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8] + (([.B98]-[.B97]) *[.$B$39])" office:value-type="float" office:value="289.578062285014" calcext:value-type="float">
            <text:p>289.58</text:p>
          </table:table-cell>
          <table:table-cell table:formula="of:=(([.$A$50] * POWER([.A99];3)) + ([.$B$50] * POWER([.A99];2)) + ([.$A$52] * [.A99]) + [.$B$52])" office:value-type="float" office:value="54.198173239955" calcext:value-type="float">
            <text:p>54.20</text:p>
          </table:table-cell>
          <table:table-cell table:formula="of:=[.C98] + (([.D98]-[.D97]) *[.$B$40])" office:value-type="float" office:value="288.04267222903" calcext:value-type="float">
            <text:p>288.04</text:p>
          </table:table-cell>
          <table:table-cell table:formula="of:=(([.$C$50] * POWER([.C99];3)) + ([.$D$50] * POWER([.C99];2)) + ([.$C$52] * [.C99]) + [.$D$52])" office:value-type="float" office:value="133.893958197404" calcext:value-type="float">
            <text:p>133.89</text:p>
          </table:table-cell>
          <table:table-cell table:formula="of:=[.E98] + (([.F98]-[.F97]) *[.$B$41])" office:value-type="float" office:value="287.816565813549" calcext:value-type="float">
            <text:p>287.82</text:p>
          </table:table-cell>
          <table:table-cell table:formula="of:=(([.$E$50] * POWER([.E99];3)) + ([.$F$50] * POWER([.E99];2)) + ([.$E$52] * [.E99]) + [.$F$52])" office:value-type="float" office:value="140.027416242995" calcext:value-type="float">
            <text:p>140.03</text:p>
          </table:table-cell>
          <table:table-cell table:formula="of:=[.G98] + (([.H98]-[.H97]) *[.$B$42])" office:value-type="float" office:value="287.771571812261" calcext:value-type="float">
            <text:p>287.77</text:p>
          </table:table-cell>
          <table:table-cell table:formula="of:=(([.$G$50] * POWER([.G99];3)) + ([.$H$50] * POWER([.G99];2)) + ([.$G$52] * [.G99]) + [.$H$52])" office:value-type="float" office:value="141.145695508925" calcext:value-type="float">
            <text:p>141.15</text:p>
          </table:table-cell>
          <table:table-cell table:formula="of:=[.I98] + (([.J98]-[.J97]) * [.$B$43])" office:value-type="float" office:value="287.71364113068" calcext:value-type="float">
            <text:p>287.71</text:p>
          </table:table-cell>
          <table:table-cell table:formula="of:=(([.$I$50] * POWER([.I99];3) + ([.$J$50] * POWER([.I99];2)) + ([.$I$52] * [.I99]) + [.$J$52]))" office:value-type="float" office:value="143.280999646989" calcext:value-type="float">
            <text:p>143.28</text:p>
          </table:table-cell>
          <table:table-cell table:formula="of:=[.K98] + (([.L98]-[.L97]) * [.$B$44])" office:value-type="float" office:value="287.65327166579" calcext:value-type="float">
            <text:p>287.65</text:p>
          </table:table-cell>
          <table:table-cell table:style-name="ce83" table:formula="of:=(([.$K$50] * POWER([.K99];3) + ([.$L$50] * POWER([.K99];2)) + ([.$K$52] * [.K99]) + [.$L$52]))" office:value-type="float" office:value="145.460719981956" calcext:value-type="float">
            <text:p>145.46</text:p>
          </table:table-cell>
          <table:table-cell table:formula="of:=[.M98] + (([.N98]-[.N97]) * [.$B$44])" office:value-type="float" office:value="287.618356468317" calcext:value-type="float">
            <text:p>287.62</text:p>
          </table:table-cell>
          <table:table-cell table:formula="of:=(([.$M$50] * POWER([.M99];3) + ([.$N$50] * POWER([.M99];2)) + ([.$M$52] * [.M99]) + [.$N$52]))" office:value-type="float" office:value="147.11115295740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9] + (([.B99]-[.B98]) *[.$B$39])" office:value-type="float" office:value="289.578062285014" calcext:value-type="float">
            <text:p>289.58</text:p>
          </table:table-cell>
          <table:table-cell table:formula="of:=(([.$A$50] * POWER([.A100];3)) + ([.$B$50] * POWER([.A100];2)) + ([.$A$52] * [.A100]) + [.$B$52])" office:value-type="float" office:value="54.1981732399556" calcext:value-type="float">
            <text:p>54.20</text:p>
          </table:table-cell>
          <table:table-cell table:formula="of:=[.C99] + (([.D99]-[.D98]) *[.$B$40])" office:value-type="float" office:value="288.042672230318" calcext:value-type="float">
            <text:p>288.04</text:p>
          </table:table-cell>
          <table:table-cell table:formula="of:=(([.$C$50] * POWER([.C100];3)) + ([.$D$50] * POWER([.C100];2)) + ([.$C$52] * [.C100]) + [.$D$52])" office:value-type="float" office:value="133.893958200803" calcext:value-type="float">
            <text:p>133.89</text:p>
          </table:table-cell>
          <table:table-cell table:formula="of:=[.E99] + (([.F99]-[.F98]) *[.$B$41])" office:value-type="float" office:value="287.816565813618" calcext:value-type="float">
            <text:p>287.82</text:p>
          </table:table-cell>
          <table:table-cell table:formula="of:=(([.$E$50] * POWER([.E100];3)) + ([.$F$50] * POWER([.E100];2)) + ([.$E$52] * [.E100]) + [.$F$52])" office:value-type="float" office:value="140.027416243174" calcext:value-type="float">
            <text:p>140.03</text:p>
          </table:table-cell>
          <table:table-cell table:formula="of:=[.G99] + (([.H99]-[.H98]) *[.$B$42])" office:value-type="float" office:value="287.771571812312" calcext:value-type="float">
            <text:p>287.77</text:p>
          </table:table-cell>
          <table:table-cell table:formula="of:=(([.$G$50] * POWER([.G100];3)) + ([.$H$50] * POWER([.G100];2)) + ([.$G$52] * [.G100]) + [.$H$52])" office:value-type="float" office:value="141.145695509058" calcext:value-type="float">
            <text:p>141.15</text:p>
          </table:table-cell>
          <table:table-cell table:formula="of:=[.I99] + (([.J99]-[.J98]) * [.$B$43])" office:value-type="float" office:value="287.713641130695" calcext:value-type="float">
            <text:p>287.71</text:p>
          </table:table-cell>
          <table:table-cell table:formula="of:=(([.$I$50] * POWER([.I100];3) + ([.$J$50] * POWER([.I100];2)) + ([.$I$52] * [.I100]) + [.$J$52]))" office:value-type="float" office:value="143.280999647028" calcext:value-type="float">
            <text:p>143.28</text:p>
          </table:table-cell>
          <table:table-cell table:formula="of:=[.K99] + (([.L99]-[.L98]) * [.$B$44])" office:value-type="float" office:value="287.653271665796" calcext:value-type="float">
            <text:p>287.65</text:p>
          </table:table-cell>
          <table:table-cell table:style-name="ce83" table:formula="of:=(([.$K$50] * POWER([.K100];3) + ([.$L$50] * POWER([.K100];2)) + ([.$K$52] * [.K100]) + [.$L$52]))" office:value-type="float" office:value="145.460719981972" calcext:value-type="float">
            <text:p>145.46</text:p>
          </table:table-cell>
          <table:table-cell table:formula="of:=[.M99] + (([.N99]-[.N98]) * [.$B$44])" office:value-type="float" office:value="287.618356468324" calcext:value-type="float">
            <text:p>287.62</text:p>
          </table:table-cell>
          <table:table-cell table:formula="of:=(([.$M$50] * POWER([.M100];3) + ([.$N$50] * POWER([.M100];2)) + ([.$M$52] * [.M100]) + [.$N$52]))" office:value-type="float" office:value="147.11115295742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100] + (([.B100]-[.B99]) *[.$B$39])" office:value-type="float" office:value="289.578062285015" calcext:value-type="float">
            <text:p>289.58</text:p>
          </table:table-cell>
          <table:table-cell table:formula="of:=(([.$A$50] * POWER([.A101];3)) + ([.$B$50] * POWER([.A101];2)) + ([.$A$52] * [.A101]) + [.$B$52])" office:value-type="float" office:value="54.1981732399559" calcext:value-type="float">
            <text:p>54.20</text:p>
          </table:table-cell>
          <table:table-cell table:formula="of:=[.C100] + (([.D100]-[.D99]) *[.$B$40])" office:value-type="float" office:value="288.042672231157" calcext:value-type="float">
            <text:p>288.04</text:p>
          </table:table-cell>
          <table:table-cell table:formula="of:=(([.$C$50] * POWER([.C101];3)) + ([.$D$50] * POWER([.C101];2)) + ([.$C$52] * [.C101]) + [.$D$52])" office:value-type="float" office:value="133.893958203018" calcext:value-type="float">
            <text:p>133.89</text:p>
          </table:table-cell>
          <table:table-cell table:formula="of:=[.E100] + (([.F100]-[.F99]) *[.$B$41])" office:value-type="float" office:value="287.81656581366" calcext:value-type="float">
            <text:p>287.82</text:p>
          </table:table-cell>
          <table:table-cell table:formula="of:=(([.$E$50] * POWER([.E101];3)) + ([.$F$50] * POWER([.E101];2)) + ([.$E$52] * [.E101]) + [.$F$52])" office:value-type="float" office:value="140.027416243283" calcext:value-type="float">
            <text:p>140.03</text:p>
          </table:table-cell>
          <table:table-cell table:formula="of:=[.G100] + (([.H100]-[.H99]) *[.$B$42])" office:value-type="float" office:value="287.771571812342" calcext:value-type="float">
            <text:p>287.77</text:p>
          </table:table-cell>
          <table:table-cell table:formula="of:=(([.$G$50] * POWER([.G101];3)) + ([.$H$50] * POWER([.G101];2)) + ([.$G$52] * [.G101]) + [.$H$52])" office:value-type="float" office:value="141.145695509142" calcext:value-type="float">
            <text:p>141.15</text:p>
          </table:table-cell>
          <table:table-cell table:formula="of:=[.I100] + (([.J100]-[.J99]) * [.$B$43])" office:value-type="float" office:value="287.713641130704" calcext:value-type="float">
            <text:p>287.71</text:p>
          </table:table-cell>
          <table:table-cell table:formula="of:=(([.$I$50] * POWER([.I101];3) + ([.$J$50] * POWER([.I101];2)) + ([.$I$52] * [.I101]) + [.$J$52]))" office:value-type="float" office:value="143.280999647051" calcext:value-type="float">
            <text:p>143.28</text:p>
          </table:table-cell>
          <table:table-cell table:formula="of:=[.K100] + (([.L100]-[.L99]) * [.$B$44])" office:value-type="float" office:value="287.6532716658" calcext:value-type="float">
            <text:p>287.65</text:p>
          </table:table-cell>
          <table:table-cell table:style-name="ce83" table:formula="of:=(([.$K$50] * POWER([.K101];3) + ([.$L$50] * POWER([.K101];2)) + ([.$K$52] * [.K101]) + [.$L$52]))" office:value-type="float" office:value="145.460719981983" calcext:value-type="float">
            <text:p>145.46</text:p>
          </table:table-cell>
          <table:table-cell table:formula="of:=[.M100] + (([.N100]-[.N99]) * [.$B$44])" office:value-type="float" office:value="287.618356468328" calcext:value-type="float">
            <text:p>287.62</text:p>
          </table:table-cell>
          <table:table-cell table:formula="of:=(([.$M$50] * POWER([.M101];3) + ([.$N$50] * POWER([.M101];2)) + ([.$M$52] * [.M101]) + [.$N$52]))" office:value-type="float" office:value="147.111152957438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101] + (([.B101]-[.B100]) *[.$B$39])" office:value-type="float" office:value="289.578062285015" calcext:value-type="float">
            <text:p>289.58</text:p>
          </table:table-cell>
          <table:table-cell table:formula="of:=(([.$A$50] * POWER([.A102];3)) + ([.$B$50] * POWER([.A102];2)) + ([.$A$52] * [.A102]) + [.$B$52])" office:value-type="float" office:value="54.1981732399561" calcext:value-type="float">
            <text:p>54.20</text:p>
          </table:table-cell>
          <table:table-cell table:formula="of:=[.C101] + (([.D101]-[.D100]) *[.$B$40])" office:value-type="float" office:value="288.042672231703" calcext:value-type="float">
            <text:p>288.04</text:p>
          </table:table-cell>
          <table:table-cell table:formula="of:=(([.$C$50] * POWER([.C102];3)) + ([.$D$50] * POWER([.C102];2)) + ([.$C$52] * [.C102]) + [.$D$52])" office:value-type="float" office:value="133.89395820446" calcext:value-type="float">
            <text:p>133.89</text:p>
          </table:table-cell>
          <table:table-cell table:formula="of:=[.E101] + (([.F101]-[.F100]) *[.$B$41])" office:value-type="float" office:value="287.816565813686" calcext:value-type="float">
            <text:p>287.82</text:p>
          </table:table-cell>
          <table:table-cell table:formula="of:=(([.$E$50] * POWER([.E102];3)) + ([.$F$50] * POWER([.E102];2)) + ([.$E$52] * [.E102]) + [.$F$52])" office:value-type="float" office:value="140.027416243353" calcext:value-type="float">
            <text:p>140.03</text:p>
          </table:table-cell>
          <table:table-cell table:formula="of:=[.G101] + (([.H101]-[.H100]) *[.$B$42])" office:value-type="float" office:value="287.771571812362" calcext:value-type="float">
            <text:p>287.77</text:p>
          </table:table-cell>
          <table:table-cell table:formula="of:=(([.$G$50] * POWER([.G102];3)) + ([.$H$50] * POWER([.G102];2)) + ([.$G$52] * [.G102]) + [.$H$52])" office:value-type="float" office:value="141.145695509189" calcext:value-type="float">
            <text:p>141.15</text:p>
          </table:table-cell>
          <table:table-cell table:formula="of:=[.I101] + (([.J101]-[.J100]) * [.$B$43])" office:value-type="float" office:value="287.713641130709" calcext:value-type="float">
            <text:p>287.71</text:p>
          </table:table-cell>
          <table:table-cell table:formula="of:=(([.$I$50] * POWER([.I102];3) + ([.$J$50] * POWER([.I102];2)) + ([.$I$52] * [.I102]) + [.$J$52]))" office:value-type="float" office:value="143.280999647066" calcext:value-type="float">
            <text:p>143.28</text:p>
          </table:table-cell>
          <table:table-cell table:formula="of:=[.K101] + (([.L101]-[.L100]) * [.$B$44])" office:value-type="float" office:value="287.653271665802" calcext:value-type="float">
            <text:p>287.65</text:p>
          </table:table-cell>
          <table:table-cell table:style-name="ce83" table:formula="of:=(([.$K$50] * POWER([.K102];3) + ([.$L$50] * POWER([.K102];2)) + ([.$K$52] * [.K102]) + [.$L$52]))" office:value-type="float" office:value="145.460719981988" calcext:value-type="float">
            <text:p>145.46</text:p>
          </table:table-cell>
          <table:table-cell table:formula="of:=[.M101] + (([.N101]-[.N100]) * [.$B$44])" office:value-type="float" office:value="287.618356468331" calcext:value-type="float">
            <text:p>287.62</text:p>
          </table:table-cell>
          <table:table-cell table:formula="of:=(([.$M$50] * POWER([.M102];3) + ([.$N$50] * POWER([.M102];2)) + ([.$M$52] * [.M102]) + [.$N$52]))" office:value-type="float" office:value="147.111152957447" calcext:value-type="float">
            <text:p>147.1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14"/>
        </table:table-row>
        <table:table-row table:style-name="ro1" table:number-rows-repeated="15">
          <table:table-cell table:number-columns-repeated="2"/>
          <table:table-cell table:style-name="Default" table:number-columns-repeated="9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 table:number-columns-repeated="2"/>
          <table:table-cell table:number-columns-repeated="14"/>
        </table:table-row>
      </table:table>
      <table:table table:name="CO2_550ppm" table:style-name="ta1">
        <table:shapes>
          <draw:frame draw:z-index="0" draw:style-name="gr1" draw:text-style-name="P1" svg:width="147.86mm" svg:height="99.97mm" svg:x="206.55mm" svg:y="69.31mm">
            <draw:object draw:notify-on-update-of-ranges="CO2_550ppm.A27:CO2_550ppm.A35 CO2_550ppm.H26:CO2_550ppm.H26 CO2_550ppm.H27:CO2_550ppm.H35 CO2_550ppm.A27:CO2_550ppm.A35 CO2_550ppm.G26:CO2_550ppm.G26 CO2_550ppm.G27:CO2_550ppm.G35 CO2_550ppm.A27:CO2_550ppm.A35 CO2_550ppm.E26:CO2_550ppm.E26 CO2_550ppm.E27:CO2_550ppm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83"/>
        <table:table-column table:style-name="co1" table:number-columns-repeated="14" table:default-cell-style-name="Default"/>
        <table:table-row table:style-name="ro1">
          <table:table-cell table:style-name="ce58" office:value-type="string" calcext:value-type="string" table:number-columns-spanned="8" table:number-rows-spanned="1">
            <text:p>Transmittance (W/m^2)</text:p>
          </table:table-cell>
          <table:covered-table-cell table:number-columns-repeated="6" table:style-name="ce58"/>
          <table:covered-table-cell table:style-name="ce148"/>
          <table:table-cell table:style-name="Default" table:number-columns-repeated="6"/>
          <table:table-cell table:number-columns-repeated="14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67.425512332913" calcext:value-type="float">
            <text:p>267.43</text:p>
          </table:table-cell>
          <table:table-cell table:style-name="ce159" office:value-type="float" office:value="142.931579209809" calcext:value-type="float">
            <text:p>142.93</text:p>
          </table:table-cell>
          <table:table-cell table:style-name="ce159" office:value-type="float" office:value="128.992226900676" calcext:value-type="float">
            <text:p>128.99</text:p>
          </table:table-cell>
          <table:table-cell table:style-name="ce159" office:value-type="float" office:value="116.14096318039" calcext:value-type="float">
            <text:p>116.14</text:p>
          </table:table-cell>
          <table:table-cell table:style-name="ce159" office:value-type="float" office:value="113.755114987588" calcext:value-type="float">
            <text:p>113.76</text:p>
          </table:table-cell>
          <table:table-cell table:style-name="ce159" office:value-type="float" office:value="109.378081466119" calcext:value-type="float">
            <text:p>109.38</text:p>
          </table:table-cell>
          <table:table-cell table:style-name="ce159" office:value-type="float" office:value="104.934269643394" calcext:value-type="float">
            <text:p>104.93</text:p>
          </table:table-cell>
          <table:table-cell table:style-name="ce164" office:value-type="float" office:value="101.672107961865" calcext:value-type="float">
            <text:p>101.67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82.140880795152" calcext:value-type="float">
            <text:p>282.14</text:p>
          </table:table-cell>
          <table:table-cell table:style-name="ce159" office:value-type="float" office:value="144.442062597693" calcext:value-type="float">
            <text:p>144.44</text:p>
          </table:table-cell>
          <table:table-cell table:style-name="ce159" office:value-type="float" office:value="130.229328695004" calcext:value-type="float">
            <text:p>130.23</text:p>
          </table:table-cell>
          <table:table-cell table:style-name="ce159" office:value-type="float" office:value="117.504711712794" calcext:value-type="float">
            <text:p>117.50</text:p>
          </table:table-cell>
          <table:table-cell table:style-name="ce159" office:value-type="float" office:value="115.149667504021" calcext:value-type="float">
            <text:p>115.15</text:p>
          </table:table-cell>
          <table:table-cell table:style-name="ce159" office:value-type="float" office:value="110.865413329126" calcext:value-type="float">
            <text:p>110.87</text:p>
          </table:table-cell>
          <table:table-cell table:style-name="ce159" office:value-type="float" office:value="106.472483934258" calcext:value-type="float">
            <text:p>106.47</text:p>
          </table:table-cell>
          <table:table-cell table:style-name="ce164" office:value-type="float" office:value="103.208198138537" calcext:value-type="float">
            <text:p>103.21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85.911939306846" calcext:value-type="float">
            <text:p>285.91</text:p>
          </table:table-cell>
          <table:table-cell table:style-name="ce159" office:value-type="float" office:value="144.805812680229" calcext:value-type="float">
            <text:p>144.81</text:p>
          </table:table-cell>
          <table:table-cell table:style-name="ce159" office:value-type="float" office:value="130.560204625038" calcext:value-type="float">
            <text:p>130.56</text:p>
          </table:table-cell>
          <table:table-cell table:style-name="ce159" office:value-type="float" office:value="117.883353253451" calcext:value-type="float">
            <text:p>117.88</text:p>
          </table:table-cell>
          <table:table-cell table:style-name="ce159" office:value-type="float" office:value="115.532279090404" calcext:value-type="float">
            <text:p>115.53</text:p>
          </table:table-cell>
          <table:table-cell table:style-name="ce159" office:value-type="float" office:value="111.25999027193" calcext:value-type="float">
            <text:p>111.26</text:p>
          </table:table-cell>
          <table:table-cell table:style-name="ce159" office:value-type="float" office:value="106.86595658414" calcext:value-type="float">
            <text:p>106.87</text:p>
          </table:table-cell>
          <table:table-cell table:style-name="ce164" office:value-type="float" office:value="103.587154591051" calcext:value-type="float">
            <text:p>103.59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89.718117295692" calcext:value-type="float">
            <text:p>289.72</text:p>
          </table:table-cell>
          <table:table-cell table:style-name="ce159" office:value-type="float" office:value="145.166290091104" calcext:value-type="float">
            <text:p>145.17</text:p>
          </table:table-cell>
          <table:table-cell table:style-name="ce159" office:value-type="float" office:value="130.89968385119" calcext:value-type="float">
            <text:p>130.90</text:p>
          </table:table-cell>
          <table:table-cell table:style-name="ce159" office:value-type="float" office:value="118.260816001611" calcext:value-type="float">
            <text:p>118.26</text:p>
          </table:table-cell>
          <table:table-cell table:style-name="ce159" office:value-type="float" office:value="115.93178726523" calcext:value-type="float">
            <text:p>115.93</text:p>
          </table:table-cell>
          <table:table-cell table:style-name="ce159" office:value-type="float" office:value="111.658347584951" calcext:value-type="float">
            <text:p>111.66</text:p>
          </table:table-cell>
          <table:table-cell table:style-name="ce159" office:value-type="float" office:value="107.256507290528" calcext:value-type="float">
            <text:p>107.26</text:p>
          </table:table-cell>
          <table:table-cell table:style-name="ce164" office:value-type="float" office:value="103.95697432259" calcext:value-type="float">
            <text:p>103.96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93.566095373232" calcext:value-type="float">
            <text:p>293.57</text:p>
          </table:table-cell>
          <table:table-cell table:style-name="ce159" office:value-type="float" office:value="145.532432526417" calcext:value-type="float">
            <text:p>145.53</text:p>
          </table:table-cell>
          <table:table-cell table:style-name="ce159" office:value-type="float" office:value="131.255101212439" calcext:value-type="float">
            <text:p>131.26</text:p>
          </table:table-cell>
          <table:table-cell table:style-name="ce159" office:value-type="float" office:value="118.658130507128" calcext:value-type="float">
            <text:p>118.66</text:p>
          </table:table-cell>
          <table:table-cell table:style-name="ce159" office:value-type="float" office:value="116.341438010824" calcext:value-type="float">
            <text:p>116.34</text:p>
          </table:table-cell>
          <table:table-cell table:style-name="ce159" office:value-type="float" office:value="112.063726071834" calcext:value-type="float">
            <text:p>112.06</text:p>
          </table:table-cell>
          <table:table-cell table:style-name="ce159" office:value-type="float" office:value="107.646719708895" calcext:value-type="float">
            <text:p>107.65</text:p>
          </table:table-cell>
          <table:table-cell table:style-name="ce164" office:value-type="float" office:value="104.319228004523" calcext:value-type="float">
            <text:p>104.32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297.447177611584" calcext:value-type="float">
            <text:p>297.45</text:p>
          </table:table-cell>
          <table:table-cell table:style-name="ce159" office:value-type="float" office:value="145.89527309266" calcext:value-type="float">
            <text:p>145.90</text:p>
          </table:table-cell>
          <table:table-cell table:style-name="ce159" office:value-type="float" office:value="131.617334937144" calcext:value-type="float">
            <text:p>131.62</text:p>
          </table:table-cell>
          <table:table-cell table:style-name="ce159" office:value-type="float" office:value="119.060457277899" calcext:value-type="float">
            <text:p>119.06</text:p>
          </table:table-cell>
          <table:table-cell table:style-name="ce159" office:value-type="float" office:value="116.585562708349" calcext:value-type="float">
            <text:p>116.59</text:p>
          </table:table-cell>
          <table:table-cell table:style-name="ce159" office:value-type="float" office:value="112.457162480209" calcext:value-type="float">
            <text:p>112.46</text:p>
          </table:table-cell>
          <table:table-cell table:style-name="ce159" office:value-type="float" office:value="108.027396126328" calcext:value-type="float">
            <text:p>108.03</text:p>
          </table:table-cell>
          <table:table-cell table:style-name="ce164" office:value-type="float" office:value="104.664979334568" calcext:value-type="float">
            <text:p>104.66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301.367662057158" calcext:value-type="float">
            <text:p>301.37</text:p>
          </table:table-cell>
          <table:table-cell table:style-name="ce159" office:value-type="float" office:value="146.265683449243" calcext:value-type="float">
            <text:p>146.27</text:p>
          </table:table-cell>
          <table:table-cell table:style-name="ce159" office:value-type="float" office:value="131.994653515416" calcext:value-type="float">
            <text:p>131.99</text:p>
          </table:table-cell>
          <table:table-cell table:style-name="ce159" office:value-type="float" office:value="119.473613787652" calcext:value-type="float">
            <text:p>119.47</text:p>
          </table:table-cell>
          <table:table-cell table:style-name="ce159" office:value-type="float" office:value="117.007938916903" calcext:value-type="float">
            <text:p>117.01</text:p>
          </table:table-cell>
          <table:table-cell table:style-name="ce159" office:value-type="float" office:value="112.872454128576" calcext:value-type="float">
            <text:p>112.87</text:p>
          </table:table-cell>
          <table:table-cell table:style-name="ce159" office:value-type="float" office:value="108.40257833163" calcext:value-type="float">
            <text:p>108.40</text:p>
          </table:table-cell>
          <table:table-cell table:style-name="ce164" office:value-type="float" office:value="104.998377499449" calcext:value-type="float">
            <text:p>105.00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05.328464473629" calcext:value-type="float">
            <text:p>305.33</text:p>
          </table:table-cell>
          <table:table-cell table:style-name="ce159" office:value-type="float" office:value="146.643780964872" calcext:value-type="float">
            <text:p>146.64</text:p>
          </table:table-cell>
          <table:table-cell table:style-name="ce159" office:value-type="float" office:value="132.385543128494" calcext:value-type="float">
            <text:p>132.39</text:p>
          </table:table-cell>
          <table:table-cell table:style-name="ce159" office:value-type="float" office:value="119.896495238072" calcext:value-type="float">
            <text:p>119.90</text:p>
          </table:table-cell>
          <table:table-cell table:style-name="ce159" office:value-type="float" office:value="117.43734289978" calcext:value-type="float">
            <text:p>117.44</text:p>
          </table:table-cell>
          <table:table-cell table:style-name="ce159" office:value-type="float" office:value="113.278877771482" calcext:value-type="float">
            <text:p>113.28</text:p>
          </table:table-cell>
          <table:table-cell table:style-name="ce159" office:value-type="float" office:value="108.770290214707" calcext:value-type="float">
            <text:p>108.77</text:p>
          </table:table-cell>
          <table:table-cell table:style-name="ce164" office:value-type="float" office:value="105.316449389978" calcext:value-type="float">
            <text:p>105.32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25.735735964711" calcext:value-type="float">
            <text:p>325.74</text:p>
          </table:table-cell>
          <table:table-cell table:style-name="ce159" office:value-type="float" office:value="148.689171799838" calcext:value-type="float">
            <text:p>148.69</text:p>
          </table:table-cell>
          <table:table-cell table:style-name="ce159" office:value-type="float" office:value="134.547504101471" calcext:value-type="float">
            <text:p>134.55</text:p>
          </table:table-cell>
          <table:table-cell table:style-name="ce159" office:value-type="float" office:value="122.072232228662" calcext:value-type="float">
            <text:p>122.07</text:p>
          </table:table-cell>
          <table:table-cell table:style-name="ce159" office:value-type="float" office:value="119.826211760536" calcext:value-type="float">
            <text:p>119.83</text:p>
          </table:table-cell>
          <table:table-cell table:style-name="ce159" office:value-type="float" office:value="115.21562922207" calcext:value-type="float">
            <text:p>115.22</text:p>
          </table:table-cell>
          <table:table-cell table:style-name="ce159" office:value-type="float" office:value="110.373351242767" calcext:value-type="float">
            <text:p>110.37</text:p>
          </table:table-cell>
          <table:table-cell table:style-name="ce164" office:value-type="float" office:value="106.550956063669" calcext:value-type="float">
            <text:p>106.55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8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58"/>
          <table:table-cell table:style-name="ce158" table:number-columns-repeated="7"/>
          <table:table-cell table:style-name="ce163"/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5"/>
          <table:table-cell table:number-columns-repeated="14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3"/>
          <table:table-cell table:style-name="ce77" table:number-columns-repeated="7"/>
          <table:table-cell table:number-columns-repeated="11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97.0580948285115" calcext:value-type="float">
            <text:p>97.06</text:p>
          </table:table-cell>
          <table:table-cell table:formula="of:=([.$J3] - [.C3])" office:value-type="float" office:value="221.552027951615" calcext:value-type="float">
            <text:p>221.55</text:p>
          </table:table-cell>
          <table:table-cell table:formula="of:=([.$J3] - [.D3])" office:value-type="float" office:value="235.491380260748" calcext:value-type="float">
            <text:p>235.49</text:p>
          </table:table-cell>
          <table:table-cell table:formula="of:=([.$J3] - [.E3])" office:value-type="float" office:value="248.342643981034" calcext:value-type="float">
            <text:p>248.34</text:p>
          </table:table-cell>
          <table:table-cell table:formula="of:=([.$J3] - [.F3])" office:value-type="float" office:value="250.728492173836" calcext:value-type="float">
            <text:p>250.73</text:p>
          </table:table-cell>
          <table:table-cell table:formula="of:=([.$J3] - [.G3])" office:value-type="float" office:value="255.105525695305" calcext:value-type="float">
            <text:p>255.11</text:p>
          </table:table-cell>
          <table:table-cell table:formula="of:=([.$J3] - [.H3])" office:value-type="float" office:value="259.54933751803" calcext:value-type="float">
            <text:p>259.55</text:p>
          </table:table-cell>
          <table:table-cell table:formula="of:=([.$J3] - [.I3])" office:value-type="float" office:value="262.811499199559" calcext:value-type="float">
            <text:p>262.81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03.379213122632" calcext:value-type="float">
            <text:p>103.38</text:p>
          </table:table-cell>
          <table:table-cell table:formula="of:=([.$J4] - [.C4])" office:value-type="float" office:value="241.078031320091" calcext:value-type="float">
            <text:p>241.08</text:p>
          </table:table-cell>
          <table:table-cell table:formula="of:=([.$J4] - [.D4])" office:value-type="float" office:value="255.29076522278" calcext:value-type="float">
            <text:p>255.29</text:p>
          </table:table-cell>
          <table:table-cell table:formula="of:=([.$J4] - [.E4])" office:value-type="float" office:value="268.01538220499" calcext:value-type="float">
            <text:p>268.02</text:p>
          </table:table-cell>
          <table:table-cell table:formula="of:=([.$J4] - [.F4])" office:value-type="float" office:value="270.370426413763" calcext:value-type="float">
            <text:p>270.37</text:p>
          </table:table-cell>
          <table:table-cell table:formula="of:=([.$J4] - [.G4])" office:value-type="float" office:value="274.654680588658" calcext:value-type="float">
            <text:p>274.65</text:p>
          </table:table-cell>
          <table:table-cell table:formula="of:=([.$J4] - [.H4])" office:value-type="float" office:value="279.047609983526" calcext:value-type="float">
            <text:p>279.05</text:p>
          </table:table-cell>
          <table:table-cell table:formula="of:=([.$J4] - [.I4])" office:value-type="float" office:value="282.311895779247" calcext:value-type="float">
            <text:p>282.31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05.006568462164" calcext:value-type="float">
            <text:p>105.01</text:p>
          </table:table-cell>
          <table:table-cell table:formula="of:=([.$J5] - [.C5])" office:value-type="float" office:value="246.112695088781" calcext:value-type="float">
            <text:p>246.11</text:p>
          </table:table-cell>
          <table:table-cell table:formula="of:=([.$J5] - [.D5])" office:value-type="float" office:value="260.358303143972" calcext:value-type="float">
            <text:p>260.36</text:p>
          </table:table-cell>
          <table:table-cell table:formula="of:=([.$J5] - [.E5])" office:value-type="float" office:value="273.035154515559" calcext:value-type="float">
            <text:p>273.04</text:p>
          </table:table-cell>
          <table:table-cell table:formula="of:=([.$J5] - [.F5])" office:value-type="float" office:value="275.386228678606" calcext:value-type="float">
            <text:p>275.39</text:p>
          </table:table-cell>
          <table:table-cell table:formula="of:=([.$J5] - [.G5])" office:value-type="float" office:value="279.65851749708" calcext:value-type="float">
            <text:p>279.66</text:p>
          </table:table-cell>
          <table:table-cell table:formula="of:=([.$J5] - [.H5])" office:value-type="float" office:value="284.05255118487" calcext:value-type="float">
            <text:p>284.05</text:p>
          </table:table-cell>
          <table:table-cell table:formula="of:=([.$J5] - [.I5])" office:value-type="float" office:value="287.331353177959" calcext:value-type="float">
            <text:p>287.33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06.655302068001" calcext:value-type="float">
            <text:p>106.66</text:p>
          </table:table-cell>
          <table:table-cell table:formula="of:=([.$J6] - [.C6])" office:value-type="float" office:value="251.207129272589" calcext:value-type="float">
            <text:p>251.21</text:p>
          </table:table-cell>
          <table:table-cell table:formula="of:=([.$J6] - [.D6])" office:value-type="float" office:value="265.473735512503" calcext:value-type="float">
            <text:p>265.47</text:p>
          </table:table-cell>
          <table:table-cell table:formula="of:=([.$J6] - [.E6])" office:value-type="float" office:value="278.112603362082" calcext:value-type="float">
            <text:p>278.11</text:p>
          </table:table-cell>
          <table:table-cell table:formula="of:=([.$J6] - [.F6])" office:value-type="float" office:value="280.441632098463" calcext:value-type="float">
            <text:p>280.44</text:p>
          </table:table-cell>
          <table:table-cell table:formula="of:=([.$J6] - [.G6])" office:value-type="float" office:value="284.715071778742" calcext:value-type="float">
            <text:p>284.72</text:p>
          </table:table-cell>
          <table:table-cell table:formula="of:=([.$J6] - [.H6])" office:value-type="float" office:value="289.116912073165" calcext:value-type="float">
            <text:p>289.12</text:p>
          </table:table-cell>
          <table:table-cell table:formula="of:=([.$J6] - [.I6])" office:value-type="float" office:value="292.416445041103" calcext:value-type="float">
            <text:p>292.42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08.319126149459" calcext:value-type="float">
            <text:p>108.32</text:p>
          </table:table-cell>
          <table:table-cell table:formula="of:=([.$J7] - [.C7])" office:value-type="float" office:value="256.352788996274" calcext:value-type="float">
            <text:p>256.35</text:p>
          </table:table-cell>
          <table:table-cell table:formula="of:=([.$J7] - [.D7])" office:value-type="float" office:value="270.630120310252" calcext:value-type="float">
            <text:p>270.63</text:p>
          </table:table-cell>
          <table:table-cell table:formula="of:=([.$J7] - [.E7])" office:value-type="float" office:value="283.227091015563" calcext:value-type="float">
            <text:p>283.23</text:p>
          </table:table-cell>
          <table:table-cell table:formula="of:=([.$J7] - [.F7])" office:value-type="float" office:value="285.543783511867" calcext:value-type="float">
            <text:p>285.54</text:p>
          </table:table-cell>
          <table:table-cell table:formula="of:=([.$J7] - [.G7])" office:value-type="float" office:value="289.821495450857" calcext:value-type="float">
            <text:p>289.82</text:p>
          </table:table-cell>
          <table:table-cell table:formula="of:=([.$J7] - [.H7])" office:value-type="float" office:value="294.238501813796" calcext:value-type="float">
            <text:p>294.24</text:p>
          </table:table-cell>
          <table:table-cell table:formula="of:=([.$J7] - [.I7])" office:value-type="float" office:value="297.565993518168" calcext:value-type="float">
            <text:p>297.57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10.007130816168" calcext:value-type="float">
            <text:p>110.01</text:p>
          </table:table-cell>
          <table:table-cell table:formula="of:=([.$J8] - [.C8])" office:value-type="float" office:value="261.559035335092" calcext:value-type="float">
            <text:p>261.56</text:p>
          </table:table-cell>
          <table:table-cell table:formula="of:=([.$J8] - [.D8])" office:value-type="float" office:value="275.836973490608" calcext:value-type="float">
            <text:p>275.84</text:p>
          </table:table-cell>
          <table:table-cell table:formula="of:=([.$J8] - [.E8])" office:value-type="float" office:value="288.393851149853" calcext:value-type="float">
            <text:p>288.39</text:p>
          </table:table-cell>
          <table:table-cell table:formula="of:=([.$J8] - [.F8])" office:value-type="float" office:value="290.868745719403" calcext:value-type="float">
            <text:p>290.87</text:p>
          </table:table-cell>
          <table:table-cell table:formula="of:=([.$J8] - [.G8])" office:value-type="float" office:value="294.997145947543" calcext:value-type="float">
            <text:p>295.00</text:p>
          </table:table-cell>
          <table:table-cell table:formula="of:=([.$J8] - [.H8])" office:value-type="float" office:value="299.426912301424" calcext:value-type="float">
            <text:p>299.43</text:p>
          </table:table-cell>
          <table:table-cell table:formula="of:=([.$J8] - [.I8])" office:value-type="float" office:value="302.789329093184" calcext:value-type="float">
            <text:p>302.79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11.713413564355" calcext:value-type="float">
            <text:p>111.71</text:p>
          </table:table-cell>
          <table:table-cell table:formula="of:=([.$J9] - [.C9])" office:value-type="float" office:value="266.81539217227" calcext:value-type="float">
            <text:p>266.82</text:p>
          </table:table-cell>
          <table:table-cell table:formula="of:=([.$J9] - [.D9])" office:value-type="float" office:value="281.086422106097" calcext:value-type="float">
            <text:p>281.09</text:p>
          </table:table-cell>
          <table:table-cell table:formula="of:=([.$J9] - [.E9])" office:value-type="float" office:value="293.607461833861" calcext:value-type="float">
            <text:p>293.61</text:p>
          </table:table-cell>
          <table:table-cell table:formula="of:=([.$J9] - [.F9])" office:value-type="float" office:value="296.07313670461" calcext:value-type="float">
            <text:p>296.07</text:p>
          </table:table-cell>
          <table:table-cell table:formula="of:=([.$J9] - [.G9])" office:value-type="float" office:value="300.208621492937" calcext:value-type="float">
            <text:p>300.21</text:p>
          </table:table-cell>
          <table:table-cell table:formula="of:=([.$J9] - [.H9])" office:value-type="float" office:value="304.678497289883" calcext:value-type="float">
            <text:p>304.68</text:p>
          </table:table-cell>
          <table:table-cell table:formula="of:=([.$J9] - [.I9])" office:value-type="float" office:value="308.082698122064" calcext:value-type="float">
            <text:p>308.08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13.437455533875" calcext:value-type="float">
            <text:p>113.44</text:p>
          </table:table-cell>
          <table:table-cell table:formula="of:=([.$J10] - [.C10])" office:value-type="float" office:value="272.122139042632" calcext:value-type="float">
            <text:p>272.12</text:p>
          </table:table-cell>
          <table:table-cell table:formula="of:=([.$J10] - [.D10])" office:value-type="float" office:value="286.38037687901" calcext:value-type="float">
            <text:p>286.38</text:p>
          </table:table-cell>
          <table:table-cell table:formula="of:=([.$J10] - [.E10])" office:value-type="float" office:value="298.869424769432" calcext:value-type="float">
            <text:p>298.87</text:p>
          </table:table-cell>
          <table:table-cell table:formula="of:=([.$J10] - [.F10])" office:value-type="float" office:value="301.328577107724" calcext:value-type="float">
            <text:p>301.33</text:p>
          </table:table-cell>
          <table:table-cell table:formula="of:=([.$J10] - [.G10])" office:value-type="float" office:value="305.487042236022" calcext:value-type="float">
            <text:p>305.49</text:p>
          </table:table-cell>
          <table:table-cell table:formula="of:=([.$J10] - [.H10])" office:value-type="float" office:value="309.995629792797" calcext:value-type="float">
            <text:p>310.00</text:p>
          </table:table-cell>
          <table:table-cell table:formula="of:=([.$J10] - [.I10])" office:value-type="float" office:value="313.449470617526" calcext:value-type="float">
            <text:p>313.45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22.339550741942" calcext:value-type="float">
            <text:p>122.34</text:p>
          </table:table-cell>
          <table:table-cell table:formula="of:=([.$J11] - [.C11])" office:value-type="float" office:value="299.386114906815" calcext:value-type="float">
            <text:p>299.39</text:p>
          </table:table-cell>
          <table:table-cell table:formula="of:=([.$J11] - [.D11])" office:value-type="float" office:value="313.527782605182" calcext:value-type="float">
            <text:p>313.53</text:p>
          </table:table-cell>
          <table:table-cell table:formula="of:=([.$J11] - [.E11])" office:value-type="float" office:value="326.003054477991" calcext:value-type="float">
            <text:p>326.00</text:p>
          </table:table-cell>
          <table:table-cell table:formula="of:=([.$J11] - [.F11])" office:value-type="float" office:value="328.249074946117" calcext:value-type="float">
            <text:p>328.25</text:p>
          </table:table-cell>
          <table:table-cell table:formula="of:=([.$J11] - [.G11])" office:value-type="float" office:value="332.859657484583" calcext:value-type="float">
            <text:p>332.86</text:p>
          </table:table-cell>
          <table:table-cell table:formula="of:=([.$J11] - [.H11])" office:value-type="float" office:value="337.701935463886" calcext:value-type="float">
            <text:p>337.70</text:p>
          </table:table-cell>
          <table:table-cell table:formula="of:=([.$J11] - [.I11])" office:value-type="float" office:value="341.524330642984" calcext:value-type="float">
            <text:p>341.52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5"/>
          <table:table-cell table:number-columns-repeated="14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0.4119744539289" calcext:value-type="float">
            <text:p>50.41</text:p>
          </table:table-cell>
          <table:table-cell table:formula="of:=[.C15] * [$Summary.$A$4] * [$Summary.$B$4]" office:value-type="float" office:value="115.074123318069" calcext:value-type="float">
            <text:p>115.07</text:p>
          </table:table-cell>
          <table:table-cell table:formula="of:=[.D15] * [$Summary.$A$4] * [$Summary.$B$4]" office:value-type="float" office:value="122.314222907433" calcext:value-type="float">
            <text:p>122.31</text:p>
          </table:table-cell>
          <table:table-cell table:formula="of:=[.E15] * [$Summary.$A$4] * [$Summary.$B$4]" office:value-type="float" office:value="128.989169283749" calcext:value-type="float">
            <text:p>128.99</text:p>
          </table:table-cell>
          <table:table-cell table:formula="of:=[.F15] * [$Summary.$A$4] * [$Summary.$B$4]" office:value-type="float" office:value="130.228378835091" calcext:value-type="float">
            <text:p>130.23</text:p>
          </table:table-cell>
          <table:table-cell table:formula="of:=[.G15] * [$Summary.$A$4] * [$Summary.$B$4]" office:value-type="float" office:value="132.501810046142" calcext:value-type="float">
            <text:p>132.50</text:p>
          </table:table-cell>
          <table:table-cell table:formula="of:=[.H15] * [$Summary.$A$4] * [$Summary.$B$4]" office:value-type="float" office:value="134.809925906865" calcext:value-type="float">
            <text:p>134.81</text:p>
          </table:table-cell>
          <table:table-cell table:formula="of:=[.I15] * [$Summary.$A$4] * [$Summary.$B$4]" office:value-type="float" office:value="136.504292684251" calcext:value-type="float">
            <text:p>136.50</text:p>
          </table:table-cell>
          <table:table-cell table:style-name="Default"/>
          <table:table-cell table:style-name="ce78" table:number-columns-repeated="2"/>
          <table:table-cell table:style-name="ce81" table:number-columns-repeated="4"/>
          <table:table-cell table:number-columns-repeated="12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3.6951632958949" calcext:value-type="float">
            <text:p>53.70</text:p>
          </table:table-cell>
          <table:table-cell table:formula="of:=[.C16] * [$Summary.$A$4] * [$Summary.$B$4]" office:value-type="float" office:value="125.215929467655" calcext:value-type="float">
            <text:p>125.22</text:p>
          </table:table-cell>
          <table:table-cell table:formula="of:=[.D16] * [$Summary.$A$4] * [$Summary.$B$4]" office:value-type="float" office:value="132.598023456712" calcext:value-type="float">
            <text:p>132.60</text:p>
          </table:table-cell>
          <table:table-cell table:formula="of:=[.E16] * [$Summary.$A$4] * [$Summary.$B$4]" office:value-type="float" office:value="139.207189517272" calcext:value-type="float">
            <text:p>139.21</text:p>
          </table:table-cell>
          <table:table-cell table:formula="of:=[.F16] * [$Summary.$A$4] * [$Summary.$B$4]" office:value-type="float" office:value="140.430399479308" calcext:value-type="float">
            <text:p>140.43</text:p>
          </table:table-cell>
          <table:table-cell table:formula="of:=[.G16] * [$Summary.$A$4] * [$Summary.$B$4]" office:value-type="float" office:value="142.655641097749" calcext:value-type="float">
            <text:p>142.66</text:p>
          </table:table-cell>
          <table:table-cell table:formula="of:=[.H16] * [$Summary.$A$4] * [$Summary.$B$4]" office:value-type="float" office:value="144.937328625443" calcext:value-type="float">
            <text:p>144.94</text:p>
          </table:table-cell>
          <table:table-cell table:formula="of:=[.I16] * [$Summary.$A$4] * [$Summary.$B$4]" office:value-type="float" office:value="146.632798667741" calcext:value-type="float">
            <text:p>146.63</text:p>
          </table:table-cell>
          <table:table-cell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4.540411659248" calcext:value-type="float">
            <text:p>54.54</text:p>
          </table:table-cell>
          <table:table-cell table:formula="of:=[.C17] * [$Summary.$A$4] * [$Summary.$B$4]" office:value-type="float" office:value="127.830933829113" calcext:value-type="float">
            <text:p>127.83</text:p>
          </table:table-cell>
          <table:table-cell table:formula="of:=[.D17] * [$Summary.$A$4] * [$Summary.$B$4]" office:value-type="float" office:value="135.230102652979" calcext:value-type="float">
            <text:p>135.23</text:p>
          </table:table-cell>
          <table:table-cell table:formula="of:=[.E17] * [$Summary.$A$4] * [$Summary.$B$4]" office:value-type="float" office:value="141.814459255381" calcext:value-type="float">
            <text:p>141.81</text:p>
          </table:table-cell>
          <table:table-cell table:formula="of:=[.F17] * [$Summary.$A$4] * [$Summary.$B$4]" office:value-type="float" office:value="143.035607175668" calcext:value-type="float">
            <text:p>143.04</text:p>
          </table:table-cell>
          <table:table-cell table:formula="of:=[.G17] * [$Summary.$A$4] * [$Summary.$B$4]" office:value-type="float" office:value="145.254633987983" calcext:value-type="float">
            <text:p>145.25</text:p>
          </table:table-cell>
          <table:table-cell table:formula="of:=[.H17] * [$Summary.$A$4] * [$Summary.$B$4]" office:value-type="float" office:value="147.536895085421" calcext:value-type="float">
            <text:p>147.54</text:p>
          </table:table-cell>
          <table:table-cell table:formula="of:=[.I17] * [$Summary.$A$4] * [$Summary.$B$4]" office:value-type="float" office:value="149.239904840632" calcext:value-type="float">
            <text:p>149.24</text:p>
          </table:table-cell>
          <table:table-cell table:number-columns-repeated="3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5.3967638941197" calcext:value-type="float">
            <text:p>55.40</text:p>
          </table:table-cell>
          <table:table-cell table:formula="of:=[.C18] * [$Summary.$A$4] * [$Summary.$B$4]" office:value-type="float" office:value="130.476982944183" calcext:value-type="float">
            <text:p>130.48</text:p>
          </table:table-cell>
          <table:table-cell table:formula="of:=[.D18] * [$Summary.$A$4] * [$Summary.$B$4]" office:value-type="float" office:value="137.887058225194" calcext:value-type="float">
            <text:p>137.89</text:p>
          </table:table-cell>
          <table:table-cell table:formula="of:=[.E18] * [$Summary.$A$4] * [$Summary.$B$4]" office:value-type="float" office:value="144.451686186265" calcext:value-type="float">
            <text:p>144.45</text:p>
          </table:table-cell>
          <table:table-cell table:formula="of:=[.F18] * [$Summary.$A$4] * [$Summary.$B$4]" office:value-type="float" office:value="145.661383711942" calcext:value-type="float">
            <text:p>145.66</text:p>
          </table:table-cell>
          <table:table-cell table:formula="of:=[.G18] * [$Summary.$A$4] * [$Summary.$B$4]" office:value-type="float" office:value="147.881008281879" calcext:value-type="float">
            <text:p>147.88</text:p>
          </table:table-cell>
          <table:table-cell table:formula="of:=[.H18] * [$Summary.$A$4] * [$Summary.$B$4]" office:value-type="float" office:value="150.167324130802" calcext:value-type="float">
            <text:p>150.17</text:p>
          </table:table-cell>
          <table:table-cell table:formula="of:=[.I18] * [$Summary.$A$4] * [$Summary.$B$4]" office:value-type="float" office:value="151.881101554349" calcext:value-type="float">
            <text:p>151.88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6.2609541220289" calcext:value-type="float">
            <text:p>56.26</text:p>
          </table:table-cell>
          <table:table-cell table:formula="of:=[.C19] * [$Summary.$A$4] * [$Summary.$B$4]" office:value-type="float" office:value="133.149638604665" calcext:value-type="float">
            <text:p>133.15</text:p>
          </table:table-cell>
          <table:table-cell table:formula="of:=[.D19] * [$Summary.$A$4] * [$Summary.$B$4]" office:value-type="float" office:value="140.565284489145" calcext:value-type="float">
            <text:p>140.57</text:p>
          </table:table-cell>
          <table:table-cell table:formula="of:=[.E19] * [$Summary.$A$4] * [$Summary.$B$4]" office:value-type="float" office:value="147.108151073483" calcext:value-type="float">
            <text:p>147.11</text:p>
          </table:table-cell>
          <table:table-cell table:formula="of:=[.F19] * [$Summary.$A$4] * [$Summary.$B$4]" office:value-type="float" office:value="148.311441156064" calcext:value-type="float">
            <text:p>148.31</text:p>
          </table:table-cell>
          <table:table-cell table:formula="of:=[.G19] * [$Summary.$A$4] * [$Summary.$B$4]" office:value-type="float" office:value="150.533284737175" calcext:value-type="float">
            <text:p>150.53</text:p>
          </table:table-cell>
          <table:table-cell table:formula="of:=[.H19] * [$Summary.$A$4] * [$Summary.$B$4]" office:value-type="float" office:value="152.827477842086" calcext:value-type="float">
            <text:p>152.83</text:p>
          </table:table-cell>
          <table:table-cell table:formula="of:=[.I19] * [$Summary.$A$4] * [$Summary.$B$4]" office:value-type="float" office:value="154.555777033336" calcext:value-type="float">
            <text:p>154.56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57.1377037459175" calcext:value-type="float">
            <text:p>57.14</text:p>
          </table:table-cell>
          <table:table-cell table:formula="of:=[.C20] * [$Summary.$A$4] * [$Summary.$B$4]" office:value-type="float" office:value="135.853762953047" calcext:value-type="float">
            <text:p>135.85</text:p>
          </table:table-cell>
          <table:table-cell table:formula="of:=[.D20] * [$Summary.$A$4] * [$Summary.$B$4]" office:value-type="float" office:value="143.269724031022" calcext:value-type="float">
            <text:p>143.27</text:p>
          </table:table-cell>
          <table:table-cell table:formula="of:=[.E20] * [$Summary.$A$4] * [$Summary.$B$4]" office:value-type="float" office:value="149.791766287234" calcext:value-type="float">
            <text:p>149.79</text:p>
          </table:table-cell>
          <table:table-cell table:formula="of:=[.F20] * [$Summary.$A$4] * [$Summary.$B$4]" office:value-type="float" office:value="151.077226526658" calcext:value-type="float">
            <text:p>151.08</text:p>
          </table:table-cell>
          <table:table-cell table:formula="of:=[.G20] * [$Summary.$A$4] * [$Summary.$B$4]" office:value-type="float" office:value="153.221517605154" calcext:value-type="float">
            <text:p>153.22</text:p>
          </table:table-cell>
          <table:table-cell table:formula="of:=[.H20] * [$Summary.$A$4] * [$Summary.$B$4]" office:value-type="float" office:value="155.522338249359" calcext:value-type="float">
            <text:p>155.52</text:p>
          </table:table-cell>
          <table:table-cell table:formula="of:=[.I20] * [$Summary.$A$4] * [$Summary.$B$4]" office:value-type="float" office:value="157.268777531" calcext:value-type="float">
            <text:p>157.27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58.0239470053262" calcext:value-type="float">
            <text:p>58.02</text:p>
          </table:table-cell>
          <table:table-cell table:formula="of:=[.C21] * [$Summary.$A$4] * [$Summary.$B$4]" office:value-type="float" office:value="138.583914694277" calcext:value-type="float">
            <text:p>138.58</text:p>
          </table:table-cell>
          <table:table-cell table:formula="of:=[.D21] * [$Summary.$A$4] * [$Summary.$B$4]" office:value-type="float" office:value="145.996287641907" calcext:value-type="float">
            <text:p>146.00</text:p>
          </table:table-cell>
          <table:table-cell table:formula="of:=[.E21] * [$Summary.$A$4] * [$Summary.$B$4]" office:value-type="float" office:value="152.499715676508" calcext:value-type="float">
            <text:p>152.50</text:p>
          </table:table-cell>
          <table:table-cell table:formula="of:=[.F21] * [$Summary.$A$4] * [$Summary.$B$4]" office:value-type="float" office:value="153.780387204375" calcext:value-type="float">
            <text:p>153.78</text:p>
          </table:table-cell>
          <table:table-cell table:formula="of:=[.G21] * [$Summary.$A$4] * [$Summary.$B$4]" office:value-type="float" office:value="155.928358003432" calcext:value-type="float">
            <text:p>155.93</text:p>
          </table:table-cell>
          <table:table-cell table:formula="of:=[.H21] * [$Summary.$A$4] * [$Summary.$B$4]" office:value-type="float" office:value="158.250011492365" calcext:value-type="float">
            <text:p>158.25</text:p>
          </table:table-cell>
          <table:table-cell table:formula="of:=[.I21] * [$Summary.$A$4] * [$Summary.$B$4]" office:value-type="float" office:value="160.0181534046" calcext:value-type="float">
            <text:p>160.02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58.9194144042947" calcext:value-type="float">
            <text:p>58.92</text:p>
          </table:table-cell>
          <table:table-cell table:formula="of:=[.C22] * [$Summary.$A$4] * [$Summary.$B$4]" office:value-type="float" office:value="141.340239018743" calcext:value-type="float">
            <text:p>141.34</text:p>
          </table:table-cell>
          <table:table-cell table:formula="of:=[.D22] * [$Summary.$A$4] * [$Summary.$B$4]" office:value-type="float" office:value="148.745967750958" calcext:value-type="float">
            <text:p>148.75</text:p>
          </table:table-cell>
          <table:table-cell table:formula="of:=[.E22] * [$Summary.$A$4] * [$Summary.$B$4]" office:value-type="float" office:value="155.232779225243" calcext:value-type="float">
            <text:p>155.23</text:p>
          </table:table-cell>
          <table:table-cell table:formula="of:=[.F22] * [$Summary.$A$4] * [$Summary.$B$4]" office:value-type="float" office:value="156.510062949752" calcext:value-type="float">
            <text:p>156.51</text:p>
          </table:table-cell>
          <table:table-cell table:formula="of:=[.G22] * [$Summary.$A$4] * [$Summary.$B$4]" office:value-type="float" office:value="158.66996973739" calcext:value-type="float">
            <text:p>158.67</text:p>
          </table:table-cell>
          <table:table-cell table:formula="of:=[.H22] * [$Summary.$A$4] * [$Summary.$B$4]" office:value-type="float" office:value="161.011730114379" calcext:value-type="float">
            <text:p>161.01</text:p>
          </table:table-cell>
          <table:table-cell table:formula="of:=[.I22] * [$Summary.$A$4] * [$Summary.$B$4]" office:value-type="float" office:value="162.805655038743" calcext:value-type="float">
            <text:p>162.81</text:p>
          </table:table-cell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3.5431626553647" calcext:value-type="float">
            <text:p>63.54</text:p>
          </table:table-cell>
          <table:table-cell table:formula="of:=[.C23] * [$Summary.$A$4] * [$Summary.$B$4]" office:value-type="float" office:value="155.5011480826" calcext:value-type="float">
            <text:p>155.50</text:p>
          </table:table-cell>
          <table:table-cell table:formula="of:=[.D23] * [$Summary.$A$4] * [$Summary.$B$4]" office:value-type="float" office:value="162.846330285132" calcext:value-type="float">
            <text:p>162.85</text:p>
          </table:table-cell>
          <table:table-cell table:formula="of:=[.E23] * [$Summary.$A$4] * [$Summary.$B$4]" office:value-type="float" office:value="169.325986495869" calcext:value-type="float">
            <text:p>169.33</text:p>
          </table:table-cell>
          <table:table-cell table:formula="of:=[.F23] * [$Summary.$A$4] * [$Summary.$B$4]" office:value-type="float" office:value="170.492569527013" calcext:value-type="float">
            <text:p>170.49</text:p>
          </table:table-cell>
          <table:table-cell table:formula="of:=[.G23] * [$Summary.$A$4] * [$Summary.$B$4]" office:value-type="float" office:value="172.887306097492" calcext:value-type="float">
            <text:p>172.89</text:p>
          </table:table-cell>
          <table:table-cell table:formula="of:=[.H23] * [$Summary.$A$4] * [$Summary.$B$4]" office:value-type="float" office:value="175.402385279942" calcext:value-type="float">
            <text:p>175.40</text:p>
          </table:table-cell>
          <table:table-cell table:formula="of:=[.I23] * [$Summary.$A$4] * [$Summary.$B$4]" office:value-type="float" office:value="177.387737335966" calcext:value-type="float">
            <text:p>177.39</text:p>
          </table:table-cell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/>
          <table:table-cell table:style-name="Default" table:number-columns-repeated="5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 table:style-name="Default"/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3">
          <table:table-cell table:style-name="ce58" office:value-type="string" calcext:value-type="string">
            <text:p>RH</text:p>
          </table:table-cell>
          <table:table-cell table:style-name="ce58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37993131833514" calcext:value-type="float">
            <text:p>0.6380</text:p>
          </table:table-cell>
          <table:table-cell table:style-name="ce147" table:formula="of:=[.B102]-[.B54]" office:value-type="float" office:value="4.05851469023843" calcext:value-type="float">
            <text:p>4.06</text:p>
          </table:table-cell>
          <table:table-cell table:style-name="ce147" table:formula="of:=[.A102]-[.A54]" office:value-type="float" office:value="4.69644989327486" calcext:value-type="float">
            <text:p>4.70</text:p>
          </table:table-cell>
          <table:table-cell table:style-name="ce65" table:formula="of:=[.D39]/[.C39]" office:value-type="float" office:value="1.15718440161638" calcext:value-type="float">
            <text:p>1.1572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46782399110212" calcext:value-type="float">
            <text:p>0.2468</text:p>
          </table:table-cell>
          <table:table-cell table:style-name="ce122" table:formula="of:=[.D102]-[.D54]" office:value-type="float" office:value="4.33885494390177" calcext:value-type="float">
            <text:p>4.34</text:p>
          </table:table-cell>
          <table:table-cell table:style-name="ce122" table:formula="of:=[.C102]-[.C54]" office:value-type="float" office:value="1.64361137745044" calcext:value-type="float">
            <text:p>1.64</text:p>
          </table:table-cell>
          <table:table-cell table:style-name="ce65" table:formula="of:=[.D40]/[.C40]" office:value-type="float" office:value="0.378812243944805" calcext:value-type="float">
            <text:p>0.3788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128" table:formula="of:=[$Summary.E58]" office:value-type="float" office:value="0.234358147097925" calcext:value-type="float">
            <text:p>0.2344</text:p>
          </table:table-cell>
          <table:table-cell table:style-name="ce122" table:formula="of:=[.F102]-[.F54]" office:value-type="float" office:value="3.19507191558799" calcext:value-type="float">
            <text:p>3.20</text:p>
          </table:table-cell>
          <table:table-cell table:style-name="ce122" table:formula="of:=[.E102]-[.E54]" office:value-type="float" office:value="1.2231301319236" calcext:value-type="float">
            <text:p>1.22</text:p>
          </table:table-cell>
          <table:table-cell table:style-name="ce65" table:formula="of:=[.D41]/[.C41]" office:value-type="float" office:value="0.382817715606412" calcext:value-type="float">
            <text:p>0.3828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128" table:formula="of:=[$Summary.E47]" office:value-type="float" office:value="0.232182580518294" calcext:value-type="float">
            <text:p>0.2322</text:p>
          </table:table-cell>
          <table:table-cell table:style-name="ce122" table:formula="of:=[.H102]-[.H54]" office:value-type="float" office:value="3.00211307478438" calcext:value-type="float">
            <text:p>3.00</text:p>
          </table:table-cell>
          <table:table-cell table:style-name="ce122" table:formula="of:=[.G102]-[.G54]" office:value-type="float" office:value="1.1525308950047" calcext:value-type="float">
            <text:p>1.15</text:p>
          </table:table-cell>
          <table:table-cell table:style-name="ce65" table:formula="of:=[.D42]/[.C42]" office:value-type="float" office:value="0.383906557246343" calcext:value-type="float">
            <text:p>0.3839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28318068769019" calcext:value-type="float">
            <text:p>0.2283</text:p>
          </table:table-cell>
          <table:table-cell table:style-name="ce122" table:formula="of:=[.J102]-[.J54]" office:value-type="float" office:value="2.69284065944467" calcext:value-type="float">
            <text:p>2.69</text:p>
          </table:table-cell>
          <table:table-cell table:style-name="ce122" table:formula="of:=[.I102]-[.I54]" office:value-type="float" office:value="1.03568465330386" calcext:value-type="float">
            <text:p>1.04</text:p>
          </table:table-cell>
          <table:table-cell table:style-name="ce65" table:formula="of:=[.D43]/[.C43]" office:value-type="float" office:value="0.384606734777038" calcext:value-type="float">
            <text:p>0.3846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128" table:formula="of:=[$Summary.E25]" office:value-type="float" office:value="0.224481713481459" calcext:value-type="float">
            <text:p>0.2245</text:p>
          </table:table-cell>
          <table:table-cell table:formula="of:=[.L102]-[.L54]" office:value-type="float" office:value="2.4063176440103" calcext:value-type="float">
            <text:p>2.41</text:p>
          </table:table-cell>
          <table:table-cell table:formula="of:=[.K102]-[.K54]" office:value-type="float" office:value="0.92595418517044" calcext:value-type="float">
            <text:p>0.93</text:p>
          </table:table-cell>
          <table:table-cell table:style-name="ce65" table:formula="of:=[.D44]/[.C44]" office:value-type="float" office:value="0.384801311445845" calcext:value-type="float">
            <text:p>0.3848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128" table:formula="of:=[$Summary.E14]" office:value-type="float" office:value="0.221702928574141" calcext:value-type="float">
            <text:p>0.2217</text:p>
          </table:table-cell>
          <table:table-cell table:formula="of:=[.N102]-[.N54]" office:value-type="float" office:value="2.28056849461785" calcext:value-type="float">
            <text:p>2.28</text:p>
          </table:table-cell>
          <table:table-cell table:formula="of:=[.M102]-[.M54]" office:value-type="float" office:value="0.875365463363323" calcext:value-type="float">
            <text:p>0.88</text:p>
          </table:table-cell>
          <table:table-cell table:style-name="ce65" table:formula="of:=[.D45]/[.C45]" office:value-type="float" office:value="0.383836515074723" calcext:value-type="float">
            <text:p>0.3838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4"/>
          <table:table-cell table:style-name="Default" table:number-columns-repeated="5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 table:number-columns-repeated="6"/>
          <table:table-cell table:number-columns-repeated="14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ce123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1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table:style-name="Default" table:formula="of:=INDEX(LINEST([.B27:.B35];[.A27:.A35]^{1;2;3};1;1);1)" office:value-type="float" office:value="-0.00000609325606088967" calcext:value-type="float">
            <text:p>-6.09325606088967E-06</text:p>
          </table:table-cell>
          <table:table-cell table:style-name="Default" table:formula="of:=INDEX(LINEST([.B27:.B35];[.A27:.A35]^{1;2;3};1;1);1;2)" office:value-type="float" office:value="0.0102704262666313" calcext:value-type="float">
            <text:p>0.010270426266631</text:p>
          </table:table-cell>
          <table:table-cell table:style-name="ce85" table:formula="of:=INDEX(LINEST([.D27:.D35];[.A27:.A35]^{1;2;3};1;1);1)" office:value-type="float" office:value="-0.0000221435758389188" calcext:value-type="float">
            <text:p>-2.21435758389188E-05</text:p>
          </table:table-cell>
          <table:table-cell table:style-name="ce85" table:formula="of:=INDEX(LINEST([.D27:.D35];[.A27:.A35]^{1;2;3};1;1);1;2)" office:value-type="float" office:value="0.0311427980243782" calcext:value-type="float">
            <text:p>0.031142798024378</text:p>
          </table:table-cell>
          <table:table-cell table:style-name="ce85" table:formula="of:=INDEX(LINEST([.E27:.E35];[.A27:.A35]^{1;2;3};1;1);1)" office:value-type="float" office:value="0.000113236526485899" calcext:value-type="float">
            <text:p>0.000113236526486</text:p>
          </table:table-cell>
          <table:table-cell table:style-name="ce85" table:formula="of:=INDEX(LINEST([.E27:.E35];[.A27:.A35]^{1;2;3};1;1);1;2)" office:value-type="float" office:value="-0.0860940084406009" calcext:value-type="float">
            <text:p>-0.086094008440601</text:p>
          </table:table-cell>
          <table:table-cell table:style-name="ce85" table:formula="of:=INDEX(LINEST([.F27:.F35];[.A27:.A35]^{1;2;3};1;1);1)" office:value-type="float" office:value="-0.000245383360178131" calcext:value-type="float">
            <text:p>-0.000245383360178</text:p>
          </table:table-cell>
          <table:table-cell table:style-name="ce85" table:formula="of:=INDEX(LINEST([.F27:.F35];[.A27:.A35]^{1;2;3};1;1);1;2)" office:value-type="float" office:value="0.225787424239004" calcext:value-type="float">
            <text:p>0.225787424239004</text:p>
          </table:table-cell>
          <table:table-cell table:style-name="ce85" table:formula="of:=INDEX(LINEST([.G27:.G35];[.A27:.A35]^{1;2;3};1;1);1)" office:value-type="float" office:value="0.000180844476734907" calcext:value-type="float">
            <text:p>0.000180844476735</text:p>
          </table:table-cell>
          <table:table-cell table:style-name="ce85" table:formula="of:=INDEX(LINEST([.G27:.G35];[.A27:.A35]^{1;2;3};1;1);1;2)" office:value-type="float" office:value="-0.143070389549603" calcext:value-type="float">
            <text:p>-0.143070389549603</text:p>
          </table:table-cell>
          <table:table-cell table:style-name="ce85" table:formula="of:=INDEX(LINEST([.H27:.H35];[.A27:.A35]^{1;2;3};1;1);1)" office:value-type="float" office:value="0.000222652254951224" calcext:value-type="float">
            <text:p>0.000222652254951</text:p>
          </table:table-cell>
          <table:table-cell table:style-name="ce85" table:formula="of:=INDEX(LINEST([.H27:.H35];[.A27:.A35]^{1;2;3};1;1);1;2)" office:value-type="float" office:value="-0.177513834210117" calcext:value-type="float">
            <text:p>-0.177513834210117</text:p>
          </table:table-cell>
          <table:table-cell table:style-name="ce85" table:formula="of:=INDEX(LINEST([.I27:.I35];[.A27:.A35]^{1;2;3};1;1);1)" office:value-type="float" office:value="0.000247345524621176" calcext:value-type="float">
            <text:p>0.000247345524621</text:p>
          </table:table-cell>
          <table:table-cell table:style-name="ce85" table:formula="of:=INDEX(LINEST([.I27:.I35];[.A27:.A35]^{1;2;3};1;1);1;2)" office:value-type="float" office:value="-0.197215216306373" calcext:value-type="float">
            <text:p>-0.197215216306373</text:p>
          </table:table-cell>
          <table:table-cell table:number-columns-repeated="1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11"/>
          <table:table-cell table:style-name="ce83" table:number-columns-repeated="3"/>
        </table:table-row>
        <table:table-row table:style-name="ro1">
          <table:table-cell table:style-name="Default" table:formula="of:=INDEX(LINEST([.B27:.B35];[.A27:.A35]^{1;2;3};1;1);1;3)" office:value-type="float" office:value="-3.5502182012663" calcext:value-type="float">
            <text:p>-3.5502182012663</text:p>
          </table:table-cell>
          <table:table-cell table:style-name="Default" table:formula="of:=INDEX(LINEST([.B27:.B35];[.A27:.A35]^{1;2;3};1;1);1;4)" office:value-type="float" office:value="370.560505691866" calcext:value-type="float">
            <text:p>370.560505691866</text:p>
          </table:table-cell>
          <table:table-cell table:style-name="ce85" table:formula="of:=INDEX(LINEST([.D27:.D35];[.A27:.A35]^{1;2;3};1;1);1;3)" office:value-type="float" office:value="-9.78802352147217" calcext:value-type="float">
            <text:p>-9.78802352147217</text:p>
          </table:table-cell>
          <table:table-cell table:style-name="ce85" table:formula="of:=INDEX(LINEST([.D27:.D35];[.A27:.A35]^{1;2;3};1;1);1;4)" office:value-type="float" office:value="899.639473908945" calcext:value-type="float">
            <text:p>899.639473908945</text:p>
          </table:table-cell>
          <table:table-cell table:style-name="ce85" table:formula="of:=INDEX(LINEST([.E27:.E35];[.A27:.A35]^{1;2;3};1;1);1;3)" office:value-type="float" office:value="24.0314078844117" calcext:value-type="float">
            <text:p>24.0314078844117</text:p>
          </table:table-cell>
          <table:table-cell table:style-name="ce85" table:formula="of:=INDEX(LINEST([.E27:.E35];[.A27:.A35]^{1;2;3};1;1);1;4)" office:value-type="float" office:value="-2343.61996765894" calcext:value-type="float">
            <text:p>-2343.61996765894</text:p>
          </table:table-cell>
          <table:table-cell table:style-name="ce85" table:formula="of:=INDEX(LINEST([.F27:.F35];[.A27:.A35]^{1;2;3};1;1);1;3)" office:value-type="float" office:value="-66.364226787012" calcext:value-type="float">
            <text:p>-66.364226787012</text:p>
          </table:table-cell>
          <table:table-cell table:style-name="ce85" table:formula="of:=INDEX(LINEST([.F27:.F35];[.A27:.A35]^{1;2;3};1;1);1;4)" office:value-type="float" office:value="6389.50707023858" calcext:value-type="float">
            <text:p>6389.50707023858</text:p>
          </table:table-cell>
          <table:table-cell table:style-name="ce85" table:formula="of:=INDEX(LINEST([.G27:.G35];[.A27:.A35]^{1;2;3};1;1);1;3)" office:value-type="float" office:value="40.0171834917997" calcext:value-type="float">
            <text:p>40.0171834917997</text:p>
          </table:table-cell>
          <table:table-cell table:style-name="ce85" table:formula="of:=INDEX(LINEST([.G27:.G35];[.A27:.A35]^{1;2;3};1;1);1;4)" office:value-type="float" office:value="-3833.24450514136" calcext:value-type="float">
            <text:p>-3833.24450514136</text:p>
          </table:table-cell>
          <table:table-cell table:style-name="ce85" table:formula="of:=INDEX(LINEST([.H27:.H35];[.A27:.A35]^{1;2;3};1;1);1;3)" office:value-type="float" office:value="49.4551644857812" calcext:value-type="float">
            <text:p>49.4551644857812</text:p>
          </table:table-cell>
          <table:table-cell table:style-name="ce85" table:formula="of:=INDEX(LINEST([.H27:.H35];[.A27:.A35]^{1;2;3};1;1);1;4)" office:value-type="float" office:value="-4690.9231692674" calcext:value-type="float">
            <text:p>-4690.9231692674</text:p>
          </table:table-cell>
          <table:table-cell table:style-name="ce85" table:formula="of:=INDEX(LINEST([.I27:.I35];[.A27:.A35]^{1;2;3};1;1);1;3)" office:value-type="float" office:value="54.6675156299577" calcext:value-type="float">
            <text:p>54.6675156299577</text:p>
          </table:table-cell>
          <table:table-cell table:style-name="ce85" table:formula="of:=INDEX(LINEST([.I27:.I35];[.A27:.A35]^{1;2;3};1;1);1;4)" office:value-type="float" office:value="-5146.1369084638" calcext:value-type="float">
            <text:p>-5146.1369084638</text:p>
          </table:table-cell>
          <table:table-cell table:number-columns-repeated="11"/>
          <table:table-cell table:style-name="ce83" table:number-columns-repeated="3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3"/>
          <table:table-cell table:number-columns-repeated="2"/>
          <table:table-cell table:style-name="ce111"/>
          <table:table-cell table:style-name="ce120"/>
          <table:table-cell table:number-columns-repeated="2"/>
          <table:table-cell table:style-name="ce83" table:number-columns-repeated="3"/>
          <table:table-cell table:number-columns-repeated="2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3.6951632958949" calcext:value-type="float">
            <text:p>53.70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32.598023456712" calcext:value-type="float">
            <text:p>132.60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39.207189517272" calcext:value-type="float">
            <text:p>139.21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0.430399479308" calcext:value-type="float">
            <text:p>140.43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42.655641097749" calcext:value-type="float">
            <text:p>142.6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H28]" office:value-type="float" office:value="144.937328625443" calcext:value-type="float">
            <text:p>144.94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I28]" office:value-type="float" office:value="146.632798667741" calcext:value-type="float">
            <text:p>146.63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4] + (([.B28]-[$CO2_275ppm.B28]) * [.$B$39])" office:value-type="float" office:value="289.25714539546" calcext:value-type="float">
            <text:p>289.26</text:p>
          </table:table-cell>
          <table:table-cell table:formula="of:=(([.$A$50] * POWER([.A55];3)) + ([.$B$50] * POWER([.A55];2)) + ([.$A$52] * [.A55]) + [.$B$52])" office:value-type="float" office:value="55.4886350962073" calcext:value-type="float">
            <text:p>55.49</text:p>
          </table:table-cell>
          <table:table-cell table:formula="of:=[.C54] + (([.D28]-[$CO2_275ppm.D28]) * [.$B$40])" office:value-type="float" office:value="287.722858345919" calcext:value-type="float">
            <text:p>287.72</text:p>
          </table:table-cell>
          <table:table-cell table:formula="of:=(([.$C$50] * POWER([.C55];3)) + ([.$D$50] * POWER([.C55];2)) + ([.$C$52] * [.C55]) + [.$D$52])" office:value-type="float" office:value="134.103247976635" calcext:value-type="float">
            <text:p>134.10</text:p>
          </table:table-cell>
          <table:table-cell table:formula="of:=[.E54] + (([.E28]-[$CO2_275ppm.E28]) * [.$B$41])" office:value-type="float" office:value="287.624338997977" calcext:value-type="float">
            <text:p>287.62</text:p>
          </table:table-cell>
          <table:table-cell table:formula="of:=(([.$E$50] * POWER([.E55];3)) + ([.$F$50] * POWER([.E55];2)) + ([.$E$52] * [.E55]) + [.$F$52])" office:value-type="float" office:value="140.441838983111" calcext:value-type="float">
            <text:p>140.44</text:p>
          </table:table-cell>
          <table:table-cell table:formula="of:=[.E54] + (([.F28]-[$CO2_275ppm.F28]) * [.$B$42])" office:value-type="float" office:value="287.605492534321" calcext:value-type="float">
            <text:p>287.61</text:p>
          </table:table-cell>
          <table:table-cell table:formula="of:=(([.$G$50] * POWER([.G55];3)) + ([.$H$50] * POWER([.G55];2)) + ([.$G$52] * [.G55]) + [.$H$52])" office:value-type="float" office:value="141.600138916927" calcext:value-type="float">
            <text:p>141.60</text:p>
          </table:table-cell>
          <table:table-cell table:formula="of:=[.I54] + (([.G28]-[$CO2_275ppm.G28]) * [.$B$43])" office:value-type="float" office:value="287.570860474444" calcext:value-type="float">
            <text:p>287.57</text:p>
          </table:table-cell>
          <table:table-cell table:formula="of:=(([.$I$50] * POWER([.I55];3)) + ([.$J$50] * POWER([.I55];2)) + ([.$I$52] * [.I55]) + [.$J$52])" office:value-type="float" office:value="143.746650489317" calcext:value-type="float">
            <text:p>143.75</text:p>
          </table:table-cell>
          <table:table-cell table:formula="of:=[.K54] + (([.H28]-[$CO2_275ppm.H28]) * [.$B$44])" office:value-type="float" office:value="287.535779877265" calcext:value-type="float">
            <text:p>287.54</text:p>
          </table:table-cell>
          <table:table-cell table:formula="of:=(([.$K$50] * POWER([.K55];3)) + ([.$L$50] * POWER([.K55];2)) + ([.$K$52] * [.K55]) + [.$L$52])" office:value-type="float" office:value="145.9367760287" calcext:value-type="float">
            <text:p>145.94</text:p>
          </table:table-cell>
          <table:table-cell table:formula="of:=[.M54] + (([.I28]-[$CO2_275ppm.I28]) * [.$B$44])" office:value-type="float" office:value="287.513419539983" calcext:value-type="float">
            <text:p>287.51</text:p>
          </table:table-cell>
          <table:table-cell table:formula="of:=(([.$M$50] * POWER([.M55];3)) + ([.$N$50] * POWER([.M55];2)) + ([.$M$52] * [.M55]) + [.$N$52])" office:value-type="float" office:value="147.576429472891" calcext:value-type="float">
            <text:p>147.58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5] + (([.B55]-[.B54]) *[.$B$39])" office:value-type="float" office:value="290.401368086196" calcext:value-type="float">
            <text:p>290.40</text:p>
          </table:table-cell>
          <table:table-cell table:formula="of:=(([.$A$50] * POWER([.A56];3)) + ([.$B$50] * POWER([.A56];2)) + ([.$A$52] * [.A56]) + [.$B$52])" office:value-type="float" office:value="56.481363910047" calcext:value-type="float">
            <text:p>56.48</text:p>
          </table:table-cell>
          <table:table-cell table:formula="of:=[.C55] + (([.D55]-[.D54]) *[.$B$40])" office:value-type="float" office:value="288.094321264145" calcext:value-type="float">
            <text:p>288.09</text:p>
          </table:table-cell>
          <table:table-cell table:formula="of:=(([.$C$50] * POWER([.C56];3)) + ([.$D$50] * POWER([.C56];2)) + ([.$C$52] * [.C56]) + [.$D$52])" office:value-type="float" office:value="135.083167433046" calcext:value-type="float">
            <text:p>135.08</text:p>
          </table:table-cell>
          <table:table-cell table:formula="of:=[.E55] + (([.F55]-[.F54]) *[.$B$41])" office:value-type="float" office:value="287.913689159107" calcext:value-type="float">
            <text:p>287.91</text:p>
          </table:table-cell>
          <table:table-cell table:formula="of:=(([.$E$50] * POWER([.E56];3)) + ([.$F$50] * POWER([.E56];2)) + ([.$E$52] * [.E56]) + [.$F$52])" office:value-type="float" office:value="141.19783174195" calcext:value-type="float">
            <text:p>141.20</text:p>
          </table:table-cell>
          <table:table-cell table:formula="of:=[.G55] + (([.H55]-[.H54]) *[.$B$42])" office:value-type="float" office:value="287.877085655481" calcext:value-type="float">
            <text:p>287.88</text:p>
          </table:table-cell>
          <table:table-cell table:formula="of:=(([.$G$50] * POWER([.G56];3)) + ([.$H$50] * POWER([.G56];2)) + ([.$G$52] * [.G56]) + [.$H$52])" office:value-type="float" office:value="142.312504694612" calcext:value-type="float">
            <text:p>142.31</text:p>
          </table:table-cell>
          <table:table-cell table:formula="of:=[.I55] + (([.J55]-[.J54]) *[.$B$43])" office:value-type="float" office:value="287.819957631736" calcext:value-type="float">
            <text:p>287.82</text:p>
          </table:table-cell>
          <table:table-cell table:formula="of:=(([.$I$50] * POWER([.I56];3)) + ([.$J$50] * POWER([.I56];2)) + ([.$I$52] * [.I56]) + [.$J$52])" office:value-type="float" office:value="144.394441728808" calcext:value-type="float">
            <text:p>144.39</text:p>
          </table:table-cell>
          <table:table-cell table:formula="of:=[.K55] + (([.L55]-[.L54]) *[.$B$44])" office:value-type="float" office:value="287.760137542883" calcext:value-type="float">
            <text:p>287.76</text:p>
          </table:table-cell>
          <table:table-cell table:formula="of:=(([.$K$50] * POWER([.K56];3)) + ([.$L$50] * POWER([.K56];2)) + ([.$K$52] * [.K56]) + [.$L$52])" office:value-type="float" office:value="146.520067013271" calcext:value-type="float">
            <text:p>146.52</text:p>
          </table:table-cell>
          <table:table-cell table:formula="of:=[.M55] + (([.N55]-[.N54]) *[.$B$44])" office:value-type="float" office:value="287.725247400017" calcext:value-type="float">
            <text:p>287.73</text:p>
          </table:table-cell>
          <table:table-cell table:formula="of:=(([.$M$50] * POWER([.M56];3)) + ([.$N$50] * POWER([.M56];2)) + ([.$M$52] * [.M56]) + [.$N$52])" office:value-type="float" office:value="148.128577332671" calcext:value-type="float">
            <text:p>148.13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6] + (([.B56]-[.B55]) *[.$B$39])" office:value-type="float" office:value="291.034722251199" calcext:value-type="float">
            <text:p>291.03</text:p>
          </table:table-cell>
          <table:table-cell table:formula="of:=(([.$A$50] * POWER([.A57];3)) + ([.$B$50] * POWER([.A57];2)) + ([.$A$52] * [.A57]) + [.$B$52])" office:value-type="float" office:value="57.0364525043481" calcext:value-type="float">
            <text:p>57.04</text:p>
          </table:table-cell>
          <table:table-cell table:formula="of:=[.C56] + (([.D56]-[.D55]) *[.$B$40])" office:value-type="float" office:value="288.336148138534" calcext:value-type="float">
            <text:p>288.34</text:p>
          </table:table-cell>
          <table:table-cell table:formula="of:=(([.$C$50] * POWER([.C57];3)) + ([.$D$50] * POWER([.C57];2)) + ([.$C$52] * [.C57]) + [.$D$52])" office:value-type="float" office:value="135.722887718755" calcext:value-type="float">
            <text:p>135.72</text:p>
          </table:table-cell>
          <table:table-cell table:formula="of:=[.E56] + (([.F56]-[.F55]) *[.$B$41])" office:value-type="float" office:value="288.090862221288" calcext:value-type="float">
            <text:p>288.09</text:p>
          </table:table-cell>
          <table:table-cell table:formula="of:=(([.$E$50] * POWER([.E57];3)) + ([.$F$50] * POWER([.E57];2)) + ([.$E$52] * [.E57]) + [.$F$52])" office:value-type="float" office:value="141.661703545344" calcext:value-type="float">
            <text:p>141.66</text:p>
          </table:table-cell>
          <table:table-cell table:formula="of:=[.G56] + (([.H56]-[.H55]) *[.$B$42])" office:value-type="float" office:value="288.042484580017" calcext:value-type="float">
            <text:p>288.04</text:p>
          </table:table-cell>
          <table:table-cell table:formula="of:=(([.$G$50] * POWER([.G57];3)) + ([.$H$50] * POWER([.G57];2)) + ([.$G$52] * [.G57]) + [.$H$52])" office:value-type="float" office:value="142.747336219352" calcext:value-type="float">
            <text:p>142.75</text:p>
          </table:table-cell>
          <table:table-cell table:formula="of:=[.I56] + (([.J56]-[.J55]) *[.$B$43])" office:value-type="float" office:value="287.967860076502" calcext:value-type="float">
            <text:p>287.97</text:p>
          </table:table-cell>
          <table:table-cell table:formula="of:=(([.$I$50] * POWER([.I57];3)) + ([.$J$50] * POWER([.I57];2)) + ([.$I$52] * [.I57]) + [.$J$52])" office:value-type="float" office:value="144.779837435771" calcext:value-type="float">
            <text:p>144.78</text:p>
          </table:table-cell>
          <table:table-cell table:formula="of:=[.K56] + (([.L56]-[.L55]) *[.$B$44])" office:value-type="float" office:value="287.891075702557" calcext:value-type="float">
            <text:p>287.89</text:p>
          </table:table-cell>
          <table:table-cell table:formula="of:=(([.$K$50] * POWER([.K57];3)) + ([.$L$50] * POWER([.K57];2)) + ([.$K$52] * [.K57]) + [.$L$52])" office:value-type="float" office:value="146.861166285049" calcext:value-type="float">
            <text:p>146.86</text:p>
          </table:table-cell>
          <table:table-cell table:formula="of:=[.M56] + (([.N56]-[.N55]) *[.$B$44])" office:value-type="float" office:value="287.849194497675" calcext:value-type="float">
            <text:p>287.85</text:p>
          </table:table-cell>
          <table:table-cell table:formula="of:=(([.$M$50] * POWER([.M57];3)) + ([.$N$50] * POWER([.M57];2)) + ([.$M$52] * [.M57]) + [.$N$52])" office:value-type="float" office:value="148.452333244015" calcext:value-type="float">
            <text:p>148.45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7] + (([.B57]-[.B56]) *[.$B$39])" office:value-type="float" office:value="291.388864961923" calcext:value-type="float">
            <text:p>291.39</text:p>
          </table:table-cell>
          <table:table-cell table:formula="of:=(([.$A$50] * POWER([.A58];3)) + ([.$B$50] * POWER([.A58];2)) + ([.$A$52] * [.A58]) + [.$B$52])" office:value-type="float" office:value="57.3485644998166" calcext:value-type="float">
            <text:p>57.35</text:p>
          </table:table-cell>
          <table:table-cell table:formula="of:=[.C57] + (([.D57]-[.D56]) *[.$B$40])" office:value-type="float" office:value="288.4940198454" calcext:value-type="float">
            <text:p>288.49</text:p>
          </table:table-cell>
          <table:table-cell table:formula="of:=(([.$C$50] * POWER([.C58];3)) + ([.$D$50] * POWER([.C58];2)) + ([.$C$52] * [.C58]) + [.$D$52])" office:value-type="float" office:value="136.141272564539" calcext:value-type="float">
            <text:p>136.14</text:p>
          </table:table-cell>
          <table:table-cell table:formula="of:=[.E57] + (([.F57]-[.F56]) *[.$B$41])" office:value-type="float" office:value="288.199574357622" calcext:value-type="float">
            <text:p>288.20</text:p>
          </table:table-cell>
          <table:table-cell table:formula="of:=(([.$E$50] * POWER([.E58];3)) + ([.$F$50] * POWER([.E58];2)) + ([.$E$52] * [.E58]) + [.$F$52])" office:value-type="float" office:value="141.946697660207" calcext:value-type="float">
            <text:p>141.95</text:p>
          </table:table-cell>
          <table:table-cell table:formula="of:=[.G57] + (([.H57]-[.H56]) *[.$B$42])" office:value-type="float" office:value="288.143444885522" calcext:value-type="float">
            <text:p>288.14</text:p>
          </table:table-cell>
          <table:table-cell table:formula="of:=(([.$G$50] * POWER([.G58];3)) + ([.$H$50] * POWER([.G58];2)) + ([.$G$52] * [.G58]) + [.$H$52])" office:value-type="float" office:value="143.01312954019" calcext:value-type="float">
            <text:p>143.01</text:p>
          </table:table-cell>
          <table:table-cell table:formula="of:=[.I57] + (([.J57]-[.J56]) *[.$B$43])" office:value-type="float" office:value="288.055852880028" calcext:value-type="float">
            <text:p>288.06</text:p>
          </table:table-cell>
          <table:table-cell table:formula="of:=(([.$I$50] * POWER([.I58];3)) + ([.$J$50] * POWER([.I58];2)) + ([.$I$52] * [.I58]) + [.$J$52])" office:value-type="float" office:value="145.009397011708" calcext:value-type="float">
            <text:p>145.01</text:p>
          </table:table-cell>
          <table:table-cell table:formula="of:=[.K57] + (([.L57]-[.L56]) *[.$B$44])" office:value-type="float" office:value="287.967646251553" calcext:value-type="float">
            <text:p>287.97</text:p>
          </table:table-cell>
          <table:table-cell table:formula="of:=(([.$K$50] * POWER([.K58];3)) + ([.$L$50] * POWER([.K58];2)) + ([.$K$52] * [.K58]) + [.$L$52])" office:value-type="float" office:value="147.060870429705" calcext:value-type="float">
            <text:p>147.06</text:p>
          </table:table-cell>
          <table:table-cell table:formula="of:=[.M57] + (([.N57]-[.N56]) *[.$B$44])" office:value-type="float" office:value="287.921871779404" calcext:value-type="float">
            <text:p>287.92</text:p>
          </table:table-cell>
          <table:table-cell table:formula="of:=(([.$M$50] * POWER([.M58];3)) + ([.$N$50] * POWER([.M58];2)) + ([.$M$52] * [.M58]) + [.$N$52])" office:value-type="float" office:value="148.642403758791" calcext:value-type="float">
            <text:p>148.64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8] + (([.B58]-[.B57]) *[.$B$39])" office:value-type="float" office:value="291.587990271394" calcext:value-type="float">
            <text:p>291.59</text:p>
          </table:table-cell>
          <table:table-cell table:formula="of:=(([.$A$50] * POWER([.A59];3)) + ([.$B$50] * POWER([.A59];2)) + ([.$A$52] * [.A59]) + [.$B$52])" office:value-type="float" office:value="57.5246017949428" calcext:value-type="float">
            <text:p>57.52</text:p>
          </table:table-cell>
          <table:table-cell table:formula="of:=[.C58] + (([.D58]-[.D57]) *[.$B$40])" office:value-type="float" office:value="288.597269861394" calcext:value-type="float">
            <text:p>288.60</text:p>
          </table:table-cell>
          <table:table-cell table:formula="of:=(([.$C$50] * POWER([.C59];3)) + ([.$D$50] * POWER([.C59];2)) + ([.$C$52] * [.C59]) + [.$D$52])" office:value-type="float" office:value="136.415224308656" calcext:value-type="float">
            <text:p>136.42</text:p>
          </table:table-cell>
          <table:table-cell table:formula="of:=[.E58] + (([.F58]-[.F57]) *[.$B$41])" office:value-type="float" office:value="288.266365050316" calcext:value-type="float">
            <text:p>288.27</text:p>
          </table:table-cell>
          <table:table-cell table:formula="of:=(([.$E$50] * POWER([.E59];3)) + ([.$F$50] * POWER([.E59];2)) + ([.$E$52] * [.E59]) + [.$F$52])" office:value-type="float" office:value="142.121931068656" calcext:value-type="float">
            <text:p>142.12</text:p>
          </table:table-cell>
          <table:table-cell table:formula="of:=[.G58] + (([.H58]-[.H57]) *[.$B$42])" office:value-type="float" office:value="288.205157464638" calcext:value-type="float">
            <text:p>288.21</text:p>
          </table:table-cell>
          <table:table-cell table:formula="of:=(([.$G$50] * POWER([.G59];3)) + ([.$H$50] * POWER([.G59];2)) + ([.$G$52] * [.G59]) + [.$H$52])" office:value-type="float" office:value="143.175734602446" calcext:value-type="float">
            <text:p>143.18</text:p>
          </table:table-cell>
          <table:table-cell table:formula="of:=[.I58] + (([.J58]-[.J57]) *[.$B$43])" office:value-type="float" office:value="288.108265479073" calcext:value-type="float">
            <text:p>288.11</text:p>
          </table:table-cell>
          <table:table-cell table:formula="of:=(([.$I$50] * POWER([.I59];3)) + ([.$J$50] * POWER([.I59];2)) + ([.$I$52] * [.I59]) + [.$J$52])" office:value-type="float" office:value="145.146230514775" calcext:value-type="float">
            <text:p>145.15</text:p>
          </table:table-cell>
          <table:table-cell table:formula="of:=[.K58] + (([.L58]-[.L57]) *[.$B$44])" office:value-type="float" office:value="288.012476180135" calcext:value-type="float">
            <text:p>288.01</text:p>
          </table:table-cell>
          <table:table-cell table:formula="of:=(([.$K$50] * POWER([.K59];3)) + ([.$L$50] * POWER([.K59];2)) + ([.$K$52] * [.K59]) + [.$L$52])" office:value-type="float" office:value="147.177872361899" calcext:value-type="float">
            <text:p>147.18</text:p>
          </table:table-cell>
          <table:table-cell table:formula="of:=[.M58] + (([.N58]-[.N57]) *[.$B$44])" office:value-type="float" office:value="287.964539134243" calcext:value-type="float">
            <text:p>287.96</text:p>
          </table:table-cell>
          <table:table-cell table:formula="of:=(([.$M$50] * POWER([.M59];3)) + ([.$N$50] * POWER([.M59];2)) + ([.$M$52] * [.M59]) + [.$N$52])" office:value-type="float" office:value="148.754071133933" calcext:value-type="float">
            <text:p>148.75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9] + (([.B59]-[.B58]) *[.$B$39])" office:value-type="float" office:value="291.700300856631" calcext:value-type="float">
            <text:p>291.70</text:p>
          </table:table-cell>
          <table:table-cell table:formula="of:=(([.$A$50] * POWER([.A60];3)) + ([.$B$50] * POWER([.A60];2)) + ([.$A$52] * [.A60]) + [.$B$52])" office:value-type="float" office:value="57.6240631035257" calcext:value-type="float">
            <text:p>57.62</text:p>
          </table:table-cell>
          <table:table-cell table:formula="of:=[.C59] + (([.D59]-[.D58]) *[.$B$40])" office:value-type="float" office:value="288.664876330048" calcext:value-type="float">
            <text:p>288.66</text:p>
          </table:table-cell>
          <table:table-cell table:formula="of:=(([.$C$50] * POWER([.C60];3)) + ([.$D$50] * POWER([.C60];2)) + ([.$C$52] * [.C60]) + [.$D$52])" office:value-type="float" office:value="136.594741841496" calcext:value-type="float">
            <text:p>136.59</text:p>
          </table:table-cell>
          <table:table-cell table:formula="of:=[.E59] + (([.F59]-[.F58]) *[.$B$41])" office:value-type="float" office:value="288.307432427229" calcext:value-type="float">
            <text:p>288.31</text:p>
          </table:table-cell>
          <table:table-cell table:formula="of:=(([.$E$50] * POWER([.E60];3)) + ([.$F$50] * POWER([.E60];2)) + ([.$E$52] * [.E60]) + [.$F$52])" office:value-type="float" office:value="142.229728667047" calcext:value-type="float">
            <text:p>142.23</text:p>
          </table:table-cell>
          <table:table-cell table:formula="of:=[.G59] + (([.H59]-[.H58]) *[.$B$42])" office:value-type="float" office:value="288.242911527598" calcext:value-type="float">
            <text:p>288.24</text:p>
          </table:table-cell>
          <table:table-cell table:formula="of:=(([.$G$50] * POWER([.G60];3)) + ([.$H$50] * POWER([.G60];2)) + ([.$G$52] * [.G60]) + [.$H$52])" office:value-type="float" office:value="143.27526310712" calcext:value-type="float">
            <text:p>143.28</text:p>
          </table:table-cell>
          <table:table-cell table:formula="of:=[.I59] + (([.J59]-[.J58]) *[.$B$43])" office:value-type="float" office:value="288.139507040236" calcext:value-type="float">
            <text:p>288.14</text:p>
          </table:table-cell>
          <table:table-cell table:formula="of:=(([.$I$50] * POWER([.I60];3)) + ([.$J$50] * POWER([.I60];2)) + ([.$I$52] * [.I60]) + [.$J$52])" office:value-type="float" office:value="145.227827404486" calcext:value-type="float">
            <text:p>145.23</text:p>
          </table:table-cell>
          <table:table-cell table:formula="of:=[.K59] + (([.L59]-[.L58]) *[.$B$44])" office:value-type="float" office:value="288.038740974355" calcext:value-type="float">
            <text:p>288.04</text:p>
          </table:table-cell>
          <table:table-cell table:formula="of:=(([.$K$50] * POWER([.K60];3)) + ([.$L$50] * POWER([.K60];2)) + ([.$K$52] * [.K60]) + [.$L$52])" office:value-type="float" office:value="147.246448776503" calcext:value-type="float">
            <text:p>147.25</text:p>
          </table:table-cell>
          <table:table-cell table:formula="of:=[.M59] + (([.N59]-[.N58]) *[.$B$44])" office:value-type="float" office:value="287.989606417955" calcext:value-type="float">
            <text:p>287.99</text:p>
          </table:table-cell>
          <table:table-cell table:formula="of:=(([.$M$50] * POWER([.M60];3)) + ([.$N$50] * POWER([.M60];2)) + ([.$M$52] * [.M60]) + [.$N$52])" office:value-type="float" office:value="148.819704222535" calcext:value-type="float">
            <text:p>148.82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0] + (([.B60]-[.B59]) *[.$B$39])" office:value-type="float" office:value="291.76375648839" calcext:value-type="float">
            <text:p>291.76</text:p>
          </table:table-cell>
          <table:table-cell table:formula="of:=(([.$A$50] * POWER([.A61];3)) + ([.$B$50] * POWER([.A61];2)) + ([.$A$52] * [.A61]) + [.$B$52])" office:value-type="float" office:value="57.6803139576508" calcext:value-type="float">
            <text:p>57.68</text:p>
          </table:table-cell>
          <table:table-cell table:formula="of:=[.C60] + (([.D60]-[.D59]) *[.$B$40])" office:value-type="float" office:value="288.709178097484" calcext:value-type="float">
            <text:p>288.71</text:p>
          </table:table-cell>
          <table:table-cell table:formula="of:=(([.$C$50] * POWER([.C61];3)) + ([.$D$50] * POWER([.C61];2)) + ([.$C$52] * [.C61]) + [.$D$52])" office:value-type="float" office:value="136.712437015023" calcext:value-type="float">
            <text:p>136.71</text:p>
          </table:table-cell>
          <table:table-cell table:formula="of:=[.E60] + (([.F60]-[.F59]) *[.$B$41])" office:value-type="float" office:value="288.33269567265" calcext:value-type="float">
            <text:p>288.33</text:p>
          </table:table-cell>
          <table:table-cell table:formula="of:=(([.$E$50] * POWER([.E61];3)) + ([.$F$50] * POWER([.E61];2)) + ([.$E$52] * [.E61]) + [.$F$52])" office:value-type="float" office:value="142.296061910958" calcext:value-type="float">
            <text:p>142.30</text:p>
          </table:table-cell>
          <table:table-cell table:formula="of:=[.G60] + (([.H60]-[.H59]) *[.$B$42])" office:value-type="float" office:value="288.266020312649" calcext:value-type="float">
            <text:p>288.27</text:p>
          </table:table-cell>
          <table:table-cell table:formula="of:=(([.$G$50] * POWER([.G61];3)) + ([.$H$50] * POWER([.G61];2)) + ([.$G$52] * [.G61]) + [.$H$52])" office:value-type="float" office:value="143.336202376959" calcext:value-type="float">
            <text:p>143.34</text:p>
          </table:table-cell>
          <table:table-cell table:formula="of:=[.I60] + (([.J60]-[.J59]) *[.$B$43])" office:value-type="float" office:value="288.158137084512" calcext:value-type="float">
            <text:p>288.16</text:p>
          </table:table-cell>
          <table:table-cell table:formula="of:=(([.$I$50] * POWER([.I61];3)) + ([.$J$50] * POWER([.I61];2)) + ([.$I$52] * [.I61]) + [.$J$52])" office:value-type="float" office:value="145.276497774791" calcext:value-type="float">
            <text:p>145.28</text:p>
          </table:table-cell>
          <table:table-cell table:formula="of:=[.K60] + (([.L60]-[.L59]) *[.$B$44])" office:value-type="float" office:value="288.054135125409" calcext:value-type="float">
            <text:p>288.05</text:p>
          </table:table-cell>
          <table:table-cell table:formula="of:=(([.$K$50] * POWER([.K61];3)) + ([.$L$50] * POWER([.K61];2)) + ([.$K$52] * [.K61]) + [.$L$52])" office:value-type="float" office:value="147.286651883775" calcext:value-type="float">
            <text:p>147.29</text:p>
          </table:table-cell>
          <table:table-cell table:formula="of:=[.M60] + (([.N60]-[.N59]) *[.$B$44])" office:value-type="float" office:value="288.004339846145" calcext:value-type="float">
            <text:p>288.00</text:p>
          </table:table-cell>
          <table:table-cell table:formula="of:=(([.$M$50] * POWER([.M61];3)) + ([.$N$50] * POWER([.M61];2)) + ([.$M$52] * [.M61]) + [.$N$52])" office:value-type="float" office:value="148.858290080967" calcext:value-type="float">
            <text:p>148.86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1] + (([.B61]-[.B60]) *[.$B$39])" office:value-type="float" office:value="291.799644146982" calcext:value-type="float">
            <text:p>291.80</text:p>
          </table:table-cell>
          <table:table-cell table:formula="of:=(([.$A$50] * POWER([.A62];3)) + ([.$B$50] * POWER([.A62];2)) + ([.$A$52] * [.A62]) + [.$B$52])" office:value-type="float" office:value="57.7121445194002" calcext:value-type="float">
            <text:p>57.71</text:p>
          </table:table-cell>
          <table:table-cell table:formula="of:=[.C61] + (([.D61]-[.D60]) *[.$B$40])" office:value-type="float" office:value="288.738223194771" calcext:value-type="float">
            <text:p>288.74</text:p>
          </table:table-cell>
          <table:table-cell table:formula="of:=(([.$C$50] * POWER([.C62];3)) + ([.$D$50] * POWER([.C62];2)) + ([.$C$52] * [.C62]) + [.$D$52])" office:value-type="float" office:value="136.789625739339" calcext:value-type="float">
            <text:p>136.79</text:p>
          </table:table-cell>
          <table:table-cell table:formula="of:=[.E61] + (([.F61]-[.F60]) *[.$B$41])" office:value-type="float" office:value="288.348241408784" calcext:value-type="float">
            <text:p>288.35</text:p>
          </table:table-cell>
          <table:table-cell table:formula="of:=(([.$E$50] * POWER([.E62];3)) + ([.$F$50] * POWER([.E62];2)) + ([.$E$52] * [.E62]) + [.$F$52])" office:value-type="float" office:value="142.336887587931" calcext:value-type="float">
            <text:p>142.34</text:p>
          </table:table-cell>
          <table:table-cell table:formula="of:=[.G61] + (([.H61]-[.H60]) *[.$B$42])" office:value-type="float" office:value="288.280169349575" calcext:value-type="float">
            <text:p>288.28</text:p>
          </table:table-cell>
          <table:table-cell table:formula="of:=(([.$G$50] * POWER([.G62];3)) + ([.$H$50] * POWER([.G62];2)) + ([.$G$52] * [.G62]) + [.$H$52])" office:value-type="float" office:value="143.373521406989" calcext:value-type="float">
            <text:p>143.37</text:p>
          </table:table-cell>
          <table:table-cell table:formula="of:=[.I61] + (([.J61]-[.J60]) *[.$B$43])" office:value-type="float" office:value="288.169249409467" calcext:value-type="float">
            <text:p>288.17</text:p>
          </table:table-cell>
          <table:table-cell table:formula="of:=(([.$I$50] * POWER([.I62];3)) + ([.$J$50] * POWER([.I62];2)) + ([.$I$52] * [.I62]) + [.$J$52])" office:value-type="float" office:value="145.305532737439" calcext:value-type="float">
            <text:p>145.31</text:p>
          </table:table-cell>
          <table:table-cell table:formula="of:=[.K61] + (([.L61]-[.L60]) *[.$B$44])" office:value-type="float" office:value="288.063159987817" calcext:value-type="float">
            <text:p>288.06</text:p>
          </table:table-cell>
          <table:table-cell table:formula="of:=(([.$K$50] * POWER([.K62];3)) + ([.$L$50] * POWER([.K62];2)) + ([.$K$52] * [.K62]) + [.$L$52])" office:value-type="float" office:value="147.310224345383" calcext:value-type="float">
            <text:p>147.31</text:p>
          </table:table-cell>
          <table:table-cell table:formula="of:=[.M61] + (([.N61]-[.N60]) *[.$B$44])" office:value-type="float" office:value="288.013001665762" calcext:value-type="float">
            <text:p>288.01</text:p>
          </table:table-cell>
          <table:table-cell table:formula="of:=(([.$M$50] * POWER([.M62];3)) + ([.$N$50] * POWER([.M62];2)) + ([.$M$52] * [.M62]) + [.$N$52])" office:value-type="float" office:value="148.880978146761" calcext:value-type="float">
            <text:p>148.88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2] + (([.B62]-[.B61]) *[.$B$39])" office:value-type="float" office:value="291.819951826761" calcext:value-type="float">
            <text:p>291.82</text:p>
          </table:table-cell>
          <table:table-cell table:formula="of:=(([.$A$50] * POWER([.A63];3)) + ([.$B$50] * POWER([.A63];2)) + ([.$A$52] * [.A63]) + [.$B$52])" office:value-type="float" office:value="57.7301620511646" calcext:value-type="float">
            <text:p>57.73</text:p>
          </table:table-cell>
          <table:table-cell table:formula="of:=[.C62] + (([.D62]-[.D61]) *[.$B$40])" office:value-type="float" office:value="288.757272013342" calcext:value-type="float">
            <text:p>288.76</text:p>
          </table:table-cell>
          <table:table-cell table:formula="of:=(([.$C$50] * POWER([.C63];3)) + ([.$D$50] * POWER([.C63];2)) + ([.$C$52] * [.C63]) + [.$D$52])" office:value-type="float" office:value="136.840259837326" calcext:value-type="float">
            <text:p>136.84</text:p>
          </table:table-cell>
          <table:table-cell table:formula="of:=[.E62] + (([.F62]-[.F61]) *[.$B$41])" office:value-type="float" office:value="288.357809238793" calcext:value-type="float">
            <text:p>288.36</text:p>
          </table:table-cell>
          <table:table-cell table:formula="of:=(([.$E$50] * POWER([.E63];3)) + ([.$F$50] * POWER([.E63];2)) + ([.$E$52] * [.E63]) + [.$F$52])" office:value-type="float" office:value="142.362017143409" calcext:value-type="float">
            <text:p>142.36</text:p>
          </table:table-cell>
          <table:table-cell table:formula="of:=[.G62] + (([.H62]-[.H61]) *[.$B$42])" office:value-type="float" office:value="288.28883417827" calcext:value-type="float">
            <text:p>288.29</text:p>
          </table:table-cell>
          <table:table-cell table:formula="of:=(([.$G$50] * POWER([.G63];3)) + ([.$H$50] * POWER([.G63];2)) + ([.$G$52] * [.G63]) + [.$H$52])" office:value-type="float" office:value="143.396378154222" calcext:value-type="float">
            <text:p>143.40</text:p>
          </table:table-cell>
          <table:table-cell table:formula="of:=[.I62] + (([.J62]-[.J61]) *[.$B$43])" office:value-type="float" office:value="288.175878616065" calcext:value-type="float">
            <text:p>288.18</text:p>
          </table:table-cell>
          <table:table-cell table:formula="of:=(([.$I$50] * POWER([.I63];3)) + ([.$J$50] * POWER([.I63];2)) + ([.$I$52] * [.I63]) + [.$J$52])" office:value-type="float" office:value="145.32285549485" calcext:value-type="float">
            <text:p>145.32</text:p>
          </table:table-cell>
          <table:table-cell table:formula="of:=[.K62] + (([.L62]-[.L61]) *[.$B$44])" office:value-type="float" office:value="288.06845157439" calcext:value-type="float">
            <text:p>288.07</text:p>
          </table:table-cell>
          <table:table-cell table:formula="of:=(([.$K$50] * POWER([.K63];3)) + ([.$L$50] * POWER([.K63];2)) + ([.$K$52] * [.K63]) + [.$L$52])" office:value-type="float" office:value="147.324046817355" calcext:value-type="float">
            <text:p>147.32</text:p>
          </table:table-cell>
          <table:table-cell table:formula="of:=[.M62] + (([.N62]-[.N61]) *[.$B$44])" office:value-type="float" office:value="288.018094721647" calcext:value-type="float">
            <text:p>288.02</text:p>
          </table:table-cell>
          <table:table-cell table:formula="of:=(([.$M$50] * POWER([.M63];3)) + ([.$N$50] * POWER([.M63];2)) + ([.$M$52] * [.M63]) + [.$N$52])" office:value-type="float" office:value="148.894319639005" calcext:value-type="float">
            <text:p>148.89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3] + (([.B63]-[.B62]) *[.$B$39])" office:value-type="float" office:value="291.831446888279" calcext:value-type="float">
            <text:p>291.83</text:p>
          </table:table-cell>
          <table:table-cell table:formula="of:=(([.$A$50] * POWER([.A64];3)) + ([.$B$50] * POWER([.A64];2)) + ([.$A$52] * [.A64]) + [.$B$52])" office:value-type="float" office:value="57.7403625902512" calcext:value-type="float">
            <text:p>57.74</text:p>
          </table:table-cell>
          <table:table-cell table:formula="of:=[.C63] + (([.D63]-[.D62]) *[.$B$40])" office:value-type="float" office:value="288.76976761752" calcext:value-type="float">
            <text:p>288.77</text:p>
          </table:table-cell>
          <table:table-cell table:formula="of:=(([.$C$50] * POWER([.C64];3)) + ([.$D$50] * POWER([.C64];2)) + ([.$C$52] * [.C64]) + [.$D$52])" office:value-type="float" office:value="136.873479401518" calcext:value-type="float">
            <text:p>136.87</text:p>
          </table:table-cell>
          <table:table-cell table:formula="of:=[.E63] + (([.F63]-[.F62]) *[.$B$41])" office:value-type="float" office:value="288.363698554852" calcext:value-type="float">
            <text:p>288.36</text:p>
          </table:table-cell>
          <table:table-cell table:formula="of:=(([.$E$50] * POWER([.E64];3)) + ([.$F$50] * POWER([.E64];2)) + ([.$E$52] * [.E64]) + [.$F$52])" office:value-type="float" office:value="142.377486296535" calcext:value-type="float">
            <text:p>142.38</text:p>
          </table:table-cell>
          <table:table-cell table:formula="of:=[.G63] + (([.H63]-[.H62]) *[.$B$42])" office:value-type="float" office:value="288.294141116824" calcext:value-type="float">
            <text:p>288.29</text:p>
          </table:table-cell>
          <table:table-cell table:formula="of:=(([.$G$50] * POWER([.G64];3)) + ([.$H$50] * POWER([.G64];2)) + ([.$G$52] * [.G64]) + [.$H$52])" office:value-type="float" office:value="143.41037820802" calcext:value-type="float">
            <text:p>143.41</text:p>
          </table:table-cell>
          <table:table-cell table:formula="of:=[.I63] + (([.J63]-[.J62]) *[.$B$43])" office:value-type="float" office:value="288.179833714583" calcext:value-type="float">
            <text:p>288.18</text:p>
          </table:table-cell>
          <table:table-cell table:formula="of:=(([.$I$50] * POWER([.I64];3)) + ([.$J$50] * POWER([.I64];2)) + ([.$I$52] * [.I64]) + [.$J$52])" office:value-type="float" office:value="145.333191105135" calcext:value-type="float">
            <text:p>145.33</text:p>
          </table:table-cell>
          <table:table-cell table:formula="of:=[.K63] + (([.L63]-[.L62]) *[.$B$44])" office:value-type="float" office:value="288.071554466583" calcext:value-type="float">
            <text:p>288.07</text:p>
          </table:table-cell>
          <table:table-cell table:formula="of:=(([.$K$50] * POWER([.K64];3)) + ([.$L$50] * POWER([.K64];2)) + ([.$K$52] * [.K64]) + [.$L$52])" office:value-type="float" office:value="147.332152457107" calcext:value-type="float">
            <text:p>147.33</text:p>
          </table:table-cell>
          <table:table-cell table:formula="of:=[.M63] + (([.N63]-[.N62]) *[.$B$44])" office:value-type="float" office:value="288.021089642687" calcext:value-type="float">
            <text:p>288.02</text:p>
          </table:table-cell>
          <table:table-cell table:formula="of:=(([.$M$50] * POWER([.M64];3)) + ([.$N$50] * POWER([.M64];2)) + ([.$M$52] * [.M64]) + [.$N$52])" office:value-type="float" office:value="148.902165371079" calcext:value-type="float">
            <text:p>148.90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4] + (([.B64]-[.B63]) *[.$B$39])" office:value-type="float" office:value="291.837954762157" calcext:value-type="float">
            <text:p>291.84</text:p>
          </table:table-cell>
          <table:table-cell table:formula="of:=(([.$A$50] * POWER([.A65];3)) + ([.$B$50] * POWER([.A65];2)) + ([.$A$52] * [.A65]) + [.$B$52])" office:value-type="float" office:value="57.7461381547586" calcext:value-type="float">
            <text:p>57.75</text:p>
          </table:table-cell>
          <table:table-cell table:formula="of:=[.C64] + (([.D64]-[.D63]) *[.$B$40])" office:value-type="float" office:value="288.777965621269" calcext:value-type="float">
            <text:p>288.78</text:p>
          </table:table-cell>
          <table:table-cell table:formula="of:=(([.$C$50] * POWER([.C65];3)) + ([.$D$50] * POWER([.C65];2)) + ([.$C$52] * [.C65]) + [.$D$52])" office:value-type="float" office:value="136.895275823724" calcext:value-type="float">
            <text:p>136.90</text:p>
          </table:table-cell>
          <table:table-cell table:formula="of:=[.E64] + (([.F64]-[.F63]) *[.$B$41])" office:value-type="float" office:value="288.367323876916" calcext:value-type="float">
            <text:p>288.37</text:p>
          </table:table-cell>
          <table:table-cell table:formula="of:=(([.$E$50] * POWER([.E65];3)) + ([.$F$50] * POWER([.E65];2)) + ([.$E$52] * [.E65]) + [.$F$52])" office:value-type="float" office:value="142.387009146387" calcext:value-type="float">
            <text:p>142.39</text:p>
          </table:table-cell>
          <table:table-cell table:formula="of:=[.G64] + (([.H64]-[.H63]) *[.$B$42])" office:value-type="float" office:value="288.297391685443" calcext:value-type="float">
            <text:p>288.30</text:p>
          </table:table-cell>
          <table:table-cell table:formula="of:=(([.$G$50] * POWER([.G65];3)) + ([.$H$50] * POWER([.G65];2)) + ([.$G$52] * [.G65]) + [.$H$52])" office:value-type="float" office:value="143.418953799544" calcext:value-type="float">
            <text:p>143.42</text:p>
          </table:table-cell>
          <table:table-cell table:formula="of:=[.I64] + (([.J64]-[.J63]) *[.$B$43])" office:value-type="float" office:value="288.182193521163" calcext:value-type="float">
            <text:p>288.18</text:p>
          </table:table-cell>
          <table:table-cell table:formula="of:=(([.$I$50] * POWER([.I65];3)) + ([.$J$50] * POWER([.I65];2)) + ([.$I$52] * [.I65]) + [.$J$52])" office:value-type="float" office:value="145.339358037146" calcext:value-type="float">
            <text:p>145.34</text:p>
          </table:table-cell>
          <table:table-cell table:formula="of:=[.K64] + (([.L64]-[.L63]) *[.$B$44])" office:value-type="float" office:value="288.073374034483" calcext:value-type="float">
            <text:p>288.07</text:p>
          </table:table-cell>
          <table:table-cell table:formula="of:=(([.$K$50] * POWER([.K65];3)) + ([.$L$50] * POWER([.K65];2)) + ([.$K$52] * [.K65]) + [.$L$52])" office:value-type="float" office:value="147.336905821139" calcext:value-type="float">
            <text:p>147.34</text:p>
          </table:table-cell>
          <table:table-cell table:formula="of:=[.M64] + (([.N64]-[.N63]) *[.$B$44])" office:value-type="float" office:value="288.022850866066" calcext:value-type="float">
            <text:p>288.02</text:p>
          </table:table-cell>
          <table:table-cell table:formula="of:=(([.$M$50] * POWER([.M65];3)) + ([.$N$50] * POWER([.M65];2)) + ([.$M$52] * [.M65]) + [.$N$52])" office:value-type="float" office:value="148.906779349441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5] + (([.B65]-[.B64]) *[.$B$39])" office:value-type="float" office:value="291.841639532645" calcext:value-type="float">
            <text:p>291.84</text:p>
          </table:table-cell>
          <table:table-cell table:formula="of:=(([.$A$50] * POWER([.A66];3)) + ([.$B$50] * POWER([.A66];2)) + ([.$A$52] * [.A66]) + [.$B$52])" office:value-type="float" office:value="57.7494084756706" calcext:value-type="float">
            <text:p>57.75</text:p>
          </table:table-cell>
          <table:table-cell table:formula="of:=[.C65] + (([.D65]-[.D64]) *[.$B$40])" office:value-type="float" office:value="288.783344594633" calcext:value-type="float">
            <text:p>288.78</text:p>
          </table:table-cell>
          <table:table-cell table:formula="of:=(([.$C$50] * POWER([.C66];3)) + ([.$D$50] * POWER([.C66];2)) + ([.$C$52] * [.C66]) + [.$D$52])" office:value-type="float" office:value="136.909578029238" calcext:value-type="float">
            <text:p>136.91</text:p>
          </table:table-cell>
          <table:table-cell table:formula="of:=[.E65] + (([.F65]-[.F64]) *[.$B$41])" office:value-type="float" office:value="288.369555634362" calcext:value-type="float">
            <text:p>288.37</text:p>
          </table:table-cell>
          <table:table-cell table:formula="of:=(([.$E$50] * POWER([.E66];3)) + ([.$F$50] * POWER([.E66];2)) + ([.$E$52] * [.E66]) + [.$F$52])" office:value-type="float" office:value="142.392871592001" calcext:value-type="float">
            <text:p>142.39</text:p>
          </table:table-cell>
          <table:table-cell table:formula="of:=[.G65] + (([.H65]-[.H64]) *[.$B$42])" office:value-type="float" office:value="288.299382788412" calcext:value-type="float">
            <text:p>288.30</text:p>
          </table:table-cell>
          <table:table-cell table:formula="of:=(([.$G$50] * POWER([.G66];3)) + ([.$H$50] * POWER([.G66];2)) + ([.$G$52] * [.G66]) + [.$H$52])" office:value-type="float" office:value="143.424206833002" calcext:value-type="float">
            <text:p>143.42</text:p>
          </table:table-cell>
          <table:table-cell table:formula="of:=[.I65] + (([.J65]-[.J64]) *[.$B$43])" office:value-type="float" office:value="288.18360154317" calcext:value-type="float">
            <text:p>288.18</text:p>
          </table:table-cell>
          <table:table-cell table:formula="of:=(([.$I$50] * POWER([.I66];3)) + ([.$J$50] * POWER([.I66];2)) + ([.$I$52] * [.I66]) + [.$J$52])" office:value-type="float" office:value="145.343037721018" calcext:value-type="float">
            <text:p>145.34</text:p>
          </table:table-cell>
          <table:table-cell table:formula="of:=[.K65] + (([.L65]-[.L64]) *[.$B$44])" office:value-type="float" office:value="288.074441077786" calcext:value-type="float">
            <text:p>288.07</text:p>
          </table:table-cell>
          <table:table-cell table:formula="of:=(([.$K$50] * POWER([.K66];3)) + ([.$L$50] * POWER([.K66];2)) + ([.$K$52] * [.K66]) + [.$L$52])" office:value-type="float" office:value="147.339693366908" calcext:value-type="float">
            <text:p>147.34</text:p>
          </table:table-cell>
          <table:table-cell table:formula="of:=[.M65] + (([.N65]-[.N64]) *[.$B$44])" office:value-type="float" office:value="288.023886619835" calcext:value-type="float">
            <text:p>288.02</text:p>
          </table:table-cell>
          <table:table-cell table:formula="of:=(([.$M$50] * POWER([.M66];3)) + ([.$N$50] * POWER([.M66];2)) + ([.$M$52] * [.M66]) + [.$N$52])" office:value-type="float" office:value="148.909492821091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6] + (([.B66]-[.B65]) *[.$B$39])" office:value-type="float" office:value="291.843725974926" calcext:value-type="float">
            <text:p>291.84</text:p>
          </table:table-cell>
          <table:table-cell table:formula="of:=(([.$A$50] * POWER([.A67];3)) + ([.$B$50] * POWER([.A67];2)) + ([.$A$52] * [.A67]) + [.$B$52])" office:value-type="float" office:value="57.7512603019475" calcext:value-type="float">
            <text:p>57.75</text:p>
          </table:table-cell>
          <table:table-cell table:formula="of:=[.C66] + (([.D66]-[.D65]) *[.$B$40])" office:value-type="float" office:value="288.786874127222" calcext:value-type="float">
            <text:p>288.79</text:p>
          </table:table-cell>
          <table:table-cell table:formula="of:=(([.$C$50] * POWER([.C67];3)) + ([.$D$50] * POWER([.C67];2)) + ([.$C$52] * [.C67]) + [.$D$52])" office:value-type="float" office:value="136.918963114389" calcext:value-type="float">
            <text:p>136.92</text:p>
          </table:table-cell>
          <table:table-cell table:formula="of:=[.E66] + (([.F66]-[.F65]) *[.$B$41])" office:value-type="float" office:value="288.370929546254" calcext:value-type="float">
            <text:p>288.37</text:p>
          </table:table-cell>
          <table:table-cell table:formula="of:=(([.$E$50] * POWER([.E67];3)) + ([.$F$50] * POWER([.E67];2)) + ([.$E$52] * [.E67]) + [.$F$52])" office:value-type="float" office:value="142.396480682658" calcext:value-type="float">
            <text:p>142.40</text:p>
          </table:table-cell>
          <table:table-cell table:formula="of:=[.G66] + (([.H66]-[.H65]) *[.$B$42])" office:value-type="float" office:value="288.300602451276" calcext:value-type="float">
            <text:p>288.30</text:p>
          </table:table-cell>
          <table:table-cell table:formula="of:=(([.$G$50] * POWER([.G67];3)) + ([.$H$50] * POWER([.G67];2)) + ([.$G$52] * [.G67]) + [.$H$52])" office:value-type="float" office:value="143.427424665342" calcext:value-type="float">
            <text:p>143.43</text:p>
          </table:table-cell>
          <table:table-cell table:formula="of:=[.I66] + (([.J66]-[.J65]) *[.$B$43])" office:value-type="float" office:value="288.184441681485" calcext:value-type="float">
            <text:p>288.18</text:p>
          </table:table-cell>
          <table:table-cell table:formula="of:=(([.$I$50] * POWER([.I67];3)) + ([.$J$50] * POWER([.I67];2)) + ([.$I$52] * [.I67]) + [.$J$52])" office:value-type="float" office:value="145.345233339206" calcext:value-type="float">
            <text:p>145.35</text:p>
          </table:table-cell>
          <table:table-cell table:formula="of:=[.K66] + (([.L66]-[.L65]) *[.$B$44])" office:value-type="float" office:value="288.075066830836" calcext:value-type="float">
            <text:p>288.08</text:p>
          </table:table-cell>
          <table:table-cell table:formula="of:=(([.$K$50] * POWER([.K67];3)) + ([.$L$50] * POWER([.K67];2)) + ([.$K$52] * [.K67]) + [.$L$52])" office:value-type="float" office:value="147.341328101051" calcext:value-type="float">
            <text:p>147.34</text:p>
          </table:table-cell>
          <table:table-cell table:formula="of:=[.M66] + (([.N66]-[.N65]) *[.$B$44])" office:value-type="float" office:value="288.0244957446" calcext:value-type="float">
            <text:p>288.02</text:p>
          </table:table-cell>
          <table:table-cell table:formula="of:=(([.$M$50] * POWER([.M67];3)) + ([.$N$50] * POWER([.M67];2)) + ([.$M$52] * [.M67]) + [.$N$52])" office:value-type="float" office:value="148.911088624995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7] + (([.B67]-[.B66]) *[.$B$39])" office:value-type="float" office:value="291.844907427372" calcext:value-type="float">
            <text:p>291.84</text:p>
          </table:table-cell>
          <table:table-cell table:formula="of:=(([.$A$50] * POWER([.A68];3)) + ([.$B$50] * POWER([.A68];2)) + ([.$A$52] * [.A68]) + [.$B$52])" office:value-type="float" office:value="57.7523089216303" calcext:value-type="float">
            <text:p>57.75</text:p>
          </table:table-cell>
          <table:table-cell table:formula="of:=[.C67] + (([.D67]-[.D66]) *[.$B$40])" office:value-type="float" office:value="288.789190201051" calcext:value-type="float">
            <text:p>288.79</text:p>
          </table:table-cell>
          <table:table-cell table:formula="of:=(([.$C$50] * POWER([.C68];3)) + ([.$D$50] * POWER([.C68];2)) + ([.$C$52] * [.C68]) + [.$D$52])" office:value-type="float" office:value="136.925121754664" calcext:value-type="float">
            <text:p>136.93</text:p>
          </table:table-cell>
          <table:table-cell table:formula="of:=[.E67] + (([.F67]-[.F66]) *[.$B$41])" office:value-type="float" office:value="288.371775366053" calcext:value-type="float">
            <text:p>288.37</text:p>
          </table:table-cell>
          <table:table-cell table:formula="of:=(([.$E$50] * POWER([.E68];3)) + ([.$F$50] * POWER([.E68];2)) + ([.$E$52] * [.E68]) + [.$F$52])" office:value-type="float" office:value="142.398702565275" calcext:value-type="float">
            <text:p>142.40</text:p>
          </table:table-cell>
          <table:table-cell table:formula="of:=[.G67] + (([.H67]-[.H66]) *[.$B$42])" office:value-type="float" office:value="288.301349575892" calcext:value-type="float">
            <text:p>288.30</text:p>
          </table:table-cell>
          <table:table-cell table:formula="of:=(([.$G$50] * POWER([.G68];3)) + ([.$H$50] * POWER([.G68];2)) + ([.$G$52] * [.G68]) + [.$H$52])" office:value-type="float" office:value="143.429395821568" calcext:value-type="float">
            <text:p>143.43</text:p>
          </table:table-cell>
          <table:table-cell table:formula="of:=[.I67] + (([.J67]-[.J66]) *[.$B$43])" office:value-type="float" office:value="288.18494298079" calcext:value-type="float">
            <text:p>288.18</text:p>
          </table:table-cell>
          <table:table-cell table:formula="of:=(([.$I$50] * POWER([.I68];3)) + ([.$J$50] * POWER([.I68];2)) + ([.$I$52] * [.I68]) + [.$J$52])" office:value-type="float" office:value="145.346543444161" calcext:value-type="float">
            <text:p>145.35</text:p>
          </table:table-cell>
          <table:table-cell table:formula="of:=[.K67] + (([.L67]-[.L66]) *[.$B$44])" office:value-type="float" office:value="288.075433798758" calcext:value-type="float">
            <text:p>288.08</text:p>
          </table:table-cell>
          <table:table-cell table:formula="of:=(([.$K$50] * POWER([.K68];3)) + ([.$L$50] * POWER([.K68];2)) + ([.$K$52] * [.K68]) + [.$L$52])" office:value-type="float" office:value="147.342286783372" calcext:value-type="float">
            <text:p>147.34</text:p>
          </table:table-cell>
          <table:table-cell table:formula="of:=[.M67] + (([.N67]-[.N66]) *[.$B$44])" office:value-type="float" office:value="288.024853973395" calcext:value-type="float">
            <text:p>288.02</text:p>
          </table:table-cell>
          <table:table-cell table:formula="of:=(([.$M$50] * POWER([.M68];3)) + ([.$N$50] * POWER([.M68];2)) + ([.$M$52] * [.M68]) + [.$N$52])" office:value-type="float" office:value="148.912027129598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8] + (([.B68]-[.B67]) *[.$B$39])" office:value-type="float" office:value="291.845576439528" calcext:value-type="float">
            <text:p>291.85</text:p>
          </table:table-cell>
          <table:table-cell table:formula="of:=(([.$A$50] * POWER([.A69];3)) + ([.$B$50] * POWER([.A69];2)) + ([.$A$52] * [.A69]) + [.$B$52])" office:value-type="float" office:value="57.7529027216904" calcext:value-type="float">
            <text:p>57.75</text:p>
          </table:table-cell>
          <table:table-cell table:formula="of:=[.C68] + (([.D68]-[.D67]) *[.$B$40])" office:value-type="float" office:value="288.790710045074" calcext:value-type="float">
            <text:p>288.79</text:p>
          </table:table-cell>
          <table:table-cell table:formula="of:=(([.$C$50] * POWER([.C69];3)) + ([.$D$50] * POWER([.C69];2)) + ([.$C$52] * [.C69]) + [.$D$52])" office:value-type="float" office:value="136.929163220854" calcext:value-type="float">
            <text:p>136.93</text:p>
          </table:table-cell>
          <table:table-cell table:formula="of:=[.E68] + (([.F68]-[.F67]) *[.$B$41])" office:value-type="float" office:value="288.372296082346" calcext:value-type="float">
            <text:p>288.37</text:p>
          </table:table-cell>
          <table:table-cell table:formula="of:=(([.$E$50] * POWER([.E69];3)) + ([.$F$50] * POWER([.E69];2)) + ([.$E$52] * [.E69]) + [.$F$52])" office:value-type="float" office:value="142.400070442482" calcext:value-type="float">
            <text:p>142.40</text:p>
          </table:table-cell>
          <table:table-cell table:formula="of:=[.G68] + (([.H68]-[.H67]) *[.$B$42])" office:value-type="float" office:value="288.301807244031" calcext:value-type="float">
            <text:p>288.30</text:p>
          </table:table-cell>
          <table:table-cell table:formula="of:=(([.$G$50] * POWER([.G69];3)) + ([.$H$50] * POWER([.G69];2)) + ([.$G$52] * [.G69]) + [.$H$52])" office:value-type="float" office:value="143.430603305518" calcext:value-type="float">
            <text:p>143.43</text:p>
          </table:table-cell>
          <table:table-cell table:formula="of:=[.I68] + (([.J68]-[.J67]) *[.$B$43])" office:value-type="float" office:value="288.185242101423" calcext:value-type="float">
            <text:p>288.19</text:p>
          </table:table-cell>
          <table:table-cell table:formula="of:=(([.$I$50] * POWER([.I69];3)) + ([.$J$50] * POWER([.I69];2)) + ([.$I$52] * [.I69]) + [.$J$52])" office:value-type="float" office:value="145.347325174786" calcext:value-type="float">
            <text:p>145.35</text:p>
          </table:table-cell>
          <table:table-cell table:formula="of:=[.K68] + (([.L68]-[.L67]) *[.$B$44])" office:value-type="float" office:value="288.075649005408" calcext:value-type="float">
            <text:p>288.08</text:p>
          </table:table-cell>
          <table:table-cell table:formula="of:=(([.$K$50] * POWER([.K69];3)) + ([.$L$50] * POWER([.K69];2)) + ([.$K$52] * [.K69]) + [.$L$52])" office:value-type="float" office:value="147.342849000082" calcext:value-type="float">
            <text:p>147.34</text:p>
          </table:table-cell>
          <table:table-cell table:formula="of:=[.M68] + (([.N68]-[.N67]) *[.$B$44])" office:value-type="float" office:value="288.025064650516" calcext:value-type="float">
            <text:p>288.03</text:p>
          </table:table-cell>
          <table:table-cell table:formula="of:=(([.$M$50] * POWER([.M69];3)) + ([.$N$50] * POWER([.M69];2)) + ([.$M$52] * [.M69]) + [.$N$52])" office:value-type="float" office:value="148.912579073383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9] + (([.B69]-[.B68]) *[.$B$39])" office:value-type="float" office:value="291.845955279887" calcext:value-type="float">
            <text:p>291.85</text:p>
          </table:table-cell>
          <table:table-cell table:formula="of:=(([.$A$50] * POWER([.A70];3)) + ([.$B$50] * POWER([.A70];2)) + ([.$A$52] * [.A70]) + [.$B$52])" office:value-type="float" office:value="57.7532389737858" calcext:value-type="float">
            <text:p>57.75</text:p>
          </table:table-cell>
          <table:table-cell table:formula="of:=[.C69] + (([.D69]-[.D68]) *[.$B$40])" office:value-type="float" office:value="288.791707407796" calcext:value-type="float">
            <text:p>288.79</text:p>
          </table:table-cell>
          <table:table-cell table:formula="of:=(([.$C$50] * POWER([.C70];3)) + ([.$D$50] * POWER([.C70];2)) + ([.$C$52] * [.C70]) + [.$D$52])" office:value-type="float" office:value="136.931815370214" calcext:value-type="float">
            <text:p>136.93</text:p>
          </table:table-cell>
          <table:table-cell table:formula="of:=[.E69] + (([.F69]-[.F68]) *[.$B$41])" office:value-type="float" office:value="288.372616655514" calcext:value-type="float">
            <text:p>288.37</text:p>
          </table:table-cell>
          <table:table-cell table:formula="of:=(([.$E$50] * POWER([.E70];3)) + ([.$F$50] * POWER([.E70];2)) + ([.$E$52] * [.E70]) + [.$F$52])" office:value-type="float" office:value="142.400912564" calcext:value-type="float">
            <text:p>142.40</text:p>
          </table:table-cell>
          <table:table-cell table:formula="of:=[.G69] + (([.H69]-[.H68]) *[.$B$42])" office:value-type="float" office:value="288.302087600771" calcext:value-type="float">
            <text:p>288.30</text:p>
          </table:table-cell>
          <table:table-cell table:formula="of:=(([.$G$50] * POWER([.G70];3)) + ([.$H$50] * POWER([.G70];2)) + ([.$G$52] * [.G70]) + [.$H$52])" office:value-type="float" office:value="143.431342984601" calcext:value-type="float">
            <text:p>143.43</text:p>
          </table:table-cell>
          <table:table-cell table:formula="of:=[.I69] + (([.J69]-[.J68]) *[.$B$43])" office:value-type="float" office:value="288.18542058465" calcext:value-type="float">
            <text:p>288.19</text:p>
          </table:table-cell>
          <table:table-cell table:formula="of:=(([.$I$50] * POWER([.I70];3)) + ([.$J$50] * POWER([.I70];2)) + ([.$I$52] * [.I70]) + [.$J$52])" office:value-type="float" office:value="145.34779162921" calcext:value-type="float">
            <text:p>145.35</text:p>
          </table:table-cell>
          <table:table-cell table:formula="of:=[.K69] + (([.L69]-[.L68]) *[.$B$44])" office:value-type="float" office:value="288.075775212778" calcext:value-type="float">
            <text:p>288.08</text:p>
          </table:table-cell>
          <table:table-cell table:formula="of:=(([.$K$50] * POWER([.K70];3)) + ([.$L$50] * POWER([.K70];2)) + ([.$K$52] * [.K70]) + [.$L$52])" office:value-type="float" office:value="147.343178711226" calcext:value-type="float">
            <text:p>147.34</text:p>
          </table:table-cell>
          <table:table-cell table:formula="of:=[.M69] + (([.N69]-[.N68]) *[.$B$44])" office:value-type="float" office:value="288.025188551803" calcext:value-type="float">
            <text:p>288.03</text:p>
          </table:table-cell>
          <table:table-cell table:formula="of:=(([.$M$50] * POWER([.M70];3)) + ([.$N$50] * POWER([.M70];2)) + ([.$M$52] * [.M70]) + [.$N$52])" office:value-type="float" office:value="148.912903677636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0] + (([.B70]-[.B69]) *[.$B$39])" office:value-type="float" office:value="291.846169806415" calcext:value-type="float">
            <text:p>291.85</text:p>
          </table:table-cell>
          <table:table-cell table:formula="of:=(([.$A$50] * POWER([.A71];3)) + ([.$B$50] * POWER([.A71];2)) + ([.$A$52] * [.A71]) + [.$B$52])" office:value-type="float" office:value="57.7534293844178" calcext:value-type="float">
            <text:p>57.75</text:p>
          </table:table-cell>
          <table:table-cell table:formula="of:=[.C70] + (([.D70]-[.D69]) *[.$B$40])" office:value-type="float" office:value="288.792361911578" calcext:value-type="float">
            <text:p>288.79</text:p>
          </table:table-cell>
          <table:table-cell table:formula="of:=(([.$C$50] * POWER([.C71];3)) + ([.$D$50] * POWER([.C71];2)) + ([.$C$52] * [.C71]) + [.$D$52])" office:value-type="float" office:value="136.93355581493" calcext:value-type="float">
            <text:p>136.93</text:p>
          </table:table-cell>
          <table:table-cell table:formula="of:=[.E70] + (([.F70]-[.F69]) *[.$B$41])" office:value-type="float" office:value="288.372814013552" calcext:value-type="float">
            <text:p>288.37</text:p>
          </table:table-cell>
          <table:table-cell table:formula="of:=(([.$E$50] * POWER([.E71];3)) + ([.$F$50] * POWER([.E71];2)) + ([.$E$52] * [.E71]) + [.$F$52])" office:value-type="float" office:value="142.401431009886" calcext:value-type="float">
            <text:p>142.40</text:p>
          </table:table-cell>
          <table:table-cell table:formula="of:=[.G70] + (([.H70]-[.H69]) *[.$B$42])" office:value-type="float" office:value="288.302259341369" calcext:value-type="float">
            <text:p>288.30</text:p>
          </table:table-cell>
          <table:table-cell table:formula="of:=(([.$G$50] * POWER([.G71];3)) + ([.$H$50] * POWER([.G71];2)) + ([.$G$52] * [.G71]) + [.$H$52])" office:value-type="float" office:value="143.431796097384" calcext:value-type="float">
            <text:p>143.43</text:p>
          </table:table-cell>
          <table:table-cell table:formula="of:=[.I70] + (([.J70]-[.J69]) *[.$B$43])" office:value-type="float" office:value="288.185527084623" calcext:value-type="float">
            <text:p>288.19</text:p>
          </table:table-cell>
          <table:table-cell table:formula="of:=(([.$I$50] * POWER([.I71];3)) + ([.$J$50] * POWER([.I71];2)) + ([.$I$52] * [.I71]) + [.$J$52])" office:value-type="float" office:value="145.348069960437" calcext:value-type="float">
            <text:p>145.35</text:p>
          </table:table-cell>
          <table:table-cell table:formula="of:=[.K70] + (([.L70]-[.L69]) *[.$B$44])" office:value-type="float" office:value="288.075849226901" calcext:value-type="float">
            <text:p>288.08</text:p>
          </table:table-cell>
          <table:table-cell table:formula="of:=(([.$K$50] * POWER([.K71];3)) + ([.$L$50] * POWER([.K71];2)) + ([.$K$52] * [.K71]) + [.$L$52])" office:value-type="float" office:value="147.34337207005" calcext:value-type="float">
            <text:p>147.34</text:p>
          </table:table-cell>
          <table:table-cell table:formula="of:=[.M70] + (([.N70]-[.N69]) *[.$B$44])" office:value-type="float" office:value="288.025261419522" calcext:value-type="float">
            <text:p>288.03</text:p>
          </table:table-cell>
          <table:table-cell table:formula="of:=(([.$M$50] * POWER([.M71];3)) + ([.$N$50] * POWER([.M71];2)) + ([.$M$52] * [.M71]) + [.$N$52])" office:value-type="float" office:value="148.913094581227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1] + (([.B71]-[.B70]) *[.$B$39])" office:value-type="float" office:value="291.84629128709" calcext:value-type="float">
            <text:p>291.85</text:p>
          </table:table-cell>
          <table:table-cell table:formula="of:=(([.$A$50] * POWER([.A72];3)) + ([.$B$50] * POWER([.A72];2)) + ([.$A$52] * [.A72]) + [.$B$52])" office:value-type="float" office:value="57.7535372091037" calcext:value-type="float">
            <text:p>57.75</text:p>
          </table:table-cell>
          <table:table-cell table:formula="of:=[.C71] + (([.D71]-[.D70]) *[.$B$40])" office:value-type="float" office:value="288.792791422701" calcext:value-type="float">
            <text:p>288.79</text:p>
          </table:table-cell>
          <table:table-cell table:formula="of:=(([.$C$50] * POWER([.C72];3)) + ([.$D$50] * POWER([.C72];2)) + ([.$C$52] * [.C72]) + [.$D$52])" office:value-type="float" office:value="136.934697968771" calcext:value-type="float">
            <text:p>136.93</text:p>
          </table:table-cell>
          <table:table-cell table:formula="of:=[.E71] + (([.F71]-[.F70]) *[.$B$41])" office:value-type="float" office:value="288.37293551557" calcext:value-type="float">
            <text:p>288.37</text:p>
          </table:table-cell>
          <table:table-cell table:formula="of:=(([.$E$50] * POWER([.E72];3)) + ([.$F$50] * POWER([.E72];2)) + ([.$E$52] * [.E72]) + [.$F$52])" office:value-type="float" office:value="142.401750187722" calcext:value-type="float">
            <text:p>142.40</text:p>
          </table:table-cell>
          <table:table-cell table:formula="of:=[.G71] + (([.H71]-[.H70]) *[.$B$42])" office:value-type="float" office:value="288.302364546264" calcext:value-type="float">
            <text:p>288.30</text:p>
          </table:table-cell>
          <table:table-cell table:formula="of:=(([.$G$50] * POWER([.G72];3)) + ([.$H$50] * POWER([.G72];2)) + ([.$G$52] * [.G72]) + [.$H$52])" office:value-type="float" office:value="143.43207366571" calcext:value-type="float">
            <text:p>143.43</text:p>
          </table:table-cell>
          <table:table-cell table:formula="of:=[.I71] + (([.J71]-[.J70]) *[.$B$43])" office:value-type="float" office:value="288.185590632671" calcext:value-type="float">
            <text:p>288.19</text:p>
          </table:table-cell>
          <table:table-cell table:formula="of:=(([.$I$50] * POWER([.I72];3)) + ([.$J$50] * POWER([.I72];2)) + ([.$I$52] * [.I72]) + [.$J$52])" office:value-type="float" office:value="145.348236039556" calcext:value-type="float">
            <text:p>145.35</text:p>
          </table:table-cell>
          <table:table-cell table:formula="of:=[.K71] + (([.L71]-[.L70]) *[.$B$44])" office:value-type="float" office:value="288.075892632421" calcext:value-type="float">
            <text:p>288.08</text:p>
          </table:table-cell>
          <table:table-cell table:formula="of:=(([.$K$50] * POWER([.K72];3)) + ([.$L$50] * POWER([.K72];2)) + ([.$K$52] * [.K72]) + [.$L$52])" office:value-type="float" office:value="147.343485465246" calcext:value-type="float">
            <text:p>147.34</text:p>
          </table:table-cell>
          <table:table-cell table:formula="of:=[.M71] + (([.N71]-[.N70]) *[.$B$44])" office:value-type="float" office:value="288.025304273887" calcext:value-type="float">
            <text:p>288.03</text:p>
          </table:table-cell>
          <table:table-cell table:formula="of:=(([.$M$50] * POWER([.M72];3)) + ([.$N$50] * POWER([.M72];2)) + ([.$M$52] * [.M72]) + [.$N$52])" office:value-type="float" office:value="148.913206853964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2] + (([.B72]-[.B71]) *[.$B$39])" office:value-type="float" office:value="291.846360078499" calcext:value-type="float">
            <text:p>291.85</text:p>
          </table:table-cell>
          <table:table-cell table:formula="of:=(([.$A$50] * POWER([.A73];3)) + ([.$B$50] * POWER([.A73];2)) + ([.$A$52] * [.A73]) + [.$B$52])" office:value-type="float" office:value="57.7535982675386" calcext:value-type="float">
            <text:p>57.75</text:p>
          </table:table-cell>
          <table:table-cell table:formula="of:=[.C72] + (([.D72]-[.D71]) *[.$B$40])" office:value-type="float" office:value="288.793073286166" calcext:value-type="float">
            <text:p>288.79</text:p>
          </table:table-cell>
          <table:table-cell table:formula="of:=(([.$C$50] * POWER([.C73];3)) + ([.$D$50] * POWER([.C73];2)) + ([.$C$52] * [.C73]) + [.$D$52])" office:value-type="float" office:value="136.935447501093" calcext:value-type="float">
            <text:p>136.94</text:p>
          </table:table-cell>
          <table:table-cell table:formula="of:=[.E72] + (([.F72]-[.F71]) *[.$B$41])" office:value-type="float" office:value="288.373010317496" calcext:value-type="float">
            <text:p>288.37</text:p>
          </table:table-cell>
          <table:table-cell table:formula="of:=(([.$E$50] * POWER([.E73];3)) + ([.$F$50] * POWER([.E73];2)) + ([.$E$52] * [.E73]) + [.$F$52])" office:value-type="float" office:value="142.401946687654" calcext:value-type="float">
            <text:p>142.40</text:p>
          </table:table-cell>
          <table:table-cell table:formula="of:=[.G72] + (([.H72]-[.H71]) *[.$B$42])" office:value-type="float" office:value="288.302428992794" calcext:value-type="float">
            <text:p>288.30</text:p>
          </table:table-cell>
          <table:table-cell table:formula="of:=(([.$G$50] * POWER([.G73];3)) + ([.$H$50] * POWER([.G73];2)) + ([.$G$52] * [.G73]) + [.$H$52])" office:value-type="float" office:value="143.43224369897" calcext:value-type="float">
            <text:p>143.43</text:p>
          </table:table-cell>
          <table:table-cell table:formula="of:=[.I72] + (([.J72]-[.J71]) *[.$B$43])" office:value-type="float" office:value="288.185628551535" calcext:value-type="float">
            <text:p>288.19</text:p>
          </table:table-cell>
          <table:table-cell table:formula="of:=(([.$I$50] * POWER([.I73];3)) + ([.$J$50] * POWER([.I73];2)) + ([.$I$52] * [.I73]) + [.$J$52])" office:value-type="float" office:value="145.348335138347" calcext:value-type="float">
            <text:p>145.35</text:p>
          </table:table-cell>
          <table:table-cell table:formula="of:=[.K72] + (([.L72]-[.L71]) *[.$B$44])" office:value-type="float" office:value="288.075918087569" calcext:value-type="float">
            <text:p>288.08</text:p>
          </table:table-cell>
          <table:table-cell table:formula="of:=(([.$K$50] * POWER([.K73];3)) + ([.$L$50] * POWER([.K73];2)) + ([.$K$52] * [.K73]) + [.$L$52])" office:value-type="float" office:value="147.343551965834" calcext:value-type="float">
            <text:p>147.34</text:p>
          </table:table-cell>
          <table:table-cell table:formula="of:=[.M72] + (([.N72]-[.N71]) *[.$B$44])" office:value-type="float" office:value="288.025329477063" calcext:value-type="float">
            <text:p>288.03</text:p>
          </table:table-cell>
          <table:table-cell table:formula="of:=(([.$M$50] * POWER([.M73];3)) + ([.$N$50] * POWER([.M73];2)) + ([.$M$52] * [.M73]) + [.$N$52])" office:value-type="float" office:value="148.913272882963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3] + (([.B73]-[.B72]) *[.$B$39])" office:value-type="float" office:value="291.846399033362" calcext:value-type="float">
            <text:p>291.85</text:p>
          </table:table-cell>
          <table:table-cell table:formula="of:=(([.$A$50] * POWER([.A74];3)) + ([.$B$50] * POWER([.A74];2)) + ([.$A$52] * [.A74]) + [.$B$52])" office:value-type="float" office:value="57.7536328434306" calcext:value-type="float">
            <text:p>57.75</text:p>
          </table:table-cell>
          <table:table-cell table:formula="of:=[.C73] + (([.D73]-[.D72]) *[.$B$40])" office:value-type="float" office:value="288.79325825755" calcext:value-type="float">
            <text:p>288.79</text:p>
          </table:table-cell>
          <table:table-cell table:formula="of:=(([.$C$50] * POWER([.C74];3)) + ([.$D$50] * POWER([.C74];2)) + ([.$C$52] * [.C74]) + [.$D$52])" office:value-type="float" office:value="136.935939378684" calcext:value-type="float">
            <text:p>136.94</text:p>
          </table:table-cell>
          <table:table-cell table:formula="of:=[.E73] + (([.F73]-[.F72]) *[.$B$41])" office:value-type="float" office:value="288.373056368856" calcext:value-type="float">
            <text:p>288.37</text:p>
          </table:table-cell>
          <table:table-cell table:formula="of:=(([.$E$50] * POWER([.E74];3)) + ([.$F$50] * POWER([.E74];2)) + ([.$E$52] * [.E74]) + [.$F$52])" office:value-type="float" office:value="142.402067661734" calcext:value-type="float">
            <text:p>142.40</text:p>
          </table:table-cell>
          <table:table-cell table:formula="of:=[.G73] + (([.H73]-[.H72]) *[.$B$42])" office:value-type="float" office:value="288.302468471555" calcext:value-type="float">
            <text:p>288.30</text:p>
          </table:table-cell>
          <table:table-cell table:formula="of:=(([.$G$50] * POWER([.G74];3)) + ([.$H$50] * POWER([.G74];2)) + ([.$G$52] * [.G74]) + [.$H$52])" office:value-type="float" office:value="143.432347858277" calcext:value-type="float">
            <text:p>143.43</text:p>
          </table:table-cell>
          <table:table-cell table:formula="of:=[.I73] + (([.J73]-[.J72]) *[.$B$43])" office:value-type="float" office:value="288.185651177579" calcext:value-type="float">
            <text:p>288.19</text:p>
          </table:table-cell>
          <table:table-cell table:formula="of:=(([.$I$50] * POWER([.I74];3)) + ([.$J$50] * POWER([.I74];2)) + ([.$I$52] * [.I74]) + [.$J$52])" office:value-type="float" office:value="145.348394270241" calcext:value-type="float">
            <text:p>145.35</text:p>
          </table:table-cell>
          <table:table-cell table:formula="of:=[.K73] + (([.L73]-[.L72]) *[.$B$44])" office:value-type="float" office:value="288.075933015735" calcext:value-type="float">
            <text:p>288.08</text:p>
          </table:table-cell>
          <table:table-cell table:formula="of:=(([.$K$50] * POWER([.K74];3)) + ([.$L$50] * POWER([.K74];2)) + ([.$K$52] * [.K74]) + [.$L$52])" office:value-type="float" office:value="147.3435909651" calcext:value-type="float">
            <text:p>147.34</text:p>
          </table:table-cell>
          <table:table-cell table:formula="of:=[.M73] + (([.N73]-[.N72]) *[.$B$44])" office:value-type="float" office:value="288.025344299366" calcext:value-type="float">
            <text:p>288.03</text:p>
          </table:table-cell>
          <table:table-cell table:formula="of:=(([.$M$50] * POWER([.M74];3)) + ([.$N$50] * POWER([.M74];2)) + ([.$M$52] * [.M74]) + [.$N$52])" office:value-type="float" office:value="148.913311715449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4] + (([.B74]-[.B73]) *[.$B$39])" office:value-type="float" office:value="291.846421092543" calcext:value-type="float">
            <text:p>291.85</text:p>
          </table:table-cell>
          <table:table-cell table:formula="of:=(([.$A$50] * POWER([.A75];3)) + ([.$B$50] * POWER([.A75];2)) + ([.$A$52] * [.A75]) + [.$B$52])" office:value-type="float" office:value="57.7536524229158" calcext:value-type="float">
            <text:p>57.75</text:p>
          </table:table-cell>
          <table:table-cell table:formula="of:=[.C74] + (([.D74]-[.D73]) *[.$B$40])" office:value-type="float" office:value="288.793379644282" calcext:value-type="float">
            <text:p>288.79</text:p>
          </table:table-cell>
          <table:table-cell table:formula="of:=(([.$C$50] * POWER([.C75];3)) + ([.$D$50] * POWER([.C75];2)) + ([.$C$52] * [.C75]) + [.$D$52])" office:value-type="float" office:value="136.936262171833" calcext:value-type="float">
            <text:p>136.94</text:p>
          </table:table-cell>
          <table:table-cell table:formula="of:=[.E74] + (([.F74]-[.F73]) *[.$B$41])" office:value-type="float" office:value="288.373084720117" calcext:value-type="float">
            <text:p>288.37</text:p>
          </table:table-cell>
          <table:table-cell table:formula="of:=(([.$E$50] * POWER([.E75];3)) + ([.$F$50] * POWER([.E75];2)) + ([.$E$52] * [.E75]) + [.$F$52])" office:value-type="float" office:value="142.40214213877" calcext:value-type="float">
            <text:p>142.40</text:p>
          </table:table-cell>
          <table:table-cell table:formula="of:=[.G74] + (([.H74]-[.H73]) *[.$B$42])" office:value-type="float" office:value="288.302492655532" calcext:value-type="float">
            <text:p>288.30</text:p>
          </table:table-cell>
          <table:table-cell table:formula="of:=(([.$G$50] * POWER([.G75];3)) + ([.$H$50] * POWER([.G75];2)) + ([.$G$52] * [.G75]) + [.$H$52])" office:value-type="float" office:value="143.432411664415" calcext:value-type="float">
            <text:p>143.43</text:p>
          </table:table-cell>
          <table:table-cell table:formula="of:=[.I74] + (([.J74]-[.J73]) *[.$B$43])" office:value-type="float" office:value="288.185664678459" calcext:value-type="float">
            <text:p>288.19</text:p>
          </table:table-cell>
          <table:table-cell table:formula="of:=(([.$I$50] * POWER([.I75];3)) + ([.$J$50] * POWER([.I75];2)) + ([.$I$52] * [.I75]) + [.$J$52])" office:value-type="float" office:value="145.34842955404" calcext:value-type="float">
            <text:p>145.35</text:p>
          </table:table-cell>
          <table:table-cell table:formula="of:=[.K74] + (([.L74]-[.L73]) *[.$B$44])" office:value-type="float" office:value="288.075941770357" calcext:value-type="float">
            <text:p>288.08</text:p>
          </table:table-cell>
          <table:table-cell table:formula="of:=(([.$K$50] * POWER([.K75];3)) + ([.$L$50] * POWER([.K75];2)) + ([.$K$52] * [.K75]) + [.$L$52])" office:value-type="float" office:value="147.343613836221" calcext:value-type="float">
            <text:p>147.34</text:p>
          </table:table-cell>
          <table:table-cell table:formula="of:=[.M74] + (([.N74]-[.N73]) *[.$B$44])" office:value-type="float" office:value="288.025353016549" calcext:value-type="float">
            <text:p>288.03</text:p>
          </table:table-cell>
          <table:table-cell table:formula="of:=(([.$M$50] * POWER([.M75];3)) + ([.$N$50] * POWER([.M75];2)) + ([.$M$52] * [.M75]) + [.$N$52])" office:value-type="float" office:value="148.913334553326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5] + (([.B75]-[.B74]) *[.$B$39])" office:value-type="float" office:value="291.84643358412" calcext:value-type="float">
            <text:p>291.85</text:p>
          </table:table-cell>
          <table:table-cell table:formula="of:=(([.$A$50] * POWER([.A76];3)) + ([.$B$50] * POWER([.A76];2)) + ([.$A$52] * [.A76]) + [.$B$52])" office:value-type="float" office:value="57.7536635103033" calcext:value-type="float">
            <text:p>57.75</text:p>
          </table:table-cell>
          <table:table-cell table:formula="of:=[.C75] + (([.D75]-[.D74]) *[.$B$40])" office:value-type="float" office:value="288.79345930395" calcext:value-type="float">
            <text:p>288.79</text:p>
          </table:table-cell>
          <table:table-cell table:formula="of:=(([.$C$50] * POWER([.C76];3)) + ([.$D$50] * POWER([.C76];2)) + ([.$C$52] * [.C76]) + [.$D$52])" office:value-type="float" office:value="136.936474004031" calcext:value-type="float">
            <text:p>136.94</text:p>
          </table:table-cell>
          <table:table-cell table:formula="of:=[.E75] + (([.F75]-[.F74]) *[.$B$41])" office:value-type="float" office:value="288.373102174417" calcext:value-type="float">
            <text:p>288.37</text:p>
          </table:table-cell>
          <table:table-cell table:formula="of:=(([.$E$50] * POWER([.E76];3)) + ([.$F$50] * POWER([.E76];2)) + ([.$E$52] * [.E76]) + [.$F$52])" office:value-type="float" office:value="142.402187990164" calcext:value-type="float">
            <text:p>142.40</text:p>
          </table:table-cell>
          <table:table-cell table:formula="of:=[.G75] + (([.H75]-[.H74]) *[.$B$42])" office:value-type="float" office:value="288.302507470206" calcext:value-type="float">
            <text:p>288.30</text:p>
          </table:table-cell>
          <table:table-cell table:formula="of:=(([.$G$50] * POWER([.G76];3)) + ([.$H$50] * POWER([.G76];2)) + ([.$G$52] * [.G76]) + [.$H$52])" office:value-type="float" office:value="143.432450750923" calcext:value-type="float">
            <text:p>143.43</text:p>
          </table:table-cell>
          <table:table-cell table:formula="of:=[.I75] + (([.J75]-[.J74]) *[.$B$43])" office:value-type="float" office:value="288.185672734388" calcext:value-type="float">
            <text:p>288.19</text:p>
          </table:table-cell>
          <table:table-cell table:formula="of:=(([.$I$50] * POWER([.I76];3)) + ([.$J$50] * POWER([.I76];2)) + ([.$I$52] * [.I76]) + [.$J$52])" office:value-type="float" office:value="145.348450607763" calcext:value-type="float">
            <text:p>145.35</text:p>
          </table:table-cell>
          <table:table-cell table:formula="of:=[.K75] + (([.L75]-[.L74]) *[.$B$44])" office:value-type="float" office:value="288.075946904505" calcext:value-type="float">
            <text:p>288.08</text:p>
          </table:table-cell>
          <table:table-cell table:formula="of:=(([.$K$50] * POWER([.K76];3)) + ([.$L$50] * POWER([.K76];2)) + ([.$K$52] * [.K76]) + [.$L$52])" office:value-type="float" office:value="147.343627248987" calcext:value-type="float">
            <text:p>147.34</text:p>
          </table:table-cell>
          <table:table-cell table:formula="of:=[.M75] + (([.N75]-[.N74]) *[.$B$44])" office:value-type="float" office:value="288.025358143235" calcext:value-type="float">
            <text:p>288.03</text:p>
          </table:table-cell>
          <table:table-cell table:formula="of:=(([.$M$50] * POWER([.M76];3)) + ([.$N$50] * POWER([.M76];2)) + ([.$M$52] * [.M76]) + [.$N$52])" office:value-type="float" office:value="148.913347984579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6] + (([.B76]-[.B75]) *[.$B$39])" office:value-type="float" office:value="291.846440657797" calcext:value-type="float">
            <text:p>291.85</text:p>
          </table:table-cell>
          <table:table-cell table:formula="of:=(([.$A$50] * POWER([.A77];3)) + ([.$B$50] * POWER([.A77];2)) + ([.$A$52] * [.A77]) + [.$B$52])" office:value-type="float" office:value="57.7536697888227" calcext:value-type="float">
            <text:p>57.75</text:p>
          </table:table-cell>
          <table:table-cell table:formula="of:=[.C76] + (([.D76]-[.D75]) *[.$B$40])" office:value-type="float" office:value="288.793511580408" calcext:value-type="float">
            <text:p>288.79</text:p>
          </table:table-cell>
          <table:table-cell table:formula="of:=(([.$C$50] * POWER([.C77];3)) + ([.$D$50] * POWER([.C77];2)) + ([.$C$52] * [.C77]) + [.$D$52])" office:value-type="float" office:value="136.936613018464" calcext:value-type="float">
            <text:p>136.94</text:p>
          </table:table-cell>
          <table:table-cell table:formula="of:=[.E76] + (([.F76]-[.F75]) *[.$B$41])" office:value-type="float" office:value="288.373112920065" calcext:value-type="float">
            <text:p>288.37</text:p>
          </table:table-cell>
          <table:table-cell table:formula="of:=(([.$E$50] * POWER([.E77];3)) + ([.$F$50] * POWER([.E77];2)) + ([.$E$52] * [.E77]) + [.$F$52])" office:value-type="float" office:value="142.402216218336" calcext:value-type="float">
            <text:p>142.40</text:p>
          </table:table-cell>
          <table:table-cell table:formula="of:=[.G76] + (([.H76]-[.H75]) *[.$B$42])" office:value-type="float" office:value="288.302516545412" calcext:value-type="float">
            <text:p>288.30</text:p>
          </table:table-cell>
          <table:table-cell table:formula="of:=(([.$G$50] * POWER([.G77];3)) + ([.$H$50] * POWER([.G77];2)) + ([.$G$52] * [.G77]) + [.$H$52])" office:value-type="float" office:value="143.432474694626" calcext:value-type="float">
            <text:p>143.43</text:p>
          </table:table-cell>
          <table:table-cell table:formula="of:=[.I76] + (([.J76]-[.J75]) *[.$B$43])" office:value-type="float" office:value="288.185677541333" calcext:value-type="float">
            <text:p>288.19</text:p>
          </table:table-cell>
          <table:table-cell table:formula="of:=(([.$I$50] * POWER([.I77];3)) + ([.$J$50] * POWER([.I77];2)) + ([.$I$52] * [.I77]) + [.$J$52])" office:value-type="float" office:value="145.34846317045" calcext:value-type="float">
            <text:p>145.35</text:p>
          </table:table-cell>
          <table:table-cell table:formula="of:=[.K76] + (([.L76]-[.L75]) *[.$B$44])" office:value-type="float" office:value="288.075949915426" calcext:value-type="float">
            <text:p>288.08</text:p>
          </table:table-cell>
          <table:table-cell table:formula="of:=(([.$K$50] * POWER([.K77];3)) + ([.$L$50] * POWER([.K77];2)) + ([.$K$52] * [.K77]) + [.$L$52])" office:value-type="float" office:value="147.343635114908" calcext:value-type="float">
            <text:p>147.34</text:p>
          </table:table-cell>
          <table:table-cell table:formula="of:=[.M76] + (([.N76]-[.N75]) *[.$B$44])" office:value-type="float" office:value="288.025361158306" calcext:value-type="float">
            <text:p>288.03</text:p>
          </table:table-cell>
          <table:table-cell table:formula="of:=(([.$M$50] * POWER([.M77];3)) + ([.$N$50] * POWER([.M77];2)) + ([.$M$52] * [.M77]) + [.$N$52])" office:value-type="float" office:value="148.913355883669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7] + (([.B77]-[.B76]) *[.$B$39])" office:value-type="float" office:value="291.84644466345" calcext:value-type="float">
            <text:p>291.85</text:p>
          </table:table-cell>
          <table:table-cell table:formula="of:=(([.$A$50] * POWER([.A78];3)) + ([.$B$50] * POWER([.A78];2)) + ([.$A$52] * [.A78]) + [.$B$52])" office:value-type="float" office:value="57.7536733441965" calcext:value-type="float">
            <text:p>57.75</text:p>
          </table:table-cell>
          <table:table-cell table:formula="of:=[.C77] + (([.D77]-[.D76]) *[.$B$40])" office:value-type="float" office:value="288.793545886723" calcext:value-type="float">
            <text:p>288.79</text:p>
          </table:table-cell>
          <table:table-cell table:formula="of:=(([.$C$50] * POWER([.C78];3)) + ([.$D$50] * POWER([.C78];2)) + ([.$C$52] * [.C78]) + [.$D$52])" office:value-type="float" office:value="136.936704246429" calcext:value-type="float">
            <text:p>136.94</text:p>
          </table:table-cell>
          <table:table-cell table:formula="of:=[.E77] + (([.F77]-[.F76]) *[.$B$41])" office:value-type="float" office:value="288.373119535567" calcext:value-type="float">
            <text:p>288.37</text:p>
          </table:table-cell>
          <table:table-cell table:formula="of:=(([.$E$50] * POWER([.E78];3)) + ([.$F$50] * POWER([.E78];2)) + ([.$E$52] * [.E78]) + [.$F$52])" office:value-type="float" office:value="142.402233596864" calcext:value-type="float">
            <text:p>142.40</text:p>
          </table:table-cell>
          <table:table-cell table:formula="of:=[.G77] + (([.H77]-[.H76]) *[.$B$42])" office:value-type="float" office:value="288.302522104723" calcext:value-type="float">
            <text:p>288.30</text:p>
          </table:table-cell>
          <table:table-cell table:formula="of:=(([.$G$50] * POWER([.G78];3)) + ([.$H$50] * POWER([.G78];2)) + ([.$G$52] * [.G78]) + [.$H$52])" office:value-type="float" office:value="143.432489362122" calcext:value-type="float">
            <text:p>143.43</text:p>
          </table:table-cell>
          <table:table-cell table:formula="of:=[.I77] + (([.J77]-[.J76]) *[.$B$43])" office:value-type="float" office:value="288.185680409622" calcext:value-type="float">
            <text:p>288.19</text:p>
          </table:table-cell>
          <table:table-cell table:formula="of:=(([.$I$50] * POWER([.I78];3)) + ([.$J$50] * POWER([.I78];2)) + ([.$I$52] * [.I78]) + [.$J$52])" office:value-type="float" office:value="145.348470666564" calcext:value-type="float">
            <text:p>145.35</text:p>
          </table:table-cell>
          <table:table-cell table:formula="of:=[.K77] + (([.L77]-[.L76]) *[.$B$44])" office:value-type="float" office:value="288.075951681181" calcext:value-type="float">
            <text:p>288.08</text:p>
          </table:table-cell>
          <table:table-cell table:formula="of:=(([.$K$50] * POWER([.K78];3)) + ([.$L$50] * POWER([.K78];2)) + ([.$K$52] * [.K78]) + [.$L$52])" office:value-type="float" office:value="147.343639727877" calcext:value-type="float">
            <text:p>147.34</text:p>
          </table:table-cell>
          <table:table-cell table:formula="of:=[.M77] + (([.N77]-[.N76]) *[.$B$44])" office:value-type="float" office:value="288.025362931507" calcext:value-type="float">
            <text:p>288.03</text:p>
          </table:table-cell>
          <table:table-cell table:formula="of:=(([.$M$50] * POWER([.M78];3)) + ([.$N$50] * POWER([.M78];2)) + ([.$M$52] * [.M78]) + [.$N$52])" office:value-type="float" office:value="148.913360529223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8] + (([.B78]-[.B77]) *[.$B$39])" office:value-type="float" office:value="291.846446931754" calcext:value-type="float">
            <text:p>291.85</text:p>
          </table:table-cell>
          <table:table-cell table:formula="of:=(([.$A$50] * POWER([.A79];3)) + ([.$B$50] * POWER([.A79];2)) + ([.$A$52] * [.A79]) + [.$B$52])" office:value-type="float" office:value="57.7536753575188" calcext:value-type="float">
            <text:p>57.75</text:p>
          </table:table-cell>
          <table:table-cell table:formula="of:=[.C78] + (([.D78]-[.D77]) *[.$B$40])" office:value-type="float" office:value="288.793568400179" calcext:value-type="float">
            <text:p>288.79</text:p>
          </table:table-cell>
          <table:table-cell table:formula="of:=(([.$C$50] * POWER([.C79];3)) + ([.$D$50] * POWER([.C79];2)) + ([.$C$52] * [.C79]) + [.$D$52])" office:value-type="float" office:value="136.936764114627" calcext:value-type="float">
            <text:p>136.94</text:p>
          </table:table-cell>
          <table:table-cell table:formula="of:=[.E78] + (([.F78]-[.F77]) *[.$B$41])" office:value-type="float" office:value="288.373123608367" calcext:value-type="float">
            <text:p>288.37</text:p>
          </table:table-cell>
          <table:table-cell table:formula="of:=(([.$E$50] * POWER([.E79];3)) + ([.$F$50] * POWER([.E79];2)) + ([.$E$52] * [.E79]) + [.$F$52])" office:value-type="float" office:value="142.402244295866" calcext:value-type="float">
            <text:p>142.40</text:p>
          </table:table-cell>
          <table:table-cell table:formula="of:=[.G78] + (([.H78]-[.H77]) *[.$B$42])" office:value-type="float" office:value="288.30252551026" calcext:value-type="float">
            <text:p>288.30</text:p>
          </table:table-cell>
          <table:table-cell table:formula="of:=(([.$G$50] * POWER([.G79];3)) + ([.$H$50] * POWER([.G79];2)) + ([.$G$52] * [.G79]) + [.$H$52])" office:value-type="float" office:value="143.432498347169" calcext:value-type="float">
            <text:p>143.43</text:p>
          </table:table-cell>
          <table:table-cell table:formula="of:=[.I78] + (([.J78]-[.J77]) *[.$B$43])" office:value-type="float" office:value="288.18568212112" calcext:value-type="float">
            <text:p>288.19</text:p>
          </table:table-cell>
          <table:table-cell table:formula="of:=(([.$I$50] * POWER([.I79];3)) + ([.$J$50] * POWER([.I79];2)) + ([.$I$52] * [.I79]) + [.$J$52])" office:value-type="float" office:value="145.348475139469" calcext:value-type="float">
            <text:p>145.35</text:p>
          </table:table-cell>
          <table:table-cell table:formula="of:=[.K78] + (([.L78]-[.L77]) *[.$B$44])" office:value-type="float" office:value="288.075952716708" calcext:value-type="float">
            <text:p>288.08</text:p>
          </table:table-cell>
          <table:table-cell table:formula="of:=(([.$K$50] * POWER([.K79];3)) + ([.$L$50] * POWER([.K79];2)) + ([.$K$52] * [.K79]) + [.$L$52])" office:value-type="float" office:value="147.343642433154" calcext:value-type="float">
            <text:p>147.34</text:p>
          </table:table-cell>
          <table:table-cell table:formula="of:=[.M78] + (([.N78]-[.N77]) *[.$B$44])" office:value-type="float" office:value="288.025363974349" calcext:value-type="float">
            <text:p>288.03</text:p>
          </table:table-cell>
          <table:table-cell table:formula="of:=(([.$M$50] * POWER([.M79];3)) + ([.$N$50] * POWER([.M79];2)) + ([.$M$52] * [.M79]) + [.$N$52])" office:value-type="float" office:value="148.913363261334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9] + (([.B79]-[.B78]) *[.$B$39])" office:value-type="float" office:value="291.846448216239" calcext:value-type="float">
            <text:p>291.85</text:p>
          </table:table-cell>
          <table:table-cell table:formula="of:=(([.$A$50] * POWER([.A80];3)) + ([.$B$50] * POWER([.A80];2)) + ([.$A$52] * [.A80]) + [.$B$52])" office:value-type="float" office:value="57.7536764976146" calcext:value-type="float">
            <text:p>57.75</text:p>
          </table:table-cell>
          <table:table-cell table:formula="of:=[.C79] + (([.D79]-[.D78]) *[.$B$40])" office:value-type="float" office:value="288.793583174597" calcext:value-type="float">
            <text:p>288.79</text:p>
          </table:table-cell>
          <table:table-cell table:formula="of:=(([.$C$50] * POWER([.C80];3)) + ([.$D$50] * POWER([.C80];2)) + ([.$C$52] * [.C80]) + [.$D$52])" office:value-type="float" office:value="136.936803403037" calcext:value-type="float">
            <text:p>136.94</text:p>
          </table:table-cell>
          <table:table-cell table:formula="of:=[.E79] + (([.F79]-[.F78]) *[.$B$41])" office:value-type="float" office:value="288.373126115765" calcext:value-type="float">
            <text:p>288.37</text:p>
          </table:table-cell>
          <table:table-cell table:formula="of:=(([.$E$50] * POWER([.E80];3)) + ([.$F$50] * POWER([.E80];2)) + ([.$E$52] * [.E80]) + [.$F$52])" office:value-type="float" office:value="142.40225088265" calcext:value-type="float">
            <text:p>142.40</text:p>
          </table:table-cell>
          <table:table-cell table:formula="of:=[.G79] + (([.H79]-[.H78]) *[.$B$42])" office:value-type="float" office:value="288.302527596431" calcext:value-type="float">
            <text:p>288.30</text:p>
          </table:table-cell>
          <table:table-cell table:formula="of:=(([.$G$50] * POWER([.G80];3)) + ([.$H$50] * POWER([.G80];2)) + ([.$G$52] * [.G80]) + [.$H$52])" office:value-type="float" office:value="143.432503851251" calcext:value-type="float">
            <text:p>143.43</text:p>
          </table:table-cell>
          <table:table-cell table:formula="of:=[.I79] + (([.J79]-[.J78]) *[.$B$43])" office:value-type="float" office:value="288.185683142365" calcext:value-type="float">
            <text:p>288.19</text:p>
          </table:table-cell>
          <table:table-cell table:formula="of:=(([.$I$50] * POWER([.I80];3)) + ([.$J$50] * POWER([.I80];2)) + ([.$I$52] * [.I80]) + [.$J$52])" office:value-type="float" office:value="145.348477808438" calcext:value-type="float">
            <text:p>145.35</text:p>
          </table:table-cell>
          <table:table-cell table:formula="of:=[.K79] + (([.L79]-[.L78]) *[.$B$44])" office:value-type="float" office:value="288.075953323994" calcext:value-type="float">
            <text:p>288.08</text:p>
          </table:table-cell>
          <table:table-cell table:formula="of:=(([.$K$50] * POWER([.K80];3)) + ([.$L$50] * POWER([.K80];2)) + ([.$K$52] * [.K80]) + [.$L$52])" office:value-type="float" office:value="147.343644019662" calcext:value-type="float">
            <text:p>147.34</text:p>
          </table:table-cell>
          <table:table-cell table:formula="of:=[.M79] + (([.N79]-[.N78]) *[.$B$44])" office:value-type="float" office:value="288.025364587658" calcext:value-type="float">
            <text:p>288.03</text:p>
          </table:table-cell>
          <table:table-cell table:formula="of:=(([.$M$50] * POWER([.M80];3)) + ([.$N$50] * POWER([.M80];2)) + ([.$M$52] * [.M80]) + [.$N$52])" office:value-type="float" office:value="148.913364868124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0] + (([.B80]-[.B79]) *[.$B$39])" office:value-type="float" office:value="291.846448943613" calcext:value-type="float">
            <text:p>291.85</text:p>
          </table:table-cell>
          <table:table-cell table:formula="of:=(([.$A$50] * POWER([.A81];3)) + ([.$B$50] * POWER([.A81];2)) + ([.$A$52] * [.A81]) + [.$B$52])" office:value-type="float" office:value="57.7536771432235" calcext:value-type="float">
            <text:p>57.75</text:p>
          </table:table-cell>
          <table:table-cell table:formula="of:=[.C80] + (([.D80]-[.D79]) *[.$B$40])" office:value-type="float" office:value="288.793592870285" calcext:value-type="float">
            <text:p>288.79</text:p>
          </table:table-cell>
          <table:table-cell table:formula="of:=(([.$C$50] * POWER([.C81];3)) + ([.$D$50] * POWER([.C81];2)) + ([.$C$52] * [.C81]) + [.$D$52])" office:value-type="float" office:value="136.936829185997" calcext:value-type="float">
            <text:p>136.94</text:p>
          </table:table-cell>
          <table:table-cell table:formula="of:=[.E80] + (([.F80]-[.F79]) *[.$B$41])" office:value-type="float" office:value="288.373127659432" calcext:value-type="float">
            <text:p>288.37</text:p>
          </table:table-cell>
          <table:table-cell table:formula="of:=(([.$E$50] * POWER([.E81];3)) + ([.$F$50] * POWER([.E81];2)) + ([.$E$52] * [.E81]) + [.$F$52])" office:value-type="float" office:value="142.402254937771" calcext:value-type="float">
            <text:p>142.40</text:p>
          </table:table-cell>
          <table:table-cell table:formula="of:=[.G80] + (([.H80]-[.H79]) *[.$B$42])" office:value-type="float" office:value="288.302528874383" calcext:value-type="float">
            <text:p>288.30</text:p>
          </table:table-cell>
          <table:table-cell table:formula="of:=(([.$G$50] * POWER([.G81];3)) + ([.$H$50] * POWER([.G81];2)) + ([.$G$52] * [.G81]) + [.$H$52])" office:value-type="float" office:value="143.432507222957" calcext:value-type="float">
            <text:p>143.43</text:p>
          </table:table-cell>
          <table:table-cell table:formula="of:=[.I80] + (([.J80]-[.J79]) *[.$B$43])" office:value-type="float" office:value="288.185683751739" calcext:value-type="float">
            <text:p>288.19</text:p>
          </table:table-cell>
          <table:table-cell table:formula="of:=(([.$I$50] * POWER([.I81];3)) + ([.$J$50] * POWER([.I81];2)) + ([.$I$52] * [.I81]) + [.$J$52])" office:value-type="float" office:value="145.348479401001" calcext:value-type="float">
            <text:p>145.35</text:p>
          </table:table-cell>
          <table:table-cell table:formula="of:=[.K80] + (([.L80]-[.L79]) *[.$B$44])" office:value-type="float" office:value="288.075953680136" calcext:value-type="float">
            <text:p>288.08</text:p>
          </table:table-cell>
          <table:table-cell table:formula="of:=(([.$K$50] * POWER([.K81];3)) + ([.$L$50] * POWER([.K81];2)) + ([.$K$52] * [.K81]) + [.$L$52])" office:value-type="float" office:value="147.343644950071" calcext:value-type="float">
            <text:p>147.34</text:p>
          </table:table-cell>
          <table:table-cell table:formula="of:=[.M80] + (([.N80]-[.N79]) *[.$B$44])" office:value-type="float" office:value="288.025364948353" calcext:value-type="float">
            <text:p>288.03</text:p>
          </table:table-cell>
          <table:table-cell table:formula="of:=(([.$M$50] * POWER([.M81];3)) + ([.$N$50] * POWER([.M81];2)) + ([.$M$52] * [.M81]) + [.$N$52])" office:value-type="float" office:value="148.913365813098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1] + (([.B81]-[.B80]) *[.$B$39])" office:value-type="float" office:value="291.846449355507" calcext:value-type="float">
            <text:p>291.85</text:p>
          </table:table-cell>
          <table:table-cell table:formula="of:=(([.$A$50] * POWER([.A82];3)) + ([.$B$50] * POWER([.A82];2)) + ([.$A$52] * [.A82]) + [.$B$52])" office:value-type="float" office:value="57.7536775088163" calcext:value-type="float">
            <text:p>57.75</text:p>
          </table:table-cell>
          <table:table-cell table:formula="of:=[.C81] + (([.D81]-[.D80]) *[.$B$40])" office:value-type="float" office:value="288.793599233066" calcext:value-type="float">
            <text:p>288.79</text:p>
          </table:table-cell>
          <table:table-cell table:formula="of:=(([.$C$50] * POWER([.C82];3)) + ([.$D$50] * POWER([.C82];2)) + ([.$C$52] * [.C82]) + [.$D$52])" office:value-type="float" office:value="136.936846106027" calcext:value-type="float">
            <text:p>136.94</text:p>
          </table:table-cell>
          <table:table-cell table:formula="of:=[.E81] + (([.F81]-[.F80]) *[.$B$41])" office:value-type="float" office:value="288.373128609782" calcext:value-type="float">
            <text:p>288.37</text:p>
          </table:table-cell>
          <table:table-cell table:formula="of:=(([.$E$50] * POWER([.E82];3)) + ([.$F$50] * POWER([.E82];2)) + ([.$E$52] * [.E82]) + [.$F$52])" office:value-type="float" office:value="142.402257434285" calcext:value-type="float">
            <text:p>142.40</text:p>
          </table:table-cell>
          <table:table-cell table:formula="of:=[.G81] + (([.H81]-[.H80]) *[.$B$42])" office:value-type="float" office:value="288.302529657235" calcext:value-type="float">
            <text:p>288.30</text:p>
          </table:table-cell>
          <table:table-cell table:formula="of:=(([.$G$50] * POWER([.G82];3)) + ([.$H$50] * POWER([.G82];2)) + ([.$G$52] * [.G82]) + [.$H$52])" office:value-type="float" office:value="143.432509288399" calcext:value-type="float">
            <text:p>143.43</text:p>
          </table:table-cell>
          <table:table-cell table:formula="of:=[.I81] + (([.J81]-[.J80]) *[.$B$43])" office:value-type="float" office:value="288.18568411535" calcext:value-type="float">
            <text:p>288.19</text:p>
          </table:table-cell>
          <table:table-cell table:formula="of:=(([.$I$50] * POWER([.I82];3)) + ([.$J$50] * POWER([.I82];2)) + ([.$I$52] * [.I82]) + [.$J$52])" office:value-type="float" office:value="145.348480351279" calcext:value-type="float">
            <text:p>145.35</text:p>
          </table:table-cell>
          <table:table-cell table:formula="of:=[.K81] + (([.L81]-[.L80]) *[.$B$44])" office:value-type="float" office:value="288.075953888996" calcext:value-type="float">
            <text:p>288.08</text:p>
          </table:table-cell>
          <table:table-cell table:formula="of:=(([.$K$50] * POWER([.K82];3)) + ([.$L$50] * POWER([.K82];2)) + ([.$K$52] * [.K82]) + [.$L$52])" office:value-type="float" office:value="147.34364549571" calcext:value-type="float">
            <text:p>147.34</text:p>
          </table:table-cell>
          <table:table-cell table:formula="of:=[.M81] + (([.N81]-[.N80]) *[.$B$44])" office:value-type="float" office:value="288.025365160482" calcext:value-type="float">
            <text:p>288.03</text:p>
          </table:table-cell>
          <table:table-cell table:formula="of:=(([.$M$50] * POWER([.M82];3)) + ([.$N$50] * POWER([.M82];2)) + ([.$M$52] * [.M82]) + [.$N$52])" office:value-type="float" office:value="148.913366368848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2] + (([.B82]-[.B81]) *[.$B$39])" office:value-type="float" office:value="291.846449588753" calcext:value-type="float">
            <text:p>291.85</text:p>
          </table:table-cell>
          <table:table-cell table:formula="of:=(([.$A$50] * POWER([.A83];3)) + ([.$B$50] * POWER([.A83];2)) + ([.$A$52] * [.A83]) + [.$B$52])" office:value-type="float" office:value="57.7536777158425" calcext:value-type="float">
            <text:p>57.75</text:p>
          </table:table-cell>
          <table:table-cell table:formula="of:=[.C82] + (([.D82]-[.D81]) *[.$B$40])" office:value-type="float" office:value="288.793603408631" calcext:value-type="float">
            <text:p>288.79</text:p>
          </table:table-cell>
          <table:table-cell table:formula="of:=(([.$C$50] * POWER([.C83];3)) + ([.$D$50] * POWER([.C83];2)) + ([.$C$52] * [.C83]) + [.$D$52])" office:value-type="float" office:value="136.936857209773" calcext:value-type="float">
            <text:p>136.94</text:p>
          </table:table-cell>
          <table:table-cell table:formula="of:=[.E82] + (([.F82]-[.F81]) *[.$B$41])" office:value-type="float" office:value="288.373129194861" calcext:value-type="float">
            <text:p>288.37</text:p>
          </table:table-cell>
          <table:table-cell table:formula="of:=(([.$E$50] * POWER([.E83];3)) + ([.$F$50] * POWER([.E83];2)) + ([.$E$52] * [.E83]) + [.$F$52])" office:value-type="float" office:value="142.402258971251" calcext:value-type="float">
            <text:p>142.40</text:p>
          </table:table-cell>
          <table:table-cell table:formula="of:=[.G82] + (([.H82]-[.H81]) *[.$B$42])" office:value-type="float" office:value="288.302530136795" calcext:value-type="float">
            <text:p>288.30</text:p>
          </table:table-cell>
          <table:table-cell table:formula="of:=(([.$G$50] * POWER([.G83];3)) + ([.$H$50] * POWER([.G83];2)) + ([.$G$52] * [.G83]) + [.$H$52])" office:value-type="float" office:value="143.432510553657" calcext:value-type="float">
            <text:p>143.43</text:p>
          </table:table-cell>
          <table:table-cell table:formula="of:=[.I82] + (([.J82]-[.J81]) *[.$B$43])" office:value-type="float" office:value="288.185684332316" calcext:value-type="float">
            <text:p>288.19</text:p>
          </table:table-cell>
          <table:table-cell table:formula="of:=(([.$I$50] * POWER([.I83];3)) + ([.$J$50] * POWER([.I83];2)) + ([.$I$52] * [.I83]) + [.$J$52])" office:value-type="float" office:value="145.348480918307" calcext:value-type="float">
            <text:p>145.35</text:p>
          </table:table-cell>
          <table:table-cell table:formula="of:=[.K82] + (([.L82]-[.L81]) *[.$B$44])" office:value-type="float" office:value="288.075954011482" calcext:value-type="float">
            <text:p>288.08</text:p>
          </table:table-cell>
          <table:table-cell table:formula="of:=(([.$K$50] * POWER([.K83];3)) + ([.$L$50] * POWER([.K83];2)) + ([.$K$52] * [.K83]) + [.$L$52])" office:value-type="float" office:value="147.343645815699" calcext:value-type="float">
            <text:p>147.34</text:p>
          </table:table-cell>
          <table:table-cell table:formula="of:=[.M82] + (([.N82]-[.N81]) *[.$B$44])" office:value-type="float" office:value="288.025365285238" calcext:value-type="float">
            <text:p>288.03</text:p>
          </table:table-cell>
          <table:table-cell table:formula="of:=(([.$M$50] * POWER([.M83];3)) + ([.$N$50] * POWER([.M83];2)) + ([.$M$52] * [.M83]) + [.$N$52])" office:value-type="float" office:value="148.913366695691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3] + (([.B83]-[.B82]) *[.$B$39])" office:value-type="float" office:value="291.846449720834" calcext:value-type="float">
            <text:p>291.85</text:p>
          </table:table-cell>
          <table:table-cell table:formula="of:=(([.$A$50] * POWER([.A84];3)) + ([.$B$50] * POWER([.A84];2)) + ([.$A$52] * [.A84]) + [.$B$52])" office:value-type="float" office:value="57.7536778330765" calcext:value-type="float">
            <text:p>57.75</text:p>
          </table:table-cell>
          <table:table-cell table:formula="of:=[.C83] + (([.D83]-[.D82]) *[.$B$40])" office:value-type="float" office:value="288.79360614884" calcext:value-type="float">
            <text:p>288.79</text:p>
          </table:table-cell>
          <table:table-cell table:formula="of:=(([.$C$50] * POWER([.C84];3)) + ([.$D$50] * POWER([.C84];2)) + ([.$C$52] * [.C84]) + [.$D$52])" office:value-type="float" office:value="136.93686449659" calcext:value-type="float">
            <text:p>136.94</text:p>
          </table:table-cell>
          <table:table-cell table:formula="of:=[.E83] + (([.F83]-[.F82]) *[.$B$41])" office:value-type="float" office:value="288.373129555061" calcext:value-type="float">
            <text:p>288.37</text:p>
          </table:table-cell>
          <table:table-cell table:formula="of:=(([.$E$50] * POWER([.E84];3)) + ([.$F$50] * POWER([.E84];2)) + ([.$E$52] * [.E84]) + [.$F$52])" office:value-type="float" office:value="142.402259917478" calcext:value-type="float">
            <text:p>142.40</text:p>
          </table:table-cell>
          <table:table-cell table:formula="of:=[.G83] + (([.H83]-[.H82]) *[.$B$42])" office:value-type="float" office:value="288.302530430565" calcext:value-type="float">
            <text:p>288.30</text:p>
          </table:table-cell>
          <table:table-cell table:formula="of:=(([.$G$50] * POWER([.G84];3)) + ([.$H$50] * POWER([.G84];2)) + ([.$G$52] * [.G84]) + [.$H$52])" office:value-type="float" office:value="143.432511328734" calcext:value-type="float">
            <text:p>143.43</text:p>
          </table:table-cell>
          <table:table-cell table:formula="of:=[.I83] + (([.J83]-[.J82]) *[.$B$43])" office:value-type="float" office:value="288.185684461778" calcext:value-type="float">
            <text:p>288.19</text:p>
          </table:table-cell>
          <table:table-cell table:formula="of:=(([.$I$50] * POWER([.I84];3)) + ([.$J$50] * POWER([.I84];2)) + ([.$I$52] * [.I84]) + [.$J$52])" office:value-type="float" office:value="145.34848125665" calcext:value-type="float">
            <text:p>145.35</text:p>
          </table:table-cell>
          <table:table-cell table:formula="of:=[.K83] + (([.L83]-[.L82]) *[.$B$44])" office:value-type="float" office:value="288.075954083313" calcext:value-type="float">
            <text:p>288.08</text:p>
          </table:table-cell>
          <table:table-cell table:formula="of:=(([.$K$50] * POWER([.K84];3)) + ([.$L$50] * POWER([.K84];2)) + ([.$K$52] * [.K84]) + [.$L$52])" office:value-type="float" office:value="147.343646003359" calcext:value-type="float">
            <text:p>147.34</text:p>
          </table:table-cell>
          <table:table-cell table:formula="of:=[.M83] + (([.N83]-[.N82]) *[.$B$44])" office:value-type="float" office:value="288.025365358608" calcext:value-type="float">
            <text:p>288.03</text:p>
          </table:table-cell>
          <table:table-cell table:formula="of:=(([.$M$50] * POWER([.M84];3)) + ([.$N$50] * POWER([.M84];2)) + ([.$M$52] * [.M84]) + [.$N$52])" office:value-type="float" office:value="148.913366887915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4] + (([.B84]-[.B83]) *[.$B$39])" office:value-type="float" office:value="291.846449795628" calcext:value-type="float">
            <text:p>291.85</text:p>
          </table:table-cell>
          <table:table-cell table:formula="of:=(([.$A$50] * POWER([.A85];3)) + ([.$B$50] * POWER([.A85];2)) + ([.$A$52] * [.A85]) + [.$B$52])" office:value-type="float" office:value="57.7536778994632" calcext:value-type="float">
            <text:p>57.75</text:p>
          </table:table-cell>
          <table:table-cell table:formula="of:=[.C84] + (([.D84]-[.D83]) *[.$B$40])" office:value-type="float" office:value="288.793607947098" calcext:value-type="float">
            <text:p>288.79</text:p>
          </table:table-cell>
          <table:table-cell table:formula="of:=(([.$C$50] * POWER([.C85];3)) + ([.$D$50] * POWER([.C85];2)) + ([.$C$52] * [.C85]) + [.$D$52])" office:value-type="float" office:value="136.936869278554" calcext:value-type="float">
            <text:p>136.94</text:p>
          </table:table-cell>
          <table:table-cell table:formula="of:=[.E84] + (([.F84]-[.F83]) *[.$B$41])" office:value-type="float" office:value="288.373129776817" calcext:value-type="float">
            <text:p>288.37</text:p>
          </table:table-cell>
          <table:table-cell table:formula="of:=(([.$E$50] * POWER([.E85];3)) + ([.$F$50] * POWER([.E85];2)) + ([.$E$52] * [.E85]) + [.$F$52])" office:value-type="float" office:value="142.402260500018" calcext:value-type="float">
            <text:p>142.40</text:p>
          </table:table-cell>
          <table:table-cell table:formula="of:=[.G84] + (([.H84]-[.H83]) *[.$B$42])" office:value-type="float" office:value="288.302530610525" calcext:value-type="float">
            <text:p>288.30</text:p>
          </table:table-cell>
          <table:table-cell table:formula="of:=(([.$G$50] * POWER([.G85];3)) + ([.$H$50] * POWER([.G85];2)) + ([.$G$52] * [.G85]) + [.$H$52])" office:value-type="float" office:value="143.432511803527" calcext:value-type="float">
            <text:p>143.43</text:p>
          </table:table-cell>
          <table:table-cell table:formula="of:=[.I84] + (([.J84]-[.J83]) *[.$B$43])" office:value-type="float" office:value="288.185684539028" calcext:value-type="float">
            <text:p>288.19</text:p>
          </table:table-cell>
          <table:table-cell table:formula="of:=(([.$I$50] * POWER([.I85];3)) + ([.$J$50] * POWER([.I85];2)) + ([.$I$52] * [.I85]) + [.$J$52])" office:value-type="float" office:value="145.348481458539" calcext:value-type="float">
            <text:p>145.35</text:p>
          </table:table-cell>
          <table:table-cell table:formula="of:=[.K84] + (([.L84]-[.L83]) *[.$B$44])" office:value-type="float" office:value="288.075954125439" calcext:value-type="float">
            <text:p>288.08</text:p>
          </table:table-cell>
          <table:table-cell table:formula="of:=(([.$K$50] * POWER([.K85];3)) + ([.$L$50] * POWER([.K85];2)) + ([.$K$52] * [.K85]) + [.$L$52])" office:value-type="float" office:value="147.343646113412" calcext:value-type="float">
            <text:p>147.34</text:p>
          </table:table-cell>
          <table:table-cell table:formula="of:=[.M84] + (([.N84]-[.N83]) *[.$B$44])" office:value-type="float" office:value="288.025365401759" calcext:value-type="float">
            <text:p>288.03</text:p>
          </table:table-cell>
          <table:table-cell table:formula="of:=(([.$M$50] * POWER([.M85];3)) + ([.$N$50] * POWER([.M85];2)) + ([.$M$52] * [.M85]) + [.$N$52])" office:value-type="float" office:value="148.913367000961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5] + (([.B85]-[.B84]) *[.$B$39])" office:value-type="float" office:value="291.846449837983" calcext:value-type="float">
            <text:p>291.85</text:p>
          </table:table-cell>
          <table:table-cell table:formula="of:=(([.$A$50] * POWER([.A86];3)) + ([.$B$50] * POWER([.A86];2)) + ([.$A$52] * [.A86]) + [.$B$52])" office:value-type="float" office:value="57.7536779370565" calcext:value-type="float">
            <text:p>57.75</text:p>
          </table:table-cell>
          <table:table-cell table:formula="of:=[.C85] + (([.D85]-[.D84]) *[.$B$40])" office:value-type="float" office:value="288.793609127203" calcext:value-type="float">
            <text:p>288.79</text:p>
          </table:table-cell>
          <table:table-cell table:formula="of:=(([.$C$50] * POWER([.C86];3)) + ([.$D$50] * POWER([.C86];2)) + ([.$C$52] * [.C86]) + [.$D$52])" office:value-type="float" office:value="136.936872416711" calcext:value-type="float">
            <text:p>136.94</text:p>
          </table:table-cell>
          <table:table-cell table:formula="of:=[.E85] + (([.F85]-[.F84]) *[.$B$41])" office:value-type="float" office:value="288.37312991334" calcext:value-type="float">
            <text:p>288.37</text:p>
          </table:table-cell>
          <table:table-cell table:formula="of:=(([.$E$50] * POWER([.E86];3)) + ([.$F$50] * POWER([.E86];2)) + ([.$E$52] * [.E86]) + [.$F$52])" office:value-type="float" office:value="142.402260858655" calcext:value-type="float">
            <text:p>142.40</text:p>
          </table:table-cell>
          <table:table-cell table:formula="of:=[.G85] + (([.H85]-[.H84]) *[.$B$42])" office:value-type="float" office:value="288.302530720763" calcext:value-type="float">
            <text:p>288.30</text:p>
          </table:table-cell>
          <table:table-cell table:formula="of:=(([.$G$50] * POWER([.G86];3)) + ([.$H$50] * POWER([.G86];2)) + ([.$G$52] * [.G86]) + [.$H$52])" office:value-type="float" office:value="143.432512094383" calcext:value-type="float">
            <text:p>143.43</text:p>
          </table:table-cell>
          <table:table-cell table:formula="of:=[.I85] + (([.J85]-[.J84]) *[.$B$43])" office:value-type="float" office:value="288.185684585123" calcext:value-type="float">
            <text:p>288.19</text:p>
          </table:table-cell>
          <table:table-cell table:formula="of:=(([.$I$50] * POWER([.I86];3)) + ([.$J$50] * POWER([.I86];2)) + ([.$I$52] * [.I86]) + [.$J$52])" office:value-type="float" office:value="145.348481579003" calcext:value-type="float">
            <text:p>145.35</text:p>
          </table:table-cell>
          <table:table-cell table:formula="of:=[.K85] + (([.L85]-[.L84]) *[.$B$44])" office:value-type="float" office:value="288.075954150144" calcext:value-type="float">
            <text:p>288.08</text:p>
          </table:table-cell>
          <table:table-cell table:formula="of:=(([.$K$50] * POWER([.K86];3)) + ([.$L$50] * POWER([.K86];2)) + ([.$K$52] * [.K86]) + [.$L$52])" office:value-type="float" office:value="147.343646177949" calcext:value-type="float">
            <text:p>147.34</text:p>
          </table:table-cell>
          <table:table-cell table:formula="of:=[.M85] + (([.N85]-[.N84]) *[.$B$44])" office:value-type="float" office:value="288.025365427136" calcext:value-type="float">
            <text:p>288.03</text:p>
          </table:table-cell>
          <table:table-cell table:formula="of:=(([.$M$50] * POWER([.M86];3)) + ([.$N$50] * POWER([.M86];2)) + ([.$M$52] * [.M86]) + [.$N$52])" office:value-type="float" office:value="148.913367067447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6] + (([.B86]-[.B85]) *[.$B$39])" office:value-type="float" office:value="291.846449861967" calcext:value-type="float">
            <text:p>291.85</text:p>
          </table:table-cell>
          <table:table-cell table:formula="of:=(([.$A$50] * POWER([.A87];3)) + ([.$B$50] * POWER([.A87];2)) + ([.$A$52] * [.A87]) + [.$B$52])" office:value-type="float" office:value="57.7536779583445" calcext:value-type="float">
            <text:p>57.75</text:p>
          </table:table-cell>
          <table:table-cell table:formula="of:=[.C86] + (([.D86]-[.D85]) *[.$B$40])" office:value-type="float" office:value="288.793609901645" calcext:value-type="float">
            <text:p>288.79</text:p>
          </table:table-cell>
          <table:table-cell table:formula="of:=(([.$C$50] * POWER([.C87];3)) + ([.$D$50] * POWER([.C87];2)) + ([.$C$52] * [.C87]) + [.$D$52])" office:value-type="float" office:value="136.936874476123" calcext:value-type="float">
            <text:p>136.94</text:p>
          </table:table-cell>
          <table:table-cell table:formula="of:=[.E86] + (([.F86]-[.F85]) *[.$B$41])" office:value-type="float" office:value="288.37312999739" calcext:value-type="float">
            <text:p>288.37</text:p>
          </table:table-cell>
          <table:table-cell table:formula="of:=(([.$E$50] * POWER([.E87];3)) + ([.$F$50] * POWER([.E87];2)) + ([.$E$52] * [.E87]) + [.$F$52])" office:value-type="float" office:value="142.402261079447" calcext:value-type="float">
            <text:p>142.40</text:p>
          </table:table-cell>
          <table:table-cell table:formula="of:=[.G86] + (([.H86]-[.H85]) *[.$B$42])" office:value-type="float" office:value="288.302530788295" calcext:value-type="float">
            <text:p>288.30</text:p>
          </table:table-cell>
          <table:table-cell table:formula="of:=(([.$G$50] * POWER([.G87];3)) + ([.$H$50] * POWER([.G87];2)) + ([.$G$52] * [.G87]) + [.$H$52])" office:value-type="float" office:value="143.432512272557" calcext:value-type="float">
            <text:p>143.43</text:p>
          </table:table-cell>
          <table:table-cell table:formula="of:=[.I86] + (([.J86]-[.J85]) *[.$B$43])" office:value-type="float" office:value="288.185684612627" calcext:value-type="float">
            <text:p>288.19</text:p>
          </table:table-cell>
          <table:table-cell table:formula="of:=(([.$I$50] * POWER([.I87];3)) + ([.$J$50] * POWER([.I87];2)) + ([.$I$52] * [.I87]) + [.$J$52])" office:value-type="float" office:value="145.348481650888" calcext:value-type="float">
            <text:p>145.35</text:p>
          </table:table-cell>
          <table:table-cell table:formula="of:=[.K86] + (([.L86]-[.L85]) *[.$B$44])" office:value-type="float" office:value="288.075954164632" calcext:value-type="float">
            <text:p>288.08</text:p>
          </table:table-cell>
          <table:table-cell table:formula="of:=(([.$K$50] * POWER([.K87];3)) + ([.$L$50] * POWER([.K87];2)) + ([.$K$52] * [.K87]) + [.$L$52])" office:value-type="float" office:value="147.343646215799" calcext:value-type="float">
            <text:p>147.34</text:p>
          </table:table-cell>
          <table:table-cell table:formula="of:=[.M86] + (([.N86]-[.N85]) *[.$B$44])" office:value-type="float" office:value="288.025365442061" calcext:value-type="float">
            <text:p>288.03</text:p>
          </table:table-cell>
          <table:table-cell table:formula="of:=(([.$M$50] * POWER([.M87];3)) + ([.$N$50] * POWER([.M87];2)) + ([.$M$52] * [.M87]) + [.$N$52])" office:value-type="float" office:value="148.913367106548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7] + (([.B87]-[.B86]) *[.$B$39])" office:value-type="float" office:value="291.846449875548" calcext:value-type="float">
            <text:p>291.85</text:p>
          </table:table-cell>
          <table:table-cell table:formula="of:=(([.$A$50] * POWER([.A88];3)) + ([.$B$50] * POWER([.A88];2)) + ([.$A$52] * [.A88]) + [.$B$52])" office:value-type="float" office:value="57.7536779703995" calcext:value-type="float">
            <text:p>57.75</text:p>
          </table:table-cell>
          <table:table-cell table:formula="of:=[.C87] + (([.D87]-[.D86]) *[.$B$40])" office:value-type="float" office:value="288.793610409872" calcext:value-type="float">
            <text:p>288.79</text:p>
          </table:table-cell>
          <table:table-cell table:formula="of:=(([.$C$50] * POWER([.C88];3)) + ([.$D$50] * POWER([.C88];2)) + ([.$C$52] * [.C88]) + [.$D$52])" office:value-type="float" office:value="136.936875827609" calcext:value-type="float">
            <text:p>136.94</text:p>
          </table:table-cell>
          <table:table-cell table:formula="of:=[.E87] + (([.F87]-[.F86]) *[.$B$41])" office:value-type="float" office:value="288.373130049134" calcext:value-type="float">
            <text:p>288.37</text:p>
          </table:table-cell>
          <table:table-cell table:formula="of:=(([.$E$50] * POWER([.E88];3)) + ([.$F$50] * POWER([.E88];2)) + ([.$E$52] * [.E88]) + [.$F$52])" office:value-type="float" office:value="142.402261215379" calcext:value-type="float">
            <text:p>142.40</text:p>
          </table:table-cell>
          <table:table-cell table:formula="of:=[.G87] + (([.H87]-[.H86]) *[.$B$42])" office:value-type="float" office:value="288.302530829664" calcext:value-type="float">
            <text:p>288.30</text:p>
          </table:table-cell>
          <table:table-cell table:formula="of:=(([.$G$50] * POWER([.G88];3)) + ([.$H$50] * POWER([.G88];2)) + ([.$G$52] * [.G88]) + [.$H$52])" office:value-type="float" office:value="143.4325123817" calcext:value-type="float">
            <text:p>143.43</text:p>
          </table:table-cell>
          <table:table-cell table:formula="of:=[.I87] + (([.J87]-[.J86]) *[.$B$43])" office:value-type="float" office:value="288.18568462904" calcext:value-type="float">
            <text:p>288.19</text:p>
          </table:table-cell>
          <table:table-cell table:formula="of:=(([.$I$50] * POWER([.I88];3)) + ([.$J$50] * POWER([.I88];2)) + ([.$I$52] * [.I88]) + [.$J$52])" office:value-type="float" office:value="145.348481693781" calcext:value-type="float">
            <text:p>145.35</text:p>
          </table:table-cell>
          <table:table-cell table:formula="of:=[.K87] + (([.L87]-[.L86]) *[.$B$44])" office:value-type="float" office:value="288.075954173128" calcext:value-type="float">
            <text:p>288.08</text:p>
          </table:table-cell>
          <table:table-cell table:formula="of:=(([.$K$50] * POWER([.K88];3)) + ([.$L$50] * POWER([.K88];2)) + ([.$K$52] * [.K88]) + [.$L$52])" office:value-type="float" office:value="147.343646237992" calcext:value-type="float">
            <text:p>147.34</text:p>
          </table:table-cell>
          <table:table-cell table:formula="of:=[.M87] + (([.N87]-[.N86]) *[.$B$44])" office:value-type="float" office:value="288.025365450838" calcext:value-type="float">
            <text:p>288.03</text:p>
          </table:table-cell>
          <table:table-cell table:formula="of:=(([.$M$50] * POWER([.M88];3)) + ([.$N$50] * POWER([.M88];2)) + ([.$M$52] * [.M88]) + [.$N$52])" office:value-type="float" office:value="148.913367129542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8] + (([.B88]-[.B87]) *[.$B$39])" office:value-type="float" office:value="291.846449883239" calcext:value-type="float">
            <text:p>291.85</text:p>
          </table:table-cell>
          <table:table-cell table:formula="of:=(([.$A$50] * POWER([.A89];3)) + ([.$B$50] * POWER([.A89];2)) + ([.$A$52] * [.A89]) + [.$B$52])" office:value-type="float" office:value="57.753677977226" calcext:value-type="float">
            <text:p>57.75</text:p>
          </table:table-cell>
          <table:table-cell table:formula="of:=[.C88] + (([.D88]-[.D87]) *[.$B$40])" office:value-type="float" office:value="288.793610743394" calcext:value-type="float">
            <text:p>288.79</text:p>
          </table:table-cell>
          <table:table-cell table:formula="of:=(([.$C$50] * POWER([.C89];3)) + ([.$D$50] * POWER([.C89];2)) + ([.$C$52] * [.C89]) + [.$D$52])" office:value-type="float" office:value="136.93687671452" calcext:value-type="float">
            <text:p>136.94</text:p>
          </table:table-cell>
          <table:table-cell table:formula="of:=[.E88] + (([.F88]-[.F87]) *[.$B$41])" office:value-type="float" office:value="288.373130080991" calcext:value-type="float">
            <text:p>288.37</text:p>
          </table:table-cell>
          <table:table-cell table:formula="of:=(([.$E$50] * POWER([.E89];3)) + ([.$F$50] * POWER([.E89];2)) + ([.$E$52] * [.E89]) + [.$F$52])" office:value-type="float" office:value="142.402261299063" calcext:value-type="float">
            <text:p>142.40</text:p>
          </table:table-cell>
          <table:table-cell table:formula="of:=[.G88] + (([.H88]-[.H87]) *[.$B$42])" office:value-type="float" office:value="288.302530855005" calcext:value-type="float">
            <text:p>288.30</text:p>
          </table:table-cell>
          <table:table-cell table:formula="of:=(([.$G$50] * POWER([.G89];3)) + ([.$H$50] * POWER([.G89];2)) + ([.$G$52] * [.G89]) + [.$H$52])" office:value-type="float" office:value="143.432512448562" calcext:value-type="float">
            <text:p>143.43</text:p>
          </table:table-cell>
          <table:table-cell table:formula="of:=[.I88] + (([.J88]-[.J87]) *[.$B$43])" office:value-type="float" office:value="288.185684638833" calcext:value-type="float">
            <text:p>288.19</text:p>
          </table:table-cell>
          <table:table-cell table:formula="of:=(([.$I$50] * POWER([.I89];3)) + ([.$J$50] * POWER([.I89];2)) + ([.$I$52] * [.I89]) + [.$J$52])" office:value-type="float" office:value="145.348481719374" calcext:value-type="float">
            <text:p>145.35</text:p>
          </table:table-cell>
          <table:table-cell table:formula="of:=[.K88] + (([.L88]-[.L87]) *[.$B$44])" office:value-type="float" office:value="288.07595417811" calcext:value-type="float">
            <text:p>288.08</text:p>
          </table:table-cell>
          <table:table-cell table:formula="of:=(([.$K$50] * POWER([.K89];3)) + ([.$L$50] * POWER([.K89];2)) + ([.$K$52] * [.K89]) + [.$L$52])" office:value-type="float" office:value="147.343646251011" calcext:value-type="float">
            <text:p>147.34</text:p>
          </table:table-cell>
          <table:table-cell table:formula="of:=[.M88] + (([.N88]-[.N87]) *[.$B$44])" office:value-type="float" office:value="288.025365456" calcext:value-type="float">
            <text:p>288.03</text:p>
          </table:table-cell>
          <table:table-cell table:formula="of:=(([.$M$50] * POWER([.M89];3)) + ([.$N$50] * POWER([.M89];2)) + ([.$M$52] * [.M89]) + [.$N$52])" office:value-type="float" office:value="148.913367143068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9] + (([.B89]-[.B88]) *[.$B$39])" office:value-type="float" office:value="291.846449887595" calcext:value-type="float">
            <text:p>291.85</text:p>
          </table:table-cell>
          <table:table-cell table:formula="of:=(([.$A$50] * POWER([.A90];3)) + ([.$B$50] * POWER([.A90];2)) + ([.$A$52] * [.A90]) + [.$B$52])" office:value-type="float" office:value="57.7536779810915" calcext:value-type="float">
            <text:p>57.75</text:p>
          </table:table-cell>
          <table:table-cell table:formula="of:=[.C89] + (([.D89]-[.D88]) *[.$B$40])" office:value-type="float" office:value="288.793610962269" calcext:value-type="float">
            <text:p>288.79</text:p>
          </table:table-cell>
          <table:table-cell table:formula="of:=(([.$C$50] * POWER([.C90];3)) + ([.$D$50] * POWER([.C90];2)) + ([.$C$52] * [.C90]) + [.$D$52])" office:value-type="float" office:value="136.936877296555" calcext:value-type="float">
            <text:p>136.94</text:p>
          </table:table-cell>
          <table:table-cell table:formula="of:=[.E89] + (([.F89]-[.F88]) *[.$B$41])" office:value-type="float" office:value="288.373130100603" calcext:value-type="float">
            <text:p>288.37</text:p>
          </table:table-cell>
          <table:table-cell table:formula="of:=(([.$E$50] * POWER([.E90];3)) + ([.$F$50] * POWER([.E90];2)) + ([.$E$52] * [.E90]) + [.$F$52])" office:value-type="float" office:value="142.402261350584" calcext:value-type="float">
            <text:p>142.40</text:p>
          </table:table-cell>
          <table:table-cell table:formula="of:=[.G89] + (([.H89]-[.H88]) *[.$B$42])" office:value-type="float" office:value="288.302530870529" calcext:value-type="float">
            <text:p>288.30</text:p>
          </table:table-cell>
          <table:table-cell table:formula="of:=(([.$G$50] * POWER([.G90];3)) + ([.$H$50] * POWER([.G90];2)) + ([.$G$52] * [.G90]) + [.$H$52])" office:value-type="float" office:value="143.432512489522" calcext:value-type="float">
            <text:p>143.43</text:p>
          </table:table-cell>
          <table:table-cell table:formula="of:=[.I89] + (([.J89]-[.J88]) *[.$B$43])" office:value-type="float" office:value="288.185684644676" calcext:value-type="float">
            <text:p>288.19</text:p>
          </table:table-cell>
          <table:table-cell table:formula="of:=(([.$I$50] * POWER([.I90];3)) + ([.$J$50] * POWER([.I90];2)) + ([.$I$52] * [.I90]) + [.$J$52])" office:value-type="float" office:value="145.348481734643" calcext:value-type="float">
            <text:p>145.35</text:p>
          </table:table-cell>
          <table:table-cell table:formula="of:=[.K89] + (([.L89]-[.L88]) *[.$B$44])" office:value-type="float" office:value="288.075954181033" calcext:value-type="float">
            <text:p>288.08</text:p>
          </table:table-cell>
          <table:table-cell table:formula="of:=(([.$K$50] * POWER([.K90];3)) + ([.$L$50] * POWER([.K90];2)) + ([.$K$52] * [.K90]) + [.$L$52])" office:value-type="float" office:value="147.343646258647" calcext:value-type="float">
            <text:p>147.34</text:p>
          </table:table-cell>
          <table:table-cell table:formula="of:=[.M89] + (([.N89]-[.N88]) *[.$B$44])" office:value-type="float" office:value="288.025365459036" calcext:value-type="float">
            <text:p>288.03</text:p>
          </table:table-cell>
          <table:table-cell table:formula="of:=(([.$M$50] * POWER([.M90];3)) + ([.$N$50] * POWER([.M90];2)) + ([.$M$52] * [.M90]) + [.$N$52])" office:value-type="float" office:value="148.913367151023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0] + (([.B90]-[.B89]) *[.$B$39])" office:value-type="float" office:value="291.846449890061" calcext:value-type="float">
            <text:p>291.85</text:p>
          </table:table-cell>
          <table:table-cell table:formula="of:=(([.$A$50] * POWER([.A91];3)) + ([.$B$50] * POWER([.A91];2)) + ([.$A$52] * [.A91]) + [.$B$52])" office:value-type="float" office:value="57.7536779832806" calcext:value-type="float">
            <text:p>57.75</text:p>
          </table:table-cell>
          <table:table-cell table:formula="of:=[.C90] + (([.D90]-[.D89]) *[.$B$40])" office:value-type="float" office:value="288.793611105904" calcext:value-type="float">
            <text:p>288.79</text:p>
          </table:table-cell>
          <table:table-cell table:formula="of:=(([.$C$50] * POWER([.C91];3)) + ([.$D$50] * POWER([.C91];2)) + ([.$C$52] * [.C91]) + [.$D$52])" office:value-type="float" office:value="136.936877678513" calcext:value-type="float">
            <text:p>136.94</text:p>
          </table:table-cell>
          <table:table-cell table:formula="of:=[.E90] + (([.F90]-[.F89]) *[.$B$41])" office:value-type="float" office:value="288.373130112677" calcext:value-type="float">
            <text:p>288.37</text:p>
          </table:table-cell>
          <table:table-cell table:formula="of:=(([.$E$50] * POWER([.E91];3)) + ([.$F$50] * POWER([.E91];2)) + ([.$E$52] * [.E91]) + [.$F$52])" office:value-type="float" office:value="142.402261382303" calcext:value-type="float">
            <text:p>142.40</text:p>
          </table:table-cell>
          <table:table-cell table:formula="of:=[.G90] + (([.H90]-[.H89]) *[.$B$42])" office:value-type="float" office:value="288.30253088004" calcext:value-type="float">
            <text:p>288.30</text:p>
          </table:table-cell>
          <table:table-cell table:formula="of:=(([.$G$50] * POWER([.G91];3)) + ([.$H$50] * POWER([.G91];2)) + ([.$G$52] * [.G91]) + [.$H$52])" office:value-type="float" office:value="143.432512514606" calcext:value-type="float">
            <text:p>143.43</text:p>
          </table:table-cell>
          <table:table-cell table:formula="of:=[.I90] + (([.J90]-[.J89]) *[.$B$43])" office:value-type="float" office:value="288.185684648163" calcext:value-type="float">
            <text:p>288.19</text:p>
          </table:table-cell>
          <table:table-cell table:formula="of:=(([.$I$50] * POWER([.I91];3)) + ([.$J$50] * POWER([.I91];2)) + ([.$I$52] * [.I91]) + [.$J$52])" office:value-type="float" office:value="145.348481743756" calcext:value-type="float">
            <text:p>145.35</text:p>
          </table:table-cell>
          <table:table-cell table:formula="of:=[.K90] + (([.L90]-[.L89]) *[.$B$44])" office:value-type="float" office:value="288.075954182747" calcext:value-type="float">
            <text:p>288.08</text:p>
          </table:table-cell>
          <table:table-cell table:formula="of:=(([.$K$50] * POWER([.K91];3)) + ([.$L$50] * POWER([.K91];2)) + ([.$K$52] * [.K91]) + [.$L$52])" office:value-type="float" office:value="147.343646263125" calcext:value-type="float">
            <text:p>147.34</text:p>
          </table:table-cell>
          <table:table-cell table:formula="of:=[.M90] + (([.N90]-[.N89]) *[.$B$44])" office:value-type="float" office:value="288.025365460822" calcext:value-type="float">
            <text:p>288.03</text:p>
          </table:table-cell>
          <table:table-cell table:formula="of:=(([.$M$50] * POWER([.M91];3)) + ([.$N$50] * POWER([.M91];2)) + ([.$M$52] * [.M91]) + [.$N$52])" office:value-type="float" office:value="148.913367155703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1] + (([.B91]-[.B90]) *[.$B$39])" office:value-type="float" office:value="291.846449891458" calcext:value-type="float">
            <text:p>291.85</text:p>
          </table:table-cell>
          <table:table-cell table:formula="of:=(([.$A$50] * POWER([.A92];3)) + ([.$B$50] * POWER([.A92];2)) + ([.$A$52] * [.A92]) + [.$B$52])" office:value-type="float" office:value="57.7536779845203" calcext:value-type="float">
            <text:p>57.75</text:p>
          </table:table-cell>
          <table:table-cell table:formula="of:=[.C91] + (([.D91]-[.D90]) *[.$B$40])" office:value-type="float" office:value="288.793611200165" calcext:value-type="float">
            <text:p>288.79</text:p>
          </table:table-cell>
          <table:table-cell table:formula="of:=(([.$C$50] * POWER([.C92];3)) + ([.$D$50] * POWER([.C92];2)) + ([.$C$52] * [.C92]) + [.$D$52])" office:value-type="float" office:value="136.936877929174" calcext:value-type="float">
            <text:p>136.94</text:p>
          </table:table-cell>
          <table:table-cell table:formula="of:=[.E91] + (([.F91]-[.F90]) *[.$B$41])" office:value-type="float" office:value="288.373130120111" calcext:value-type="float">
            <text:p>288.37</text:p>
          </table:table-cell>
          <table:table-cell table:formula="of:=(([.$E$50] * POWER([.E92];3)) + ([.$F$50] * POWER([.E92];2)) + ([.$E$52] * [.E92]) + [.$F$52])" office:value-type="float" office:value="142.402261401829" calcext:value-type="float">
            <text:p>142.40</text:p>
          </table:table-cell>
          <table:table-cell table:formula="of:=[.G91] + (([.H91]-[.H90]) *[.$B$42])" office:value-type="float" office:value="288.302530885864" calcext:value-type="float">
            <text:p>288.30</text:p>
          </table:table-cell>
          <table:table-cell table:formula="of:=(([.$G$50] * POWER([.G92];3)) + ([.$H$50] * POWER([.G92];2)) + ([.$G$52] * [.G92]) + [.$H$52])" office:value-type="float" office:value="143.432512529973" calcext:value-type="float">
            <text:p>143.43</text:p>
          </table:table-cell>
          <table:table-cell table:formula="of:=[.I91] + (([.J91]-[.J90]) *[.$B$43])" office:value-type="float" office:value="288.185684650243" calcext:value-type="float">
            <text:p>288.19</text:p>
          </table:table-cell>
          <table:table-cell table:formula="of:=(([.$I$50] * POWER([.I92];3)) + ([.$J$50] * POWER([.I92];2)) + ([.$I$52] * [.I92]) + [.$J$52])" office:value-type="float" office:value="145.348481749193" calcext:value-type="float">
            <text:p>145.35</text:p>
          </table:table-cell>
          <table:table-cell table:formula="of:=[.K91] + (([.L91]-[.L90]) *[.$B$44])" office:value-type="float" office:value="288.075954183752" calcext:value-type="float">
            <text:p>288.08</text:p>
          </table:table-cell>
          <table:table-cell table:formula="of:=(([.$K$50] * POWER([.K92];3)) + ([.$L$50] * POWER([.K92];2)) + ([.$K$52] * [.K92]) + [.$L$52])" office:value-type="float" office:value="147.343646265752" calcext:value-type="float">
            <text:p>147.34</text:p>
          </table:table-cell>
          <table:table-cell table:formula="of:=[.M91] + (([.N91]-[.N90]) *[.$B$44])" office:value-type="float" office:value="288.025365461873" calcext:value-type="float">
            <text:p>288.03</text:p>
          </table:table-cell>
          <table:table-cell table:formula="of:=(([.$M$50] * POWER([.M92];3)) + ([.$N$50] * POWER([.M92];2)) + ([.$M$52] * [.M92]) + [.$N$52])" office:value-type="float" office:value="148.913367158451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2] + (([.B92]-[.B91]) *[.$B$39])" office:value-type="float" office:value="291.846449892248" calcext:value-type="float">
            <text:p>291.85</text:p>
          </table:table-cell>
          <table:table-cell table:formula="of:=(([.$A$50] * POWER([.A93];3)) + ([.$B$50] * POWER([.A93];2)) + ([.$A$52] * [.A93]) + [.$B$52])" office:value-type="float" office:value="57.7536779852223" calcext:value-type="float">
            <text:p>57.75</text:p>
          </table:table-cell>
          <table:table-cell table:formula="of:=[.C92] + (([.D92]-[.D91]) *[.$B$40])" office:value-type="float" office:value="288.793611262024" calcext:value-type="float">
            <text:p>288.79</text:p>
          </table:table-cell>
          <table:table-cell table:formula="of:=(([.$C$50] * POWER([.C93];3)) + ([.$D$50] * POWER([.C93];2)) + ([.$C$52] * [.C93]) + [.$D$52])" office:value-type="float" office:value="136.936878093669" calcext:value-type="float">
            <text:p>136.94</text:p>
          </table:table-cell>
          <table:table-cell table:formula="of:=[.E92] + (([.F92]-[.F91]) *[.$B$41])" office:value-type="float" office:value="288.373130124687" calcext:value-type="float">
            <text:p>288.37</text:p>
          </table:table-cell>
          <table:table-cell table:formula="of:=(([.$E$50] * POWER([.E93];3)) + ([.$F$50] * POWER([.E93];2)) + ([.$E$52] * [.E93]) + [.$F$52])" office:value-type="float" office:value="142.40226141385" calcext:value-type="float">
            <text:p>142.40</text:p>
          </table:table-cell>
          <table:table-cell table:formula="of:=[.G92] + (([.H92]-[.H91]) *[.$B$42])" office:value-type="float" office:value="288.302530889432" calcext:value-type="float">
            <text:p>288.30</text:p>
          </table:table-cell>
          <table:table-cell table:formula="of:=(([.$G$50] * POWER([.G93];3)) + ([.$H$50] * POWER([.G93];2)) + ([.$G$52] * [.G93]) + [.$H$52])" office:value-type="float" office:value="143.432512539388" calcext:value-type="float">
            <text:p>143.43</text:p>
          </table:table-cell>
          <table:table-cell table:formula="of:=[.I92] + (([.J92]-[.J91]) *[.$B$43])" office:value-type="float" office:value="288.185684651484" calcext:value-type="float">
            <text:p>288.19</text:p>
          </table:table-cell>
          <table:table-cell table:formula="of:=(([.$I$50] * POWER([.I93];3)) + ([.$J$50] * POWER([.I93];2)) + ([.$I$52] * [.I93]) + [.$J$52])" office:value-type="float" office:value="145.348481752438" calcext:value-type="float">
            <text:p>145.35</text:p>
          </table:table-cell>
          <table:table-cell table:formula="of:=[.K92] + (([.L92]-[.L91]) *[.$B$44])" office:value-type="float" office:value="288.075954184342" calcext:value-type="float">
            <text:p>288.08</text:p>
          </table:table-cell>
          <table:table-cell table:formula="of:=(([.$K$50] * POWER([.K93];3)) + ([.$L$50] * POWER([.K93];2)) + ([.$K$52] * [.K93]) + [.$L$52])" office:value-type="float" office:value="147.343646267291" calcext:value-type="float">
            <text:p>147.34</text:p>
          </table:table-cell>
          <table:table-cell table:formula="of:=[.M92] + (([.N92]-[.N91]) *[.$B$44])" office:value-type="float" office:value="288.025365462489" calcext:value-type="float">
            <text:p>288.03</text:p>
          </table:table-cell>
          <table:table-cell table:formula="of:=(([.$M$50] * POWER([.M93];3)) + ([.$N$50] * POWER([.M93];2)) + ([.$M$52] * [.M93]) + [.$N$52])" office:value-type="float" office:value="148.91336716007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3] + (([.B93]-[.B92]) *[.$B$39])" office:value-type="float" office:value="291.846449892696" calcext:value-type="float">
            <text:p>291.85</text:p>
          </table:table-cell>
          <table:table-cell table:formula="of:=(([.$A$50] * POWER([.A94];3)) + ([.$B$50] * POWER([.A94];2)) + ([.$A$52] * [.A94]) + [.$B$52])" office:value-type="float" office:value="57.7536779856198" calcext:value-type="float">
            <text:p>57.75</text:p>
          </table:table-cell>
          <table:table-cell table:formula="of:=[.C93] + (([.D93]-[.D92]) *[.$B$40])" office:value-type="float" office:value="288.793611302618" calcext:value-type="float">
            <text:p>288.79</text:p>
          </table:table-cell>
          <table:table-cell table:formula="of:=(([.$C$50] * POWER([.C94];3)) + ([.$D$50] * POWER([.C94];2)) + ([.$C$52] * [.C94]) + [.$D$52])" office:value-type="float" office:value="136.936878201618" calcext:value-type="float">
            <text:p>136.94</text:p>
          </table:table-cell>
          <table:table-cell table:formula="of:=[.E93] + (([.F93]-[.F92]) *[.$B$41])" office:value-type="float" office:value="288.373130127504" calcext:value-type="float">
            <text:p>288.37</text:p>
          </table:table-cell>
          <table:table-cell table:formula="of:=(([.$E$50] * POWER([.E94];3)) + ([.$F$50] * POWER([.E94];2)) + ([.$E$52] * [.E94]) + [.$F$52])" office:value-type="float" office:value="142.402261421252" calcext:value-type="float">
            <text:p>142.40</text:p>
          </table:table-cell>
          <table:table-cell table:formula="of:=[.G93] + (([.H93]-[.H92]) *[.$B$42])" office:value-type="float" office:value="288.302530891618" calcext:value-type="float">
            <text:p>288.30</text:p>
          </table:table-cell>
          <table:table-cell table:formula="of:=(([.$G$50] * POWER([.G94];3)) + ([.$H$50] * POWER([.G94];2)) + ([.$G$52] * [.G94]) + [.$H$52])" office:value-type="float" office:value="143.432512545156" calcext:value-type="float">
            <text:p>143.43</text:p>
          </table:table-cell>
          <table:table-cell table:formula="of:=[.I93] + (([.J93]-[.J92]) *[.$B$43])" office:value-type="float" office:value="288.185684652225" calcext:value-type="float">
            <text:p>288.19</text:p>
          </table:table-cell>
          <table:table-cell table:formula="of:=(([.$I$50] * POWER([.I94];3)) + ([.$J$50] * POWER([.I94];2)) + ([.$I$52] * [.I94]) + [.$J$52])" office:value-type="float" office:value="145.348481754374" calcext:value-type="float">
            <text:p>145.35</text:p>
          </table:table-cell>
          <table:table-cell table:formula="of:=[.K93] + (([.L93]-[.L92]) *[.$B$44])" office:value-type="float" office:value="288.075954184687" calcext:value-type="float">
            <text:p>288.08</text:p>
          </table:table-cell>
          <table:table-cell table:formula="of:=(([.$K$50] * POWER([.K94];3)) + ([.$L$50] * POWER([.K94];2)) + ([.$K$52] * [.K94]) + [.$L$52])" office:value-type="float" office:value="147.343646268193" calcext:value-type="float">
            <text:p>147.34</text:p>
          </table:table-cell>
          <table:table-cell table:formula="of:=[.M93] + (([.N93]-[.N92]) *[.$B$44])" office:value-type="float" office:value="288.025365462853" calcext:value-type="float">
            <text:p>288.03</text:p>
          </table:table-cell>
          <table:table-cell table:formula="of:=(([.$M$50] * POWER([.M94];3)) + ([.$N$50] * POWER([.M94];2)) + ([.$M$52] * [.M94]) + [.$N$52])" office:value-type="float" office:value="148.91336716102" calcext:value-type="float">
            <text:p>148.9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4] + (([.B94]-[.B93]) *[.$B$39])" office:value-type="float" office:value="291.84644989295" calcext:value-type="float">
            <text:p>291.85</text:p>
          </table:table-cell>
          <table:table-cell table:formula="of:=(([.$A$50] * POWER([.A95];3)) + ([.$B$50] * POWER([.A95];2)) + ([.$A$52] * [.A95]) + [.$B$52])" office:value-type="float" office:value="57.7536779858449" calcext:value-type="float">
            <text:p>57.75</text:p>
          </table:table-cell>
          <table:table-cell table:formula="of:=[.C94] + (([.D94]-[.D93]) *[.$B$40])" office:value-type="float" office:value="288.793611329258" calcext:value-type="float">
            <text:p>288.79</text:p>
          </table:table-cell>
          <table:table-cell table:formula="of:=(([.$C$50] * POWER([.C95];3)) + ([.$D$50] * POWER([.C95];2)) + ([.$C$52] * [.C95]) + [.$D$52])" office:value-type="float" office:value="136.93687827246" calcext:value-type="float">
            <text:p>136.94</text:p>
          </table:table-cell>
          <table:table-cell table:formula="of:=[.E94] + (([.F94]-[.F93]) *[.$B$41])" office:value-type="float" office:value="288.373130129239" calcext:value-type="float">
            <text:p>288.37</text:p>
          </table:table-cell>
          <table:table-cell table:formula="of:=(([.$E$50] * POWER([.E95];3)) + ([.$F$50] * POWER([.E95];2)) + ([.$E$52] * [.E95]) + [.$F$52])" office:value-type="float" office:value="142.402261425808" calcext:value-type="float">
            <text:p>142.40</text:p>
          </table:table-cell>
          <table:table-cell table:formula="of:=[.G94] + (([.H94]-[.H93]) *[.$B$42])" office:value-type="float" office:value="288.302530892957" calcext:value-type="float">
            <text:p>288.30</text:p>
          </table:table-cell>
          <table:table-cell table:formula="of:=(([.$G$50] * POWER([.G95];3)) + ([.$H$50] * POWER([.G95];2)) + ([.$G$52] * [.G95]) + [.$H$52])" office:value-type="float" office:value="143.43251254869" calcext:value-type="float">
            <text:p>143.43</text:p>
          </table:table-cell>
          <table:table-cell table:formula="of:=[.I94] + (([.J94]-[.J93]) *[.$B$43])" office:value-type="float" office:value="288.185684652667" calcext:value-type="float">
            <text:p>288.19</text:p>
          </table:table-cell>
          <table:table-cell table:formula="of:=(([.$I$50] * POWER([.I95];3)) + ([.$J$50] * POWER([.I95];2)) + ([.$I$52] * [.I95]) + [.$J$52])" office:value-type="float" office:value="145.348481755528" calcext:value-type="float">
            <text:p>145.35</text:p>
          </table:table-cell>
          <table:table-cell table:formula="of:=[.K94] + (([.L94]-[.L93]) *[.$B$44])" office:value-type="float" office:value="288.07595418489" calcext:value-type="float">
            <text:p>288.08</text:p>
          </table:table-cell>
          <table:table-cell table:formula="of:=(([.$K$50] * POWER([.K95];3)) + ([.$L$50] * POWER([.K95];2)) + ([.$K$52] * [.K95]) + [.$L$52])" office:value-type="float" office:value="147.34364626872" calcext:value-type="float">
            <text:p>147.34</text:p>
          </table:table-cell>
          <table:table-cell table:formula="of:=[.M94] + (([.N94]-[.N93]) *[.$B$44])" office:value-type="float" office:value="288.025365463066" calcext:value-type="float">
            <text:p>288.03</text:p>
          </table:table-cell>
          <table:table-cell table:formula="of:=(([.$M$50] * POWER([.M95];3)) + ([.$N$50] * POWER([.M95];2)) + ([.$M$52] * [.M95]) + [.$N$52])" office:value-type="float" office:value="148.91336716158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5] + (([.B95]-[.B94]) *[.$B$39])" office:value-type="float" office:value="291.846449893093" calcext:value-type="float">
            <text:p>291.85</text:p>
          </table:table-cell>
          <table:table-cell table:formula="of:=(([.$A$50] * POWER([.A96];3)) + ([.$B$50] * POWER([.A96];2)) + ([.$A$52] * [.A96]) + [.$B$52])" office:value-type="float" office:value="57.7536779859724" calcext:value-type="float">
            <text:p>57.75</text:p>
          </table:table-cell>
          <table:table-cell table:formula="of:=[.C95] + (([.D95]-[.D94]) *[.$B$40])" office:value-type="float" office:value="288.793611346741" calcext:value-type="float">
            <text:p>288.79</text:p>
          </table:table-cell>
          <table:table-cell table:formula="of:=(([.$C$50] * POWER([.C96];3)) + ([.$D$50] * POWER([.C96];2)) + ([.$C$52] * [.C96]) + [.$D$52])" office:value-type="float" office:value="136.93687831895" calcext:value-type="float">
            <text:p>136.94</text:p>
          </table:table-cell>
          <table:table-cell table:formula="of:=[.E95] + (([.F95]-[.F94]) *[.$B$41])" office:value-type="float" office:value="288.373130130307" calcext:value-type="float">
            <text:p>288.37</text:p>
          </table:table-cell>
          <table:table-cell table:formula="of:=(([.$E$50] * POWER([.E96];3)) + ([.$F$50] * POWER([.E96];2)) + ([.$E$52] * [.E96]) + [.$F$52])" office:value-type="float" office:value="142.402261428613" calcext:value-type="float">
            <text:p>142.40</text:p>
          </table:table-cell>
          <table:table-cell table:formula="of:=[.G95] + (([.H95]-[.H94]) *[.$B$42])" office:value-type="float" office:value="288.302530893777" calcext:value-type="float">
            <text:p>288.30</text:p>
          </table:table-cell>
          <table:table-cell table:formula="of:=(([.$G$50] * POWER([.G96];3)) + ([.$H$50] * POWER([.G96];2)) + ([.$G$52] * [.G96]) + [.$H$52])" office:value-type="float" office:value="143.432512550851" calcext:value-type="float">
            <text:p>143.43</text:p>
          </table:table-cell>
          <table:table-cell table:formula="of:=[.I95] + (([.J95]-[.J94]) *[.$B$43])" office:value-type="float" office:value="288.185684652931" calcext:value-type="float">
            <text:p>288.19</text:p>
          </table:table-cell>
          <table:table-cell table:formula="of:=(([.$I$50] * POWER([.I96];3)) + ([.$J$50] * POWER([.I96];2)) + ([.$I$52] * [.I96]) + [.$J$52])" office:value-type="float" office:value="145.348481756219" calcext:value-type="float">
            <text:p>145.35</text:p>
          </table:table-cell>
          <table:table-cell table:formula="of:=[.K95] + (([.L95]-[.L94]) *[.$B$44])" office:value-type="float" office:value="288.075954185008" calcext:value-type="float">
            <text:p>288.08</text:p>
          </table:table-cell>
          <table:table-cell table:formula="of:=(([.$K$50] * POWER([.K96];3)) + ([.$L$50] * POWER([.K96];2)) + ([.$K$52] * [.K96]) + [.$L$52])" office:value-type="float" office:value="147.343646269033" calcext:value-type="float">
            <text:p>147.34</text:p>
          </table:table-cell>
          <table:table-cell table:formula="of:=[.M95] + (([.N95]-[.N94]) *[.$B$44])" office:value-type="float" office:value="288.025365463192" calcext:value-type="float">
            <text:p>288.03</text:p>
          </table:table-cell>
          <table:table-cell table:formula="of:=(([.$M$50] * POWER([.M96];3)) + ([.$N$50] * POWER([.M96];2)) + ([.$M$52] * [.M96]) + [.$N$52])" office:value-type="float" office:value="148.913367161907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6] + (([.B96]-[.B95]) *[.$B$39])" office:value-type="float" office:value="291.846449893175" calcext:value-type="float">
            <text:p>291.85</text:p>
          </table:table-cell>
          <table:table-cell table:formula="of:=(([.$A$50] * POWER([.A97];3)) + ([.$B$50] * POWER([.A97];2)) + ([.$A$52] * [.A97]) + [.$B$52])" office:value-type="float" office:value="57.7536779860445" calcext:value-type="float">
            <text:p>57.75</text:p>
          </table:table-cell>
          <table:table-cell table:formula="of:=[.C96] + (([.D96]-[.D95]) *[.$B$40])" office:value-type="float" office:value="288.793611358214" calcext:value-type="float">
            <text:p>288.79</text:p>
          </table:table-cell>
          <table:table-cell table:formula="of:=(([.$C$50] * POWER([.C97];3)) + ([.$D$50] * POWER([.C97];2)) + ([.$C$52] * [.C97]) + [.$D$52])" office:value-type="float" office:value="136.936878349459" calcext:value-type="float">
            <text:p>136.94</text:p>
          </table:table-cell>
          <table:table-cell table:formula="of:=[.E96] + (([.F96]-[.F95]) *[.$B$41])" office:value-type="float" office:value="288.373130130964" calcext:value-type="float">
            <text:p>288.37</text:p>
          </table:table-cell>
          <table:table-cell table:formula="of:=(([.$E$50] * POWER([.E97];3)) + ([.$F$50] * POWER([.E97];2)) + ([.$E$52] * [.E97]) + [.$F$52])" office:value-type="float" office:value="142.40226143034" calcext:value-type="float">
            <text:p>142.40</text:p>
          </table:table-cell>
          <table:table-cell table:formula="of:=[.G96] + (([.H96]-[.H95]) *[.$B$42])" office:value-type="float" office:value="288.302530894279" calcext:value-type="float">
            <text:p>288.30</text:p>
          </table:table-cell>
          <table:table-cell table:formula="of:=(([.$G$50] * POWER([.G97];3)) + ([.$H$50] * POWER([.G97];2)) + ([.$G$52] * [.G97]) + [.$H$52])" office:value-type="float" office:value="143.432512552179" calcext:value-type="float">
            <text:p>143.43</text:p>
          </table:table-cell>
          <table:table-cell table:formula="of:=[.I96] + (([.J96]-[.J95]) *[.$B$43])" office:value-type="float" office:value="288.185684653089" calcext:value-type="float">
            <text:p>288.19</text:p>
          </table:table-cell>
          <table:table-cell table:formula="of:=(([.$I$50] * POWER([.I97];3)) + ([.$J$50] * POWER([.I97];2)) + ([.$I$52] * [.I97]) + [.$J$52])" office:value-type="float" office:value="145.34848175663" calcext:value-type="float">
            <text:p>145.35</text:p>
          </table:table-cell>
          <table:table-cell table:formula="of:=[.K96] + (([.L96]-[.L95]) *[.$B$44])" office:value-type="float" office:value="288.075954185079" calcext:value-type="float">
            <text:p>288.08</text:p>
          </table:table-cell>
          <table:table-cell table:formula="of:=(([.$K$50] * POWER([.K97];3)) + ([.$L$50] * POWER([.K97];2)) + ([.$K$52] * [.K97]) + [.$L$52])" office:value-type="float" office:value="147.343646269215" calcext:value-type="float">
            <text:p>147.34</text:p>
          </table:table-cell>
          <table:table-cell table:formula="of:=[.M96] + (([.N96]-[.N95]) *[.$B$44])" office:value-type="float" office:value="288.025365463265" calcext:value-type="float">
            <text:p>288.03</text:p>
          </table:table-cell>
          <table:table-cell table:formula="of:=(([.$M$50] * POWER([.M97];3)) + ([.$N$50] * POWER([.M97];2)) + ([.$M$52] * [.M97]) + [.$N$52])" office:value-type="float" office:value="148.9133671621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7] + (([.B97]-[.B96]) *[.$B$39])" office:value-type="float" office:value="291.846449893221" calcext:value-type="float">
            <text:p>291.85</text:p>
          </table:table-cell>
          <table:table-cell table:formula="of:=(([.$A$50] * POWER([.A98];3)) + ([.$B$50] * POWER([.A98];2)) + ([.$A$52] * [.A98]) + [.$B$52])" office:value-type="float" office:value="57.7536779860853" calcext:value-type="float">
            <text:p>57.75</text:p>
          </table:table-cell>
          <table:table-cell table:formula="of:=[.C97] + (([.D97]-[.D96]) *[.$B$40])" office:value-type="float" office:value="288.793611365743" calcext:value-type="float">
            <text:p>288.79</text:p>
          </table:table-cell>
          <table:table-cell table:formula="of:=(([.$C$50] * POWER([.C98];3)) + ([.$D$50] * POWER([.C98];2)) + ([.$C$52] * [.C98]) + [.$D$52])" office:value-type="float" office:value="136.936878369481" calcext:value-type="float">
            <text:p>136.94</text:p>
          </table:table-cell>
          <table:table-cell table:formula="of:=[.E97] + (([.F97]-[.F96]) *[.$B$41])" office:value-type="float" office:value="288.373130131369" calcext:value-type="float">
            <text:p>288.37</text:p>
          </table:table-cell>
          <table:table-cell table:formula="of:=(([.$E$50] * POWER([.E98];3)) + ([.$F$50] * POWER([.E98];2)) + ([.$E$52] * [.E98]) + [.$F$52])" office:value-type="float" office:value="142.402261431404" calcext:value-type="float">
            <text:p>142.40</text:p>
          </table:table-cell>
          <table:table-cell table:formula="of:=[.G97] + (([.H97]-[.H96]) *[.$B$42])" office:value-type="float" office:value="288.302530894587" calcext:value-type="float">
            <text:p>288.30</text:p>
          </table:table-cell>
          <table:table-cell table:formula="of:=(([.$G$50] * POWER([.G98];3)) + ([.$H$50] * POWER([.G98];2)) + ([.$G$52] * [.G98]) + [.$H$52])" office:value-type="float" office:value="143.432512552992" calcext:value-type="float">
            <text:p>143.43</text:p>
          </table:table-cell>
          <table:table-cell table:formula="of:=[.I97] + (([.J97]-[.J96]) *[.$B$43])" office:value-type="float" office:value="288.185684653182" calcext:value-type="float">
            <text:p>288.19</text:p>
          </table:table-cell>
          <table:table-cell table:formula="of:=(([.$I$50] * POWER([.I98];3)) + ([.$J$50] * POWER([.I98];2)) + ([.$I$52] * [.I98]) + [.$J$52])" office:value-type="float" office:value="145.348481756874" calcext:value-type="float">
            <text:p>145.35</text:p>
          </table:table-cell>
          <table:table-cell table:formula="of:=[.K97] + (([.L97]-[.L96]) *[.$B$44])" office:value-type="float" office:value="288.075954185119" calcext:value-type="float">
            <text:p>288.08</text:p>
          </table:table-cell>
          <table:table-cell table:formula="of:=(([.$K$50] * POWER([.K98];3)) + ([.$L$50] * POWER([.K98];2)) + ([.$K$52] * [.K98]) + [.$L$52])" office:value-type="float" office:value="147.343646269323" calcext:value-type="float">
            <text:p>147.34</text:p>
          </table:table-cell>
          <table:table-cell table:formula="of:=[.M97] + (([.N97]-[.N96]) *[.$B$44])" office:value-type="float" office:value="288.025365463309" calcext:value-type="float">
            <text:p>288.03</text:p>
          </table:table-cell>
          <table:table-cell table:formula="of:=(([.$M$50] * POWER([.M98];3)) + ([.$N$50] * POWER([.M98];2)) + ([.$M$52] * [.M98]) + [.$N$52])" office:value-type="float" office:value="148.913367162215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8] + (([.B98]-[.B97]) *[.$B$39])" office:value-type="float" office:value="291.846449893247" calcext:value-type="float">
            <text:p>291.85</text:p>
          </table:table-cell>
          <table:table-cell table:formula="of:=(([.$A$50] * POWER([.A99];3)) + ([.$B$50] * POWER([.A99];2)) + ([.$A$52] * [.A99]) + [.$B$52])" office:value-type="float" office:value="57.7536779861084" calcext:value-type="float">
            <text:p>57.75</text:p>
          </table:table-cell>
          <table:table-cell table:formula="of:=[.C98] + (([.D98]-[.D97]) *[.$B$40])" office:value-type="float" office:value="288.793611370684" calcext:value-type="float">
            <text:p>288.79</text:p>
          </table:table-cell>
          <table:table-cell table:formula="of:=(([.$C$50] * POWER([.C99];3)) + ([.$D$50] * POWER([.C99];2)) + ([.$C$52] * [.C99]) + [.$D$52])" office:value-type="float" office:value="136.93687838262" calcext:value-type="float">
            <text:p>136.94</text:p>
          </table:table-cell>
          <table:table-cell table:formula="of:=[.E98] + (([.F98]-[.F97]) *[.$B$41])" office:value-type="float" office:value="288.373130131618" calcext:value-type="float">
            <text:p>288.37</text:p>
          </table:table-cell>
          <table:table-cell table:formula="of:=(([.$E$50] * POWER([.E99];3)) + ([.$F$50] * POWER([.E99];2)) + ([.$E$52] * [.E99]) + [.$F$52])" office:value-type="float" office:value="142.402261432057" calcext:value-type="float">
            <text:p>142.40</text:p>
          </table:table-cell>
          <table:table-cell table:formula="of:=[.G98] + (([.H98]-[.H97]) *[.$B$42])" office:value-type="float" office:value="288.302530894776" calcext:value-type="float">
            <text:p>288.30</text:p>
          </table:table-cell>
          <table:table-cell table:formula="of:=(([.$G$50] * POWER([.G99];3)) + ([.$H$50] * POWER([.G99];2)) + ([.$G$52] * [.G99]) + [.$H$52])" office:value-type="float" office:value="143.432512553485" calcext:value-type="float">
            <text:p>143.43</text:p>
          </table:table-cell>
          <table:table-cell table:formula="of:=[.I98] + (([.J98]-[.J97]) *[.$B$43])" office:value-type="float" office:value="288.185684653238" calcext:value-type="float">
            <text:p>288.19</text:p>
          </table:table-cell>
          <table:table-cell table:formula="of:=(([.$I$50] * POWER([.I99];3)) + ([.$J$50] * POWER([.I99];2)) + ([.$I$52] * [.I99]) + [.$J$52])" office:value-type="float" office:value="145.348481757022" calcext:value-type="float">
            <text:p>145.35</text:p>
          </table:table-cell>
          <table:table-cell table:formula="of:=[.K98] + (([.L98]-[.L97]) *[.$B$44])" office:value-type="float" office:value="288.075954185143" calcext:value-type="float">
            <text:p>288.08</text:p>
          </table:table-cell>
          <table:table-cell table:formula="of:=(([.$K$50] * POWER([.K99];3)) + ([.$L$50] * POWER([.K99];2)) + ([.$K$52] * [.K99]) + [.$L$52])" office:value-type="float" office:value="147.343646269386" calcext:value-type="float">
            <text:p>147.34</text:p>
          </table:table-cell>
          <table:table-cell table:formula="of:=[.M98] + (([.N98]-[.N97]) *[.$B$44])" office:value-type="float" office:value="288.025365463334" calcext:value-type="float">
            <text:p>288.03</text:p>
          </table:table-cell>
          <table:table-cell table:formula="of:=(([.$M$50] * POWER([.M99];3)) + ([.$N$50] * POWER([.M99];2)) + ([.$M$52] * [.M99]) + [.$N$52])" office:value-type="float" office:value="148.91336716228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9] + (([.B99]-[.B98]) *[.$B$39])" office:value-type="float" office:value="291.846449893262" calcext:value-type="float">
            <text:p>291.85</text:p>
          </table:table-cell>
          <table:table-cell table:formula="of:=(([.$A$50] * POWER([.A100];3)) + ([.$B$50] * POWER([.A100];2)) + ([.$A$52] * [.A100]) + [.$B$52])" office:value-type="float" office:value="57.7536779861216" calcext:value-type="float">
            <text:p>57.75</text:p>
          </table:table-cell>
          <table:table-cell table:formula="of:=[.C99] + (([.D99]-[.D98]) *[.$B$40])" office:value-type="float" office:value="288.793611373926" calcext:value-type="float">
            <text:p>288.79</text:p>
          </table:table-cell>
          <table:table-cell table:formula="of:=(([.$C$50] * POWER([.C100];3)) + ([.$D$50] * POWER([.C100];2)) + ([.$C$52] * [.C100]) + [.$D$52])" office:value-type="float" office:value="136.936878391242" calcext:value-type="float">
            <text:p>136.94</text:p>
          </table:table-cell>
          <table:table-cell table:formula="of:=[.E99] + (([.F99]-[.F98]) *[.$B$41])" office:value-type="float" office:value="288.373130131771" calcext:value-type="float">
            <text:p>288.37</text:p>
          </table:table-cell>
          <table:table-cell table:formula="of:=(([.$E$50] * POWER([.E100];3)) + ([.$F$50] * POWER([.E100];2)) + ([.$E$52] * [.E100]) + [.$F$52])" office:value-type="float" office:value="142.402261432459" calcext:value-type="float">
            <text:p>142.40</text:p>
          </table:table-cell>
          <table:table-cell table:formula="of:=[.G99] + (([.H99]-[.H98]) *[.$B$42])" office:value-type="float" office:value="288.302530894891" calcext:value-type="float">
            <text:p>288.30</text:p>
          </table:table-cell>
          <table:table-cell table:formula="of:=(([.$G$50] * POWER([.G100];3)) + ([.$H$50] * POWER([.G100];2)) + ([.$G$52] * [.G100]) + [.$H$52])" office:value-type="float" office:value="143.432512553794" calcext:value-type="float">
            <text:p>143.43</text:p>
          </table:table-cell>
          <table:table-cell table:formula="of:=[.I99] + (([.J99]-[.J98]) *[.$B$43])" office:value-type="float" office:value="288.185684653272" calcext:value-type="float">
            <text:p>288.19</text:p>
          </table:table-cell>
          <table:table-cell table:formula="of:=(([.$I$50] * POWER([.I100];3)) + ([.$J$50] * POWER([.I100];2)) + ([.$I$52] * [.I100]) + [.$J$52])" office:value-type="float" office:value="145.348481757109" calcext:value-type="float">
            <text:p>145.35</text:p>
          </table:table-cell>
          <table:table-cell table:formula="of:=[.K99] + (([.L99]-[.L98]) *[.$B$44])" office:value-type="float" office:value="288.075954185158" calcext:value-type="float">
            <text:p>288.08</text:p>
          </table:table-cell>
          <table:table-cell table:formula="of:=(([.$K$50] * POWER([.K100];3)) + ([.$L$50] * POWER([.K100];2)) + ([.$K$52] * [.K100]) + [.$L$52])" office:value-type="float" office:value="147.343646269423" calcext:value-type="float">
            <text:p>147.34</text:p>
          </table:table-cell>
          <table:table-cell table:formula="of:=[.M99] + (([.N99]-[.N98]) *[.$B$44])" office:value-type="float" office:value="288.025365463349" calcext:value-type="float">
            <text:p>288.03</text:p>
          </table:table-cell>
          <table:table-cell table:formula="of:=(([.$M$50] * POWER([.M100];3)) + ([.$N$50] * POWER([.M100];2)) + ([.$M$52] * [.M100]) + [.$N$52])" office:value-type="float" office:value="148.91336716232" calcext:value-type="float">
            <text:p>148.91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100] + (([.B100]-[.B99]) *[.$B$39])" office:value-type="float" office:value="291.84644989327" calcext:value-type="float">
            <text:p>291.85</text:p>
          </table:table-cell>
          <table:table-cell table:formula="of:=(([.$A$50] * POWER([.A101];3)) + ([.$B$50] * POWER([.A101];2)) + ([.$A$52] * [.A101]) + [.$B$52])" office:value-type="float" office:value="57.7536779861291" calcext:value-type="float">
            <text:p>57.75</text:p>
          </table:table-cell>
          <table:table-cell table:formula="of:=[.C100] + (([.D100]-[.D99]) *[.$B$40])" office:value-type="float" office:value="288.793611376054" calcext:value-type="float">
            <text:p>288.79</text:p>
          </table:table-cell>
          <table:table-cell table:formula="of:=(([.$C$50] * POWER([.C101];3)) + ([.$D$50] * POWER([.C101];2)) + ([.$C$52] * [.C101]) + [.$D$52])" office:value-type="float" office:value="136.936878396901" calcext:value-type="float">
            <text:p>136.94</text:p>
          </table:table-cell>
          <table:table-cell table:formula="of:=[.E100] + (([.F100]-[.F99]) *[.$B$41])" office:value-type="float" office:value="288.373130131865" calcext:value-type="float">
            <text:p>288.37</text:p>
          </table:table-cell>
          <table:table-cell table:formula="of:=(([.$E$50] * POWER([.E101];3)) + ([.$F$50] * POWER([.E101];2)) + ([.$E$52] * [.E101]) + [.$F$52])" office:value-type="float" office:value="142.402261432708" calcext:value-type="float">
            <text:p>142.40</text:p>
          </table:table-cell>
          <table:table-cell table:formula="of:=[.G100] + (([.H100]-[.H99]) *[.$B$42])" office:value-type="float" office:value="288.302530894962" calcext:value-type="float">
            <text:p>288.30</text:p>
          </table:table-cell>
          <table:table-cell table:formula="of:=(([.$G$50] * POWER([.G101];3)) + ([.$H$50] * POWER([.G101];2)) + ([.$G$52] * [.G101]) + [.$H$52])" office:value-type="float" office:value="143.432512553976" calcext:value-type="float">
            <text:p>143.43</text:p>
          </table:table-cell>
          <table:table-cell table:formula="of:=[.I100] + (([.J100]-[.J99]) *[.$B$43])" office:value-type="float" office:value="288.185684653292" calcext:value-type="float">
            <text:p>288.19</text:p>
          </table:table-cell>
          <table:table-cell table:formula="of:=(([.$I$50] * POWER([.I101];3)) + ([.$J$50] * POWER([.I101];2)) + ([.$I$52] * [.I101]) + [.$J$52])" office:value-type="float" office:value="145.348481757162" calcext:value-type="float">
            <text:p>145.35</text:p>
          </table:table-cell>
          <table:table-cell table:formula="of:=[.K100] + (([.L100]-[.L99]) *[.$B$44])" office:value-type="float" office:value="288.075954185166" calcext:value-type="float">
            <text:p>288.08</text:p>
          </table:table-cell>
          <table:table-cell table:formula="of:=(([.$K$50] * POWER([.K101];3)) + ([.$L$50] * POWER([.K101];2)) + ([.$K$52] * [.K101]) + [.$L$52])" office:value-type="float" office:value="147.343646269443" calcext:value-type="float">
            <text:p>147.34</text:p>
          </table:table-cell>
          <table:table-cell table:formula="of:=[.M100] + (([.N100]-[.N99]) *[.$B$44])" office:value-type="float" office:value="288.025365463358" calcext:value-type="float">
            <text:p>288.03</text:p>
          </table:table-cell>
          <table:table-cell table:formula="of:=(([.$M$50] * POWER([.M101];3)) + ([.$N$50] * POWER([.M101];2)) + ([.$M$52] * [.M101]) + [.$N$52])" office:value-type="float" office:value="148.913367162344" calcext:value-type="float">
            <text:p>148.91</text:p>
          </table:table-cell>
          <table:table-cell table:number-columns-repeated="14"/>
        </table:table-row>
        <table:table-row table:style-name="ro1">
          <table:table-cell table:formula="of:=[.A101] + (([.B101]-[.B100]) *[.$B$39])" office:value-type="float" office:value="291.846449893275" calcext:value-type="float">
            <text:p>291.85</text:p>
          </table:table-cell>
          <table:table-cell table:formula="of:=(([.$A$50] * POWER([.A102];3)) + ([.$B$50] * POWER([.A102];2)) + ([.$A$52] * [.A102]) + [.$B$52])" office:value-type="float" office:value="57.7536779861333" calcext:value-type="float">
            <text:p>57.75</text:p>
          </table:table-cell>
          <table:table-cell table:formula="of:=[.C101] + (([.D101]-[.D100]) *[.$B$40])" office:value-type="float" office:value="288.79361137745" calcext:value-type="float">
            <text:p>288.79</text:p>
          </table:table-cell>
          <table:table-cell table:formula="of:=(([.$C$50] * POWER([.C102];3)) + ([.$D$50] * POWER([.C102];2)) + ([.$C$52] * [.C102]) + [.$D$52])" office:value-type="float" office:value="136.936878400614" calcext:value-type="float">
            <text:p>136.94</text:p>
          </table:table-cell>
          <table:table-cell table:formula="of:=[.E101] + (([.F101]-[.F100]) *[.$B$41])" office:value-type="float" office:value="288.373130131924" calcext:value-type="float">
            <text:p>288.37</text:p>
          </table:table-cell>
          <table:table-cell table:formula="of:=(([.$E$50] * POWER([.E102];3)) + ([.$F$50] * POWER([.E102];2)) + ([.$E$52] * [.E102]) + [.$F$52])" office:value-type="float" office:value="142.40226143286" calcext:value-type="float">
            <text:p>142.40</text:p>
          </table:table-cell>
          <table:table-cell table:formula="of:=[.G101] + (([.H101]-[.H100]) *[.$B$42])" office:value-type="float" office:value="288.302530895005" calcext:value-type="float">
            <text:p>288.30</text:p>
          </table:table-cell>
          <table:table-cell table:formula="of:=(([.$G$50] * POWER([.G102];3)) + ([.$H$50] * POWER([.G102];2)) + ([.$G$52] * [.G102]) + [.$H$52])" office:value-type="float" office:value="143.432512554093" calcext:value-type="float">
            <text:p>143.43</text:p>
          </table:table-cell>
          <table:table-cell table:formula="of:=[.I101] + (([.J101]-[.J100]) *[.$B$43])" office:value-type="float" office:value="288.185684653304" calcext:value-type="float">
            <text:p>288.19</text:p>
          </table:table-cell>
          <table:table-cell table:formula="of:=(([.$I$50] * POWER([.I102];3)) + ([.$J$50] * POWER([.I102];2)) + ([.$I$52] * [.I102]) + [.$J$52])" office:value-type="float" office:value="145.348481757193" calcext:value-type="float">
            <text:p>145.35</text:p>
          </table:table-cell>
          <table:table-cell table:formula="of:=[.K101] + (([.L101]-[.L100]) *[.$B$44])" office:value-type="float" office:value="288.07595418517" calcext:value-type="float">
            <text:p>288.08</text:p>
          </table:table-cell>
          <table:table-cell table:formula="of:=(([.$K$50] * POWER([.K102];3)) + ([.$L$50] * POWER([.K102];2)) + ([.$K$52] * [.K102]) + [.$L$52])" office:value-type="float" office:value="147.343646269454" calcext:value-type="float">
            <text:p>147.34</text:p>
          </table:table-cell>
          <table:table-cell table:formula="of:=[.M101] + (([.N101]-[.N100]) *[.$B$44])" office:value-type="float" office:value="288.025365463363" calcext:value-type="float">
            <text:p>288.03</text:p>
          </table:table-cell>
          <table:table-cell table:formula="of:=(([.$M$50] * POWER([.M102];3)) + ([.$N$50] * POWER([.M102];2)) + ([.$M$52] * [.M102]) + [.$N$52])" office:value-type="float" office:value="148.913367162359" calcext:value-type="float">
            <text:p>148.91</text:p>
          </table:table-cell>
          <table:table-cell/>
          <table:table-cell table:style-name="ce83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 table:number-rows-repeated="15"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14"/>
        </table:table-row>
      </table:table>
      <table:table table:name="CO2_800ppm" table:style-name="ta1">
        <table:shapes>
          <draw:frame draw:z-index="0" draw:style-name="gr1" draw:text-style-name="P1" svg:width="147.86mm" svg:height="99.97mm" svg:x="207.28mm" svg:y="69.12mm">
            <draw:object draw:notify-on-update-of-ranges="CO2_800ppm.A27:CO2_800ppm.A35 CO2_800ppm.H26:CO2_800ppm.H26 CO2_800ppm.H27:CO2_800ppm.H35 CO2_800ppm.A27:CO2_800ppm.A35 CO2_800ppm.G26:CO2_800ppm.G26 CO2_800ppm.G27:CO2_800ppm.G35 CO2_800ppm.A27:CO2_800ppm.A35 CO2_800ppm.F26:CO2_800ppm.F26 CO2_800ppm.F27:CO2_800ppm.F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ce83"/>
        <table:table-column table:style-name="co1" table:number-columns-repeated="10" table:default-cell-style-name="Default"/>
        <table:table-row table:style-name="ro1">
          <table:table-cell table:style-name="ce58" office:value-type="string" calcext:value-type="string" table:number-columns-spanned="8" table:number-rows-spanned="1">
            <text:p>Transmittance</text:p>
          </table:table-cell>
          <table:covered-table-cell table:number-columns-repeated="6" table:style-name="ce58"/>
          <table:covered-table-cell table:style-name="ce148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number-columns-repeated="10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64.286718696667" calcext:value-type="float">
            <text:p>264.29</text:p>
          </table:table-cell>
          <table:table-cell table:style-name="ce159" office:value-type="float" office:value="140.410053323151" calcext:value-type="float">
            <text:p>140.41</text:p>
          </table:table-cell>
          <table:table-cell table:style-name="ce159" office:value-type="float" office:value="126.694316941132" calcext:value-type="float">
            <text:p>126.69</text:p>
          </table:table-cell>
          <table:table-cell table:style-name="ce159" office:value-type="float" office:value="114.102826902126" calcext:value-type="float">
            <text:p>114.10</text:p>
          </table:table-cell>
          <table:table-cell table:style-name="ce159" office:value-type="float" office:value="111.771052064681" calcext:value-type="float">
            <text:p>111.77</text:p>
          </table:table-cell>
          <table:table-cell table:style-name="ce159" office:value-type="float" office:value="107.500054427213" calcext:value-type="float">
            <text:p>107.50</text:p>
          </table:table-cell>
          <table:table-cell table:style-name="ce159" office:value-type="float" office:value="103.169950353175" calcext:value-type="float">
            <text:p>103.17</text:p>
          </table:table-cell>
          <table:table-cell table:style-name="ce164" office:value-type="float" office:value="99.9947635012164" calcext:value-type="float">
            <text:p>99.99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78.761485043988" calcext:value-type="float">
            <text:p>278.76</text:p>
          </table:table-cell>
          <table:table-cell table:style-name="ce159" office:value-type="float" office:value="141.842276564656" calcext:value-type="float">
            <text:p>141.84</text:p>
          </table:table-cell>
          <table:table-cell table:style-name="ce159" office:value-type="float" office:value="127.889767967062" calcext:value-type="float">
            <text:p>127.89</text:p>
          </table:table-cell>
          <table:table-cell table:style-name="ce159" office:value-type="float" office:value="115.451704949281" calcext:value-type="float">
            <text:p>115.45</text:p>
          </table:table-cell>
          <table:table-cell table:style-name="ce159" office:value-type="float" office:value="113.15537627809" calcext:value-type="float">
            <text:p>113.16</text:p>
          </table:table-cell>
          <table:table-cell table:style-name="ce159" office:value-type="float" office:value="108.981945663541" calcext:value-type="float">
            <text:p>108.98</text:p>
          </table:table-cell>
          <table:table-cell table:style-name="ce159" office:value-type="float" office:value="104.706684024842" calcext:value-type="float">
            <text:p>104.71</text:p>
          </table:table-cell>
          <table:table-cell table:style-name="ce164" office:value-type="float" office:value="101.531206954696" calcext:value-type="float">
            <text:p>101.53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82.469394745492" calcext:value-type="float">
            <text:p>282.47</text:p>
          </table:table-cell>
          <table:table-cell table:style-name="ce159" office:value-type="float" office:value="142.187800905051" calcext:value-type="float">
            <text:p>142.19</text:p>
          </table:table-cell>
          <table:table-cell table:style-name="ce159" office:value-type="float" office:value="128.211161359183" calcext:value-type="float">
            <text:p>128.21</text:p>
          </table:table-cell>
          <table:table-cell table:style-name="ce159" office:value-type="float" office:value="115.821220142109" calcext:value-type="float">
            <text:p>115.82</text:p>
          </table:table-cell>
          <table:table-cell table:style-name="ce159" office:value-type="float" office:value="113.535054390591" calcext:value-type="float">
            <text:p>113.54</text:p>
          </table:table-cell>
          <table:table-cell table:style-name="ce159" office:value-type="float" office:value="109.374640246253" calcext:value-type="float">
            <text:p>109.37</text:p>
          </table:table-cell>
          <table:table-cell table:style-name="ce159" office:value-type="float" office:value="105.098963387437" calcext:value-type="float">
            <text:p>105.10</text:p>
          </table:table-cell>
          <table:table-cell table:style-name="ce164" office:value-type="float" office:value="101.909298337593" calcext:value-type="float">
            <text:p>101.91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86.211132458888" calcext:value-type="float">
            <text:p>286.21</text:p>
          </table:table-cell>
          <table:table-cell table:style-name="ce159" office:value-type="float" office:value="142.530516792711" calcext:value-type="float">
            <text:p>142.53</text:p>
          </table:table-cell>
          <table:table-cell table:style-name="ce159" office:value-type="float" office:value="128.541400930656" calcext:value-type="float">
            <text:p>128.54</text:p>
          </table:table-cell>
          <table:table-cell table:style-name="ce159" office:value-type="float" office:value="116.200317663137" calcext:value-type="float">
            <text:p>116.20</text:p>
          </table:table-cell>
          <table:table-cell table:style-name="ce159" office:value-type="float" office:value="113.931367031118" calcext:value-type="float">
            <text:p>113.93</text:p>
          </table:table-cell>
          <table:table-cell table:style-name="ce159" office:value-type="float" office:value="109.770796668929" calcext:value-type="float">
            <text:p>109.77</text:p>
          </table:table-cell>
          <table:table-cell table:style-name="ce159" office:value-type="float" office:value="105.487907071329" calcext:value-type="float">
            <text:p>105.49</text:p>
          </table:table-cell>
          <table:table-cell table:style-name="ce164" office:value-type="float" office:value="102.277828174345" calcext:value-type="float">
            <text:p>102.28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89.993405438229" calcext:value-type="float">
            <text:p>289.99</text:p>
          </table:table-cell>
          <table:table-cell table:style-name="ce159" office:value-type="float" office:value="142.87927960001" calcext:value-type="float">
            <text:p>142.88</text:p>
          </table:table-cell>
          <table:table-cell table:style-name="ce159" office:value-type="float" office:value="128.887710731661" calcext:value-type="float">
            <text:p>128.89</text:p>
          </table:table-cell>
          <table:table-cell table:style-name="ce159" office:value-type="float" office:value="116.593597383433" calcext:value-type="float">
            <text:p>116.59</text:p>
          </table:table-cell>
          <table:table-cell table:style-name="ce159" office:value-type="float" office:value="114.33752980446" calcext:value-type="float">
            <text:p>114.34</text:p>
          </table:table-cell>
          <table:table-cell table:style-name="ce159" office:value-type="float" office:value="110.173565648887" calcext:value-type="float">
            <text:p>110.17</text:p>
          </table:table-cell>
          <table:table-cell table:style-name="ce159" office:value-type="float" office:value="105.876056417032" calcext:value-type="float">
            <text:p>105.88</text:p>
          </table:table-cell>
          <table:table-cell table:style-name="ce164" office:value-type="float" office:value="102.638365241585" calcext:value-type="float">
            <text:p>102.64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293.80773985548" calcext:value-type="float">
            <text:p>293.81</text:p>
          </table:table-cell>
          <table:table-cell table:style-name="ce159" office:value-type="float" office:value="143.225396388036" calcext:value-type="float">
            <text:p>143.23</text:p>
          </table:table-cell>
          <table:table-cell table:style-name="ce159" office:value-type="float" office:value="129.241188090363" calcext:value-type="float">
            <text:p>129.24</text:p>
          </table:table-cell>
          <table:table-cell table:style-name="ce159" office:value-type="float" office:value="116.991848094169" calcext:value-type="float">
            <text:p>116.99</text:p>
          </table:table-cell>
          <table:table-cell table:style-name="ce159" office:value-type="float" office:value="114.583816128154" calcext:value-type="float">
            <text:p>114.58</text:p>
          </table:table-cell>
          <table:table-cell table:style-name="ce159" office:value-type="float" office:value="110.573832146052" calcext:value-type="float">
            <text:p>110.57</text:p>
          </table:table-cell>
          <table:table-cell table:style-name="ce159" office:value-type="float" office:value="106.254408403689" calcext:value-type="float">
            <text:p>106.25</text:p>
          </table:table-cell>
          <table:table-cell table:style-name="ce164" office:value-type="float" office:value="102.982184912348" calcext:value-type="float">
            <text:p>102.98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297.66051589534" calcext:value-type="float">
            <text:p>297.66</text:p>
          </table:table-cell>
          <table:table-cell table:style-name="ce159" office:value-type="float" office:value="143.57959709686" calcext:value-type="float">
            <text:p>143.58</text:p>
          </table:table-cell>
          <table:table-cell table:style-name="ce159" office:value-type="float" office:value="129.609941492604" calcext:value-type="float">
            <text:p>129.61</text:p>
          </table:table-cell>
          <table:table-cell table:style-name="ce159" office:value-type="float" office:value="117.40075153333" calcext:value-type="float">
            <text:p>117.40</text:p>
          </table:table-cell>
          <table:table-cell table:style-name="ce159" office:value-type="float" office:value="115.002103808443" calcext:value-type="float">
            <text:p>115.00</text:p>
          </table:table-cell>
          <table:table-cell table:style-name="ce159" office:value-type="float" office:value="110.976335853189" calcext:value-type="float">
            <text:p>110.98</text:p>
          </table:table-cell>
          <table:table-cell table:style-name="ce159" office:value-type="float" office:value="106.626964018174" calcext:value-type="float">
            <text:p>106.63</text:p>
          </table:table-cell>
          <table:table-cell table:style-name="ce164" office:value-type="float" office:value="103.313391936469" calcext:value-type="float">
            <text:p>103.31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01.552678426069" calcext:value-type="float">
            <text:p>301.55</text:p>
          </table:table-cell>
          <table:table-cell table:style-name="ce159" office:value-type="float" office:value="143.942019231982" calcext:value-type="float">
            <text:p>143.94</text:p>
          </table:table-cell>
          <table:table-cell table:style-name="ce159" office:value-type="float" office:value="129.992477717387" calcext:value-type="float">
            <text:p>129.99</text:p>
          </table:table-cell>
          <table:table-cell table:style-name="ce159" office:value-type="float" office:value="117.819204103631" calcext:value-type="float">
            <text:p>117.82</text:p>
          </table:table-cell>
          <table:table-cell table:style-name="ce159" office:value-type="float" office:value="115.427108932752" calcext:value-type="float">
            <text:p>115.43</text:p>
          </table:table-cell>
          <table:table-cell table:style-name="ce159" office:value-type="float" office:value="111.379333625879" calcext:value-type="float">
            <text:p>111.38</text:p>
          </table:table-cell>
          <table:table-cell table:style-name="ce159" office:value-type="float" office:value="106.991773698849" calcext:value-type="float">
            <text:p>106.99</text:p>
          </table:table-cell>
          <table:table-cell table:style-name="ce164" office:value-type="float" office:value="103.629118731489" calcext:value-type="float">
            <text:p>103.63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21.602363700397" calcext:value-type="float">
            <text:p>321.60</text:p>
          </table:table-cell>
          <table:table-cell table:style-name="ce159" office:value-type="float" office:value="145.915491291061" calcext:value-type="float">
            <text:p>145.92</text:p>
          </table:table-cell>
          <table:table-cell table:style-name="ce159" office:value-type="float" office:value="132.114009853492" calcext:value-type="float">
            <text:p>132.11</text:p>
          </table:table-cell>
          <table:table-cell table:style-name="ce159" office:value-type="float" office:value="119.969662820376" calcext:value-type="float">
            <text:p>119.97</text:p>
          </table:table-cell>
          <table:table-cell table:style-name="ce159" office:value-type="float" office:value="117.783888023726" calcext:value-type="float">
            <text:p>117.78</text:p>
          </table:table-cell>
          <table:table-cell table:style-name="ce159" office:value-type="float" office:value="113.295505306111" calcext:value-type="float">
            <text:p>113.30</text:p>
          </table:table-cell>
          <table:table-cell table:style-name="ce159" office:value-type="float" office:value="108.578457112312" calcext:value-type="float">
            <text:p>108.58</text:p>
          </table:table-cell>
          <table:table-cell table:style-name="ce164" office:value-type="float" office:value="104.852061275147" calcext:value-type="float">
            <text:p>104.85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58"/>
          <table:table-cell table:style-name="ce158" table:number-columns-repeated="7"/>
          <table:table-cell table:style-name="ce16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100.196888464757" calcext:value-type="float">
            <text:p>100.20</text:p>
          </table:table-cell>
          <table:table-cell table:formula="of:=([.$J3] - [.C3])" office:value-type="float" office:value="224.073553838273" calcext:value-type="float">
            <text:p>224.07</text:p>
          </table:table-cell>
          <table:table-cell table:formula="of:=([.$J3] - [.D3])" office:value-type="float" office:value="237.789290220292" calcext:value-type="float">
            <text:p>237.79</text:p>
          </table:table-cell>
          <table:table-cell table:formula="of:=([.$J3] - [.E3])" office:value-type="float" office:value="250.380780259298" calcext:value-type="float">
            <text:p>250.38</text:p>
          </table:table-cell>
          <table:table-cell table:formula="of:=([.$J3] - [.F3])" office:value-type="float" office:value="252.712555096743" calcext:value-type="float">
            <text:p>252.71</text:p>
          </table:table-cell>
          <table:table-cell table:formula="of:=([.$J3] - [.G3])" office:value-type="float" office:value="256.983552734211" calcext:value-type="float">
            <text:p>256.98</text:p>
          </table:table-cell>
          <table:table-cell table:formula="of:=([.$J3] - [.H3])" office:value-type="float" office:value="261.313656808249" calcext:value-type="float">
            <text:p>261.31</text:p>
          </table:table-cell>
          <table:table-cell table:formula="of:=([.$J3] - [.I3])" office:value-type="float" office:value="264.488843660208" calcext:value-type="float">
            <text:p>264.4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06.758608873796" calcext:value-type="float">
            <text:p>106.76</text:p>
          </table:table-cell>
          <table:table-cell table:formula="of:=([.$J4] - [.C4])" office:value-type="float" office:value="243.677817353128" calcext:value-type="float">
            <text:p>243.68</text:p>
          </table:table-cell>
          <table:table-cell table:formula="of:=([.$J4] - [.D4])" office:value-type="float" office:value="257.630325950722" calcext:value-type="float">
            <text:p>257.63</text:p>
          </table:table-cell>
          <table:table-cell table:formula="of:=([.$J4] - [.E4])" office:value-type="float" office:value="270.068388968503" calcext:value-type="float">
            <text:p>270.07</text:p>
          </table:table-cell>
          <table:table-cell table:formula="of:=([.$J4] - [.F4])" office:value-type="float" office:value="272.364717639694" calcext:value-type="float">
            <text:p>272.36</text:p>
          </table:table-cell>
          <table:table-cell table:formula="of:=([.$J4] - [.G4])" office:value-type="float" office:value="276.538148254243" calcext:value-type="float">
            <text:p>276.54</text:p>
          </table:table-cell>
          <table:table-cell table:formula="of:=([.$J4] - [.H4])" office:value-type="float" office:value="280.813409892942" calcext:value-type="float">
            <text:p>280.81</text:p>
          </table:table-cell>
          <table:table-cell table:formula="of:=([.$J4] - [.I4])" office:value-type="float" office:value="283.988886963088" calcext:value-type="float">
            <text:p>283.9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08.449113023518" calcext:value-type="float">
            <text:p>108.45</text:p>
          </table:table-cell>
          <table:table-cell table:formula="of:=([.$J5] - [.C5])" office:value-type="float" office:value="248.730706863959" calcext:value-type="float">
            <text:p>248.73</text:p>
          </table:table-cell>
          <table:table-cell table:formula="of:=([.$J5] - [.D5])" office:value-type="float" office:value="262.707346409827" calcext:value-type="float">
            <text:p>262.71</text:p>
          </table:table-cell>
          <table:table-cell table:formula="of:=([.$J5] - [.E5])" office:value-type="float" office:value="275.097287626901" calcext:value-type="float">
            <text:p>275.10</text:p>
          </table:table-cell>
          <table:table-cell table:formula="of:=([.$J5] - [.F5])" office:value-type="float" office:value="277.383453378419" calcext:value-type="float">
            <text:p>277.38</text:p>
          </table:table-cell>
          <table:table-cell table:formula="of:=([.$J5] - [.G5])" office:value-type="float" office:value="281.543867522757" calcext:value-type="float">
            <text:p>281.54</text:p>
          </table:table-cell>
          <table:table-cell table:formula="of:=([.$J5] - [.H5])" office:value-type="float" office:value="285.819544381573" calcext:value-type="float">
            <text:p>285.82</text:p>
          </table:table-cell>
          <table:table-cell table:formula="of:=([.$J5] - [.I5])" office:value-type="float" office:value="289.009209431417" calcext:value-type="float">
            <text:p>289.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10.162286904805" calcext:value-type="float">
            <text:p>110.16</text:p>
          </table:table-cell>
          <table:table-cell table:formula="of:=([.$J6] - [.C6])" office:value-type="float" office:value="253.842902570982" calcext:value-type="float">
            <text:p>253.84</text:p>
          </table:table-cell>
          <table:table-cell table:formula="of:=([.$J6] - [.D6])" office:value-type="float" office:value="267.832018433037" calcext:value-type="float">
            <text:p>267.83</text:p>
          </table:table-cell>
          <table:table-cell table:formula="of:=([.$J6] - [.E6])" office:value-type="float" office:value="280.173101700556" calcext:value-type="float">
            <text:p>280.17</text:p>
          </table:table-cell>
          <table:table-cell table:formula="of:=([.$J6] - [.F6])" office:value-type="float" office:value="282.442052332575" calcext:value-type="float">
            <text:p>282.44</text:p>
          </table:table-cell>
          <table:table-cell table:formula="of:=([.$J6] - [.G6])" office:value-type="float" office:value="286.602622694764" calcext:value-type="float">
            <text:p>286.60</text:p>
          </table:table-cell>
          <table:table-cell table:formula="of:=([.$J6] - [.H6])" office:value-type="float" office:value="290.885512292364" calcext:value-type="float">
            <text:p>290.89</text:p>
          </table:table-cell>
          <table:table-cell table:formula="of:=([.$J6] - [.I6])" office:value-type="float" office:value="294.095591189348" calcext:value-type="float">
            <text:p>294.1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11.891816084462" calcext:value-type="float">
            <text:p>111.89</text:p>
          </table:table-cell>
          <table:table-cell table:formula="of:=([.$J7] - [.C7])" office:value-type="float" office:value="259.005941922681" calcext:value-type="float">
            <text:p>259.01</text:p>
          </table:table-cell>
          <table:table-cell table:formula="of:=([.$J7] - [.D7])" office:value-type="float" office:value="272.99751079103" calcext:value-type="float">
            <text:p>273.00</text:p>
          </table:table-cell>
          <table:table-cell table:formula="of:=([.$J7] - [.E7])" office:value-type="float" office:value="285.291624139258" calcext:value-type="float">
            <text:p>285.29</text:p>
          </table:table-cell>
          <table:table-cell table:formula="of:=([.$J7] - [.F7])" office:value-type="float" office:value="287.547691718231" calcext:value-type="float">
            <text:p>287.55</text:p>
          </table:table-cell>
          <table:table-cell table:formula="of:=([.$J7] - [.G7])" office:value-type="float" office:value="291.711655873804" calcext:value-type="float">
            <text:p>291.71</text:p>
          </table:table-cell>
          <table:table-cell table:formula="of:=([.$J7] - [.H7])" office:value-type="float" office:value="296.009165105659" calcext:value-type="float">
            <text:p>296.01</text:p>
          </table:table-cell>
          <table:table-cell table:formula="of:=([.$J7] - [.I7])" office:value-type="float" office:value="299.246856281106" calcext:value-type="float">
            <text:p>299.2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13.646568572272" calcext:value-type="float">
            <text:p>113.65</text:p>
          </table:table-cell>
          <table:table-cell table:formula="of:=([.$J8] - [.C8])" office:value-type="float" office:value="264.228912039716" calcext:value-type="float">
            <text:p>264.23</text:p>
          </table:table-cell>
          <table:table-cell table:formula="of:=([.$J8] - [.D8])" office:value-type="float" office:value="278.213120337389" calcext:value-type="float">
            <text:p>278.21</text:p>
          </table:table-cell>
          <table:table-cell table:formula="of:=([.$J8] - [.E8])" office:value-type="float" office:value="290.462460333583" calcext:value-type="float">
            <text:p>290.46</text:p>
          </table:table-cell>
          <table:table-cell table:formula="of:=([.$J8] - [.F8])" office:value-type="float" office:value="292.870492299598" calcext:value-type="float">
            <text:p>292.87</text:p>
          </table:table-cell>
          <table:table-cell table:formula="of:=([.$J8] - [.G8])" office:value-type="float" office:value="296.8804762817" calcext:value-type="float">
            <text:p>296.88</text:p>
          </table:table-cell>
          <table:table-cell table:formula="of:=([.$J8] - [.H8])" office:value-type="float" office:value="301.199900024063" calcext:value-type="float">
            <text:p>301.20</text:p>
          </table:table-cell>
          <table:table-cell table:formula="of:=([.$J8] - [.I8])" office:value-type="float" office:value="304.472123515404" calcext:value-type="float">
            <text:p>304.4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15.420559726173" calcext:value-type="float">
            <text:p>115.42</text:p>
          </table:table-cell>
          <table:table-cell table:formula="of:=([.$J9] - [.C9])" office:value-type="float" office:value="269.501478524653" calcext:value-type="float">
            <text:p>269.50</text:p>
          </table:table-cell>
          <table:table-cell table:formula="of:=([.$J9] - [.D9])" office:value-type="float" office:value="283.471134128909" calcext:value-type="float">
            <text:p>283.47</text:p>
          </table:table-cell>
          <table:table-cell table:formula="of:=([.$J9] - [.E9])" office:value-type="float" office:value="295.680324088183" calcext:value-type="float">
            <text:p>295.68</text:p>
          </table:table-cell>
          <table:table-cell table:formula="of:=([.$J9] - [.F9])" office:value-type="float" office:value="298.07897181307" calcext:value-type="float">
            <text:p>298.08</text:p>
          </table:table-cell>
          <table:table-cell table:formula="of:=([.$J9] - [.G9])" office:value-type="float" office:value="302.104739768324" calcext:value-type="float">
            <text:p>302.10</text:p>
          </table:table-cell>
          <table:table-cell table:formula="of:=([.$J9] - [.H9])" office:value-type="float" office:value="306.454111603339" calcext:value-type="float">
            <text:p>306.45</text:p>
          </table:table-cell>
          <table:table-cell table:formula="of:=([.$J9] - [.I9])" office:value-type="float" office:value="309.767683685044" calcext:value-type="float">
            <text:p>309.7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17.213241581435" calcext:value-type="float">
            <text:p>117.21</text:p>
          </table:table-cell>
          <table:table-cell table:formula="of:=([.$J10] - [.C10])" office:value-type="float" office:value="274.823900775522" calcext:value-type="float">
            <text:p>274.82</text:p>
          </table:table-cell>
          <table:table-cell table:formula="of:=([.$J10] - [.D10])" office:value-type="float" office:value="288.773442290117" calcext:value-type="float">
            <text:p>288.77</text:p>
          </table:table-cell>
          <table:table-cell table:formula="of:=([.$J10] - [.E10])" office:value-type="float" office:value="300.946715903873" calcext:value-type="float">
            <text:p>300.95</text:p>
          </table:table-cell>
          <table:table-cell table:formula="of:=([.$J10] - [.F10])" office:value-type="float" office:value="303.338811074752" calcext:value-type="float">
            <text:p>303.34</text:p>
          </table:table-cell>
          <table:table-cell table:formula="of:=([.$J10] - [.G10])" office:value-type="float" office:value="307.386586381625" calcext:value-type="float">
            <text:p>307.39</text:p>
          </table:table-cell>
          <table:table-cell table:formula="of:=([.$J10] - [.H10])" office:value-type="float" office:value="311.774146308655" calcext:value-type="float">
            <text:p>311.77</text:p>
          </table:table-cell>
          <table:table-cell table:formula="of:=([.$J10] - [.I10])" office:value-type="float" office:value="315.136801276015" calcext:value-type="float">
            <text:p>315.14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26.472923006256" calcext:value-type="float">
            <text:p>126.47</text:p>
          </table:table-cell>
          <table:table-cell table:formula="of:=([.$J11] - [.C11])" office:value-type="float" office:value="302.159795415592" calcext:value-type="float">
            <text:p>302.16</text:p>
          </table:table-cell>
          <table:table-cell table:formula="of:=([.$J11] - [.D11])" office:value-type="float" office:value="315.961276853161" calcext:value-type="float">
            <text:p>315.96</text:p>
          </table:table-cell>
          <table:table-cell table:formula="of:=([.$J11] - [.E11])" office:value-type="float" office:value="328.105623886277" calcext:value-type="float">
            <text:p>328.11</text:p>
          </table:table-cell>
          <table:table-cell table:formula="of:=([.$J11] - [.F11])" office:value-type="float" office:value="330.291398682927" calcext:value-type="float">
            <text:p>330.29</text:p>
          </table:table-cell>
          <table:table-cell table:formula="of:=([.$J11] - [.G11])" office:value-type="float" office:value="334.779781400542" calcext:value-type="float">
            <text:p>334.78</text:p>
          </table:table-cell>
          <table:table-cell table:formula="of:=([.$J11] - [.H11])" office:value-type="float" office:value="339.496829594341" calcext:value-type="float">
            <text:p>339.50</text:p>
          </table:table-cell>
          <table:table-cell table:formula="of:=([.$J11] - [.I11])" office:value-type="float" office:value="343.223225431506" calcext:value-type="float">
            <text:p>343.22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6"/>
          <table:table-cell table:style-name="ce161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style-name="ce35"/>
          <table:table-cell table:number-columns-repeated="10"/>
        </table:table-row>
        <table:table-row table:style-name="ro1">
          <table:table-cell table:style-name="ce30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2.042263868595" calcext:value-type="float">
            <text:p>52.04</text:p>
          </table:table-cell>
          <table:table-cell table:formula="of:=[.C15] * [$Summary.$A$4] * [$Summary.$B$4]" office:value-type="float" office:value="116.383803863599" calcext:value-type="float">
            <text:p>116.38</text:p>
          </table:table-cell>
          <table:table-cell table:formula="of:=[.D15] * [$Summary.$A$4] * [$Summary.$B$4]" office:value-type="float" office:value="123.50775734042" calcext:value-type="float">
            <text:p>123.51</text:p>
          </table:table-cell>
          <table:table-cell table:formula="of:=[.E15] * [$Summary.$A$4] * [$Summary.$B$4]" office:value-type="float" office:value="130.04777726668" calcext:value-type="float">
            <text:p>130.05</text:p>
          </table:table-cell>
          <table:table-cell table:formula="of:=[.F15] * [$Summary.$A$4] * [$Summary.$B$4]" office:value-type="float" office:value="131.258901117249" calcext:value-type="float">
            <text:p>131.26</text:p>
          </table:table-cell>
          <table:table-cell table:formula="of:=[.G15] * [$Summary.$A$4] * [$Summary.$B$4]" office:value-type="float" office:value="133.477257290149" calcext:value-type="float">
            <text:p>133.48</text:p>
          </table:table-cell>
          <table:table-cell table:formula="of:=[.H15] * [$Summary.$A$4] * [$Summary.$B$4]" office:value-type="float" office:value="135.726313346205" calcext:value-type="float">
            <text:p>135.73</text:p>
          </table:table-cell>
          <table:table-cell table:formula="of:=[.I15] * [$Summary.$A$4] * [$Summary.$B$4]" office:value-type="float" office:value="137.375505397112" calcext:value-type="float">
            <text:p>137.3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5.4504214490495" calcext:value-type="float">
            <text:p>55.45</text:p>
          </table:table-cell>
          <table:table-cell table:formula="of:=[.C16] * [$Summary.$A$4] * [$Summary.$B$4]" office:value-type="float" office:value="126.566258333215" calcext:value-type="float">
            <text:p>126.57</text:p>
          </table:table-cell>
          <table:table-cell table:formula="of:=[.D16] * [$Summary.$A$4] * [$Summary.$B$4]" office:value-type="float" office:value="133.813191298805" calcext:value-type="float">
            <text:p>133.81</text:p>
          </table:table-cell>
          <table:table-cell table:formula="of:=[.E16] * [$Summary.$A$4] * [$Summary.$B$4]" office:value-type="float" office:value="140.27352123024" calcext:value-type="float">
            <text:p>140.27</text:p>
          </table:table-cell>
          <table:table-cell table:formula="of:=[.F16] * [$Summary.$A$4] * [$Summary.$B$4]" office:value-type="float" office:value="141.466234342057" calcext:value-type="float">
            <text:p>141.47</text:p>
          </table:table-cell>
          <table:table-cell table:formula="of:=[.G16] * [$Summary.$A$4] * [$Summary.$B$4]" office:value-type="float" office:value="143.633914203254" calcext:value-type="float">
            <text:p>143.63</text:p>
          </table:table-cell>
          <table:table-cell table:formula="of:=[.H16] * [$Summary.$A$4] * [$Summary.$B$4]" office:value-type="float" office:value="145.854485098394" calcext:value-type="float">
            <text:p>145.85</text:p>
          </table:table-cell>
          <table:table-cell table:formula="of:=[.I16] * [$Summary.$A$4] * [$Summary.$B$4]" office:value-type="float" office:value="147.503827888628" calcext:value-type="float">
            <text:p>147.50</text:p>
          </table:table-cell>
          <table:table-cell table:style-name="Default"/>
          <table:table-cell table:style-name="ce111" table:number-columns-repeated="2"/>
          <table:table-cell table:number-columns-repeated="9"/>
        </table:table-row>
        <table:table-row table:style-name="ro1">
          <table:table-cell table:style-name="ce30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6.3284693044152" calcext:value-type="float">
            <text:p>56.33</text:p>
          </table:table-cell>
          <table:table-cell table:formula="of:=[.C17] * [$Summary.$A$4] * [$Summary.$B$4]" office:value-type="float" office:value="129.19072914514" calcext:value-type="float">
            <text:p>129.19</text:p>
          </table:table-cell>
          <table:table-cell table:formula="of:=[.D17] * [$Summary.$A$4] * [$Summary.$B$4]" office:value-type="float" office:value="136.450195725264" calcext:value-type="float">
            <text:p>136.45</text:p>
          </table:table-cell>
          <table:table-cell table:formula="of:=[.E17] * [$Summary.$A$4] * [$Summary.$B$4]" office:value-type="float" office:value="142.885531193412" calcext:value-type="float">
            <text:p>142.89</text:p>
          </table:table-cell>
          <table:table-cell table:formula="of:=[.F17] * [$Summary.$A$4] * [$Summary.$B$4]" office:value-type="float" office:value="144.072965684751" calcext:value-type="float">
            <text:p>144.07</text:p>
          </table:table-cell>
          <table:table-cell table:formula="of:=[.G17] * [$Summary.$A$4] * [$Summary.$B$4]" office:value-type="float" office:value="146.23388479132" calcext:value-type="float">
            <text:p>146.23</text:p>
          </table:table-cell>
          <table:table-cell table:formula="of:=[.H17] * [$Summary.$A$4] * [$Summary.$B$4]" office:value-type="float" office:value="148.454671351789" calcext:value-type="float">
            <text:p>148.45</text:p>
          </table:table-cell>
          <table:table-cell table:formula="of:=[.I17] * [$Summary.$A$4] * [$Summary.$B$4]" office:value-type="float" office:value="150.111383378678" calcext:value-type="float">
            <text:p>150.11</text:p>
          </table:table-cell>
          <table:table-cell table:number-columns-repeated="2"/>
          <table:table-cell table:style-name="ce83"/>
          <table:table-cell table:number-columns-repeated="9"/>
        </table:table-row>
        <table:table-row table:style-name="ro1">
          <table:table-cell table:style-name="ce30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7.2182918183557" calcext:value-type="float">
            <text:p>57.22</text:p>
          </table:table-cell>
          <table:table-cell table:formula="of:=[.C18] * [$Summary.$A$4] * [$Summary.$B$4]" office:value-type="float" office:value="131.846003595368" calcext:value-type="float">
            <text:p>131.85</text:p>
          </table:table-cell>
          <table:table-cell table:formula="of:=[.D18] * [$Summary.$A$4] * [$Summary.$B$4]" office:value-type="float" office:value="139.111950374119" calcext:value-type="float">
            <text:p>139.11</text:p>
          </table:table-cell>
          <table:table-cell table:formula="of:=[.E18] * [$Summary.$A$4] * [$Summary.$B$4]" office:value-type="float" office:value="145.521909023269" calcext:value-type="float">
            <text:p>145.52</text:p>
          </table:table-cell>
          <table:table-cell table:formula="of:=[.F18] * [$Summary.$A$4] * [$Summary.$B$4]" office:value-type="float" office:value="146.700401981539" calcext:value-type="float">
            <text:p>146.70</text:p>
          </table:table-cell>
          <table:table-cell table:formula="of:=[.G18] * [$Summary.$A$4] * [$Summary.$B$4]" office:value-type="float" office:value="148.86140222766" calcext:value-type="float">
            <text:p>148.86</text:p>
          </table:table-cell>
          <table:table-cell table:formula="of:=[.H18] * [$Summary.$A$4] * [$Summary.$B$4]" office:value-type="float" office:value="151.085935084654" calcext:value-type="float">
            <text:p>151.09</text:p>
          </table:table-cell>
          <table:table-cell table:formula="of:=[.I18] * [$Summary.$A$4] * [$Summary.$B$4]" office:value-type="float" office:value="152.753250063747" calcext:value-type="float">
            <text:p>152.7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8.1166092742695" calcext:value-type="float">
            <text:p>58.12</text:p>
          </table:table-cell>
          <table:table-cell table:formula="of:=[.C19] * [$Summary.$A$4] * [$Summary.$B$4]" office:value-type="float" office:value="134.52768623464" calcext:value-type="float">
            <text:p>134.53</text:p>
          </table:table-cell>
          <table:table-cell table:formula="of:=[.D19] * [$Summary.$A$4] * [$Summary.$B$4]" office:value-type="float" office:value="141.794907104861" calcext:value-type="float">
            <text:p>141.79</text:p>
          </table:table-cell>
          <table:table-cell table:formula="of:=[.E19] * [$Summary.$A$4] * [$Summary.$B$4]" office:value-type="float" office:value="148.180469577931" calcext:value-type="float">
            <text:p>148.18</text:p>
          </table:table-cell>
          <table:table-cell table:formula="of:=[.F19] * [$Summary.$A$4] * [$Summary.$B$4]" office:value-type="float" office:value="149.352271078449" calcext:value-type="float">
            <text:p>149.35</text:p>
          </table:table-cell>
          <table:table-cell table:formula="of:=[.G19] * [$Summary.$A$4] * [$Summary.$B$4]" office:value-type="float" office:value="151.515034060854" calcext:value-type="float">
            <text:p>151.52</text:p>
          </table:table-cell>
          <table:table-cell table:formula="of:=[.H19] * [$Summary.$A$4] * [$Summary.$B$4]" office:value-type="float" office:value="153.747160355879" calcext:value-type="float">
            <text:p>153.75</text:p>
          </table:table-cell>
          <table:table-cell table:formula="of:=[.I19] * [$Summary.$A$4] * [$Summary.$B$4]" office:value-type="float" office:value="155.428817152406" calcext:value-type="float">
            <text:p>155.4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59.0280277164379" calcext:value-type="float">
            <text:p>59.03</text:p>
          </table:table-cell>
          <table:table-cell table:formula="of:=[.C20] * [$Summary.$A$4] * [$Summary.$B$4]" office:value-type="float" office:value="137.240496913428" calcext:value-type="float">
            <text:p>137.24</text:p>
          </table:table-cell>
          <table:table-cell table:formula="of:=[.D20] * [$Summary.$A$4] * [$Summary.$B$4]" office:value-type="float" office:value="144.50389470324" calcext:value-type="float">
            <text:p>144.50</text:p>
          </table:table-cell>
          <table:table-cell table:formula="of:=[.E20] * [$Summary.$A$4] * [$Summary.$B$4]" office:value-type="float" office:value="150.866201897263" calcext:value-type="float">
            <text:p>150.87</text:p>
          </table:table-cell>
          <table:table-cell table:formula="of:=[.F20] * [$Summary.$A$4] * [$Summary.$B$4]" office:value-type="float" office:value="152.116933700411" calcext:value-type="float">
            <text:p>152.12</text:p>
          </table:table-cell>
          <table:table-cell table:formula="of:=[.G20] * [$Summary.$A$4] * [$Summary.$B$4]" office:value-type="float" office:value="154.199719380715" calcext:value-type="float">
            <text:p>154.20</text:p>
          </table:table-cell>
          <table:table-cell table:formula="of:=[.H20] * [$Summary.$A$4] * [$Summary.$B$4]" office:value-type="float" office:value="156.443228072498" calcext:value-type="float">
            <text:p>156.44</text:p>
          </table:table-cell>
          <table:table-cell table:formula="of:=[.I20] * [$Summary.$A$4] * [$Summary.$B$4]" office:value-type="float" office:value="158.142820953901" calcext:value-type="float">
            <text:p>158.14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59.9494387217745" calcext:value-type="float">
            <text:p>59.95</text:p>
          </table:table-cell>
          <table:table-cell table:formula="of:=[.C21] * [$Summary.$A$4] * [$Summary.$B$4]" office:value-type="float" office:value="139.979067945705" calcext:value-type="float">
            <text:p>139.98</text:p>
          </table:table-cell>
          <table:table-cell table:formula="of:=[.D21] * [$Summary.$A$4] * [$Summary.$B$4]" office:value-type="float" office:value="147.234907066556" calcext:value-type="float">
            <text:p>147.23</text:p>
          </table:table-cell>
          <table:table-cell table:formula="of:=[.E21] * [$Summary.$A$4] * [$Summary.$B$4]" office:value-type="float" office:value="153.576360331403" calcext:value-type="float">
            <text:p>153.58</text:p>
          </table:table-cell>
          <table:table-cell table:formula="of:=[.F21] * [$Summary.$A$4] * [$Summary.$B$4]" office:value-type="float" office:value="154.822217959709" calcext:value-type="float">
            <text:p>154.82</text:p>
          </table:table-cell>
          <table:table-cell table:formula="of:=[.G21] * [$Summary.$A$4] * [$Summary.$B$4]" office:value-type="float" office:value="156.913201835668" calcext:value-type="float">
            <text:p>156.91</text:p>
          </table:table-cell>
          <table:table-cell table:formula="of:=[.H21] * [$Summary.$A$4] * [$Summary.$B$4]" office:value-type="float" office:value="159.172265566775" calcext:value-type="float">
            <text:p>159.17</text:p>
          </table:table-cell>
          <table:table-cell table:formula="of:=[.I21] * [$Summary.$A$4] * [$Summary.$B$4]" office:value-type="float" office:value="160.893334906012" calcext:value-type="float">
            <text:p>160.8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0.8805576773973" calcext:value-type="float">
            <text:p>60.88</text:p>
          </table:table-cell>
          <table:table-cell table:formula="of:=[.C22] * [$Summary.$A$4] * [$Summary.$B$4]" office:value-type="float" office:value="142.743534062806" calcext:value-type="float">
            <text:p>142.74</text:p>
          </table:table-cell>
          <table:table-cell table:formula="of:=[.D22] * [$Summary.$A$4] * [$Summary.$B$4]" office:value-type="float" office:value="149.988925925487" calcext:value-type="float">
            <text:p>149.99</text:p>
          </table:table-cell>
          <table:table-cell table:formula="of:=[.E22] * [$Summary.$A$4] * [$Summary.$B$4]" office:value-type="float" office:value="156.311724240472" calcext:value-type="float">
            <text:p>156.31</text:p>
          </table:table-cell>
          <table:table-cell table:formula="of:=[.F22] * [$Summary.$A$4] * [$Summary.$B$4]" office:value-type="float" office:value="157.554178472226" calcext:value-type="float">
            <text:p>157.55</text:p>
          </table:table-cell>
          <table:table-cell table:formula="of:=[.G22] * [$Summary.$A$4] * [$Summary.$B$4]" office:value-type="float" office:value="159.656592966616" calcext:value-type="float">
            <text:p>159.66</text:p>
          </table:table-cell>
          <table:table-cell table:formula="of:=[.H22] * [$Summary.$A$4] * [$Summary.$B$4]" office:value-type="float" office:value="161.935491592715" calcext:value-type="float">
            <text:p>161.94</text:p>
          </table:table-cell>
          <table:table-cell table:formula="of:=[.I22] * [$Summary.$A$4] * [$Summary.$B$4]" office:value-type="float" office:value="163.682054582762" calcext:value-type="float">
            <text:p>163.6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5.6900362094494" calcext:value-type="float">
            <text:p>65.69</text:p>
          </table:table-cell>
          <table:table-cell table:formula="of:=[.C23] * [$Summary.$A$4] * [$Summary.$B$4]" office:value-type="float" office:value="156.941797738859" calcext:value-type="float">
            <text:p>156.94</text:p>
          </table:table-cell>
          <table:table-cell table:formula="of:=[.D23] * [$Summary.$A$4] * [$Summary.$B$4]" office:value-type="float" office:value="164.110287197532" calcext:value-type="float">
            <text:p>164.11</text:p>
          </table:table-cell>
          <table:table-cell table:formula="of:=[.E23] * [$Summary.$A$4] * [$Summary.$B$4]" office:value-type="float" office:value="170.418061046532" calcext:value-type="float">
            <text:p>170.42</text:p>
          </table:table-cell>
          <table:table-cell table:formula="of:=[.F23] * [$Summary.$A$4] * [$Summary.$B$4]" office:value-type="float" office:value="171.553352475912" calcext:value-type="float">
            <text:p>171.55</text:p>
          </table:table-cell>
          <table:table-cell table:formula="of:=[.G23] * [$Summary.$A$4] * [$Summary.$B$4]" office:value-type="float" office:value="173.884618459442" calcext:value-type="float">
            <text:p>173.88</text:p>
          </table:table-cell>
          <table:table-cell table:formula="of:=[.H23] * [$Summary.$A$4] * [$Summary.$B$4]" office:value-type="float" office:value="176.334653291301" calcext:value-type="float">
            <text:p>176.33</text:p>
          </table:table-cell>
          <table:table-cell table:formula="of:=[.I23] * [$Summary.$A$4] * [$Summary.$B$4]" office:value-type="float" office:value="178.270143289124" calcext:value-type="float">
            <text:p>178.27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/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8" office:value-type="string" calcext:value-type="string">
            <text:p>RH</text:p>
          </table:table-cell>
          <table:table-cell table:style-name="ce58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37993131833514" calcext:value-type="float">
            <text:p>0.6380</text:p>
          </table:table-cell>
          <table:table-cell table:style-name="ce147" table:formula="of:=[.B102]-[.B54]" office:value-type="float" office:value="7.0762486366975" calcext:value-type="float">
            <text:p>7.08</text:p>
          </table:table-cell>
          <table:table-cell table:style-name="ce147" table:formula="of:=[.A102]-[.A54]" office:value-type="float" office:value="7.74158607100304" calcext:value-type="float">
            <text:p>7.74</text:p>
          </table:table-cell>
          <table:table-cell table:style-name="ce65" table:formula="of:=[.D39]/[.C39]" office:value-type="float" office:value="1.09402403285479" calcext:value-type="float">
            <text:p>1.0940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46782399110212" calcext:value-type="float">
            <text:p>0.2468</text:p>
          </table:table-cell>
          <table:table-cell table:style-name="ce122" table:formula="of:=[.D102]-[.D54]" office:value-type="float" office:value="6.72174144354196" calcext:value-type="float">
            <text:p>6.72</text:p>
          </table:table-cell>
          <table:table-cell table:style-name="ce122" table:formula="of:=[.C102]-[.C54]" office:value-type="float" office:value="2.53154785876939" calcext:value-type="float">
            <text:p>2.53</text:p>
          </table:table-cell>
          <table:table-cell table:style-name="ce65" table:formula="of:=[.D40]/[.C40]" office:value-type="float" office:value="0.376620832567373" calcext:value-type="float">
            <text:p>0.3766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128" table:formula="of:=[$Summary.E58]" office:value-type="float" office:value="0.234358147097925" calcext:value-type="float">
            <text:p>0.2344</text:p>
          </table:table-cell>
          <table:table-cell table:style-name="ce122" table:formula="of:=[.F102]-[.F54]" office:value-type="float" office:value="4.92786758926991" calcext:value-type="float">
            <text:p>4.93</text:p>
          </table:table-cell>
          <table:table-cell table:style-name="ce122" table:formula="of:=[.E102]-[.E54]" office:value-type="float" office:value="1.87912843971145" calcext:value-type="float">
            <text:p>1.88</text:p>
          </table:table-cell>
          <table:table-cell table:style-name="ce65" table:formula="of:=[.D41]/[.C41]" office:value-type="float" office:value="0.381326893564089" calcext:value-type="float">
            <text:p>0.3813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128" table:formula="of:=[$Summary.E47]" office:value-type="float" office:value="0.232182580518294" calcext:value-type="float">
            <text:p>0.2322</text:p>
          </table:table-cell>
          <table:table-cell table:style-name="ce122" table:formula="of:=[.H102]-[.H54]" office:value-type="float" office:value="4.65974527601242" calcext:value-type="float">
            <text:p>4.66</text:p>
          </table:table-cell>
          <table:table-cell table:style-name="ce122" table:formula="of:=[.G102]-[.G54]" office:value-type="float" office:value="1.77790702843174" calcext:value-type="float">
            <text:p>1.78</text:p>
          </table:table-cell>
          <table:table-cell table:style-name="ce65" table:formula="of:=[.D42]/[.C42]" office:value-type="float" office:value="0.381545969386805" calcext:value-type="float">
            <text:p>0.3815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28318068769019" calcext:value-type="float">
            <text:p>0.2283</text:p>
          </table:table-cell>
          <table:table-cell table:style-name="ce122" table:formula="of:=[.J102]-[.J54]" office:value-type="float" office:value="4.15343143156659" calcext:value-type="float">
            <text:p>4.15</text:p>
          </table:table-cell>
          <table:table-cell table:style-name="ce122" table:formula="of:=[.I102]-[.I54]" office:value-type="float" office:value="1.59252134382706" calcext:value-type="float">
            <text:p>1.59</text:p>
          </table:table-cell>
          <table:table-cell table:style-name="ce65" table:formula="of:=[.D43]/[.C43]" office:value-type="float" office:value="0.383423049126007" calcext:value-type="float">
            <text:p>0.3834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24481713481459" calcext:value-type="float">
            <text:p>0.2245</text:p>
          </table:table-cell>
          <table:table-cell table:formula="of:=[.L102]-[.L54]" office:value-type="float" office:value="3.71838962944784" calcext:value-type="float">
            <text:p>3.72</text:p>
          </table:table-cell>
          <table:table-cell table:formula="of:=[.K102]-[.K54]" office:value-type="float" office:value="1.42637520924774" calcext:value-type="float">
            <text:p>1.43</text:p>
          </table:table-cell>
          <table:table-cell table:style-name="ce65" table:formula="of:=[.D44]/[.C44]" office:value-type="float" office:value="0.383600254785442" calcext:value-type="float">
            <text:p>0.3836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21702928574141" calcext:value-type="float">
            <text:p>0.2217</text:p>
          </table:table-cell>
          <table:table-cell table:formula="of:=[.N102]-[.N54]" office:value-type="float" office:value="3.53512697984115" calcext:value-type="float">
            <text:p>3.54</text:p>
          </table:table-cell>
          <table:table-cell table:formula="of:=[.M102]-[.M54]" office:value-type="float" office:value="1.35252103378309" calcext:value-type="float">
            <text:p>1.35</text:p>
          </table:table-cell>
          <table:table-cell table:style-name="ce65" table:formula="of:=[.D45]/[.C45]" office:value-type="float" office:value="0.382594753030304" calcext:value-type="float">
            <text:p>0.3826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/>
          <table:table-cell table:style-name="ce4"/>
          <table:table-cell table:style-name="Default"/>
          <table:table-cell table:number-columns-repeated="10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ce123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6"/>
          <table:table-cell table:style-name="ce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)" office:value-type="float" office:value="-0.00000967959195408605" calcext:value-type="float">
            <text:p>-9.67959195408605E-06</text:p>
          </table:table-cell>
          <table:table-cell table:style-name="Default" table:formula="of:=INDEX(LINEST([.B27:.B35];[.A27:.A35]^{1;2;3};1;1);1;2)" office:value-type="float" office:value="0.0136764402836067" calcext:value-type="float">
            <text:p>0.013676440283607</text:p>
          </table:table-cell>
          <table:table-cell table:style-name="ce85" table:formula="of:=INDEX(LINEST([.D27:.D35];[.A27:.A35]^{1;2;3};1;1);1)" office:value-type="float" office:value="-0.0000197097657377493" calcext:value-type="float">
            <text:p>-1.97097657377493E-05</text:p>
          </table:table-cell>
          <table:table-cell table:style-name="ce85" table:formula="of:=INDEX(LINEST([.D27:.D35];[.A27:.A35]^{1;2;3};1;1);1;2)" office:value-type="float" office:value="0.0289646930686112" calcext:value-type="float">
            <text:p>0.028964693068611</text:p>
          </table:table-cell>
          <table:table-cell table:style-name="ce85" table:formula="of:=INDEX(LINEST([.E27:.E35];[.A27:.A35]^{1;2;3};1;1);1)" office:value-type="float" office:value="0.00011971907845265" calcext:value-type="float">
            <text:p>0.000119719078453</text:p>
          </table:table-cell>
          <table:table-cell table:style-name="ce85" table:formula="of:=INDEX(LINEST([.E27:.E35];[.A27:.A35]^{1;2;3};1;1);1;2)" office:value-type="float" office:value="-0.0917170658394835" calcext:value-type="float">
            <text:p>-0.091717065839484</text:p>
          </table:table-cell>
          <table:table-cell table:style-name="ce85" table:formula="of:=INDEX(LINEST([.F27:.F35];[.A27:.A35]^{1;2;3};1;1);1)" office:value-type="float" office:value="-0.000230757454324112" calcext:value-type="float">
            <text:p>-0.000230757454324</text:p>
          </table:table-cell>
          <table:table-cell table:style-name="ce85" table:formula="of:=INDEX(LINEST([.F27:.F35];[.A27:.A35]^{1;2;3};1;1);1;2)" office:value-type="float" office:value="0.213131845682325" calcext:value-type="float">
            <text:p>0.213131845682325</text:p>
          </table:table-cell>
          <table:table-cell table:style-name="ce85" table:formula="of:=INDEX(LINEST([.G27:.G35];[.A27:.A35]^{1;2;3};1;1);1)" office:value-type="float" office:value="0.000184238530741454" calcext:value-type="float">
            <text:p>0.000184238530741</text:p>
          </table:table-cell>
          <table:table-cell table:style-name="ce85" table:formula="of:=INDEX(LINEST([.G27:.G35];[.A27:.A35]^{1;2;3};1;1);1;2)" office:value-type="float" office:value="-0.145941944703091" calcext:value-type="float">
            <text:p>-0.145941944703091</text:p>
          </table:table-cell>
          <table:table-cell table:style-name="ce85" table:formula="of:=INDEX(LINEST([.H27:.H35];[.A27:.A35]^{1;2;3};1;1);1)" office:value-type="float" office:value="0.000220106679143023" calcext:value-type="float">
            <text:p>0.000220106679143</text:p>
          </table:table-cell>
          <table:table-cell table:style-name="ce85" table:formula="of:=INDEX(LINEST([.H27:.H35];[.A27:.A35]^{1;2;3};1;1);1;2)" office:value-type="float" office:value="-0.175222363943542" calcext:value-type="float">
            <text:p>-0.175222363943542</text:p>
          </table:table-cell>
          <table:table-cell table:style-name="ce85" table:formula="of:=INDEX(LINEST([.I27:.I35];[.A27:.A35]^{1;2;3};1;1);1)" office:value-type="float" office:value="0.000242794123384754" calcext:value-type="float">
            <text:p>0.000242794123385</text:p>
          </table:table-cell>
          <table:table-cell table:style-name="ce85" table:formula="of:=INDEX(LINEST([.I27:.I35];[.A27:.A35]^{1;2;3};1;1);1;2)" office:value-type="float" office:value="-0.193188603783194" calcext:value-type="float">
            <text:p>-0.193188603783194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;3)" office:value-type="float" office:value="-4.58660046153043" calcext:value-type="float">
            <text:p>-4.58660046153043</text:p>
          </table:table-cell>
          <table:table-cell table:style-name="Default" table:formula="of:=INDEX(LINEST([.B27:.B35];[.A27:.A35]^{1;2;3};1;1);1;4)" office:value-type="float" office:value="473.983223625513" calcext:value-type="float">
            <text:p>473.983223625513</text:p>
          </table:table-cell>
          <table:table-cell table:style-name="ce85" table:formula="of:=INDEX(LINEST([.D27:.D35];[.A27:.A35]^{1;2;3};1;1);1;3)" office:value-type="float" office:value="-9.13413929345437" calcext:value-type="float">
            <text:p>-9.13413929345437</text:p>
          </table:table-cell>
          <table:table-cell table:style-name="ce85" table:formula="of:=INDEX(LINEST([.D27:.D35];[.A27:.A35]^{1;2;3};1;1);1;4)" office:value-type="float" office:value="835.062385347449" calcext:value-type="float">
            <text:p>835.062385347449</text:p>
          </table:table-cell>
          <table:table-cell table:style-name="ce85" table:formula="of:=INDEX(LINEST([.E27:.E35];[.A27:.A35]^{1;2;3};1;1);1;3)" office:value-type="float" office:value="25.6590722035477" calcext:value-type="float">
            <text:p>25.6590722035477</text:p>
          </table:table-cell>
          <table:table-cell table:style-name="ce85" table:formula="of:=INDEX(LINEST([.E27:.E35];[.A27:.A35]^{1;2;3};1;1);1;4)" office:value-type="float" office:value="-2499.77395822018" calcext:value-type="float">
            <text:p>-2499.77395822018</text:p>
          </table:table-cell>
          <table:table-cell table:style-name="ce85" table:formula="of:=INDEX(LINEST([.F27:.F35];[.A27:.A35]^{1;2;3};1;1);1;3)" office:value-type="float" office:value="-62.7130162088976" calcext:value-type="float">
            <text:p>-62.7130162088976</text:p>
          </table:table-cell>
          <table:table-cell table:style-name="ce85" table:formula="of:=INDEX(LINEST([.F27:.F35];[.A27:.A35]^{1;2;3};1;1);1;4)" office:value-type="float" office:value="6039.31830544848" calcext:value-type="float">
            <text:p>6039.31830544848</text:p>
          </table:table-cell>
          <table:table-cell table:style-name="ce85" table:formula="of:=INDEX(LINEST([.G27:.G35];[.A27:.A35]^{1;2;3};1;1);1;3)" office:value-type="float" office:value="40.8275235991519" calcext:value-type="float">
            <text:p>40.8275235991519</text:p>
          </table:table-cell>
          <table:table-cell table:style-name="ce85" table:formula="of:=INDEX(LINEST([.G27:.G35];[.A27:.A35]^{1;2;3};1;1);1;4)" office:value-type="float" office:value="-3908.54214380801" calcext:value-type="float">
            <text:p>-3908.54214380801</text:p>
          </table:table-cell>
          <table:table-cell table:style-name="ce85" table:formula="of:=INDEX(LINEST([.H27:.H35];[.A27:.A35]^{1;2;3};1;1);1;3)" office:value-type="float" office:value="48.7694654131181" calcext:value-type="float">
            <text:p>48.7694654131181</text:p>
          </table:table-cell>
          <table:table-cell table:style-name="ce85" table:formula="of:=INDEX(LINEST([.H27:.H35];[.A27:.A35]^{1;2;3};1;1);1;4)" office:value-type="float" office:value="-4621.77949341129" calcext:value-type="float">
            <text:p>-4621.77949341129</text:p>
          </table:table-cell>
          <table:table-cell table:style-name="ce85" table:formula="of:=INDEX(LINEST([.I27:.I35];[.A27:.A35]^{1;2;3};1;1);1;3)" office:value-type="float" office:value="53.4813195962561" calcext:value-type="float">
            <text:p>53.4813195962561</text:p>
          </table:table-cell>
          <table:table-cell table:style-name="ce85" table:formula="of:=INDEX(LINEST([.I27:.I35];[.A27:.A35]^{1;2;3};1;1);1;4)" office:value-type="float" office:value="-5028.90111727784" calcext:value-type="float">
            <text:p>-5028.90111727784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5.4504214490495" calcext:value-type="float">
            <text:p>55.45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33.813191298805" calcext:value-type="float">
            <text:p>133.81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0.27352123024" calcext:value-type="float">
            <text:p>140.27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1.466234342057" calcext:value-type="float">
            <text:p>141.47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43.633914203254" calcext:value-type="float">
            <text:p>143.63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H28]" office:value-type="float" office:value="145.854485098394" calcext:value-type="float">
            <text:p>145.85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I28]" office:value-type="float" office:value="147.503827888628" calcext:value-type="float">
            <text:p>147.50</text:p>
          </table:table-cell>
          <table:table-cell table:number-columns-repeated="7"/>
        </table:table-row>
        <table:table-row table:style-name="ro1">
          <table:table-cell table:formula="of:=[.A54] + (([.B28]-[$CO2_275ppm.B28]) * [.$B$39])" office:value-type="float" office:value="290.376988041767" calcext:value-type="float">
            <text:p>290.38</text:p>
          </table:table-cell>
          <table:table-cell table:formula="of:=(([.$A$50] * POWER([.A55];3)) + ([.$B$50] * POWER([.A55];2)) + ([.$A$52] * [.A55]) + [.$B$52])" office:value-type="float" office:value="58.3235323518789" calcext:value-type="float">
            <text:p>58.32</text:p>
          </table:table-cell>
          <table:table-cell table:formula="of:=[.C54] + (([.D28]-[$CO2_275ppm.D28]) * [.$B$40])" office:value-type="float" office:value="288.022740381313" calcext:value-type="float">
            <text:p>288.02</text:p>
          </table:table-cell>
          <table:table-cell table:formula="of:=(([.$C$50] * POWER([.C55];3)) + ([.$D$50] * POWER([.C55];2)) + ([.$C$52] * [.C55]) + [.$D$52])" office:value-type="float" office:value="136.113566455907" calcext:value-type="float">
            <text:p>136.11</text:p>
          </table:table-cell>
          <table:table-cell table:formula="of:=[.E54] + (([.E28]-[$CO2_275ppm.E28]) * [.$B$41])" office:value-type="float" office:value="287.874242522421" calcext:value-type="float">
            <text:p>287.87</text:p>
          </table:table-cell>
          <table:table-cell table:formula="of:=(([.$E$50] * POWER([.E55];3)) + ([.$F$50] * POWER([.E55];2)) + ([.$E$52] * [.E55]) + [.$F$52])" office:value-type="float" office:value="142.163252485459" calcext:value-type="float">
            <text:p>142.16</text:p>
          </table:table-cell>
          <table:table-cell table:formula="of:=[.E54] + (([.F28]-[$CO2_275ppm.F28]) * [.$B$42])" office:value-type="float" office:value="287.845995345744" calcext:value-type="float">
            <text:p>287.85</text:p>
          </table:table-cell>
          <table:table-cell table:formula="of:=(([.$G$50] * POWER([.G55];3)) + ([.$H$50] * POWER([.G55];2)) + ([.$G$52] * [.G55]) + [.$H$52])" office:value-type="float" office:value="143.26804095135" calcext:value-type="float">
            <text:p>143.27</text:p>
          </table:table-cell>
          <table:table-cell table:formula="of:=[.I54] + (([.G28]-[$CO2_275ppm.G28]) * [.$B$43])" office:value-type="float" office:value="287.794217900622" calcext:value-type="float">
            <text:p>287.79</text:p>
          </table:table-cell>
          <table:table-cell table:formula="of:=(([.$I$50] * POWER([.I55];3)) + ([.$J$50] * POWER([.I55];2)) + ([.$I$52] * [.I55]) + [.$J$52])" office:value-type="float" office:value="145.306021231379" calcext:value-type="float">
            <text:p>145.31</text:p>
          </table:table-cell>
          <table:table-cell table:formula="of:=[.K54] + (([.H28]-[$CO2_275ppm.H28]) * [.$B$44])" office:value-type="float" office:value="287.741664733843" calcext:value-type="float">
            <text:p>287.74</text:p>
          </table:table-cell>
          <table:table-cell table:style-name="ce83" table:formula="of:=(([.$K$50] * POWER([.K55];3)) + ([.$L$50] * POWER([.K55];2)) + ([.$K$52] * [.K55]) + [.$L$52])" office:value-type="float" office:value="147.389456896545" calcext:value-type="float">
            <text:p>147.39</text:p>
          </table:table-cell>
          <table:table-cell table:style-name="ce83" table:formula="of:=[.M54] + (([.I28]-[$CO2_275ppm.I28]) * [.$B$44])" office:value-type="float" office:value="287.70894967198" calcext:value-type="float">
            <text:p>287.71</text:p>
          </table:table-cell>
          <table:table-cell table:style-name="ce83" table:formula="of:=(([.$M$50] * POWER([.M55];3)) + ([.$N$50] * POWER([.M55];2)) + ([.$M$52] * [.M55]) + [.$N$52])" office:value-type="float" office:value="148.957270497094" calcext:value-type="float">
            <text:p>148.96</text:p>
          </table:table-cell>
          <table:table-cell table:number-columns-repeated="7"/>
        </table:table-row>
        <table:table-row table:style-name="ro1">
          <table:table-cell table:formula="of:=[.A55] + (([.B55]-[.B54]) *[.$B$39])" office:value-type="float" office:value="292.210013064768" calcext:value-type="float">
            <text:p>292.21</text:p>
          </table:table-cell>
          <table:table-cell table:formula="of:=(([.$A$50] * POWER([.A56];3)) + ([.$B$50] * POWER([.A56];2)) + ([.$A$52] * [.A56]) + [.$B$52])" office:value-type="float" office:value="60.004622205529" calcext:value-type="float">
            <text:p>60.00</text:p>
          </table:table-cell>
          <table:table-cell table:formula="of:=[.C55] + (([.D55]-[.D54]) *[.$B$40])" office:value-type="float" office:value="288.590432481436" calcext:value-type="float">
            <text:p>288.59</text:p>
          </table:table-cell>
          <table:table-cell table:formula="of:=(([.$C$50] * POWER([.C56];3)) + ([.$D$50] * POWER([.C56];2)) + ([.$C$52] * [.C56]) + [.$D$52])" office:value-type="float" office:value="137.619321405433" calcext:value-type="float">
            <text:p>137.62</text:p>
          </table:table-cell>
          <table:table-cell table:formula="of:=[.E55] + (([.F55]-[.F54]) *[.$B$41])" office:value-type="float" office:value="288.317116437907" calcext:value-type="float">
            <text:p>288.32</text:p>
          </table:table-cell>
          <table:table-cell table:formula="of:=(([.$E$50] * POWER([.E56];3)) + ([.$F$50] * POWER([.E56];2)) + ([.$E$52] * [.E56]) + [.$F$52])" office:value-type="float" office:value="143.324570610503" calcext:value-type="float">
            <text:p>143.32</text:p>
          </table:table-cell>
          <table:table-cell table:formula="of:=[.G55] + (([.H55]-[.H54]) *[.$B$42])" office:value-type="float" office:value="288.264343453885" calcext:value-type="float">
            <text:p>288.26</text:p>
          </table:table-cell>
          <table:table-cell table:formula="of:=(([.$G$50] * POWER([.G56];3)) + ([.$H$50] * POWER([.G56];2)) + ([.$G$52] * [.G56]) + [.$H$52])" office:value-type="float" office:value="144.369381587816" calcext:value-type="float">
            <text:p>144.37</text:p>
          </table:table-cell>
          <table:table-cell table:formula="of:=[.I55] + (([.J55]-[.J54]) *[.$B$43])" office:value-type="float" office:value="288.175990148058" calcext:value-type="float">
            <text:p>288.18</text:p>
          </table:table-cell>
          <table:table-cell table:formula="of:=(([.$I$50] * POWER([.I56];3)) + ([.$J$50] * POWER([.I56];2)) + ([.$I$52] * [.I56]) + [.$J$52])" office:value-type="float" office:value="146.302071865416" calcext:value-type="float">
            <text:p>146.30</text:p>
          </table:table-cell>
          <table:table-cell table:formula="of:=[.K55] + (([.L55]-[.L54]) * [.$B$44])" office:value-type="float" office:value="288.086237833238" calcext:value-type="float">
            <text:p>288.09</text:p>
          </table:table-cell>
          <table:table-cell table:style-name="ce83" table:formula="of:=(([.$K$50] * POWER([.K56];3)) + ([.$L$50] * POWER([.K56];2)) + ([.$K$52] * [.K56]) + [.$L$52])" office:value-type="float" office:value="148.288243975835" calcext:value-type="float">
            <text:p>148.29</text:p>
          </table:table-cell>
          <table:table-cell table:style-name="ce83" table:formula="of:=[.M55] + (([.N55]-[.N54]) *[.$B$44])" office:value-type="float" office:value="288.035220959176" calcext:value-type="float">
            <text:p>288.04</text:p>
          </table:table-cell>
          <table:table-cell table:style-name="ce83" table:formula="of:=(([.$M$50] * POWER([.M56];3)) + ([.$N$50] * POWER([.M56];2)) + ([.$M$52] * [.M56]) + [.$N$52])" office:value-type="float" office:value="149.810602524065" calcext:value-type="float">
            <text:p>149.81</text:p>
          </table:table-cell>
          <table:table-cell table:number-columns-repeated="7"/>
        </table:table-row>
        <table:table-row table:style-name="ro1">
          <table:table-cell table:formula="of:=[.A56] + (([.B56]-[.B55]) *[.$B$39])" office:value-type="float" office:value="293.282536845392" calcext:value-type="float">
            <text:p>293.28</text:p>
          </table:table-cell>
          <table:table-cell table:formula="of:=(([.$A$50] * POWER([.A57];3)) + ([.$B$50] * POWER([.A57];2)) + ([.$A$52] * [.A57]) + [.$B$52])" office:value-type="float" office:value="61.0044465495496" calcext:value-type="float">
            <text:p>61.00</text:p>
          </table:table-cell>
          <table:table-cell table:formula="of:=[.C56] + (([.D56]-[.D55]) *[.$B$40])" office:value-type="float" office:value="288.962026300352" calcext:value-type="float">
            <text:p>288.96</text:p>
          </table:table-cell>
          <table:table-cell table:formula="of:=(([.$C$50] * POWER([.C57];3)) + ([.$D$50] * POWER([.C57];2)) + ([.$C$52] * [.C57]) + [.$D$52])" office:value-type="float" office:value="138.609097393853" calcext:value-type="float">
            <text:p>138.61</text:p>
          </table:table-cell>
          <table:table-cell table:formula="of:=[.E56] + (([.F56]-[.F55]) *[.$B$41])" office:value-type="float" office:value="288.589280801883" calcext:value-type="float">
            <text:p>288.59</text:p>
          </table:table-cell>
          <table:table-cell table:formula="of:=(([.$E$50] * POWER([.E57];3)) + ([.$F$50] * POWER([.E57];2)) + ([.$E$52] * [.E57]) + [.$F$52])" office:value-type="float" office:value="144.040547732726" calcext:value-type="float">
            <text:p>144.04</text:p>
          </table:table-cell>
          <table:table-cell table:formula="of:=[.G56] + (([.H56]-[.H55]) *[.$B$42])" office:value-type="float" office:value="288.520055564889" calcext:value-type="float">
            <text:p>288.52</text:p>
          </table:table-cell>
          <table:table-cell table:formula="of:=(([.$G$50] * POWER([.G57];3)) + ([.$H$50] * POWER([.G57];2)) + ([.$G$52] * [.G57]) + [.$H$52])" office:value-type="float" office:value="145.044913932719" calcext:value-type="float">
            <text:p>145.04</text:p>
          </table:table-cell>
          <table:table-cell table:formula="of:=[.I56] + (([.J56]-[.J55]) *[.$B$43])" office:value-type="float" office:value="288.403406505218" calcext:value-type="float">
            <text:p>288.40</text:p>
          </table:table-cell>
          <table:table-cell table:formula="of:=(([.$I$50] * POWER([.I57];3)) + ([.$J$50] * POWER([.I57];2)) + ([.$I$52] * [.I57]) + [.$J$52])" office:value-type="float" office:value="146.897249034837" calcext:value-type="float">
            <text:p>146.90</text:p>
          </table:table-cell>
          <table:table-cell table:formula="of:=[.K56] + (([.L56]-[.L55]) * [.$B$44])" office:value-type="float" office:value="288.287999096852" calcext:value-type="float">
            <text:p>288.29</text:p>
          </table:table-cell>
          <table:table-cell table:style-name="ce83" table:formula="of:=(([.$K$50] * POWER([.K57];3)) + ([.$L$50] * POWER([.K57];2)) + ([.$K$52] * [.K57]) + [.$L$52])" office:value-type="float" office:value="148.816170298197" calcext:value-type="float">
            <text:p>148.82</text:p>
          </table:table-cell>
          <table:table-cell table:style-name="ce83" table:formula="of:=[.M56] + (([.N56]-[.N55]) *[.$B$44])" office:value-type="float" office:value="288.226778394759" calcext:value-type="float">
            <text:p>288.23</text:p>
          </table:table-cell>
          <table:table-cell table:style-name="ce83" table:formula="of:=(([.$M$50] * POWER([.M57];3)) + ([.$N$50] * POWER([.M57];2)) + ([.$M$52] * [.M57]) + [.$N$52])" office:value-type="float" office:value="150.313247558799" calcext:value-type="float">
            <text:p>150.31</text:p>
          </table:table-cell>
          <table:table-cell table:number-columns-repeated="7"/>
        </table:table-row>
        <table:table-row table:style-name="ro1">
          <table:table-cell table:formula="of:=[.A57] + (([.B57]-[.B56]) *[.$B$39])" office:value-type="float" office:value="293.920417909917" calcext:value-type="float">
            <text:p>293.92</text:p>
          </table:table-cell>
          <table:table-cell table:formula="of:=(([.$A$50] * POWER([.A58];3)) + ([.$B$50] * POWER([.A58];2)) + ([.$A$52] * [.A58]) + [.$B$52])" office:value-type="float" office:value="61.6047239835548" calcext:value-type="float">
            <text:p>61.60</text:p>
          </table:table-cell>
          <table:table-cell table:formula="of:=[.C57] + (([.D57]-[.D56]) *[.$B$40])" office:value-type="float" office:value="289.206285593356" calcext:value-type="float">
            <text:p>289.21</text:p>
          </table:table-cell>
          <table:table-cell table:formula="of:=(([.$C$50] * POWER([.C58];3)) + ([.$D$50] * POWER([.C58];2)) + ([.$C$52] * [.C58]) + [.$D$52])" office:value-type="float" office:value="139.261492832605" calcext:value-type="float">
            <text:p>139.26</text:p>
          </table:table-cell>
          <table:table-cell table:formula="of:=[.E57] + (([.F57]-[.F56]) *[.$B$41])" office:value-type="float" office:value="288.757075873612" calcext:value-type="float">
            <text:p>288.76</text:p>
          </table:table-cell>
          <table:table-cell table:formula="of:=(([.$E$50] * POWER([.E58];3)) + ([.$F$50] * POWER([.E58];2)) + ([.$E$52] * [.E58]) + [.$F$52])" office:value-type="float" office:value="144.482842655952" calcext:value-type="float">
            <text:p>144.48</text:p>
          </table:table-cell>
          <table:table-cell table:formula="of:=[.G57] + (([.H57]-[.H56]) *[.$B$42])" office:value-type="float" office:value="288.676902407953" calcext:value-type="float">
            <text:p>288.68</text:p>
          </table:table-cell>
          <table:table-cell table:formula="of:=(([.$G$50] * POWER([.G58];3)) + ([.$H$50] * POWER([.G58];2)) + ([.$G$52] * [.G58]) + [.$H$52])" office:value-type="float" office:value="145.460135472846" calcext:value-type="float">
            <text:p>145.46</text:p>
          </table:table-cell>
          <table:table-cell table:formula="of:=[.I57] + (([.J57]-[.J56]) *[.$B$43])" office:value-type="float" office:value="288.539296207116" calcext:value-type="float">
            <text:p>288.54</text:p>
          </table:table-cell>
          <table:table-cell table:formula="of:=(([.$I$50] * POWER([.I58];3)) + ([.$J$50] * POWER([.I58];2)) + ([.$I$52] * [.I58]) + [.$J$52])" office:value-type="float" office:value="147.253553287448" calcext:value-type="float">
            <text:p>147.25</text:p>
          </table:table-cell>
          <table:table-cell table:formula="of:=[.K57] + (([.L57]-[.L56]) * [.$B$44])" office:value-type="float" office:value="288.406508902288" calcext:value-type="float">
            <text:p>288.41</text:p>
          </table:table-cell>
          <table:table-cell table:style-name="ce83" table:formula="of:=(([.$K$50] * POWER([.K58];3)) + ([.$L$50] * POWER([.K58];2)) + ([.$K$52] * [.K58]) + [.$L$52])" office:value-type="float" office:value="149.126835709217" calcext:value-type="float">
            <text:p>149.13</text:p>
          </table:table-cell>
          <table:table-cell table:style-name="ce83" table:formula="of:=[.M57] + (([.N57]-[.N56]) *[.$B$44])" office:value-type="float" office:value="288.339613013429" calcext:value-type="float">
            <text:p>288.34</text:p>
          </table:table-cell>
          <table:table-cell table:style-name="ce83" table:formula="of:=(([.$M$50] * POWER([.M58];3)) + ([.$N$50] * POWER([.M58];2)) + ([.$M$52] * [.M58]) + [.$N$52])" office:value-type="float" office:value="150.609899273251" calcext:value-type="float">
            <text:p>150.61</text:p>
          </table:table-cell>
          <table:table-cell table:number-columns-repeated="7"/>
        </table:table-row>
        <table:table-row table:style-name="ro1">
          <table:table-cell table:formula="of:=[.A58] + (([.B58]-[.B57]) *[.$B$39])" office:value-type="float" office:value="294.303390790007" calcext:value-type="float">
            <text:p>294.30</text:p>
          </table:table-cell>
          <table:table-cell table:formula="of:=(([.$A$50] * POWER([.A59];3)) + ([.$B$50] * POWER([.A59];2)) + ([.$A$52] * [.A59]) + [.$B$52])" office:value-type="float" office:value="61.9671313111845" calcext:value-type="float">
            <text:p>61.97</text:p>
          </table:table-cell>
          <table:table-cell table:formula="of:=[.C58] + (([.D58]-[.D57]) *[.$B$40])" office:value-type="float" office:value="289.3672853049" calcext:value-type="float">
            <text:p>289.37</text:p>
          </table:table-cell>
          <table:table-cell table:formula="of:=(([.$C$50] * POWER([.C59];3)) + ([.$D$50] * POWER([.C59];2)) + ([.$C$52] * [.C59]) + [.$D$52])" office:value-type="float" office:value="139.692283333666" calcext:value-type="float">
            <text:p>139.69</text:p>
          </table:table-cell>
          <table:table-cell table:formula="of:=[.E58] + (([.F58]-[.F57]) *[.$B$41])" office:value-type="float" office:value="288.86073129229" calcext:value-type="float">
            <text:p>288.86</text:p>
          </table:table-cell>
          <table:table-cell table:formula="of:=(([.$E$50] * POWER([.E59];3)) + ([.$F$50] * POWER([.E59];2)) + ([.$E$52] * [.E59]) + [.$F$52])" office:value-type="float" office:value="144.756407589544" calcext:value-type="float">
            <text:p>144.76</text:p>
          </table:table-cell>
          <table:table-cell table:formula="of:=[.G58] + (([.H58]-[.H57]) *[.$B$42])" office:value-type="float" office:value="288.773309616626" calcext:value-type="float">
            <text:p>288.77</text:p>
          </table:table-cell>
          <table:table-cell table:formula="of:=(([.$G$50] * POWER([.G59];3)) + ([.$H$50] * POWER([.G59];2)) + ([.$G$52] * [.G59]) + [.$H$52])" office:value-type="float" office:value="145.715679618483" calcext:value-type="float">
            <text:p>145.72</text:p>
          </table:table-cell>
          <table:table-cell table:formula="of:=[.I58] + (([.J58]-[.J57]) *[.$B$43])" office:value-type="float" office:value="288.620646905966" calcext:value-type="float">
            <text:p>288.62</text:p>
          </table:table-cell>
          <table:table-cell table:formula="of:=(([.$I$50] * POWER([.I59];3)) + ([.$J$50] * POWER([.I59];2)) + ([.$I$52] * [.I59]) + [.$J$52])" office:value-type="float" office:value="147.46709476923" calcext:value-type="float">
            <text:p>147.47</text:p>
          </table:table-cell>
          <table:table-cell table:formula="of:=[.K58] + (([.L58]-[.L57]) * [.$B$44])" office:value-type="float" office:value="288.476247606073" calcext:value-type="float">
            <text:p>288.48</text:p>
          </table:table-cell>
          <table:table-cell table:style-name="ce83" table:formula="of:=(([.$K$50] * POWER([.K59];3)) + ([.$L$50] * POWER([.K59];2)) + ([.$K$52] * [.K59]) + [.$L$52])" office:value-type="float" office:value="149.309850634806" calcext:value-type="float">
            <text:p>149.31</text:p>
          </table:table-cell>
          <table:table-cell table:style-name="ce83" table:formula="of:=[.M58] + (([.N58]-[.N57]) *[.$B$44])" office:value-type="float" office:value="288.406205898596" calcext:value-type="float">
            <text:p>288.41</text:p>
          </table:table-cell>
          <table:table-cell table:style-name="ce83" table:formula="of:=(([.$M$50] * POWER([.M59];3)) + ([.$N$50] * POWER([.M59];2)) + ([.$M$52] * [.M59]) + [.$N$52])" office:value-type="float" office:value="150.785178571445" calcext:value-type="float">
            <text:p>150.79</text:p>
          </table:table-cell>
          <table:table-cell table:number-columns-repeated="7"/>
        </table:table-row>
        <table:table-row table:style-name="ro1">
          <table:table-cell table:formula="of:=[.A59] + (([.B59]-[.B58]) *[.$B$39])" office:value-type="float" office:value="294.534604175961" calcext:value-type="float">
            <text:p>294.53</text:p>
          </table:table-cell>
          <table:table-cell table:formula="of:=(([.$A$50] * POWER([.A60];3)) + ([.$B$50] * POWER([.A60];2)) + ([.$A$52] * [.A60]) + [.$B$52])" office:value-type="float" office:value="62.1866573361351" calcext:value-type="float">
            <text:p>62.19</text:p>
          </table:table-cell>
          <table:table-cell table:formula="of:=[.C59] + (([.D59]-[.D58]) *[.$B$40])" office:value-type="float" office:value="289.473596818266" calcext:value-type="float">
            <text:p>289.47</text:p>
          </table:table-cell>
          <table:table-cell table:formula="of:=(([.$C$50] * POWER([.C60];3)) + ([.$D$50] * POWER([.C60];2)) + ([.$C$52] * [.C60]) + [.$D$52])" office:value-type="float" office:value="139.977080327228" calcext:value-type="float">
            <text:p>139.98</text:p>
          </table:table-cell>
          <table:table-cell table:formula="of:=[.E59] + (([.F59]-[.F58]) *[.$B$41])" office:value-type="float" office:value="288.924843463237" calcext:value-type="float">
            <text:p>288.92</text:p>
          </table:table-cell>
          <table:table-cell table:formula="of:=(([.$E$50] * POWER([.E60];3)) + ([.$F$50] * POWER([.E60];2)) + ([.$E$52] * [.E60]) + [.$F$52])" office:value-type="float" office:value="144.925740253535" calcext:value-type="float">
            <text:p>144.93</text:p>
          </table:table-cell>
          <table:table-cell table:formula="of:=[.G59] + (([.H59]-[.H58]) *[.$B$42])" office:value-type="float" office:value="288.832642515796" calcext:value-type="float">
            <text:p>288.83</text:p>
          </table:table-cell>
          <table:table-cell table:formula="of:=(([.$G$50] * POWER([.G60];3)) + ([.$H$50] * POWER([.G60];2)) + ([.$G$52] * [.G60]) + [.$H$52])" office:value-type="float" office:value="145.873074088866" calcext:value-type="float">
            <text:p>145.87</text:p>
          </table:table-cell>
          <table:table-cell table:formula="of:=[.I59] + (([.J59]-[.J58]) *[.$B$43])" office:value-type="float" office:value="288.669402284688" calcext:value-type="float">
            <text:p>288.67</text:p>
          </table:table-cell>
          <table:table-cell table:formula="of:=(([.$I$50] * POWER([.I60];3)) + ([.$J$50] * POWER([.I60];2)) + ([.$I$52] * [.I60]) + [.$J$52])" office:value-type="float" office:value="147.595161304634" calcext:value-type="float">
            <text:p>147.60</text:p>
          </table:table-cell>
          <table:table-cell table:formula="of:=[.K59] + (([.L59]-[.L58]) * [.$B$44])" office:value-type="float" office:value="288.517331110162" calcext:value-type="float">
            <text:p>288.52</text:p>
          </table:table-cell>
          <table:table-cell table:style-name="ce83" table:formula="of:=(([.$K$50] * POWER([.K60];3)) + ([.$L$50] * POWER([.K60];2)) + ([.$K$52] * [.K60]) + [.$L$52])" office:value-type="float" office:value="149.417735334625" calcext:value-type="float">
            <text:p>149.42</text:p>
          </table:table-cell>
          <table:table-cell table:style-name="ce83" table:formula="of:=[.M59] + (([.N59]-[.N58]) *[.$B$44])" office:value-type="float" office:value="288.445552895792" calcext:value-type="float">
            <text:p>288.45</text:p>
          </table:table-cell>
          <table:table-cell table:style-name="ce83" table:formula="of:=(([.$M$50] * POWER([.M60];3)) + ([.$N$50] * POWER([.M60];2)) + ([.$M$52] * [.M60]) + [.$N$52])" office:value-type="float" office:value="150.888814241436" calcext:value-type="float">
            <text:p>150.89</text:p>
          </table:table-cell>
          <table:table-cell table:number-columns-repeated="7"/>
        </table:table-row>
        <table:table-row table:style-name="ro1">
          <table:table-cell table:formula="of:=[.A60] + (([.B60]-[.B59]) *[.$B$39])" office:value-type="float" office:value="294.674660272138" calcext:value-type="float">
            <text:p>294.67</text:p>
          </table:table-cell>
          <table:table-cell table:formula="of:=(([.$A$50] * POWER([.A61];3)) + ([.$B$50] * POWER([.A61];2)) + ([.$A$52] * [.A61]) + [.$B$52])" office:value-type="float" office:value="62.3199003460792" calcext:value-type="float">
            <text:p>62.32</text:p>
          </table:table-cell>
          <table:table-cell table:formula="of:=[.C60] + (([.D60]-[.D59]) *[.$B$40])" office:value-type="float" office:value="289.543879703596" calcext:value-type="float">
            <text:p>289.54</text:p>
          </table:table-cell>
          <table:table-cell table:formula="of:=(([.$C$50] * POWER([.C61];3)) + ([.$D$50] * POWER([.C61];2)) + ([.$C$52] * [.C61]) + [.$D$52])" office:value-type="float" office:value="140.165507605821" calcext:value-type="float">
            <text:p>140.17</text:p>
          </table:table-cell>
          <table:table-cell table:formula="of:=[.E60] + (([.F60]-[.F59]) *[.$B$41])" office:value-type="float" office:value="288.964527952614" calcext:value-type="float">
            <text:p>288.96</text:p>
          </table:table-cell>
          <table:table-cell table:formula="of:=(([.$E$50] * POWER([.E61];3)) + ([.$F$50] * POWER([.E61];2)) + ([.$E$52] * [.E61]) + [.$F$52])" office:value-type="float" office:value="145.030604311228" calcext:value-type="float">
            <text:p>145.03</text:p>
          </table:table-cell>
          <table:table-cell table:formula="of:=[.G60] + (([.H60]-[.H59]) *[.$B$42])" office:value-type="float" office:value="288.869186770089" calcext:value-type="float">
            <text:p>288.87</text:p>
          </table:table-cell>
          <table:table-cell table:formula="of:=(([.$G$50] * POWER([.G61];3)) + ([.$H$50] * POWER([.G61];2)) + ([.$G$52] * [.G61]) + [.$H$52])" office:value-type="float" office:value="145.970062520168" calcext:value-type="float">
            <text:p>145.97</text:p>
          </table:table-cell>
          <table:table-cell table:formula="of:=[.I60] + (([.J60]-[.J59]) *[.$B$43])" office:value-type="float" office:value="288.698642188726" calcext:value-type="float">
            <text:p>288.70</text:p>
          </table:table-cell>
          <table:table-cell table:formula="of:=(([.$I$50] * POWER([.I61];3)) + ([.$J$50] * POWER([.I61];2)) + ([.$I$52] * [.I61]) + [.$J$52])" office:value-type="float" office:value="147.671997260355" calcext:value-type="float">
            <text:p>147.67</text:p>
          </table:table-cell>
          <table:table-cell table:formula="of:=[.K60] + (([.L60]-[.L59]) * [.$B$44])" office:value-type="float" office:value="288.541549252436" calcext:value-type="float">
            <text:p>288.54</text:p>
          </table:table-cell>
          <table:table-cell table:style-name="ce83" table:formula="of:=(([.$K$50] * POWER([.K61];3)) + ([.$L$50] * POWER([.K61];2)) + ([.$K$52] * [.K61]) + [.$L$52])" office:value-type="float" office:value="149.48135601046" calcext:value-type="float">
            <text:p>149.48</text:p>
          </table:table-cell>
          <table:table-cell table:style-name="ce83" table:formula="of:=[.M60] + (([.N60]-[.N59]) *[.$B$44])" office:value-type="float" office:value="288.46881720857" calcext:value-type="float">
            <text:p>288.47</text:p>
          </table:table-cell>
          <table:table-cell table:style-name="ce83" table:formula="of:=(([.$M$50] * POWER([.M61];3)) + ([.$N$50] * POWER([.M61];2)) + ([.$M$52] * [.M61]) + [.$N$52])" office:value-type="float" office:value="150.950114512329" calcext:value-type="float">
            <text:p>150.95</text:p>
          </table:table-cell>
          <table:table-cell table:number-columns-repeated="7"/>
        </table:table-row>
        <table:table-row table:style-name="ro1">
          <table:table-cell table:formula="of:=[.A61] + (([.B61]-[.B60]) *[.$B$39])" office:value-type="float" office:value="294.759668397347" calcext:value-type="float">
            <text:p>294.76</text:p>
          </table:table-cell>
          <table:table-cell table:formula="of:=(([.$A$50] * POWER([.A62];3)) + ([.$B$50] * POWER([.A62];2)) + ([.$A$52] * [.A62]) + [.$B$52])" office:value-type="float" office:value="62.4008711731399" calcext:value-type="float">
            <text:p>62.40</text:p>
          </table:table-cell>
          <table:table-cell table:formula="of:=[.C61] + (([.D61]-[.D60]) *[.$B$40])" office:value-type="float" office:value="289.590380239465" calcext:value-type="float">
            <text:p>289.59</text:p>
          </table:table-cell>
          <table:table-cell table:formula="of:=(([.$C$50] * POWER([.C62];3)) + ([.$D$50] * POWER([.C62];2)) + ([.$C$52] * [.C62]) + [.$D$52])" office:value-type="float" office:value="140.290239112435" calcext:value-type="float">
            <text:p>140.29</text:p>
          </table:table-cell>
          <table:table-cell table:formula="of:=[.E61] + (([.F61]-[.F60]) *[.$B$41])" office:value-type="float" office:value="288.989103698872" calcext:value-type="float">
            <text:p>288.99</text:p>
          </table:table-cell>
          <table:table-cell table:formula="of:=(([.$E$50] * POWER([.E62];3)) + ([.$F$50] * POWER([.E62];2)) + ([.$E$52] * [.E62]) + [.$F$52])" office:value-type="float" office:value="145.095563408202" calcext:value-type="float">
            <text:p>145.10</text:p>
          </table:table-cell>
          <table:table-cell table:formula="of:=[.G61] + (([.H61]-[.H60]) *[.$B$42])" office:value-type="float" office:value="288.891705794349" calcext:value-type="float">
            <text:p>288.89</text:p>
          </table:table-cell>
          <table:table-cell table:formula="of:=(([.$G$50] * POWER([.G62];3)) + ([.$H$50] * POWER([.G62];2)) + ([.$G$52] * [.G62]) + [.$H$52])" office:value-type="float" office:value="146.029845500476" calcext:value-type="float">
            <text:p>146.03</text:p>
          </table:table-cell>
          <table:table-cell table:formula="of:=[.I61] + (([.J61]-[.J60]) *[.$B$43])" office:value-type="float" office:value="288.716185225748" calcext:value-type="float">
            <text:p>288.72</text:p>
          </table:table-cell>
          <table:table-cell table:formula="of:=(([.$I$50] * POWER([.I62];3)) + ([.$J$50] * POWER([.I62];2)) + ([.$I$52] * [.I62]) + [.$J$52])" office:value-type="float" office:value="147.718107636129" calcext:value-type="float">
            <text:p>147.72</text:p>
          </table:table-cell>
          <table:table-cell table:formula="of:=[.K61] + (([.L61]-[.L60]) * [.$B$44])" office:value-type="float" office:value="288.55583093076" calcext:value-type="float">
            <text:p>288.56</text:p>
          </table:table-cell>
          <table:table-cell table:style-name="ce83" table:formula="of:=(([.$K$50] * POWER([.K62];3)) + ([.$L$50] * POWER([.K62];2)) + ([.$K$52] * [.K62]) + [.$L$52])" office:value-type="float" office:value="149.518882168471" calcext:value-type="float">
            <text:p>149.52</text:p>
          </table:table-cell>
          <table:table-cell table:style-name="ce83" table:formula="of:=[.M61] + (([.N61]-[.N60]) *[.$B$44])" office:value-type="float" office:value="288.482577998417" calcext:value-type="float">
            <text:p>288.48</text:p>
          </table:table-cell>
          <table:table-cell table:style-name="ce83" table:formula="of:=(([.$M$50] * POWER([.M62];3)) + ([.$N$50] * POWER([.M62];2)) + ([.$M$52] * [.M62]) + [.$N$52])" office:value-type="float" office:value="150.98638211079" calcext:value-type="float">
            <text:p>150.99</text:p>
          </table:table-cell>
          <table:table-cell table:number-columns-repeated="7"/>
        </table:table-row>
        <table:table-row table:style-name="ro1">
          <table:table-cell table:formula="of:=[.A62] + (([.B62]-[.B61]) *[.$B$39])" office:value-type="float" office:value="294.811327228891" calcext:value-type="float">
            <text:p>294.81</text:p>
          </table:table-cell>
          <table:table-cell table:formula="of:=(([.$A$50] * POWER([.A63];3)) + ([.$B$50] * POWER([.A63];2)) + ([.$A$52] * [.A63]) + [.$B$52])" office:value-type="float" office:value="62.4501126958294" calcext:value-type="float">
            <text:p>62.45</text:p>
          </table:table-cell>
          <table:table-cell table:formula="of:=[.C62] + (([.D62]-[.D61]) *[.$B$40])" office:value-type="float" office:value="289.621161779912" calcext:value-type="float">
            <text:p>289.62</text:p>
          </table:table-cell>
          <table:table-cell table:formula="of:=(([.$C$50] * POWER([.C63];3)) + ([.$D$50] * POWER([.C63];2)) + ([.$C$52] * [.C63]) + [.$D$52])" office:value-type="float" office:value="140.372834673026" calcext:value-type="float">
            <text:p>140.37</text:p>
          </table:table-cell>
          <table:table-cell table:formula="of:=[.E62] + (([.F62]-[.F61]) *[.$B$41])" office:value-type="float" office:value="289.004327392476" calcext:value-type="float">
            <text:p>289.00</text:p>
          </table:table-cell>
          <table:table-cell table:formula="of:=(([.$E$50] * POWER([.E63];3)) + ([.$F$50] * POWER([.E63];2)) + ([.$E$52] * [.E63]) + [.$F$52])" office:value-type="float" office:value="145.135810291019" calcext:value-type="float">
            <text:p>145.14</text:p>
          </table:table-cell>
          <table:table-cell table:formula="of:=[.G62] + (([.H62]-[.H61]) *[.$B$42])" office:value-type="float" office:value="288.905586360988" calcext:value-type="float">
            <text:p>288.91</text:p>
          </table:table-cell>
          <table:table-cell table:formula="of:=(([.$G$50] * POWER([.G63];3)) + ([.$H$50] * POWER([.G63];2)) + ([.$G$52] * [.G63]) + [.$H$52])" office:value-type="float" office:value="146.066701945005" calcext:value-type="float">
            <text:p>146.07</text:p>
          </table:table-cell>
          <table:table-cell table:formula="of:=[.I62] + (([.J62]-[.J61]) *[.$B$43])" office:value-type="float" office:value="288.726713057695" calcext:value-type="float">
            <text:p>288.73</text:p>
          </table:table-cell>
          <table:table-cell table:formula="of:=(([.$I$50] * POWER([.I63];3)) + ([.$J$50] * POWER([.I63];2)) + ([.$I$52] * [.I63]) + [.$J$52])" office:value-type="float" office:value="147.745783173406" calcext:value-type="float">
            <text:p>147.75</text:p>
          </table:table-cell>
          <table:table-cell table:formula="of:=[.K62] + (([.L62]-[.L61]) * [.$B$44])" office:value-type="float" office:value="288.564254867011" calcext:value-type="float">
            <text:p>288.56</text:p>
          </table:table-cell>
          <table:table-cell table:style-name="ce83" table:formula="of:=(([.$K$50] * POWER([.K63];3)) + ([.$L$50] * POWER([.K63];2)) + ([.$K$52] * [.K63]) + [.$L$52])" office:value-type="float" office:value="149.541019608662" calcext:value-type="float">
            <text:p>149.54</text:p>
          </table:table-cell>
          <table:table-cell table:style-name="ce83" table:formula="of:=[.M62] + (([.N62]-[.N61]) *[.$B$44])" office:value-type="float" office:value="288.490719411063" calcext:value-type="float">
            <text:p>288.49</text:p>
          </table:table-cell>
          <table:table-cell table:style-name="ce83" table:formula="of:=(([.$M$50] * POWER([.M63];3)) + ([.$N$50] * POWER([.M63];2)) + ([.$M$52] * [.M63]) + [.$N$52])" office:value-type="float" office:value="151.007842437126" calcext:value-type="float">
            <text:p>151.01</text:p>
          </table:table-cell>
          <table:table-cell table:number-columns-repeated="7"/>
        </table:table-row>
        <table:table-row table:style-name="ro1">
          <table:table-cell table:formula="of:=[.A63] + (([.B63]-[.B62]) *[.$B$39])" office:value-type="float" office:value="294.842742982168" calcext:value-type="float">
            <text:p>294.84</text:p>
          </table:table-cell>
          <table:table-cell table:formula="of:=(([.$A$50] * POWER([.A64];3)) + ([.$B$50] * POWER([.A64];2)) + ([.$A$52] * [.A64]) + [.$B$52])" office:value-type="float" office:value="62.4800717403219" calcext:value-type="float">
            <text:p>62.48</text:p>
          </table:table-cell>
          <table:table-cell table:formula="of:=[.C63] + (([.D63]-[.D62]) *[.$B$40])" office:value-type="float" office:value="289.64154491051" calcext:value-type="float">
            <text:p>289.64</text:p>
          </table:table-cell>
          <table:table-cell table:formula="of:=(([.$C$50] * POWER([.C64];3)) + ([.$D$50] * POWER([.C64];2)) + ([.$C$52] * [.C64]) + [.$D$52])" office:value-type="float" office:value="140.427540712901" calcext:value-type="float">
            <text:p>140.43</text:p>
          </table:table-cell>
          <table:table-cell table:formula="of:=[.E63] + (([.F63]-[.F62]) *[.$B$41])" office:value-type="float" office:value="289.013759577359" calcext:value-type="float">
            <text:p>289.01</text:p>
          </table:table-cell>
          <table:table-cell table:formula="of:=(([.$E$50] * POWER([.E64];3)) + ([.$F$50] * POWER([.E64];2)) + ([.$E$52] * [.E64]) + [.$F$52])" office:value-type="float" office:value="145.16074897006" calcext:value-type="float">
            <text:p>145.16</text:p>
          </table:table-cell>
          <table:table-cell table:formula="of:=[.G63] + (([.H63]-[.H62]) *[.$B$42])" office:value-type="float" office:value="288.914143785388" calcext:value-type="float">
            <text:p>288.91</text:p>
          </table:table-cell>
          <table:table-cell table:formula="of:=(([.$G$50] * POWER([.G64];3)) + ([.$H$50] * POWER([.G64];2)) + ([.$G$52] * [.G64]) + [.$H$52])" office:value-type="float" office:value="146.089426610715" calcext:value-type="float">
            <text:p>146.09</text:p>
          </table:table-cell>
          <table:table-cell table:formula="of:=[.I63] + (([.J63]-[.J62]) *[.$B$43])" office:value-type="float" office:value="288.733031882918" calcext:value-type="float">
            <text:p>288.73</text:p>
          </table:table-cell>
          <table:table-cell table:formula="of:=(([.$I$50] * POWER([.I64];3)) + ([.$J$50] * POWER([.I64];2)) + ([.$I$52] * [.I64]) + [.$J$52])" office:value-type="float" office:value="147.762395536848" calcext:value-type="float">
            <text:p>147.76</text:p>
          </table:table-cell>
          <table:table-cell table:formula="of:=[.K63] + (([.L63]-[.L62]) * [.$B$44])" office:value-type="float" office:value="288.569224317517" calcext:value-type="float">
            <text:p>288.57</text:p>
          </table:table-cell>
          <table:table-cell table:style-name="ce83" table:formula="of:=(([.$K$50] * POWER([.K64];3)) + ([.$L$50] * POWER([.K64];2)) + ([.$K$52] * [.K64]) + [.$L$52])" office:value-type="float" office:value="149.554079952502" calcext:value-type="float">
            <text:p>149.55</text:p>
          </table:table-cell>
          <table:table-cell table:style-name="ce83" table:formula="of:=[.M63] + (([.N63]-[.N62]) *[.$B$44])" office:value-type="float" office:value="288.495536861891" calcext:value-type="float">
            <text:p>288.50</text:p>
          </table:table-cell>
          <table:table-cell table:style-name="ce83" table:formula="of:=(([.$M$50] * POWER([.M64];3)) + ([.$N$50] * POWER([.M64];2)) + ([.$M$52] * [.M64]) + [.$N$52])" office:value-type="float" office:value="151.02054203636" calcext:value-type="float">
            <text:p>151.02</text:p>
          </table:table-cell>
          <table:table-cell table:number-columns-repeated="7"/>
        </table:table-row>
        <table:table-row table:style-name="ro1">
          <table:table-cell table:formula="of:=[.A64] + (([.B64]-[.B63]) *[.$B$39])" office:value-type="float" office:value="294.86185664679" calcext:value-type="float">
            <text:p>294.86</text:p>
          </table:table-cell>
          <table:table-cell table:formula="of:=(([.$A$50] * POWER([.A65];3)) + ([.$B$50] * POWER([.A65];2)) + ([.$A$52] * [.A65]) + [.$B$52])" office:value-type="float" office:value="62.4983040682436" calcext:value-type="float">
            <text:p>62.50</text:p>
          </table:table-cell>
          <table:table-cell table:formula="of:=[.C64] + (([.D64]-[.D63]) *[.$B$40])" office:value-type="float" office:value="289.655045398277" calcext:value-type="float">
            <text:p>289.66</text:p>
          </table:table-cell>
          <table:table-cell table:formula="of:=(([.$C$50] * POWER([.C65];3)) + ([.$D$50] * POWER([.C65];2)) + ([.$C$52] * [.C65]) + [.$D$52])" office:value-type="float" office:value="140.463779925664" calcext:value-type="float">
            <text:p>140.46</text:p>
          </table:table-cell>
          <table:table-cell table:formula="of:=[.E64] + (([.F64]-[.F63]) *[.$B$41])" office:value-type="float" office:value="289.01960415997" calcext:value-type="float">
            <text:p>289.02</text:p>
          </table:table-cell>
          <table:table-cell table:formula="of:=(([.$E$50] * POWER([.E65];3)) + ([.$F$50] * POWER([.E65];2)) + ([.$E$52] * [.E65]) + [.$F$52])" office:value-type="float" office:value="145.176203114388" calcext:value-type="float">
            <text:p>145.18</text:p>
          </table:table-cell>
          <table:table-cell table:formula="of:=[.G64] + (([.H64]-[.H63]) *[.$B$42])" office:value-type="float" office:value="288.919420056914" calcext:value-type="float">
            <text:p>288.92</text:p>
          </table:table-cell>
          <table:table-cell table:formula="of:=(([.$G$50] * POWER([.G65];3)) + ([.$H$50] * POWER([.G65];2)) + ([.$G$52] * [.G65]) + [.$H$52])" office:value-type="float" office:value="146.103438969954" calcext:value-type="float">
            <text:p>146.10</text:p>
          </table:table-cell>
          <table:table-cell table:formula="of:=[.I64] + (([.J64]-[.J63]) *[.$B$43])" office:value-type="float" office:value="288.736824785657" calcext:value-type="float">
            <text:p>288.74</text:p>
          </table:table-cell>
          <table:table-cell table:formula="of:=(([.$I$50] * POWER([.I65];3)) + ([.$J$50] * POWER([.I65];2)) + ([.$I$52] * [.I65]) + [.$J$52])" office:value-type="float" office:value="147.772367704664" calcext:value-type="float">
            <text:p>147.77</text:p>
          </table:table-cell>
          <table:table-cell table:formula="of:=[.K64] + (([.L64]-[.L63]) * [.$B$44])" office:value-type="float" office:value="288.572156125881" calcext:value-type="float">
            <text:p>288.57</text:p>
          </table:table-cell>
          <table:table-cell table:style-name="ce83" table:formula="of:=(([.$K$50] * POWER([.K65];3)) + ([.$L$50] * POWER([.K65];2)) + ([.$K$52] * [.K65]) + [.$L$52])" office:value-type="float" office:value="149.56178547033" calcext:value-type="float">
            <text:p>149.56</text:p>
          </table:table-cell>
          <table:table-cell table:style-name="ce83" table:formula="of:=[.M64] + (([.N64]-[.N63]) *[.$B$44])" office:value-type="float" office:value="288.498387689687" calcext:value-type="float">
            <text:p>288.50</text:p>
          </table:table-cell>
          <table:table-cell table:style-name="ce83" table:formula="of:=(([.$M$50] * POWER([.M65];3)) + ([.$N$50] * POWER([.M65];2)) + ([.$M$52] * [.M65]) + [.$N$52])" office:value-type="float" office:value="151.028057661628" calcext:value-type="float">
            <text:p>151.03</text:p>
          </table:table-cell>
          <table:table-cell table:number-columns-repeated="7"/>
        </table:table-row>
        <table:table-row table:style-name="ro1">
          <table:table-cell table:formula="of:=[.A65] + (([.B65]-[.B64]) *[.$B$39])" office:value-type="float" office:value="294.873488746782" calcext:value-type="float">
            <text:p>294.87</text:p>
          </table:table-cell>
          <table:table-cell table:formula="of:=(([.$A$50] * POWER([.A66];3)) + ([.$B$50] * POWER([.A66];2)) + ([.$A$52] * [.A66]) + [.$B$52])" office:value-type="float" office:value="62.5094016376713" calcext:value-type="float">
            <text:p>62.51</text:p>
          </table:table-cell>
          <table:table-cell table:formula="of:=[.C65] + (([.D65]-[.D64]) *[.$B$40])" office:value-type="float" office:value="289.663988598144" calcext:value-type="float">
            <text:p>289.66</text:p>
          </table:table-cell>
          <table:table-cell table:formula="of:=(([.$C$50] * POWER([.C66];3)) + ([.$D$50] * POWER([.C66];2)) + ([.$C$52] * [.C66]) + [.$D$52])" office:value-type="float" office:value="140.48778843603" calcext:value-type="float">
            <text:p>140.49</text:p>
          </table:table-cell>
          <table:table-cell table:formula="of:=[.E65] + (([.F65]-[.F64]) *[.$B$41])" office:value-type="float" office:value="289.0232259646" calcext:value-type="float">
            <text:p>289.02</text:p>
          </table:table-cell>
          <table:table-cell table:formula="of:=(([.$E$50] * POWER([.E66];3)) + ([.$F$50] * POWER([.E66];2)) + ([.$E$52] * [.E66]) + [.$F$52])" office:value-type="float" office:value="145.185780241971" calcext:value-type="float">
            <text:p>145.19</text:p>
          </table:table-cell>
          <table:table-cell table:formula="of:=[.G65] + (([.H65]-[.H64]) *[.$B$42])" office:value-type="float" office:value="288.922673482641" calcext:value-type="float">
            <text:p>288.92</text:p>
          </table:table-cell>
          <table:table-cell table:formula="of:=(([.$G$50] * POWER([.G66];3)) + ([.$H$50] * POWER([.G66];2)) + ([.$G$52] * [.G66]) + [.$H$52])" office:value-type="float" office:value="146.112079558488" calcext:value-type="float">
            <text:p>146.11</text:p>
          </table:table-cell>
          <table:table-cell table:formula="of:=[.I65] + (([.J65]-[.J64]) *[.$B$43])" office:value-type="float" office:value="288.739101611754" calcext:value-type="float">
            <text:p>288.74</text:p>
          </table:table-cell>
          <table:table-cell table:formula="of:=(([.$I$50] * POWER([.I66];3)) + ([.$J$50] * POWER([.I66];2)) + ([.$I$52] * [.I66]) + [.$J$52])" office:value-type="float" office:value="147.778354045162" calcext:value-type="float">
            <text:p>147.78</text:p>
          </table:table-cell>
          <table:table-cell table:formula="of:=[.K65] + (([.L65]-[.L64]) * [.$B$44])" office:value-type="float" office:value="288.573885873726" calcext:value-type="float">
            <text:p>288.57</text:p>
          </table:table-cell>
          <table:table-cell table:style-name="ce83" table:formula="of:=(([.$K$50] * POWER([.K66];3)) + ([.$L$50] * POWER([.K66];2)) + ([.$K$52] * [.K66]) + [.$L$52])" office:value-type="float" office:value="149.566331799268" calcext:value-type="float">
            <text:p>149.57</text:p>
          </table:table-cell>
          <table:table-cell table:style-name="ce83" table:formula="of:=[.M65] + (([.N65]-[.N64]) *[.$B$44])" office:value-type="float" office:value="288.500074810125" calcext:value-type="float">
            <text:p>288.50</text:p>
          </table:table-cell>
          <table:table-cell table:style-name="ce83" table:formula="of:=(([.$M$50] * POWER([.M66];3)) + ([.$N$50] * POWER([.M66];2)) + ([.$M$52] * [.M66]) + [.$N$52])" office:value-type="float" office:value="151.032505539861" calcext:value-type="float">
            <text:p>151.03</text:p>
          </table:table-cell>
          <table:table-cell table:number-columns-repeated="7"/>
        </table:table-row>
        <table:table-row table:style-name="ro1">
          <table:table-cell table:formula="of:=[.A66] + (([.B66]-[.B65]) *[.$B$39])" office:value-type="float" office:value="294.880568919857" calcext:value-type="float">
            <text:p>294.88</text:p>
          </table:table-cell>
          <table:table-cell table:formula="of:=(([.$A$50] * POWER([.A67];3)) + ([.$B$50] * POWER([.A67];2)) + ([.$A$52] * [.A67]) + [.$B$52])" office:value-type="float" office:value="62.5161571326401" calcext:value-type="float">
            <text:p>62.52</text:p>
          </table:table-cell>
          <table:table-cell table:formula="of:=[.C66] + (([.D66]-[.D65]) *[.$B$40])" office:value-type="float" office:value="289.669913475931" calcext:value-type="float">
            <text:p>289.67</text:p>
          </table:table-cell>
          <table:table-cell table:formula="of:=(([.$C$50] * POWER([.C67];3)) + ([.$D$50] * POWER([.C67];2)) + ([.$C$52] * [.C67]) + [.$D$52])" office:value-type="float" office:value="140.503695138038" calcext:value-type="float">
            <text:p>140.50</text:p>
          </table:table-cell>
          <table:table-cell table:formula="of:=[.E66] + (([.F66]-[.F65]) *[.$B$41])" office:value-type="float" office:value="289.025470442475" calcext:value-type="float">
            <text:p>289.03</text:p>
          </table:table-cell>
          <table:table-cell table:formula="of:=(([.$E$50] * POWER([.E67];3)) + ([.$F$50] * POWER([.E67];2)) + ([.$E$52] * [.E67]) + [.$F$52])" office:value-type="float" office:value="145.191715467525" calcext:value-type="float">
            <text:p>145.19</text:p>
          </table:table-cell>
          <table:table-cell table:formula="of:=[.G66] + (([.H66]-[.H65]) *[.$B$42])" office:value-type="float" office:value="288.924679676784" calcext:value-type="float">
            <text:p>288.92</text:p>
          </table:table-cell>
          <table:table-cell table:formula="of:=(([.$G$50] * POWER([.G67];3)) + ([.$H$50] * POWER([.G67];2)) + ([.$G$52] * [.G67]) + [.$H$52])" office:value-type="float" office:value="146.117407833955" calcext:value-type="float">
            <text:p>146.12</text:p>
          </table:table-cell>
          <table:table-cell table:formula="of:=[.I66] + (([.J66]-[.J65]) *[.$B$43])" office:value-type="float" office:value="288.740468401456" calcext:value-type="float">
            <text:p>288.74</text:p>
          </table:table-cell>
          <table:table-cell table:formula="of:=(([.$I$50] * POWER([.I67];3)) + ([.$J$50] * POWER([.I67];2)) + ([.$I$52] * [.I67]) + [.$J$52])" office:value-type="float" office:value="147.781947742243" calcext:value-type="float">
            <text:p>147.78</text:p>
          </table:table-cell>
          <table:table-cell table:formula="of:=[.K66] + (([.L66]-[.L65]) * [.$B$44])" office:value-type="float" office:value="288.574906441436" calcext:value-type="float">
            <text:p>288.57</text:p>
          </table:table-cell>
          <table:table-cell table:style-name="ce83" table:formula="of:=(([.$K$50] * POWER([.K67];3)) + ([.$L$50] * POWER([.K67];2)) + ([.$K$52] * [.K67]) + [.$L$52])" office:value-type="float" office:value="149.56901421969" calcext:value-type="float">
            <text:p>149.57</text:p>
          </table:table-cell>
          <table:table-cell table:style-name="ce83" table:formula="of:=[.M66] + (([.N66]-[.N65]) *[.$B$44])" office:value-type="float" office:value="288.501073277453" calcext:value-type="float">
            <text:p>288.50</text:p>
          </table:table-cell>
          <table:table-cell table:style-name="ce83" table:formula="of:=(([.$M$50] * POWER([.M67];3)) + ([.$N$50] * POWER([.M67];2)) + ([.$M$52] * [.M67]) + [.$N$52])" office:value-type="float" office:value="151.035137917297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67] + (([.B67]-[.B66]) *[.$B$39])" office:value-type="float" office:value="294.884878879249" calcext:value-type="float">
            <text:p>294.88</text:p>
          </table:table-cell>
          <table:table-cell table:formula="of:=(([.$A$50] * POWER([.A68];3)) + ([.$B$50] * POWER([.A68];2)) + ([.$A$52] * [.A68]) + [.$B$52])" office:value-type="float" office:value="62.520269699663" calcext:value-type="float">
            <text:p>62.52</text:p>
          </table:table-cell>
          <table:table-cell table:formula="of:=[.C67] + (([.D67]-[.D66]) *[.$B$40])" office:value-type="float" office:value="289.673838970015" calcext:value-type="float">
            <text:p>289.67</text:p>
          </table:table-cell>
          <table:table-cell table:formula="of:=(([.$C$50] * POWER([.C68];3)) + ([.$D$50] * POWER([.C68];2)) + ([.$C$52] * [.C68]) + [.$D$52])" office:value-type="float" office:value="140.514234490693" calcext:value-type="float">
            <text:p>140.51</text:p>
          </table:table-cell>
          <table:table-cell table:formula="of:=[.E67] + (([.F67]-[.F66]) *[.$B$41])" office:value-type="float" office:value="289.026861410938" calcext:value-type="float">
            <text:p>289.03</text:p>
          </table:table-cell>
          <table:table-cell table:formula="of:=(([.$E$50] * POWER([.E68];3)) + ([.$F$50] * POWER([.E68];2)) + ([.$E$52] * [.E68]) + [.$F$52])" office:value-type="float" office:value="145.195393761201" calcext:value-type="float">
            <text:p>145.20</text:p>
          </table:table-cell>
          <table:table-cell table:formula="of:=[.G67] + (([.H67]-[.H66]) *[.$B$42])" office:value-type="float" office:value="288.925916809532" calcext:value-type="float">
            <text:p>288.93</text:p>
          </table:table-cell>
          <table:table-cell table:formula="of:=(([.$G$50] * POWER([.G68];3)) + ([.$H$50] * POWER([.G68];2)) + ([.$G$52] * [.G68]) + [.$H$52])" office:value-type="float" office:value="146.120693602528" calcext:value-type="float">
            <text:p>146.12</text:p>
          </table:table-cell>
          <table:table-cell table:formula="of:=[.I67] + (([.J67]-[.J66]) *[.$B$43])" office:value-type="float" office:value="288.741288907433" calcext:value-type="float">
            <text:p>288.74</text:p>
          </table:table-cell>
          <table:table-cell table:formula="of:=(([.$I$50] * POWER([.I68];3)) + ([.$J$50] * POWER([.I68];2)) + ([.$I$52] * [.I68]) + [.$J$52])" office:value-type="float" office:value="147.784105121257" calcext:value-type="float">
            <text:p>147.78</text:p>
          </table:table-cell>
          <table:table-cell table:formula="of:=[.K67] + (([.L67]-[.L66]) * [.$B$44])" office:value-type="float" office:value="288.575508595769" calcext:value-type="float">
            <text:p>288.58</text:p>
          </table:table-cell>
          <table:table-cell table:style-name="ce83" table:formula="of:=(([.$K$50] * POWER([.K68];3)) + ([.$L$50] * POWER([.K68];2)) + ([.$K$52] * [.K68]) + [.$L$52])" office:value-type="float" office:value="149.570596913659" calcext:value-type="float">
            <text:p>149.57</text:p>
          </table:table-cell>
          <table:table-cell table:style-name="ce83" table:formula="of:=[.M67] + (([.N67]-[.N66]) *[.$B$44])" office:value-type="float" office:value="288.50166419805" calcext:value-type="float">
            <text:p>288.50</text:p>
          </table:table-cell>
          <table:table-cell table:style-name="ce83" table:formula="of:=(([.$M$50] * POWER([.M68];3)) + ([.$N$50] * POWER([.M68];2)) + ([.$M$52] * [.M68]) + [.$N$52])" office:value-type="float" office:value="151.036695847035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68] + (([.B68]-[.B67]) *[.$B$39])" office:value-type="float" office:value="294.887502668764" calcext:value-type="float">
            <text:p>294.89</text:p>
          </table:table-cell>
          <table:table-cell table:formula="of:=(([.$A$50] * POWER([.A69];3)) + ([.$B$50] * POWER([.A69];2)) + ([.$A$52] * [.A69]) + [.$B$52])" office:value-type="float" office:value="62.5227734149391" calcext:value-type="float">
            <text:p>62.52</text:p>
          </table:table-cell>
          <table:table-cell table:formula="of:=[.C68] + (([.D68]-[.D67]) *[.$B$40])" office:value-type="float" office:value="289.676439896748" calcext:value-type="float">
            <text:p>289.68</text:p>
          </table:table-cell>
          <table:table-cell table:formula="of:=(([.$C$50] * POWER([.C69];3)) + ([.$D$50] * POWER([.C69];2)) + ([.$C$52] * [.C69]) + [.$D$52])" office:value-type="float" office:value="140.521217783038" calcext:value-type="float">
            <text:p>140.52</text:p>
          </table:table-cell>
          <table:table-cell table:formula="of:=[.E68] + (([.F68]-[.F67]) *[.$B$41])" office:value-type="float" office:value="289.027723449029" calcext:value-type="float">
            <text:p>289.03</text:p>
          </table:table-cell>
          <table:table-cell table:formula="of:=(([.$E$50] * POWER([.E69];3)) + ([.$F$50] * POWER([.E69];2)) + ([.$E$52] * [.E69]) + [.$F$52])" office:value-type="float" office:value="145.197673368536" calcext:value-type="float">
            <text:p>145.20</text:p>
          </table:table-cell>
          <table:table-cell table:formula="of:=[.G68] + (([.H68]-[.H67]) *[.$B$42])" office:value-type="float" office:value="288.926679707758" calcext:value-type="float">
            <text:p>288.93</text:p>
          </table:table-cell>
          <table:table-cell table:formula="of:=(([.$G$50] * POWER([.G69];3)) + ([.$H$50] * POWER([.G69];2)) + ([.$G$52] * [.G69]) + [.$H$52])" office:value-type="float" office:value="146.122719845689" calcext:value-type="float">
            <text:p>146.12</text:p>
          </table:table-cell>
          <table:table-cell table:formula="of:=[.I68] + (([.J68]-[.J67]) *[.$B$43])" office:value-type="float" office:value="288.741781476043" calcext:value-type="float">
            <text:p>288.74</text:p>
          </table:table-cell>
          <table:table-cell table:formula="of:=(([.$I$50] * POWER([.I69];3)) + ([.$J$50] * POWER([.I69];2)) + ([.$I$52] * [.I69]) + [.$J$52])" office:value-type="float" office:value="147.785400254326" calcext:value-type="float">
            <text:p>147.79</text:p>
          </table:table-cell>
          <table:table-cell table:formula="of:=[.K68] + (([.L68]-[.L67]) * [.$B$44])" office:value-type="float" office:value="288.575863881623" calcext:value-type="float">
            <text:p>288.58</text:p>
          </table:table-cell>
          <table:table-cell table:style-name="ce83" table:formula="of:=(([.$K$50] * POWER([.K69];3)) + ([.$L$50] * POWER([.K69];2)) + ([.$K$52] * [.K69]) + [.$L$52])" office:value-type="float" office:value="149.57153074721" calcext:value-type="float">
            <text:p>149.57</text:p>
          </table:table-cell>
          <table:table-cell table:style-name="ce83" table:formula="of:=[.M68] + (([.N68]-[.N67]) *[.$B$44])" office:value-type="float" office:value="288.502013924787" calcext:value-type="float">
            <text:p>288.50</text:p>
          </table:table-cell>
          <table:table-cell table:style-name="ce83" table:formula="of:=(([.$M$50] * POWER([.M69];3)) + ([.$N$50] * POWER([.M69];2)) + ([.$M$52] * [.M69]) + [.$N$52])" office:value-type="float" office:value="151.037617887969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69] + (([.B69]-[.B68]) *[.$B$39])" office:value-type="float" office:value="294.889100021914" calcext:value-type="float">
            <text:p>294.89</text:p>
          </table:table-cell>
          <table:table-cell table:formula="of:=(([.$A$50] * POWER([.A70];3)) + ([.$B$50] * POWER([.A70];2)) + ([.$A$52] * [.A70]) + [.$B$52])" office:value-type="float" office:value="62.5242977018236" calcext:value-type="float">
            <text:p>62.52</text:p>
          </table:table-cell>
          <table:table-cell table:formula="of:=[.C69] + (([.D69]-[.D68]) *[.$B$40])" office:value-type="float" office:value="289.678163250386" calcext:value-type="float">
            <text:p>289.68</text:p>
          </table:table-cell>
          <table:table-cell table:formula="of:=(([.$C$50] * POWER([.C70];3)) + ([.$D$50] * POWER([.C70];2)) + ([.$C$52] * [.C70]) + [.$D$52])" office:value-type="float" office:value="140.525844945941" calcext:value-type="float">
            <text:p>140.53</text:p>
          </table:table-cell>
          <table:table-cell table:formula="of:=[.E69] + (([.F69]-[.F68]) *[.$B$41])" office:value-type="float" office:value="289.02825769358" calcext:value-type="float">
            <text:p>289.03</text:p>
          </table:table-cell>
          <table:table-cell table:formula="of:=(([.$E$50] * POWER([.E70];3)) + ([.$F$50] * POWER([.E70];2)) + ([.$E$52] * [.E70]) + [.$F$52])" office:value-type="float" office:value="145.1990861548" calcext:value-type="float">
            <text:p>145.20</text:p>
          </table:table-cell>
          <table:table-cell table:formula="of:=[.G69] + (([.H69]-[.H68]) *[.$B$42])" office:value-type="float" office:value="288.927150166124" calcext:value-type="float">
            <text:p>288.93</text:p>
          </table:table-cell>
          <table:table-cell table:formula="of:=(([.$G$50] * POWER([.G70];3)) + ([.$H$50] * POWER([.G70];2)) + ([.$G$52] * [.G70]) + [.$H$52])" office:value-type="float" office:value="146.123969381764" calcext:value-type="float">
            <text:p>146.12</text:p>
          </table:table-cell>
          <table:table-cell table:formula="of:=[.I69] + (([.J69]-[.J68]) *[.$B$43])" office:value-type="float" office:value="288.742077178324" calcext:value-type="float">
            <text:p>288.74</text:p>
          </table:table-cell>
          <table:table-cell table:formula="of:=(([.$I$50] * POWER([.I70];3)) + ([.$J$50] * POWER([.I70];2)) + ([.$I$52] * [.I70]) + [.$J$52])" office:value-type="float" office:value="147.786177760978" calcext:value-type="float">
            <text:p>147.79</text:p>
          </table:table-cell>
          <table:table-cell table:formula="of:=[.K69] + (([.L69]-[.L68]) * [.$B$44])" office:value-type="float" office:value="288.576073510179" calcext:value-type="float">
            <text:p>288.58</text:p>
          </table:table-cell>
          <table:table-cell table:style-name="ce83" table:formula="of:=(([.$K$50] * POWER([.K70];3)) + ([.$L$50] * POWER([.K70];2)) + ([.$K$52] * [.K70]) + [.$L$52])" office:value-type="float" office:value="149.572081736848" calcext:value-type="float">
            <text:p>149.57</text:p>
          </table:table-cell>
          <table:table-cell table:style-name="ce83" table:formula="of:=[.M69] + (([.N69]-[.N68]) *[.$B$44])" office:value-type="float" office:value="288.502220906116" calcext:value-type="float">
            <text:p>288.50</text:p>
          </table:table-cell>
          <table:table-cell table:style-name="ce83" table:formula="of:=(([.$M$50] * POWER([.M70];3)) + ([.$N$50] * POWER([.M70];2)) + ([.$M$52] * [.M70]) + [.$N$52])" office:value-type="float" office:value="151.0381635881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0] + (([.B70]-[.B69]) *[.$B$39])" office:value-type="float" office:value="294.890072506477" calcext:value-type="float">
            <text:p>294.89</text:p>
          </table:table-cell>
          <table:table-cell table:formula="of:=(([.$A$50] * POWER([.A71];3)) + ([.$B$50] * POWER([.A71];2)) + ([.$A$52] * [.A71]) + [.$B$52])" office:value-type="float" office:value="62.5252257156924" calcext:value-type="float">
            <text:p>62.53</text:p>
          </table:table-cell>
          <table:table-cell table:formula="of:=[.C70] + (([.D70]-[.D69]) *[.$B$40])" office:value-type="float" office:value="289.679305152749" calcext:value-type="float">
            <text:p>289.68</text:p>
          </table:table-cell>
          <table:table-cell table:formula="of:=(([.$C$50] * POWER([.C71];3)) + ([.$D$50] * POWER([.C71];2)) + ([.$C$52] * [.C71]) + [.$D$52])" office:value-type="float" office:value="140.528910964935" calcext:value-type="float">
            <text:p>140.53</text:p>
          </table:table-cell>
          <table:table-cell table:formula="of:=[.E70] + (([.F70]-[.F69]) *[.$B$41])" office:value-type="float" office:value="289.028588791551" calcext:value-type="float">
            <text:p>289.03</text:p>
          </table:table-cell>
          <table:table-cell table:formula="of:=(([.$E$50] * POWER([.E71];3)) + ([.$F$50] * POWER([.E71];2)) + ([.$E$52] * [.E71]) + [.$F$52])" office:value-type="float" office:value="145.199961732314" calcext:value-type="float">
            <text:p>145.20</text:p>
          </table:table-cell>
          <table:table-cell table:formula="of:=[.G70] + (([.H70]-[.H69]) *[.$B$42])" office:value-type="float" office:value="288.927440286634" calcext:value-type="float">
            <text:p>288.93</text:p>
          </table:table-cell>
          <table:table-cell table:formula="of:=(([.$G$50] * POWER([.G71];3)) + ([.$H$50] * POWER([.G71];2)) + ([.$G$52] * [.G71]) + [.$H$52])" office:value-type="float" office:value="146.124739943903" calcext:value-type="float">
            <text:p>146.12</text:p>
          </table:table-cell>
          <table:table-cell table:formula="of:=[.I70] + (([.J70]-[.J69]) *[.$B$43])" office:value-type="float" office:value="288.742254697142" calcext:value-type="float">
            <text:p>288.74</text:p>
          </table:table-cell>
          <table:table-cell table:formula="of:=(([.$I$50] * POWER([.I71];3)) + ([.$J$50] * POWER([.I71];2)) + ([.$I$52] * [.I71]) + [.$J$52])" office:value-type="float" office:value="147.786644522343" calcext:value-type="float">
            <text:p>147.79</text:p>
          </table:table-cell>
          <table:table-cell table:formula="of:=[.K70] + (([.L70]-[.L69]) * [.$B$44])" office:value-type="float" office:value="288.576197197277" calcext:value-type="float">
            <text:p>288.58</text:p>
          </table:table-cell>
          <table:table-cell table:style-name="ce83" table:formula="of:=(([.$K$50] * POWER([.K71];3)) + ([.$L$50] * POWER([.K71];2)) + ([.$K$52] * [.K71]) + [.$L$52])" office:value-type="float" office:value="149.572406837798" calcext:value-type="float">
            <text:p>149.57</text:p>
          </table:table-cell>
          <table:table-cell table:style-name="ce83" table:formula="of:=[.M70] + (([.N70]-[.N69]) *[.$B$44])" office:value-type="float" office:value="288.502343405825" calcext:value-type="float">
            <text:p>288.50</text:p>
          </table:table-cell>
          <table:table-cell table:style-name="ce83" table:formula="of:=(([.$M$50] * POWER([.M71];3)) + ([.$N$50] * POWER([.M71];2)) + ([.$M$52] * [.M71]) + [.$N$52])" office:value-type="float" office:value="151.038486555699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1] + (([.B71]-[.B70]) *[.$B$39])" office:value-type="float" office:value="294.890664572952" calcext:value-type="float">
            <text:p>294.89</text:p>
          </table:table-cell>
          <table:table-cell table:formula="of:=(([.$A$50] * POWER([.A72];3)) + ([.$B$50] * POWER([.A72];2)) + ([.$A$52] * [.A72]) + [.$B$52])" office:value-type="float" office:value="62.5257907123273" calcext:value-type="float">
            <text:p>62.53</text:p>
          </table:table-cell>
          <table:table-cell table:formula="of:=[.C71] + (([.D71]-[.D70]) *[.$B$40])" office:value-type="float" office:value="289.680061792272" calcext:value-type="float">
            <text:p>289.68</text:p>
          </table:table-cell>
          <table:table-cell table:formula="of:=(([.$C$50] * POWER([.C72];3)) + ([.$D$50] * POWER([.C72];2)) + ([.$C$52] * [.C72]) + [.$D$52])" office:value-type="float" office:value="140.530942566447" calcext:value-type="float">
            <text:p>140.53</text:p>
          </table:table-cell>
          <table:table-cell table:formula="of:=[.E71] + (([.F71]-[.F70]) *[.$B$41])" office:value-type="float" office:value="289.028793990275" calcext:value-type="float">
            <text:p>289.03</text:p>
          </table:table-cell>
          <table:table-cell table:formula="of:=(([.$E$50] * POWER([.E72];3)) + ([.$F$50] * POWER([.E72];2)) + ([.$E$52] * [.E72]) + [.$F$52])" office:value-type="float" office:value="145.200504374808" calcext:value-type="float">
            <text:p>145.20</text:p>
          </table:table-cell>
          <table:table-cell table:formula="of:=[.G71] + (([.H71]-[.H70]) *[.$B$42])" office:value-type="float" office:value="288.92761919774" calcext:value-type="float">
            <text:p>288.93</text:p>
          </table:table-cell>
          <table:table-cell table:formula="of:=(([.$G$50] * POWER([.G72];3)) + ([.$H$50] * POWER([.G72];2)) + ([.$G$52] * [.G72]) + [.$H$52])" office:value-type="float" office:value="146.125215134176" calcext:value-type="float">
            <text:p>146.13</text:p>
          </table:table-cell>
          <table:table-cell table:formula="of:=[.I71] + (([.J71]-[.J70]) *[.$B$43])" office:value-type="float" office:value="288.742361267195" calcext:value-type="float">
            <text:p>288.74</text:p>
          </table:table-cell>
          <table:table-cell table:formula="of:=(([.$I$50] * POWER([.I72];3)) + ([.$J$50] * POWER([.I72];2)) + ([.$I$52] * [.I72]) + [.$J$52])" office:value-type="float" office:value="147.786924734083" calcext:value-type="float">
            <text:p>147.79</text:p>
          </table:table-cell>
          <table:table-cell table:formula="of:=[.K71] + (([.L71]-[.L70]) * [.$B$44])" office:value-type="float" office:value="288.576270176495" calcext:value-type="float">
            <text:p>288.58</text:p>
          </table:table-cell>
          <table:table-cell table:style-name="ce83" table:formula="of:=(([.$K$50] * POWER([.K72];3)) + ([.$L$50] * POWER([.K72];2)) + ([.$K$52] * [.K72]) + [.$L$52])" office:value-type="float" office:value="149.572598657643" calcext:value-type="float">
            <text:p>149.57</text:p>
          </table:table-cell>
          <table:table-cell table:style-name="ce83" table:formula="of:=[.M71] + (([.N71]-[.N70]) *[.$B$44])" office:value-type="float" office:value="288.502415906136" calcext:value-type="float">
            <text:p>288.50</text:p>
          </table:table-cell>
          <table:table-cell table:style-name="ce83" table:formula="of:=(([.$M$50] * POWER([.M72];3)) + ([.$N$50] * POWER([.M72];2)) + ([.$M$52] * [.M72]) + [.$N$52])" office:value-type="float" office:value="151.03867770127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2] + (([.B72]-[.B71]) *[.$B$39])" office:value-type="float" office:value="294.891025036924" calcext:value-type="float">
            <text:p>294.89</text:p>
          </table:table-cell>
          <table:table-cell table:formula="of:=(([.$A$50] * POWER([.A73];3)) + ([.$B$50] * POWER([.A73];2)) + ([.$A$52] * [.A73]) + [.$B$52])" office:value-type="float" office:value="62.5261346973014" calcext:value-type="float">
            <text:p>62.53</text:p>
          </table:table-cell>
          <table:table-cell table:formula="of:=[.C72] + (([.D72]-[.D71]) *[.$B$40])" office:value-type="float" office:value="289.680563155767" calcext:value-type="float">
            <text:p>289.68</text:p>
          </table:table-cell>
          <table:table-cell table:formula="of:=(([.$C$50] * POWER([.C73];3)) + ([.$D$50] * POWER([.C73];2)) + ([.$C$52] * [.C73]) + [.$D$52])" office:value-type="float" office:value="140.532288751059" calcext:value-type="float">
            <text:p>140.53</text:p>
          </table:table-cell>
          <table:table-cell table:formula="of:=[.E72] + (([.F72]-[.F71]) *[.$B$41])" office:value-type="float" office:value="289.028921162964" calcext:value-type="float">
            <text:p>289.03</text:p>
          </table:table-cell>
          <table:table-cell table:formula="of:=(([.$E$50] * POWER([.E73];3)) + ([.$F$50] * POWER([.E73];2)) + ([.$E$52] * [.E73]) + [.$F$52])" office:value-type="float" office:value="145.200840680068" calcext:value-type="float">
            <text:p>145.20</text:p>
          </table:table-cell>
          <table:table-cell table:formula="of:=[.G72] + (([.H72]-[.H71]) *[.$B$42])" office:value-type="float" office:value="288.927729528644" calcext:value-type="float">
            <text:p>288.93</text:p>
          </table:table-cell>
          <table:table-cell table:formula="of:=(([.$G$50] * POWER([.G73];3)) + ([.$H$50] * POWER([.G73];2)) + ([.$G$52] * [.G73]) + [.$H$52])" office:value-type="float" office:value="146.125508174939" calcext:value-type="float">
            <text:p>146.13</text:p>
          </table:table-cell>
          <table:table-cell table:formula="of:=[.I72] + (([.J72]-[.J71]) *[.$B$43])" office:value-type="float" office:value="288.742425244598" calcext:value-type="float">
            <text:p>288.74</text:p>
          </table:table-cell>
          <table:table-cell table:formula="of:=(([.$I$50] * POWER([.I73];3)) + ([.$J$50] * POWER([.I73];2)) + ([.$I$52] * [.I73]) + [.$J$52])" office:value-type="float" office:value="147.787092954282" calcext:value-type="float">
            <text:p>147.79</text:p>
          </table:table-cell>
          <table:table-cell table:formula="of:=[.K72] + (([.L72]-[.L71]) * [.$B$44])" office:value-type="float" office:value="288.576313236542" calcext:value-type="float">
            <text:p>288.58</text:p>
          </table:table-cell>
          <table:table-cell table:style-name="ce83" table:formula="of:=(([.$K$50] * POWER([.K73];3)) + ([.$L$50] * POWER([.K73];2)) + ([.$K$52] * [.K73]) + [.$L$52])" office:value-type="float" office:value="149.572711837497" calcext:value-type="float">
            <text:p>149.57</text:p>
          </table:table-cell>
          <table:table-cell table:style-name="ce83" table:formula="of:=[.M72] + (([.N72]-[.N71]) *[.$B$44])" office:value-type="float" office:value="288.502458814822" calcext:value-type="float">
            <text:p>288.50</text:p>
          </table:table-cell>
          <table:table-cell table:style-name="ce83" table:formula="of:=(([.$M$50] * POWER([.M73];3)) + ([.$N$50] * POWER([.M73];2)) + ([.$M$52] * [.M73]) + [.$N$52])" office:value-type="float" office:value="151.038790829227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3] + (([.B73]-[.B72]) *[.$B$39])" office:value-type="float" office:value="294.891244496975" calcext:value-type="float">
            <text:p>294.89</text:p>
          </table:table-cell>
          <table:table-cell table:formula="of:=(([.$A$50] * POWER([.A74];3)) + ([.$B$50] * POWER([.A74];2)) + ([.$A$52] * [.A74]) + [.$B$52])" office:value-type="float" office:value="62.526344125151" calcext:value-type="float">
            <text:p>62.53</text:p>
          </table:table-cell>
          <table:table-cell table:formula="of:=[.C73] + (([.D73]-[.D72]) *[.$B$40])" office:value-type="float" office:value="289.680895370435" calcext:value-type="float">
            <text:p>289.68</text:p>
          </table:table-cell>
          <table:table-cell table:formula="of:=(([.$C$50] * POWER([.C74];3)) + ([.$D$50] * POWER([.C74];2)) + ([.$C$52] * [.C74]) + [.$D$52])" office:value-type="float" office:value="140.533180766377" calcext:value-type="float">
            <text:p>140.53</text:p>
          </table:table-cell>
          <table:table-cell table:formula="of:=[.E73] + (([.F73]-[.F72]) *[.$B$41])" office:value-type="float" office:value="289.028999978842" calcext:value-type="float">
            <text:p>289.03</text:p>
          </table:table-cell>
          <table:table-cell table:formula="of:=(([.$E$50] * POWER([.E74];3)) + ([.$F$50] * POWER([.E74];2)) + ([.$E$52] * [.E74]) + [.$F$52])" office:value-type="float" office:value="145.201049107046" calcext:value-type="float">
            <text:p>145.20</text:p>
          </table:table-cell>
          <table:table-cell table:formula="of:=[.G73] + (([.H73]-[.H72]) *[.$B$42])" office:value-type="float" office:value="288.927797567604" calcext:value-type="float">
            <text:p>288.93</text:p>
          </table:table-cell>
          <table:table-cell table:formula="of:=(([.$G$50] * POWER([.G74];3)) + ([.$H$50] * POWER([.G74];2)) + ([.$G$52] * [.G74]) + [.$H$52])" office:value-type="float" office:value="146.125688887734" calcext:value-type="float">
            <text:p>146.13</text:p>
          </table:table-cell>
          <table:table-cell table:formula="of:=[.I73] + (([.J73]-[.J72]) *[.$B$43])" office:value-type="float" office:value="288.742463652309" calcext:value-type="float">
            <text:p>288.74</text:p>
          </table:table-cell>
          <table:table-cell table:formula="of:=(([.$I$50] * POWER([.I74];3)) + ([.$J$50] * POWER([.I74];2)) + ([.$I$52] * [.I74]) + [.$J$52])" office:value-type="float" office:value="147.787193942377" calcext:value-type="float">
            <text:p>147.79</text:p>
          </table:table-cell>
          <table:table-cell table:formula="of:=[.K73] + (([.L73]-[.L72]) * [.$B$44])" office:value-type="float" office:value="288.57633864335" calcext:value-type="float">
            <text:p>288.58</text:p>
          </table:table-cell>
          <table:table-cell table:style-name="ce83" table:formula="of:=(([.$K$50] * POWER([.K74];3)) + ([.$L$50] * POWER([.K74];2)) + ([.$K$52] * [.K74]) + [.$L$52])" office:value-type="float" office:value="149.572778617264" calcext:value-type="float">
            <text:p>149.57</text:p>
          </table:table-cell>
          <table:table-cell table:style-name="ce83" table:formula="of:=[.M73] + (([.N73]-[.N72]) *[.$B$44])" office:value-type="float" office:value="288.502484209979" calcext:value-type="float">
            <text:p>288.50</text:p>
          </table:table-cell>
          <table:table-cell table:style-name="ce83" table:formula="of:=(([.$M$50] * POWER([.M74];3)) + ([.$N$50] * POWER([.M74];2)) + ([.$M$52] * [.M74]) + [.$N$52])" office:value-type="float" office:value="151.038857783116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4] + (([.B74]-[.B73]) *[.$B$39])" office:value-type="float" office:value="294.891378110505" calcext:value-type="float">
            <text:p>294.89</text:p>
          </table:table-cell>
          <table:table-cell table:formula="of:=(([.$A$50] * POWER([.A75];3)) + ([.$B$50] * POWER([.A75];2)) + ([.$A$52] * [.A75]) + [.$B$52])" office:value-type="float" office:value="62.5264716310317" calcext:value-type="float">
            <text:p>62.53</text:p>
          </table:table-cell>
          <table:table-cell table:formula="of:=[.C74] + (([.D74]-[.D73]) *[.$B$40])" office:value-type="float" office:value="289.681115504115" calcext:value-type="float">
            <text:p>289.68</text:p>
          </table:table-cell>
          <table:table-cell table:formula="of:=(([.$C$50] * POWER([.C75];3)) + ([.$D$50] * POWER([.C75];2)) + ([.$C$52] * [.C75]) + [.$D$52])" office:value-type="float" office:value="140.533771839293" calcext:value-type="float">
            <text:p>140.53</text:p>
          </table:table-cell>
          <table:table-cell table:formula="of:=[.E74] + (([.F74]-[.F73]) *[.$B$41])" office:value-type="float" office:value="289.029048825402" calcext:value-type="float">
            <text:p>289.03</text:p>
          </table:table-cell>
          <table:table-cell table:formula="of:=(([.$E$50] * POWER([.E75];3)) + ([.$F$50] * POWER([.E75];2)) + ([.$E$52] * [.E75]) + [.$F$52])" office:value-type="float" office:value="145.201178280851" calcext:value-type="float">
            <text:p>145.20</text:p>
          </table:table-cell>
          <table:table-cell table:formula="of:=[.G74] + (([.H74]-[.H73]) *[.$B$42])" office:value-type="float" office:value="288.927839525967" calcext:value-type="float">
            <text:p>288.93</text:p>
          </table:table-cell>
          <table:table-cell table:formula="of:=(([.$G$50] * POWER([.G75];3)) + ([.$H$50] * POWER([.G75];2)) + ([.$G$52] * [.G75]) + [.$H$52])" office:value-type="float" office:value="146.125800330023" calcext:value-type="float">
            <text:p>146.13</text:p>
          </table:table-cell>
          <table:table-cell table:formula="of:=[.I74] + (([.J74]-[.J73]) *[.$B$43])" office:value-type="float" office:value="288.742486709716" calcext:value-type="float">
            <text:p>288.74</text:p>
          </table:table-cell>
          <table:table-cell table:formula="of:=(([.$I$50] * POWER([.I75];3)) + ([.$J$50] * POWER([.I75];2)) + ([.$I$52] * [.I75]) + [.$J$52])" office:value-type="float" office:value="147.787254568857" calcext:value-type="float">
            <text:p>147.79</text:p>
          </table:table-cell>
          <table:table-cell table:formula="of:=[.K74] + (([.L74]-[.L73]) * [.$B$44])" office:value-type="float" office:value="288.576353634186" calcext:value-type="float">
            <text:p>288.58</text:p>
          </table:table-cell>
          <table:table-cell table:style-name="ce83" table:formula="of:=(([.$K$50] * POWER([.K75];3)) + ([.$L$50] * POWER([.K75];2)) + ([.$K$52] * [.K75]) + [.$L$52])" office:value-type="float" office:value="149.57281801949" calcext:value-type="float">
            <text:p>149.57</text:p>
          </table:table-cell>
          <table:table-cell table:style-name="ce83" table:formula="of:=[.M74] + (([.N74]-[.N73]) *[.$B$44])" office:value-type="float" office:value="288.502499239903" calcext:value-type="float">
            <text:p>288.50</text:p>
          </table:table-cell>
          <table:table-cell table:style-name="ce83" table:formula="of:=(([.$M$50] * POWER([.M75];3)) + ([.$N$50] * POWER([.M75];2)) + ([.$M$52] * [.M75]) + [.$N$52])" office:value-type="float" office:value="151.038897409257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5] + (([.B75]-[.B74]) *[.$B$39])" office:value-type="float" office:value="294.891459458381" calcext:value-type="float">
            <text:p>294.89</text:p>
          </table:table-cell>
          <table:table-cell table:formula="of:=(([.$A$50] * POWER([.A76];3)) + ([.$B$50] * POWER([.A76];2)) + ([.$A$52] * [.A76]) + [.$B$52])" office:value-type="float" office:value="62.5265492604798" calcext:value-type="float">
            <text:p>62.53</text:p>
          </table:table-cell>
          <table:table-cell table:formula="of:=[.C75] + (([.D75]-[.D74]) *[.$B$40])" office:value-type="float" office:value="289.681261370508" calcext:value-type="float">
            <text:p>289.68</text:p>
          </table:table-cell>
          <table:table-cell table:formula="of:=(([.$C$50] * POWER([.C76];3)) + ([.$D$50] * POWER([.C76];2)) + ([.$C$52] * [.C76]) + [.$D$52])" office:value-type="float" office:value="140.534163500456" calcext:value-type="float">
            <text:p>140.53</text:p>
          </table:table-cell>
          <table:table-cell table:formula="of:=[.E75] + (([.F75]-[.F74]) *[.$B$41])" office:value-type="float" office:value="289.029079098336" calcext:value-type="float">
            <text:p>289.03</text:p>
          </table:table-cell>
          <table:table-cell table:formula="of:=(([.$E$50] * POWER([.E76];3)) + ([.$F$50] * POWER([.E76];2)) + ([.$E$52] * [.E76]) + [.$F$52])" office:value-type="float" office:value="145.201258337079" calcext:value-type="float">
            <text:p>145.20</text:p>
          </table:table-cell>
          <table:table-cell table:formula="of:=[.G75] + (([.H75]-[.H74]) *[.$B$42])" office:value-type="float" office:value="288.927865400926" calcext:value-type="float">
            <text:p>288.93</text:p>
          </table:table-cell>
          <table:table-cell table:formula="of:=(([.$G$50] * POWER([.G76];3)) + ([.$H$50] * POWER([.G76];2)) + ([.$G$52] * [.G76]) + [.$H$52])" office:value-type="float" office:value="146.125869054469" calcext:value-type="float">
            <text:p>146.13</text:p>
          </table:table-cell>
          <table:table-cell table:formula="of:=[.I75] + (([.J75]-[.J74]) *[.$B$43])" office:value-type="float" office:value="288.742500551837" calcext:value-type="float">
            <text:p>288.74</text:p>
          </table:table-cell>
          <table:table-cell table:formula="of:=(([.$I$50] * POWER([.I76];3)) + ([.$J$50] * POWER([.I76];2)) + ([.$I$52] * [.I76]) + [.$J$52])" office:value-type="float" office:value="147.787290964937" calcext:value-type="float">
            <text:p>147.79</text:p>
          </table:table-cell>
          <table:table-cell table:formula="of:=[.K75] + (([.L75]-[.L74]) * [.$B$44])" office:value-type="float" office:value="288.576362479266" calcext:value-type="float">
            <text:p>288.58</text:p>
          </table:table-cell>
          <table:table-cell table:style-name="ce83" table:formula="of:=(([.$K$50] * POWER([.K76];3)) + ([.$L$50] * POWER([.K76];2)) + ([.$K$52] * [.K76]) + [.$L$52])" office:value-type="float" office:value="149.572841268083" calcext:value-type="float">
            <text:p>149.57</text:p>
          </table:table-cell>
          <table:table-cell table:style-name="ce83" table:formula="of:=[.M75] + (([.N75]-[.N74]) *[.$B$44])" office:value-type="float" office:value="288.502508135247" calcext:value-type="float">
            <text:p>288.50</text:p>
          </table:table-cell>
          <table:table-cell table:style-name="ce83" table:formula="of:=(([.$M$50] * POWER([.M76];3)) + ([.$N$50] * POWER([.M76];2)) + ([.$M$52] * [.M76]) + [.$N$52])" office:value-type="float" office:value="151.038920861685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6] + (([.B76]-[.B75]) *[.$B$39])" office:value-type="float" office:value="294.891508985436" calcext:value-type="float">
            <text:p>294.89</text:p>
          </table:table-cell>
          <table:table-cell table:formula="of:=(([.$A$50] * POWER([.A77];3)) + ([.$B$50] * POWER([.A77];2)) + ([.$A$52] * [.A77]) + [.$B$52])" office:value-type="float" office:value="62.5265965236758" calcext:value-type="float">
            <text:p>62.53</text:p>
          </table:table-cell>
          <table:table-cell table:formula="of:=[.C76] + (([.D76]-[.D75]) *[.$B$40])" office:value-type="float" office:value="289.681358025589" calcext:value-type="float">
            <text:p>289.68</text:p>
          </table:table-cell>
          <table:table-cell table:formula="of:=(([.$C$50] * POWER([.C77];3)) + ([.$D$50] * POWER([.C77];2)) + ([.$C$52] * [.C77]) + [.$D$52])" office:value-type="float" office:value="140.534423026185" calcext:value-type="float">
            <text:p>140.53</text:p>
          </table:table-cell>
          <table:table-cell table:formula="of:=[.E76] + (([.F76]-[.F75]) *[.$B$41])" office:value-type="float" office:value="289.029097860165" calcext:value-type="float">
            <text:p>289.03</text:p>
          </table:table-cell>
          <table:table-cell table:formula="of:=(([.$E$50] * POWER([.E77];3)) + ([.$F$50] * POWER([.E77];2)) + ([.$E$52] * [.E77]) + [.$F$52])" office:value-type="float" office:value="145.201307952412" calcext:value-type="float">
            <text:p>145.20</text:p>
          </table:table-cell>
          <table:table-cell table:formula="of:=[.G76] + (([.H76]-[.H75]) *[.$B$42])" office:value-type="float" office:value="288.927881357545" calcext:value-type="float">
            <text:p>288.93</text:p>
          </table:table-cell>
          <table:table-cell table:formula="of:=(([.$G$50] * POWER([.G77];3)) + ([.$H$50] * POWER([.G77];2)) + ([.$G$52] * [.G77]) + [.$H$52])" office:value-type="float" office:value="146.125911435609" calcext:value-type="float">
            <text:p>146.13</text:p>
          </table:table-cell>
          <table:table-cell table:formula="of:=[.I76] + (([.J76]-[.J75]) *[.$B$43])" office:value-type="float" office:value="288.74250886172" calcext:value-type="float">
            <text:p>288.74</text:p>
          </table:table-cell>
          <table:table-cell table:formula="of:=(([.$I$50] * POWER([.I77];3)) + ([.$J$50] * POWER([.I77];2)) + ([.$I$52] * [.I77]) + [.$J$52])" office:value-type="float" office:value="147.787312814712" calcext:value-type="float">
            <text:p>147.79</text:p>
          </table:table-cell>
          <table:table-cell table:formula="of:=[.K76] + (([.L76]-[.L75]) * [.$B$44])" office:value-type="float" office:value="288.57636769815" calcext:value-type="float">
            <text:p>288.58</text:p>
          </table:table-cell>
          <table:table-cell table:style-name="ce83" table:formula="of:=(([.$K$50] * POWER([.K77];3)) + ([.$L$50] * POWER([.K77];2)) + ([.$K$52] * [.K77]) + [.$L$52])" office:value-type="float" office:value="149.572854985509" calcext:value-type="float">
            <text:p>149.57</text:p>
          </table:table-cell>
          <table:table-cell table:style-name="ce83" table:formula="of:=[.M76] + (([.N76]-[.N75]) *[.$B$44])" office:value-type="float" office:value="288.502513399888" calcext:value-type="float">
            <text:p>288.50</text:p>
          </table:table-cell>
          <table:table-cell table:style-name="ce83" table:formula="of:=(([.$M$50] * POWER([.M77];3)) + ([.$N$50] * POWER([.M77];2)) + ([.$M$52] * [.M77]) + [.$N$52])" office:value-type="float" office:value="151.038934741826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7] + (([.B77]-[.B76]) *[.$B$39])" office:value-type="float" office:value="294.89153913903" calcext:value-type="float">
            <text:p>294.89</text:p>
          </table:table-cell>
          <table:table-cell table:formula="of:=(([.$A$50] * POWER([.A78];3)) + ([.$B$50] * POWER([.A78];2)) + ([.$A$52] * [.A78]) + [.$B$52])" office:value-type="float" office:value="62.5266252989754" calcext:value-type="float">
            <text:p>62.53</text:p>
          </table:table-cell>
          <table:table-cell table:formula="of:=[.C77] + (([.D77]-[.D76]) *[.$B$40])" office:value-type="float" office:value="289.681422071971" calcext:value-type="float">
            <text:p>289.68</text:p>
          </table:table-cell>
          <table:table-cell table:formula="of:=(([.$C$50] * POWER([.C78];3)) + ([.$D$50] * POWER([.C78];2)) + ([.$C$52] * [.C78]) + [.$D$52])" office:value-type="float" office:value="140.534594995374" calcext:value-type="float">
            <text:p>140.53</text:p>
          </table:table-cell>
          <table:table-cell table:formula="of:=[.E77] + (([.F77]-[.F76]) *[.$B$41])" office:value-type="float" office:value="289.029109487922" calcext:value-type="float">
            <text:p>289.03</text:p>
          </table:table-cell>
          <table:table-cell table:formula="of:=(([.$E$50] * POWER([.E78];3)) + ([.$F$50] * POWER([.E78];2)) + ([.$E$52] * [.E78]) + [.$F$52])" office:value-type="float" office:value="145.201338701819" calcext:value-type="float">
            <text:p>145.20</text:p>
          </table:table-cell>
          <table:table-cell table:formula="of:=[.G77] + (([.H77]-[.H76]) *[.$B$42])" office:value-type="float" office:value="288.927891197707" calcext:value-type="float">
            <text:p>288.93</text:p>
          </table:table-cell>
          <table:table-cell table:formula="of:=(([.$G$50] * POWER([.G78];3)) + ([.$H$50] * POWER([.G78];2)) + ([.$G$52] * [.G78]) + [.$H$52])" office:value-type="float" office:value="146.125937571302" calcext:value-type="float">
            <text:p>146.13</text:p>
          </table:table-cell>
          <table:table-cell table:formula="of:=[.I77] + (([.J77]-[.J76]) *[.$B$43])" office:value-type="float" office:value="288.742513850418" calcext:value-type="float">
            <text:p>288.74</text:p>
          </table:table-cell>
          <table:table-cell table:formula="of:=(([.$I$50] * POWER([.I78];3)) + ([.$J$50] * POWER([.I78];2)) + ([.$I$52] * [.I78]) + [.$J$52])" office:value-type="float" office:value="147.787325931856" calcext:value-type="float">
            <text:p>147.79</text:p>
          </table:table-cell>
          <table:table-cell table:formula="of:=[.K77] + (([.L77]-[.L76]) * [.$B$44])" office:value-type="float" office:value="288.576370777461" calcext:value-type="float">
            <text:p>288.58</text:p>
          </table:table-cell>
          <table:table-cell table:style-name="ce83" table:formula="of:=(([.$K$50] * POWER([.K78];3)) + ([.$L$50] * POWER([.K78];2)) + ([.$K$52] * [.K78]) + [.$L$52])" office:value-type="float" office:value="149.572863079239" calcext:value-type="float">
            <text:p>149.57</text:p>
          </table:table-cell>
          <table:table-cell table:style-name="ce83" table:formula="of:=[.M77] + (([.N77]-[.N76]) *[.$B$44])" office:value-type="float" office:value="288.502516515726" calcext:value-type="float">
            <text:p>288.50</text:p>
          </table:table-cell>
          <table:table-cell table:style-name="ce83" table:formula="of:=(([.$M$50] * POWER([.M78];3)) + ([.$N$50] * POWER([.M78];2)) + ([.$M$52] * [.M78]) + [.$N$52])" office:value-type="float" office:value="151.038942956682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8] + (([.B78]-[.B77]) *[.$B$39])" office:value-type="float" office:value="294.891557497474" calcext:value-type="float">
            <text:p>294.89</text:p>
          </table:table-cell>
          <table:table-cell table:formula="of:=(([.$A$50] * POWER([.A79];3)) + ([.$B$50] * POWER([.A79];2)) + ([.$A$52] * [.A79]) + [.$B$52])" office:value-type="float" office:value="62.526642818275" calcext:value-type="float">
            <text:p>62.53</text:p>
          </table:table-cell>
          <table:table-cell table:formula="of:=[.C78] + (([.D78]-[.D77]) *[.$B$40])" office:value-type="float" office:value="289.68146451094" calcext:value-type="float">
            <text:p>289.68</text:p>
          </table:table-cell>
          <table:table-cell table:formula="of:=(([.$C$50] * POWER([.C79];3)) + ([.$D$50] * POWER([.C79];2)) + ([.$C$52] * [.C79]) + [.$D$52])" office:value-type="float" office:value="140.534708947142" calcext:value-type="float">
            <text:p>140.53</text:p>
          </table:table-cell>
          <table:table-cell table:formula="of:=[.E78] + (([.F78]-[.F77]) *[.$B$41])" office:value-type="float" office:value="289.029116694296" calcext:value-type="float">
            <text:p>289.03</text:p>
          </table:table-cell>
          <table:table-cell table:formula="of:=(([.$E$50] * POWER([.E79];3)) + ([.$F$50] * POWER([.E79];2)) + ([.$E$52] * [.E79]) + [.$F$52])" office:value-type="float" office:value="145.201357758955" calcext:value-type="float">
            <text:p>145.20</text:p>
          </table:table-cell>
          <table:table-cell table:formula="of:=[.G78] + (([.H78]-[.H77]) *[.$B$42])" office:value-type="float" office:value="288.92789726596" calcext:value-type="float">
            <text:p>288.93</text:p>
          </table:table-cell>
          <table:table-cell table:formula="of:=(([.$G$50] * POWER([.G79];3)) + ([.$H$50] * POWER([.G79];2)) + ([.$G$52] * [.G79]) + [.$H$52])" office:value-type="float" office:value="146.125953688721" calcext:value-type="float">
            <text:p>146.13</text:p>
          </table:table-cell>
          <table:table-cell table:formula="of:=[.I78] + (([.J78]-[.J77]) *[.$B$43])" office:value-type="float" office:value="288.742516845299" calcext:value-type="float">
            <text:p>288.74</text:p>
          </table:table-cell>
          <table:table-cell table:formula="of:=(([.$I$50] * POWER([.I79];3)) + ([.$J$50] * POWER([.I79];2)) + ([.$I$52] * [.I79]) + [.$J$52])" office:value-type="float" office:value="147.787333806513" calcext:value-type="float">
            <text:p>147.79</text:p>
          </table:table-cell>
          <table:table-cell table:formula="of:=[.K78] + (([.L78]-[.L77]) * [.$B$44])" office:value-type="float" office:value="288.576372594355" calcext:value-type="float">
            <text:p>288.58</text:p>
          </table:table-cell>
          <table:table-cell table:style-name="ce83" table:formula="of:=(([.$K$50] * POWER([.K79];3)) + ([.$L$50] * POWER([.K79];2)) + ([.$K$52] * [.K79]) + [.$L$52])" office:value-type="float" office:value="149.572867854803" calcext:value-type="float">
            <text:p>149.57</text:p>
          </table:table-cell>
          <table:table-cell table:style-name="ce83" table:formula="of:=[.M78] + (([.N78]-[.N77]) *[.$B$44])" office:value-type="float" office:value="288.502518359811" calcext:value-type="float">
            <text:p>288.50</text:p>
          </table:table-cell>
          <table:table-cell table:style-name="ce83" table:formula="of:=(([.$M$50] * POWER([.M79];3)) + ([.$N$50] * POWER([.M79];2)) + ([.$M$52] * [.M79]) + [.$N$52])" office:value-type="float" office:value="151.03894781858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79] + (([.B79]-[.B78]) *[.$B$39])" office:value-type="float" office:value="294.891568674667" calcext:value-type="float">
            <text:p>294.89</text:p>
          </table:table-cell>
          <table:table-cell table:formula="of:=(([.$A$50] * POWER([.A80];3)) + ([.$B$50] * POWER([.A80];2)) + ([.$A$52] * [.A80]) + [.$B$52])" office:value-type="float" office:value="62.5266534845726" calcext:value-type="float">
            <text:p>62.53</text:p>
          </table:table-cell>
          <table:table-cell table:formula="of:=[.C79] + (([.D79]-[.D78]) *[.$B$40])" office:value-type="float" office:value="289.681492632231" calcext:value-type="float">
            <text:p>289.68</text:p>
          </table:table-cell>
          <table:table-cell table:formula="of:=(([.$C$50] * POWER([.C80];3)) + ([.$D$50] * POWER([.C80];2)) + ([.$C$52] * [.C80]) + [.$D$52])" office:value-type="float" office:value="140.534784454909" calcext:value-type="float">
            <text:p>140.53</text:p>
          </table:table-cell>
          <table:table-cell table:formula="of:=[.E79] + (([.F79]-[.F78]) *[.$B$41])" office:value-type="float" office:value="289.029121160491" calcext:value-type="float">
            <text:p>289.03</text:p>
          </table:table-cell>
          <table:table-cell table:formula="of:=(([.$E$50] * POWER([.E80];3)) + ([.$F$50] * POWER([.E80];2)) + ([.$E$52] * [.E80]) + [.$F$52])" office:value-type="float" office:value="145.201369569734" calcext:value-type="float">
            <text:p>145.20</text:p>
          </table:table-cell>
          <table:table-cell table:formula="of:=[.G79] + (([.H79]-[.H78]) *[.$B$42])" office:value-type="float" office:value="288.927901008144" calcext:value-type="float">
            <text:p>288.93</text:p>
          </table:table-cell>
          <table:table-cell table:formula="of:=(([.$G$50] * POWER([.G80];3)) + ([.$H$50] * POWER([.G80];2)) + ([.$G$52] * [.G80]) + [.$H$52])" office:value-type="float" office:value="146.125963628047" calcext:value-type="float">
            <text:p>146.13</text:p>
          </table:table-cell>
          <table:table-cell table:formula="of:=[.I79] + (([.J79]-[.J78]) *[.$B$43])" office:value-type="float" office:value="288.742518643225" calcext:value-type="float">
            <text:p>288.74</text:p>
          </table:table-cell>
          <table:table-cell table:formula="of:=(([.$I$50] * POWER([.I80];3)) + ([.$J$50] * POWER([.I80];2)) + ([.$I$52] * [.I80]) + [.$J$52])" office:value-type="float" office:value="147.787338533934" calcext:value-type="float">
            <text:p>147.79</text:p>
          </table:table-cell>
          <table:table-cell table:formula="of:=[.K79] + (([.L79]-[.L78]) * [.$B$44])" office:value-type="float" office:value="288.576373666382" calcext:value-type="float">
            <text:p>288.58</text:p>
          </table:table-cell>
          <table:table-cell table:style-name="ce83" table:formula="of:=(([.$K$50] * POWER([.K80];3)) + ([.$L$50] * POWER([.K80];2)) + ([.$K$52] * [.K80]) + [.$L$52])" office:value-type="float" office:value="149.572870672541" calcext:value-type="float">
            <text:p>149.57</text:p>
          </table:table-cell>
          <table:table-cell table:style-name="ce83" table:formula="of:=[.M79] + (([.N79]-[.N78]) *[.$B$44])" office:value-type="float" office:value="288.502519451219" calcext:value-type="float">
            <text:p>288.50</text:p>
          </table:table-cell>
          <table:table-cell table:style-name="ce83" table:formula="of:=(([.$M$50] * POWER([.M80];3)) + ([.$N$50] * POWER([.M80];2)) + ([.$M$52] * [.M80]) + [.$N$52])" office:value-type="float" office:value="151.03895069606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0] + (([.B80]-[.B79]) *[.$B$39])" office:value-type="float" office:value="294.891575479691" calcext:value-type="float">
            <text:p>294.89</text:p>
          </table:table-cell>
          <table:table-cell table:formula="of:=(([.$A$50] * POWER([.A81];3)) + ([.$B$50] * POWER([.A81];2)) + ([.$A$52] * [.A81]) + [.$B$52])" office:value-type="float" office:value="62.5266599785487" calcext:value-type="float">
            <text:p>62.53</text:p>
          </table:table-cell>
          <table:table-cell table:formula="of:=[.C80] + (([.D80]-[.D79]) *[.$B$40])" office:value-type="float" office:value="289.681511266219" calcext:value-type="float">
            <text:p>289.68</text:p>
          </table:table-cell>
          <table:table-cell table:formula="of:=(([.$C$50] * POWER([.C81];3)) + ([.$D$50] * POWER([.C81];2)) + ([.$C$52] * [.C81]) + [.$D$52])" office:value-type="float" office:value="140.534834488569" calcext:value-type="float">
            <text:p>140.53</text:p>
          </table:table-cell>
          <table:table-cell table:formula="of:=[.E80] + (([.F80]-[.F79]) *[.$B$41])" office:value-type="float" office:value="289.029123928444" calcext:value-type="float">
            <text:p>289.03</text:p>
          </table:table-cell>
          <table:table-cell table:formula="of:=(([.$E$50] * POWER([.E81];3)) + ([.$F$50] * POWER([.E81];2)) + ([.$E$52] * [.E81]) + [.$F$52])" office:value-type="float" office:value="145.201376889538" calcext:value-type="float">
            <text:p>145.20</text:p>
          </table:table-cell>
          <table:table-cell table:formula="of:=[.G80] + (([.H80]-[.H79]) *[.$B$42])" office:value-type="float" office:value="288.927903315882" calcext:value-type="float">
            <text:p>288.93</text:p>
          </table:table-cell>
          <table:table-cell table:formula="of:=(([.$G$50] * POWER([.G81];3)) + ([.$H$50] * POWER([.G81];2)) + ([.$G$52] * [.G81]) + [.$H$52])" office:value-type="float" office:value="146.125969757453" calcext:value-type="float">
            <text:p>146.13</text:p>
          </table:table-cell>
          <table:table-cell table:formula="of:=[.I80] + (([.J80]-[.J79]) *[.$B$43])" office:value-type="float" office:value="288.742519722581" calcext:value-type="float">
            <text:p>288.74</text:p>
          </table:table-cell>
          <table:table-cell table:formula="of:=(([.$I$50] * POWER([.I81];3)) + ([.$J$50] * POWER([.I81];2)) + ([.$I$52] * [.I81]) + [.$J$52])" office:value-type="float" office:value="147.787341371959" calcext:value-type="float">
            <text:p>147.79</text:p>
          </table:table-cell>
          <table:table-cell table:formula="of:=[.K80] + (([.L80]-[.L79]) * [.$B$44])" office:value-type="float" office:value="288.576374298913" calcext:value-type="float">
            <text:p>288.58</text:p>
          </table:table-cell>
          <table:table-cell table:style-name="ce83" table:formula="of:=(([.$K$50] * POWER([.K81];3)) + ([.$L$50] * POWER([.K81];2)) + ([.$K$52] * [.K81]) + [.$L$52])" office:value-type="float" office:value="149.572872335098" calcext:value-type="float">
            <text:p>149.57</text:p>
          </table:table-cell>
          <table:table-cell table:style-name="ce83" table:formula="of:=[.M80] + (([.N80]-[.N79]) *[.$B$44])" office:value-type="float" office:value="288.502520097161" calcext:value-type="float">
            <text:p>288.50</text:p>
          </table:table-cell>
          <table:table-cell table:style-name="ce83" table:formula="of:=(([.$M$50] * POWER([.M81];3)) + ([.$N$50] * POWER([.M81];2)) + ([.$M$52] * [.M81]) + [.$N$52])" office:value-type="float" office:value="151.038952399078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1] + (([.B81]-[.B80]) *[.$B$39])" office:value-type="float" office:value="294.891579622803" calcext:value-type="float">
            <text:p>294.89</text:p>
          </table:table-cell>
          <table:table-cell table:formula="of:=(([.$A$50] * POWER([.A82];3)) + ([.$B$50] * POWER([.A82];2)) + ([.$A$52] * [.A82]) + [.$B$52])" office:value-type="float" office:value="62.5266639322853" calcext:value-type="float">
            <text:p>62.53</text:p>
          </table:table-cell>
          <table:table-cell table:formula="of:=[.C81] + (([.D81]-[.D80]) *[.$B$40])" office:value-type="float" office:value="289.681523613645" calcext:value-type="float">
            <text:p>289.68</text:p>
          </table:table-cell>
          <table:table-cell table:formula="of:=(([.$C$50] * POWER([.C82];3)) + ([.$D$50] * POWER([.C82];2)) + ([.$C$52] * [.C82]) + [.$D$52])" office:value-type="float" office:value="140.534867642343" calcext:value-type="float">
            <text:p>140.53</text:p>
          </table:table-cell>
          <table:table-cell table:formula="of:=[.E81] + (([.F81]-[.F80]) *[.$B$41])" office:value-type="float" office:value="289.029125643899" calcext:value-type="float">
            <text:p>289.03</text:p>
          </table:table-cell>
          <table:table-cell table:formula="of:=(([.$E$50] * POWER([.E82];3)) + ([.$F$50] * POWER([.E82];2)) + ([.$E$52] * [.E82]) + [.$F$52])" office:value-type="float" office:value="145.201381426031" calcext:value-type="float">
            <text:p>145.20</text:p>
          </table:table-cell>
          <table:table-cell table:formula="of:=[.G81] + (([.H81]-[.H80]) *[.$B$42])" office:value-type="float" office:value="288.927904739024" calcext:value-type="float">
            <text:p>288.93</text:p>
          </table:table-cell>
          <table:table-cell table:formula="of:=(([.$G$50] * POWER([.G82];3)) + ([.$H$50] * POWER([.G82];2)) + ([.$G$52] * [.G82]) + [.$H$52])" office:value-type="float" office:value="146.125973537348" calcext:value-type="float">
            <text:p>146.13</text:p>
          </table:table-cell>
          <table:table-cell table:formula="of:=[.I81] + (([.J81]-[.J80]) *[.$B$43])" office:value-type="float" office:value="288.742520370554" calcext:value-type="float">
            <text:p>288.74</text:p>
          </table:table-cell>
          <table:table-cell table:formula="of:=(([.$I$50] * POWER([.I82];3)) + ([.$J$50] * POWER([.I82];2)) + ([.$I$52] * [.I82]) + [.$J$52])" office:value-type="float" office:value="147.787343075723" calcext:value-type="float">
            <text:p>147.79</text:p>
          </table:table-cell>
          <table:table-cell table:formula="of:=[.K81] + (([.L81]-[.L80]) * [.$B$44])" office:value-type="float" office:value="288.576374672126" calcext:value-type="float">
            <text:p>288.58</text:p>
          </table:table-cell>
          <table:table-cell table:style-name="ce83" table:formula="of:=(([.$K$50] * POWER([.K82];3)) + ([.$L$50] * POWER([.K82];2)) + ([.$K$52] * [.K82]) + [.$L$52])" office:value-type="float" office:value="149.572873316062" calcext:value-type="float">
            <text:p>149.57</text:p>
          </table:table-cell>
          <table:table-cell table:style-name="ce83" table:formula="of:=[.M81] + (([.N81]-[.N80]) *[.$B$44])" office:value-type="float" office:value="288.502520479456" calcext:value-type="float">
            <text:p>288.50</text:p>
          </table:table-cell>
          <table:table-cell table:style-name="ce83" table:formula="of:=(([.$M$50] * POWER([.M82];3)) + ([.$N$50] * POWER([.M82];2)) + ([.$M$52] * [.M82]) + [.$N$52])" office:value-type="float" office:value="151.038953406993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2] + (([.B82]-[.B81]) *[.$B$39])" office:value-type="float" office:value="294.89158214526" calcext:value-type="float">
            <text:p>294.89</text:p>
          </table:table-cell>
          <table:table-cell table:formula="of:=(([.$A$50] * POWER([.A83];3)) + ([.$B$50] * POWER([.A83];2)) + ([.$A$52] * [.A83]) + [.$B$52])" office:value-type="float" office:value="62.5266663394442" calcext:value-type="float">
            <text:p>62.53</text:p>
          </table:table-cell>
          <table:table-cell table:formula="of:=[.C82] + (([.D82]-[.D81]) *[.$B$40])" office:value-type="float" office:value="289.681531795413" calcext:value-type="float">
            <text:p>289.68</text:p>
          </table:table-cell>
          <table:table-cell table:formula="of:=(([.$C$50] * POWER([.C83];3)) + ([.$D$50] * POWER([.C83];2)) + ([.$C$52] * [.C83]) + [.$D$52])" office:value-type="float" office:value="140.534889611012" calcext:value-type="float">
            <text:p>140.53</text:p>
          </table:table-cell>
          <table:table-cell table:formula="of:=[.E82] + (([.F82]-[.F81]) *[.$B$41])" office:value-type="float" office:value="289.029126707064" calcext:value-type="float">
            <text:p>289.03</text:p>
          </table:table-cell>
          <table:table-cell table:formula="of:=(([.$E$50] * POWER([.E83];3)) + ([.$F$50] * POWER([.E83];2)) + ([.$E$52] * [.E83]) + [.$F$52])" office:value-type="float" office:value="145.201384237553" calcext:value-type="float">
            <text:p>145.20</text:p>
          </table:table-cell>
          <table:table-cell table:formula="of:=[.G82] + (([.H82]-[.H81]) *[.$B$42])" office:value-type="float" office:value="288.927905616649" calcext:value-type="float">
            <text:p>288.93</text:p>
          </table:table-cell>
          <table:table-cell table:formula="of:=(([.$G$50] * POWER([.G83];3)) + ([.$H$50] * POWER([.G83];2)) + ([.$G$52] * [.G83]) + [.$H$52])" office:value-type="float" office:value="146.125975868341" calcext:value-type="float">
            <text:p>146.13</text:p>
          </table:table-cell>
          <table:table-cell table:formula="of:=[.I82] + (([.J82]-[.J81]) *[.$B$43])" office:value-type="float" office:value="288.742520759554" calcext:value-type="float">
            <text:p>288.74</text:p>
          </table:table-cell>
          <table:table-cell table:formula="of:=(([.$I$50] * POWER([.I83];3)) + ([.$J$50] * POWER([.I83];2)) + ([.$I$52] * [.I83]) + [.$J$52])" office:value-type="float" office:value="147.787344098545" calcext:value-type="float">
            <text:p>147.79</text:p>
          </table:table-cell>
          <table:table-cell table:formula="of:=[.K82] + (([.L82]-[.L81]) * [.$B$44])" office:value-type="float" office:value="288.576374892335" calcext:value-type="float">
            <text:p>288.58</text:p>
          </table:table-cell>
          <table:table-cell table:style-name="ce83" table:formula="of:=(([.$K$50] * POWER([.K83];3)) + ([.$L$50] * POWER([.K83];2)) + ([.$K$52] * [.K83]) + [.$L$52])" office:value-type="float" office:value="149.572873894863" calcext:value-type="float">
            <text:p>149.57</text:p>
          </table:table-cell>
          <table:table-cell table:style-name="ce83" table:formula="of:=[.M82] + (([.N82]-[.N81]) *[.$B$44])" office:value-type="float" office:value="288.502520705715" calcext:value-type="float">
            <text:p>288.50</text:p>
          </table:table-cell>
          <table:table-cell table:style-name="ce83" table:formula="of:=(([.$M$50] * POWER([.M83];3)) + ([.$N$50] * POWER([.M83];2)) + ([.$M$52] * [.M83]) + [.$N$52])" office:value-type="float" office:value="151.038954003521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3] + (([.B83]-[.B82]) *[.$B$39])" office:value-type="float" office:value="294.891583681011" calcext:value-type="float">
            <text:p>294.89</text:p>
          </table:table-cell>
          <table:table-cell table:formula="of:=(([.$A$50] * POWER([.A84];3)) + ([.$B$50] * POWER([.A84];2)) + ([.$A$52] * [.A84]) + [.$B$52])" office:value-type="float" office:value="62.5266678049982" calcext:value-type="float">
            <text:p>62.53</text:p>
          </table:table-cell>
          <table:table-cell table:formula="of:=[.C83] + (([.D83]-[.D82]) *[.$B$40])" office:value-type="float" office:value="289.681537216894" calcext:value-type="float">
            <text:p>289.68</text:p>
          </table:table-cell>
          <table:table-cell table:formula="of:=(([.$C$50] * POWER([.C84];3)) + ([.$D$50] * POWER([.C84];2)) + ([.$C$52] * [.C84]) + [.$D$52])" office:value-type="float" office:value="140.5349041681" calcext:value-type="float">
            <text:p>140.53</text:p>
          </table:table-cell>
          <table:table-cell table:formula="of:=[.E83] + (([.F83]-[.F82]) *[.$B$41])" office:value-type="float" office:value="289.029127365967" calcext:value-type="float">
            <text:p>289.03</text:p>
          </table:table-cell>
          <table:table-cell table:formula="of:=(([.$E$50] * POWER([.E84];3)) + ([.$F$50] * POWER([.E84];2)) + ([.$E$52] * [.E84]) + [.$F$52])" office:value-type="float" office:value="145.20138598001" calcext:value-type="float">
            <text:p>145.20</text:p>
          </table:table-cell>
          <table:table-cell table:formula="of:=[.G83] + (([.H83]-[.H82]) *[.$B$42])" office:value-type="float" office:value="288.927906157865" calcext:value-type="float">
            <text:p>288.93</text:p>
          </table:table-cell>
          <table:table-cell table:formula="of:=(([.$G$50] * POWER([.G84];3)) + ([.$H$50] * POWER([.G84];2)) + ([.$G$52] * [.G84]) + [.$H$52])" office:value-type="float" office:value="146.125977305825" calcext:value-type="float">
            <text:p>146.13</text:p>
          </table:table-cell>
          <table:table-cell table:formula="of:=[.I83] + (([.J83]-[.J82]) *[.$B$43])" office:value-type="float" office:value="288.742520993082" calcext:value-type="float">
            <text:p>288.74</text:p>
          </table:table-cell>
          <table:table-cell table:formula="of:=(([.$I$50] * POWER([.I84];3)) + ([.$J$50] * POWER([.I84];2)) + ([.$I$52] * [.I84]) + [.$J$52])" office:value-type="float" office:value="147.78734471258" calcext:value-type="float">
            <text:p>147.79</text:p>
          </table:table-cell>
          <table:table-cell table:formula="of:=[.K83] + (([.L83]-[.L82]) * [.$B$44])" office:value-type="float" office:value="288.576375022265" calcext:value-type="float">
            <text:p>288.58</text:p>
          </table:table-cell>
          <table:table-cell table:style-name="ce83" table:formula="of:=(([.$K$50] * POWER([.K84];3)) + ([.$L$50] * POWER([.K84];2)) + ([.$K$52] * [.K84]) + [.$L$52])" office:value-type="float" office:value="149.572874236371" calcext:value-type="float">
            <text:p>149.57</text:p>
          </table:table-cell>
          <table:table-cell table:style-name="ce83" table:formula="of:=[.M83] + (([.N83]-[.N82]) *[.$B$44])" office:value-type="float" office:value="288.502520839624" calcext:value-type="float">
            <text:p>288.50</text:p>
          </table:table-cell>
          <table:table-cell table:style-name="ce83" table:formula="of:=(([.$M$50] * POWER([.M84];3)) + ([.$N$50] * POWER([.M84];2)) + ([.$M$52] * [.M84]) + [.$N$52])" office:value-type="float" office:value="151.038954356573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4] + (([.B84]-[.B83]) *[.$B$39])" office:value-type="float" office:value="294.891584616024" calcext:value-type="float">
            <text:p>294.89</text:p>
          </table:table-cell>
          <table:table-cell table:formula="of:=(([.$A$50] * POWER([.A85];3)) + ([.$B$50] * POWER([.A85];2)) + ([.$A$52] * [.A85]) + [.$B$52])" office:value-type="float" office:value="62.5266686972734" calcext:value-type="float">
            <text:p>62.53</text:p>
          </table:table-cell>
          <table:table-cell table:formula="of:=[.C84] + (([.D84]-[.D83]) *[.$B$40])" office:value-type="float" office:value="289.681540809327" calcext:value-type="float">
            <text:p>289.68</text:p>
          </table:table-cell>
          <table:table-cell table:formula="of:=(([.$C$50] * POWER([.C85];3)) + ([.$D$50] * POWER([.C85];2)) + ([.$C$52] * [.C85]) + [.$D$52])" office:value-type="float" office:value="140.534913814056" calcext:value-type="float">
            <text:p>140.53</text:p>
          </table:table-cell>
          <table:table-cell table:formula="of:=[.E84] + (([.F84]-[.F83]) *[.$B$41])" office:value-type="float" office:value="289.029127774326" calcext:value-type="float">
            <text:p>289.03</text:p>
          </table:table-cell>
          <table:table-cell table:formula="of:=(([.$E$50] * POWER([.E85];3)) + ([.$F$50] * POWER([.E85];2)) + ([.$E$52] * [.E85]) + [.$F$52])" office:value-type="float" office:value="145.20138705991" calcext:value-type="float">
            <text:p>145.20</text:p>
          </table:table-cell>
          <table:table-cell table:formula="of:=[.G84] + (([.H84]-[.H83]) *[.$B$42])" office:value-type="float" office:value="288.927906491624" calcext:value-type="float">
            <text:p>288.93</text:p>
          </table:table-cell>
          <table:table-cell table:formula="of:=(([.$G$50] * POWER([.G85];3)) + ([.$H$50] * POWER([.G85];2)) + ([.$G$52] * [.G85]) + [.$H$52])" office:value-type="float" office:value="146.125978192298" calcext:value-type="float">
            <text:p>146.13</text:p>
          </table:table-cell>
          <table:table-cell table:formula="of:=[.I84] + (([.J84]-[.J83]) *[.$B$43])" office:value-type="float" office:value="288.742521133278" calcext:value-type="float">
            <text:p>288.74</text:p>
          </table:table-cell>
          <table:table-cell table:formula="of:=(([.$I$50] * POWER([.I85];3)) + ([.$J$50] * POWER([.I85];2)) + ([.$I$52] * [.I85]) + [.$J$52])" office:value-type="float" office:value="147.787345081207" calcext:value-type="float">
            <text:p>147.79</text:p>
          </table:table-cell>
          <table:table-cell table:formula="of:=[.K84] + (([.L84]-[.L83]) * [.$B$44])" office:value-type="float" office:value="288.576375098927" calcext:value-type="float">
            <text:p>288.58</text:p>
          </table:table-cell>
          <table:table-cell table:style-name="ce83" table:formula="of:=(([.$K$50] * POWER([.K85];3)) + ([.$L$50] * POWER([.K85];2)) + ([.$K$52] * [.K85]) + [.$L$52])" office:value-type="float" office:value="149.572874437873" calcext:value-type="float">
            <text:p>149.57</text:p>
          </table:table-cell>
          <table:table-cell table:style-name="ce83" table:formula="of:=[.M84] + (([.N84]-[.N83]) *[.$B$44])" office:value-type="float" office:value="288.502520918878" calcext:value-type="float">
            <text:p>288.50</text:p>
          </table:table-cell>
          <table:table-cell table:style-name="ce83" table:formula="of:=(([.$M$50] * POWER([.M85];3)) + ([.$N$50] * POWER([.M85];2)) + ([.$M$52] * [.M85]) + [.$N$52])" office:value-type="float" office:value="151.038954565525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5] + (([.B85]-[.B84]) *[.$B$39])" office:value-type="float" office:value="294.89158518529" calcext:value-type="float">
            <text:p>294.89</text:p>
          </table:table-cell>
          <table:table-cell table:formula="of:=(([.$A$50] * POWER([.A86];3)) + ([.$B$50] * POWER([.A86];2)) + ([.$A$52] * [.A86]) + [.$B$52])" office:value-type="float" office:value="62.5266692405183" calcext:value-type="float">
            <text:p>62.53</text:p>
          </table:table-cell>
          <table:table-cell table:formula="of:=[.C85] + (([.D85]-[.D84]) *[.$B$40])" office:value-type="float" office:value="289.681543189779" calcext:value-type="float">
            <text:p>289.68</text:p>
          </table:table-cell>
          <table:table-cell table:formula="of:=(([.$C$50] * POWER([.C86];3)) + ([.$D$50] * POWER([.C86];2)) + ([.$C$52] * [.C86]) + [.$D$52])" office:value-type="float" office:value="140.534920205752" calcext:value-type="float">
            <text:p>140.53</text:p>
          </table:table-cell>
          <table:table-cell table:formula="of:=[.E85] + (([.F85]-[.F84]) *[.$B$41])" office:value-type="float" office:value="289.029128027409" calcext:value-type="float">
            <text:p>289.03</text:p>
          </table:table-cell>
          <table:table-cell table:formula="of:=(([.$E$50] * POWER([.E86];3)) + ([.$F$50] * POWER([.E86];2)) + ([.$E$52] * [.E86]) + [.$F$52])" office:value-type="float" office:value="145.201387729183" calcext:value-type="float">
            <text:p>145.20</text:p>
          </table:table-cell>
          <table:table-cell table:formula="of:=[.G85] + (([.H85]-[.H84]) *[.$B$42])" office:value-type="float" office:value="288.927906697448" calcext:value-type="float">
            <text:p>288.93</text:p>
          </table:table-cell>
          <table:table-cell table:formula="of:=(([.$G$50] * POWER([.G86];3)) + ([.$H$50] * POWER([.G86];2)) + ([.$G$52] * [.G86]) + [.$H$52])" office:value-type="float" office:value="146.12597873897" calcext:value-type="float">
            <text:p>146.13</text:p>
          </table:table-cell>
          <table:table-cell table:formula="of:=[.I85] + (([.J85]-[.J84]) *[.$B$43])" office:value-type="float" office:value="288.742521217442" calcext:value-type="float">
            <text:p>288.74</text:p>
          </table:table-cell>
          <table:table-cell table:formula="of:=(([.$I$50] * POWER([.I86];3)) + ([.$J$50] * POWER([.I86];2)) + ([.$I$52] * [.I86]) + [.$J$52])" office:value-type="float" office:value="147.787345302507" calcext:value-type="float">
            <text:p>147.79</text:p>
          </table:table-cell>
          <table:table-cell table:formula="of:=[.K85] + (([.L85]-[.L84]) * [.$B$44])" office:value-type="float" office:value="288.576375144161" calcext:value-type="float">
            <text:p>288.58</text:p>
          </table:table-cell>
          <table:table-cell table:style-name="ce83" table:formula="of:=(([.$K$50] * POWER([.K86];3)) + ([.$L$50] * POWER([.K86];2)) + ([.$K$52] * [.K86]) + [.$L$52])" office:value-type="float" office:value="149.572874556766" calcext:value-type="float">
            <text:p>149.57</text:p>
          </table:table-cell>
          <table:table-cell table:style-name="ce83" table:formula="of:=[.M85] + (([.N85]-[.N84]) *[.$B$44])" office:value-type="float" office:value="288.502520965784" calcext:value-type="float">
            <text:p>288.50</text:p>
          </table:table-cell>
          <table:table-cell table:style-name="ce83" table:formula="of:=(([.$M$50] * POWER([.M86];3)) + ([.$N$50] * POWER([.M86];2)) + ([.$M$52] * [.M86]) + [.$N$52])" office:value-type="float" office:value="151.038954689189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6] + (([.B86]-[.B85]) *[.$B$39])" office:value-type="float" office:value="294.891585531876" calcext:value-type="float">
            <text:p>294.89</text:p>
          </table:table-cell>
          <table:table-cell table:formula="of:=(([.$A$50] * POWER([.A87];3)) + ([.$B$50] * POWER([.A87];2)) + ([.$A$52] * [.A87]) + [.$B$52])" office:value-type="float" office:value="62.526669571263" calcext:value-type="float">
            <text:p>62.53</text:p>
          </table:table-cell>
          <table:table-cell table:formula="of:=[.C86] + (([.D86]-[.D85]) *[.$B$40])" office:value-type="float" office:value="289.681544767137" calcext:value-type="float">
            <text:p>289.68</text:p>
          </table:table-cell>
          <table:table-cell table:formula="of:=(([.$C$50] * POWER([.C87];3)) + ([.$D$50] * POWER([.C87];2)) + ([.$C$52] * [.C87]) + [.$D$52])" office:value-type="float" office:value="140.534924441079" calcext:value-type="float">
            <text:p>140.53</text:p>
          </table:table-cell>
          <table:table-cell table:formula="of:=[.E86] + (([.F86]-[.F85]) *[.$B$41])" office:value-type="float" office:value="289.029128184259" calcext:value-type="float">
            <text:p>289.03</text:p>
          </table:table-cell>
          <table:table-cell table:formula="of:=(([.$E$50] * POWER([.E87];3)) + ([.$F$50] * POWER([.E87];2)) + ([.$E$52] * [.E87]) + [.$F$52])" office:value-type="float" office:value="145.201388143971" calcext:value-type="float">
            <text:p>145.20</text:p>
          </table:table-cell>
          <table:table-cell table:formula="of:=[.G86] + (([.H86]-[.H85]) *[.$B$42])" office:value-type="float" office:value="288.927906824375" calcext:value-type="float">
            <text:p>288.93</text:p>
          </table:table-cell>
          <table:table-cell table:formula="of:=(([.$G$50] * POWER([.G87];3)) + ([.$H$50] * POWER([.G87];2)) + ([.$G$52] * [.G87]) + [.$H$52])" office:value-type="float" office:value="146.125979076091" calcext:value-type="float">
            <text:p>146.13</text:p>
          </table:table-cell>
          <table:table-cell table:formula="of:=[.I86] + (([.J86]-[.J85]) *[.$B$43])" office:value-type="float" office:value="288.742521267969" calcext:value-type="float">
            <text:p>288.74</text:p>
          </table:table-cell>
          <table:table-cell table:formula="of:=(([.$I$50] * POWER([.I87];3)) + ([.$J$50] * POWER([.I87];2)) + ([.$I$52] * [.I87]) + [.$J$52])" office:value-type="float" office:value="147.78734543536" calcext:value-type="float">
            <text:p>147.79</text:p>
          </table:table-cell>
          <table:table-cell table:formula="of:=[.K86] + (([.L86]-[.L85]) * [.$B$44])" office:value-type="float" office:value="288.57637517085" calcext:value-type="float">
            <text:p>288.58</text:p>
          </table:table-cell>
          <table:table-cell table:style-name="ce83" table:formula="of:=(([.$K$50] * POWER([.K87];3)) + ([.$L$50] * POWER([.K87];2)) + ([.$K$52] * [.K87]) + [.$L$52])" office:value-type="float" office:value="149.572874626917" calcext:value-type="float">
            <text:p>149.57</text:p>
          </table:table-cell>
          <table:table-cell table:style-name="ce83" table:formula="of:=[.M86] + (([.N86]-[.N85]) *[.$B$44])" office:value-type="float" office:value="288.502520993544" calcext:value-type="float">
            <text:p>288.50</text:p>
          </table:table-cell>
          <table:table-cell table:style-name="ce83" table:formula="of:=(([.$M$50] * POWER([.M87];3)) + ([.$N$50] * POWER([.M87];2)) + ([.$M$52] * [.M87]) + [.$N$52])" office:value-type="float" office:value="151.038954762382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7] + (([.B87]-[.B86]) *[.$B$39])" office:value-type="float" office:value="294.891585742889" calcext:value-type="float">
            <text:p>294.89</text:p>
          </table:table-cell>
          <table:table-cell table:formula="of:=(([.$A$50] * POWER([.A88];3)) + ([.$B$50] * POWER([.A88];2)) + ([.$A$52] * [.A88]) + [.$B$52])" office:value-type="float" office:value="62.5266697726309" calcext:value-type="float">
            <text:p>62.53</text:p>
          </table:table-cell>
          <table:table-cell table:formula="of:=[.C87] + (([.D87]-[.D86]) *[.$B$40])" office:value-type="float" office:value="289.681545812342" calcext:value-type="float">
            <text:p>289.68</text:p>
          </table:table-cell>
          <table:table-cell table:formula="of:=(([.$C$50] * POWER([.C88];3)) + ([.$D$50] * POWER([.C88];2)) + ([.$C$52] * [.C88]) + [.$D$52])" office:value-type="float" office:value="140.534927247531" calcext:value-type="float">
            <text:p>140.53</text:p>
          </table:table-cell>
          <table:table-cell table:formula="of:=[.E87] + (([.F87]-[.F86]) *[.$B$41])" office:value-type="float" office:value="289.029128281467" calcext:value-type="float">
            <text:p>289.03</text:p>
          </table:table-cell>
          <table:table-cell table:formula="of:=(([.$E$50] * POWER([.E88];3)) + ([.$F$50] * POWER([.E88];2)) + ([.$E$52] * [.E88]) + [.$F$52])" office:value-type="float" office:value="145.201388401038" calcext:value-type="float">
            <text:p>145.20</text:p>
          </table:table-cell>
          <table:table-cell table:formula="of:=[.G87] + (([.H87]-[.H86]) *[.$B$42])" office:value-type="float" office:value="288.927906902649" calcext:value-type="float">
            <text:p>288.93</text:p>
          </table:table-cell>
          <table:table-cell table:formula="of:=(([.$G$50] * POWER([.G88];3)) + ([.$H$50] * POWER([.G88];2)) + ([.$G$52] * [.G88]) + [.$H$52])" office:value-type="float" office:value="146.12597928399" calcext:value-type="float">
            <text:p>146.13</text:p>
          </table:table-cell>
          <table:table-cell table:formula="of:=[.I87] + (([.J87]-[.J86]) *[.$B$43])" office:value-type="float" office:value="288.742521298301" calcext:value-type="float">
            <text:p>288.74</text:p>
          </table:table-cell>
          <table:table-cell table:formula="of:=(([.$I$50] * POWER([.I88];3)) + ([.$J$50] * POWER([.I88];2)) + ([.$I$52] * [.I88]) + [.$J$52])" office:value-type="float" office:value="147.787345515114" calcext:value-type="float">
            <text:p>147.79</text:p>
          </table:table-cell>
          <table:table-cell table:formula="of:=[.K87] + (([.L87]-[.L86]) * [.$B$44])" office:value-type="float" office:value="288.576375186598" calcext:value-type="float">
            <text:p>288.58</text:p>
          </table:table-cell>
          <table:table-cell table:style-name="ce83" table:formula="of:=(([.$K$50] * POWER([.K88];3)) + ([.$L$50] * POWER([.K88];2)) + ([.$K$52] * [.K88]) + [.$L$52])" office:value-type="float" office:value="149.572874668308" calcext:value-type="float">
            <text:p>149.57</text:p>
          </table:table-cell>
          <table:table-cell table:style-name="ce83" table:formula="of:=[.M87] + (([.N87]-[.N86]) *[.$B$44])" office:value-type="float" office:value="288.502521009975" calcext:value-type="float">
            <text:p>288.50</text:p>
          </table:table-cell>
          <table:table-cell table:style-name="ce83" table:formula="of:=(([.$M$50] * POWER([.M88];3)) + ([.$N$50] * POWER([.M88];2)) + ([.$M$52] * [.M88]) + [.$N$52])" office:value-type="float" office:value="151.038954805699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8] + (([.B88]-[.B87]) *[.$B$39])" office:value-type="float" office:value="294.891585871361" calcext:value-type="float">
            <text:p>294.89</text:p>
          </table:table-cell>
          <table:table-cell table:formula="of:=(([.$A$50] * POWER([.A89];3)) + ([.$B$50] * POWER([.A89];2)) + ([.$A$52] * [.A89]) + [.$B$52])" office:value-type="float" office:value="62.5266698952301" calcext:value-type="float">
            <text:p>62.53</text:p>
          </table:table-cell>
          <table:table-cell table:formula="of:=[.C88] + (([.D88]-[.D87]) *[.$B$40])" office:value-type="float" office:value="289.681546504925" calcext:value-type="float">
            <text:p>289.68</text:p>
          </table:table-cell>
          <table:table-cell table:formula="of:=(([.$C$50] * POWER([.C89];3)) + ([.$D$50] * POWER([.C89];2)) + ([.$C$52] * [.C89]) + [.$D$52])" office:value-type="float" office:value="140.53492910717" calcext:value-type="float">
            <text:p>140.53</text:p>
          </table:table-cell>
          <table:table-cell table:formula="of:=[.E88] + (([.F88]-[.F87]) *[.$B$41])" office:value-type="float" office:value="289.029128341713" calcext:value-type="float">
            <text:p>289.03</text:p>
          </table:table-cell>
          <table:table-cell table:formula="of:=(([.$E$50] * POWER([.E89];3)) + ([.$F$50] * POWER([.E89];2)) + ([.$E$52] * [.E89]) + [.$F$52])" office:value-type="float" office:value="145.201388560356" calcext:value-type="float">
            <text:p>145.20</text:p>
          </table:table-cell>
          <table:table-cell table:formula="of:=[.G88] + (([.H88]-[.H87]) *[.$B$42])" office:value-type="float" office:value="288.927906950919" calcext:value-type="float">
            <text:p>288.93</text:p>
          </table:table-cell>
          <table:table-cell table:formula="of:=(([.$G$50] * POWER([.G89];3)) + ([.$H$50] * POWER([.G89];2)) + ([.$G$52] * [.G89]) + [.$H$52])" office:value-type="float" office:value="146.125979412198" calcext:value-type="float">
            <text:p>146.13</text:p>
          </table:table-cell>
          <table:table-cell table:formula="of:=[.I88] + (([.J88]-[.J87]) *[.$B$43])" office:value-type="float" office:value="288.742521316511" calcext:value-type="float">
            <text:p>288.74</text:p>
          </table:table-cell>
          <table:table-cell table:formula="of:=(([.$I$50] * POWER([.I89];3)) + ([.$J$50] * POWER([.I89];2)) + ([.$I$52] * [.I89]) + [.$J$52])" office:value-type="float" office:value="147.787345562995" calcext:value-type="float">
            <text:p>147.79</text:p>
          </table:table-cell>
          <table:table-cell table:formula="of:=[.K88] + (([.L88]-[.L87]) * [.$B$44])" office:value-type="float" office:value="288.576375195889" calcext:value-type="float">
            <text:p>288.58</text:p>
          </table:table-cell>
          <table:table-cell table:style-name="ce83" table:formula="of:=(([.$K$50] * POWER([.K89];3)) + ([.$L$50] * POWER([.K89];2)) + ([.$K$52] * [.K89]) + [.$L$52])" office:value-type="float" office:value="149.572874692732" calcext:value-type="float">
            <text:p>149.57</text:p>
          </table:table-cell>
          <table:table-cell table:style-name="ce83" table:formula="of:=[.M88] + (([.N88]-[.N87]) *[.$B$44])" office:value-type="float" office:value="288.502521019699" calcext:value-type="float">
            <text:p>288.50</text:p>
          </table:table-cell>
          <table:table-cell table:style-name="ce83" table:formula="of:=(([.$M$50] * POWER([.M89];3)) + ([.$N$50] * POWER([.M89];2)) + ([.$M$52] * [.M89]) + [.$N$52])" office:value-type="float" office:value="151.038954831338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89] + (([.B89]-[.B88]) *[.$B$39])" office:value-type="float" office:value="294.891585949578" calcext:value-type="float">
            <text:p>294.89</text:p>
          </table:table-cell>
          <table:table-cell table:formula="of:=(([.$A$50] * POWER([.A90];3)) + ([.$B$50] * POWER([.A90];2)) + ([.$A$52] * [.A90]) + [.$B$52])" office:value-type="float" office:value="62.5266699698721" calcext:value-type="float">
            <text:p>62.53</text:p>
          </table:table-cell>
          <table:table-cell table:formula="of:=[.C89] + (([.D89]-[.D88]) *[.$B$40])" office:value-type="float" office:value="289.681546963851" calcext:value-type="float">
            <text:p>289.68</text:p>
          </table:table-cell>
          <table:table-cell table:formula="of:=(([.$C$50] * POWER([.C90];3)) + ([.$D$50] * POWER([.C90];2)) + ([.$C$52] * [.C90]) + [.$D$52])" office:value-type="float" office:value="140.534930339421" calcext:value-type="float">
            <text:p>140.53</text:p>
          </table:table-cell>
          <table:table-cell table:formula="of:=[.E89] + (([.F89]-[.F88]) *[.$B$41])" office:value-type="float" office:value="289.029128379051" calcext:value-type="float">
            <text:p>289.03</text:p>
          </table:table-cell>
          <table:table-cell table:formula="of:=(([.$E$50] * POWER([.E90];3)) + ([.$F$50] * POWER([.E90];2)) + ([.$E$52] * [.E90]) + [.$F$52])" office:value-type="float" office:value="145.201388659094" calcext:value-type="float">
            <text:p>145.20</text:p>
          </table:table-cell>
          <table:table-cell table:formula="of:=[.G89] + (([.H89]-[.H88]) *[.$B$42])" office:value-type="float" office:value="288.927906980687" calcext:value-type="float">
            <text:p>288.93</text:p>
          </table:table-cell>
          <table:table-cell table:formula="of:=(([.$G$50] * POWER([.G90];3)) + ([.$H$50] * POWER([.G90];2)) + ([.$G$52] * [.G90]) + [.$H$52])" office:value-type="float" office:value="146.12597949126" calcext:value-type="float">
            <text:p>146.13</text:p>
          </table:table-cell>
          <table:table-cell table:formula="of:=[.I89] + (([.J89]-[.J88]) *[.$B$43])" office:value-type="float" office:value="288.742521327443" calcext:value-type="float">
            <text:p>288.74</text:p>
          </table:table-cell>
          <table:table-cell table:formula="of:=(([.$I$50] * POWER([.I90];3)) + ([.$J$50] * POWER([.I90];2)) + ([.$I$52] * [.I90]) + [.$J$52])" office:value-type="float" office:value="147.787345591739" calcext:value-type="float">
            <text:p>147.79</text:p>
          </table:table-cell>
          <table:table-cell table:formula="of:=[.K89] + (([.L89]-[.L88]) * [.$B$44])" office:value-type="float" office:value="288.576375201372" calcext:value-type="float">
            <text:p>288.58</text:p>
          </table:table-cell>
          <table:table-cell table:style-name="ce83" table:formula="of:=(([.$K$50] * POWER([.K90];3)) + ([.$L$50] * POWER([.K90];2)) + ([.$K$52] * [.K90]) + [.$L$52])" office:value-type="float" office:value="149.57287470714" calcext:value-type="float">
            <text:p>149.57</text:p>
          </table:table-cell>
          <table:table-cell table:style-name="ce83" table:formula="of:=[.M89] + (([.N89]-[.N88]) *[.$B$44])" office:value-type="float" office:value="288.502521025454" calcext:value-type="float">
            <text:p>288.50</text:p>
          </table:table-cell>
          <table:table-cell table:style-name="ce83" table:formula="of:=(([.$M$50] * POWER([.M90];3)) + ([.$N$50] * POWER([.M90];2)) + ([.$M$52] * [.M90]) + [.$N$52])" office:value-type="float" office:value="151.038954846512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0] + (([.B90]-[.B89]) *[.$B$39])" office:value-type="float" office:value="294.891585997199" calcext:value-type="float">
            <text:p>294.89</text:p>
          </table:table-cell>
          <table:table-cell table:formula="of:=(([.$A$50] * POWER([.A91];3)) + ([.$B$50] * POWER([.A91];2)) + ([.$A$52] * [.A91]) + [.$B$52])" office:value-type="float" office:value="62.5266700153166" calcext:value-type="float">
            <text:p>62.53</text:p>
          </table:table-cell>
          <table:table-cell table:formula="of:=[.C90] + (([.D90]-[.D89]) *[.$B$40])" office:value-type="float" office:value="289.681547267949" calcext:value-type="float">
            <text:p>289.68</text:p>
          </table:table-cell>
          <table:table-cell table:formula="of:=(([.$C$50] * POWER([.C91];3)) + ([.$D$50] * POWER([.C91];2)) + ([.$C$52] * [.C91]) + [.$D$52])" office:value-type="float" office:value="140.534931155947" calcext:value-type="float">
            <text:p>140.53</text:p>
          </table:table-cell>
          <table:table-cell table:formula="of:=[.E90] + (([.F90]-[.F89]) *[.$B$41])" office:value-type="float" office:value="289.029128402191" calcext:value-type="float">
            <text:p>289.03</text:p>
          </table:table-cell>
          <table:table-cell table:formula="of:=(([.$E$50] * POWER([.E91];3)) + ([.$F$50] * POWER([.E91];2)) + ([.$E$52] * [.E91]) + [.$F$52])" office:value-type="float" office:value="145.201388720288" calcext:value-type="float">
            <text:p>145.20</text:p>
          </table:table-cell>
          <table:table-cell table:formula="of:=[.G90] + (([.H90]-[.H89]) *[.$B$42])" office:value-type="float" office:value="288.927906999044" calcext:value-type="float">
            <text:p>288.93</text:p>
          </table:table-cell>
          <table:table-cell table:formula="of:=(([.$G$50] * POWER([.G91];3)) + ([.$H$50] * POWER([.G91];2)) + ([.$G$52] * [.G91]) + [.$H$52])" office:value-type="float" office:value="146.125979540016" calcext:value-type="float">
            <text:p>146.13</text:p>
          </table:table-cell>
          <table:table-cell table:formula="of:=[.I90] + (([.J90]-[.J89]) *[.$B$43])" office:value-type="float" office:value="288.742521334006" calcext:value-type="float">
            <text:p>288.74</text:p>
          </table:table-cell>
          <table:table-cell table:formula="of:=(([.$I$50] * POWER([.I91];3)) + ([.$J$50] * POWER([.I91];2)) + ([.$I$52] * [.I91]) + [.$J$52])" office:value-type="float" office:value="147.787345608993" calcext:value-type="float">
            <text:p>147.79</text:p>
          </table:table-cell>
          <table:table-cell table:formula="of:=[.K90] + (([.L90]-[.L89]) * [.$B$44])" office:value-type="float" office:value="288.576375204606" calcext:value-type="float">
            <text:p>288.58</text:p>
          </table:table-cell>
          <table:table-cell table:style-name="ce83" table:formula="of:=(([.$K$50] * POWER([.K91];3)) + ([.$L$50] * POWER([.K91];2)) + ([.$K$52] * [.K91]) + [.$L$52])" office:value-type="float" office:value="149.572874715642" calcext:value-type="float">
            <text:p>149.57</text:p>
          </table:table-cell>
          <table:table-cell table:style-name="ce83" table:formula="of:=[.M90] + (([.N90]-[.N89]) *[.$B$44])" office:value-type="float" office:value="288.50252102886" calcext:value-type="float">
            <text:p>288.50</text:p>
          </table:table-cell>
          <table:table-cell table:style-name="ce83" table:formula="of:=(([.$M$50] * POWER([.M91];3)) + ([.$N$50] * POWER([.M91];2)) + ([.$M$52] * [.M91]) + [.$N$52])" office:value-type="float" office:value="151.038954855489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1] + (([.B91]-[.B90]) *[.$B$39])" office:value-type="float" office:value="294.891586026192" calcext:value-type="float">
            <text:p>294.89</text:p>
          </table:table-cell>
          <table:table-cell table:formula="of:=(([.$A$50] * POWER([.A92];3)) + ([.$B$50] * POWER([.A92];2)) + ([.$A$52] * [.A92]) + [.$B$52])" office:value-type="float" office:value="62.5266700429848" calcext:value-type="float">
            <text:p>62.53</text:p>
          </table:table-cell>
          <table:table-cell table:formula="of:=[.C91] + (([.D91]-[.D90]) *[.$B$40])" office:value-type="float" office:value="289.681547469453" calcext:value-type="float">
            <text:p>289.68</text:p>
          </table:table-cell>
          <table:table-cell table:formula="of:=(([.$C$50] * POWER([.C92];3)) + ([.$D$50] * POWER([.C92];2)) + ([.$C$52] * [.C92]) + [.$D$52])" office:value-type="float" office:value="140.534931697002" calcext:value-type="float">
            <text:p>140.53</text:p>
          </table:table-cell>
          <table:table-cell table:formula="of:=[.E91] + (([.F91]-[.F90]) *[.$B$41])" office:value-type="float" office:value="289.029128416532" calcext:value-type="float">
            <text:p>289.03</text:p>
          </table:table-cell>
          <table:table-cell table:formula="of:=(([.$E$50] * POWER([.E92];3)) + ([.$F$50] * POWER([.E92];2)) + ([.$E$52] * [.E92]) + [.$F$52])" office:value-type="float" office:value="145.201388758214" calcext:value-type="float">
            <text:p>145.20</text:p>
          </table:table-cell>
          <table:table-cell table:formula="of:=[.G91] + (([.H91]-[.H90]) *[.$B$42])" office:value-type="float" office:value="288.927907010364" calcext:value-type="float">
            <text:p>288.93</text:p>
          </table:table-cell>
          <table:table-cell table:formula="of:=(([.$G$50] * POWER([.G92];3)) + ([.$H$50] * POWER([.G92];2)) + ([.$G$52] * [.G92]) + [.$H$52])" office:value-type="float" office:value="146.125979570079" calcext:value-type="float">
            <text:p>146.13</text:p>
          </table:table-cell>
          <table:table-cell table:formula="of:=[.I91] + (([.J91]-[.J90]) *[.$B$43])" office:value-type="float" office:value="288.742521337945" calcext:value-type="float">
            <text:p>288.74</text:p>
          </table:table-cell>
          <table:table-cell table:formula="of:=(([.$I$50] * POWER([.I92];3)) + ([.$J$50] * POWER([.I92];2)) + ([.$I$52] * [.I92]) + [.$J$52])" office:value-type="float" office:value="147.787345619354" calcext:value-type="float">
            <text:p>147.79</text:p>
          </table:table-cell>
          <table:table-cell table:formula="of:=[.K91] + (([.L91]-[.L90]) * [.$B$44])" office:value-type="float" office:value="288.576375206515" calcext:value-type="float">
            <text:p>288.58</text:p>
          </table:table-cell>
          <table:table-cell table:style-name="ce83" table:formula="of:=(([.$K$50] * POWER([.K92];3)) + ([.$L$50] * POWER([.K92];2)) + ([.$K$52] * [.K92]) + [.$L$52])" office:value-type="float" office:value="149.572874720659" calcext:value-type="float">
            <text:p>149.57</text:p>
          </table:table-cell>
          <table:table-cell table:style-name="ce83" table:formula="of:=[.M91] + (([.N91]-[.N90]) *[.$B$44])" office:value-type="float" office:value="288.502521030875" calcext:value-type="float">
            <text:p>288.50</text:p>
          </table:table-cell>
          <table:table-cell table:style-name="ce83" table:formula="of:=(([.$M$50] * POWER([.M92];3)) + ([.$N$50] * POWER([.M92];2)) + ([.$M$52] * [.M92]) + [.$N$52])" office:value-type="float" office:value="151.038954860805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2] + (([.B92]-[.B91]) *[.$B$39])" office:value-type="float" office:value="294.891586043844" calcext:value-type="float">
            <text:p>294.89</text:p>
          </table:table-cell>
          <table:table-cell table:formula="of:=(([.$A$50] * POWER([.A93];3)) + ([.$B$50] * POWER([.A93];2)) + ([.$A$52] * [.A93]) + [.$B$52])" office:value-type="float" office:value="62.5266700598301" calcext:value-type="float">
            <text:p>62.53</text:p>
          </table:table-cell>
          <table:table-cell table:formula="of:=[.C92] + (([.D92]-[.D91]) *[.$B$40])" office:value-type="float" office:value="289.681547602976" calcext:value-type="float">
            <text:p>289.68</text:p>
          </table:table-cell>
          <table:table-cell table:formula="of:=(([.$C$50] * POWER([.C93];3)) + ([.$D$50] * POWER([.C93];2)) + ([.$C$52] * [.C93]) + [.$D$52])" office:value-type="float" office:value="140.53493205552" calcext:value-type="float">
            <text:p>140.53</text:p>
          </table:table-cell>
          <table:table-cell table:formula="of:=[.E92] + (([.F92]-[.F91]) *[.$B$41])" office:value-type="float" office:value="289.02912842542" calcext:value-type="float">
            <text:p>289.03</text:p>
          </table:table-cell>
          <table:table-cell table:formula="of:=(([.$E$50] * POWER([.E93];3)) + ([.$F$50] * POWER([.E93];2)) + ([.$E$52] * [.E93]) + [.$F$52])" office:value-type="float" office:value="145.201388781719" calcext:value-type="float">
            <text:p>145.20</text:p>
          </table:table-cell>
          <table:table-cell table:formula="of:=[.G92] + (([.H92]-[.H91]) *[.$B$42])" office:value-type="float" office:value="288.927907017344" calcext:value-type="float">
            <text:p>288.93</text:p>
          </table:table-cell>
          <table:table-cell table:formula="of:=(([.$G$50] * POWER([.G93];3)) + ([.$H$50] * POWER([.G93];2)) + ([.$G$52] * [.G93]) + [.$H$52])" office:value-type="float" office:value="146.125979588625" calcext:value-type="float">
            <text:p>146.13</text:p>
          </table:table-cell>
          <table:table-cell table:formula="of:=[.I92] + (([.J92]-[.J91]) *[.$B$43])" office:value-type="float" office:value="288.742521340311" calcext:value-type="float">
            <text:p>288.74</text:p>
          </table:table-cell>
          <table:table-cell table:formula="of:=(([.$I$50] * POWER([.I93];3)) + ([.$J$50] * POWER([.I93];2)) + ([.$I$52] * [.I93]) + [.$J$52])" office:value-type="float" office:value="147.787345625573" calcext:value-type="float">
            <text:p>147.79</text:p>
          </table:table-cell>
          <table:table-cell table:formula="of:=[.K92] + (([.L92]-[.L91]) * [.$B$44])" office:value-type="float" office:value="288.576375207641" calcext:value-type="float">
            <text:p>288.58</text:p>
          </table:table-cell>
          <table:table-cell table:style-name="ce83" table:formula="of:=(([.$K$50] * POWER([.K93];3)) + ([.$L$50] * POWER([.K93];2)) + ([.$K$52] * [.K93]) + [.$L$52])" office:value-type="float" office:value="149.572874723622" calcext:value-type="float">
            <text:p>149.57</text:p>
          </table:table-cell>
          <table:table-cell table:style-name="ce83" table:formula="of:=[.M92] + (([.N92]-[.N91]) *[.$B$44])" office:value-type="float" office:value="288.502521032069" calcext:value-type="float">
            <text:p>288.50</text:p>
          </table:table-cell>
          <table:table-cell table:style-name="ce83" table:formula="of:=(([.$M$50] * POWER([.M93];3)) + ([.$N$50] * POWER([.M93];2)) + ([.$M$52] * [.M93]) + [.$N$52])" office:value-type="float" office:value="151.038954863949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3] + (([.B93]-[.B92]) *[.$B$39])" office:value-type="float" office:value="294.891586054592" calcext:value-type="float">
            <text:p>294.89</text:p>
          </table:table-cell>
          <table:table-cell table:formula="of:=(([.$A$50] * POWER([.A94];3)) + ([.$B$50] * POWER([.A94];2)) + ([.$A$52] * [.A94]) + [.$B$52])" office:value-type="float" office:value="62.5266700700858" calcext:value-type="float">
            <text:p>62.53</text:p>
          </table:table-cell>
          <table:table-cell table:formula="of:=[.C93] + (([.D93]-[.D92]) *[.$B$40])" office:value-type="float" office:value="289.681547691452" calcext:value-type="float">
            <text:p>289.68</text:p>
          </table:table-cell>
          <table:table-cell table:formula="of:=(([.$C$50] * POWER([.C94];3)) + ([.$D$50] * POWER([.C94];2)) + ([.$C$52] * [.C94]) + [.$D$52])" office:value-type="float" office:value="140.534932293086" calcext:value-type="float">
            <text:p>140.53</text:p>
          </table:table-cell>
          <table:table-cell table:formula="of:=[.E93] + (([.F93]-[.F92]) *[.$B$41])" office:value-type="float" office:value="289.029128430929" calcext:value-type="float">
            <text:p>289.03</text:p>
          </table:table-cell>
          <table:table-cell table:formula="of:=(([.$E$50] * POWER([.E94];3)) + ([.$F$50] * POWER([.E94];2)) + ([.$E$52] * [.E94]) + [.$F$52])" office:value-type="float" office:value="145.201388796286" calcext:value-type="float">
            <text:p>145.20</text:p>
          </table:table-cell>
          <table:table-cell table:formula="of:=[.G93] + (([.H93]-[.H92]) *[.$B$42])" office:value-type="float" office:value="288.927907021651" calcext:value-type="float">
            <text:p>288.93</text:p>
          </table:table-cell>
          <table:table-cell table:formula="of:=(([.$G$50] * POWER([.G94];3)) + ([.$H$50] * POWER([.G94];2)) + ([.$G$52] * [.G94]) + [.$H$52])" office:value-type="float" office:value="146.12597960006" calcext:value-type="float">
            <text:p>146.13</text:p>
          </table:table-cell>
          <table:table-cell table:formula="of:=[.I93] + (([.J93]-[.J92]) *[.$B$43])" office:value-type="float" office:value="288.742521341731" calcext:value-type="float">
            <text:p>288.74</text:p>
          </table:table-cell>
          <table:table-cell table:formula="of:=(([.$I$50] * POWER([.I94];3)) + ([.$J$50] * POWER([.I94];2)) + ([.$I$52] * [.I94]) + [.$J$52])" office:value-type="float" office:value="147.787345629307" calcext:value-type="float">
            <text:p>147.79</text:p>
          </table:table-cell>
          <table:table-cell table:formula="of:=[.K93] + (([.L93]-[.L92]) * [.$B$44])" office:value-type="float" office:value="288.576375208306" calcext:value-type="float">
            <text:p>288.58</text:p>
          </table:table-cell>
          <table:table-cell table:style-name="ce83" table:formula="of:=(([.$K$50] * POWER([.K94];3)) + ([.$L$50] * POWER([.K94];2)) + ([.$K$52] * [.K94]) + [.$L$52])" office:value-type="float" office:value="149.572874725368" calcext:value-type="float">
            <text:p>149.57</text:p>
          </table:table-cell>
          <table:table-cell table:style-name="ce83" table:formula="of:=[.M93] + (([.N93]-[.N92]) *[.$B$44])" office:value-type="float" office:value="288.502521032774" calcext:value-type="float">
            <text:p>288.50</text:p>
          </table:table-cell>
          <table:table-cell table:style-name="ce83" table:formula="of:=(([.$M$50] * POWER([.M94];3)) + ([.$N$50] * POWER([.M94];2)) + ([.$M$52] * [.M94]) + [.$N$52])" office:value-type="float" office:value="151.038954865811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4] + (([.B94]-[.B93]) *[.$B$39])" office:value-type="float" office:value="294.891586061135" calcext:value-type="float">
            <text:p>294.89</text:p>
          </table:table-cell>
          <table:table-cell table:formula="of:=(([.$A$50] * POWER([.A95];3)) + ([.$B$50] * POWER([.A95];2)) + ([.$A$52] * [.A95]) + [.$B$52])" office:value-type="float" office:value="62.5266700763296" calcext:value-type="float">
            <text:p>62.53</text:p>
          </table:table-cell>
          <table:table-cell table:formula="of:=[.C94] + (([.D94]-[.D93]) *[.$B$40])" office:value-type="float" office:value="289.681547750079" calcext:value-type="float">
            <text:p>289.68</text:p>
          </table:table-cell>
          <table:table-cell table:formula="of:=(([.$C$50] * POWER([.C95];3)) + ([.$D$50] * POWER([.C95];2)) + ([.$C$52] * [.C95]) + [.$D$52])" office:value-type="float" office:value="140.534932450504" calcext:value-type="float">
            <text:p>140.53</text:p>
          </table:table-cell>
          <table:table-cell table:formula="of:=[.E94] + (([.F94]-[.F93]) *[.$B$41])" office:value-type="float" office:value="289.029128434343" calcext:value-type="float">
            <text:p>289.03</text:p>
          </table:table-cell>
          <table:table-cell table:formula="of:=(([.$E$50] * POWER([.E95];3)) + ([.$F$50] * POWER([.E95];2)) + ([.$E$52] * [.E95]) + [.$F$52])" office:value-type="float" office:value="145.201388805314" calcext:value-type="float">
            <text:p>145.20</text:p>
          </table:table-cell>
          <table:table-cell table:formula="of:=[.G94] + (([.H94]-[.H93]) *[.$B$42])" office:value-type="float" office:value="288.927907024305" calcext:value-type="float">
            <text:p>288.93</text:p>
          </table:table-cell>
          <table:table-cell table:formula="of:=(([.$G$50] * POWER([.G95];3)) + ([.$H$50] * POWER([.G95];2)) + ([.$G$52] * [.G95]) + [.$H$52])" office:value-type="float" office:value="146.125979607108" calcext:value-type="float">
            <text:p>146.13</text:p>
          </table:table-cell>
          <table:table-cell table:formula="of:=[.I94] + (([.J94]-[.J93]) *[.$B$43])" office:value-type="float" office:value="288.742521342583" calcext:value-type="float">
            <text:p>288.74</text:p>
          </table:table-cell>
          <table:table-cell table:formula="of:=(([.$I$50] * POWER([.I95];3)) + ([.$J$50] * POWER([.I95];2)) + ([.$I$52] * [.I95]) + [.$J$52])" office:value-type="float" office:value="147.787345631547" calcext:value-type="float">
            <text:p>147.79</text:p>
          </table:table-cell>
          <table:table-cell table:formula="of:=[.K94] + (([.L94]-[.L93]) * [.$B$44])" office:value-type="float" office:value="288.576375208698" calcext:value-type="float">
            <text:p>288.58</text:p>
          </table:table-cell>
          <table:table-cell table:style-name="ce83" table:formula="of:=(([.$K$50] * POWER([.K95];3)) + ([.$L$50] * POWER([.K95];2)) + ([.$K$52] * [.K95]) + [.$L$52])" office:value-type="float" office:value="149.572874726397" calcext:value-type="float">
            <text:p>149.57</text:p>
          </table:table-cell>
          <table:table-cell table:style-name="ce83" table:formula="of:=[.M94] + (([.N94]-[.N93]) *[.$B$44])" office:value-type="float" office:value="288.502521033193" calcext:value-type="float">
            <text:p>288.50</text:p>
          </table:table-cell>
          <table:table-cell table:style-name="ce83" table:formula="of:=(([.$M$50] * POWER([.M95];3)) + ([.$N$50] * POWER([.M95];2)) + ([.$M$52] * [.M95]) + [.$N$52])" office:value-type="float" office:value="151.03895486691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5] + (([.B95]-[.B94]) *[.$B$39])" office:value-type="float" office:value="294.891586065118" calcext:value-type="float">
            <text:p>294.89</text:p>
          </table:table-cell>
          <table:table-cell table:formula="of:=(([.$A$50] * POWER([.A96];3)) + ([.$B$50] * POWER([.A96];2)) + ([.$A$52] * [.A96]) + [.$B$52])" office:value-type="float" office:value="62.5266700801313" calcext:value-type="float">
            <text:p>62.53</text:p>
          </table:table-cell>
          <table:table-cell table:formula="of:=[.C95] + (([.D95]-[.D94]) *[.$B$40])" office:value-type="float" office:value="289.681547788927" calcext:value-type="float">
            <text:p>289.68</text:p>
          </table:table-cell>
          <table:table-cell table:formula="of:=(([.$C$50] * POWER([.C96];3)) + ([.$D$50] * POWER([.C96];2)) + ([.$C$52] * [.C96]) + [.$D$52])" office:value-type="float" office:value="140.534932554813" calcext:value-type="float">
            <text:p>140.53</text:p>
          </table:table-cell>
          <table:table-cell table:formula="of:=[.E95] + (([.F95]-[.F94]) *[.$B$41])" office:value-type="float" office:value="289.029128436459" calcext:value-type="float">
            <text:p>289.03</text:p>
          </table:table-cell>
          <table:table-cell table:formula="of:=(([.$E$50] * POWER([.E96];3)) + ([.$F$50] * POWER([.E96];2)) + ([.$E$52] * [.E96]) + [.$F$52])" office:value-type="float" office:value="145.20138881091" calcext:value-type="float">
            <text:p>145.20</text:p>
          </table:table-cell>
          <table:table-cell table:formula="of:=[.G95] + (([.H95]-[.H94]) *[.$B$42])" office:value-type="float" office:value="288.927907025942" calcext:value-type="float">
            <text:p>288.93</text:p>
          </table:table-cell>
          <table:table-cell table:formula="of:=(([.$G$50] * POWER([.G96];3)) + ([.$H$50] * POWER([.G96];2)) + ([.$G$52] * [.G96]) + [.$H$52])" office:value-type="float" office:value="146.125979611457" calcext:value-type="float">
            <text:p>146.13</text:p>
          </table:table-cell>
          <table:table-cell table:formula="of:=[.I95] + (([.J95]-[.J94]) *[.$B$43])" office:value-type="float" office:value="288.742521343094" calcext:value-type="float">
            <text:p>288.74</text:p>
          </table:table-cell>
          <table:table-cell table:formula="of:=(([.$I$50] * POWER([.I96];3)) + ([.$J$50] * POWER([.I96];2)) + ([.$I$52] * [.I96]) + [.$J$52])" office:value-type="float" office:value="147.787345632895" calcext:value-type="float">
            <text:p>147.79</text:p>
          </table:table-cell>
          <table:table-cell table:formula="of:=[.K95] + (([.L95]-[.L94]) * [.$B$44])" office:value-type="float" office:value="288.576375208929" calcext:value-type="float">
            <text:p>288.58</text:p>
          </table:table-cell>
          <table:table-cell table:style-name="ce83" table:formula="of:=(([.$K$50] * POWER([.K96];3)) + ([.$L$50] * POWER([.K96];2)) + ([.$K$52] * [.K96]) + [.$L$52])" office:value-type="float" office:value="149.572874727007" calcext:value-type="float">
            <text:p>149.57</text:p>
          </table:table-cell>
          <table:table-cell table:style-name="ce83" table:formula="of:=[.M95] + (([.N95]-[.N94]) *[.$B$44])" office:value-type="float" office:value="288.50252103344" calcext:value-type="float">
            <text:p>288.50</text:p>
          </table:table-cell>
          <table:table-cell table:style-name="ce83" table:formula="of:=(([.$M$50] * POWER([.M96];3)) + ([.$N$50] * POWER([.M96];2)) + ([.$M$52] * [.M96]) + [.$N$52])" office:value-type="float" office:value="151.038954867567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6] + (([.B96]-[.B95]) *[.$B$39])" office:value-type="float" office:value="294.891586067544" calcext:value-type="float">
            <text:p>294.89</text:p>
          </table:table-cell>
          <table:table-cell table:formula="of:=(([.$A$50] * POWER([.A97];3)) + ([.$B$50] * POWER([.A97];2)) + ([.$A$52] * [.A97]) + [.$B$52])" office:value-type="float" office:value="62.5266700824457" calcext:value-type="float">
            <text:p>62.53</text:p>
          </table:table-cell>
          <table:table-cell table:formula="of:=[.C96] + (([.D96]-[.D95]) *[.$B$40])" office:value-type="float" office:value="289.681547814669" calcext:value-type="float">
            <text:p>289.68</text:p>
          </table:table-cell>
          <table:table-cell table:formula="of:=(([.$C$50] * POWER([.C97];3)) + ([.$D$50] * POWER([.C97];2)) + ([.$C$52] * [.C97]) + [.$D$52])" office:value-type="float" office:value="140.534932623932" calcext:value-type="float">
            <text:p>140.53</text:p>
          </table:table-cell>
          <table:table-cell table:formula="of:=[.E96] + (([.F96]-[.F95]) *[.$B$41])" office:value-type="float" office:value="289.02912843777" calcext:value-type="float">
            <text:p>289.03</text:p>
          </table:table-cell>
          <table:table-cell table:formula="of:=(([.$E$50] * POWER([.E97];3)) + ([.$F$50] * POWER([.E97];2)) + ([.$E$52] * [.E97]) + [.$F$52])" office:value-type="float" office:value="145.201388814376" calcext:value-type="float">
            <text:p>145.20</text:p>
          </table:table-cell>
          <table:table-cell table:formula="of:=[.G96] + (([.H96]-[.H95]) *[.$B$42])" office:value-type="float" office:value="288.927907026952" calcext:value-type="float">
            <text:p>288.93</text:p>
          </table:table-cell>
          <table:table-cell table:formula="of:=(([.$G$50] * POWER([.G97];3)) + ([.$H$50] * POWER([.G97];2)) + ([.$G$52] * [.G97]) + [.$H$52])" office:value-type="float" office:value="146.12597961414" calcext:value-type="float">
            <text:p>146.13</text:p>
          </table:table-cell>
          <table:table-cell table:formula="of:=[.I96] + (([.J96]-[.J95]) *[.$B$43])" office:value-type="float" office:value="288.742521343402" calcext:value-type="float">
            <text:p>288.74</text:p>
          </table:table-cell>
          <table:table-cell table:formula="of:=(([.$I$50] * POWER([.I97];3)) + ([.$J$50] * POWER([.I97];2)) + ([.$I$52] * [.I97]) + [.$J$52])" office:value-type="float" office:value="147.787345633702" calcext:value-type="float">
            <text:p>147.79</text:p>
          </table:table-cell>
          <table:table-cell table:formula="of:=[.K96] + (([.L96]-[.L95]) * [.$B$44])" office:value-type="float" office:value="288.576375209066" calcext:value-type="float">
            <text:p>288.58</text:p>
          </table:table-cell>
          <table:table-cell table:style-name="ce83" table:formula="of:=(([.$K$50] * POWER([.K97];3)) + ([.$L$50] * POWER([.K97];2)) + ([.$K$52] * [.K97]) + [.$L$52])" office:value-type="float" office:value="149.572874727365" calcext:value-type="float">
            <text:p>149.57</text:p>
          </table:table-cell>
          <table:table-cell table:style-name="ce83" table:formula="of:=[.M96] + (([.N96]-[.N95]) *[.$B$44])" office:value-type="float" office:value="288.502521033587" calcext:value-type="float">
            <text:p>288.50</text:p>
          </table:table-cell>
          <table:table-cell table:style-name="ce83" table:formula="of:=(([.$M$50] * POWER([.M97];3)) + ([.$N$50] * POWER([.M97];2)) + ([.$M$52] * [.M97]) + [.$N$52])" office:value-type="float" office:value="151.038954867952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7] + (([.B97]-[.B96]) *[.$B$39])" office:value-type="float" office:value="294.89158606902" calcext:value-type="float">
            <text:p>294.89</text:p>
          </table:table-cell>
          <table:table-cell table:formula="of:=(([.$A$50] * POWER([.A98];3)) + ([.$B$50] * POWER([.A98];2)) + ([.$A$52] * [.A98]) + [.$B$52])" office:value-type="float" office:value="62.526670083855" calcext:value-type="float">
            <text:p>62.53</text:p>
          </table:table-cell>
          <table:table-cell table:formula="of:=[.C97] + (([.D97]-[.D96]) *[.$B$40])" office:value-type="float" office:value="289.681547831726" calcext:value-type="float">
            <text:p>289.68</text:p>
          </table:table-cell>
          <table:table-cell table:formula="of:=(([.$C$50] * POWER([.C98];3)) + ([.$D$50] * POWER([.C98];2)) + ([.$C$52] * [.C98]) + [.$D$52])" office:value-type="float" office:value="140.534932669732" calcext:value-type="float">
            <text:p>140.53</text:p>
          </table:table-cell>
          <table:table-cell table:formula="of:=[.E97] + (([.F97]-[.F96]) *[.$B$41])" office:value-type="float" office:value="289.029128438582" calcext:value-type="float">
            <text:p>289.03</text:p>
          </table:table-cell>
          <table:table-cell table:formula="of:=(([.$E$50] * POWER([.E98];3)) + ([.$F$50] * POWER([.E98];2)) + ([.$E$52] * [.E98]) + [.$F$52])" office:value-type="float" office:value="145.201388816525" calcext:value-type="float">
            <text:p>145.20</text:p>
          </table:table-cell>
          <table:table-cell table:formula="of:=[.G97] + (([.H97]-[.H96]) *[.$B$42])" office:value-type="float" office:value="288.927907027575" calcext:value-type="float">
            <text:p>288.93</text:p>
          </table:table-cell>
          <table:table-cell table:formula="of:=(([.$G$50] * POWER([.G98];3)) + ([.$H$50] * POWER([.G98];2)) + ([.$G$52] * [.G98]) + [.$H$52])" office:value-type="float" office:value="146.125979615796" calcext:value-type="float">
            <text:p>146.13</text:p>
          </table:table-cell>
          <table:table-cell table:formula="of:=[.I97] + (([.J97]-[.J96]) *[.$B$43])" office:value-type="float" office:value="288.742521343587" calcext:value-type="float">
            <text:p>288.74</text:p>
          </table:table-cell>
          <table:table-cell table:formula="of:=(([.$I$50] * POWER([.I98];3)) + ([.$J$50] * POWER([.I98];2)) + ([.$I$52] * [.I98]) + [.$J$52])" office:value-type="float" office:value="147.787345634187" calcext:value-type="float">
            <text:p>147.79</text:p>
          </table:table-cell>
          <table:table-cell table:formula="of:=[.K97] + (([.L97]-[.L96]) * [.$B$44])" office:value-type="float" office:value="288.576375209146" calcext:value-type="float">
            <text:p>288.58</text:p>
          </table:table-cell>
          <table:table-cell table:style-name="ce83" table:formula="of:=(([.$K$50] * POWER([.K98];3)) + ([.$L$50] * POWER([.K98];2)) + ([.$K$52] * [.K98]) + [.$L$52])" office:value-type="float" office:value="149.572874727576" calcext:value-type="float">
            <text:p>149.57</text:p>
          </table:table-cell>
          <table:table-cell table:style-name="ce83" table:formula="of:=[.M97] + (([.N97]-[.N96]) *[.$B$44])" office:value-type="float" office:value="288.502521033673" calcext:value-type="float">
            <text:p>288.50</text:p>
          </table:table-cell>
          <table:table-cell table:style-name="ce83" table:formula="of:=(([.$M$50] * POWER([.M98];3)) + ([.$N$50] * POWER([.M98];2)) + ([.$M$52] * [.M98]) + [.$N$52])" office:value-type="float" office:value="151.03895486818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8] + (([.B98]-[.B97]) *[.$B$39])" office:value-type="float" office:value="294.891586069919" calcext:value-type="float">
            <text:p>294.89</text:p>
          </table:table-cell>
          <table:table-cell table:formula="of:=(([.$A$50] * POWER([.A99];3)) + ([.$B$50] * POWER([.A99];2)) + ([.$A$52] * [.A99]) + [.$B$52])" office:value-type="float" office:value="62.5266700847131" calcext:value-type="float">
            <text:p>62.53</text:p>
          </table:table-cell>
          <table:table-cell table:formula="of:=[.C98] + (([.D98]-[.D97]) *[.$B$40])" office:value-type="float" office:value="289.681547843029" calcext:value-type="float">
            <text:p>289.68</text:p>
          </table:table-cell>
          <table:table-cell table:formula="of:=(([.$C$50] * POWER([.C99];3)) + ([.$D$50] * POWER([.C99];2)) + ([.$C$52] * [.C99]) + [.$D$52])" office:value-type="float" office:value="140.534932700081" calcext:value-type="float">
            <text:p>140.53</text:p>
          </table:table-cell>
          <table:table-cell table:formula="of:=[.E98] + (([.F98]-[.F97]) *[.$B$41])" office:value-type="float" office:value="289.029128439086" calcext:value-type="float">
            <text:p>289.03</text:p>
          </table:table-cell>
          <table:table-cell table:formula="of:=(([.$E$50] * POWER([.E99];3)) + ([.$F$50] * POWER([.E99];2)) + ([.$E$52] * [.E99]) + [.$F$52])" office:value-type="float" office:value="145.201388817857" calcext:value-type="float">
            <text:p>145.20</text:p>
          </table:table-cell>
          <table:table-cell table:formula="of:=[.G98] + (([.H98]-[.H97]) *[.$B$42])" office:value-type="float" office:value="288.927907027959" calcext:value-type="float">
            <text:p>288.93</text:p>
          </table:table-cell>
          <table:table-cell table:formula="of:=(([.$G$50] * POWER([.G99];3)) + ([.$H$50] * POWER([.G99];2)) + ([.$G$52] * [.G99]) + [.$H$52])" office:value-type="float" office:value="146.125979616814" calcext:value-type="float">
            <text:p>146.13</text:p>
          </table:table-cell>
          <table:table-cell table:formula="of:=[.I98] + (([.J98]-[.J97]) *[.$B$43])" office:value-type="float" office:value="288.742521343697" calcext:value-type="float">
            <text:p>288.74</text:p>
          </table:table-cell>
          <table:table-cell table:formula="of:=(([.$I$50] * POWER([.I99];3)) + ([.$J$50] * POWER([.I99];2)) + ([.$I$52] * [.I99]) + [.$J$52])" office:value-type="float" office:value="147.787345634477" calcext:value-type="float">
            <text:p>147.79</text:p>
          </table:table-cell>
          <table:table-cell table:formula="of:=[.K98] + (([.L98]-[.L97]) * [.$B$44])" office:value-type="float" office:value="288.576375209194" calcext:value-type="float">
            <text:p>288.58</text:p>
          </table:table-cell>
          <table:table-cell table:style-name="ce83" table:formula="of:=(([.$K$50] * POWER([.K99];3)) + ([.$L$50] * POWER([.K99];2)) + ([.$K$52] * [.K99]) + [.$L$52])" office:value-type="float" office:value="149.5728747277" calcext:value-type="float">
            <text:p>149.57</text:p>
          </table:table-cell>
          <table:table-cell table:style-name="ce83" table:formula="of:=[.M98] + (([.N98]-[.N97]) *[.$B$44])" office:value-type="float" office:value="288.502521033724" calcext:value-type="float">
            <text:p>288.50</text:p>
          </table:table-cell>
          <table:table-cell table:style-name="ce83" table:formula="of:=(([.$M$50] * POWER([.M99];3)) + ([.$N$50] * POWER([.M99];2)) + ([.$M$52] * [.M99]) + [.$N$52])" office:value-type="float" office:value="151.03895486831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99] + (([.B99]-[.B98]) *[.$B$39])" office:value-type="float" office:value="294.891586070467" calcext:value-type="float">
            <text:p>294.89</text:p>
          </table:table-cell>
          <table:table-cell table:formula="of:=(([.$A$50] * POWER([.A100];3)) + ([.$B$50] * POWER([.A100];2)) + ([.$A$52] * [.A100]) + [.$B$52])" office:value-type="float" office:value="62.5266700852355" calcext:value-type="float">
            <text:p>62.53</text:p>
          </table:table-cell>
          <table:table-cell table:formula="of:=[.C99] + (([.D99]-[.D98]) *[.$B$40])" office:value-type="float" office:value="289.681547850518" calcext:value-type="float">
            <text:p>289.68</text:p>
          </table:table-cell>
          <table:table-cell table:formula="of:=(([.$C$50] * POWER([.C100];3)) + ([.$D$50] * POWER([.C100];2)) + ([.$C$52] * [.C100]) + [.$D$52])" office:value-type="float" office:value="140.534932720191" calcext:value-type="float">
            <text:p>140.53</text:p>
          </table:table-cell>
          <table:table-cell table:formula="of:=[.E99] + (([.F99]-[.F98]) *[.$B$41])" office:value-type="float" office:value="289.029128439398" calcext:value-type="float">
            <text:p>289.03</text:p>
          </table:table-cell>
          <table:table-cell table:formula="of:=(([.$E$50] * POWER([.E100];3)) + ([.$F$50] * POWER([.E100];2)) + ([.$E$52] * [.E100]) + [.$F$52])" office:value-type="float" office:value="145.201388818683" calcext:value-type="float">
            <text:p>145.20</text:p>
          </table:table-cell>
          <table:table-cell table:formula="of:=[.G99] + (([.H99]-[.H98]) *[.$B$42])" office:value-type="float" office:value="288.927907028196" calcext:value-type="float">
            <text:p>288.93</text:p>
          </table:table-cell>
          <table:table-cell table:formula="of:=(([.$G$50] * POWER([.G100];3)) + ([.$H$50] * POWER([.G100];2)) + ([.$G$52] * [.G100]) + [.$H$52])" office:value-type="float" office:value="146.125979617444" calcext:value-type="float">
            <text:p>146.13</text:p>
          </table:table-cell>
          <table:table-cell table:formula="of:=[.I99] + (([.J99]-[.J98]) *[.$B$43])" office:value-type="float" office:value="288.742521343763" calcext:value-type="float">
            <text:p>288.74</text:p>
          </table:table-cell>
          <table:table-cell table:formula="of:=(([.$I$50] * POWER([.I100];3)) + ([.$J$50] * POWER([.I100];2)) + ([.$I$52] * [.I100]) + [.$J$52])" office:value-type="float" office:value="147.787345634651" calcext:value-type="float">
            <text:p>147.79</text:p>
          </table:table-cell>
          <table:table-cell table:formula="of:=[.K99] + (([.L99]-[.L98]) * [.$B$44])" office:value-type="float" office:value="288.576375209222" calcext:value-type="float">
            <text:p>288.58</text:p>
          </table:table-cell>
          <table:table-cell table:style-name="ce83" table:formula="of:=(([.$K$50] * POWER([.K100];3)) + ([.$L$50] * POWER([.K100];2)) + ([.$K$52] * [.K100]) + [.$L$52])" office:value-type="float" office:value="149.572874727771" calcext:value-type="float">
            <text:p>149.57</text:p>
          </table:table-cell>
          <table:table-cell table:style-name="ce83" table:formula="of:=[.M99] + (([.N99]-[.N98]) *[.$B$44])" office:value-type="float" office:value="288.502521033754" calcext:value-type="float">
            <text:p>288.50</text:p>
          </table:table-cell>
          <table:table-cell table:style-name="ce83" table:formula="of:=(([.$M$50] * POWER([.M100];3)) + ([.$N$50] * POWER([.M100];2)) + ([.$M$52] * [.M100]) + [.$N$52])" office:value-type="float" office:value="151.038954868394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100] + (([.B100]-[.B99]) *[.$B$39])" office:value-type="float" office:value="294.8915860708" calcext:value-type="float">
            <text:p>294.89</text:p>
          </table:table-cell>
          <table:table-cell table:formula="of:=(([.$A$50] * POWER([.A101];3)) + ([.$B$50] * POWER([.A101];2)) + ([.$A$52] * [.A101]) + [.$B$52])" office:value-type="float" office:value="62.5266700855535" calcext:value-type="float">
            <text:p>62.53</text:p>
          </table:table-cell>
          <table:table-cell table:formula="of:=[.C100] + (([.D100]-[.D99]) *[.$B$40])" office:value-type="float" office:value="289.681547855481" calcext:value-type="float">
            <text:p>289.68</text:p>
          </table:table-cell>
          <table:table-cell table:formula="of:=(([.$C$50] * POWER([.C101];3)) + ([.$D$50] * POWER([.C101];2)) + ([.$C$52] * [.C101]) + [.$D$52])" office:value-type="float" office:value="140.534932733516" calcext:value-type="float">
            <text:p>140.53</text:p>
          </table:table-cell>
          <table:table-cell table:formula="of:=[.E100] + (([.F100]-[.F99]) *[.$B$41])" office:value-type="float" office:value="289.029128439592" calcext:value-type="float">
            <text:p>289.03</text:p>
          </table:table-cell>
          <table:table-cell table:formula="of:=(([.$E$50] * POWER([.E101];3)) + ([.$F$50] * POWER([.E101];2)) + ([.$E$52] * [.E101]) + [.$F$52])" office:value-type="float" office:value="145.201388819194" calcext:value-type="float">
            <text:p>145.20</text:p>
          </table:table-cell>
          <table:table-cell table:formula="of:=[.G100] + (([.H100]-[.H99]) *[.$B$42])" office:value-type="float" office:value="288.927907028342" calcext:value-type="float">
            <text:p>288.93</text:p>
          </table:table-cell>
          <table:table-cell table:formula="of:=(([.$G$50] * POWER([.G101];3)) + ([.$H$50] * POWER([.G101];2)) + ([.$G$52] * [.G101]) + [.$H$52])" office:value-type="float" office:value="146.125979617831" calcext:value-type="float">
            <text:p>146.13</text:p>
          </table:table-cell>
          <table:table-cell table:formula="of:=[.I100] + (([.J100]-[.J99]) *[.$B$43])" office:value-type="float" office:value="288.742521343803" calcext:value-type="float">
            <text:p>288.74</text:p>
          </table:table-cell>
          <table:table-cell table:formula="of:=(([.$I$50] * POWER([.I101];3)) + ([.$J$50] * POWER([.I101];2)) + ([.$I$52] * [.I101]) + [.$J$52])" office:value-type="float" office:value="147.787345634756" calcext:value-type="float">
            <text:p>147.79</text:p>
          </table:table-cell>
          <table:table-cell table:formula="of:=[.K100] + (([.L100]-[.L99]) * [.$B$44])" office:value-type="float" office:value="288.576375209237" calcext:value-type="float">
            <text:p>288.58</text:p>
          </table:table-cell>
          <table:table-cell table:style-name="ce83" table:formula="of:=(([.$K$50] * POWER([.K101];3)) + ([.$L$50] * POWER([.K101];2)) + ([.$K$52] * [.K101]) + [.$L$52])" office:value-type="float" office:value="149.572874727816" calcext:value-type="float">
            <text:p>149.57</text:p>
          </table:table-cell>
          <table:table-cell table:style-name="ce83" table:formula="of:=[.M100] + (([.N100]-[.N99]) *[.$B$44])" office:value-type="float" office:value="288.502521033772" calcext:value-type="float">
            <text:p>288.50</text:p>
          </table:table-cell>
          <table:table-cell table:style-name="ce83" table:formula="of:=(([.$M$50] * POWER([.M101];3)) + ([.$N$50] * POWER([.M101];2)) + ([.$M$52] * [.M101]) + [.$N$52])" office:value-type="float" office:value="151.038954868442" calcext:value-type="float">
            <text:p>151.04</text:p>
          </table:table-cell>
          <table:table-cell table:number-columns-repeated="7"/>
        </table:table-row>
        <table:table-row table:style-name="ro1">
          <table:table-cell table:formula="of:=[.A101] + (([.B101]-[.B100]) *[.$B$39])" office:value-type="float" office:value="294.891586071003" calcext:value-type="float">
            <text:p>294.89</text:p>
          </table:table-cell>
          <table:table-cell table:formula="of:=(([.$A$50] * POWER([.A102];3)) + ([.$B$50] * POWER([.A102];2)) + ([.$A$52] * [.A102]) + [.$B$52])" office:value-type="float" office:value="62.526670085747" calcext:value-type="float">
            <text:p>62.53</text:p>
          </table:table-cell>
          <table:table-cell table:formula="of:=[.C101] + (([.D101]-[.D100]) *[.$B$40])" office:value-type="float" office:value="289.681547858769" calcext:value-type="float">
            <text:p>289.68</text:p>
          </table:table-cell>
          <table:table-cell table:formula="of:=(([.$C$50] * POWER([.C102];3)) + ([.$D$50] * POWER([.C102];2)) + ([.$C$52] * [.C102]) + [.$D$52])" office:value-type="float" office:value="140.534932742347" calcext:value-type="float">
            <text:p>140.53</text:p>
          </table:table-cell>
          <table:table-cell table:formula="of:=[.E101] + (([.F101]-[.F100]) *[.$B$41])" office:value-type="float" office:value="289.029128439711" calcext:value-type="float">
            <text:p>289.03</text:p>
          </table:table-cell>
          <table:table-cell table:formula="of:=(([.$E$50] * POWER([.E102];3)) + ([.$F$50] * POWER([.E102];2)) + ([.$E$52] * [.E102]) + [.$F$52])" office:value-type="float" office:value="145.20138881951" calcext:value-type="float">
            <text:p>145.20</text:p>
          </table:table-cell>
          <table:table-cell table:formula="of:=[.G101] + (([.H101]-[.H100]) *[.$B$42])" office:value-type="float" office:value="288.927907028432" calcext:value-type="float">
            <text:p>288.93</text:p>
          </table:table-cell>
          <table:table-cell table:formula="of:=(([.$G$50] * POWER([.G102];3)) + ([.$H$50] * POWER([.G102];2)) + ([.$G$52] * [.G102]) + [.$H$52])" office:value-type="float" office:value="146.125979618069" calcext:value-type="float">
            <text:p>146.13</text:p>
          </table:table-cell>
          <table:table-cell table:formula="of:=[.I101] + (([.J101]-[.J100]) *[.$B$43])" office:value-type="float" office:value="288.742521343827" calcext:value-type="float">
            <text:p>288.74</text:p>
          </table:table-cell>
          <table:table-cell table:formula="of:=(([.$I$50] * POWER([.I102];3)) + ([.$J$50] * POWER([.I102];2)) + ([.$I$52] * [.I102]) + [.$J$52])" office:value-type="float" office:value="147.78734563482" calcext:value-type="float">
            <text:p>147.79</text:p>
          </table:table-cell>
          <table:table-cell table:formula="of:=[.K101] + (([.L101]-[.L100]) * [.$B$44])" office:value-type="float" office:value="288.576375209248" calcext:value-type="float">
            <text:p>288.58</text:p>
          </table:table-cell>
          <table:table-cell table:style-name="ce83" table:formula="of:=(([.$K$50] * POWER([.K102];3)) + ([.$L$50] * POWER([.K102];2)) + ([.$K$52] * [.K102]) + [.$L$52])" office:value-type="float" office:value="149.572874727842" calcext:value-type="float">
            <text:p>149.57</text:p>
          </table:table-cell>
          <table:table-cell table:style-name="ce83" table:formula="of:=[.M101] + (([.N101]-[.N100]) *[.$B$44])" office:value-type="float" office:value="288.502521033783" calcext:value-type="float">
            <text:p>288.50</text:p>
          </table:table-cell>
          <table:table-cell table:style-name="ce83" table:formula="of:=(([.$M$50] * POWER([.M102];3)) + ([.$N$50] * POWER([.M102];2)) + ([.$M$52] * [.M102]) + [.$N$52])" office:value-type="float" office:value="151.038954868469" calcext:value-type="float">
            <text:p>151.04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65" table:number-columns-repeated="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number-columns-repeated="2"/>
          <table:table-cell table:style-name="ce65" table:number-columns-repeated="2"/>
          <table:table-cell table:style-name="Default" table:number-columns-repeated="7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</table:table>
      <table:table table:name="CO2_1100ppm" table:style-name="ta1">
        <table:shapes>
          <draw:frame draw:z-index="0" draw:style-name="gr1" draw:text-style-name="P1" svg:width="147.86mm" svg:height="99.97mm" svg:x="206.08mm" svg:y="70.98mm">
            <draw:object draw:notify-on-update-of-ranges="CO2_1100ppm.A27:CO2_1100ppm.A35 CO2_1100ppm.H26:CO2_1100ppm.H26 CO2_1100ppm.H27:CO2_1100ppm.H35 CO2_1100ppm.A27:CO2_1100ppm.A35 CO2_1100ppm.G26:CO2_1100ppm.G26 CO2_1100ppm.G27:CO2_1100ppm.G35 CO2_1100ppm.A27:CO2_1100ppm.A35 CO2_1100ppm.E26:CO2_1100ppm.E26 CO2_1100ppm.E27:CO2_1100ppm.E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ce83"/>
        <table:table-column table:style-name="co1" table:number-columns-repeated="10" table:default-cell-style-name="Default"/>
        <table:table-row table:style-name="ro1">
          <table:table-cell table:style-name="ce58" office:value-type="string" calcext:value-type="string" table:number-columns-spanned="8" table:number-rows-spanned="1">
            <text:p>Transmittance</text:p>
          </table:table-cell>
          <table:covered-table-cell table:number-columns-repeated="6" table:style-name="ce58"/>
          <table:covered-table-cell table:style-name="ce148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number-columns-repeated="10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61.589748202808" calcext:value-type="float">
            <text:p>261.59</text:p>
          </table:table-cell>
          <table:table-cell table:style-name="ce159" office:value-type="float" office:value="138.258624515002" calcext:value-type="float">
            <text:p>138.26</text:p>
          </table:table-cell>
          <table:table-cell table:style-name="ce159" office:value-type="float" office:value="124.732164460326" calcext:value-type="float">
            <text:p>124.73</text:p>
          </table:table-cell>
          <table:table-cell table:style-name="ce159" office:value-type="float" office:value="112.3562407608" calcext:value-type="float">
            <text:p>112.36</text:p>
          </table:table-cell>
          <table:table-cell table:style-name="ce159" office:value-type="float" office:value="110.0735780155" calcext:value-type="float">
            <text:p>110.07</text:p>
          </table:table-cell>
          <table:table-cell table:style-name="ce159" office:value-type="float" office:value="105.884093699506" calcext:value-type="float">
            <text:p>105.88</text:p>
          </table:table-cell>
          <table:table-cell table:style-name="ce159" office:value-type="float" office:value="101.64576994018" calcext:value-type="float">
            <text:p>101.65</text:p>
          </table:table-cell>
          <table:table-cell table:style-name="ce164" office:value-type="float" office:value="98.5402527320138" calcext:value-type="float">
            <text:p>98.54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75.841552994815" calcext:value-type="float">
            <text:p>275.84</text:p>
          </table:table-cell>
          <table:table-cell table:style-name="ce159" office:value-type="float" office:value="139.609937702179" calcext:value-type="float">
            <text:p>139.61</text:p>
          </table:table-cell>
          <table:table-cell table:style-name="ce159" office:value-type="float" office:value="125.87599517825" calcext:value-type="float">
            <text:p>125.88</text:p>
          </table:table-cell>
          <table:table-cell table:style-name="ce159" office:value-type="float" office:value="113.673866587918" calcext:value-type="float">
            <text:p>113.67</text:p>
          </table:table-cell>
          <table:table-cell table:style-name="ce159" office:value-type="float" office:value="111.425305859796" calcext:value-type="float">
            <text:p>111.43</text:p>
          </table:table-cell>
          <table:table-cell table:style-name="ce159" office:value-type="float" office:value="107.341542115378" calcext:value-type="float">
            <text:p>107.34</text:p>
          </table:table-cell>
          <table:table-cell table:style-name="ce159" office:value-type="float" office:value="103.160785237699" calcext:value-type="float">
            <text:p>103.16</text:p>
          </table:table-cell>
          <table:table-cell table:style-name="ce164" office:value-type="float" office:value="100.05617009382" calcext:value-type="float">
            <text:p>100.06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79.489569882132" calcext:value-type="float">
            <text:p>279.49</text:p>
          </table:table-cell>
          <table:table-cell table:style-name="ce159" office:value-type="float" office:value="139.9343660335" calcext:value-type="float">
            <text:p>139.93</text:p>
          </table:table-cell>
          <table:table-cell table:style-name="ce159" office:value-type="float" office:value="126.183356263816" calcext:value-type="float">
            <text:p>126.18</text:p>
          </table:table-cell>
          <table:table-cell table:style-name="ce159" office:value-type="float" office:value="114.033914113012" calcext:value-type="float">
            <text:p>114.03</text:p>
          </table:table-cell>
          <table:table-cell table:style-name="ce159" office:value-type="float" office:value="111.796092949932" calcext:value-type="float">
            <text:p>111.80</text:p>
          </table:table-cell>
          <table:table-cell table:style-name="ce159" office:value-type="float" office:value="107.726173601161" calcext:value-type="float">
            <text:p>107.73</text:p>
          </table:table-cell>
          <table:table-cell table:style-name="ce159" office:value-type="float" office:value="103.545538706955" calcext:value-type="float">
            <text:p>103.55</text:p>
          </table:table-cell>
          <table:table-cell table:style-name="ce164" office:value-type="float" office:value="100.427022014205" calcext:value-type="float">
            <text:p>100.43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83.170150475114" calcext:value-type="float">
            <text:p>283.17</text:p>
          </table:table-cell>
          <table:table-cell table:style-name="ce159" office:value-type="float" office:value="140.256195202074" calcext:value-type="float">
            <text:p>140.26</text:p>
          </table:table-cell>
          <table:table-cell table:style-name="ce159" office:value-type="float" office:value="125.737639573437" calcext:value-type="float">
            <text:p>125.74</text:p>
          </table:table-cell>
          <table:table-cell table:style-name="ce159" office:value-type="float" office:value="114.403288662904" calcext:value-type="float">
            <text:p>114.40</text:p>
          </table:table-cell>
          <table:table-cell table:style-name="ce159" office:value-type="float" office:value="112.183206583511" calcext:value-type="float">
            <text:p>112.18</text:p>
          </table:table-cell>
          <table:table-cell table:style-name="ce159" office:value-type="float" office:value="108.113868488015" calcext:value-type="float">
            <text:p>108.11</text:p>
          </table:table-cell>
          <table:table-cell table:style-name="ce159" office:value-type="float" office:value="103.92651320439" calcext:value-type="float">
            <text:p>103.93</text:p>
          </table:table-cell>
          <table:table-cell table:style-name="ce164" office:value-type="float" office:value="100.787881667949" calcext:value-type="float">
            <text:p>100.79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86.884616112378" calcext:value-type="float">
            <text:p>286.88</text:p>
          </table:table-cell>
          <table:table-cell table:style-name="ce159" office:value-type="float" office:value="140.577662700295" calcext:value-type="float">
            <text:p>140.58</text:p>
          </table:table-cell>
          <table:table-cell table:style-name="ce159" office:value-type="float" office:value="126.825932363764" calcext:value-type="float">
            <text:p>126.83</text:p>
          </table:table-cell>
          <table:table-cell table:style-name="ce159" office:value-type="float" office:value="114.781360140248" calcext:value-type="float">
            <text:p>114.78</text:p>
          </table:table-cell>
          <table:table-cell table:style-name="ce159" office:value-type="float" office:value="112.579803523191" calcext:value-type="float">
            <text:p>112.58</text:p>
          </table:table-cell>
          <table:table-cell table:style-name="ce159" office:value-type="float" office:value="108.502961901929" calcext:value-type="float">
            <text:p>108.50</text:p>
          </table:table-cell>
          <table:table-cell table:style-name="ce159" office:value-type="float" office:value="104.301665142945" calcext:value-type="float">
            <text:p>104.30</text:p>
          </table:table-cell>
          <table:table-cell table:style-name="ce164" office:value-type="float" office:value="101.135904265025" calcext:value-type="float">
            <text:p>101.14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290.63538092315" calcext:value-type="float">
            <text:p>290.64</text:p>
          </table:table-cell>
          <table:table-cell table:style-name="ce159" office:value-type="float" office:value="140.90333454532" calcext:value-type="float">
            <text:p>140.90</text:p>
          </table:table-cell>
          <table:table-cell table:style-name="ce159" office:value-type="float" office:value="127.165424251642" calcext:value-type="float">
            <text:p>127.17</text:p>
          </table:table-cell>
          <table:table-cell table:style-name="ce159" office:value-type="float" office:value="115.169372572052" calcext:value-type="float">
            <text:p>115.17</text:p>
          </table:table-cell>
          <table:table-cell table:style-name="ce159" office:value-type="float" office:value="112.821028656925" calcext:value-type="float">
            <text:p>112.82</text:p>
          </table:table-cell>
          <table:table-cell table:style-name="ce159" office:value-type="float" office:value="108.89400030312" calcext:value-type="float">
            <text:p>108.89</text:p>
          </table:table-cell>
          <table:table-cell table:style-name="ce159" office:value-type="float" office:value="104.671238663545" calcext:value-type="float">
            <text:p>104.67</text:p>
          </table:table-cell>
          <table:table-cell table:style-name="ce164" office:value-type="float" office:value="101.471336209051" calcext:value-type="float">
            <text:p>101.47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294.423673163014" calcext:value-type="float">
            <text:p>294.42</text:p>
          </table:table-cell>
          <table:table-cell table:style-name="ce159" office:value-type="float" office:value="141.237466054416" calcext:value-type="float">
            <text:p>141.24</text:p>
          </table:table-cell>
          <table:table-cell table:style-name="ce159" office:value-type="float" office:value="127.520310883225" calcext:value-type="float">
            <text:p>127.52</text:p>
          </table:table-cell>
          <table:table-cell table:style-name="ce159" office:value-type="float" office:value="115.567869725204" calcext:value-type="float">
            <text:p>115.57</text:p>
          </table:table-cell>
          <table:table-cell table:style-name="ce159" office:value-type="float" office:value="113.228983690222" calcext:value-type="float">
            <text:p>113.23</text:p>
          </table:table-cell>
          <table:table-cell table:style-name="ce159" office:value-type="float" office:value="109.287018835353" calcext:value-type="float">
            <text:p>109.29</text:p>
          </table:table-cell>
          <table:table-cell table:style-name="ce159" office:value-type="float" office:value="105.034774110472" calcext:value-type="float">
            <text:p>105.03</text:p>
          </table:table-cell>
          <table:table-cell table:style-name="ce164" office:value-type="float" office:value="101.794006627565" calcext:value-type="float">
            <text:p>101.79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298.250492715703" calcext:value-type="float">
            <text:p>298.25</text:p>
          </table:table-cell>
          <table:table-cell table:style-name="ce159" office:value-type="float" office:value="141.580214449237" calcext:value-type="float">
            <text:p>141.58</text:p>
          </table:table-cell>
          <table:table-cell table:style-name="ce159" office:value-type="float" office:value="127.889111302685" calcext:value-type="float">
            <text:p>127.89</text:p>
          </table:table-cell>
          <table:table-cell table:style-name="ce159" office:value-type="float" office:value="115.975750327584" calcext:value-type="float">
            <text:p>115.98</text:p>
          </table:table-cell>
          <table:table-cell table:style-name="ce159" office:value-type="float" office:value="113.643437221476" calcext:value-type="float">
            <text:p>113.64</text:p>
          </table:table-cell>
          <table:table-cell table:style-name="ce159" office:value-type="float" office:value="109.680293874296" calcext:value-type="float">
            <text:p>109.68</text:p>
          </table:table-cell>
          <table:table-cell table:style-name="ce159" office:value-type="float" office:value="105.390382857805" calcext:value-type="float">
            <text:p>105.39</text:p>
          </table:table-cell>
          <table:table-cell table:style-name="ce164" office:value-type="float" office:value="102.101118230807" calcext:value-type="float">
            <text:p>102.10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17.965644297804" calcext:value-type="float">
            <text:p>317.97</text:p>
          </table:table-cell>
          <table:table-cell table:style-name="ce159" office:value-type="float" office:value="143.465880440269" calcext:value-type="float">
            <text:p>143.47</text:p>
          </table:table-cell>
          <table:table-cell table:style-name="ce159" office:value-type="float" office:value="129.947827595826" calcext:value-type="float">
            <text:p>129.95</text:p>
          </table:table-cell>
          <table:table-cell table:style-name="ce159" office:value-type="float" office:value="118.075384728214" calcext:value-type="float">
            <text:p>118.08</text:p>
          </table:table-cell>
          <table:table-cell table:style-name="ce159" office:value-type="float" office:value="115.938723615357" calcext:value-type="float">
            <text:p>115.94</text:p>
          </table:table-cell>
          <table:table-cell table:style-name="ce159" office:value-type="float" office:value="111.54981701002" calcext:value-type="float">
            <text:p>111.55</text:p>
          </table:table-cell>
          <table:table-cell table:style-name="ce159" office:value-type="float" office:value="106.934761099435" calcext:value-type="float">
            <text:p>106.93</text:p>
          </table:table-cell>
          <table:table-cell table:style-name="ce164" office:value-type="float" office:value="103.286949917811" calcext:value-type="float">
            <text:p>103.29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58"/>
          <table:table-cell table:style-name="ce158" table:number-columns-repeated="7"/>
          <table:table-cell table:style-name="ce16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102.893858958616" calcext:value-type="float">
            <text:p>102.89</text:p>
          </table:table-cell>
          <table:table-cell table:formula="of:=([.$J3] - [.C3])" office:value-type="float" office:value="226.224982646422" calcext:value-type="float">
            <text:p>226.22</text:p>
          </table:table-cell>
          <table:table-cell table:formula="of:=([.$J3] - [.D3])" office:value-type="float" office:value="239.751442701098" calcext:value-type="float">
            <text:p>239.75</text:p>
          </table:table-cell>
          <table:table-cell table:formula="of:=([.$J3] - [.E3])" office:value-type="float" office:value="252.127366400624" calcext:value-type="float">
            <text:p>252.13</text:p>
          </table:table-cell>
          <table:table-cell table:formula="of:=([.$J3] - [.F3])" office:value-type="float" office:value="254.410029145924" calcext:value-type="float">
            <text:p>254.41</text:p>
          </table:table-cell>
          <table:table-cell table:formula="of:=([.$J3] - [.G3])" office:value-type="float" office:value="258.599513461918" calcext:value-type="float">
            <text:p>258.60</text:p>
          </table:table-cell>
          <table:table-cell table:formula="of:=([.$J3] - [.H3])" office:value-type="float" office:value="262.837837221244" calcext:value-type="float">
            <text:p>262.84</text:p>
          </table:table-cell>
          <table:table-cell table:formula="of:=([.$J3] - [.I3])" office:value-type="float" office:value="265.943354429411" calcext:value-type="float">
            <text:p>265.94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09.678540922969" calcext:value-type="float">
            <text:p>109.68</text:p>
          </table:table-cell>
          <table:table-cell table:formula="of:=([.$J4] - [.C4])" office:value-type="float" office:value="245.910156215605" calcext:value-type="float">
            <text:p>245.91</text:p>
          </table:table-cell>
          <table:table-cell table:formula="of:=([.$J4] - [.D4])" office:value-type="float" office:value="259.644098739534" calcext:value-type="float">
            <text:p>259.64</text:p>
          </table:table-cell>
          <table:table-cell table:formula="of:=([.$J4] - [.E4])" office:value-type="float" office:value="271.846227329866" calcext:value-type="float">
            <text:p>271.85</text:p>
          </table:table-cell>
          <table:table-cell table:formula="of:=([.$J4] - [.F4])" office:value-type="float" office:value="274.094788057988" calcext:value-type="float">
            <text:p>274.09</text:p>
          </table:table-cell>
          <table:table-cell table:formula="of:=([.$J4] - [.G4])" office:value-type="float" office:value="278.178551802406" calcext:value-type="float">
            <text:p>278.18</text:p>
          </table:table-cell>
          <table:table-cell table:formula="of:=([.$J4] - [.H4])" office:value-type="float" office:value="282.359308680085" calcext:value-type="float">
            <text:p>282.36</text:p>
          </table:table-cell>
          <table:table-cell table:formula="of:=([.$J4] - [.I4])" office:value-type="float" office:value="285.463923823964" calcext:value-type="float">
            <text:p>285.46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11.428937886878" calcext:value-type="float">
            <text:p>111.43</text:p>
          </table:table-cell>
          <table:table-cell table:formula="of:=([.$J5] - [.C5])" office:value-type="float" office:value="250.98414173551" calcext:value-type="float">
            <text:p>250.98</text:p>
          </table:table-cell>
          <table:table-cell table:formula="of:=([.$J5] - [.D5])" office:value-type="float" office:value="264.735151505194" calcext:value-type="float">
            <text:p>264.74</text:p>
          </table:table-cell>
          <table:table-cell table:formula="of:=([.$J5] - [.E5])" office:value-type="float" office:value="276.884593655998" calcext:value-type="float">
            <text:p>276.88</text:p>
          </table:table-cell>
          <table:table-cell table:formula="of:=([.$J5] - [.F5])" office:value-type="float" office:value="279.122414819078" calcext:value-type="float">
            <text:p>279.12</text:p>
          </table:table-cell>
          <table:table-cell table:formula="of:=([.$J5] - [.G5])" office:value-type="float" office:value="283.192334167849" calcext:value-type="float">
            <text:p>283.19</text:p>
          </table:table-cell>
          <table:table-cell table:formula="of:=([.$J5] - [.H5])" office:value-type="float" office:value="287.372969062055" calcext:value-type="float">
            <text:p>287.37</text:p>
          </table:table-cell>
          <table:table-cell table:formula="of:=([.$J5] - [.I5])" office:value-type="float" office:value="290.491485754805" calcext:value-type="float">
            <text:p>290.4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13.203268888579" calcext:value-type="float">
            <text:p>113.20</text:p>
          </table:table-cell>
          <table:table-cell table:formula="of:=([.$J6] - [.C6])" office:value-type="float" office:value="256.117224161619" calcext:value-type="float">
            <text:p>256.12</text:p>
          </table:table-cell>
          <table:table-cell table:formula="of:=([.$J6] - [.D6])" office:value-type="float" office:value="270.635779790256" calcext:value-type="float">
            <text:p>270.64</text:p>
          </table:table-cell>
          <table:table-cell table:formula="of:=([.$J6] - [.E6])" office:value-type="float" office:value="281.970130700789" calcext:value-type="float">
            <text:p>281.97</text:p>
          </table:table-cell>
          <table:table-cell table:formula="of:=([.$J6] - [.F6])" office:value-type="float" office:value="284.190212780182" calcext:value-type="float">
            <text:p>284.19</text:p>
          </table:table-cell>
          <table:table-cell table:formula="of:=([.$J6] - [.G6])" office:value-type="float" office:value="288.259550875678" calcext:value-type="float">
            <text:p>288.26</text:p>
          </table:table-cell>
          <table:table-cell table:formula="of:=([.$J6] - [.H6])" office:value-type="float" office:value="292.446906159303" calcext:value-type="float">
            <text:p>292.45</text:p>
          </table:table-cell>
          <table:table-cell table:formula="of:=([.$J6] - [.I6])" office:value-type="float" office:value="295.585537695744" calcext:value-type="float">
            <text:p>295.5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15.000605410313" calcext:value-type="float">
            <text:p>115.00</text:p>
          </table:table-cell>
          <table:table-cell table:formula="of:=([.$J7] - [.C7])" office:value-type="float" office:value="261.307558822396" calcext:value-type="float">
            <text:p>261.31</text:p>
          </table:table-cell>
          <table:table-cell table:formula="of:=([.$J7] - [.D7])" office:value-type="float" office:value="275.059289158927" calcext:value-type="float">
            <text:p>275.06</text:p>
          </table:table-cell>
          <table:table-cell table:formula="of:=([.$J7] - [.E7])" office:value-type="float" office:value="287.103861382443" calcext:value-type="float">
            <text:p>287.10</text:p>
          </table:table-cell>
          <table:table-cell table:formula="of:=([.$J7] - [.F7])" office:value-type="float" office:value="289.3054179995" calcext:value-type="float">
            <text:p>289.31</text:p>
          </table:table-cell>
          <table:table-cell table:formula="of:=([.$J7] - [.G7])" office:value-type="float" office:value="293.382259620762" calcext:value-type="float">
            <text:p>293.38</text:p>
          </table:table-cell>
          <table:table-cell table:formula="of:=([.$J7] - [.H7])" office:value-type="float" office:value="297.583556379746" calcext:value-type="float">
            <text:p>297.58</text:p>
          </table:table-cell>
          <table:table-cell table:formula="of:=([.$J7] - [.I7])" office:value-type="float" office:value="300.749317257666" calcext:value-type="float">
            <text:p>300.7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16.818927504602" calcext:value-type="float">
            <text:p>116.82</text:p>
          </table:table-cell>
          <table:table-cell table:formula="of:=([.$J8] - [.C8])" office:value-type="float" office:value="266.550973882432" calcext:value-type="float">
            <text:p>266.55</text:p>
          </table:table-cell>
          <table:table-cell table:formula="of:=([.$J8] - [.D8])" office:value-type="float" office:value="280.28888417611" calcext:value-type="float">
            <text:p>280.29</text:p>
          </table:table-cell>
          <table:table-cell table:formula="of:=([.$J8] - [.E8])" office:value-type="float" office:value="292.2849358557" calcext:value-type="float">
            <text:p>292.28</text:p>
          </table:table-cell>
          <table:table-cell table:formula="of:=([.$J8] - [.F8])" office:value-type="float" office:value="294.633279770827" calcext:value-type="float">
            <text:p>294.63</text:p>
          </table:table-cell>
          <table:table-cell table:formula="of:=([.$J8] - [.G8])" office:value-type="float" office:value="298.560308124632" calcext:value-type="float">
            <text:p>298.56</text:p>
          </table:table-cell>
          <table:table-cell table:formula="of:=([.$J8] - [.H8])" office:value-type="float" office:value="302.783069764207" calcext:value-type="float">
            <text:p>302.78</text:p>
          </table:table-cell>
          <table:table-cell table:formula="of:=([.$J8] - [.I8])" office:value-type="float" office:value="305.982972218701" calcext:value-type="float">
            <text:p>305.98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18.657402458499" calcext:value-type="float">
            <text:p>118.66</text:p>
          </table:table-cell>
          <table:table-cell table:formula="of:=([.$J9] - [.C9])" office:value-type="float" office:value="271.843609567097" calcext:value-type="float">
            <text:p>271.84</text:p>
          </table:table-cell>
          <table:table-cell table:formula="of:=([.$J9] - [.D9])" office:value-type="float" office:value="285.560764738288" calcext:value-type="float">
            <text:p>285.56</text:p>
          </table:table-cell>
          <table:table-cell table:formula="of:=([.$J9] - [.E9])" office:value-type="float" office:value="297.513205896309" calcext:value-type="float">
            <text:p>297.51</text:p>
          </table:table-cell>
          <table:table-cell table:formula="of:=([.$J9] - [.F9])" office:value-type="float" office:value="299.852091931291" calcext:value-type="float">
            <text:p>299.85</text:p>
          </table:table-cell>
          <table:table-cell table:formula="of:=([.$J9] - [.G9])" office:value-type="float" office:value="303.79405678616" calcext:value-type="float">
            <text:p>303.79</text:p>
          </table:table-cell>
          <table:table-cell table:formula="of:=([.$J9] - [.H9])" office:value-type="float" office:value="308.046301511041" calcext:value-type="float">
            <text:p>308.05</text:p>
          </table:table-cell>
          <table:table-cell table:formula="of:=([.$J9] - [.I9])" office:value-type="float" office:value="311.287068993948" calcext:value-type="float">
            <text:p>311.2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20.515427291801" calcext:value-type="float">
            <text:p>120.52</text:p>
          </table:table-cell>
          <table:table-cell table:formula="of:=([.$J10] - [.C10])" office:value-type="float" office:value="277.185705558267" calcext:value-type="float">
            <text:p>277.19</text:p>
          </table:table-cell>
          <table:table-cell table:formula="of:=([.$J10] - [.D10])" office:value-type="float" office:value="290.876808704819" calcext:value-type="float">
            <text:p>290.88</text:p>
          </table:table-cell>
          <table:table-cell table:formula="of:=([.$J10] - [.E10])" office:value-type="float" office:value="302.79016967992" calcext:value-type="float">
            <text:p>302.79</text:p>
          </table:table-cell>
          <table:table-cell table:formula="of:=([.$J10] - [.F10])" office:value-type="float" office:value="305.122482786028" calcext:value-type="float">
            <text:p>305.12</text:p>
          </table:table-cell>
          <table:table-cell table:formula="of:=([.$J10] - [.G10])" office:value-type="float" office:value="309.085626133208" calcext:value-type="float">
            <text:p>309.09</text:p>
          </table:table-cell>
          <table:table-cell table:formula="of:=([.$J10] - [.H10])" office:value-type="float" office:value="313.375537149699" calcext:value-type="float">
            <text:p>313.38</text:p>
          </table:table-cell>
          <table:table-cell table:formula="of:=([.$J10] - [.I10])" office:value-type="float" office:value="316.664801776697" calcext:value-type="float">
            <text:p>316.66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30.109642408849" calcext:value-type="float">
            <text:p>130.11</text:p>
          </table:table-cell>
          <table:table-cell table:formula="of:=([.$J11] - [.C11])" office:value-type="float" office:value="304.609406266384" calcext:value-type="float">
            <text:p>304.61</text:p>
          </table:table-cell>
          <table:table-cell table:formula="of:=([.$J11] - [.D11])" office:value-type="float" office:value="318.127459110827" calcext:value-type="float">
            <text:p>318.13</text:p>
          </table:table-cell>
          <table:table-cell table:formula="of:=([.$J11] - [.E11])" office:value-type="float" office:value="329.999901978439" calcext:value-type="float">
            <text:p>330.00</text:p>
          </table:table-cell>
          <table:table-cell table:formula="of:=([.$J11] - [.F11])" office:value-type="float" office:value="332.136563091296" calcext:value-type="float">
            <text:p>332.14</text:p>
          </table:table-cell>
          <table:table-cell table:formula="of:=([.$J11] - [.G11])" office:value-type="float" office:value="336.525469696633" calcext:value-type="float">
            <text:p>336.53</text:p>
          </table:table-cell>
          <table:table-cell table:formula="of:=([.$J11] - [.H11])" office:value-type="float" office:value="341.140525607218" calcext:value-type="float">
            <text:p>341.14</text:p>
          </table:table-cell>
          <table:table-cell table:formula="of:=([.$J11] - [.I11])" office:value-type="float" office:value="344.788336788842" calcext:value-type="float">
            <text:p>344.7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6"/>
          <table:table-cell table:style-name="ce161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style-name="ce35"/>
          <table:table-cell table:number-columns-repeated="10"/>
        </table:table-row>
        <table:table-row table:style-name="ro1">
          <table:table-cell table:style-name="ce30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3.4430703431054" calcext:value-type="float">
            <text:p>53.44</text:p>
          </table:table-cell>
          <table:table-cell table:formula="of:=[.C15] * [$Summary.$A$4] * [$Summary.$B$4]" office:value-type="float" office:value="117.501255986552" calcext:value-type="float">
            <text:p>117.50</text:p>
          </table:table-cell>
          <table:table-cell table:formula="of:=[.D15] * [$Summary.$A$4] * [$Summary.$B$4]" office:value-type="float" office:value="124.526899338951" calcext:value-type="float">
            <text:p>124.53</text:p>
          </table:table-cell>
          <table:table-cell table:formula="of:=[.E15] * [$Summary.$A$4] * [$Summary.$B$4]" office:value-type="float" office:value="130.954954108484" calcext:value-type="float">
            <text:p>130.95</text:p>
          </table:table-cell>
          <table:table-cell table:formula="of:=[.F15] * [$Summary.$A$4] * [$Summary.$B$4]" office:value-type="float" office:value="132.140569138393" calcext:value-type="float">
            <text:p>132.14</text:p>
          </table:table-cell>
          <table:table-cell table:formula="of:=[.G15] * [$Summary.$A$4] * [$Summary.$B$4]" office:value-type="float" office:value="134.31658729212" calcext:value-type="float">
            <text:p>134.32</text:p>
          </table:table-cell>
          <table:table-cell table:formula="of:=[.H15] * [$Summary.$A$4] * [$Summary.$B$4]" office:value-type="float" office:value="136.517972652714" calcext:value-type="float">
            <text:p>136.52</text:p>
          </table:table-cell>
          <table:table-cell table:formula="of:=[.I15] * [$Summary.$A$4] * [$Summary.$B$4]" office:value-type="float" office:value="138.130978290636" calcext:value-type="float">
            <text:p>138.1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6.9670341553899" calcext:value-type="float">
            <text:p>56.97</text:p>
          </table:table-cell>
          <table:table-cell table:formula="of:=[.C16] * [$Summary.$A$4] * [$Summary.$B$4]" office:value-type="float" office:value="127.725735138385" calcext:value-type="float">
            <text:p>127.73</text:p>
          </table:table-cell>
          <table:table-cell table:formula="of:=[.D16] * [$Summary.$A$4] * [$Summary.$B$4]" office:value-type="float" office:value="134.859144885314" calcext:value-type="float">
            <text:p>134.86</text:p>
          </table:table-cell>
          <table:table-cell table:formula="of:=[.E16] * [$Summary.$A$4] * [$Summary.$B$4]" office:value-type="float" office:value="141.196930475132" calcext:value-type="float">
            <text:p>141.20</text:p>
          </table:table-cell>
          <table:table-cell table:formula="of:=[.F16] * [$Summary.$A$4] * [$Summary.$B$4]" office:value-type="float" office:value="142.364832917319" calcext:value-type="float">
            <text:p>142.36</text:p>
          </table:table-cell>
          <table:table-cell table:formula="of:=[.G16] * [$Summary.$A$4] * [$Summary.$B$4]" office:value-type="float" office:value="144.485939806169" calcext:value-type="float">
            <text:p>144.49</text:p>
          </table:table-cell>
          <table:table-cell table:formula="of:=[.H16] * [$Summary.$A$4] * [$Summary.$B$4]" office:value-type="float" office:value="146.657424928436" calcext:value-type="float">
            <text:p>146.66</text:p>
          </table:table-cell>
          <table:table-cell table:formula="of:=[.I16] * [$Summary.$A$4] * [$Summary.$B$4]" office:value-type="float" office:value="148.269962034167" calcext:value-type="float">
            <text:p>148.27</text:p>
          </table:table-cell>
          <table:table-cell table:style-name="Default"/>
          <table:table-cell table:style-name="ce111" table:number-columns-repeated="2"/>
          <table:table-cell table:number-columns-repeated="9"/>
        </table:table-row>
        <table:table-row table:style-name="ro1">
          <table:table-cell table:style-name="ce30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7.8761903384444" calcext:value-type="float">
            <text:p>57.88</text:p>
          </table:table-cell>
          <table:table-cell table:formula="of:=[.C17] * [$Summary.$A$4] * [$Summary.$B$4]" office:value-type="float" office:value="130.361163217424" calcext:value-type="float">
            <text:p>130.36</text:p>
          </table:table-cell>
          <table:table-cell table:formula="of:=[.D17] * [$Summary.$A$4] * [$Summary.$B$4]" office:value-type="float" office:value="137.503437691798" calcext:value-type="float">
            <text:p>137.50</text:p>
          </table:table-cell>
          <table:table-cell table:formula="of:=[.E17] * [$Summary.$A$4] * [$Summary.$B$4]" office:value-type="float" office:value="143.813857944925" calcext:value-type="float">
            <text:p>143.81</text:p>
          </table:table-cell>
          <table:table-cell table:formula="of:=[.F17] * [$Summary.$A$4] * [$Summary.$B$4]" office:value-type="float" office:value="144.976182257029" calcext:value-type="float">
            <text:p>144.98</text:p>
          </table:table-cell>
          <table:table-cell table:formula="of:=[.G17] * [$Summary.$A$4] * [$Summary.$B$4]" office:value-type="float" office:value="147.090098366781" calcext:value-type="float">
            <text:p>147.09</text:p>
          </table:table-cell>
          <table:table-cell table:formula="of:=[.H17] * [$Summary.$A$4] * [$Summary.$B$4]" office:value-type="float" office:value="149.261520130831" calcext:value-type="float">
            <text:p>149.26</text:p>
          </table:table-cell>
          <table:table-cell table:formula="of:=[.I17] * [$Summary.$A$4] * [$Summary.$B$4]" office:value-type="float" office:value="150.881277701046" calcext:value-type="float">
            <text:p>150.88</text:p>
          </table:table-cell>
          <table:table-cell table:number-columns-repeated="2"/>
          <table:table-cell table:style-name="ce83"/>
          <table:table-cell table:number-columns-repeated="9"/>
        </table:table-row>
        <table:table-row table:style-name="ro1">
          <table:table-cell table:style-name="ce30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8.7977778607279" calcext:value-type="float">
            <text:p>58.80</text:p>
          </table:table-cell>
          <table:table-cell table:formula="of:=[.C18] * [$Summary.$A$4] * [$Summary.$B$4]" office:value-type="float" office:value="133.027286229545" calcext:value-type="float">
            <text:p>133.03</text:p>
          </table:table-cell>
          <table:table-cell table:formula="of:=[.D18] * [$Summary.$A$4] * [$Summary.$B$4]" office:value-type="float" office:value="140.568224023059" calcext:value-type="float">
            <text:p>140.57</text:p>
          </table:table-cell>
          <table:table-cell table:formula="of:=[.E18] * [$Summary.$A$4] * [$Summary.$B$4]" office:value-type="float" office:value="146.45528588599" calcext:value-type="float">
            <text:p>146.46</text:p>
          </table:table-cell>
          <table:table-cell table:formula="of:=[.F18] * [$Summary.$A$4] * [$Summary.$B$4]" office:value-type="float" office:value="147.608396518027" calcext:value-type="float">
            <text:p>147.61</text:p>
          </table:table-cell>
          <table:table-cell table:formula="of:=[.G18] * [$Summary.$A$4] * [$Summary.$B$4]" office:value-type="float" office:value="149.722010724827" calcext:value-type="float">
            <text:p>149.72</text:p>
          </table:table-cell>
          <table:table-cell table:formula="of:=[.H18] * [$Summary.$A$4] * [$Summary.$B$4]" office:value-type="float" office:value="151.896923059142" calcext:value-type="float">
            <text:p>151.90</text:p>
          </table:table-cell>
          <table:table-cell table:formula="of:=[.I18] * [$Summary.$A$4] * [$Summary.$B$4]" office:value-type="float" office:value="153.527128279169" calcext:value-type="float">
            <text:p>153.5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9.7313144501165" calcext:value-type="float">
            <text:p>59.73</text:p>
          </table:table-cell>
          <table:table-cell table:formula="of:=[.C19] * [$Summary.$A$4] * [$Summary.$B$4]" office:value-type="float" office:value="135.723146052352" calcext:value-type="float">
            <text:p>135.72</text:p>
          </table:table-cell>
          <table:table-cell table:formula="of:=[.D19] * [$Summary.$A$4] * [$Summary.$B$4]" office:value-type="float" office:value="142.865794789147" calcext:value-type="float">
            <text:p>142.87</text:p>
          </table:table-cell>
          <table:table-cell table:formula="of:=[.E19] * [$Summary.$A$4] * [$Summary.$B$4]" office:value-type="float" office:value="149.121745602041" calcext:value-type="float">
            <text:p>149.12</text:p>
          </table:table-cell>
          <table:table-cell table:formula="of:=[.F19] * [$Summary.$A$4] * [$Summary.$B$4]" office:value-type="float" office:value="150.26523410894" calcext:value-type="float">
            <text:p>150.27</text:p>
          </table:table-cell>
          <table:table-cell table:formula="of:=[.G19] * [$Summary.$A$4] * [$Summary.$B$4]" office:value-type="float" office:value="152.382745647024" calcext:value-type="float">
            <text:p>152.38</text:p>
          </table:table-cell>
          <table:table-cell table:formula="of:=[.H19] * [$Summary.$A$4] * [$Summary.$B$4]" office:value-type="float" office:value="154.56489918364" calcext:value-type="float">
            <text:p>154.56</text:p>
          </table:table-cell>
          <table:table-cell table:formula="of:=[.I19] * [$Summary.$A$4] * [$Summary.$B$4]" office:value-type="float" office:value="156.209195383632" calcext:value-type="float">
            <text:p>156.2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60.6757509458901" calcext:value-type="float">
            <text:p>60.68</text:p>
          </table:table-cell>
          <table:table-cell table:formula="of:=[.C20] * [$Summary.$A$4] * [$Summary.$B$4]" office:value-type="float" office:value="138.446575834535" calcext:value-type="float">
            <text:p>138.45</text:p>
          </table:table-cell>
          <table:table-cell table:formula="of:=[.D20] * [$Summary.$A$4] * [$Summary.$B$4]" office:value-type="float" office:value="145.582046441071" calcext:value-type="float">
            <text:p>145.58</text:p>
          </table:table-cell>
          <table:table-cell table:formula="of:=[.E20] * [$Summary.$A$4] * [$Summary.$B$4]" office:value-type="float" office:value="151.81279568345" calcext:value-type="float">
            <text:p>151.81</text:p>
          </table:table-cell>
          <table:table-cell table:formula="of:=[.F20] * [$Summary.$A$4] * [$Summary.$B$4]" office:value-type="float" office:value="153.032525512967" calcext:value-type="float">
            <text:p>153.03</text:p>
          </table:table-cell>
          <table:table-cell table:formula="of:=[.G20] * [$Summary.$A$4] * [$Summary.$B$4]" office:value-type="float" office:value="155.072224039934" calcext:value-type="float">
            <text:p>155.07</text:p>
          </table:table-cell>
          <table:table-cell table:formula="of:=[.H20] * [$Summary.$A$4] * [$Summary.$B$4]" office:value-type="float" office:value="157.265526435529" calcext:value-type="float">
            <text:p>157.27</text:p>
          </table:table-cell>
          <table:table-cell table:formula="of:=[.I20] * [$Summary.$A$4] * [$Summary.$B$4]" office:value-type="float" office:value="158.927555770393" calcext:value-type="float">
            <text:p>158.9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61.6306548369446" calcext:value-type="float">
            <text:p>61.63</text:p>
          </table:table-cell>
          <table:table-cell table:formula="of:=[.C21] * [$Summary.$A$4] * [$Summary.$B$4]" office:value-type="float" office:value="141.19557080915" calcext:value-type="float">
            <text:p>141.20</text:p>
          </table:table-cell>
          <table:table-cell table:formula="of:=[.D21] * [$Summary.$A$4] * [$Summary.$B$4]" office:value-type="float" office:value="148.320261205067" calcext:value-type="float">
            <text:p>148.32</text:p>
          </table:table-cell>
          <table:table-cell table:formula="of:=[.E21] * [$Summary.$A$4] * [$Summary.$B$4]" office:value-type="float" office:value="154.528359142543" calcext:value-type="float">
            <text:p>154.53</text:p>
          </table:table-cell>
          <table:table-cell table:formula="of:=[.F21] * [$Summary.$A$4] * [$Summary.$B$4]" office:value-type="float" office:value="155.743176549113" calcext:value-type="float">
            <text:p>155.74</text:p>
          </table:table-cell>
          <table:table-cell table:formula="of:=[.G21] * [$Summary.$A$4] * [$Summary.$B$4]" office:value-type="float" office:value="157.790633094732" calcext:value-type="float">
            <text:p>157.79</text:p>
          </table:table-cell>
          <table:table-cell table:formula="of:=[.H21] * [$Summary.$A$4] * [$Summary.$B$4]" office:value-type="float" office:value="159.999249004835" calcext:value-type="float">
            <text:p>160.00</text:p>
          </table:table-cell>
          <table:table-cell table:formula="of:=[.I21] * [$Summary.$A$4] * [$Summary.$B$4]" office:value-type="float" office:value="161.682503635457" calcext:value-type="float">
            <text:p>161.6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2.5957129353615" calcext:value-type="float">
            <text:p>62.60</text:p>
          </table:table-cell>
          <table:table-cell table:formula="of:=[.C22] * [$Summary.$A$4] * [$Summary.$B$4]" office:value-type="float" office:value="143.970255466964" calcext:value-type="float">
            <text:p>143.97</text:p>
          </table:table-cell>
          <table:table-cell table:formula="of:=[.D22] * [$Summary.$A$4] * [$Summary.$B$4]" office:value-type="float" office:value="151.081414441283" calcext:value-type="float">
            <text:p>151.08</text:p>
          </table:table-cell>
          <table:table-cell table:formula="of:=[.E22] * [$Summary.$A$4] * [$Summary.$B$4]" office:value-type="float" office:value="157.26921413175" calcext:value-type="float">
            <text:p>157.27</text:p>
          </table:table-cell>
          <table:table-cell table:formula="of:=[.F22] * [$Summary.$A$4] * [$Summary.$B$4]" office:value-type="float" office:value="158.480617559063" calcext:value-type="float">
            <text:p>158.48</text:p>
          </table:table-cell>
          <table:table-cell table:formula="of:=[.G22] * [$Summary.$A$4] * [$Summary.$B$4]" office:value-type="float" office:value="160.539074213588" calcext:value-type="float">
            <text:p>160.54</text:p>
          </table:table-cell>
          <table:table-cell table:formula="of:=[.H22] * [$Summary.$A$4] * [$Summary.$B$4]" office:value-type="float" office:value="162.767253995554" calcext:value-type="float">
            <text:p>162.77</text:p>
          </table:table-cell>
          <table:table-cell table:formula="of:=[.I22] * [$Summary.$A$4] * [$Summary.$B$4]" office:value-type="float" office:value="164.475698042816" calcext:value-type="float">
            <text:p>164.4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7.5789482671562" calcext:value-type="float">
            <text:p>67.58</text:p>
          </table:table-cell>
          <table:table-cell table:formula="of:=[.C23] * [$Summary.$A$4] * [$Summary.$B$4]" office:value-type="float" office:value="158.21412561476" calcext:value-type="float">
            <text:p>158.21</text:p>
          </table:table-cell>
          <table:table-cell table:formula="of:=[.D23] * [$Summary.$A$4] * [$Summary.$B$4]" office:value-type="float" office:value="165.235402262164" calcext:value-type="float">
            <text:p>165.24</text:p>
          </table:table-cell>
          <table:table-cell table:formula="of:=[.E23] * [$Summary.$A$4] * [$Summary.$B$4]" office:value-type="float" office:value="171.401949087601" calcext:value-type="float">
            <text:p>171.40</text:p>
          </table:table-cell>
          <table:table-cell table:formula="of:=[.F23] * [$Summary.$A$4] * [$Summary.$B$4]" office:value-type="float" office:value="172.511730869619" calcext:value-type="float">
            <text:p>172.51</text:p>
          </table:table-cell>
          <table:table-cell table:formula="of:=[.G23] * [$Summary.$A$4] * [$Summary.$B$4]" office:value-type="float" office:value="174.791328960431" calcext:value-type="float">
            <text:p>174.79</text:p>
          </table:table-cell>
          <table:table-cell table:formula="of:=[.H23] * [$Summary.$A$4] * [$Summary.$B$4]" office:value-type="float" office:value="177.188389000389" calcext:value-type="float">
            <text:p>177.19</text:p>
          </table:table-cell>
          <table:table-cell table:formula="of:=[.I23] * [$Summary.$A$4] * [$Summary.$B$4]" office:value-type="float" office:value="179.083062128125" calcext:value-type="float">
            <text:p>179.0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8" office:value-type="string" calcext:value-type="string">
            <text:p>RH</text:p>
          </table:table-cell>
          <table:table-cell table:style-name="ce58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37993131833514" calcext:value-type="float">
            <text:p>0.6380</text:p>
          </table:table-cell>
          <table:table-cell table:style-name="ce147" table:formula="of:=[.B102]-[.B54]" office:value-type="float" office:value="10.5091373554942" calcext:value-type="float">
            <text:p>10.51</text:p>
          </table:table-cell>
          <table:table-cell table:style-name="ce147" table:formula="of:=[.A102]-[.A54]" office:value-type="float" office:value="10.8993339826487" calcext:value-type="float">
            <text:p>10.90</text:p>
          </table:table-cell>
          <table:table-cell table:style-name="ce65" table:formula="of:=[.D39]/[.C39]" office:value-type="float" office:value="1.03712927274192" calcext:value-type="float">
            <text:p>1.037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46782399110212" calcext:value-type="float">
            <text:p>0.2468</text:p>
          </table:table-cell>
          <table:table-cell table:style-name="ce122" table:formula="of:=[.D102]-[.D54]" office:value-type="float" office:value="9.05509934954827" calcext:value-type="float">
            <text:p>9.06</text:p>
          </table:table-cell>
          <table:table-cell table:style-name="ce122" table:formula="of:=[.C102]-[.C54]" office:value-type="float" office:value="3.36550245510512" calcext:value-type="float">
            <text:p>3.37</text:p>
          </table:table-cell>
          <table:table-cell table:style-name="ce65" table:formula="of:=[.D40]/[.C40]" office:value-type="float" office:value="0.371669302035102" calcext:value-type="float">
            <text:p>0.3717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128" table:formula="of:=[$Summary.E58]" office:value-type="float" office:value="0.234358147097925" calcext:value-type="float">
            <text:p>0.2344</text:p>
          </table:table-cell>
          <table:table-cell table:style-name="ce122" table:formula="of:=[.F102]-[.F54]" office:value-type="float" office:value="6.47921894585051" calcext:value-type="float">
            <text:p>6.48</text:p>
          </table:table-cell>
          <table:table-cell table:style-name="ce122" table:formula="of:=[.E102]-[.E54]" office:value-type="float" office:value="2.45910874872101" calcext:value-type="float">
            <text:p>2.46</text:p>
          </table:table-cell>
          <table:table-cell table:style-name="ce65" table:formula="of:=[.D41]/[.C41]" office:value-type="float" office:value="0.379537837704327" calcext:value-type="float">
            <text:p>0.3795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128" table:formula="of:=[$Summary.E47]" office:value-type="float" office:value="0.232182580518294" calcext:value-type="float">
            <text:p>0.2322</text:p>
          </table:table-cell>
          <table:table-cell table:style-name="ce122" table:formula="of:=[.H102]-[.H54]" office:value-type="float" office:value="6.14286512795073" calcext:value-type="float">
            <text:p>6.14</text:p>
          </table:table-cell>
          <table:table-cell table:style-name="ce122" table:formula="of:=[.G102]-[.G54]" office:value-type="float" office:value="2.33090055888164" calcext:value-type="float">
            <text:p>2.33</text:p>
          </table:table-cell>
          <table:table-cell table:style-name="ce65" table:formula="of:=[.D42]/[.C42]" office:value-type="float" office:value="0.37944843494541" calcext:value-type="float">
            <text:p>0.3794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28318068769019" calcext:value-type="float">
            <text:p>0.2283</text:p>
          </table:table-cell>
          <table:table-cell table:style-name="ce122" table:formula="of:=[.J102]-[.J54]" office:value-type="float" office:value="5.46630718066439" calcext:value-type="float">
            <text:p>5.47</text:p>
          </table:table-cell>
          <table:table-cell table:style-name="ce122" table:formula="of:=[.I102]-[.I54]" office:value-type="float" office:value="2.08680743958337" calcext:value-type="float">
            <text:p>2.09</text:p>
          </table:table-cell>
          <table:table-cell table:style-name="ce65" table:formula="of:=[.D43]/[.C43]" office:value-type="float" office:value="0.381758172494384" calcext:value-type="float">
            <text:p>0.3818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24481713481459" calcext:value-type="float">
            <text:p>0.2245</text:p>
          </table:table-cell>
          <table:table-cell table:formula="of:=[.L102]-[.L54]" office:value-type="float" office:value="4.90156728675163" calcext:value-type="float">
            <text:p>4.90</text:p>
          </table:table-cell>
          <table:table-cell table:formula="of:=[.K102]-[.K54]" office:value-type="float" office:value="1.87222226597754" calcext:value-type="float">
            <text:p>1.87</text:p>
          </table:table-cell>
          <table:table-cell table:style-name="ce65" table:formula="of:=[.D44]/[.C44]" office:value-type="float" office:value="0.3819640038479" calcext:value-type="float">
            <text:p>0.38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21702928574141" calcext:value-type="float">
            <text:p>0.2217</text:p>
          </table:table-cell>
          <table:table-cell table:formula="of:=[.N102]-[.N54]" office:value-type="float" office:value="4.67206972989848" calcext:value-type="float">
            <text:p>4.67</text:p>
          </table:table-cell>
          <table:table-cell table:formula="of:=[.M102]-[.M54]" office:value-type="float" office:value="1.7797269961884" calcext:value-type="float">
            <text:p>1.78</text:p>
          </table:table-cell>
          <table:table-cell table:style-name="ce65" table:formula="of:=[.D45]/[.C45]" office:value-type="float" office:value="0.380929031259787" calcext:value-type="float">
            <text:p>0.3809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/>
          <table:table-cell table:style-name="ce4"/>
          <table:table-cell table:style-name="Default"/>
          <table:table-cell table:number-columns-repeated="10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4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ce123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6"/>
          <table:table-cell table:style-name="ce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)" office:value-type="float" office:value="-0.000029676626987922" calcext:value-type="float">
            <text:p>-2.9676626987922E-05</text:p>
          </table:table-cell>
          <table:table-cell table:style-name="Default" table:formula="of:=INDEX(LINEST([.B27:.B35];[.A27:.A35]^{1;2;3};1;1);1;2)" office:value-type="float" office:value="0.0313709342156147" calcext:value-type="float">
            <text:p>0.031370934215615</text:p>
          </table:table-cell>
          <table:table-cell table:style-name="ce85" table:formula="of:=INDEX(LINEST([.D27:.D35];[.A27:.A35]^{1;2;3};1;1);1)" office:value-type="float" office:value="0.00034543907942954" calcext:value-type="float">
            <text:p>0.00034543907943</text:p>
          </table:table-cell>
          <table:table-cell table:style-name="ce85" table:formula="of:=INDEX(LINEST([.D27:.D35];[.A27:.A35]^{1;2;3};1;1);1;2)" office:value-type="float" office:value="-0.290649300506119" calcext:value-type="float">
            <text:p>-0.290649300506119</text:p>
          </table:table-cell>
          <table:table-cell table:style-name="ce85" table:formula="of:=INDEX(LINEST([.E27:.E35];[.A27:.A35]^{1;2;3};1;1);1)" office:value-type="float" office:value="0.00010428176594584" calcext:value-type="float">
            <text:p>0.000104281765946</text:p>
          </table:table-cell>
          <table:table-cell table:style-name="ce85" table:formula="of:=INDEX(LINEST([.E27:.E35];[.A27:.A35]^{1;2;3};1;1);1;2)" office:value-type="float" office:value="-0.0782139960808663" calcext:value-type="float">
            <text:p>-0.078213996080866</text:p>
          </table:table-cell>
          <table:table-cell table:style-name="ce85" table:formula="of:=INDEX(LINEST([.F27:.F35];[.A27:.A35]^{1;2;3};1;1);1)" office:value-type="float" office:value="-0.000220327637615064" calcext:value-type="float">
            <text:p>-0.000220327637615</text:p>
          </table:table-cell>
          <table:table-cell table:style-name="ce85" table:formula="of:=INDEX(LINEST([.F27:.F35];[.A27:.A35]^{1;2;3};1;1);1;2)" office:value-type="float" office:value="0.204140994539874" calcext:value-type="float">
            <text:p>0.204140994539874</text:p>
          </table:table-cell>
          <table:table-cell table:style-name="ce85" table:formula="of:=INDEX(LINEST([.G27:.G35];[.A27:.A35]^{1;2;3};1;1);1)" office:value-type="float" office:value="0.000168113726015537" calcext:value-type="float">
            <text:p>0.000168113726016</text:p>
          </table:table-cell>
          <table:table-cell table:style-name="ce85" table:formula="of:=INDEX(LINEST([.G27:.G35];[.A27:.A35]^{1;2;3};1;1);1;2)" office:value-type="float" office:value="-0.131817270962562" calcext:value-type="float">
            <text:p>-0.131817270962562</text:p>
          </table:table-cell>
          <table:table-cell table:style-name="ce85" table:formula="of:=INDEX(LINEST([.H27:.H35];[.A27:.A35]^{1;2;3};1;1);1)" office:value-type="float" office:value="0.000202424642708983" calcext:value-type="float">
            <text:p>0.000202424642709</text:p>
          </table:table-cell>
          <table:table-cell table:style-name="ce85" table:formula="of:=INDEX(LINEST([.H27:.H35];[.A27:.A35]^{1;2;3};1;1);1;2)" office:value-type="float" office:value="-0.159744794021179" calcext:value-type="float">
            <text:p>-0.159744794021179</text:p>
          </table:table-cell>
          <table:table-cell table:style-name="ce85" table:formula="of:=INDEX(LINEST([.I27:.I35];[.A27:.A35]^{1;2;3};1;1);1)" office:value-type="float" office:value="0.000223641380946712" calcext:value-type="float">
            <text:p>0.000223641380947</text:p>
          </table:table-cell>
          <table:table-cell table:style-name="ce85" table:formula="of:=INDEX(LINEST([.I27:.I35];[.A27:.A35]^{1;2;3};1;1);1;2)" office:value-type="float" office:value="-0.17644763097049" calcext:value-type="float">
            <text:p>-0.17644763097049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;3)" office:value-type="float" office:value="-9.77085172174524" calcext:value-type="float">
            <text:p>-9.77085172174524</text:p>
          </table:table-cell>
          <table:table-cell table:style-name="Default" table:formula="of:=INDEX(LINEST([.B27:.B35];[.A27:.A35]^{1;2;3};1;1);1;4)" office:value-type="float" office:value="978.625357847724" calcext:value-type="float">
            <text:p>978.625357847724</text:p>
          </table:table-cell>
          <table:table-cell table:style-name="ce85" table:formula="of:=INDEX(LINEST([.D27:.D35];[.A27:.A35]^{1;2;3};1;1);1;3)" office:value-type="float" office:value="84.1042142075947" calcext:value-type="float">
            <text:p>84.1042142075947</text:p>
          </table:table-cell>
          <table:table-cell table:style-name="ce85" table:formula="of:=INDEX(LINEST([.D27:.D35];[.A27:.A35]^{1;2;3};1;1);1;4)" office:value-type="float" office:value="-8229.00061104399" calcext:value-type="float">
            <text:p>-8229.00061104399</text:p>
          </table:table-cell>
          <table:table-cell table:style-name="ce85" table:formula="of:=INDEX(LINEST([.E27:.E35];[.A27:.A35]^{1;2;3};1;1);1;3)" office:value-type="float" office:value="21.7280325233522" calcext:value-type="float">
            <text:p>21.7280325233522</text:p>
          </table:table-cell>
          <table:table-cell table:style-name="ce85" table:formula="of:=INDEX(LINEST([.E27:.E35];[.A27:.A35]^{1;2;3};1;1);1;4)" office:value-type="float" office:value="-2117.94078394438" calcext:value-type="float">
            <text:p>-2117.94078394438</text:p>
          </table:table-cell>
          <table:table-cell table:style-name="ce85" table:formula="of:=INDEX(LINEST([.F27:.F35];[.A27:.A35]^{1;2;3};1;1);1;3)" office:value-type="float" office:value="-60.1253554931378" calcext:value-type="float">
            <text:p>-60.1253554931378</text:p>
          </table:table-cell>
          <table:table-cell table:style-name="ce85" table:formula="of:=INDEX(LINEST([.F27:.F35];[.A27:.A35]^{1;2;3};1;1);1;4)" office:value-type="float" office:value="5791.56573066114" calcext:value-type="float">
            <text:p>5791.56573066114</text:p>
          </table:table-cell>
          <table:table-cell table:style-name="ce85" table:formula="of:=INDEX(LINEST([.G27:.G35];[.A27:.A35]^{1;2;3};1;1);1;3)" office:value-type="float" office:value="36.7087947925471" calcext:value-type="float">
            <text:p>36.7087947925471</text:p>
          </table:table-cell>
          <table:table-cell table:style-name="ce85" table:formula="of:=INDEX(LINEST([.G27:.G35];[.A27:.A35]^{1;2;3};1;1);1;4)" office:value-type="float" office:value="-3507.86213023702" calcext:value-type="float">
            <text:p>-3507.86213023702</text:p>
          </table:table-cell>
          <table:table-cell table:style-name="ce85" table:formula="of:=INDEX(LINEST([.H27:.H35];[.A27:.A35]^{1;2;3};1;1);1;3)" office:value-type="float" office:value="44.2586847473787" calcext:value-type="float">
            <text:p>44.2586847473787</text:p>
          </table:table-cell>
          <table:table-cell table:style-name="ce85" table:formula="of:=INDEX(LINEST([.H27:.H35];[.A27:.A35]^{1;2;3};1;1);1;4)" office:value-type="float" office:value="-4183.25355402344" calcext:value-type="float">
            <text:p>-4183.25355402344</text:p>
          </table:table-cell>
          <table:table-cell table:style-name="ce85" table:formula="of:=INDEX(LINEST([.I27:.I35];[.A27:.A35]^{1;2;3};1;1);1;3)" office:value-type="float" office:value="48.6086212067669" calcext:value-type="float">
            <text:p>48.6086212067669</text:p>
          </table:table-cell>
          <table:table-cell table:style-name="ce85" table:formula="of:=INDEX(LINEST([.I27:.I35];[.A27:.A35]^{1;2;3};1;1);1;4)" office:value-type="float" office:value="-4555.83946476195" calcext:value-type="float">
            <text:p>-4555.83946476195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6.9670341553899" calcext:value-type="float">
            <text:p>56.97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34.859144885314" calcext:value-type="float">
            <text:p>134.8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1.196930475132" calcext:value-type="float">
            <text:p>141.20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2.364832917319" calcext:value-type="float">
            <text:p>142.3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44.485939806169" calcext:value-type="float">
            <text:p>144.49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H28]" office:value-type="float" office:value="146.657424928436" calcext:value-type="float">
            <text:p>146.66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I28]" office:value-type="float" office:value="148.269962034167" calcext:value-type="float">
            <text:p>148.27</text:p>
          </table:table-cell>
          <table:table-cell table:number-columns-repeated="7"/>
        </table:table-row>
        <table:table-row table:style-name="ro1">
          <table:table-cell table:formula="of:=[.A54] + (([.B28]-[$CO2_275ppm.B28]) * [.$B$39])" office:value-type="float" office:value="291.344576532064" calcext:value-type="float">
            <text:p>291.34</text:p>
          </table:table-cell>
          <table:table-cell table:formula="of:=(([.$A$50] * POWER([.A55];3)) + ([.$B$50] * POWER([.A55];2)) + ([.$A$52] * [.A55]) + [.$B$52])" office:value-type="float" office:value="60.8603392045534" calcext:value-type="float">
            <text:p>60.86</text:p>
          </table:table-cell>
          <table:table-cell table:formula="of:=[.C54] + (([.D28]-[$CO2_275ppm.D28]) * [.$B$40])" office:value-type="float" office:value="288.280863316749" calcext:value-type="float">
            <text:p>288.28</text:p>
          </table:table-cell>
          <table:table-cell table:formula="of:=(([.$C$50] * POWER([.C55];3)) + ([.$D$50] * POWER([.C55];2)) + ([.$C$52] * [.C55]) + [.$D$52])" office:value-type="float" office:value="137.945945254587" calcext:value-type="float">
            <text:p>137.95</text:p>
          </table:table-cell>
          <table:table-cell table:formula="of:=[.E54] + (([.E28]-[$CO2_275ppm.E28]) * [.$B$41])" office:value-type="float" office:value="288.090651002067" calcext:value-type="float">
            <text:p>288.09</text:p>
          </table:table-cell>
          <table:table-cell table:formula="of:=(([.$E$50] * POWER([.E55];3)) + ([.$F$50] * POWER([.E55];2)) + ([.$E$52] * [.E55]) + [.$F$52])" office:value-type="float" office:value="143.658462598372" calcext:value-type="float">
            <text:p>143.66</text:p>
          </table:table-cell>
          <table:table-cell table:formula="of:=[.E54] + (([.F28]-[$CO2_275ppm.F28]) * [.$B$42])" office:value-type="float" office:value="288.054634281799" calcext:value-type="float">
            <text:p>288.05</text:p>
          </table:table-cell>
          <table:table-cell table:formula="of:=(([.$G$50] * POWER([.G55];3)) + ([.$H$50] * POWER([.G55];2)) + ([.$G$52] * [.G55]) + [.$H$52])" office:value-type="float" office:value="144.719612642933" calcext:value-type="float">
            <text:p>144.72</text:p>
          </table:table-cell>
          <table:table-cell table:formula="of:=[.I54] + (([.G28]-[$CO2_275ppm.G28]) * [.$B$43])" office:value-type="float" office:value="287.988750740821" calcext:value-type="float">
            <text:p>287.99</text:p>
          </table:table-cell>
          <table:table-cell table:formula="of:=(([.$I$50] * POWER([.I55];3)) + ([.$J$50] * POWER([.I55];2)) + ([.$I$52] * [.I55]) + [.$J$52])" office:value-type="float" office:value="146.668810570629" calcext:value-type="float">
            <text:p>146.67</text:p>
          </table:table-cell>
          <table:table-cell table:formula="of:=[.K54] + (([.H28]-[$CO2_275ppm.H28]) * [.$B$44])" office:value-type="float" office:value="287.921910042714" calcext:value-type="float">
            <text:p>287.92</text:p>
          </table:table-cell>
          <table:table-cell table:style-name="ce83" table:formula="of:=(([.$K$50] * POWER([.K55];3)) + ([.$L$50] * POWER([.K55];2)) + ([.$K$52] * [.K55]) + [.$L$52])" office:value-type="float" office:value="148.665267478325" calcext:value-type="float">
            <text:p>148.67</text:p>
          </table:table-cell>
          <table:table-cell table:style-name="ce83" table:formula="of:=[.M54] + (([.I28]-[$CO2_275ppm.I28]) * [.$B$44])" office:value-type="float" office:value="287.880932777727" calcext:value-type="float">
            <text:p>287.88</text:p>
          </table:table-cell>
          <table:table-cell table:style-name="ce83" table:formula="of:=(([.$M$50] * POWER([.M55];3)) + ([.$N$50] * POWER([.M55];2)) + ([.$M$52] * [.M55]) + [.$N$52])" office:value-type="float" office:value="150.175636408087" calcext:value-type="float">
            <text:p>150.18</text:p>
          </table:table-cell>
          <table:table-cell table:number-columns-repeated="7"/>
        </table:table-row>
        <table:table-row table:style-name="ro1">
          <table:table-cell table:formula="of:=[.A55] + (([.B55]-[.B54]) *[.$B$39])" office:value-type="float" office:value="293.828478413563" calcext:value-type="float">
            <text:p>293.83</text:p>
          </table:table-cell>
          <table:table-cell table:formula="of:=(([.$A$50] * POWER([.A56];3)) + ([.$B$50] * POWER([.A56];2)) + ([.$A$52] * [.A56]) + [.$B$52])" office:value-type="float" office:value="63.2572000225655" calcext:value-type="float">
            <text:p>63.26</text:p>
          </table:table-cell>
          <table:table-cell table:formula="of:=[.C55] + (([.D55]-[.D54]) *[.$B$40])" office:value-type="float" office:value="289.042631317453" calcext:value-type="float">
            <text:p>289.04</text:p>
          </table:table-cell>
          <table:table-cell table:formula="of:=(([.$C$50] * POWER([.C56];3)) + ([.$D$50] * POWER([.C56];2)) + ([.$C$52] * [.C56]) + [.$D$52])" office:value-type="float" office:value="139.970232980955" calcext:value-type="float">
            <text:p>139.97</text:p>
          </table:table-cell>
          <table:table-cell table:formula="of:=[.E55] + (([.F55]-[.F54]) *[.$B$41])" office:value-type="float" office:value="288.667531109491" calcext:value-type="float">
            <text:p>288.67</text:p>
          </table:table-cell>
          <table:table-cell table:formula="of:=(([.$E$50] * POWER([.E56];3)) + ([.$F$50] * POWER([.E56];2)) + ([.$E$52] * [.E56]) + [.$F$52])" office:value-type="float" office:value="145.178239474115" calcext:value-type="float">
            <text:p>145.18</text:p>
          </table:table-cell>
          <table:table-cell table:formula="of:=[.G55] + (([.H55]-[.H54]) *[.$B$42])" office:value-type="float" office:value="288.601373115044" calcext:value-type="float">
            <text:p>288.60</text:p>
          </table:table-cell>
          <table:table-cell table:formula="of:=(([.$G$50] * POWER([.G56];3)) + ([.$H$50] * POWER([.G56];2)) + ([.$G$52] * [.G56]) + [.$H$52])" office:value-type="float" office:value="146.165322141967" calcext:value-type="float">
            <text:p>146.17</text:p>
          </table:table-cell>
          <table:table-cell table:formula="of:=[.I55] + (([.J55]-[.J54]) *[.$B$43])" office:value-type="float" office:value="288.487139578135" calcext:value-type="float">
            <text:p>288.49</text:p>
          </table:table-cell>
          <table:table-cell table:formula="of:=(([.$I$50] * POWER([.I56];3)) + ([.$J$50] * POWER([.I56];2)) + ([.$I$52] * [.I56]) + [.$J$52])" office:value-type="float" office:value="147.97486494007" calcext:value-type="float">
            <text:p>147.97</text:p>
          </table:table-cell>
          <table:table-cell table:formula="of:=[.K55] + (([.L55]-[.L54]) * [.$B$44])" office:value-type="float" office:value="288.372633978714" calcext:value-type="float">
            <text:p>288.37</text:p>
          </table:table-cell>
          <table:table-cell table:style-name="ce83" table:formula="of:=(([.$K$50] * POWER([.K56];3)) + ([.$L$50] * POWER([.K56];2)) + ([.$K$52] * [.K56]) + [.$L$52])" office:value-type="float" office:value="149.846118175449" calcext:value-type="float">
            <text:p>149.85</text:p>
          </table:table-cell>
          <table:table-cell table:style-name="ce83" table:formula="of:=[.M55] + (([.N55]-[.N54]) *[.$B$44])" office:value-type="float" office:value="288.308721826522" calcext:value-type="float">
            <text:p>288.31</text:p>
          </table:table-cell>
          <table:table-cell table:style-name="ce83" table:formula="of:=(([.$M$50] * POWER([.M56];3)) + ([.$N$50] * POWER([.M56];2)) + ([.$M$52] * [.M56]) + [.$N$52])" office:value-type="float" office:value="151.299487974182" calcext:value-type="float">
            <text:p>151.30</text:p>
          </table:table-cell>
          <table:table-cell table:number-columns-repeated="7"/>
        </table:table-row>
        <table:table-row table:style-name="ro1">
          <table:table-cell table:formula="of:=[.A56] + (([.B56]-[.B55]) *[.$B$39])" office:value-type="float" office:value="295.357659153416" calcext:value-type="float">
            <text:p>295.36</text:p>
          </table:table-cell>
          <table:table-cell table:formula="of:=(([.$A$50] * POWER([.A57];3)) + ([.$B$50] * POWER([.A57];2)) + ([.$A$52] * [.A57]) + [.$B$52])" office:value-type="float" office:value="64.7649500442517" calcext:value-type="float">
            <text:p>64.76</text:p>
          </table:table-cell>
          <table:table-cell table:formula="of:=[.C56] + (([.D56]-[.D55]) *[.$B$40])" office:value-type="float" office:value="289.542189899055" calcext:value-type="float">
            <text:p>289.54</text:p>
          </table:table-cell>
          <table:table-cell table:formula="of:=(([.$C$50] * POWER([.C57];3)) + ([.$D$50] * POWER([.C57];2)) + ([.$C$52] * [.C57]) + [.$D$52])" office:value-type="float" office:value="141.303282219513" calcext:value-type="float">
            <text:p>141.30</text:p>
          </table:table-cell>
          <table:table-cell table:formula="of:=[.E56] + (([.F56]-[.F55]) *[.$B$41])" office:value-type="float" office:value="289.023703202092" calcext:value-type="float">
            <text:p>289.02</text:p>
          </table:table-cell>
          <table:table-cell table:formula="of:=(([.$E$50] * POWER([.E57];3)) + ([.$F$50] * POWER([.E57];2)) + ([.$E$52] * [.E57]) + [.$F$52])" office:value-type="float" office:value="146.120577962108" calcext:value-type="float">
            <text:p>146.12</text:p>
          </table:table-cell>
          <table:table-cell table:formula="of:=[.G56] + (([.H56]-[.H55]) *[.$B$42])" office:value-type="float" office:value="288.937041677209" calcext:value-type="float">
            <text:p>288.94</text:p>
          </table:table-cell>
          <table:table-cell table:formula="of:=(([.$G$50] * POWER([.G57];3)) + ([.$H$50] * POWER([.G57];2)) + ([.$G$52] * [.G57]) + [.$H$52])" office:value-type="float" office:value="147.056887882519" calcext:value-type="float">
            <text:p>147.06</text:p>
          </table:table-cell>
          <table:table-cell table:formula="of:=[.I56] + (([.J56]-[.J55]) *[.$B$43])" office:value-type="float" office:value="288.785335389473" calcext:value-type="float">
            <text:p>288.79</text:p>
          </table:table-cell>
          <table:table-cell table:formula="of:=(([.$I$50] * POWER([.I57];3)) + ([.$J$50] * POWER([.I57];2)) + ([.$I$52] * [.I57]) + [.$J$52])" office:value-type="float" office:value="148.759544085051" calcext:value-type="float">
            <text:p>148.76</text:p>
          </table:table-cell>
          <table:table-cell table:formula="of:=[.K56] + (([.L56]-[.L55]) * [.$B$44])" office:value-type="float" office:value="288.63771336657" calcext:value-type="float">
            <text:p>288.64</text:p>
          </table:table-cell>
          <table:table-cell table:style-name="ce83" table:formula="of:=(([.$K$50] * POWER([.K57];3)) + ([.$L$50] * POWER([.K57];2)) + ([.$K$52] * [.K57]) + [.$L$52])" office:value-type="float" office:value="150.543509567065" calcext:value-type="float">
            <text:p>150.54</text:p>
          </table:table-cell>
          <table:table-cell table:style-name="ce83" table:formula="of:=[.M56] + (([.N56]-[.N55]) *[.$B$44])" office:value-type="float" office:value="288.561005951778" calcext:value-type="float">
            <text:p>288.56</text:p>
          </table:table-cell>
          <table:table-cell table:style-name="ce83" table:formula="of:=(([.$M$50] * POWER([.M57];3)) + ([.$N$50] * POWER([.M57];2)) + ([.$M$52] * [.M57]) + [.$N$52])" office:value-type="float" office:value="151.965175224108" calcext:value-type="float">
            <text:p>151.97</text:p>
          </table:table-cell>
          <table:table-cell table:number-columns-repeated="7"/>
        </table:table-row>
        <table:table-row table:style-name="ro1">
          <table:table-cell table:formula="of:=[.A57] + (([.B57]-[.B56]) *[.$B$39])" office:value-type="float" office:value="296.319593311773" calcext:value-type="float">
            <text:p>296.32</text:p>
          </table:table-cell>
          <table:table-cell table:formula="of:=(([.$A$50] * POWER([.A58];3)) + ([.$B$50] * POWER([.A58];2)) + ([.$A$52] * [.A58]) + [.$B$52])" office:value-type="float" office:value="65.7256053340711" calcext:value-type="float">
            <text:p>65.73</text:p>
          </table:table-cell>
          <table:table-cell table:formula="of:=[.C57] + (([.D57]-[.D56]) *[.$B$40])" office:value-type="float" office:value="289.871162988279" calcext:value-type="float">
            <text:p>289.87</text:p>
          </table:table-cell>
          <table:table-cell table:formula="of:=(([.$C$50] * POWER([.C58];3)) + ([.$D$50] * POWER([.C58];2)) + ([.$C$52] * [.C58]) + [.$D$52])" office:value-type="float" office:value="142.183680167698" calcext:value-type="float">
            <text:p>142.18</text:p>
          </table:table-cell>
          <table:table-cell table:formula="of:=[.E57] + (([.F57]-[.F56]) *[.$B$41])" office:value-type="float" office:value="289.244547904078" calcext:value-type="float">
            <text:p>289.24</text:p>
          </table:table-cell>
          <table:table-cell table:formula="of:=(([.$E$50] * POWER([.E58];3)) + ([.$F$50] * POWER([.E58];2)) + ([.$E$52] * [.E58]) + [.$F$52])" office:value-type="float" office:value="146.706429048868" calcext:value-type="float">
            <text:p>146.71</text:p>
          </table:table-cell>
          <table:table-cell table:formula="of:=[.G57] + (([.H57]-[.H56]) *[.$B$42])" office:value-type="float" office:value="289.144047711553" calcext:value-type="float">
            <text:p>289.14</text:p>
          </table:table-cell>
          <table:table-cell table:formula="of:=(([.$G$50] * POWER([.G58];3)) + ([.$H$50] * POWER([.G58];2)) + ([.$G$52] * [.G58]) + [.$H$52])" office:value-type="float" office:value="147.608195810107" calcext:value-type="float">
            <text:p>147.61</text:p>
          </table:table-cell>
          <table:table-cell table:formula="of:=[.I57] + (([.J57]-[.J56]) *[.$B$43])" office:value-type="float" office:value="288.964491816459" calcext:value-type="float">
            <text:p>288.96</text:p>
          </table:table-cell>
          <table:table-cell table:formula="of:=(([.$I$50] * POWER([.I58];3)) + ([.$J$50] * POWER([.I58];2)) + ([.$I$52] * [.I58]) + [.$J$52])" office:value-type="float" office:value="149.23216128478" calcext:value-type="float">
            <text:p>149.23</text:p>
          </table:table-cell>
          <table:table-cell table:formula="of:=[.K57] + (([.L57]-[.L56]) * [.$B$44])" office:value-type="float" office:value="288.794264981127" calcext:value-type="float">
            <text:p>288.79</text:p>
          </table:table-cell>
          <table:table-cell table:style-name="ce83" table:formula="of:=(([.$K$50] * POWER([.K58];3)) + ([.$L$50] * POWER([.K58];2)) + ([.$K$52] * [.K58]) + [.$L$52])" office:value-type="float" office:value="150.956401808994" calcext:value-type="float">
            <text:p>150.96</text:p>
          </table:table-cell>
          <table:table-cell table:style-name="ce83" table:formula="of:=[.M57] + (([.N57]-[.N56]) *[.$B$44])" office:value-type="float" office:value="288.710440566285" calcext:value-type="float">
            <text:p>288.71</text:p>
          </table:table-cell>
          <table:table-cell table:style-name="ce83" table:formula="of:=(([.$M$50] * POWER([.M58];3)) + ([.$N$50] * POWER([.M58];2)) + ([.$M$52] * [.M58]) + [.$N$52])" office:value-type="float" office:value="152.36050797317" calcext:value-type="float">
            <text:p>152.36</text:p>
          </table:table-cell>
          <table:table-cell table:number-columns-repeated="7"/>
        </table:table-row>
        <table:table-row table:style-name="ro1">
          <table:table-cell table:formula="of:=[.A58] + (([.B58]-[.B57]) *[.$B$39])" office:value-type="float" office:value="296.932484788738" calcext:value-type="float">
            <text:p>296.93</text:p>
          </table:table-cell>
          <table:table-cell table:formula="of:=(([.$A$50] * POWER([.A59];3)) + ([.$B$50] * POWER([.A59];2)) + ([.$A$52] * [.A59]) + [.$B$52])" office:value-type="float" office:value="66.3425079671681" calcext:value-type="float">
            <text:p>66.34</text:p>
          </table:table-cell>
          <table:table-cell table:formula="of:=[.C58] + (([.D58]-[.D57]) *[.$B$40])" office:value-type="float" office:value="290.088429706103" calcext:value-type="float">
            <text:p>290.09</text:p>
          </table:table-cell>
          <table:table-cell table:formula="of:=(([.$C$50] * POWER([.C59];3)) + ([.$D$50] * POWER([.C59];2)) + ([.$C$52] * [.C59]) + [.$D$52])" office:value-type="float" office:value="142.766281918881" calcext:value-type="float">
            <text:p>142.77</text:p>
          </table:table-cell>
          <table:table-cell table:formula="of:=[.E58] + (([.F58]-[.F57]) *[.$B$41])" office:value-type="float" office:value="289.381846879246" calcext:value-type="float">
            <text:p>289.38</text:p>
          </table:table-cell>
          <table:table-cell table:formula="of:=(([.$E$50] * POWER([.E59];3)) + ([.$F$50] * POWER([.E59];2)) + ([.$E$52] * [.E59]) + [.$F$52])" office:value-type="float" office:value="147.071255359886" calcext:value-type="float">
            <text:p>147.07</text:p>
          </table:table-cell>
          <table:table-cell table:formula="of:=[.G58] + (([.H58]-[.H57]) *[.$B$42])" office:value-type="float" office:value="289.27205180884" calcext:value-type="float">
            <text:p>289.27</text:p>
          </table:table-cell>
          <table:table-cell table:formula="of:=(([.$G$50] * POWER([.G59];3)) + ([.$H$50] * POWER([.G59];2)) + ([.$G$52] * [.G59]) + [.$H$52])" office:value-type="float" office:value="147.949661322314" calcext:value-type="float">
            <text:p>147.95</text:p>
          </table:table-cell>
          <table:table-cell table:formula="of:=[.I58] + (([.J58]-[.J57]) *[.$B$43])" office:value-type="float" office:value="289.072398862768" calcext:value-type="float">
            <text:p>289.07</text:p>
          </table:table-cell>
          <table:table-cell table:formula="of:=(([.$I$50] * POWER([.I59];3)) + ([.$J$50] * POWER([.I59];2)) + ([.$I$52] * [.I59]) + [.$J$52])" office:value-type="float" office:value="149.517252405368" calcext:value-type="float">
            <text:p>149.52</text:p>
          </table:table-cell>
          <table:table-cell table:formula="of:=[.K58] + (([.L58]-[.L57]) * [.$B$44])" office:value-type="float" office:value="288.886951739079" calcext:value-type="float">
            <text:p>288.89</text:p>
          </table:table-cell>
          <table:table-cell table:style-name="ce83" table:formula="of:=(([.$K$50] * POWER([.K59];3)) + ([.$L$50] * POWER([.K59];2)) + ([.$K$52] * [.K59]) + [.$L$52])" office:value-type="float" office:value="151.201216476397" calcext:value-type="float">
            <text:p>151.20</text:p>
          </table:table-cell>
          <table:table-cell table:style-name="ce83" table:formula="of:=[.M58] + (([.N58]-[.N57]) *[.$B$44])" office:value-type="float" office:value="288.799185539189" calcext:value-type="float">
            <text:p>288.80</text:p>
          </table:table-cell>
          <table:table-cell table:style-name="ce83" table:formula="of:=(([.$M$50] * POWER([.M59];3)) + ([.$N$50] * POWER([.M59];2)) + ([.$M$52] * [.M59]) + [.$N$52])" office:value-type="float" office:value="152.595649303401" calcext:value-type="float">
            <text:p>152.60</text:p>
          </table:table-cell>
          <table:table-cell table:number-columns-repeated="7"/>
        </table:table-row>
        <table:table-row table:style-name="ro1">
          <table:table-cell table:formula="of:=[.A59] + (([.B59]-[.B58]) *[.$B$39])" office:value-type="float" office:value="297.326064431663" calcext:value-type="float">
            <text:p>297.33</text:p>
          </table:table-cell>
          <table:table-cell table:formula="of:=(([.$A$50] * POWER([.A60];3)) + ([.$B$50] * POWER([.A60];2)) + ([.$A$52] * [.A60]) + [.$B$52])" office:value-type="float" office:value="66.740620939051" calcext:value-type="float">
            <text:p>66.74</text:p>
          </table:table-cell>
          <table:table-cell table:formula="of:=[.C59] + (([.D59]-[.D58]) *[.$B$40])" office:value-type="float" office:value="290.232205563986" calcext:value-type="float">
            <text:p>290.23</text:p>
          </table:table-cell>
          <table:table-cell table:formula="of:=(([.$C$50] * POWER([.C60];3)) + ([.$D$50] * POWER([.C60];2)) + ([.$C$52] * [.C60]) + [.$D$52])" office:value-type="float" office:value="143.152334017128" calcext:value-type="float">
            <text:p>143.15</text:p>
          </table:table-cell>
          <table:table-cell table:formula="of:=[.E59] + (([.F59]-[.F58]) *[.$B$41])" office:value-type="float" office:value="289.467346897509" calcext:value-type="float">
            <text:p>289.47</text:p>
          </table:table-cell>
          <table:table-cell table:formula="of:=(([.$E$50] * POWER([.E60];3)) + ([.$F$50] * POWER([.E60];2)) + ([.$E$52] * [.E60]) + [.$F$52])" office:value-type="float" office:value="147.298677731984" calcext:value-type="float">
            <text:p>147.30</text:p>
          </table:table-cell>
          <table:table-cell table:formula="of:=[.G59] + (([.H59]-[.H58]) *[.$B$42])" office:value-type="float" office:value="289.351334152622" calcext:value-type="float">
            <text:p>289.35</text:p>
          </table:table-cell>
          <table:table-cell table:formula="of:=(([.$G$50] * POWER([.G60];3)) + ([.$H$50] * POWER([.G60];2)) + ([.$G$52] * [.G60]) + [.$H$52])" office:value-type="float" office:value="148.161368793387" calcext:value-type="float">
            <text:p>148.16</text:p>
          </table:table-cell>
          <table:table-cell table:formula="of:=[.I59] + (([.J59]-[.J58]) *[.$B$43])" office:value-type="float" office:value="289.137490316844" calcext:value-type="float">
            <text:p>289.14</text:p>
          </table:table-cell>
          <table:table-cell table:formula="of:=(([.$I$50] * POWER([.I60];3)) + ([.$J$50] * POWER([.I60];2)) + ([.$I$52] * [.I60]) + [.$J$52])" office:value-type="float" office:value="149.689381726379" calcext:value-type="float">
            <text:p>149.69</text:p>
          </table:table-cell>
          <table:table-cell table:formula="of:=[.K59] + (([.L59]-[.L58]) * [.$B$44])" office:value-type="float" office:value="288.941908155103" calcext:value-type="float">
            <text:p>288.94</text:p>
          </table:table-cell>
          <table:table-cell table:style-name="ce83" table:formula="of:=(([.$K$50] * POWER([.K60];3)) + ([.$L$50] * POWER([.K60];2)) + ([.$K$52] * [.K60]) + [.$L$52])" office:value-type="float" office:value="151.346500765555" calcext:value-type="float">
            <text:p>151.35</text:p>
          </table:table-cell>
          <table:table-cell table:style-name="ce83" table:formula="of:=[.M59] + (([.N59]-[.N58]) *[.$B$44])" office:value-type="float" office:value="288.85197046791" calcext:value-type="float">
            <text:p>288.85</text:p>
          </table:table-cell>
          <table:table-cell table:style-name="ce83" table:formula="of:=(([.$M$50] * POWER([.M60];3)) + ([.$N$50] * POWER([.M60];2)) + ([.$M$52] * [.M60]) + [.$N$52])" office:value-type="float" office:value="152.735639118775" calcext:value-type="float">
            <text:p>152.74</text:p>
          </table:table-cell>
          <table:table-cell table:number-columns-repeated="7"/>
        </table:table-row>
        <table:table-row table:style-name="ro1">
          <table:table-cell table:formula="of:=[.A60] + (([.B60]-[.B59]) *[.$B$39])" office:value-type="float" office:value="297.580057773419" calcext:value-type="float">
            <text:p>297.58</text:p>
          </table:table-cell>
          <table:table-cell table:formula="of:=(([.$A$50] * POWER([.A61];3)) + ([.$B$50] * POWER([.A61];2)) + ([.$A$52] * [.A61]) + [.$B$52])" office:value-type="float" office:value="66.9983464613656" calcext:value-type="float">
            <text:p>67.00</text:p>
          </table:table-cell>
          <table:table-cell table:formula="of:=[.C60] + (([.D60]-[.D59]) *[.$B$40])" office:value-type="float" office:value="290.327476426973" calcext:value-type="float">
            <text:p>290.33</text:p>
          </table:table-cell>
          <table:table-cell table:formula="of:=(([.$C$50] * POWER([.C61];3)) + ([.$D$50] * POWER([.C61];2)) + ([.$C$52] * [.C61]) + [.$D$52])" office:value-type="float" office:value="143.408375677194" calcext:value-type="float">
            <text:p>143.41</text:p>
          </table:table-cell>
          <table:table-cell table:formula="of:=[.E60] + (([.F60]-[.F59]) *[.$B$41])" office:value-type="float" office:value="289.520645183242" calcext:value-type="float">
            <text:p>289.52</text:p>
          </table:table-cell>
          <table:table-cell table:formula="of:=(([.$E$50] * POWER([.E61];3)) + ([.$F$50] * POWER([.E61];2)) + ([.$E$52] * [.E61]) + [.$F$52])" office:value-type="float" office:value="147.440537682961" calcext:value-type="float">
            <text:p>147.44</text:p>
          </table:table-cell>
          <table:table-cell table:formula="of:=[.G60] + (([.H60]-[.H59]) *[.$B$42])" office:value-type="float" office:value="289.400488939571" calcext:value-type="float">
            <text:p>289.40</text:p>
          </table:table-cell>
          <table:table-cell table:formula="of:=(([.$G$50] * POWER([.G61];3)) + ([.$H$50] * POWER([.G61];2)) + ([.$G$52] * [.G61]) + [.$H$52])" office:value-type="float" office:value="148.29270810155" calcext:value-type="float">
            <text:p>148.29</text:p>
          </table:table-cell>
          <table:table-cell table:formula="of:=[.I60] + (([.J60]-[.J59]) *[.$B$43])" office:value-type="float" office:value="289.176790550995" calcext:value-type="float">
            <text:p>289.18</text:p>
          </table:table-cell>
          <table:table-cell table:formula="of:=(([.$I$50] * POWER([.I61];3)) + ([.$J$50] * POWER([.I61];2)) + ([.$I$52] * [.I61]) + [.$J$52])" office:value-type="float" office:value="149.793365605298" calcext:value-type="float">
            <text:p>149.79</text:p>
          </table:table-cell>
          <table:table-cell table:formula="of:=[.K60] + (([.L60]-[.L59]) * [.$B$44])" office:value-type="float" office:value="288.974521821275" calcext:value-type="float">
            <text:p>288.97</text:p>
          </table:table-cell>
          <table:table-cell table:style-name="ce83" table:formula="of:=(([.$K$50] * POWER([.K61];3)) + ([.$L$50] * POWER([.K61];2)) + ([.$K$52] * [.K61]) + [.$L$52])" office:value-type="float" office:value="151.432764037309" calcext:value-type="float">
            <text:p>151.43</text:p>
          </table:table-cell>
          <table:table-cell table:style-name="ce83" table:formula="of:=[.M60] + (([.N60]-[.N59]) *[.$B$44])" office:value-type="float" office:value="288.883395621535" calcext:value-type="float">
            <text:p>288.88</text:p>
          </table:table-cell>
          <table:table-cell table:style-name="ce83" table:formula="of:=(([.$M$50] * POWER([.M61];3)) + ([.$N$50] * POWER([.M61];2)) + ([.$M$52] * [.M61]) + [.$N$52])" office:value-type="float" office:value="152.81902701861" calcext:value-type="float">
            <text:p>152.82</text:p>
          </table:table-cell>
          <table:table-cell table:number-columns-repeated="7"/>
        </table:table-row>
        <table:table-row table:style-name="ro1">
          <table:table-cell table:formula="of:=[.A61] + (([.B61]-[.B60]) *[.$B$39])" office:value-type="float" office:value="297.744484886553" calcext:value-type="float">
            <text:p>297.74</text:p>
          </table:table-cell>
          <table:table-cell table:formula="of:=(([.$A$50] * POWER([.A62];3)) + ([.$B$50] * POWER([.A62];2)) + ([.$A$52] * [.A62]) + [.$B$52])" office:value-type="float" office:value="67.1655254155974" calcext:value-type="float">
            <text:p>67.17</text:p>
          </table:table-cell>
          <table:table-cell table:formula="of:=[.C61] + (([.D61]-[.D60]) *[.$B$40])" office:value-type="float" office:value="290.390663002116" calcext:value-type="float">
            <text:p>290.39</text:p>
          </table:table-cell>
          <table:table-cell table:formula="of:=(([.$C$50] * POWER([.C62];3)) + ([.$D$50] * POWER([.C62];2)) + ([.$C$52] * [.C62]) + [.$D$52])" office:value-type="float" office:value="143.578292640534" calcext:value-type="float">
            <text:p>143.58</text:p>
          </table:table-cell>
          <table:table-cell table:formula="of:=[.E61] + (([.F61]-[.F60]) *[.$B$41])" office:value-type="float" office:value="289.553891218501" calcext:value-type="float">
            <text:p>289.55</text:p>
          </table:table-cell>
          <table:table-cell table:formula="of:=(([.$E$50] * POWER([.E62];3)) + ([.$F$50] * POWER([.E62];2)) + ([.$E$52] * [.E62]) + [.$F$52])" office:value-type="float" office:value="147.529061660182" calcext:value-type="float">
            <text:p>147.53</text:p>
          </table:table-cell>
          <table:table-cell table:formula="of:=[.G61] + (([.H61]-[.H60]) *[.$B$42])" office:value-type="float" office:value="289.430983639064" calcext:value-type="float">
            <text:p>289.43</text:p>
          </table:table-cell>
          <table:table-cell table:formula="of:=(([.$G$50] * POWER([.G62];3)) + ([.$H$50] * POWER([.G62];2)) + ([.$G$52] * [.G62]) + [.$H$52])" office:value-type="float" office:value="148.374219749113" calcext:value-type="float">
            <text:p>148.37</text:p>
          </table:table-cell>
          <table:table-cell table:formula="of:=[.I61] + (([.J61]-[.J60]) *[.$B$43])" office:value-type="float" office:value="289.200531949413" calcext:value-type="float">
            <text:p>289.20</text:p>
          </table:table-cell>
          <table:table-cell table:formula="of:=(([.$I$50] * POWER([.I62];3)) + ([.$J$50] * POWER([.I62];2)) + ([.$I$52] * [.I62]) + [.$J$52])" office:value-type="float" office:value="149.856203591975" calcext:value-type="float">
            <text:p>149.86</text:p>
          </table:table-cell>
          <table:table-cell table:formula="of:=[.K61] + (([.L61]-[.L60]) * [.$B$44])" office:value-type="float" office:value="288.993886348329" calcext:value-type="float">
            <text:p>288.99</text:p>
          </table:table-cell>
          <table:table-cell table:style-name="ce83" table:formula="of:=(([.$K$50] * POWER([.K62];3)) + ([.$L$50] * POWER([.K62];2)) + ([.$K$52] * [.K62]) + [.$L$52])" office:value-type="float" office:value="151.48399912747" calcext:value-type="float">
            <text:p>151.48</text:p>
          </table:table-cell>
          <table:table-cell table:style-name="ce83" table:formula="of:=[.M61] + (([.N61]-[.N60]) *[.$B$44])" office:value-type="float" office:value="288.902114680173" calcext:value-type="float">
            <text:p>288.90</text:p>
          </table:table-cell>
          <table:table-cell table:style-name="ce83" table:formula="of:=(([.$M$50] * POWER([.M62];3)) + ([.$N$50] * POWER([.M62];2)) + ([.$M$52] * [.M62]) + [.$N$52])" office:value-type="float" office:value="152.868715090957" calcext:value-type="float">
            <text:p>152.87</text:p>
          </table:table-cell>
          <table:table-cell table:number-columns-repeated="7"/>
        </table:table-row>
        <table:table-row table:style-name="ro1">
          <table:table-cell table:formula="of:=[.A62] + (([.B62]-[.B61]) *[.$B$39])" office:value-type="float" office:value="297.85114391114" calcext:value-type="float">
            <text:p>297.85</text:p>
          </table:table-cell>
          <table:table-cell table:formula="of:=(([.$A$50] * POWER([.A63];3)) + ([.$B$50] * POWER([.A63];2)) + ([.$A$52] * [.A63]) + [.$B$52])" office:value-type="float" office:value="67.2741101293218" calcext:value-type="float">
            <text:p>67.27</text:p>
          </table:table-cell>
          <table:table-cell table:formula="of:=[.C62] + (([.D62]-[.D61]) *[.$B$40])" office:value-type="float" office:value="290.432595517979" calcext:value-type="float">
            <text:p>290.43</text:p>
          </table:table-cell>
          <table:table-cell table:formula="of:=(([.$C$50] * POWER([.C63];3)) + ([.$D$50] * POWER([.C63];2)) + ([.$C$52] * [.C63]) + [.$D$52])" office:value-type="float" office:value="143.691099973325" calcext:value-type="float">
            <text:p>143.69</text:p>
          </table:table-cell>
          <table:table-cell table:formula="of:=[.E62] + (([.F62]-[.F61]) *[.$B$41])" office:value-type="float" office:value="289.574637533776" calcext:value-type="float">
            <text:p>289.57</text:p>
          </table:table-cell>
          <table:table-cell table:formula="of:=(([.$E$50] * POWER([.E63];3)) + ([.$F$50] * POWER([.E63];2)) + ([.$E$52] * [.E63]) + [.$F$52])" office:value-type="float" office:value="147.584316580028" calcext:value-type="float">
            <text:p>147.58</text:p>
          </table:table-cell>
          <table:table-cell table:formula="of:=[.G62] + (([.H62]-[.H61]) *[.$B$42])" office:value-type="float" office:value="289.449909223737" calcext:value-type="float">
            <text:p>289.45</text:p>
          </table:table-cell>
          <table:table-cell table:formula="of:=(([.$G$50] * POWER([.G63];3)) + ([.$H$50] * POWER([.G63];2)) + ([.$G$52] * [.G63]) + [.$H$52])" office:value-type="float" office:value="148.424819416633" calcext:value-type="float">
            <text:p>148.42</text:p>
          </table:table-cell>
          <table:table-cell table:formula="of:=[.I62] + (([.J62]-[.J61]) *[.$B$43])" office:value-type="float" office:value="289.214878997177" calcext:value-type="float">
            <text:p>289.21</text:p>
          </table:table-cell>
          <table:table-cell table:formula="of:=(([.$I$50] * POWER([.I63];3)) + ([.$J$50] * POWER([.I63];2)) + ([.$I$52] * [.I63]) + [.$J$52])" office:value-type="float" office:value="149.894184577341" calcext:value-type="float">
            <text:p>149.89</text:p>
          </table:table-cell>
          <table:table-cell table:formula="of:=[.K62] + (([.L62]-[.L61]) * [.$B$44])" office:value-type="float" office:value="289.005387689158" calcext:value-type="float">
            <text:p>289.01</text:p>
          </table:table-cell>
          <table:table-cell table:style-name="ce83" table:formula="of:=(([.$K$50] * POWER([.K63];3)) + ([.$L$50] * POWER([.K63];2)) + ([.$K$52] * [.K63]) + [.$L$52])" office:value-type="float" office:value="151.514435219117" calcext:value-type="float">
            <text:p>151.51</text:p>
          </table:table-cell>
          <table:table-cell table:style-name="ce83" table:formula="of:=[.M62] + (([.N62]-[.N61]) *[.$B$44])" office:value-type="float" office:value="288.913268743794" calcext:value-type="float">
            <text:p>288.91</text:p>
          </table:table-cell>
          <table:table-cell table:style-name="ce83" table:formula="of:=(([.$M$50] * POWER([.M63];3)) + ([.$N$50] * POWER([.M63];2)) + ([.$M$52] * [.M63]) + [.$N$52])" office:value-type="float" office:value="152.898328350277" calcext:value-type="float">
            <text:p>152.90</text:p>
          </table:table-cell>
          <table:table-cell table:number-columns-repeated="7"/>
        </table:table-row>
        <table:table-row table:style-name="ro1">
          <table:table-cell table:formula="of:=[.A63] + (([.B63]-[.B62]) *[.$B$39])" office:value-type="float" office:value="297.920420212719" calcext:value-type="float">
            <text:p>297.92</text:p>
          </table:table-cell>
          <table:table-cell table:formula="of:=(([.$A$50] * POWER([.A64];3)) + ([.$B$50] * POWER([.A64];2)) + ([.$A$52] * [.A64]) + [.$B$52])" office:value-type="float" office:value="67.3446963548834" calcext:value-type="float">
            <text:p>67.34</text:p>
          </table:table-cell>
          <table:table-cell table:formula="of:=[.C63] + (([.D63]-[.D62]) *[.$B$40])" office:value-type="float" office:value="290.460434382202" calcext:value-type="float">
            <text:p>290.46</text:p>
          </table:table-cell>
          <table:table-cell table:formula="of:=(([.$C$50] * POWER([.C64];3)) + ([.$D$50] * POWER([.C64];2)) + ([.$C$52] * [.C64]) + [.$D$52])" office:value-type="float" office:value="143.766012460643" calcext:value-type="float">
            <text:p>143.77</text:p>
          </table:table-cell>
          <table:table-cell table:formula="of:=[.E63] + (([.F63]-[.F62]) *[.$B$41])" office:value-type="float" office:value="289.587586974409" calcext:value-type="float">
            <text:p>289.59</text:p>
          </table:table-cell>
          <table:table-cell table:formula="of:=(([.$E$50] * POWER([.E64];3)) + ([.$F$50] * POWER([.E64];2)) + ([.$E$52] * [.E64]) + [.$F$52])" office:value-type="float" office:value="147.618811011425" calcext:value-type="float">
            <text:p>147.62</text:p>
          </table:table-cell>
          <table:table-cell table:formula="of:=[.G63] + (([.H63]-[.H62]) *[.$B$42])" office:value-type="float" office:value="289.461657585116" calcext:value-type="float">
            <text:p>289.46</text:p>
          </table:table-cell>
          <table:table-cell table:formula="of:=(([.$G$50] * POWER([.G64];3)) + ([.$H$50] * POWER([.G64];2)) + ([.$G$52] * [.G64]) + [.$H$52])" office:value-type="float" office:value="148.45623459521" calcext:value-type="float">
            <text:p>148.46</text:p>
          </table:table-cell>
          <table:table-cell table:formula="of:=[.I63] + (([.J63]-[.J62]) *[.$B$43])" office:value-type="float" office:value="289.223550742405" calcext:value-type="float">
            <text:p>289.22</text:p>
          </table:table-cell>
          <table:table-cell table:formula="of:=(([.$I$50] * POWER([.I64];3)) + ([.$J$50] * POWER([.I64];2)) + ([.$I$52] * [.I64]) + [.$J$52])" office:value-type="float" office:value="149.917144119693" calcext:value-type="float">
            <text:p>149.92</text:p>
          </table:table-cell>
          <table:table-cell table:formula="of:=[.K63] + (([.L63]-[.L62]) * [.$B$44])" office:value-type="float" office:value="289.012220035163" calcext:value-type="float">
            <text:p>289.01</text:p>
          </table:table-cell>
          <table:table-cell table:style-name="ce83" table:formula="of:=(([.$K$50] * POWER([.K64];3)) + ([.$L$50] * POWER([.K64];2)) + ([.$K$52] * [.K64]) + [.$L$52])" office:value-type="float" office:value="151.532517685932" calcext:value-type="float">
            <text:p>151.53</text:p>
          </table:table-cell>
          <table:table-cell table:style-name="ce83" table:formula="of:=[.M63] + (([.N63]-[.N62]) *[.$B$44])" office:value-type="float" office:value="288.919916378987" calcext:value-type="float">
            <text:p>288.92</text:p>
          </table:table-cell>
          <table:table-cell table:style-name="ce83" table:formula="of:=(([.$M$50] * POWER([.M64];3)) + ([.$N$50] * POWER([.M64];2)) + ([.$M$52] * [.M64]) + [.$N$52])" office:value-type="float" office:value="152.915979415038" calcext:value-type="float">
            <text:p>152.92</text:p>
          </table:table-cell>
          <table:table-cell table:number-columns-repeated="7"/>
        </table:table-row>
        <table:table-row table:style-name="ro1">
          <table:table-cell table:formula="of:=[.A64] + (([.B64]-[.B63]) *[.$B$39])" office:value-type="float" office:value="297.965453739829" calcext:value-type="float">
            <text:p>297.97</text:p>
          </table:table-cell>
          <table:table-cell table:formula="of:=(([.$A$50] * POWER([.A65];3)) + ([.$B$50] * POWER([.A65];2)) + ([.$A$52] * [.A65]) + [.$B$52])" office:value-type="float" office:value="67.3906063624731" calcext:value-type="float">
            <text:p>67.39</text:p>
          </table:table-cell>
          <table:table-cell table:formula="of:=[.C64] + (([.D64]-[.D63]) *[.$B$40])" office:value-type="float" office:value="290.478921465546" calcext:value-type="float">
            <text:p>290.48</text:p>
          </table:table-cell>
          <table:table-cell table:formula="of:=(([.$C$50] * POWER([.C65];3)) + ([.$D$50] * POWER([.C65];2)) + ([.$C$52] * [.C65]) + [.$D$52])" office:value-type="float" office:value="143.815768812376" calcext:value-type="float">
            <text:p>143.82</text:p>
          </table:table-cell>
          <table:table-cell table:formula="of:=[.E64] + (([.F64]-[.F63]) *[.$B$41])" office:value-type="float" office:value="289.595671025436" calcext:value-type="float">
            <text:p>289.60</text:p>
          </table:table-cell>
          <table:table-cell table:formula="of:=(([.$E$50] * POWER([.E65];3)) + ([.$F$50] * POWER([.E65];2)) + ([.$E$52] * [.E65]) + [.$F$52])" office:value-type="float" office:value="147.640347231726" calcext:value-type="float">
            <text:p>147.64</text:p>
          </table:table-cell>
          <table:table-cell table:formula="of:=[.G64] + (([.H64]-[.H63]) *[.$B$42])" office:value-type="float" office:value="289.468951642345" calcext:value-type="float">
            <text:p>289.47</text:p>
          </table:table-cell>
          <table:table-cell table:formula="of:=(([.$G$50] * POWER([.G65];3)) + ([.$H$50] * POWER([.G65];2)) + ([.$G$52] * [.G65]) + [.$H$52])" office:value-type="float" office:value="148.475740721297" calcext:value-type="float">
            <text:p>148.48</text:p>
          </table:table-cell>
          <table:table-cell table:formula="of:=[.I64] + (([.J64]-[.J63]) *[.$B$43])" office:value-type="float" office:value="289.228792820775" calcext:value-type="float">
            <text:p>289.23</text:p>
          </table:table-cell>
          <table:table-cell table:formula="of:=(([.$I$50] * POWER([.I65];3)) + ([.$J$50] * POWER([.I65];2)) + ([.$I$52] * [.I65]) + [.$J$52])" office:value-type="float" office:value="149.931024209966" calcext:value-type="float">
            <text:p>149.93</text:p>
          </table:table-cell>
          <table:table-cell table:formula="of:=[.K64] + (([.L64]-[.L63]) * [.$B$44])" office:value-type="float" office:value="289.016279218298" calcext:value-type="float">
            <text:p>289.02</text:p>
          </table:table-cell>
          <table:table-cell table:style-name="ce83" table:formula="of:=(([.$K$50] * POWER([.K65];3)) + ([.$L$50] * POWER([.K65];2)) + ([.$K$52] * [.K65]) + [.$L$52])" office:value-type="float" office:value="151.543261405012" calcext:value-type="float">
            <text:p>151.54</text:p>
          </table:table-cell>
          <table:table-cell table:style-name="ce83" table:formula="of:=[.M64] + (([.N64]-[.N63]) *[.$B$44])" office:value-type="float" office:value="288.92387872025" calcext:value-type="float">
            <text:p>288.92</text:p>
          </table:table-cell>
          <table:table-cell table:style-name="ce83" table:formula="of:=(([.$M$50] * POWER([.M65];3)) + ([.$N$50] * POWER([.M65];2)) + ([.$M$52] * [.M65]) + [.$N$52])" office:value-type="float" office:value="152.92650111209" calcext:value-type="float">
            <text:p>152.93</text:p>
          </table:table-cell>
          <table:table-cell table:number-columns-repeated="7"/>
        </table:table-row>
        <table:table-row table:style-name="ro1">
          <table:table-cell table:formula="of:=[.A65] + (([.B65]-[.B64]) *[.$B$39])" office:value-type="float" office:value="297.994744009354" calcext:value-type="float">
            <text:p>297.99</text:p>
          </table:table-cell>
          <table:table-cell table:formula="of:=(([.$A$50] * POWER([.A66];3)) + ([.$B$50] * POWER([.A66];2)) + ([.$A$52] * [.A66]) + [.$B$52])" office:value-type="float" office:value="67.4204772482055" calcext:value-type="float">
            <text:p>67.42</text:p>
          </table:table-cell>
          <table:table-cell table:formula="of:=[.C65] + (([.D65]-[.D64]) *[.$B$40])" office:value-type="float" office:value="290.491200457397" calcext:value-type="float">
            <text:p>290.49</text:p>
          </table:table-cell>
          <table:table-cell table:formula="of:=(([.$C$50] * POWER([.C66];3)) + ([.$D$50] * POWER([.C66];2)) + ([.$C$52] * [.C66]) + [.$D$52])" office:value-type="float" office:value="143.848820554389" calcext:value-type="float">
            <text:p>143.85</text:p>
          </table:table-cell>
          <table:table-cell table:formula="of:=[.E65] + (([.F65]-[.F64]) *[.$B$41])" office:value-type="float" office:value="289.600718214122" calcext:value-type="float">
            <text:p>289.60</text:p>
          </table:table-cell>
          <table:table-cell table:formula="of:=(([.$E$50] * POWER([.E66];3)) + ([.$F$50] * POWER([.E66];2)) + ([.$E$52] * [.E66]) + [.$F$52])" office:value-type="float" office:value="147.65379395569" calcext:value-type="float">
            <text:p>147.65</text:p>
          </table:table-cell>
          <table:table-cell table:formula="of:=[.G65] + (([.H65]-[.H64]) *[.$B$42])" office:value-type="float" office:value="289.473480625036" calcext:value-type="float">
            <text:p>289.47</text:p>
          </table:table-cell>
          <table:table-cell table:formula="of:=(([.$G$50] * POWER([.G66];3)) + ([.$H$50] * POWER([.G66];2)) + ([.$G$52] * [.G66]) + [.$H$52])" office:value-type="float" office:value="148.487853035044" calcext:value-type="float">
            <text:p>148.49</text:p>
          </table:table-cell>
          <table:table-cell table:formula="of:=[.I65] + (([.J65]-[.J64]) *[.$B$43])" office:value-type="float" office:value="289.23196189618" calcext:value-type="float">
            <text:p>289.23</text:p>
          </table:table-cell>
          <table:table-cell table:formula="of:=(([.$I$50] * POWER([.I66];3)) + ([.$J$50] * POWER([.I66];2)) + ([.$I$52] * [.I66]) + [.$J$52])" office:value-type="float" office:value="149.939415732022" calcext:value-type="float">
            <text:p>149.94</text:p>
          </table:table-cell>
          <table:table-cell table:formula="of:=[.K65] + (([.L65]-[.L64]) * [.$B$44])" office:value-type="float" office:value="289.018690986766" calcext:value-type="float">
            <text:p>289.02</text:p>
          </table:table-cell>
          <table:table-cell table:style-name="ce83" table:formula="of:=(([.$K$50] * POWER([.K66];3)) + ([.$L$50] * POWER([.K66];2)) + ([.$K$52] * [.K66]) + [.$L$52])" office:value-type="float" office:value="151.549645044494" calcext:value-type="float">
            <text:p>151.55</text:p>
          </table:table-cell>
          <table:table-cell table:style-name="ce83" table:formula="of:=[.M65] + (([.N65]-[.N64]) *[.$B$44])" office:value-type="float" office:value="288.926240648833" calcext:value-type="float">
            <text:p>288.93</text:p>
          </table:table-cell>
          <table:table-cell table:style-name="ce83" table:formula="of:=(([.$M$50] * POWER([.M66];3)) + ([.$N$50] * POWER([.M66];2)) + ([.$M$52] * [.M66]) + [.$N$52])" office:value-type="float" office:value="152.932773294397" calcext:value-type="float">
            <text:p>152.93</text:p>
          </table:table-cell>
          <table:table-cell table:number-columns-repeated="7"/>
        </table:table-row>
        <table:table-row table:style-name="ro1">
          <table:table-cell table:formula="of:=[.A66] + (([.B66]-[.B65]) *[.$B$39])" office:value-type="float" office:value="298.013801429293" calcext:value-type="float">
            <text:p>298.01</text:p>
          </table:table-cell>
          <table:table-cell table:formula="of:=(([.$A$50] * POWER([.A67];3)) + ([.$B$50] * POWER([.A67];2)) + ([.$A$52] * [.A67]) + [.$B$52])" office:value-type="float" office:value="67.4399169004819" calcext:value-type="float">
            <text:p>67.44</text:p>
          </table:table-cell>
          <table:table-cell table:formula="of:=[.C66] + (([.D66]-[.D65]) *[.$B$40])" office:value-type="float" office:value="290.499357045586" calcext:value-type="float">
            <text:p>290.50</text:p>
          </table:table-cell>
          <table:table-cell table:formula="of:=(([.$C$50] * POWER([.C67];3)) + ([.$D$50] * POWER([.C67];2)) + ([.$C$52] * [.C67]) + [.$D$52])" office:value-type="float" office:value="143.870777626917" calcext:value-type="float">
            <text:p>143.87</text:p>
          </table:table-cell>
          <table:table-cell table:formula="of:=[.E66] + (([.F66]-[.F65]) *[.$B$41])" office:value-type="float" office:value="289.603869563434" calcext:value-type="float">
            <text:p>289.60</text:p>
          </table:table-cell>
          <table:table-cell table:formula="of:=(([.$E$50] * POWER([.E67];3)) + ([.$F$50] * POWER([.E67];2)) + ([.$E$52] * [.E67]) + [.$F$52])" office:value-type="float" office:value="147.662190102955" calcext:value-type="float">
            <text:p>147.66</text:p>
          </table:table-cell>
          <table:table-cell table:formula="of:=[.G66] + (([.H66]-[.H65]) *[.$B$42])" office:value-type="float" office:value="289.476292893298" calcext:value-type="float">
            <text:p>289.48</text:p>
          </table:table-cell>
          <table:table-cell table:formula="of:=(([.$G$50] * POWER([.G67];3)) + ([.$H$50] * POWER([.G67];2)) + ([.$G$52] * [.G67]) + [.$H$52])" office:value-type="float" office:value="148.495374431154" calcext:value-type="float">
            <text:p>148.50</text:p>
          </table:table-cell>
          <table:table-cell table:formula="of:=[.I66] + (([.J66]-[.J65]) *[.$B$43])" office:value-type="float" office:value="289.23387783229" calcext:value-type="float">
            <text:p>289.23</text:p>
          </table:table-cell>
          <table:table-cell table:formula="of:=(([.$I$50] * POWER([.I67];3)) + ([.$J$50] * POWER([.I67];2)) + ([.$I$52] * [.I67]) + [.$J$52])" office:value-type="float" office:value="149.944489153124" calcext:value-type="float">
            <text:p>149.94</text:p>
          </table:table-cell>
          <table:table-cell table:formula="of:=[.K66] + (([.L66]-[.L65]) * [.$B$44])" office:value-type="float" office:value="289.020123997095" calcext:value-type="float">
            <text:p>289.02</text:p>
          </table:table-cell>
          <table:table-cell table:style-name="ce83" table:formula="of:=(([.$K$50] * POWER([.K67];3)) + ([.$L$50] * POWER([.K67];2)) + ([.$K$52] * [.K67]) + [.$L$52])" office:value-type="float" office:value="151.553438124539" calcext:value-type="float">
            <text:p>151.55</text:p>
          </table:table-cell>
          <table:table-cell table:style-name="ce83" table:formula="of:=[.M66] + (([.N66]-[.N65]) *[.$B$44])" office:value-type="float" office:value="288.927648639064" calcext:value-type="float">
            <text:p>288.93</text:p>
          </table:table-cell>
          <table:table-cell table:style-name="ce83" table:formula="of:=(([.$M$50] * POWER([.M67];3)) + ([.$N$50] * POWER([.M67];2)) + ([.$M$52] * [.M67]) + [.$N$52])" office:value-type="float" office:value="152.936512353072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67] + (([.B67]-[.B66]) *[.$B$39])" office:value-type="float" office:value="298.02620379393" calcext:value-type="float">
            <text:p>298.03</text:p>
          </table:table-cell>
          <table:table-cell table:formula="of:=(([.$A$50] * POWER([.A68];3)) + ([.$B$50] * POWER([.A68];2)) + ([.$A$52] * [.A68]) + [.$B$52])" office:value-type="float" office:value="67.4525699058875" calcext:value-type="float">
            <text:p>67.45</text:p>
          </table:table-cell>
          <table:table-cell table:formula="of:=[.C67] + (([.D67]-[.D66]) *[.$B$40])" office:value-type="float" office:value="290.504775664622" calcext:value-type="float">
            <text:p>290.50</text:p>
          </table:table-cell>
          <table:table-cell table:formula="of:=(([.$C$50] * POWER([.C68];3)) + ([.$D$50] * POWER([.C68];2)) + ([.$C$52] * [.C68]) + [.$D$52])" office:value-type="float" office:value="143.885365006814" calcext:value-type="float">
            <text:p>143.89</text:p>
          </table:table-cell>
          <table:table-cell table:formula="of:=[.E67] + (([.F67]-[.F66]) *[.$B$41])" office:value-type="float" office:value="289.60583726895" calcext:value-type="float">
            <text:p>289.61</text:p>
          </table:table-cell>
          <table:table-cell table:formula="of:=(([.$E$50] * POWER([.E68];3)) + ([.$F$50] * POWER([.E68];2)) + ([.$E$52] * [.E68]) + [.$F$52])" office:value-type="float" office:value="147.667432790086" calcext:value-type="float">
            <text:p>147.67</text:p>
          </table:table-cell>
          <table:table-cell table:formula="of:=[.G67] + (([.H67]-[.H66]) *[.$B$42])" office:value-type="float" office:value="289.478039230456" calcext:value-type="float">
            <text:p>289.48</text:p>
          </table:table-cell>
          <table:table-cell table:formula="of:=(([.$G$50] * POWER([.G68];3)) + ([.$H$50] * POWER([.G68];2)) + ([.$G$52] * [.G68]) + [.$H$52])" office:value-type="float" office:value="148.500045102265" calcext:value-type="float">
            <text:p>148.50</text:p>
          </table:table-cell>
          <table:table-cell table:formula="of:=[.I67] + (([.J67]-[.J66]) *[.$B$43])" office:value-type="float" office:value="289.235036185998" calcext:value-type="float">
            <text:p>289.24</text:p>
          </table:table-cell>
          <table:table-cell table:formula="of:=(([.$I$50] * POWER([.I68];3)) + ([.$J$50] * POWER([.I68];2)) + ([.$I$52] * [.I68]) + [.$J$52])" office:value-type="float" office:value="149.947556537267" calcext:value-type="float">
            <text:p>149.95</text:p>
          </table:table-cell>
          <table:table-cell table:formula="of:=[.K67] + (([.L67]-[.L66]) * [.$B$44])" office:value-type="float" office:value="289.020975474203" calcext:value-type="float">
            <text:p>289.02</text:p>
          </table:table-cell>
          <table:table-cell table:style-name="ce83" table:formula="of:=(([.$K$50] * POWER([.K68];3)) + ([.$L$50] * POWER([.K68];2)) + ([.$K$52] * [.K68]) + [.$L$52])" office:value-type="float" office:value="151.555691956709" calcext:value-type="float">
            <text:p>151.56</text:p>
          </table:table-cell>
          <table:table-cell table:style-name="ce83" table:formula="of:=[.M67] + (([.N67]-[.N66]) *[.$B$44])" office:value-type="float" office:value="288.928487989362" calcext:value-type="float">
            <text:p>288.93</text:p>
          </table:table-cell>
          <table:table-cell table:style-name="ce83" table:formula="of:=(([.$M$50] * POWER([.M68];3)) + ([.$N$50] * POWER([.M68];2)) + ([.$M$52] * [.M68]) + [.$N$52])" office:value-type="float" office:value="152.938741364438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68] + (([.B68]-[.B67]) *[.$B$39])" office:value-type="float" office:value="298.034276324476" calcext:value-type="float">
            <text:p>298.03</text:p>
          </table:table-cell>
          <table:table-cell table:formula="of:=(([.$A$50] * POWER([.A69];3)) + ([.$B$50] * POWER([.A69];2)) + ([.$A$52] * [.A69]) + [.$B$52])" office:value-type="float" office:value="67.4608063747182" calcext:value-type="float">
            <text:p>67.46</text:p>
          </table:table-cell>
          <table:table-cell table:formula="of:=[.C68] + (([.D68]-[.D67]) *[.$B$40])" office:value-type="float" office:value="290.50837557323" calcext:value-type="float">
            <text:p>290.51</text:p>
          </table:table-cell>
          <table:table-cell table:formula="of:=(([.$C$50] * POWER([.C69];3)) + ([.$D$50] * POWER([.C69];2)) + ([.$C$52] * [.C69]) + [.$D$52])" office:value-type="float" office:value="143.895056602514" calcext:value-type="float">
            <text:p>143.90</text:p>
          </table:table-cell>
          <table:table-cell table:formula="of:=[.E68] + (([.F68]-[.F67]) *[.$B$41])" office:value-type="float" office:value="289.607065935392" calcext:value-type="float">
            <text:p>289.61</text:p>
          </table:table-cell>
          <table:table-cell table:formula="of:=(([.$E$50] * POWER([.E69];3)) + ([.$F$50] * POWER([.E69];2)) + ([.$E$52] * [.E69]) + [.$F$52])" office:value-type="float" office:value="147.67070645549" calcext:value-type="float">
            <text:p>147.67</text:p>
          </table:table-cell>
          <table:table-cell table:formula="of:=[.G68] + (([.H68]-[.H67]) *[.$B$42])" office:value-type="float" office:value="289.479123678927" calcext:value-type="float">
            <text:p>289.48</text:p>
          </table:table-cell>
          <table:table-cell table:formula="of:=(([.$G$50] * POWER([.G69];3)) + ([.$H$50] * POWER([.G69];2)) + ([.$G$52] * [.G69]) + [.$H$52])" office:value-type="float" office:value="148.502945556368" calcext:value-type="float">
            <text:p>148.50</text:p>
          </table:table-cell>
          <table:table-cell table:formula="of:=[.I68] + (([.J68]-[.J67]) *[.$B$43])" office:value-type="float" office:value="289.235736525222" calcext:value-type="float">
            <text:p>289.24</text:p>
          </table:table-cell>
          <table:table-cell table:formula="of:=(([.$I$50] * POWER([.I69];3)) + ([.$J$50] * POWER([.I69];2)) + ([.$I$52] * [.I69]) + [.$J$52])" office:value-type="float" office:value="149.949411092237" calcext:value-type="float">
            <text:p>149.95</text:p>
          </table:table-cell>
          <table:table-cell table:formula="of:=[.K68] + (([.L68]-[.L67]) * [.$B$44])" office:value-type="float" office:value="289.02148141831" calcext:value-type="float">
            <text:p>289.02</text:p>
          </table:table-cell>
          <table:table-cell table:style-name="ce83" table:formula="of:=(([.$K$50] * POWER([.K69];3)) + ([.$L$50] * POWER([.K69];2)) + ([.$K$52] * [.K69]) + [.$L$52])" office:value-type="float" office:value="151.557031185114" calcext:value-type="float">
            <text:p>151.56</text:p>
          </table:table-cell>
          <table:table-cell table:style-name="ce83" table:formula="of:=[.M68] + (([.N68]-[.N67]) *[.$B$44])" office:value-type="float" office:value="288.928988361653" calcext:value-type="float">
            <text:p>288.93</text:p>
          </table:table-cell>
          <table:table-cell table:style-name="ce83" table:formula="of:=(([.$M$50] * POWER([.M69];3)) + ([.$N$50] * POWER([.M69];2)) + ([.$M$52] * [.M69]) + [.$N$52])" office:value-type="float" office:value="152.940070184261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69] + (([.B69]-[.B68]) *[.$B$39])" office:value-type="float" office:value="298.039531135021" calcext:value-type="float">
            <text:p>298.04</text:p>
          </table:table-cell>
          <table:table-cell table:formula="of:=(([.$A$50] * POWER([.A70];3)) + ([.$B$50] * POWER([.A70];2)) + ([.$A$52] * [.A70]) + [.$B$52])" office:value-type="float" office:value="67.4661682395768" calcext:value-type="float">
            <text:p>67.47</text:p>
          </table:table-cell>
          <table:table-cell table:formula="of:=[.C69] + (([.D69]-[.D68]) *[.$B$40])" office:value-type="float" office:value="290.510767288468" calcext:value-type="float">
            <text:p>290.51</text:p>
          </table:table-cell>
          <table:table-cell table:formula="of:=(([.$C$50] * POWER([.C70];3)) + ([.$D$50] * POWER([.C70];2)) + ([.$C$52] * [.C70]) + [.$D$52])" office:value-type="float" office:value="143.901495675453" calcext:value-type="float">
            <text:p>143.90</text:p>
          </table:table-cell>
          <table:table-cell table:formula="of:=[.E69] + (([.F69]-[.F68]) *[.$B$41])" office:value-type="float" office:value="289.60783314555" calcext:value-type="float">
            <text:p>289.61</text:p>
          </table:table-cell>
          <table:table-cell table:formula="of:=(([.$E$50] * POWER([.E70];3)) + ([.$F$50] * POWER([.E70];2)) + ([.$E$52] * [.E70]) + [.$F$52])" office:value-type="float" office:value="147.672750633286" calcext:value-type="float">
            <text:p>147.67</text:p>
          </table:table-cell>
          <table:table-cell table:formula="of:=[.G69] + (([.H69]-[.H68]) *[.$B$42])" office:value-type="float" office:value="289.479797113845" calcext:value-type="float">
            <text:p>289.48</text:p>
          </table:table-cell>
          <table:table-cell table:formula="of:=(([.$G$50] * POWER([.G70];3)) + ([.$H$50] * POWER([.G70];2)) + ([.$G$52] * [.G70]) + [.$H$52])" office:value-type="float" office:value="148.504746733234" calcext:value-type="float">
            <text:p>148.50</text:p>
          </table:table-cell>
          <table:table-cell table:formula="of:=[.I69] + (([.J69]-[.J68]) *[.$B$43])" office:value-type="float" office:value="289.236159953631" calcext:value-type="float">
            <text:p>289.24</text:p>
          </table:table-cell>
          <table:table-cell table:formula="of:=(([.$I$50] * POWER([.I70];3)) + ([.$J$50] * POWER([.I70];2)) + ([.$I$52] * [.I70]) + [.$J$52])" office:value-type="float" office:value="149.950532371637" calcext:value-type="float">
            <text:p>149.95</text:p>
          </table:table-cell>
          <table:table-cell table:formula="of:=[.K69] + (([.L69]-[.L68]) * [.$B$44])" office:value-type="float" office:value="289.021782050597" calcext:value-type="float">
            <text:p>289.02</text:p>
          </table:table-cell>
          <table:table-cell table:style-name="ce83" table:formula="of:=(([.$K$50] * POWER([.K70];3)) + ([.$L$50] * POWER([.K70];2)) + ([.$K$52] * [.K70]) + [.$L$52])" office:value-type="float" office:value="151.557826959249" calcext:value-type="float">
            <text:p>151.56</text:p>
          </table:table-cell>
          <table:table-cell table:style-name="ce83" table:formula="of:=[.M69] + (([.N69]-[.N68]) *[.$B$44])" office:value-type="float" office:value="288.929286657404" calcext:value-type="float">
            <text:p>288.93</text:p>
          </table:table-cell>
          <table:table-cell table:style-name="ce83" table:formula="of:=(([.$M$50] * POWER([.M70];3)) + ([.$N$50] * POWER([.M70];2)) + ([.$M$52] * [.M70]) + [.$N$52])" office:value-type="float" office:value="152.940862361183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0] + (([.B70]-[.B69]) *[.$B$39])" office:value-type="float" office:value="298.042951967974" calcext:value-type="float">
            <text:p>298.04</text:p>
          </table:table-cell>
          <table:table-cell table:formula="of:=(([.$A$50] * POWER([.A71];3)) + ([.$B$50] * POWER([.A71];2)) + ([.$A$52] * [.A71]) + [.$B$52])" office:value-type="float" office:value="67.4696589074351" calcext:value-type="float">
            <text:p>67.47</text:p>
          </table:table-cell>
          <table:table-cell table:formula="of:=[.C70] + (([.D70]-[.D69]) *[.$B$40])" office:value-type="float" office:value="290.512356338336" calcext:value-type="float">
            <text:p>290.51</text:p>
          </table:table-cell>
          <table:table-cell table:formula="of:=(([.$C$50] * POWER([.C71];3)) + ([.$D$50] * POWER([.C71];2)) + ([.$C$52] * [.C71]) + [.$D$52])" office:value-type="float" office:value="143.905773845929" calcext:value-type="float">
            <text:p>143.91</text:p>
          </table:table-cell>
          <table:table-cell table:formula="of:=[.E70] + (([.F70]-[.F69]) *[.$B$41])" office:value-type="float" office:value="289.608312215271" calcext:value-type="float">
            <text:p>289.61</text:p>
          </table:table-cell>
          <table:table-cell table:formula="of:=(([.$E$50] * POWER([.E71];3)) + ([.$F$50] * POWER([.E71];2)) + ([.$E$52] * [.E71]) + [.$F$52])" office:value-type="float" office:value="147.67402708844" calcext:value-type="float">
            <text:p>147.67</text:p>
          </table:table-cell>
          <table:table-cell table:formula="of:=[.G70] + (([.H70]-[.H69]) *[.$B$42])" office:value-type="float" office:value="289.480215315738" calcext:value-type="float">
            <text:p>289.48</text:p>
          </table:table-cell>
          <table:table-cell table:formula="of:=(([.$G$50] * POWER([.G71];3)) + ([.$H$50] * POWER([.G71];2)) + ([.$G$52] * [.G71]) + [.$H$52])" office:value-type="float" office:value="148.505865266726" calcext:value-type="float">
            <text:p>148.51</text:p>
          </table:table-cell>
          <table:table-cell table:formula="of:=[.I70] + (([.J70]-[.J69]) *[.$B$43])" office:value-type="float" office:value="289.236415961978" calcext:value-type="float">
            <text:p>289.24</text:p>
          </table:table-cell>
          <table:table-cell table:formula="of:=(([.$I$50] * POWER([.I71];3)) + ([.$J$50] * POWER([.I71];2)) + ([.$I$52] * [.I71]) + [.$J$52])" office:value-type="float" office:value="149.951210308955" calcext:value-type="float">
            <text:p>149.95</text:p>
          </table:table-cell>
          <table:table-cell table:formula="of:=[.K70] + (([.L70]-[.L69]) * [.$B$44])" office:value-type="float" office:value="289.021960687339" calcext:value-type="float">
            <text:p>289.02</text:p>
          </table:table-cell>
          <table:table-cell table:style-name="ce83" table:formula="of:=(([.$K$50] * POWER([.K71];3)) + ([.$L$50] * POWER([.K71];2)) + ([.$K$52] * [.K71]) + [.$L$52])" office:value-type="float" office:value="151.558299812329" calcext:value-type="float">
            <text:p>151.56</text:p>
          </table:table-cell>
          <table:table-cell table:style-name="ce83" table:formula="of:=[.M70] + (([.N70]-[.N69]) *[.$B$44])" office:value-type="float" office:value="288.929464486637" calcext:value-type="float">
            <text:p>288.93</text:p>
          </table:table-cell>
          <table:table-cell table:style-name="ce83" table:formula="of:=(([.$M$50] * POWER([.M71];3)) + ([.$N$50] * POWER([.M71];2)) + ([.$M$52] * [.M71]) + [.$N$52])" office:value-type="float" office:value="152.941334619516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1] + (([.B71]-[.B70]) *[.$B$39])" office:value-type="float" office:value="298.045178990094" calcext:value-type="float">
            <text:p>298.05</text:p>
          </table:table-cell>
          <table:table-cell table:formula="of:=(([.$A$50] * POWER([.A72];3)) + ([.$B$50] * POWER([.A72];2)) + ([.$A$52] * [.A72]) + [.$B$52])" office:value-type="float" office:value="67.4719314541294" calcext:value-type="float">
            <text:p>67.47</text:p>
          </table:table-cell>
          <table:table-cell table:formula="of:=[.C71] + (([.D71]-[.D70]) *[.$B$40])" office:value-type="float" office:value="290.51341211551" calcext:value-type="float">
            <text:p>290.51</text:p>
          </table:table-cell>
          <table:table-cell table:formula="of:=(([.$C$50] * POWER([.C72];3)) + ([.$D$50] * POWER([.C72];2)) + ([.$C$52] * [.C72]) + [.$D$52])" office:value-type="float" office:value="143.908616324969" calcext:value-type="float">
            <text:p>143.91</text:p>
          </table:table-cell>
          <table:table-cell table:formula="of:=[.E71] + (([.F71]-[.F70]) *[.$B$41])" office:value-type="float" office:value="289.608611362936" calcext:value-type="float">
            <text:p>289.61</text:p>
          </table:table-cell>
          <table:table-cell table:formula="of:=(([.$E$50] * POWER([.E72];3)) + ([.$F$50] * POWER([.E72];2)) + ([.$E$52] * [.E72]) + [.$F$52])" office:value-type="float" office:value="147.674824153969" calcext:value-type="float">
            <text:p>147.67</text:p>
          </table:table-cell>
          <table:table-cell table:formula="of:=[.G71] + (([.H71]-[.H70]) *[.$B$42])" office:value-type="float" office:value="289.48047501973" calcext:value-type="float">
            <text:p>289.48</text:p>
          </table:table-cell>
          <table:table-cell table:formula="of:=(([.$G$50] * POWER([.G72];3)) + ([.$H$50] * POWER([.G72];2)) + ([.$G$52] * [.G72]) + [.$H$52])" office:value-type="float" office:value="148.506559879927" calcext:value-type="float">
            <text:p>148.51</text:p>
          </table:table-cell>
          <table:table-cell table:formula="of:=[.I71] + (([.J71]-[.J70]) *[.$B$43])" office:value-type="float" office:value="289.236570747318" calcext:value-type="float">
            <text:p>289.24</text:p>
          </table:table-cell>
          <table:table-cell table:formula="of:=(([.$I$50] * POWER([.I72];3)) + ([.$J$50] * POWER([.I72];2)) + ([.$I$52] * [.I72]) + [.$J$52])" office:value-type="float" office:value="149.951620197885" calcext:value-type="float">
            <text:p>149.95</text:p>
          </table:table-cell>
          <table:table-cell table:formula="of:=[.K71] + (([.L71]-[.L70]) * [.$B$44])" office:value-type="float" office:value="289.022066834208" calcext:value-type="float">
            <text:p>289.02</text:p>
          </table:table-cell>
          <table:table-cell table:style-name="ce83" table:formula="of:=(([.$K$50] * POWER([.K72];3)) + ([.$L$50] * POWER([.K72];2)) + ([.$K$52] * [.K72]) + [.$L$52])" office:value-type="float" office:value="151.558580784539" calcext:value-type="float">
            <text:p>151.56</text:p>
          </table:table-cell>
          <table:table-cell table:style-name="ce83" table:formula="of:=[.M71] + (([.N71]-[.N70]) *[.$B$44])" office:value-type="float" office:value="288.929570499997" calcext:value-type="float">
            <text:p>288.93</text:p>
          </table:table-cell>
          <table:table-cell table:style-name="ce83" table:formula="of:=(([.$M$50] * POWER([.M72];3)) + ([.$N$50] * POWER([.M72];2)) + ([.$M$52] * [.M72]) + [.$N$52])" office:value-type="float" office:value="152.941616158074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2] + (([.B72]-[.B71]) *[.$B$39])" office:value-type="float" office:value="298.046628859276" calcext:value-type="float">
            <text:p>298.05</text:p>
          </table:table-cell>
          <table:table-cell table:formula="of:=(([.$A$50] * POWER([.A73];3)) + ([.$B$50] * POWER([.A73];2)) + ([.$A$52] * [.A73]) + [.$B$52])" office:value-type="float" office:value="67.4734109871815" calcext:value-type="float">
            <text:p>67.47</text:p>
          </table:table-cell>
          <table:table-cell table:formula="of:=[.C72] + (([.D72]-[.D71]) *[.$B$40])" office:value-type="float" office:value="290.514113589307" calcext:value-type="float">
            <text:p>290.51</text:p>
          </table:table-cell>
          <table:table-cell table:formula="of:=(([.$C$50] * POWER([.C73];3)) + ([.$D$50] * POWER([.C73];2)) + ([.$C$52] * [.C73]) + [.$D$52])" office:value-type="float" office:value="143.910504922456" calcext:value-type="float">
            <text:p>143.91</text:p>
          </table:table-cell>
          <table:table-cell table:formula="of:=[.E72] + (([.F72]-[.F71]) *[.$B$41])" office:value-type="float" office:value="289.608798161736" calcext:value-type="float">
            <text:p>289.61</text:p>
          </table:table-cell>
          <table:table-cell table:formula="of:=(([.$E$50] * POWER([.E73];3)) + ([.$F$50] * POWER([.E73];2)) + ([.$E$52] * [.E73]) + [.$F$52])" office:value-type="float" office:value="147.675321872115" calcext:value-type="float">
            <text:p>147.68</text:p>
          </table:table-cell>
          <table:table-cell table:formula="of:=[.G72] + (([.H72]-[.H71]) *[.$B$42])" office:value-type="float" office:value="289.480636296816" calcext:value-type="float">
            <text:p>289.48</text:p>
          </table:table-cell>
          <table:table-cell table:formula="of:=(([.$G$50] * POWER([.G73];3)) + ([.$H$50] * POWER([.G73];2)) + ([.$G$52] * [.G73]) + [.$H$52])" office:value-type="float" office:value="148.506991238021" calcext:value-type="float">
            <text:p>148.51</text:p>
          </table:table-cell>
          <table:table-cell table:formula="of:=[.I72] + (([.J72]-[.J71]) *[.$B$43])" office:value-type="float" office:value="289.236664332366" calcext:value-type="float">
            <text:p>289.24</text:p>
          </table:table-cell>
          <table:table-cell table:formula="of:=(([.$I$50] * POWER([.I73];3)) + ([.$J$50] * POWER([.I73];2)) + ([.$I$52] * [.I73]) + [.$J$52])" office:value-type="float" office:value="149.951868021909" calcext:value-type="float">
            <text:p>149.95</text:p>
          </table:table-cell>
          <table:table-cell table:formula="of:=[.K72] + (([.L72]-[.L71]) * [.$B$44])" office:value-type="float" office:value="289.022129907331" calcext:value-type="float">
            <text:p>289.02</text:p>
          </table:table-cell>
          <table:table-cell table:style-name="ce83" table:formula="of:=(([.$K$50] * POWER([.K73];3)) + ([.$L$50] * POWER([.K73];2)) + ([.$K$52] * [.K73]) + [.$L$52])" office:value-type="float" office:value="151.558747740121" calcext:value-type="float">
            <text:p>151.56</text:p>
          </table:table-cell>
          <table:table-cell table:style-name="ce83" table:formula="of:=[.M72] + (([.N72]-[.N71]) *[.$B$44])" office:value-type="float" office:value="288.929633700255" calcext:value-type="float">
            <text:p>288.93</text:p>
          </table:table-cell>
          <table:table-cell table:style-name="ce83" table:formula="of:=(([.$M$50] * POWER([.M73];3)) + ([.$N$50] * POWER([.M73];2)) + ([.$M$52] * [.M73]) + [.$N$52])" office:value-type="float" office:value="152.941783998513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3] + (([.B73]-[.B72]) *[.$B$39])" office:value-type="float" office:value="298.047572791202" calcext:value-type="float">
            <text:p>298.05</text:p>
          </table:table-cell>
          <table:table-cell table:formula="of:=(([.$A$50] * POWER([.A74];3)) + ([.$B$50] * POWER([.A74];2)) + ([.$A$52] * [.A74]) + [.$B$52])" office:value-type="float" office:value="67.4743742425856" calcext:value-type="float">
            <text:p>67.47</text:p>
          </table:table-cell>
          <table:table-cell table:formula="of:=[.C73] + (([.D73]-[.D72]) *[.$B$40])" office:value-type="float" office:value="290.514579661926" calcext:value-type="float">
            <text:p>290.51</text:p>
          </table:table-cell>
          <table:table-cell table:formula="of:=(([.$C$50] * POWER([.C74];3)) + ([.$D$50] * POWER([.C74];2)) + ([.$C$52] * [.C74]) + [.$D$52])" office:value-type="float" office:value="143.911759748447" calcext:value-type="float">
            <text:p>143.91</text:p>
          </table:table-cell>
          <table:table-cell table:formula="of:=[.E73] + (([.F73]-[.F72]) *[.$B$41])" office:value-type="float" office:value="289.608914806039" calcext:value-type="float">
            <text:p>289.61</text:p>
          </table:table-cell>
          <table:table-cell table:formula="of:=(([.$E$50] * POWER([.E74];3)) + ([.$F$50] * POWER([.E74];2)) + ([.$E$52] * [.E74]) + [.$F$52])" office:value-type="float" office:value="147.675632666764" calcext:value-type="float">
            <text:p>147.68</text:p>
          </table:table-cell>
          <table:table-cell table:formula="of:=[.G73] + (([.H73]-[.H72]) *[.$B$42])" office:value-type="float" office:value="289.480736450651" calcext:value-type="float">
            <text:p>289.48</text:p>
          </table:table-cell>
          <table:table-cell table:formula="of:=(([.$G$50] * POWER([.G74];3)) + ([.$H$50] * POWER([.G74];2)) + ([.$G$52] * [.G74]) + [.$H$52])" office:value-type="float" office:value="148.50725911378" calcext:value-type="float">
            <text:p>148.51</text:p>
          </table:table-cell>
          <table:table-cell table:formula="of:=[.I73] + (([.J73]-[.J72]) *[.$B$43])" office:value-type="float" office:value="289.236720915069" calcext:value-type="float">
            <text:p>289.24</text:p>
          </table:table-cell>
          <table:table-cell table:formula="of:=(([.$I$50] * POWER([.I74];3)) + ([.$J$50] * POWER([.I74];2)) + ([.$I$52] * [.I74]) + [.$J$52])" office:value-type="float" office:value="149.952017859565" calcext:value-type="float">
            <text:p>149.95</text:p>
          </table:table-cell>
          <table:table-cell table:formula="of:=[.K73] + (([.L73]-[.L72]) * [.$B$44])" office:value-type="float" office:value="289.022167385807" calcext:value-type="float">
            <text:p>289.02</text:p>
          </table:table-cell>
          <table:table-cell table:style-name="ce83" table:formula="of:=(([.$K$50] * POWER([.K74];3)) + ([.$L$50] * POWER([.K74];2)) + ([.$K$52] * [.K74]) + [.$L$52])" office:value-type="float" office:value="151.558846946314" calcext:value-type="float">
            <text:p>151.56</text:p>
          </table:table-cell>
          <table:table-cell table:style-name="ce83" table:formula="of:=[.M73] + (([.N73]-[.N72]) *[.$B$44])" office:value-type="float" office:value="288.929671377364" calcext:value-type="float">
            <text:p>288.93</text:p>
          </table:table-cell>
          <table:table-cell table:style-name="ce83" table:formula="of:=(([.$M$50] * POWER([.M74];3)) + ([.$N$50] * POWER([.M74];2)) + ([.$M$52] * [.M74]) + [.$N$52])" office:value-type="float" office:value="152.941884057391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4] + (([.B74]-[.B73]) *[.$B$39])" office:value-type="float" office:value="298.048187341534" calcext:value-type="float">
            <text:p>298.05</text:p>
          </table:table-cell>
          <table:table-cell table:formula="of:=(([.$A$50] * POWER([.A75];3)) + ([.$B$50] * POWER([.A75];2)) + ([.$A$52] * [.A75]) + [.$B$52])" office:value-type="float" office:value="67.4750013781704" calcext:value-type="float">
            <text:p>67.48</text:p>
          </table:table-cell>
          <table:table-cell table:formula="of:=[.C74] + (([.D74]-[.D73]) *[.$B$40])" office:value-type="float" office:value="290.514889330894" calcext:value-type="float">
            <text:p>290.51</text:p>
          </table:table-cell>
          <table:table-cell table:formula="of:=(([.$C$50] * POWER([.C75];3)) + ([.$D$50] * POWER([.C75];2)) + ([.$C$52] * [.C75]) + [.$D$52])" office:value-type="float" office:value="143.912593485127" calcext:value-type="float">
            <text:p>143.91</text:p>
          </table:table-cell>
          <table:table-cell table:formula="of:=[.E74] + (([.F74]-[.F73]) *[.$B$41])" office:value-type="float" office:value="289.608987643297" calcext:value-type="float">
            <text:p>289.61</text:p>
          </table:table-cell>
          <table:table-cell table:formula="of:=(([.$E$50] * POWER([.E75];3)) + ([.$F$50] * POWER([.E75];2)) + ([.$E$52] * [.E75]) + [.$F$52])" office:value-type="float" office:value="147.675826739255" calcext:value-type="float">
            <text:p>147.68</text:p>
          </table:table-cell>
          <table:table-cell table:formula="of:=[.G74] + (([.H74]-[.H73]) *[.$B$42])" office:value-type="float" office:value="289.480798646736" calcext:value-type="float">
            <text:p>289.48</text:p>
          </table:table-cell>
          <table:table-cell table:formula="of:=(([.$G$50] * POWER([.G75];3)) + ([.$H$50] * POWER([.G75];2)) + ([.$G$52] * [.G75]) + [.$H$52])" office:value-type="float" office:value="148.507425466231" calcext:value-type="float">
            <text:p>148.51</text:p>
          </table:table-cell>
          <table:table-cell table:formula="of:=[.I74] + (([.J74]-[.J73]) *[.$B$43])" office:value-type="float" office:value="289.236755125713" calcext:value-type="float">
            <text:p>289.24</text:p>
          </table:table-cell>
          <table:table-cell table:formula="of:=(([.$I$50] * POWER([.I75];3)) + ([.$J$50] * POWER([.I75];2)) + ([.$I$52] * [.I75]) + [.$J$52])" office:value-type="float" office:value="149.952108453421" calcext:value-type="float">
            <text:p>149.95</text:p>
          </table:table-cell>
          <table:table-cell table:formula="of:=[.K74] + (([.L74]-[.L73]) * [.$B$44])" office:value-type="float" office:value="289.022189655783" calcext:value-type="float">
            <text:p>289.02</text:p>
          </table:table-cell>
          <table:table-cell table:style-name="ce83" table:formula="of:=(([.$K$50] * POWER([.K75];3)) + ([.$L$50] * POWER([.K75];2)) + ([.$K$52] * [.K75]) + [.$L$52])" office:value-type="float" office:value="151.55890589536" calcext:value-type="float">
            <text:p>151.56</text:p>
          </table:table-cell>
          <table:table-cell table:style-name="ce83" table:formula="of:=[.M74] + (([.N74]-[.N73]) *[.$B$44])" office:value-type="float" office:value="288.929693838752" calcext:value-type="float">
            <text:p>288.93</text:p>
          </table:table-cell>
          <table:table-cell table:style-name="ce83" table:formula="of:=(([.$M$50] * POWER([.M75];3)) + ([.$N$50] * POWER([.M75];2)) + ([.$M$52] * [.M75]) + [.$N$52])" office:value-type="float" office:value="152.941943707992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5] + (([.B75]-[.B74]) *[.$B$39])" office:value-type="float" office:value="298.04858744973" calcext:value-type="float">
            <text:p>298.05</text:p>
          </table:table-cell>
          <table:table-cell table:formula="of:=(([.$A$50] * POWER([.A76];3)) + ([.$B$50] * POWER([.A76];2)) + ([.$A$52] * [.A76]) + [.$B$52])" office:value-type="float" office:value="67.4754096820652" calcext:value-type="float">
            <text:p>67.48</text:p>
          </table:table-cell>
          <table:table-cell table:formula="of:=[.C75] + (([.D75]-[.D74]) *[.$B$40])" office:value-type="float" office:value="290.515095082432" calcext:value-type="float">
            <text:p>290.52</text:p>
          </table:table-cell>
          <table:table-cell table:formula="of:=(([.$C$50] * POWER([.C76];3)) + ([.$D$50] * POWER([.C76];2)) + ([.$C$52] * [.C76]) + [.$D$52])" office:value-type="float" office:value="143.913147441004" calcext:value-type="float">
            <text:p>143.91</text:p>
          </table:table-cell>
          <table:table-cell table:formula="of:=[.E75] + (([.F75]-[.F74]) *[.$B$41])" office:value-type="float" office:value="289.609033125766" calcext:value-type="float">
            <text:p>289.61</text:p>
          </table:table-cell>
          <table:table-cell table:formula="of:=(([.$E$50] * POWER([.E76];3)) + ([.$F$50] * POWER([.E76];2)) + ([.$E$52] * [.E76]) + [.$F$52])" office:value-type="float" office:value="147.675947925871" calcext:value-type="float">
            <text:p>147.68</text:p>
          </table:table-cell>
          <table:table-cell table:formula="of:=[.G75] + (([.H75]-[.H74]) *[.$B$42])" office:value-type="float" office:value="289.480837270878" calcext:value-type="float">
            <text:p>289.48</text:p>
          </table:table-cell>
          <table:table-cell table:formula="of:=(([.$G$50] * POWER([.G76];3)) + ([.$H$50] * POWER([.G76];2)) + ([.$G$52] * [.G76]) + [.$H$52])" office:value-type="float" office:value="148.507528772153" calcext:value-type="float">
            <text:p>148.51</text:p>
          </table:table-cell>
          <table:table-cell table:formula="of:=[.I75] + (([.J75]-[.J74]) *[.$B$43])" office:value-type="float" office:value="289.236775809928" calcext:value-type="float">
            <text:p>289.24</text:p>
          </table:table-cell>
          <table:table-cell table:formula="of:=(([.$I$50] * POWER([.I76];3)) + ([.$J$50] * POWER([.I76];2)) + ([.$I$52] * [.I76]) + [.$J$52])" office:value-type="float" office:value="149.952163227698" calcext:value-type="float">
            <text:p>149.95</text:p>
          </table:table-cell>
          <table:table-cell table:formula="of:=[.K75] + (([.L75]-[.L74]) * [.$B$44])" office:value-type="float" office:value="289.022202888766" calcext:value-type="float">
            <text:p>289.02</text:p>
          </table:table-cell>
          <table:table-cell table:style-name="ce83" table:formula="of:=(([.$K$50] * POWER([.K76];3)) + ([.$L$50] * POWER([.K76];2)) + ([.$K$52] * [.K76]) + [.$L$52])" office:value-type="float" office:value="151.558940923323" calcext:value-type="float">
            <text:p>151.56</text:p>
          </table:table-cell>
          <table:table-cell table:style-name="ce83" table:formula="of:=[.M75] + (([.N75]-[.N74]) *[.$B$44])" office:value-type="float" office:value="288.929707229222" calcext:value-type="float">
            <text:p>288.93</text:p>
          </table:table-cell>
          <table:table-cell table:style-name="ce83" table:formula="of:=(([.$M$50] * POWER([.M76];3)) + ([.$N$50] * POWER([.M76];2)) + ([.$M$52] * [.M76]) + [.$N$52])" office:value-type="float" office:value="152.941979269004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6] + (([.B76]-[.B75]) *[.$B$39])" office:value-type="float" office:value="298.04884794481" calcext:value-type="float">
            <text:p>298.05</text:p>
          </table:table-cell>
          <table:table-cell table:formula="of:=(([.$A$50] * POWER([.A77];3)) + ([.$B$50] * POWER([.A77];2)) + ([.$A$52] * [.A77]) + [.$B$52])" office:value-type="float" office:value="67.4756755138824" calcext:value-type="float">
            <text:p>67.48</text:p>
          </table:table-cell>
          <table:table-cell table:formula="of:=[.C76] + (([.D76]-[.D75]) *[.$B$40])" office:value-type="float" office:value="290.515231788993" calcext:value-type="float">
            <text:p>290.52</text:p>
          </table:table-cell>
          <table:table-cell table:formula="of:=(([.$C$50] * POWER([.C77];3)) + ([.$D$50] * POWER([.C77];2)) + ([.$C$52] * [.C77]) + [.$D$52])" office:value-type="float" office:value="143.913515503886" calcext:value-type="float">
            <text:p>143.91</text:p>
          </table:table-cell>
          <table:table-cell table:formula="of:=[.E76] + (([.F76]-[.F75]) *[.$B$41])" office:value-type="float" office:value="289.609061526837" calcext:value-type="float">
            <text:p>289.61</text:p>
          </table:table-cell>
          <table:table-cell table:formula="of:=(([.$E$50] * POWER([.E77];3)) + ([.$F$50] * POWER([.E77];2)) + ([.$E$52] * [.E77]) + [.$F$52])" office:value-type="float" office:value="147.676023599663" calcext:value-type="float">
            <text:p>147.68</text:p>
          </table:table-cell>
          <table:table-cell table:formula="of:=[.G76] + (([.H76]-[.H75]) *[.$B$42])" office:value-type="float" office:value="289.480861256713" calcext:value-type="float">
            <text:p>289.48</text:p>
          </table:table-cell>
          <table:table-cell table:formula="of:=(([.$G$50] * POWER([.G77];3)) + ([.$H$50] * POWER([.G77];2)) + ([.$G$52] * [.G77]) + [.$H$52])" office:value-type="float" office:value="148.507592925799" calcext:value-type="float">
            <text:p>148.51</text:p>
          </table:table-cell>
          <table:table-cell table:formula="of:=[.I76] + (([.J76]-[.J75]) *[.$B$43])" office:value-type="float" office:value="289.236788315885" calcext:value-type="float">
            <text:p>289.24</text:p>
          </table:table-cell>
          <table:table-cell table:formula="of:=(([.$I$50] * POWER([.I77];3)) + ([.$J$50] * POWER([.I77];2)) + ([.$I$52] * [.I77]) + [.$J$52])" office:value-type="float" office:value="149.952196344974" calcext:value-type="float">
            <text:p>149.95</text:p>
          </table:table-cell>
          <table:table-cell table:formula="of:=[.K76] + (([.L76]-[.L75]) * [.$B$44])" office:value-type="float" office:value="289.022210751903" calcext:value-type="float">
            <text:p>289.02</text:p>
          </table:table-cell>
          <table:table-cell table:style-name="ce83" table:formula="of:=(([.$K$50] * POWER([.K77];3)) + ([.$L$50] * POWER([.K77];2)) + ([.$K$52] * [.K77]) + [.$L$52])" office:value-type="float" office:value="151.558961737202" calcext:value-type="float">
            <text:p>151.56</text:p>
          </table:table-cell>
          <table:table-cell table:style-name="ce83" table:formula="of:=[.M76] + (([.N76]-[.N75]) *[.$B$44])" office:value-type="float" office:value="288.929715212019" calcext:value-type="float">
            <text:p>288.93</text:p>
          </table:table-cell>
          <table:table-cell table:style-name="ce83" table:formula="of:=(([.$M$50] * POWER([.M77];3)) + ([.$N$50] * POWER([.M77];2)) + ([.$M$52] * [.M77]) + [.$N$52])" office:value-type="float" office:value="152.942000468891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7] + (([.B77]-[.B76]) *[.$B$39])" office:value-type="float" office:value="298.049017543684" calcext:value-type="float">
            <text:p>298.05</text:p>
          </table:table-cell>
          <table:table-cell table:formula="of:=(([.$A$50] * POWER([.A78];3)) + ([.$B$50] * POWER([.A78];2)) + ([.$A$52] * [.A78]) + [.$B$52])" office:value-type="float" office:value="67.4758485876641" calcext:value-type="float">
            <text:p>67.48</text:p>
          </table:table-cell>
          <table:table-cell table:formula="of:=[.C77] + (([.D77]-[.D76]) *[.$B$40])" office:value-type="float" office:value="290.515322620434" calcext:value-type="float">
            <text:p>290.52</text:p>
          </table:table-cell>
          <table:table-cell table:formula="of:=(([.$C$50] * POWER([.C78];3)) + ([.$D$50] * POWER([.C78];2)) + ([.$C$52] * [.C78]) + [.$D$52])" office:value-type="float" office:value="143.913760054771" calcext:value-type="float">
            <text:p>143.91</text:p>
          </table:table-cell>
          <table:table-cell table:formula="of:=[.E77] + (([.F77]-[.F76]) *[.$B$41])" office:value-type="float" office:value="289.609079261606" calcext:value-type="float">
            <text:p>289.61</text:p>
          </table:table-cell>
          <table:table-cell table:formula="of:=(([.$E$50] * POWER([.E78];3)) + ([.$F$50] * POWER([.E78];2)) + ([.$E$52] * [.E78]) + [.$F$52])" office:value-type="float" office:value="147.676070853426" calcext:value-type="float">
            <text:p>147.68</text:p>
          </table:table-cell>
          <table:table-cell table:formula="of:=[.G77] + (([.H77]-[.H76]) *[.$B$42])" office:value-type="float" office:value="289.480876152072" calcext:value-type="float">
            <text:p>289.48</text:p>
          </table:table-cell>
          <table:table-cell table:formula="of:=(([.$G$50] * POWER([.G78];3)) + ([.$H$50] * POWER([.G78];2)) + ([.$G$52] * [.G78]) + [.$H$52])" office:value-type="float" office:value="148.50763276564" calcext:value-type="float">
            <text:p>148.51</text:p>
          </table:table-cell>
          <table:table-cell table:formula="of:=[.I77] + (([.J77]-[.J76]) *[.$B$43])" office:value-type="float" office:value="289.236795877157" calcext:value-type="float">
            <text:p>289.24</text:p>
          </table:table-cell>
          <table:table-cell table:formula="of:=(([.$I$50] * POWER([.I78];3)) + ([.$J$50] * POWER([.I78];2)) + ([.$I$52] * [.I78]) + [.$J$52])" office:value-type="float" office:value="149.952216368134" calcext:value-type="float">
            <text:p>149.95</text:p>
          </table:table-cell>
          <table:table-cell table:formula="of:=[.K77] + (([.L77]-[.L76]) * [.$B$44])" office:value-type="float" office:value="289.022215424238" calcext:value-type="float">
            <text:p>289.02</text:p>
          </table:table-cell>
          <table:table-cell table:style-name="ce83" table:formula="of:=(([.$K$50] * POWER([.K78];3)) + ([.$L$50] * POWER([.K78];2)) + ([.$K$52] * [.K78]) + [.$L$52])" office:value-type="float" office:value="151.558974104967" calcext:value-type="float">
            <text:p>151.56</text:p>
          </table:table-cell>
          <table:table-cell table:style-name="ce83" table:formula="of:=[.M77] + (([.N77]-[.N76]) *[.$B$44])" office:value-type="float" office:value="288.929719971006" calcext:value-type="float">
            <text:p>288.93</text:p>
          </table:table-cell>
          <table:table-cell table:style-name="ce83" table:formula="of:=(([.$M$50] * POWER([.M78];3)) + ([.$N$50] * POWER([.M78];2)) + ([.$M$52] * [.M78]) + [.$N$52])" office:value-type="float" office:value="152.942013107309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8] + (([.B78]-[.B77]) *[.$B$39])" office:value-type="float" office:value="298.049127963568" calcext:value-type="float">
            <text:p>298.05</text:p>
          </table:table-cell>
          <table:table-cell table:formula="of:=(([.$A$50] * POWER([.A79];3)) + ([.$B$50] * POWER([.A79];2)) + ([.$A$52] * [.A79]) + [.$B$52])" office:value-type="float" office:value="67.4759612700884" calcext:value-type="float">
            <text:p>67.48</text:p>
          </table:table-cell>
          <table:table-cell table:formula="of:=[.C78] + (([.D78]-[.D77]) *[.$B$40])" office:value-type="float" office:value="290.515382971288" calcext:value-type="float">
            <text:p>290.52</text:p>
          </table:table-cell>
          <table:table-cell table:formula="of:=(([.$C$50] * POWER([.C79];3)) + ([.$D$50] * POWER([.C79];2)) + ([.$C$52] * [.C79]) + [.$D$52])" office:value-type="float" office:value="143.913922541062" calcext:value-type="float">
            <text:p>143.91</text:p>
          </table:table-cell>
          <table:table-cell table:formula="of:=[.E78] + (([.F78]-[.F77]) *[.$B$41])" office:value-type="float" office:value="289.609090335911" calcext:value-type="float">
            <text:p>289.61</text:p>
          </table:table-cell>
          <table:table-cell table:formula="of:=(([.$E$50] * POWER([.E79];3)) + ([.$F$50] * POWER([.E79];2)) + ([.$E$52] * [.E79]) + [.$F$52])" office:value-type="float" office:value="147.676100360585" calcext:value-type="float">
            <text:p>147.68</text:p>
          </table:table-cell>
          <table:table-cell table:formula="of:=[.G78] + (([.H78]-[.H77]) *[.$B$42])" office:value-type="float" office:value="289.480885402189" calcext:value-type="float">
            <text:p>289.48</text:p>
          </table:table-cell>
          <table:table-cell table:formula="of:=(([.$G$50] * POWER([.G79];3)) + ([.$H$50] * POWER([.G79];2)) + ([.$G$52] * [.G79]) + [.$H$52])" office:value-type="float" office:value="148.507657506446" calcext:value-type="float">
            <text:p>148.51</text:p>
          </table:table-cell>
          <table:table-cell table:formula="of:=[.I78] + (([.J78]-[.J77]) *[.$B$43])" office:value-type="float" office:value="289.236800448806" calcext:value-type="float">
            <text:p>289.24</text:p>
          </table:table-cell>
          <table:table-cell table:formula="of:=(([.$I$50] * POWER([.I79];3)) + ([.$J$50] * POWER([.I79];2)) + ([.$I$52] * [.I79]) + [.$J$52])" office:value-type="float" office:value="149.952228474415" calcext:value-type="float">
            <text:p>149.95</text:p>
          </table:table-cell>
          <table:table-cell table:formula="of:=[.K78] + (([.L78]-[.L77]) * [.$B$44])" office:value-type="float" office:value="289.022218200575" calcext:value-type="float">
            <text:p>289.02</text:p>
          </table:table-cell>
          <table:table-cell table:style-name="ce83" table:formula="of:=(([.$K$50] * POWER([.K79];3)) + ([.$L$50] * POWER([.K79];2)) + ([.$K$52] * [.K79]) + [.$L$52])" office:value-type="float" office:value="151.558981453986" calcext:value-type="float">
            <text:p>151.56</text:p>
          </table:table-cell>
          <table:table-cell table:style-name="ce83" table:formula="of:=[.M78] + (([.N78]-[.N77]) *[.$B$44])" office:value-type="float" office:value="288.929722808099" calcext:value-type="float">
            <text:p>288.93</text:p>
          </table:table-cell>
          <table:table-cell table:style-name="ce83" table:formula="of:=(([.$M$50] * POWER([.M79];3)) + ([.$N$50] * POWER([.M79];2)) + ([.$M$52] * [.M79]) + [.$N$52])" office:value-type="float" office:value="152.942020641771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79] + (([.B79]-[.B78]) *[.$B$39])" office:value-type="float" office:value="298.049199854181" calcext:value-type="float">
            <text:p>298.05</text:p>
          </table:table-cell>
          <table:table-cell table:formula="of:=(([.$A$50] * POWER([.A80];3)) + ([.$B$50] * POWER([.A80];2)) + ([.$A$52] * [.A80]) + [.$B$52])" office:value-type="float" office:value="67.4760346338276" calcext:value-type="float">
            <text:p>67.48</text:p>
          </table:table-cell>
          <table:table-cell table:formula="of:=[.C79] + (([.D79]-[.D78]) *[.$B$40])" office:value-type="float" office:value="290.515423070044" calcext:value-type="float">
            <text:p>290.52</text:p>
          </table:table-cell>
          <table:table-cell table:formula="of:=(([.$C$50] * POWER([.C80];3)) + ([.$D$50] * POWER([.C80];2)) + ([.$C$52] * [.C80]) + [.$D$52])" office:value-type="float" office:value="143.914030501435" calcext:value-type="float">
            <text:p>143.91</text:p>
          </table:table-cell>
          <table:table-cell table:formula="of:=[.E79] + (([.F79]-[.F78]) *[.$B$41])" office:value-type="float" office:value="289.609097251154" calcext:value-type="float">
            <text:p>289.61</text:p>
          </table:table-cell>
          <table:table-cell table:formula="of:=(([.$E$50] * POWER([.E80];3)) + ([.$F$50] * POWER([.E80];2)) + ([.$E$52] * [.E80]) + [.$F$52])" office:value-type="float" office:value="147.676118786047" calcext:value-type="float">
            <text:p>147.68</text:p>
          </table:table-cell>
          <table:table-cell table:formula="of:=[.G79] + (([.H79]-[.H78]) *[.$B$42])" office:value-type="float" office:value="289.480891146573" calcext:value-type="float">
            <text:p>289.48</text:p>
          </table:table-cell>
          <table:table-cell table:formula="of:=(([.$G$50] * POWER([.G80];3)) + ([.$H$50] * POWER([.G80];2)) + ([.$G$52] * [.G80]) + [.$H$52])" office:value-type="float" office:value="148.507672870654" calcext:value-type="float">
            <text:p>148.51</text:p>
          </table:table-cell>
          <table:table-cell table:formula="of:=[.I79] + (([.J79]-[.J78]) *[.$B$43])" office:value-type="float" office:value="289.236803212889" calcext:value-type="float">
            <text:p>289.24</text:p>
          </table:table-cell>
          <table:table-cell table:formula="of:=(([.$I$50] * POWER([.I80];3)) + ([.$J$50] * POWER([.I80];2)) + ([.$I$52] * [.I80]) + [.$J$52])" office:value-type="float" office:value="149.952235794039" calcext:value-type="float">
            <text:p>149.95</text:p>
          </table:table-cell>
          <table:table-cell table:formula="of:=[.K79] + (([.L79]-[.L78]) * [.$B$44])" office:value-type="float" office:value="289.022219850295" calcext:value-type="float">
            <text:p>289.02</text:p>
          </table:table-cell>
          <table:table-cell table:style-name="ce83" table:formula="of:=(([.$K$50] * POWER([.K80];3)) + ([.$L$50] * POWER([.K80];2)) + ([.$K$52] * [.K80]) + [.$L$52])" office:value-type="float" office:value="151.558985820829" calcext:value-type="float">
            <text:p>151.56</text:p>
          </table:table-cell>
          <table:table-cell table:style-name="ce83" table:formula="of:=[.M79] + (([.N79]-[.N78]) *[.$B$44])" office:value-type="float" office:value="288.929724499448" calcext:value-type="float">
            <text:p>288.93</text:p>
          </table:table-cell>
          <table:table-cell table:style-name="ce83" table:formula="of:=(([.$M$50] * POWER([.M80];3)) + ([.$N$50] * POWER([.M80];2)) + ([.$M$52] * [.M80]) + [.$N$52])" office:value-type="float" office:value="152.94202513348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0] + (([.B80]-[.B79]) *[.$B$39])" office:value-type="float" office:value="298.049246659742" calcext:value-type="float">
            <text:p>298.05</text:p>
          </table:table-cell>
          <table:table-cell table:formula="of:=(([.$A$50] * POWER([.A81];3)) + ([.$B$50] * POWER([.A81];2)) + ([.$A$52] * [.A81]) + [.$B$52])" office:value-type="float" office:value="67.4760823985184" calcext:value-type="float">
            <text:p>67.48</text:p>
          </table:table-cell>
          <table:table-cell table:formula="of:=[.C80] + (([.D80]-[.D79]) *[.$B$40])" office:value-type="float" office:value="290.515449712764" calcext:value-type="float">
            <text:p>290.52</text:p>
          </table:table-cell>
          <table:table-cell table:formula="of:=(([.$C$50] * POWER([.C81];3)) + ([.$D$50] * POWER([.C81];2)) + ([.$C$52] * [.C81]) + [.$D$52])" office:value-type="float" office:value="143.914102233301" calcext:value-type="float">
            <text:p>143.91</text:p>
          </table:table-cell>
          <table:table-cell table:formula="of:=[.E80] + (([.F80]-[.F79]) *[.$B$41])" office:value-type="float" office:value="289.609101569311" calcext:value-type="float">
            <text:p>289.61</text:p>
          </table:table-cell>
          <table:table-cell table:formula="of:=(([.$E$50] * POWER([.E81];3)) + ([.$F$50] * POWER([.E81];2)) + ([.$E$52] * [.E81]) + [.$F$52])" office:value-type="float" office:value="147.676130291653" calcext:value-type="float">
            <text:p>147.68</text:p>
          </table:table-cell>
          <table:table-cell table:formula="of:=[.G80] + (([.H80]-[.H79]) *[.$B$42])" office:value-type="float" office:value="289.480894713875" calcext:value-type="float">
            <text:p>289.48</text:p>
          </table:table-cell>
          <table:table-cell table:formula="of:=(([.$G$50] * POWER([.G81];3)) + ([.$H$50] * POWER([.G81];2)) + ([.$G$52] * [.G81]) + [.$H$52])" office:value-type="float" office:value="148.507682411925" calcext:value-type="float">
            <text:p>148.51</text:p>
          </table:table-cell>
          <table:table-cell table:formula="of:=[.I80] + (([.J80]-[.J79]) *[.$B$43])" office:value-type="float" office:value="289.236804884092" calcext:value-type="float">
            <text:p>289.24</text:p>
          </table:table-cell>
          <table:table-cell table:formula="of:=(([.$I$50] * POWER([.I81];3)) + ([.$J$50] * POWER([.I81];2)) + ([.$I$52] * [.I81]) + [.$J$52])" office:value-type="float" office:value="149.952240219584" calcext:value-type="float">
            <text:p>149.95</text:p>
          </table:table-cell>
          <table:table-cell table:formula="of:=[.K80] + (([.L80]-[.L79]) * [.$B$44])" office:value-type="float" office:value="289.022220830572" calcext:value-type="float">
            <text:p>289.02</text:p>
          </table:table-cell>
          <table:table-cell table:style-name="ce83" table:formula="of:=(([.$K$50] * POWER([.K81];3)) + ([.$L$50] * POWER([.K81];2)) + ([.$K$52] * [.K81]) + [.$L$52])" office:value-type="float" office:value="151.558988415639" calcext:value-type="float">
            <text:p>151.56</text:p>
          </table:table-cell>
          <table:table-cell table:style-name="ce83" table:formula="of:=[.M80] + (([.N80]-[.N79]) *[.$B$44])" office:value-type="float" office:value="288.929725507755" calcext:value-type="float">
            <text:p>288.93</text:p>
          </table:table-cell>
          <table:table-cell table:style-name="ce83" table:formula="of:=(([.$M$50] * POWER([.M81];3)) + ([.$N$50] * POWER([.M81];2)) + ([.$M$52] * [.M81]) + [.$N$52])" office:value-type="float" office:value="152.942027811238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1] + (([.B81]-[.B80]) *[.$B$39])" office:value-type="float" office:value="298.049277133287" calcext:value-type="float">
            <text:p>298.05</text:p>
          </table:table-cell>
          <table:table-cell table:formula="of:=(([.$A$50] * POWER([.A82];3)) + ([.$B$50] * POWER([.A82];2)) + ([.$A$52] * [.A82]) + [.$B$52])" office:value-type="float" office:value="67.476113496532" calcext:value-type="float">
            <text:p>67.48</text:p>
          </table:table-cell>
          <table:table-cell table:formula="of:=[.C81] + (([.D81]-[.D80]) *[.$B$40])" office:value-type="float" office:value="290.515467414926" calcext:value-type="float">
            <text:p>290.52</text:p>
          </table:table-cell>
          <table:table-cell table:formula="of:=(([.$C$50] * POWER([.C82];3)) + ([.$D$50] * POWER([.C82];2)) + ([.$C$52] * [.C82]) + [.$D$52])" office:value-type="float" office:value="143.91414989395" calcext:value-type="float">
            <text:p>143.91</text:p>
          </table:table-cell>
          <table:table-cell table:formula="of:=[.E81] + (([.F81]-[.F80]) *[.$B$41])" office:value-type="float" office:value="289.609104265744" calcext:value-type="float">
            <text:p>289.61</text:p>
          </table:table-cell>
          <table:table-cell table:formula="of:=(([.$E$50] * POWER([.E82];3)) + ([.$F$50] * POWER([.E82];2)) + ([.$E$52] * [.E82]) + [.$F$52])" office:value-type="float" office:value="147.676137476218" calcext:value-type="float">
            <text:p>147.68</text:p>
          </table:table-cell>
          <table:table-cell table:formula="of:=[.G81] + (([.H81]-[.H80]) *[.$B$42])" office:value-type="float" office:value="289.480896929192" calcext:value-type="float">
            <text:p>289.48</text:p>
          </table:table-cell>
          <table:table-cell table:formula="of:=(([.$G$50] * POWER([.G82];3)) + ([.$H$50] * POWER([.G82];2)) + ([.$G$52] * [.G82]) + [.$H$52])" office:value-type="float" office:value="148.507688337123" calcext:value-type="float">
            <text:p>148.51</text:p>
          </table:table-cell>
          <table:table-cell table:formula="of:=[.I81] + (([.J81]-[.J80]) *[.$B$43])" office:value-type="float" office:value="289.236805894523" calcext:value-type="float">
            <text:p>289.24</text:p>
          </table:table-cell>
          <table:table-cell table:formula="of:=(([.$I$50] * POWER([.I82];3)) + ([.$J$50] * POWER([.I82];2)) + ([.$I$52] * [.I82]) + [.$J$52])" office:value-type="float" office:value="149.952242895328" calcext:value-type="float">
            <text:p>149.95</text:p>
          </table:table-cell>
          <table:table-cell table:formula="of:=[.K81] + (([.L81]-[.L80]) * [.$B$44])" office:value-type="float" office:value="289.022221413059" calcext:value-type="float">
            <text:p>289.02</text:p>
          </table:table-cell>
          <table:table-cell table:style-name="ce83" table:formula="of:=(([.$K$50] * POWER([.K82];3)) + ([.$L$50] * POWER([.K82];2)) + ([.$K$52] * [.K82]) + [.$L$52])" office:value-type="float" office:value="151.558989957494" calcext:value-type="float">
            <text:p>151.56</text:p>
          </table:table-cell>
          <table:table-cell table:style-name="ce83" table:formula="of:=[.M81] + (([.N81]-[.N80]) *[.$B$44])" office:value-type="float" office:value="288.929726108862" calcext:value-type="float">
            <text:p>288.93</text:p>
          </table:table-cell>
          <table:table-cell table:style-name="ce83" table:formula="of:=(([.$M$50] * POWER([.M82];3)) + ([.$N$50] * POWER([.M82];2)) + ([.$M$52] * [.M82]) + [.$N$52])" office:value-type="float" office:value="152.942029407595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2] + (([.B82]-[.B81]) *[.$B$39])" office:value-type="float" office:value="298.049296973606" calcext:value-type="float">
            <text:p>298.05</text:p>
          </table:table-cell>
          <table:table-cell table:formula="of:=(([.$A$50] * POWER([.A83];3)) + ([.$B$50] * POWER([.A83];2)) + ([.$A$52] * [.A83]) + [.$B$52])" office:value-type="float" office:value="67.476133743427" calcext:value-type="float">
            <text:p>67.48</text:p>
          </table:table-cell>
          <table:table-cell table:formula="of:=[.C82] + (([.D82]-[.D81]) *[.$B$40])" office:value-type="float" office:value="290.515479176735" calcext:value-type="float">
            <text:p>290.52</text:p>
          </table:table-cell>
          <table:table-cell table:formula="of:=(([.$C$50] * POWER([.C83];3)) + ([.$D$50] * POWER([.C83];2)) + ([.$C$52] * [.C83]) + [.$D$52])" office:value-type="float" office:value="143.91418156102" calcext:value-type="float">
            <text:p>143.91</text:p>
          </table:table-cell>
          <table:table-cell table:formula="of:=[.E82] + (([.F82]-[.F81]) *[.$B$41])" office:value-type="float" office:value="289.609105949505" calcext:value-type="float">
            <text:p>289.61</text:p>
          </table:table-cell>
          <table:table-cell table:formula="of:=(([.$E$50] * POWER([.E83];3)) + ([.$F$50] * POWER([.E83];2)) + ([.$E$52] * [.E83]) + [.$F$52])" office:value-type="float" office:value="147.676141962552" calcext:value-type="float">
            <text:p>147.68</text:p>
          </table:table-cell>
          <table:table-cell table:formula="of:=[.G82] + (([.H82]-[.H81]) *[.$B$42])" office:value-type="float" office:value="289.48089830492" calcext:value-type="float">
            <text:p>289.48</text:p>
          </table:table-cell>
          <table:table-cell table:formula="of:=(([.$G$50] * POWER([.G83];3)) + ([.$H$50] * POWER([.G83];2)) + ([.$G$52] * [.G83]) + [.$H$52])" office:value-type="float" office:value="148.507692016713" calcext:value-type="float">
            <text:p>148.51</text:p>
          </table:table-cell>
          <table:table-cell table:formula="of:=[.I82] + (([.J82]-[.J81]) *[.$B$43])" office:value-type="float" office:value="289.236806505444" calcext:value-type="float">
            <text:p>289.24</text:p>
          </table:table-cell>
          <table:table-cell table:formula="of:=(([.$I$50] * POWER([.I83];3)) + ([.$J$50] * POWER([.I83];2)) + ([.$I$52] * [.I83]) + [.$J$52])" office:value-type="float" office:value="149.952244513123" calcext:value-type="float">
            <text:p>149.95</text:p>
          </table:table-cell>
          <table:table-cell table:formula="of:=[.K82] + (([.L82]-[.L81]) * [.$B$44])" office:value-type="float" office:value="289.022221759177" calcext:value-type="float">
            <text:p>289.02</text:p>
          </table:table-cell>
          <table:table-cell table:style-name="ce83" table:formula="of:=(([.$K$50] * POWER([.K83];3)) + ([.$L$50] * POWER([.K83];2)) + ([.$K$52] * [.K83]) + [.$L$52])" office:value-type="float" office:value="151.558990873677" calcext:value-type="float">
            <text:p>151.56</text:p>
          </table:table-cell>
          <table:table-cell table:style-name="ce83" table:formula="of:=[.M82] + (([.N82]-[.N81]) *[.$B$44])" office:value-type="float" office:value="288.929726467215" calcext:value-type="float">
            <text:p>288.93</text:p>
          </table:table-cell>
          <table:table-cell table:style-name="ce83" table:formula="of:=(([.$M$50] * POWER([.M83];3)) + ([.$N$50] * POWER([.M83];2)) + ([.$M$52] * [.M83]) + [.$N$52])" office:value-type="float" office:value="152.942030359274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3] + (([.B83]-[.B82]) *[.$B$39])" office:value-type="float" office:value="298.049309890986" calcext:value-type="float">
            <text:p>298.05</text:p>
          </table:table-cell>
          <table:table-cell table:formula="of:=(([.$A$50] * POWER([.A84];3)) + ([.$B$50] * POWER([.A84];2)) + ([.$A$52] * [.A84]) + [.$B$52])" office:value-type="float" office:value="67.4761469255172" calcext:value-type="float">
            <text:p>67.48</text:p>
          </table:table-cell>
          <table:table-cell table:formula="of:=[.C83] + (([.D83]-[.D82]) *[.$B$40])" office:value-type="float" office:value="290.515486991611" calcext:value-type="float">
            <text:p>290.52</text:p>
          </table:table-cell>
          <table:table-cell table:formula="of:=(([.$C$50] * POWER([.C84];3)) + ([.$D$50] * POWER([.C84];2)) + ([.$C$52] * [.C84]) + [.$D$52])" office:value-type="float" office:value="143.914202601507" calcext:value-type="float">
            <text:p>143.91</text:p>
          </table:table-cell>
          <table:table-cell table:formula="of:=[.E83] + (([.F83]-[.F82]) *[.$B$41])" office:value-type="float" office:value="289.609107000914" calcext:value-type="float">
            <text:p>289.61</text:p>
          </table:table-cell>
          <table:table-cell table:formula="of:=(([.$E$50] * POWER([.E84];3)) + ([.$F$50] * POWER([.E84];2)) + ([.$E$52] * [.E84]) + [.$F$52])" office:value-type="float" office:value="147.676144764001" calcext:value-type="float">
            <text:p>147.68</text:p>
          </table:table-cell>
          <table:table-cell table:formula="of:=[.G83] + (([.H83]-[.H82]) *[.$B$42])" office:value-type="float" office:value="289.480899159256" calcext:value-type="float">
            <text:p>289.48</text:p>
          </table:table-cell>
          <table:table-cell table:formula="of:=(([.$G$50] * POWER([.G84];3)) + ([.$H$50] * POWER([.G84];2)) + ([.$G$52] * [.G84]) + [.$H$52])" office:value-type="float" office:value="148.507694301762" calcext:value-type="float">
            <text:p>148.51</text:p>
          </table:table-cell>
          <table:table-cell table:formula="of:=[.I83] + (([.J83]-[.J82]) *[.$B$43])" office:value-type="float" office:value="289.236806874816" calcext:value-type="float">
            <text:p>289.24</text:p>
          </table:table-cell>
          <table:table-cell table:formula="of:=(([.$I$50] * POWER([.I84];3)) + ([.$J$50] * POWER([.I84];2)) + ([.$I$52] * [.I84]) + [.$J$52])" office:value-type="float" office:value="149.952245491263" calcext:value-type="float">
            <text:p>149.95</text:p>
          </table:table-cell>
          <table:table-cell table:formula="of:=[.K83] + (([.L83]-[.L82]) * [.$B$44])" office:value-type="float" office:value="289.022221964844" calcext:value-type="float">
            <text:p>289.02</text:p>
          </table:table-cell>
          <table:table-cell table:style-name="ce83" table:formula="of:=(([.$K$50] * POWER([.K84];3)) + ([.$L$50] * POWER([.K84];2)) + ([.$K$52] * [.K84]) + [.$L$52])" office:value-type="float" office:value="151.558991418081" calcext:value-type="float">
            <text:p>151.56</text:p>
          </table:table-cell>
          <table:table-cell table:style-name="ce83" table:formula="of:=[.M83] + (([.N83]-[.N82]) *[.$B$44])" office:value-type="float" office:value="288.92972668085" calcext:value-type="float">
            <text:p>288.93</text:p>
          </table:table-cell>
          <table:table-cell table:style-name="ce83" table:formula="of:=(([.$M$50] * POWER([.M84];3)) + ([.$N$50] * POWER([.M84];2)) + ([.$M$52] * [.M84]) + [.$N$52])" office:value-type="float" office:value="152.942030926622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4] + (([.B84]-[.B83]) *[.$B$39])" office:value-type="float" office:value="298.049318301069" calcext:value-type="float">
            <text:p>298.05</text:p>
          </table:table-cell>
          <table:table-cell table:formula="of:=(([.$A$50] * POWER([.A85];3)) + ([.$B$50] * POWER([.A85];2)) + ([.$A$52] * [.A85]) + [.$B$52])" office:value-type="float" office:value="67.4761555079454" calcext:value-type="float">
            <text:p>67.48</text:p>
          </table:table-cell>
          <table:table-cell table:formula="of:=[.C84] + (([.D84]-[.D83]) *[.$B$40])" office:value-type="float" office:value="290.515492184033" calcext:value-type="float">
            <text:p>290.52</text:p>
          </table:table-cell>
          <table:table-cell table:formula="of:=(([.$C$50] * POWER([.C85];3)) + ([.$D$50] * POWER([.C85];2)) + ([.$C$52] * [.C85]) + [.$D$52])" office:value-type="float" office:value="143.91421658139" calcext:value-type="float">
            <text:p>143.91</text:p>
          </table:table-cell>
          <table:table-cell table:formula="of:=[.E84] + (([.F84]-[.F83]) *[.$B$41])" office:value-type="float" office:value="289.609107657456" calcext:value-type="float">
            <text:p>289.61</text:p>
          </table:table-cell>
          <table:table-cell table:formula="of:=(([.$E$50] * POWER([.E85];3)) + ([.$F$50] * POWER([.E85];2)) + ([.$E$52] * [.E85]) + [.$F$52])" office:value-type="float" office:value="147.67614651334" calcext:value-type="float">
            <text:p>147.68</text:p>
          </table:table-cell>
          <table:table-cell table:formula="of:=[.G84] + (([.H84]-[.H83]) *[.$B$42])" office:value-type="float" office:value="289.480899689805" calcext:value-type="float">
            <text:p>289.48</text:p>
          </table:table-cell>
          <table:table-cell table:formula="of:=(([.$G$50] * POWER([.G85];3)) + ([.$H$50] * POWER([.G85];2)) + ([.$G$52] * [.G85]) + [.$H$52])" office:value-type="float" office:value="148.50769572079" calcext:value-type="float">
            <text:p>148.51</text:p>
          </table:table-cell>
          <table:table-cell table:formula="of:=[.I84] + (([.J84]-[.J83]) *[.$B$43])" office:value-type="float" office:value="289.236807098143" calcext:value-type="float">
            <text:p>289.24</text:p>
          </table:table-cell>
          <table:table-cell table:formula="of:=(([.$I$50] * POWER([.I85];3)) + ([.$J$50] * POWER([.I85];2)) + ([.$I$52] * [.I85]) + [.$J$52])" office:value-type="float" office:value="149.95224608266" calcext:value-type="float">
            <text:p>149.95</text:p>
          </table:table-cell>
          <table:table-cell table:formula="of:=[.K84] + (([.L84]-[.L83]) * [.$B$44])" office:value-type="float" office:value="289.022222087052" calcext:value-type="float">
            <text:p>289.02</text:p>
          </table:table-cell>
          <table:table-cell table:style-name="ce83" table:formula="of:=(([.$K$50] * POWER([.K85];3)) + ([.$L$50] * POWER([.K85];2)) + ([.$K$52] * [.K85]) + [.$L$52])" office:value-type="float" office:value="151.55899174157" calcext:value-type="float">
            <text:p>151.56</text:p>
          </table:table-cell>
          <table:table-cell table:style-name="ce83" table:formula="of:=[.M84] + (([.N84]-[.N83]) *[.$B$44])" office:value-type="float" office:value="288.929726808209" calcext:value-type="float">
            <text:p>288.93</text:p>
          </table:table-cell>
          <table:table-cell table:style-name="ce83" table:formula="of:=(([.$M$50] * POWER([.M85];3)) + ([.$N$50] * POWER([.M85];2)) + ([.$M$52] * [.M85]) + [.$N$52])" office:value-type="float" office:value="152.942031264851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5] + (([.B85]-[.B84]) *[.$B$39])" office:value-type="float" office:value="298.049323776599" calcext:value-type="float">
            <text:p>298.05</text:p>
          </table:table-cell>
          <table:table-cell table:formula="of:=(([.$A$50] * POWER([.A86];3)) + ([.$B$50] * POWER([.A86];2)) + ([.$A$52] * [.A86]) + [.$B$52])" office:value-type="float" office:value="67.4761610956841" calcext:value-type="float">
            <text:p>67.48</text:p>
          </table:table-cell>
          <table:table-cell table:formula="of:=[.C85] + (([.D85]-[.D84]) *[.$B$40])" office:value-type="float" office:value="290.515495634022" calcext:value-type="float">
            <text:p>290.52</text:p>
          </table:table-cell>
          <table:table-cell table:formula="of:=(([.$C$50] * POWER([.C86];3)) + ([.$D$50] * POWER([.C86];2)) + ([.$C$52] * [.C86]) + [.$D$52])" office:value-type="float" office:value="143.914225870023" calcext:value-type="float">
            <text:p>143.91</text:p>
          </table:table-cell>
          <table:table-cell table:formula="of:=[.E85] + (([.F85]-[.F84]) *[.$B$41])" office:value-type="float" office:value="289.609108067428" calcext:value-type="float">
            <text:p>289.61</text:p>
          </table:table-cell>
          <table:table-cell table:formula="of:=(([.$E$50] * POWER([.E86];3)) + ([.$F$50] * POWER([.E86];2)) + ([.$E$52] * [.E86]) + [.$F$52])" office:value-type="float" office:value="147.676147605696" calcext:value-type="float">
            <text:p>147.68</text:p>
          </table:table-cell>
          <table:table-cell table:formula="of:=[.G85] + (([.H85]-[.H84]) *[.$B$42])" office:value-type="float" office:value="289.480900019279" calcext:value-type="float">
            <text:p>289.48</text:p>
          </table:table-cell>
          <table:table-cell table:formula="of:=(([.$G$50] * POWER([.G86];3)) + ([.$H$50] * POWER([.G86];2)) + ([.$G$52] * [.G86]) + [.$H$52])" office:value-type="float" office:value="148.507696602018" calcext:value-type="float">
            <text:p>148.51</text:p>
          </table:table-cell>
          <table:table-cell table:formula="of:=[.I85] + (([.J85]-[.J84]) *[.$B$43])" office:value-type="float" office:value="289.23680723317" calcext:value-type="float">
            <text:p>289.24</text:p>
          </table:table-cell>
          <table:table-cell table:formula="of:=(([.$I$50] * POWER([.I86];3)) + ([.$J$50] * POWER([.I86];2)) + ([.$I$52] * [.I86]) + [.$J$52])" office:value-type="float" office:value="149.952246440228" calcext:value-type="float">
            <text:p>149.95</text:p>
          </table:table-cell>
          <table:table-cell table:formula="of:=[.K85] + (([.L85]-[.L84]) * [.$B$44])" office:value-type="float" office:value="289.02222215967" calcext:value-type="float">
            <text:p>289.02</text:p>
          </table:table-cell>
          <table:table-cell table:style-name="ce83" table:formula="of:=(([.$K$50] * POWER([.K86];3)) + ([.$L$50] * POWER([.K86];2)) + ([.$K$52] * [.K86]) + [.$L$52])" office:value-type="float" office:value="151.558991933788" calcext:value-type="float">
            <text:p>151.56</text:p>
          </table:table-cell>
          <table:table-cell table:style-name="ce83" table:formula="of:=[.M85] + (([.N85]-[.N84]) *[.$B$44])" office:value-type="float" office:value="288.929726884135" calcext:value-type="float">
            <text:p>288.93</text:p>
          </table:table-cell>
          <table:table-cell table:style-name="ce83" table:formula="of:=(([.$M$50] * POWER([.M86];3)) + ([.$N$50] * POWER([.M86];2)) + ([.$M$52] * [.M86]) + [.$N$52])" office:value-type="float" office:value="152.942031466488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6] + (([.B86]-[.B85]) *[.$B$39])" office:value-type="float" office:value="298.049327341538" calcext:value-type="float">
            <text:p>298.05</text:p>
          </table:table-cell>
          <table:table-cell table:formula="of:=(([.$A$50] * POWER([.A87];3)) + ([.$B$50] * POWER([.A87];2)) + ([.$A$52] * [.A87]) + [.$B$52])" office:value-type="float" office:value="67.4761647336786" calcext:value-type="float">
            <text:p>67.48</text:p>
          </table:table-cell>
          <table:table-cell table:formula="of:=[.C86] + (([.D86]-[.D85]) *[.$B$40])" office:value-type="float" office:value="290.515497926293" calcext:value-type="float">
            <text:p>290.52</text:p>
          </table:table-cell>
          <table:table-cell table:formula="of:=(([.$C$50] * POWER([.C87];3)) + ([.$D$50] * POWER([.C87];2)) + ([.$C$52] * [.C87]) + [.$D$52])" office:value-type="float" office:value="143.914232041649" calcext:value-type="float">
            <text:p>143.91</text:p>
          </table:table-cell>
          <table:table-cell table:formula="of:=[.E86] + (([.F86]-[.F85]) *[.$B$41])" office:value-type="float" office:value="289.609108323431" calcext:value-type="float">
            <text:p>289.61</text:p>
          </table:table-cell>
          <table:table-cell table:formula="of:=(([.$E$50] * POWER([.E87];3)) + ([.$F$50] * POWER([.E87];2)) + ([.$E$52] * [.E87]) + [.$F$52])" office:value-type="float" office:value="147.676148287809" calcext:value-type="float">
            <text:p>147.68</text:p>
          </table:table-cell>
          <table:table-cell table:formula="of:=[.G86] + (([.H86]-[.H85]) *[.$B$42])" office:value-type="float" office:value="289.480900223884" calcext:value-type="float">
            <text:p>289.48</text:p>
          </table:table-cell>
          <table:table-cell table:formula="of:=(([.$G$50] * POWER([.G87];3)) + ([.$H$50] * POWER([.G87];2)) + ([.$G$52] * [.G87]) + [.$H$52])" office:value-type="float" office:value="148.507697149268" calcext:value-type="float">
            <text:p>148.51</text:p>
          </table:table-cell>
          <table:table-cell table:formula="of:=[.I86] + (([.J86]-[.J85]) *[.$B$43])" office:value-type="float" office:value="289.236807314809" calcext:value-type="float">
            <text:p>289.24</text:p>
          </table:table-cell>
          <table:table-cell table:formula="of:=(([.$I$50] * POWER([.I87];3)) + ([.$J$50] * POWER([.I87];2)) + ([.$I$52] * [.I87]) + [.$J$52])" office:value-type="float" office:value="149.952246656417" calcext:value-type="float">
            <text:p>149.95</text:p>
          </table:table-cell>
          <table:table-cell table:formula="of:=[.K86] + (([.L86]-[.L85]) * [.$B$44])" office:value-type="float" office:value="289.022222202819" calcext:value-type="float">
            <text:p>289.02</text:p>
          </table:table-cell>
          <table:table-cell table:style-name="ce83" table:formula="of:=(([.$K$50] * POWER([.K87];3)) + ([.$L$50] * POWER([.K87];2)) + ([.$K$52] * [.K87]) + [.$L$52])" office:value-type="float" office:value="151.558992048006" calcext:value-type="float">
            <text:p>151.56</text:p>
          </table:table-cell>
          <table:table-cell table:style-name="ce83" table:formula="of:=[.M86] + (([.N86]-[.N85]) *[.$B$44])" office:value-type="float" office:value="288.929726929399" calcext:value-type="float">
            <text:p>288.93</text:p>
          </table:table-cell>
          <table:table-cell table:style-name="ce83" table:formula="of:=(([.$M$50] * POWER([.M87];3)) + ([.$N$50] * POWER([.M87];2)) + ([.$M$52] * [.M87]) + [.$N$52])" office:value-type="float" office:value="152.942031586696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7] + (([.B87]-[.B86]) *[.$B$39])" office:value-type="float" office:value="298.049329662554" calcext:value-type="float">
            <text:p>298.05</text:p>
          </table:table-cell>
          <table:table-cell table:formula="of:=(([.$A$50] * POWER([.A88];3)) + ([.$B$50] * POWER([.A88];2)) + ([.$A$52] * [.A88]) + [.$B$52])" office:value-type="float" office:value="67.4761671022584" calcext:value-type="float">
            <text:p>67.48</text:p>
          </table:table-cell>
          <table:table-cell table:formula="of:=[.C87] + (([.D87]-[.D86]) *[.$B$40])" office:value-type="float" office:value="290.515499449342" calcext:value-type="float">
            <text:p>290.52</text:p>
          </table:table-cell>
          <table:table-cell table:formula="of:=(([.$C$50] * POWER([.C88];3)) + ([.$D$50] * POWER([.C88];2)) + ([.$C$52] * [.C88]) + [.$D$52])" office:value-type="float" office:value="143.914236142249" calcext:value-type="float">
            <text:p>143.91</text:p>
          </table:table-cell>
          <table:table-cell table:formula="of:=[.E87] + (([.F87]-[.F86]) *[.$B$41])" office:value-type="float" office:value="289.60910848329" calcext:value-type="float">
            <text:p>289.61</text:p>
          </table:table-cell>
          <table:table-cell table:formula="of:=(([.$E$50] * POWER([.E88];3)) + ([.$F$50] * POWER([.E88];2)) + ([.$E$52] * [.E88]) + [.$F$52])" office:value-type="float" office:value="147.676148713749" calcext:value-type="float">
            <text:p>147.68</text:p>
          </table:table-cell>
          <table:table-cell table:formula="of:=[.G87] + (([.H87]-[.H86]) *[.$B$42])" office:value-type="float" office:value="289.480900350946" calcext:value-type="float">
            <text:p>289.48</text:p>
          </table:table-cell>
          <table:table-cell table:formula="of:=(([.$G$50] * POWER([.G88];3)) + ([.$H$50] * POWER([.G88];2)) + ([.$G$52] * [.G88]) + [.$H$52])" office:value-type="float" office:value="148.50769748911" calcext:value-type="float">
            <text:p>148.51</text:p>
          </table:table-cell>
          <table:table-cell table:formula="of:=[.I87] + (([.J87]-[.J86]) *[.$B$43])" office:value-type="float" office:value="289.236807364169" calcext:value-type="float">
            <text:p>289.24</text:p>
          </table:table-cell>
          <table:table-cell table:formula="of:=(([.$I$50] * POWER([.I88];3)) + ([.$J$50] * POWER([.I88];2)) + ([.$I$52] * [.I88]) + [.$J$52])" office:value-type="float" office:value="149.952246787129" calcext:value-type="float">
            <text:p>149.95</text:p>
          </table:table-cell>
          <table:table-cell table:formula="of:=[.K87] + (([.L87]-[.L86]) * [.$B$44])" office:value-type="float" office:value="289.022222228459" calcext:value-type="float">
            <text:p>289.02</text:p>
          </table:table-cell>
          <table:table-cell table:style-name="ce83" table:formula="of:=(([.$K$50] * POWER([.K88];3)) + ([.$L$50] * POWER([.K88];2)) + ([.$K$52] * [.K88]) + [.$L$52])" office:value-type="float" office:value="151.558992115873" calcext:value-type="float">
            <text:p>151.56</text:p>
          </table:table-cell>
          <table:table-cell table:style-name="ce83" table:formula="of:=[.M87] + (([.N87]-[.N86]) *[.$B$44])" office:value-type="float" office:value="288.929726956384" calcext:value-type="float">
            <text:p>288.93</text:p>
          </table:table-cell>
          <table:table-cell table:style-name="ce83" table:formula="of:=(([.$M$50] * POWER([.M88];3)) + ([.$N$50] * POWER([.M88];2)) + ([.$M$52] * [.M88]) + [.$N$52])" office:value-type="float" office:value="152.942031658356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8] + (([.B88]-[.B87]) *[.$B$39])" office:value-type="float" office:value="298.049331173691" calcext:value-type="float">
            <text:p>298.05</text:p>
          </table:table-cell>
          <table:table-cell table:formula="of:=(([.$A$50] * POWER([.A89];3)) + ([.$B$50] * POWER([.A89];2)) + ([.$A$52] * [.A89]) + [.$B$52])" office:value-type="float" office:value="67.476168644364" calcext:value-type="float">
            <text:p>67.48</text:p>
          </table:table-cell>
          <table:table-cell table:formula="of:=[.C88] + (([.D88]-[.D87]) *[.$B$40])" office:value-type="float" office:value="290.515500461298" calcext:value-type="float">
            <text:p>290.52</text:p>
          </table:table-cell>
          <table:table-cell table:formula="of:=(([.$C$50] * POWER([.C89];3)) + ([.$D$50] * POWER([.C89];2)) + ([.$C$52] * [.C89]) + [.$D$52])" office:value-type="float" office:value="143.91423886681" calcext:value-type="float">
            <text:p>143.91</text:p>
          </table:table-cell>
          <table:table-cell table:formula="of:=[.E88] + (([.F88]-[.F87]) *[.$B$41])" office:value-type="float" office:value="289.609108583112" calcext:value-type="float">
            <text:p>289.61</text:p>
          </table:table-cell>
          <table:table-cell table:formula="of:=(([.$E$50] * POWER([.E89];3)) + ([.$F$50] * POWER([.E89];2)) + ([.$E$52] * [.E89]) + [.$F$52])" office:value-type="float" office:value="147.676148979722" calcext:value-type="float">
            <text:p>147.68</text:p>
          </table:table-cell>
          <table:table-cell table:formula="of:=[.G88] + (([.H88]-[.H87]) *[.$B$42])" office:value-type="float" office:value="289.480900429852" calcext:value-type="float">
            <text:p>289.48</text:p>
          </table:table-cell>
          <table:table-cell table:formula="of:=(([.$G$50] * POWER([.G89];3)) + ([.$H$50] * POWER([.G89];2)) + ([.$G$52] * [.G89]) + [.$H$52])" office:value-type="float" office:value="148.507697700156" calcext:value-type="float">
            <text:p>148.51</text:p>
          </table:table-cell>
          <table:table-cell table:formula="of:=[.I88] + (([.J88]-[.J87]) *[.$B$43])" office:value-type="float" office:value="289.236807394013" calcext:value-type="float">
            <text:p>289.24</text:p>
          </table:table-cell>
          <table:table-cell table:formula="of:=(([.$I$50] * POWER([.I89];3)) + ([.$J$50] * POWER([.I89];2)) + ([.$I$52] * [.I89]) + [.$J$52])" office:value-type="float" office:value="149.952246866158" calcext:value-type="float">
            <text:p>149.95</text:p>
          </table:table-cell>
          <table:table-cell table:formula="of:=[.K88] + (([.L88]-[.L87]) * [.$B$44])" office:value-type="float" office:value="289.022222243694" calcext:value-type="float">
            <text:p>289.02</text:p>
          </table:table-cell>
          <table:table-cell table:style-name="ce83" table:formula="of:=(([.$K$50] * POWER([.K89];3)) + ([.$L$50] * POWER([.K89];2)) + ([.$K$52] * [.K89]) + [.$L$52])" office:value-type="float" office:value="151.558992156201" calcext:value-type="float">
            <text:p>151.56</text:p>
          </table:table-cell>
          <table:table-cell table:style-name="ce83" table:formula="of:=[.M88] + (([.N88]-[.N87]) *[.$B$44])" office:value-type="float" office:value="288.92972697247" calcext:value-type="float">
            <text:p>288.93</text:p>
          </table:table-cell>
          <table:table-cell table:style-name="ce83" table:formula="of:=(([.$M$50] * POWER([.M89];3)) + ([.$N$50] * POWER([.M89];2)) + ([.$M$52] * [.M89]) + [.$N$52])" office:value-type="float" office:value="152.942031701075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89] + (([.B89]-[.B88]) *[.$B$39])" office:value-type="float" office:value="298.049332157544" calcext:value-type="float">
            <text:p>298.05</text:p>
          </table:table-cell>
          <table:table-cell table:formula="of:=(([.$A$50] * POWER([.A90];3)) + ([.$B$50] * POWER([.A90];2)) + ([.$A$52] * [.A90]) + [.$B$52])" office:value-type="float" office:value="67.4761696483781" calcext:value-type="float">
            <text:p>67.48</text:p>
          </table:table-cell>
          <table:table-cell table:formula="of:=[.C89] + (([.D89]-[.D88]) *[.$B$40])" office:value-type="float" office:value="290.515501133671" calcext:value-type="float">
            <text:p>290.52</text:p>
          </table:table-cell>
          <table:table-cell table:formula="of:=(([.$C$50] * POWER([.C90];3)) + ([.$D$50] * POWER([.C90];2)) + ([.$C$52] * [.C90]) + [.$D$52])" office:value-type="float" office:value="143.914240677077" calcext:value-type="float">
            <text:p>143.91</text:p>
          </table:table-cell>
          <table:table-cell table:formula="of:=[.E89] + (([.F89]-[.F88]) *[.$B$41])" office:value-type="float" office:value="289.609108645445" calcext:value-type="float">
            <text:p>289.61</text:p>
          </table:table-cell>
          <table:table-cell table:formula="of:=(([.$E$50] * POWER([.E90];3)) + ([.$F$50] * POWER([.E90];2)) + ([.$E$52] * [.E90]) + [.$F$52])" office:value-type="float" office:value="147.676149145806" calcext:value-type="float">
            <text:p>147.68</text:p>
          </table:table-cell>
          <table:table-cell table:formula="of:=[.G89] + (([.H89]-[.H88]) *[.$B$42])" office:value-type="float" office:value="289.480900478853" calcext:value-type="float">
            <text:p>289.48</text:p>
          </table:table-cell>
          <table:table-cell table:formula="of:=(([.$G$50] * POWER([.G90];3)) + ([.$H$50] * POWER([.G90];2)) + ([.$G$52] * [.G90]) + [.$H$52])" office:value-type="float" office:value="148.507697831218" calcext:value-type="float">
            <text:p>148.51</text:p>
          </table:table-cell>
          <table:table-cell table:formula="of:=[.I89] + (([.J89]-[.J88]) *[.$B$43])" office:value-type="float" office:value="289.236807412056" calcext:value-type="float">
            <text:p>289.24</text:p>
          </table:table-cell>
          <table:table-cell table:formula="of:=(([.$I$50] * POWER([.I90];3)) + ([.$J$50] * POWER([.I90];2)) + ([.$I$52] * [.I90]) + [.$J$52])" office:value-type="float" office:value="149.952246913942" calcext:value-type="float">
            <text:p>149.95</text:p>
          </table:table-cell>
          <table:table-cell table:formula="of:=[.K89] + (([.L89]-[.L88]) * [.$B$44])" office:value-type="float" office:value="289.022222252747" calcext:value-type="float">
            <text:p>289.02</text:p>
          </table:table-cell>
          <table:table-cell table:style-name="ce83" table:formula="of:=(([.$K$50] * POWER([.K90];3)) + ([.$L$50] * POWER([.K90];2)) + ([.$K$52] * [.K90]) + [.$L$52])" office:value-type="float" office:value="151.558992180167" calcext:value-type="float">
            <text:p>151.56</text:p>
          </table:table-cell>
          <table:table-cell table:style-name="ce83" table:formula="of:=[.M89] + (([.N89]-[.N88]) *[.$B$44])" office:value-type="float" office:value="288.92972698206" calcext:value-type="float">
            <text:p>288.93</text:p>
          </table:table-cell>
          <table:table-cell table:style-name="ce83" table:formula="of:=(([.$M$50] * POWER([.M90];3)) + ([.$N$50] * POWER([.M90];2)) + ([.$M$52] * [.M90]) + [.$N$52])" office:value-type="float" office:value="152.942031726549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0] + (([.B90]-[.B89]) *[.$B$39])" office:value-type="float" office:value="298.049332798098" calcext:value-type="float">
            <text:p>298.05</text:p>
          </table:table-cell>
          <table:table-cell table:formula="of:=(([.$A$50] * POWER([.A91];3)) + ([.$B$50] * POWER([.A91];2)) + ([.$A$52] * [.A91]) + [.$B$52])" office:value-type="float" office:value="67.4761703020588" calcext:value-type="float">
            <text:p>67.48</text:p>
          </table:table-cell>
          <table:table-cell table:formula="of:=[.C90] + (([.D90]-[.D89]) *[.$B$40])" office:value-type="float" office:value="290.515501580413" calcext:value-type="float">
            <text:p>290.52</text:p>
          </table:table-cell>
          <table:table-cell table:formula="of:=(([.$C$50] * POWER([.C91];3)) + ([.$D$50] * POWER([.C91];2)) + ([.$C$52] * [.C91]) + [.$D$52])" office:value-type="float" office:value="143.914241879869" calcext:value-type="float">
            <text:p>143.91</text:p>
          </table:table-cell>
          <table:table-cell table:formula="of:=[.E90] + (([.F90]-[.F89]) *[.$B$41])" office:value-type="float" office:value="289.609108684368" calcext:value-type="float">
            <text:p>289.61</text:p>
          </table:table-cell>
          <table:table-cell table:formula="of:=(([.$E$50] * POWER([.E91];3)) + ([.$F$50] * POWER([.E91];2)) + ([.$E$52] * [.E91]) + [.$F$52])" office:value-type="float" office:value="147.676149249516" calcext:value-type="float">
            <text:p>147.68</text:p>
          </table:table-cell>
          <table:table-cell table:formula="of:=[.G90] + (([.H90]-[.H89]) *[.$B$42])" office:value-type="float" office:value="289.480900509283" calcext:value-type="float">
            <text:p>289.48</text:p>
          </table:table-cell>
          <table:table-cell table:formula="of:=(([.$G$50] * POWER([.G91];3)) + ([.$H$50] * POWER([.G91];2)) + ([.$G$52] * [.G91]) + [.$H$52])" office:value-type="float" office:value="148.507697912611" calcext:value-type="float">
            <text:p>148.51</text:p>
          </table:table-cell>
          <table:table-cell table:formula="of:=[.I90] + (([.J90]-[.J89]) *[.$B$43])" office:value-type="float" office:value="289.236807422966" calcext:value-type="float">
            <text:p>289.24</text:p>
          </table:table-cell>
          <table:table-cell table:formula="of:=(([.$I$50] * POWER([.I91];3)) + ([.$J$50] * POWER([.I91];2)) + ([.$I$52] * [.I91]) + [.$J$52])" office:value-type="float" office:value="149.952246942833" calcext:value-type="float">
            <text:p>149.95</text:p>
          </table:table-cell>
          <table:table-cell table:formula="of:=[.K90] + (([.L90]-[.L89]) * [.$B$44])" office:value-type="float" office:value="289.022222258127" calcext:value-type="float">
            <text:p>289.02</text:p>
          </table:table-cell>
          <table:table-cell table:style-name="ce83" table:formula="of:=(([.$K$50] * POWER([.K91];3)) + ([.$L$50] * POWER([.K91];2)) + ([.$K$52] * [.K91]) + [.$L$52])" office:value-type="float" office:value="151.558992194407" calcext:value-type="float">
            <text:p>151.56</text:p>
          </table:table-cell>
          <table:table-cell table:style-name="ce83" table:formula="of:=[.M90] + (([.N90]-[.N89]) *[.$B$44])" office:value-type="float" office:value="288.929726987778" calcext:value-type="float">
            <text:p>288.93</text:p>
          </table:table-cell>
          <table:table-cell table:style-name="ce83" table:formula="of:=(([.$M$50] * POWER([.M91];3)) + ([.$N$50] * POWER([.M91];2)) + ([.$M$52] * [.M91]) + [.$N$52])" office:value-type="float" office:value="152.94203174173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1] + (([.B91]-[.B90]) *[.$B$39])" office:value-type="float" office:value="298.049333215142" calcext:value-type="float">
            <text:p>298.05</text:p>
          </table:table-cell>
          <table:table-cell table:formula="of:=(([.$A$50] * POWER([.A92];3)) + ([.$B$50] * POWER([.A92];2)) + ([.$A$52] * [.A92]) + [.$B$52])" office:value-type="float" office:value="67.4761707276493" calcext:value-type="float">
            <text:p>67.48</text:p>
          </table:table-cell>
          <table:table-cell table:formula="of:=[.C91] + (([.D91]-[.D90]) *[.$B$40])" office:value-type="float" office:value="290.515501877241" calcext:value-type="float">
            <text:p>290.52</text:p>
          </table:table-cell>
          <table:table-cell table:formula="of:=(([.$C$50] * POWER([.C92];3)) + ([.$D$50] * POWER([.C92];2)) + ([.$C$52] * [.C92]) + [.$D$52])" office:value-type="float" office:value="143.914242679044" calcext:value-type="float">
            <text:p>143.91</text:p>
          </table:table-cell>
          <table:table-cell table:formula="of:=[.E91] + (([.F91]-[.F90]) *[.$B$41])" office:value-type="float" office:value="289.609108708673" calcext:value-type="float">
            <text:p>289.61</text:p>
          </table:table-cell>
          <table:table-cell table:formula="of:=(([.$E$50] * POWER([.E92];3)) + ([.$F$50] * POWER([.E92];2)) + ([.$E$52] * [.E92]) + [.$F$52])" office:value-type="float" office:value="147.676149314277" calcext:value-type="float">
            <text:p>147.68</text:p>
          </table:table-cell>
          <table:table-cell table:formula="of:=[.G91] + (([.H91]-[.H90]) *[.$B$42])" office:value-type="float" office:value="289.480900528181" calcext:value-type="float">
            <text:p>289.48</text:p>
          </table:table-cell>
          <table:table-cell table:formula="of:=(([.$G$50] * POWER([.G92];3)) + ([.$H$50] * POWER([.G92];2)) + ([.$G$52] * [.G92]) + [.$H$52])" office:value-type="float" office:value="148.507697963155" calcext:value-type="float">
            <text:p>148.51</text:p>
          </table:table-cell>
          <table:table-cell table:formula="of:=[.I91] + (([.J91]-[.J90]) *[.$B$43])" office:value-type="float" office:value="289.236807429563" calcext:value-type="float">
            <text:p>289.24</text:p>
          </table:table-cell>
          <table:table-cell table:formula="of:=(([.$I$50] * POWER([.I92];3)) + ([.$J$50] * POWER([.I92];2)) + ([.$I$52] * [.I92]) + [.$J$52])" office:value-type="float" office:value="149.952246960299" calcext:value-type="float">
            <text:p>149.95</text:p>
          </table:table-cell>
          <table:table-cell table:formula="of:=[.K91] + (([.L91]-[.L90]) * [.$B$44])" office:value-type="float" office:value="289.022222261323" calcext:value-type="float">
            <text:p>289.02</text:p>
          </table:table-cell>
          <table:table-cell table:style-name="ce83" table:formula="of:=(([.$K$50] * POWER([.K92];3)) + ([.$L$50] * POWER([.K92];2)) + ([.$K$52] * [.K92]) + [.$L$52])" office:value-type="float" office:value="151.558992202868" calcext:value-type="float">
            <text:p>151.56</text:p>
          </table:table-cell>
          <table:table-cell table:style-name="ce83" table:formula="of:=[.M91] + (([.N91]-[.N90]) *[.$B$44])" office:value-type="float" office:value="288.929726991186" calcext:value-type="float">
            <text:p>288.93</text:p>
          </table:table-cell>
          <table:table-cell table:style-name="ce83" table:formula="of:=(([.$M$50] * POWER([.M92];3)) + ([.$N$50] * POWER([.M92];2)) + ([.$M$52] * [.M92]) + [.$N$52])" office:value-type="float" office:value="152.942031750781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2] + (([.B92]-[.B91]) *[.$B$39])" office:value-type="float" office:value="298.049333486666" calcext:value-type="float">
            <text:p>298.05</text:p>
          </table:table-cell>
          <table:table-cell table:formula="of:=(([.$A$50] * POWER([.A93];3)) + ([.$B$50] * POWER([.A93];2)) + ([.$A$52] * [.A93]) + [.$B$52])" office:value-type="float" office:value="67.4761710047378" calcext:value-type="float">
            <text:p>67.48</text:p>
          </table:table-cell>
          <table:table-cell table:formula="of:=[.C92] + (([.D92]-[.D91]) *[.$B$40])" office:value-type="float" office:value="290.515502074464" calcext:value-type="float">
            <text:p>290.52</text:p>
          </table:table-cell>
          <table:table-cell table:formula="of:=(([.$C$50] * POWER([.C93];3)) + ([.$D$50] * POWER([.C93];2)) + ([.$C$52] * [.C93]) + [.$D$52])" office:value-type="float" office:value="143.914243210038" calcext:value-type="float">
            <text:p>143.91</text:p>
          </table:table-cell>
          <table:table-cell table:formula="of:=[.E92] + (([.F92]-[.F91]) *[.$B$41])" office:value-type="float" office:value="289.609108723851" calcext:value-type="float">
            <text:p>289.61</text:p>
          </table:table-cell>
          <table:table-cell table:formula="of:=(([.$E$50] * POWER([.E93];3)) + ([.$F$50] * POWER([.E93];2)) + ([.$E$52] * [.E93]) + [.$F$52])" office:value-type="float" office:value="147.676149354716" calcext:value-type="float">
            <text:p>147.68</text:p>
          </table:table-cell>
          <table:table-cell table:formula="of:=[.G92] + (([.H92]-[.H91]) *[.$B$42])" office:value-type="float" office:value="289.480900539917" calcext:value-type="float">
            <text:p>289.48</text:p>
          </table:table-cell>
          <table:table-cell table:formula="of:=(([.$G$50] * POWER([.G93];3)) + ([.$H$50] * POWER([.G93];2)) + ([.$G$52] * [.G93]) + [.$H$52])" office:value-type="float" office:value="148.507697994543" calcext:value-type="float">
            <text:p>148.51</text:p>
          </table:table-cell>
          <table:table-cell table:formula="of:=[.I92] + (([.J92]-[.J91]) *[.$B$43])" office:value-type="float" office:value="289.236807433551" calcext:value-type="float">
            <text:p>289.24</text:p>
          </table:table-cell>
          <table:table-cell table:formula="of:=(([.$I$50] * POWER([.I93];3)) + ([.$J$50] * POWER([.I93];2)) + ([.$I$52] * [.I93]) + [.$J$52])" office:value-type="float" office:value="149.95224697086" calcext:value-type="float">
            <text:p>149.95</text:p>
          </table:table-cell>
          <table:table-cell table:formula="of:=[.K92] + (([.L92]-[.L91]) * [.$B$44])" office:value-type="float" office:value="289.022222263223" calcext:value-type="float">
            <text:p>289.02</text:p>
          </table:table-cell>
          <table:table-cell table:style-name="ce83" table:formula="of:=(([.$K$50] * POWER([.K93];3)) + ([.$L$50] * POWER([.K93];2)) + ([.$K$52] * [.K93]) + [.$L$52])" office:value-type="float" office:value="151.558992207897" calcext:value-type="float">
            <text:p>151.56</text:p>
          </table:table-cell>
          <table:table-cell table:style-name="ce83" table:formula="of:=[.M92] + (([.N92]-[.N91]) *[.$B$44])" office:value-type="float" office:value="288.929726993218" calcext:value-type="float">
            <text:p>288.93</text:p>
          </table:table-cell>
          <table:table-cell table:style-name="ce83" table:formula="of:=(([.$M$50] * POWER([.M93];3)) + ([.$N$50] * POWER([.M93];2)) + ([.$M$52] * [.M93]) + [.$N$52])" office:value-type="float" office:value="152.942031756178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3] + (([.B93]-[.B92]) *[.$B$39])" office:value-type="float" office:value="298.049333663446" calcext:value-type="float">
            <text:p>298.05</text:p>
          </table:table-cell>
          <table:table-cell table:formula="of:=(([.$A$50] * POWER([.A94];3)) + ([.$B$50] * POWER([.A94];2)) + ([.$A$52] * [.A94]) + [.$B$52])" office:value-type="float" office:value="67.4761711851409" calcext:value-type="float">
            <text:p>67.48</text:p>
          </table:table-cell>
          <table:table-cell table:formula="of:=[.C93] + (([.D93]-[.D92]) *[.$B$40])" office:value-type="float" office:value="290.515502205503" calcext:value-type="float">
            <text:p>290.52</text:p>
          </table:table-cell>
          <table:table-cell table:formula="of:=(([.$C$50] * POWER([.C94];3)) + ([.$D$50] * POWER([.C94];2)) + ([.$C$52] * [.C94]) + [.$D$52])" office:value-type="float" office:value="143.914243562842" calcext:value-type="float">
            <text:p>143.91</text:p>
          </table:table-cell>
          <table:table-cell table:formula="of:=[.E93] + (([.F93]-[.F92]) *[.$B$41])" office:value-type="float" office:value="289.609108733328" calcext:value-type="float">
            <text:p>289.61</text:p>
          </table:table-cell>
          <table:table-cell table:formula="of:=(([.$E$50] * POWER([.E94];3)) + ([.$F$50] * POWER([.E94];2)) + ([.$E$52] * [.E94]) + [.$F$52])" office:value-type="float" office:value="147.676149379967" calcext:value-type="float">
            <text:p>147.68</text:p>
          </table:table-cell>
          <table:table-cell table:formula="of:=[.G93] + (([.H93]-[.H92]) *[.$B$42])" office:value-type="float" office:value="289.480900547204" calcext:value-type="float">
            <text:p>289.48</text:p>
          </table:table-cell>
          <table:table-cell table:formula="of:=(([.$G$50] * POWER([.G94];3)) + ([.$H$50] * POWER([.G94];2)) + ([.$G$52] * [.G94]) + [.$H$52])" office:value-type="float" office:value="148.507698014037" calcext:value-type="float">
            <text:p>148.51</text:p>
          </table:table-cell>
          <table:table-cell table:formula="of:=[.I93] + (([.J93]-[.J92]) *[.$B$43])" office:value-type="float" office:value="289.236807435962" calcext:value-type="float">
            <text:p>289.24</text:p>
          </table:table-cell>
          <table:table-cell table:formula="of:=(([.$I$50] * POWER([.I94];3)) + ([.$J$50] * POWER([.I94];2)) + ([.$I$52] * [.I94]) + [.$J$52])" office:value-type="float" office:value="149.952246977244" calcext:value-type="float">
            <text:p>149.95</text:p>
          </table:table-cell>
          <table:table-cell table:formula="of:=[.K93] + (([.L93]-[.L92]) * [.$B$44])" office:value-type="float" office:value="289.022222264352" calcext:value-type="float">
            <text:p>289.02</text:p>
          </table:table-cell>
          <table:table-cell table:style-name="ce83" table:formula="of:=(([.$K$50] * POWER([.K94];3)) + ([.$L$50] * POWER([.K94];2)) + ([.$K$52] * [.K94]) + [.$L$52])" office:value-type="float" office:value="151.558992210886" calcext:value-type="float">
            <text:p>151.56</text:p>
          </table:table-cell>
          <table:table-cell table:style-name="ce83" table:formula="of:=[.M93] + (([.N93]-[.N92]) *[.$B$44])" office:value-type="float" office:value="288.929726994429" calcext:value-type="float">
            <text:p>288.93</text:p>
          </table:table-cell>
          <table:table-cell table:style-name="ce83" table:formula="of:=(([.$M$50] * POWER([.M94];3)) + ([.$N$50] * POWER([.M94];2)) + ([.$M$52] * [.M94]) + [.$N$52])" office:value-type="float" office:value="152.942031759392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4] + (([.B94]-[.B93]) *[.$B$39])" office:value-type="float" office:value="298.049333778542" calcext:value-type="float">
            <text:p>298.05</text:p>
          </table:table-cell>
          <table:table-cell table:formula="of:=(([.$A$50] * POWER([.A95];3)) + ([.$B$50] * POWER([.A95];2)) + ([.$A$52] * [.A95]) + [.$B$52])" office:value-type="float" office:value="67.476171302595" calcext:value-type="float">
            <text:p>67.48</text:p>
          </table:table-cell>
          <table:table-cell table:formula="of:=[.C94] + (([.D94]-[.D93]) *[.$B$40])" office:value-type="float" office:value="290.515502292569" calcext:value-type="float">
            <text:p>290.52</text:p>
          </table:table-cell>
          <table:table-cell table:formula="of:=(([.$C$50] * POWER([.C95];3)) + ([.$D$50] * POWER([.C95];2)) + ([.$C$52] * [.C95]) + [.$D$52])" office:value-type="float" office:value="143.914243797257" calcext:value-type="float">
            <text:p>143.91</text:p>
          </table:table-cell>
          <table:table-cell table:formula="of:=[.E94] + (([.F94]-[.F93]) *[.$B$41])" office:value-type="float" office:value="289.609108739246" calcext:value-type="float">
            <text:p>289.61</text:p>
          </table:table-cell>
          <table:table-cell table:formula="of:=(([.$E$50] * POWER([.E95];3)) + ([.$F$50] * POWER([.E95];2)) + ([.$E$52] * [.E95]) + [.$F$52])" office:value-type="float" office:value="147.676149395735" calcext:value-type="float">
            <text:p>147.68</text:p>
          </table:table-cell>
          <table:table-cell table:formula="of:=[.G94] + (([.H94]-[.H93]) *[.$B$42])" office:value-type="float" office:value="289.480900551731" calcext:value-type="float">
            <text:p>289.48</text:p>
          </table:table-cell>
          <table:table-cell table:formula="of:=(([.$G$50] * POWER([.G95];3)) + ([.$H$50] * POWER([.G95];2)) + ([.$G$52] * [.G95]) + [.$H$52])" office:value-type="float" office:value="148.507698026141" calcext:value-type="float">
            <text:p>148.51</text:p>
          </table:table-cell>
          <table:table-cell table:formula="of:=[.I94] + (([.J94]-[.J93]) *[.$B$43])" office:value-type="float" office:value="289.236807437419" calcext:value-type="float">
            <text:p>289.24</text:p>
          </table:table-cell>
          <table:table-cell table:formula="of:=(([.$I$50] * POWER([.I95];3)) + ([.$J$50] * POWER([.I95];2)) + ([.$I$52] * [.I95]) + [.$J$52])" office:value-type="float" office:value="149.952246981106" calcext:value-type="float">
            <text:p>149.95</text:p>
          </table:table-cell>
          <table:table-cell table:formula="of:=[.K94] + (([.L94]-[.L93]) * [.$B$44])" office:value-type="float" office:value="289.022222265022" calcext:value-type="float">
            <text:p>289.02</text:p>
          </table:table-cell>
          <table:table-cell table:style-name="ce83" table:formula="of:=(([.$K$50] * POWER([.K95];3)) + ([.$L$50] * POWER([.K95];2)) + ([.$K$52] * [.K95]) + [.$L$52])" office:value-type="float" office:value="151.558992212659" calcext:value-type="float">
            <text:p>151.56</text:p>
          </table:table-cell>
          <table:table-cell table:style-name="ce83" table:formula="of:=[.M94] + (([.N94]-[.N93]) *[.$B$44])" office:value-type="float" office:value="288.929726995151" calcext:value-type="float">
            <text:p>288.93</text:p>
          </table:table-cell>
          <table:table-cell table:style-name="ce83" table:formula="of:=(([.$M$50] * POWER([.M95];3)) + ([.$N$50] * POWER([.M95];2)) + ([.$M$52] * [.M95]) + [.$N$52])" office:value-type="float" office:value="152.942031761309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5] + (([.B95]-[.B94]) *[.$B$39])" office:value-type="float" office:value="298.049333853477" calcext:value-type="float">
            <text:p>298.05</text:p>
          </table:table-cell>
          <table:table-cell table:formula="of:=(([.$A$50] * POWER([.A96];3)) + ([.$B$50] * POWER([.A96];2)) + ([.$A$52] * [.A96]) + [.$B$52])" office:value-type="float" office:value="67.4761713790658" calcext:value-type="float">
            <text:p>67.48</text:p>
          </table:table-cell>
          <table:table-cell table:formula="of:=[.C95] + (([.D95]-[.D94]) *[.$B$40])" office:value-type="float" office:value="290.515502350419" calcext:value-type="float">
            <text:p>290.52</text:p>
          </table:table-cell>
          <table:table-cell table:formula="of:=(([.$C$50] * POWER([.C96];3)) + ([.$D$50] * POWER([.C96];2)) + ([.$C$52] * [.C96]) + [.$D$52])" office:value-type="float" office:value="143.914243953006" calcext:value-type="float">
            <text:p>143.91</text:p>
          </table:table-cell>
          <table:table-cell table:formula="of:=[.E95] + (([.F95]-[.F94]) *[.$B$41])" office:value-type="float" office:value="289.609108742941" calcext:value-type="float">
            <text:p>289.61</text:p>
          </table:table-cell>
          <table:table-cell table:formula="of:=(([.$E$50] * POWER([.E96];3)) + ([.$F$50] * POWER([.E96];2)) + ([.$E$52] * [.E96]) + [.$F$52])" office:value-type="float" office:value="147.676149405583" calcext:value-type="float">
            <text:p>147.68</text:p>
          </table:table-cell>
          <table:table-cell table:formula="of:=[.G95] + (([.H95]-[.H94]) *[.$B$42])" office:value-type="float" office:value="289.480900554541" calcext:value-type="float">
            <text:p>289.48</text:p>
          </table:table-cell>
          <table:table-cell table:formula="of:=(([.$G$50] * POWER([.G96];3)) + ([.$H$50] * POWER([.G96];2)) + ([.$G$52] * [.G96]) + [.$H$52])" office:value-type="float" office:value="148.507698033659" calcext:value-type="float">
            <text:p>148.51</text:p>
          </table:table-cell>
          <table:table-cell table:formula="of:=[.I95] + (([.J95]-[.J94]) *[.$B$43])" office:value-type="float" office:value="289.236807438301" calcext:value-type="float">
            <text:p>289.24</text:p>
          </table:table-cell>
          <table:table-cell table:formula="of:=(([.$I$50] * POWER([.I96];3)) + ([.$J$50] * POWER([.I96];2)) + ([.$I$52] * [.I96]) + [.$J$52])" office:value-type="float" office:value="149.952246983439" calcext:value-type="float">
            <text:p>149.95</text:p>
          </table:table-cell>
          <table:table-cell table:formula="of:=[.K95] + (([.L95]-[.L94]) * [.$B$44])" office:value-type="float" office:value="289.022222265421" calcext:value-type="float">
            <text:p>289.02</text:p>
          </table:table-cell>
          <table:table-cell table:style-name="ce83" table:formula="of:=(([.$K$50] * POWER([.K96];3)) + ([.$L$50] * POWER([.K96];2)) + ([.$K$52] * [.K96]) + [.$L$52])" office:value-type="float" office:value="151.558992213712" calcext:value-type="float">
            <text:p>151.56</text:p>
          </table:table-cell>
          <table:table-cell table:style-name="ce83" table:formula="of:=[.M95] + (([.N95]-[.N94]) *[.$B$44])" office:value-type="float" office:value="288.929726995581" calcext:value-type="float">
            <text:p>288.93</text:p>
          </table:table-cell>
          <table:table-cell table:style-name="ce83" table:formula="of:=(([.$M$50] * POWER([.M96];3)) + ([.$N$50] * POWER([.M96];2)) + ([.$M$52] * [.M96]) + [.$N$52])" office:value-type="float" office:value="152.942031762454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6] + (([.B96]-[.B95]) *[.$B$39])" office:value-type="float" office:value="298.049333902265" calcext:value-type="float">
            <text:p>298.05</text:p>
          </table:table-cell>
          <table:table-cell table:formula="of:=(([.$A$50] * POWER([.A97];3)) + ([.$B$50] * POWER([.A97];2)) + ([.$A$52] * [.A97]) + [.$B$52])" office:value-type="float" office:value="67.4761714288534" calcext:value-type="float">
            <text:p>67.48</text:p>
          </table:table-cell>
          <table:table-cell table:formula="of:=[.C96] + (([.D96]-[.D95]) *[.$B$40])" office:value-type="float" office:value="290.515502388855" calcext:value-type="float">
            <text:p>290.52</text:p>
          </table:table-cell>
          <table:table-cell table:formula="of:=(([.$C$50] * POWER([.C97];3)) + ([.$D$50] * POWER([.C97];2)) + ([.$C$52] * [.C97]) + [.$D$52])" office:value-type="float" office:value="143.914244056494" calcext:value-type="float">
            <text:p>143.91</text:p>
          </table:table-cell>
          <table:table-cell table:formula="of:=[.E96] + (([.F96]-[.F95]) *[.$B$41])" office:value-type="float" office:value="289.609108745249" calcext:value-type="float">
            <text:p>289.61</text:p>
          </table:table-cell>
          <table:table-cell table:formula="of:=(([.$E$50] * POWER([.E97];3)) + ([.$F$50] * POWER([.E97];2)) + ([.$E$52] * [.E97]) + [.$F$52])" office:value-type="float" office:value="147.67614941173" calcext:value-type="float">
            <text:p>147.68</text:p>
          </table:table-cell>
          <table:table-cell table:formula="of:=[.G96] + (([.H96]-[.H95]) *[.$B$42])" office:value-type="float" office:value="289.480900556286" calcext:value-type="float">
            <text:p>289.48</text:p>
          </table:table-cell>
          <table:table-cell table:formula="of:=(([.$G$50] * POWER([.G97];3)) + ([.$H$50] * POWER([.G97];2)) + ([.$G$52] * [.G97]) + [.$H$52])" office:value-type="float" office:value="148.507698038326" calcext:value-type="float">
            <text:p>148.51</text:p>
          </table:table-cell>
          <table:table-cell table:formula="of:=[.I96] + (([.J96]-[.J95]) *[.$B$43])" office:value-type="float" office:value="289.236807438834" calcext:value-type="float">
            <text:p>289.24</text:p>
          </table:table-cell>
          <table:table-cell table:formula="of:=(([.$I$50] * POWER([.I97];3)) + ([.$J$50] * POWER([.I97];2)) + ([.$I$52] * [.I97]) + [.$J$52])" office:value-type="float" office:value="149.952246984851" calcext:value-type="float">
            <text:p>149.95</text:p>
          </table:table-cell>
          <table:table-cell table:formula="of:=[.K96] + (([.L96]-[.L95]) * [.$B$44])" office:value-type="float" office:value="289.022222265657" calcext:value-type="float">
            <text:p>289.02</text:p>
          </table:table-cell>
          <table:table-cell table:style-name="ce83" table:formula="of:=(([.$K$50] * POWER([.K97];3)) + ([.$L$50] * POWER([.K97];2)) + ([.$K$52] * [.K97]) + [.$L$52])" office:value-type="float" office:value="151.55899221434" calcext:value-type="float">
            <text:p>151.56</text:p>
          </table:table-cell>
          <table:table-cell table:style-name="ce83" table:formula="of:=[.M96] + (([.N96]-[.N95]) *[.$B$44])" office:value-type="float" office:value="288.929726995838" calcext:value-type="float">
            <text:p>288.93</text:p>
          </table:table-cell>
          <table:table-cell table:style-name="ce83" table:formula="of:=(([.$M$50] * POWER([.M97];3)) + ([.$N$50] * POWER([.M97];2)) + ([.$M$52] * [.M97]) + [.$N$52])" office:value-type="float" office:value="152.942031763138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7] + (([.B97]-[.B96]) *[.$B$39])" office:value-type="float" office:value="298.049333934029" calcext:value-type="float">
            <text:p>298.05</text:p>
          </table:table-cell>
          <table:table-cell table:formula="of:=(([.$A$50] * POWER([.A98];3)) + ([.$B$50] * POWER([.A98];2)) + ([.$A$52] * [.A98]) + [.$B$52])" office:value-type="float" office:value="67.4761714612691" calcext:value-type="float">
            <text:p>67.48</text:p>
          </table:table-cell>
          <table:table-cell table:formula="of:=[.C97] + (([.D97]-[.D96]) *[.$B$40])" office:value-type="float" office:value="290.515502414394" calcext:value-type="float">
            <text:p>290.52</text:p>
          </table:table-cell>
          <table:table-cell table:formula="of:=(([.$C$50] * POWER([.C98];3)) + ([.$D$50] * POWER([.C98];2)) + ([.$C$52] * [.C98]) + [.$D$52])" office:value-type="float" office:value="143.914244125253" calcext:value-type="float">
            <text:p>143.91</text:p>
          </table:table-cell>
          <table:table-cell table:formula="of:=[.E97] + (([.F97]-[.F96]) *[.$B$41])" office:value-type="float" office:value="289.60910874669" calcext:value-type="float">
            <text:p>289.61</text:p>
          </table:table-cell>
          <table:table-cell table:formula="of:=(([.$E$50] * POWER([.E98];3)) + ([.$F$50] * POWER([.E98];2)) + ([.$E$52] * [.E98]) + [.$F$52])" office:value-type="float" office:value="147.67614941557" calcext:value-type="float">
            <text:p>147.68</text:p>
          </table:table-cell>
          <table:table-cell table:formula="of:=[.G97] + (([.H97]-[.H96]) *[.$B$42])" office:value-type="float" office:value="289.48090055737" calcext:value-type="float">
            <text:p>289.48</text:p>
          </table:table-cell>
          <table:table-cell table:formula="of:=(([.$G$50] * POWER([.G98];3)) + ([.$H$50] * POWER([.G98];2)) + ([.$G$52] * [.G98]) + [.$H$52])" office:value-type="float" office:value="148.507698041226" calcext:value-type="float">
            <text:p>148.51</text:p>
          </table:table-cell>
          <table:table-cell table:formula="of:=[.I97] + (([.J97]-[.J96]) *[.$B$43])" office:value-type="float" office:value="289.236807439156" calcext:value-type="float">
            <text:p>289.24</text:p>
          </table:table-cell>
          <table:table-cell table:formula="of:=(([.$I$50] * POWER([.I98];3)) + ([.$J$50] * POWER([.I98];2)) + ([.$I$52] * [.I98]) + [.$J$52])" office:value-type="float" office:value="149.952246985706" calcext:value-type="float">
            <text:p>149.95</text:p>
          </table:table-cell>
          <table:table-cell table:formula="of:=[.K97] + (([.L97]-[.L96]) * [.$B$44])" office:value-type="float" office:value="289.022222265798" calcext:value-type="float">
            <text:p>289.02</text:p>
          </table:table-cell>
          <table:table-cell table:style-name="ce83" table:formula="of:=(([.$K$50] * POWER([.K98];3)) + ([.$L$50] * POWER([.K98];2)) + ([.$K$52] * [.K98]) + [.$L$52])" office:value-type="float" office:value="151.558992214713" calcext:value-type="float">
            <text:p>151.56</text:p>
          </table:table-cell>
          <table:table-cell table:style-name="ce83" table:formula="of:=[.M97] + (([.N97]-[.N96]) *[.$B$44])" office:value-type="float" office:value="288.929726995992" calcext:value-type="float">
            <text:p>288.93</text:p>
          </table:table-cell>
          <table:table-cell table:style-name="ce83" table:formula="of:=(([.$M$50] * POWER([.M98];3)) + ([.$N$50] * POWER([.M98];2)) + ([.$M$52] * [.M98]) + [.$N$52])" office:value-type="float" office:value="152.942031763547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8] + (([.B98]-[.B97]) *[.$B$39])" office:value-type="float" office:value="298.04933395471" calcext:value-type="float">
            <text:p>298.05</text:p>
          </table:table-cell>
          <table:table-cell table:formula="of:=(([.$A$50] * POWER([.A99];3)) + ([.$B$50] * POWER([.A99];2)) + ([.$A$52] * [.A99]) + [.$B$52])" office:value-type="float" office:value="67.4761714823735" calcext:value-type="float">
            <text:p>67.48</text:p>
          </table:table-cell>
          <table:table-cell table:formula="of:=[.C98] + (([.D98]-[.D97]) *[.$B$40])" office:value-type="float" office:value="290.515502431363" calcext:value-type="float">
            <text:p>290.52</text:p>
          </table:table-cell>
          <table:table-cell table:formula="of:=(([.$C$50] * POWER([.C99];3)) + ([.$D$50] * POWER([.C99];2)) + ([.$C$52] * [.C99]) + [.$D$52])" office:value-type="float" office:value="143.914244170939" calcext:value-type="float">
            <text:p>143.91</text:p>
          </table:table-cell>
          <table:table-cell table:formula="of:=[.E98] + (([.F98]-[.F97]) *[.$B$41])" office:value-type="float" office:value="289.60910874759" calcext:value-type="float">
            <text:p>289.61</text:p>
          </table:table-cell>
          <table:table-cell table:formula="of:=(([.$E$50] * POWER([.E99];3)) + ([.$F$50] * POWER([.E99];2)) + ([.$E$52] * [.E99]) + [.$F$52])" office:value-type="float" office:value="147.676149417967" calcext:value-type="float">
            <text:p>147.68</text:p>
          </table:table-cell>
          <table:table-cell table:formula="of:=[.G98] + (([.H98]-[.H97]) *[.$B$42])" office:value-type="float" office:value="289.480900558043" calcext:value-type="float">
            <text:p>289.48</text:p>
          </table:table-cell>
          <table:table-cell table:formula="of:=(([.$G$50] * POWER([.G99];3)) + ([.$H$50] * POWER([.G99];2)) + ([.$G$52] * [.G99]) + [.$H$52])" office:value-type="float" office:value="148.507698043025" calcext:value-type="float">
            <text:p>148.51</text:p>
          </table:table-cell>
          <table:table-cell table:formula="of:=[.I98] + (([.J98]-[.J97]) *[.$B$43])" office:value-type="float" office:value="289.236807439351" calcext:value-type="float">
            <text:p>289.24</text:p>
          </table:table-cell>
          <table:table-cell table:formula="of:=(([.$I$50] * POWER([.I99];3)) + ([.$J$50] * POWER([.I99];2)) + ([.$I$52] * [.I99]) + [.$J$52])" office:value-type="float" office:value="149.952246986221" calcext:value-type="float">
            <text:p>149.95</text:p>
          </table:table-cell>
          <table:table-cell table:formula="of:=[.K98] + (([.L98]-[.L97]) * [.$B$44])" office:value-type="float" office:value="289.022222265882" calcext:value-type="float">
            <text:p>289.02</text:p>
          </table:table-cell>
          <table:table-cell table:style-name="ce83" table:formula="of:=(([.$K$50] * POWER([.K99];3)) + ([.$L$50] * POWER([.K99];2)) + ([.$K$52] * [.K99]) + [.$L$52])" office:value-type="float" office:value="151.558992214933" calcext:value-type="float">
            <text:p>151.56</text:p>
          </table:table-cell>
          <table:table-cell table:style-name="ce83" table:formula="of:=[.M98] + (([.N98]-[.N97]) *[.$B$44])" office:value-type="float" office:value="288.929726996083" calcext:value-type="float">
            <text:p>288.93</text:p>
          </table:table-cell>
          <table:table-cell table:style-name="ce83" table:formula="of:=(([.$M$50] * POWER([.M99];3)) + ([.$N$50] * POWER([.M99];2)) + ([.$M$52] * [.M99]) + [.$N$52])" office:value-type="float" office:value="152.942031763787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99] + (([.B99]-[.B98]) *[.$B$39])" office:value-type="float" office:value="298.049333968175" calcext:value-type="float">
            <text:p>298.05</text:p>
          </table:table-cell>
          <table:table-cell table:formula="of:=(([.$A$50] * POWER([.A100];3)) + ([.$B$50] * POWER([.A100];2)) + ([.$A$52] * [.A100]) + [.$B$52])" office:value-type="float" office:value="67.4761714961142" calcext:value-type="float">
            <text:p>67.48</text:p>
          </table:table-cell>
          <table:table-cell table:formula="of:=[.C99] + (([.D99]-[.D98]) *[.$B$40])" office:value-type="float" office:value="290.515502442637" calcext:value-type="float">
            <text:p>290.52</text:p>
          </table:table-cell>
          <table:table-cell table:formula="of:=(([.$C$50] * POWER([.C100];3)) + ([.$D$50] * POWER([.C100];2)) + ([.$C$52] * [.C100]) + [.$D$52])" office:value-type="float" office:value="143.914244201296" calcext:value-type="float">
            <text:p>143.91</text:p>
          </table:table-cell>
          <table:table-cell table:formula="of:=[.E99] + (([.F99]-[.F98]) *[.$B$41])" office:value-type="float" office:value="289.609108748151" calcext:value-type="float">
            <text:p>289.61</text:p>
          </table:table-cell>
          <table:table-cell table:formula="of:=(([.$E$50] * POWER([.E100];3)) + ([.$F$50] * POWER([.E100];2)) + ([.$E$52] * [.E100]) + [.$F$52])" office:value-type="float" office:value="147.676149419464" calcext:value-type="float">
            <text:p>147.68</text:p>
          </table:table-cell>
          <table:table-cell table:formula="of:=[.G99] + (([.H99]-[.H98]) *[.$B$42])" office:value-type="float" office:value="289.480900558461" calcext:value-type="float">
            <text:p>289.48</text:p>
          </table:table-cell>
          <table:table-cell table:formula="of:=(([.$G$50] * POWER([.G100];3)) + ([.$H$50] * POWER([.G100];2)) + ([.$G$52] * [.G100]) + [.$H$52])" office:value-type="float" office:value="148.507698044142" calcext:value-type="float">
            <text:p>148.51</text:p>
          </table:table-cell>
          <table:table-cell table:formula="of:=[.I99] + (([.J99]-[.J98]) *[.$B$43])" office:value-type="float" office:value="289.236807439469" calcext:value-type="float">
            <text:p>289.24</text:p>
          </table:table-cell>
          <table:table-cell table:formula="of:=(([.$I$50] * POWER([.I100];3)) + ([.$J$50] * POWER([.I100];2)) + ([.$I$52] * [.I100]) + [.$J$52])" office:value-type="float" office:value="149.952246986534" calcext:value-type="float">
            <text:p>149.95</text:p>
          </table:table-cell>
          <table:table-cell table:formula="of:=[.K99] + (([.L99]-[.L98]) * [.$B$44])" office:value-type="float" office:value="289.022222265931" calcext:value-type="float">
            <text:p>289.02</text:p>
          </table:table-cell>
          <table:table-cell table:style-name="ce83" table:formula="of:=(([.$K$50] * POWER([.K100];3)) + ([.$L$50] * POWER([.K100];2)) + ([.$K$52] * [.K100]) + [.$L$52])" office:value-type="float" office:value="151.558992215064" calcext:value-type="float">
            <text:p>151.56</text:p>
          </table:table-cell>
          <table:table-cell table:style-name="ce83" table:formula="of:=[.M99] + (([.N99]-[.N98]) *[.$B$44])" office:value-type="float" office:value="288.929726996137" calcext:value-type="float">
            <text:p>288.93</text:p>
          </table:table-cell>
          <table:table-cell table:style-name="ce83" table:formula="of:=(([.$M$50] * POWER([.M100];3)) + ([.$N$50] * POWER([.M100];2)) + ([.$M$52] * [.M100]) + [.$N$52])" office:value-type="float" office:value="152.942031763929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100] + (([.B100]-[.B99]) *[.$B$39])" office:value-type="float" office:value="298.049333976941" calcext:value-type="float">
            <text:p>298.05</text:p>
          </table:table-cell>
          <table:table-cell table:formula="of:=(([.$A$50] * POWER([.A101];3)) + ([.$B$50] * POWER([.A101];2)) + ([.$A$52] * [.A101]) + [.$B$52])" office:value-type="float" office:value="67.4761715050599" calcext:value-type="float">
            <text:p>67.48</text:p>
          </table:table-cell>
          <table:table-cell table:formula="of:=[.C100] + (([.D100]-[.D99]) *[.$B$40])" office:value-type="float" office:value="290.515502450129" calcext:value-type="float">
            <text:p>290.52</text:p>
          </table:table-cell>
          <table:table-cell table:formula="of:=(([.$C$50] * POWER([.C101];3)) + ([.$D$50] * POWER([.C101];2)) + ([.$C$52] * [.C101]) + [.$D$52])" office:value-type="float" office:value="143.914244221462" calcext:value-type="float">
            <text:p>143.91</text:p>
          </table:table-cell>
          <table:table-cell table:formula="of:=[.E100] + (([.F100]-[.F99]) *[.$B$41])" office:value-type="float" office:value="289.609108748502" calcext:value-type="float">
            <text:p>289.61</text:p>
          </table:table-cell>
          <table:table-cell table:formula="of:=(([.$E$50] * POWER([.E101];3)) + ([.$F$50] * POWER([.E101];2)) + ([.$E$52] * [.E101]) + [.$F$52])" office:value-type="float" office:value="147.676149420398" calcext:value-type="float">
            <text:p>147.68</text:p>
          </table:table-cell>
          <table:table-cell table:formula="of:=[.G100] + (([.H100]-[.H99]) *[.$B$42])" office:value-type="float" office:value="289.48090055872" calcext:value-type="float">
            <text:p>289.48</text:p>
          </table:table-cell>
          <table:table-cell table:formula="of:=(([.$G$50] * POWER([.G101];3)) + ([.$H$50] * POWER([.G101];2)) + ([.$G$52] * [.G101]) + [.$H$52])" office:value-type="float" office:value="148.507698044837" calcext:value-type="float">
            <text:p>148.51</text:p>
          </table:table-cell>
          <table:table-cell table:formula="of:=[.I100] + (([.J100]-[.J99]) *[.$B$43])" office:value-type="float" office:value="289.23680743954" calcext:value-type="float">
            <text:p>289.24</text:p>
          </table:table-cell>
          <table:table-cell table:formula="of:=(([.$I$50] * POWER([.I101];3)) + ([.$J$50] * POWER([.I101];2)) + ([.$I$52] * [.I101]) + [.$J$52])" office:value-type="float" office:value="149.952246986722" calcext:value-type="float">
            <text:p>149.95</text:p>
          </table:table-cell>
          <table:table-cell table:formula="of:=[.K100] + (([.L100]-[.L99]) * [.$B$44])" office:value-type="float" office:value="289.02222226596" calcext:value-type="float">
            <text:p>289.02</text:p>
          </table:table-cell>
          <table:table-cell table:style-name="ce83" table:formula="of:=(([.$K$50] * POWER([.K101];3)) + ([.$L$50] * POWER([.K101];2)) + ([.$K$52] * [.K101]) + [.$L$52])" office:value-type="float" office:value="151.55899221514" calcext:value-type="float">
            <text:p>151.56</text:p>
          </table:table-cell>
          <table:table-cell table:style-name="ce83" table:formula="of:=[.M100] + (([.N100]-[.N99]) *[.$B$44])" office:value-type="float" office:value="288.929726996169" calcext:value-type="float">
            <text:p>288.93</text:p>
          </table:table-cell>
          <table:table-cell table:style-name="ce83" table:formula="of:=(([.$M$50] * POWER([.M101];3)) + ([.$N$50] * POWER([.M101];2)) + ([.$M$52] * [.M101]) + [.$N$52])" office:value-type="float" office:value="152.942031764014" calcext:value-type="float">
            <text:p>152.94</text:p>
          </table:table-cell>
          <table:table-cell table:number-columns-repeated="7"/>
        </table:table-row>
        <table:table-row table:style-name="ro1">
          <table:table-cell table:formula="of:=[.A101] + (([.B101]-[.B100]) *[.$B$39])" office:value-type="float" office:value="298.049333982649" calcext:value-type="float">
            <text:p>298.05</text:p>
          </table:table-cell>
          <table:table-cell table:formula="of:=(([.$A$50] * POWER([.A102];3)) + ([.$B$50] * POWER([.A102];2)) + ([.$A$52] * [.A102]) + [.$B$52])" office:value-type="float" office:value="67.4761715108841" calcext:value-type="float">
            <text:p>67.48</text:p>
          </table:table-cell>
          <table:table-cell table:formula="of:=[.C101] + (([.D101]-[.D100]) *[.$B$40])" office:value-type="float" office:value="290.515502455105" calcext:value-type="float">
            <text:p>290.52</text:p>
          </table:table-cell>
          <table:table-cell table:formula="of:=(([.$C$50] * POWER([.C102];3)) + ([.$D$50] * POWER([.C102];2)) + ([.$C$52] * [.C102]) + [.$D$52])" office:value-type="float" office:value="143.914244234862" calcext:value-type="float">
            <text:p>143.91</text:p>
          </table:table-cell>
          <table:table-cell table:formula="of:=[.E101] + (([.F101]-[.F100]) *[.$B$41])" office:value-type="float" office:value="289.609108748721" calcext:value-type="float">
            <text:p>289.61</text:p>
          </table:table-cell>
          <table:table-cell table:formula="of:=(([.$E$50] * POWER([.E102];3)) + ([.$F$50] * POWER([.E102];2)) + ([.$E$52] * [.E102]) + [.$F$52])" office:value-type="float" office:value="147.676149420983" calcext:value-type="float">
            <text:p>147.68</text:p>
          </table:table-cell>
          <table:table-cell table:formula="of:=[.G101] + (([.H101]-[.H100]) *[.$B$42])" office:value-type="float" office:value="289.480900558882" calcext:value-type="float">
            <text:p>289.48</text:p>
          </table:table-cell>
          <table:table-cell table:formula="of:=(([.$G$50] * POWER([.G102];3)) + ([.$H$50] * POWER([.G102];2)) + ([.$G$52] * [.G102]) + [.$H$52])" office:value-type="float" office:value="148.50769804527" calcext:value-type="float">
            <text:p>148.51</text:p>
          </table:table-cell>
          <table:table-cell table:formula="of:=[.I101] + (([.J101]-[.J100]) *[.$B$43])" office:value-type="float" office:value="289.236807439583" calcext:value-type="float">
            <text:p>289.24</text:p>
          </table:table-cell>
          <table:table-cell table:formula="of:=(([.$I$50] * POWER([.I102];3)) + ([.$J$50] * POWER([.I102];2)) + ([.$I$52] * [.I102]) + [.$J$52])" office:value-type="float" office:value="149.952246986834" calcext:value-type="float">
            <text:p>149.95</text:p>
          </table:table-cell>
          <table:table-cell table:formula="of:=[.K101] + (([.L101]-[.L100]) * [.$B$44])" office:value-type="float" office:value="289.022222265978" calcext:value-type="float">
            <text:p>289.02</text:p>
          </table:table-cell>
          <table:table-cell table:style-name="ce83" table:formula="of:=(([.$K$50] * POWER([.K102];3)) + ([.$L$50] * POWER([.K102];2)) + ([.$K$52] * [.K102]) + [.$L$52])" office:value-type="float" office:value="151.558992215188" calcext:value-type="float">
            <text:p>151.56</text:p>
          </table:table-cell>
          <table:table-cell table:style-name="ce83" table:formula="of:=[.M101] + (([.N101]-[.N100]) *[.$B$44])" office:value-type="float" office:value="288.929726996188" calcext:value-type="float">
            <text:p>288.93</text:p>
          </table:table-cell>
          <table:table-cell table:style-name="ce83" table:formula="of:=(([.$M$50] * POWER([.M102];3)) + ([.$N$50] * POWER([.M102];2)) + ([.$M$52] * [.M102]) + [.$N$52])" office:value-type="float" office:value="152.942031764065" calcext:value-type="float">
            <text:p>152.94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65" table:number-columns-repeated="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number-columns-repeated="2"/>
          <table:table-cell table:style-name="ce65" table:number-columns-repeated="2"/>
          <table:table-cell table:style-name="Default" table:number-columns-repeated="7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</table:table>
      <table:table table:name="CO2_1600ppm" table:style-name="ta1" table:print="false">
        <table:shapes>
          <draw:frame draw:z-index="0" draw:style-name="gr1" draw:text-style-name="P1" svg:width="147.86mm" svg:height="99.97mm" svg:x="206.3mm" svg:y="72.68mm">
            <draw:object draw:notify-on-update-of-ranges="CO2_1600ppm.A27:CO2_1600ppm.A35 CO2_1600ppm.H26:CO2_1600ppm.H26 CO2_1600ppm.H27:CO2_1600ppm.H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ce83"/>
        <table:table-column table:style-name="co1" table:number-columns-repeated="9" table:default-cell-style-name="Default"/>
        <table:table-row table:style-name="ro1">
          <table:table-cell table:style-name="ce58" office:value-type="string" calcext:value-type="string" table:number-columns-spanned="8" table:number-rows-spanned="1">
            <text:p>Transmittance</text:p>
          </table:table-cell>
          <table:covered-table-cell table:number-columns-repeated="6" table:style-name="ce58"/>
          <table:covered-table-cell table:style-name="ce148"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61" office:value-type="float" office:value="258.284580564643" calcext:value-type="float">
            <text:p>258.28</text:p>
          </table:table-cell>
          <table:table-cell table:style-name="ce161" office:value-type="float" office:value="135.633600695279" calcext:value-type="float">
            <text:p>135.63</text:p>
          </table:table-cell>
          <table:table-cell table:style-name="ce161" office:value-type="float" office:value="122.33192728312" calcext:value-type="float">
            <text:p>122.33</text:p>
          </table:table-cell>
          <table:table-cell table:style-name="ce161" office:value-type="float" office:value="110.20830930091" calcext:value-type="float">
            <text:p>110.21</text:p>
          </table:table-cell>
          <table:table-cell table:style-name="ce161" office:value-type="float" office:value="107.971490779014" calcext:value-type="float">
            <text:p>107.97</text:p>
          </table:table-cell>
          <table:table-cell table:style-name="ce161" office:value-type="float" office:value="103.887449149197" calcext:value-type="float">
            <text:p>103.89</text:p>
          </table:table-cell>
          <table:table-cell table:style-name="ce161" office:value-type="float" office:value="99.7547263514801" calcext:value-type="float">
            <text:p>99.75</text:p>
          </table:table-cell>
          <table:table-cell table:style-name="ce161" office:value-type="float" office:value="96.7289864196821" calcext:value-type="float">
            <text:p>96.73</text:p>
          </table:table-cell>
          <table:table-cell table:formula="of:=0.0000000567037441900006*POWER([.A3];4)" office:value-type="float" office:value="364.483607161425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61" office:value-type="float" office:value="272.228798686194" calcext:value-type="float">
            <text:p>272.23</text:p>
          </table:table-cell>
          <table:table-cell table:style-name="ce161" office:value-type="float" office:value="136.846431196443" calcext:value-type="float">
            <text:p>136.85</text:p>
          </table:table-cell>
          <table:table-cell table:style-name="ce161" office:value-type="float" office:value="123.372433087016" calcext:value-type="float">
            <text:p>123.37</text:p>
          </table:table-cell>
          <table:table-cell table:style-name="ce161" office:value-type="float" office:value="111.4479500233" calcext:value-type="float">
            <text:p>111.45</text:p>
          </table:table-cell>
          <table:table-cell table:style-name="ce161" office:value-type="float" office:value="109.255222653292" calcext:value-type="float">
            <text:p>109.26</text:p>
          </table:table-cell>
          <table:table-cell table:style-name="ce161" office:value-type="float" office:value="105.275963783603" calcext:value-type="float">
            <text:p>105.28</text:p>
          </table:table-cell>
          <table:table-cell table:style-name="ce161" office:value-type="float" office:value="101.204798206693" calcext:value-type="float">
            <text:p>101.20</text:p>
          </table:table-cell>
          <table:table-cell table:style-name="ce161" office:value-type="float" office:value="98.1819948603821" calcext:value-type="float">
            <text:p>98.18</text:p>
          </table:table-cell>
          <table:table-cell table:formula="of:=0.0000000567037441900006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61" office:value-type="float" office:value="275.797253469271" calcext:value-type="float">
            <text:p>275.80</text:p>
          </table:table-cell>
          <table:table-cell table:style-name="ce161" office:value-type="float" office:value="137.138285507498" calcext:value-type="float">
            <text:p>137.14</text:p>
          </table:table-cell>
          <table:table-cell table:style-name="ce161" office:value-type="float" office:value="123.655534036859" calcext:value-type="float">
            <text:p>123.66</text:p>
          </table:table-cell>
          <table:table-cell table:style-name="ce161" office:value-type="float" office:value="111.789183818337" calcext:value-type="float">
            <text:p>111.79</text:p>
          </table:table-cell>
          <table:table-cell table:style-name="ce161" office:value-type="float" office:value="109.607911762436" calcext:value-type="float">
            <text:p>109.61</text:p>
          </table:table-cell>
          <table:table-cell table:style-name="ce161" office:value-type="float" office:value="105.643523863836" calcext:value-type="float">
            <text:p>105.64</text:p>
          </table:table-cell>
          <table:table-cell table:style-name="ce161" office:value-type="float" office:value="101.573198593562" calcext:value-type="float">
            <text:p>101.57</text:p>
          </table:table-cell>
          <table:table-cell table:style-name="ce161" office:value-type="float" office:value="98.5369075864512" calcext:value-type="float">
            <text:p>98.54</text:p>
          </table:table-cell>
          <table:table-cell table:formula="of:=0.0000000567037441900006*POWER([.A5];4)" office:value-type="float" office:value="390.91850776901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61" office:value-type="float" office:value="279.396614096334" calcext:value-type="float">
            <text:p>279.40</text:p>
          </table:table-cell>
          <table:table-cell table:style-name="ce161" office:value-type="float" office:value="137.427642410023" calcext:value-type="float">
            <text:p>137.43</text:p>
          </table:table-cell>
          <table:table-cell table:style-name="ce161" office:value-type="float" office:value="123.947427826883" calcext:value-type="float">
            <text:p>123.95</text:p>
          </table:table-cell>
          <table:table-cell table:style-name="ce161" office:value-type="float" office:value="112.13938093148" calcext:value-type="float">
            <text:p>112.14</text:p>
          </table:table-cell>
          <table:table-cell table:style-name="ce161" office:value-type="float" office:value="109.976552385301" calcext:value-type="float">
            <text:p>109.98</text:p>
          </table:table-cell>
          <table:table-cell table:style-name="ce161" office:value-type="float" office:value="106.013637878482" calcext:value-type="float">
            <text:p>106.01</text:p>
          </table:table-cell>
          <table:table-cell table:style-name="ce161" office:value-type="float" office:value="101.937262897507" calcext:value-type="float">
            <text:p>101.94</text:p>
          </table:table-cell>
          <table:table-cell table:style-name="ce161" office:value-type="float" office:value="98.8813051950958" calcext:value-type="float">
            <text:p>98.88</text:p>
          </table:table-cell>
          <table:table-cell table:formula="of:=0.0000000567037441900006*POWER([.A6];4)" office:value-type="float" office:value="396.373419363694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61" office:value-type="float" office:value="283.033793384498" calcext:value-type="float">
            <text:p>283.03</text:p>
          </table:table-cell>
          <table:table-cell table:style-name="ce161" office:value-type="float" office:value="137.723422055278" calcext:value-type="float">
            <text:p>137.72</text:p>
          </table:table-cell>
          <table:table-cell table:style-name="ce161" office:value-type="float" office:value="124.255306683058" calcext:value-type="float">
            <text:p>124.26</text:p>
          </table:table-cell>
          <table:table-cell table:style-name="ce161" office:value-type="float" office:value="112.503116929417" calcext:value-type="float">
            <text:p>112.50</text:p>
          </table:table-cell>
          <table:table-cell table:style-name="ce161" office:value-type="float" office:value="110.354203448202" calcext:value-type="float">
            <text:p>110.35</text:p>
          </table:table-cell>
          <table:table-cell table:style-name="ce161" office:value-type="float" office:value="106.38948387544" calcext:value-type="float">
            <text:p>106.39</text:p>
          </table:table-cell>
          <table:table-cell table:style-name="ce161" office:value-type="float" office:value="102.299611023725" calcext:value-type="float">
            <text:p>102.30</text:p>
          </table:table-cell>
          <table:table-cell table:style-name="ce161" office:value-type="float" office:value="99.2169155395809" calcext:value-type="float">
            <text:p>99.22</text:p>
          </table:table-cell>
          <table:table-cell table:formula="of:=0.0000000567037441900006*POWER([.A7];4)" office:value-type="float" office:value="401.885221522692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61" office:value-type="float" office:value="286.700536838405" calcext:value-type="float">
            <text:p>286.70</text:p>
          </table:table-cell>
          <table:table-cell table:style-name="ce161" office:value-type="float" office:value="138.017194124049" calcext:value-type="float">
            <text:p>138.02</text:p>
          </table:table-cell>
          <table:table-cell table:style-name="ce161" office:value-type="float" office:value="124.570523070769" calcext:value-type="float">
            <text:p>124.57</text:p>
          </table:table-cell>
          <table:table-cell table:style-name="ce161" office:value-type="float" office:value="112.87142574004" calcext:value-type="float">
            <text:p>112.87</text:p>
          </table:table-cell>
          <table:table-cell table:style-name="ce161" office:value-type="float" office:value="110.582397193445" calcext:value-type="float">
            <text:p>110.58</text:p>
          </table:table-cell>
          <table:table-cell table:style-name="ce161" office:value-type="float" office:value="106.757383698416" calcext:value-type="float">
            <text:p>106.76</text:p>
          </table:table-cell>
          <table:table-cell table:style-name="ce161" office:value-type="float" office:value="102.651511411115" calcext:value-type="float">
            <text:p>102.65</text:p>
          </table:table-cell>
          <table:table-cell table:style-name="ce161" office:value-type="float" office:value="99.53530032918" calcext:value-type="float">
            <text:p>99.54</text:p>
          </table:table-cell>
          <table:table-cell table:formula="of:=0.0000000567037441900006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61" office:value-type="float" office:value="290.403577750818" calcext:value-type="float">
            <text:p>290.40</text:p>
          </table:table-cell>
          <table:table-cell table:style-name="ce161" office:value-type="float" office:value="138.319700128324" calcext:value-type="float">
            <text:p>138.32</text:p>
          </table:table-cell>
          <table:table-cell table:style-name="ce161" office:value-type="float" office:value="124.901148478319" calcext:value-type="float">
            <text:p>124.90</text:p>
          </table:table-cell>
          <table:table-cell table:style-name="ce161" office:value-type="float" office:value="113.249959197755" calcext:value-type="float">
            <text:p>113.25</text:p>
          </table:table-cell>
          <table:table-cell table:style-name="ce161" office:value-type="float" office:value="110.970398291087" calcext:value-type="float">
            <text:p>110.97</text:p>
          </table:table-cell>
          <table:table-cell table:style-name="ce161" office:value-type="float" office:value="107.136492892999" calcext:value-type="float">
            <text:p>107.14</text:p>
          </table:table-cell>
          <table:table-cell table:style-name="ce161" office:value-type="float" office:value="102.997070242742" calcext:value-type="float">
            <text:p>103.00</text:p>
          </table:table-cell>
          <table:table-cell table:style-name="ce161" office:value-type="float" office:value="99.8407377045901" calcext:value-type="float">
            <text:p>99.84</text:p>
          </table:table-cell>
          <table:table-cell table:formula="of:=0.0000000567037441900006*POWER([.A9];4)" office:value-type="float" office:value="413.081075621514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61" office:value-type="float" office:value="294.143977520605" calcext:value-type="float">
            <text:p>294.14</text:p>
          </table:table-cell>
          <table:table-cell table:style-name="ce161" office:value-type="float" office:value="138.631158046096" calcext:value-type="float">
            <text:p>138.63</text:p>
          </table:table-cell>
          <table:table-cell table:style-name="ce161" office:value-type="float" office:value="125.245785212007" calcext:value-type="float">
            <text:p>125.25</text:p>
          </table:table-cell>
          <table:table-cell table:style-name="ce161" office:value-type="float" office:value="113.637656130371" calcext:value-type="float">
            <text:p>113.64</text:p>
          </table:table-cell>
          <table:table-cell table:style-name="ce161" office:value-type="float" office:value="111.364756605654" calcext:value-type="float">
            <text:p>111.36</text:p>
          </table:table-cell>
          <table:table-cell table:style-name="ce161" office:value-type="float" office:value="107.510793908142" calcext:value-type="float">
            <text:p>107.51</text:p>
          </table:table-cell>
          <table:table-cell table:style-name="ce161" office:value-type="float" office:value="103.334511527228" calcext:value-type="float">
            <text:p>103.33</text:p>
          </table:table-cell>
          <table:table-cell table:style-name="ce161" office:value-type="float" office:value="100.130594748035" calcext:value-type="float">
            <text:p>100.13</text:p>
          </table:table-cell>
          <table:table-cell table:formula="of:=0.0000000567037441900006*POWER([.A10];4)" office:value-type="float" office:value="418.765920007505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61" office:value-type="float" office:value="313.402978141068" calcext:value-type="float">
            <text:p>313.40</text:p>
          </table:table-cell>
          <table:table-cell table:style-name="ce161" office:value-type="float" office:value="140.358044281022" calcext:value-type="float">
            <text:p>140.36</text:p>
          </table:table-cell>
          <table:table-cell table:style-name="ce161" office:value-type="float" office:value="127.178057550335" calcext:value-type="float">
            <text:p>127.18</text:p>
          </table:table-cell>
          <table:table-cell table:style-name="ce161" office:value-type="float" office:value="115.628086192512" calcext:value-type="float">
            <text:p>115.63</text:p>
          </table:table-cell>
          <table:table-cell table:style-name="ce161" office:value-type="float" office:value="113.549407328958" calcext:value-type="float">
            <text:p>113.55</text:p>
          </table:table-cell>
          <table:table-cell table:style-name="ce161" office:value-type="float" office:value="109.277863022219" calcext:value-type="float">
            <text:p>109.28</text:p>
          </table:table-cell>
          <table:table-cell table:style-name="ce161" office:value-type="float" office:value="104.783117217094" calcext:value-type="float">
            <text:p>104.78</text:p>
          </table:table-cell>
          <table:table-cell table:style-name="ce161" office:value-type="float" office:value="101.228298183243" calcext:value-type="float">
            <text:p>101.23</text:p>
          </table:table-cell>
          <table:table-cell table:formula="of:=0.0000000567037441900006*POWER([.A11];4)" office:value-type="float" office:value="448.075286706654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8"/>
          <table:table-cell table:number-columns-repeated="9"/>
        </table:table-row>
        <table:table-row table:style-name="ro1">
          <table:table-cell table:style-name="ce58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58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106.199026596782" calcext:value-type="float">
            <text:p>106.20</text:p>
          </table:table-cell>
          <table:table-cell table:formula="of:=([.$J3] - [.C3])" office:value-type="float" office:value="228.850006466146" calcext:value-type="float">
            <text:p>228.85</text:p>
          </table:table-cell>
          <table:table-cell table:formula="of:=([.$J3] - [.D3])" office:value-type="float" office:value="242.151679878305" calcext:value-type="float">
            <text:p>242.15</text:p>
          </table:table-cell>
          <table:table-cell table:formula="of:=([.$J3] - [.E3])" office:value-type="float" office:value="254.275297860515" calcext:value-type="float">
            <text:p>254.28</text:p>
          </table:table-cell>
          <table:table-cell table:formula="of:=([.$J3] - [.F3])" office:value-type="float" office:value="256.512116382411" calcext:value-type="float">
            <text:p>256.51</text:p>
          </table:table-cell>
          <table:table-cell table:formula="of:=([.$J3] - [.G3])" office:value-type="float" office:value="260.596158012228" calcext:value-type="float">
            <text:p>260.60</text:p>
          </table:table-cell>
          <table:table-cell table:formula="of:=([.$J3] - [.H3])" office:value-type="float" office:value="264.728880809945" calcext:value-type="float">
            <text:p>264.73</text:p>
          </table:table-cell>
          <table:table-cell table:formula="of:=([.$J3] - [.I3])" office:value-type="float" office:value="267.754620741743" calcext:value-type="float">
            <text:p>267.7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13.29129523159" calcext:value-type="float">
            <text:p>113.29</text:p>
          </table:table-cell>
          <table:table-cell table:formula="of:=([.$J4] - [.C4])" office:value-type="float" office:value="248.673662721341" calcext:value-type="float">
            <text:p>248.67</text:p>
          </table:table-cell>
          <table:table-cell table:formula="of:=([.$J4] - [.D4])" office:value-type="float" office:value="262.147660830768" calcext:value-type="float">
            <text:p>262.15</text:p>
          </table:table-cell>
          <table:table-cell table:formula="of:=([.$J4] - [.E4])" office:value-type="float" office:value="274.072143894484" calcext:value-type="float">
            <text:p>274.07</text:p>
          </table:table-cell>
          <table:table-cell table:formula="of:=([.$J4] - [.F4])" office:value-type="float" office:value="276.264871264492" calcext:value-type="float">
            <text:p>276.26</text:p>
          </table:table-cell>
          <table:table-cell table:formula="of:=([.$J4] - [.G4])" office:value-type="float" office:value="280.244130134181" calcext:value-type="float">
            <text:p>280.24</text:p>
          </table:table-cell>
          <table:table-cell table:formula="of:=([.$J4] - [.H4])" office:value-type="float" office:value="284.315295711091" calcext:value-type="float">
            <text:p>284.32</text:p>
          </table:table-cell>
          <table:table-cell table:formula="of:=([.$J4] - [.I4])" office:value-type="float" office:value="287.338099057402" calcext:value-type="float">
            <text:p>287.3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15.12125429974" calcext:value-type="float">
            <text:p>115.12</text:p>
          </table:table-cell>
          <table:table-cell table:formula="of:=([.$J5] - [.C5])" office:value-type="float" office:value="253.780222261513" calcext:value-type="float">
            <text:p>253.78</text:p>
          </table:table-cell>
          <table:table-cell table:formula="of:=([.$J5] - [.D5])" office:value-type="float" office:value="267.262973732152" calcext:value-type="float">
            <text:p>267.26</text:p>
          </table:table-cell>
          <table:table-cell table:formula="of:=([.$J5] - [.E5])" office:value-type="float" office:value="279.129323950674" calcext:value-type="float">
            <text:p>279.13</text:p>
          </table:table-cell>
          <table:table-cell table:formula="of:=([.$J5] - [.F5])" office:value-type="float" office:value="281.310596006575" calcext:value-type="float">
            <text:p>281.31</text:p>
          </table:table-cell>
          <table:table-cell table:formula="of:=([.$J5] - [.G5])" office:value-type="float" office:value="285.274983905175" calcext:value-type="float">
            <text:p>285.27</text:p>
          </table:table-cell>
          <table:table-cell table:formula="of:=([.$J5] - [.H5])" office:value-type="float" office:value="289.345309175449" calcext:value-type="float">
            <text:p>289.35</text:p>
          </table:table-cell>
          <table:table-cell table:formula="of:=([.$J5] - [.I5])" office:value-type="float" office:value="292.381600182559" calcext:value-type="float">
            <text:p>292.38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16.97680526736" calcext:value-type="float">
            <text:p>116.98</text:p>
          </table:table-cell>
          <table:table-cell table:formula="of:=([.$J6] - [.C6])" office:value-type="float" office:value="258.945776953671" calcext:value-type="float">
            <text:p>258.95</text:p>
          </table:table-cell>
          <table:table-cell table:formula="of:=([.$J6] - [.D6])" office:value-type="float" office:value="272.425991536811" calcext:value-type="float">
            <text:p>272.43</text:p>
          </table:table-cell>
          <table:table-cell table:formula="of:=([.$J6] - [.E6])" office:value-type="float" office:value="284.234038432214" calcext:value-type="float">
            <text:p>284.23</text:p>
          </table:table-cell>
          <table:table-cell table:formula="of:=([.$J6] - [.F6])" office:value-type="float" office:value="286.396866978393" calcext:value-type="float">
            <text:p>286.40</text:p>
          </table:table-cell>
          <table:table-cell table:formula="of:=([.$J6] - [.G6])" office:value-type="float" office:value="290.359781485212" calcext:value-type="float">
            <text:p>290.36</text:p>
          </table:table-cell>
          <table:table-cell table:formula="of:=([.$J6] - [.H6])" office:value-type="float" office:value="294.436156466187" calcext:value-type="float">
            <text:p>294.44</text:p>
          </table:table-cell>
          <table:table-cell table:formula="of:=([.$J6] - [.I6])" office:value-type="float" office:value="297.492114168598" calcext:value-type="float">
            <text:p>297.49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18.851428138194" calcext:value-type="float">
            <text:p>118.85</text:p>
          </table:table-cell>
          <table:table-cell table:formula="of:=([.$J7] - [.C7])" office:value-type="float" office:value="264.161799467414" calcext:value-type="float">
            <text:p>264.16</text:p>
          </table:table-cell>
          <table:table-cell table:formula="of:=([.$J7] - [.D7])" office:value-type="float" office:value="277.629914839634" calcext:value-type="float">
            <text:p>277.63</text:p>
          </table:table-cell>
          <table:table-cell table:formula="of:=([.$J7] - [.E7])" office:value-type="float" office:value="289.382104593275" calcext:value-type="float">
            <text:p>289.38</text:p>
          </table:table-cell>
          <table:table-cell table:formula="of:=([.$J7] - [.F7])" office:value-type="float" office:value="291.53101807449" calcext:value-type="float">
            <text:p>291.53</text:p>
          </table:table-cell>
          <table:table-cell table:formula="of:=([.$J7] - [.G7])" office:value-type="float" office:value="295.495737647252" calcext:value-type="float">
            <text:p>295.50</text:p>
          </table:table-cell>
          <table:table-cell table:formula="of:=([.$J7] - [.H7])" office:value-type="float" office:value="299.585610498967" calcext:value-type="float">
            <text:p>299.59</text:p>
          </table:table-cell>
          <table:table-cell table:formula="of:=([.$J7] - [.I7])" office:value-type="float" office:value="302.668305983111" calcext:value-type="float">
            <text:p>302.67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20.753771589347" calcext:value-type="float">
            <text:p>120.75</text:p>
          </table:table-cell>
          <table:table-cell table:formula="of:=([.$J8] - [.C8])" office:value-type="float" office:value="269.437114303703" calcext:value-type="float">
            <text:p>269.44</text:p>
          </table:table-cell>
          <table:table-cell table:formula="of:=([.$J8] - [.D8])" office:value-type="float" office:value="282.883785356983" calcext:value-type="float">
            <text:p>282.88</text:p>
          </table:table-cell>
          <table:table-cell table:formula="of:=([.$J8] - [.E8])" office:value-type="float" office:value="294.582882687712" calcext:value-type="float">
            <text:p>294.58</text:p>
          </table:table-cell>
          <table:table-cell table:formula="of:=([.$J8] - [.F8])" office:value-type="float" office:value="296.871911234307" calcext:value-type="float">
            <text:p>296.87</text:p>
          </table:table-cell>
          <table:table-cell table:formula="of:=([.$J8] - [.G8])" office:value-type="float" office:value="300.696924729336" calcext:value-type="float">
            <text:p>300.70</text:p>
          </table:table-cell>
          <table:table-cell table:formula="of:=([.$J8] - [.H8])" office:value-type="float" office:value="304.802797016637" calcext:value-type="float">
            <text:p>304.80</text:p>
          </table:table-cell>
          <table:table-cell table:formula="of:=([.$J8] - [.I8])" office:value-type="float" office:value="307.919008098572" calcext:value-type="float">
            <text:p>307.9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22.677497870696" calcext:value-type="float">
            <text:p>122.68</text:p>
          </table:table-cell>
          <table:table-cell table:formula="of:=([.$J9] - [.C9])" office:value-type="float" office:value="274.76137549319" calcext:value-type="float">
            <text:p>274.76</text:p>
          </table:table-cell>
          <table:table-cell table:formula="of:=([.$J9] - [.D9])" office:value-type="float" office:value="288.179927143195" calcext:value-type="float">
            <text:p>288.18</text:p>
          </table:table-cell>
          <table:table-cell table:formula="of:=([.$J9] - [.E9])" office:value-type="float" office:value="299.831116423759" calcext:value-type="float">
            <text:p>299.83</text:p>
          </table:table-cell>
          <table:table-cell table:formula="of:=([.$J9] - [.F9])" office:value-type="float" office:value="302.110677330427" calcext:value-type="float">
            <text:p>302.11</text:p>
          </table:table-cell>
          <table:table-cell table:formula="of:=([.$J9] - [.G9])" office:value-type="float" office:value="305.944582728515" calcext:value-type="float">
            <text:p>305.94</text:p>
          </table:table-cell>
          <table:table-cell table:formula="of:=([.$J9] - [.H9])" office:value-type="float" office:value="310.084005378772" calcext:value-type="float">
            <text:p>310.08</text:p>
          </table:table-cell>
          <table:table-cell table:formula="of:=([.$J9] - [.I9])" office:value-type="float" office:value="313.240337916924" calcext:value-type="float">
            <text:p>313.2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24.6219424869" calcext:value-type="float">
            <text:p>124.62</text:p>
          </table:table-cell>
          <table:table-cell table:formula="of:=([.$J10] - [.C10])" office:value-type="float" office:value="280.134761961409" calcext:value-type="float">
            <text:p>280.13</text:p>
          </table:table-cell>
          <table:table-cell table:formula="of:=([.$J10] - [.D10])" office:value-type="float" office:value="293.520134795498" calcext:value-type="float">
            <text:p>293.52</text:p>
          </table:table-cell>
          <table:table-cell table:formula="of:=([.$J10] - [.E10])" office:value-type="float" office:value="305.128263877134" calcext:value-type="float">
            <text:p>305.13</text:p>
          </table:table-cell>
          <table:table-cell table:formula="of:=([.$J10] - [.F10])" office:value-type="float" office:value="307.401163401851" calcext:value-type="float">
            <text:p>307.40</text:p>
          </table:table-cell>
          <table:table-cell table:formula="of:=([.$J10] - [.G10])" office:value-type="float" office:value="311.255126099363" calcext:value-type="float">
            <text:p>311.26</text:p>
          </table:table-cell>
          <table:table-cell table:formula="of:=([.$J10] - [.H10])" office:value-type="float" office:value="315.431408480277" calcext:value-type="float">
            <text:p>315.43</text:p>
          </table:table-cell>
          <table:table-cell table:formula="of:=([.$J10] - [.I10])" office:value-type="float" office:value="318.63532525947" calcext:value-type="float">
            <text:p>318.6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34.672308565586" calcext:value-type="float">
            <text:p>134.67</text:p>
          </table:table-cell>
          <table:table-cell table:formula="of:=([.$J11] - [.C11])" office:value-type="float" office:value="307.717242425632" calcext:value-type="float">
            <text:p>307.72</text:p>
          </table:table-cell>
          <table:table-cell table:formula="of:=([.$J11] - [.D11])" office:value-type="float" office:value="320.897229156319" calcext:value-type="float">
            <text:p>320.90</text:p>
          </table:table-cell>
          <table:table-cell table:formula="of:=([.$J11] - [.E11])" office:value-type="float" office:value="332.447200514142" calcext:value-type="float">
            <text:p>332.45</text:p>
          </table:table-cell>
          <table:table-cell table:formula="of:=([.$J11] - [.F11])" office:value-type="float" office:value="334.525879377696" calcext:value-type="float">
            <text:p>334.53</text:p>
          </table:table-cell>
          <table:table-cell table:formula="of:=([.$J11] - [.G11])" office:value-type="float" office:value="338.797423684435" calcext:value-type="float">
            <text:p>338.80</text:p>
          </table:table-cell>
          <table:table-cell table:formula="of:=([.$J11] - [.H11])" office:value-type="float" office:value="343.29216948956" calcext:value-type="float">
            <text:p>343.29</text:p>
          </table:table-cell>
          <table:table-cell table:formula="of:=([.$J11] - [.I11])" office:value-type="float" office:value="346.846988523411" calcext:value-type="float">
            <text:p>346.8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58" office:value-type="string" calcext:value-type="string">
            <text:p>Temperature (K)</text:p>
          </table:table-cell>
          <table:table-cell table:style-name="ce58" office:value-type="string" calcext:value-type="string">
            <text:p>0% RH</text:p>
          </table:table-cell>
          <table:table-cell table:style-name="ce58" office:value-type="string" calcext:value-type="string">
            <text:p>10% RH</text:p>
          </table:table-cell>
          <table:table-cell table:style-name="ce58" office:value-type="string" calcext:value-type="string">
            <text:p>20% RH</text:p>
          </table:table-cell>
          <table:table-cell table:style-name="ce58" office:value-type="string" calcext:value-type="string">
            <text:p>40% RH</text:p>
          </table:table-cell>
          <table:table-cell table:style-name="ce58" office:value-type="string" calcext:value-type="string">
            <text:p>46% RH</text:p>
          </table:table-cell>
          <table:table-cell table:style-name="ce58" office:value-type="string" calcext:value-type="string">
            <text:p>60% RH</text:p>
          </table:table-cell>
          <table:table-cell table:style-name="ce58" office:value-type="string" calcext:value-type="string">
            <text:p>80% RH</text:p>
          </table:table-cell>
          <table:table-cell table:style-name="ce148" office:value-type="string" calcext:value-type="string">
            <text:p>100% RH</text:p>
          </table:table-cell>
          <table:table-cell table:style-name="ce166"/>
          <table:table-cell table:style-name="ce35"/>
          <table:table-cell table:style-name="Default"/>
          <table:table-cell table:number-columns-repeated="9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5.1597744143686" calcext:value-type="float">
            <text:p>55.16</text:p>
          </table:table-cell>
          <table:table-cell table:formula="of:=[.C15] * [$Summary.$A$4] * [$Summary.$B$4]" office:value-type="float" office:value="118.864693358516" calcext:value-type="float">
            <text:p>118.86</text:p>
          </table:table-cell>
          <table:table-cell table:formula="of:=[.D15] * [$Summary.$A$4] * [$Summary.$B$4]" office:value-type="float" office:value="125.773582528792" calcext:value-type="float">
            <text:p>125.77</text:p>
          </table:table-cell>
          <table:table-cell table:formula="of:=[.E15] * [$Summary.$A$4] * [$Summary.$B$4]" office:value-type="float" office:value="132.070589708752" calcext:value-type="float">
            <text:p>132.07</text:p>
          </table:table-cell>
          <table:table-cell table:formula="of:=[.F15] * [$Summary.$A$4] * [$Summary.$B$4]" office:value-type="float" office:value="133.232393249024" calcext:value-type="float">
            <text:p>133.23</text:p>
          </table:table-cell>
          <table:table-cell table:formula="of:=[.G15] * [$Summary.$A$4] * [$Summary.$B$4]" office:value-type="float" office:value="135.353644471551" calcext:value-type="float">
            <text:p>135.35</text:p>
          </table:table-cell>
          <table:table-cell table:formula="of:=[.H15] * [$Summary.$A$4] * [$Summary.$B$4]" office:value-type="float" office:value="137.500180692685" calcext:value-type="float">
            <text:p>137.50</text:p>
          </table:table-cell>
          <table:table-cell table:formula="of:=[.I15] * [$Summary.$A$4] * [$Summary.$B$4]" office:value-type="float" office:value="139.071750013261" calcext:value-type="float">
            <text:p>139.07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8.843498743288" calcext:value-type="float">
            <text:p>58.84</text:p>
          </table:table-cell>
          <table:table-cell table:formula="of:=[.C16] * [$Summary.$A$4] * [$Summary.$B$4]" office:value-type="float" office:value="129.161100417465" calcext:value-type="float">
            <text:p>129.16</text:p>
          </table:table-cell>
          <table:table-cell table:formula="of:=[.D16] * [$Summary.$A$4] * [$Summary.$B$4]" office:value-type="float" office:value="136.159495035501" calcext:value-type="float">
            <text:p>136.16</text:p>
          </table:table-cell>
          <table:table-cell table:formula="of:=[.E16] * [$Summary.$A$4] * [$Summary.$B$4]" office:value-type="float" office:value="142.353071538795" calcext:value-type="float">
            <text:p>142.35</text:p>
          </table:table-cell>
          <table:table-cell table:formula="of:=[.F16] * [$Summary.$A$4] * [$Summary.$B$4]" office:value-type="float" office:value="143.491974134777" calcext:value-type="float">
            <text:p>143.49</text:p>
          </table:table-cell>
          <table:table-cell table:formula="of:=[.G16] * [$Summary.$A$4] * [$Summary.$B$4]" office:value-type="float" office:value="145.558801191694" calcext:value-type="float">
            <text:p>145.56</text:p>
          </table:table-cell>
          <table:table-cell table:formula="of:=[.H16] * [$Summary.$A$4] * [$Summary.$B$4]" office:value-type="float" office:value="147.673364592341" calcext:value-type="float">
            <text:p>147.67</text:p>
          </table:table-cell>
          <table:table-cell table:formula="of:=[.I16] * [$Summary.$A$4] * [$Summary.$B$4]" office:value-type="float" office:value="149.243408650415" calcext:value-type="float">
            <text:p>149.24</text:p>
          </table:table-cell>
          <table:table-cell table:style-name="Default"/>
          <table:table-cell table:style-name="ce78" table:number-columns-repeated="2"/>
          <table:table-cell table:number-columns-repeated="9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9.7939794832848" calcext:value-type="float">
            <text:p>59.79</text:p>
          </table:table-cell>
          <table:table-cell table:formula="of:=[.C17] * [$Summary.$A$4] * [$Summary.$B$4]" office:value-type="float" office:value="131.81344744263" calcext:value-type="float">
            <text:p>131.81</text:p>
          </table:table-cell>
          <table:table-cell table:formula="of:=[.D17] * [$Summary.$A$4] * [$Summary.$B$4]" office:value-type="float" office:value="138.81638855648" calcext:value-type="float">
            <text:p>138.82</text:p>
          </table:table-cell>
          <table:table-cell table:formula="of:=[.E17] * [$Summary.$A$4] * [$Summary.$B$4]" office:value-type="float" office:value="144.97977085998" calcext:value-type="float">
            <text:p>144.98</text:p>
          </table:table-cell>
          <table:table-cell table:formula="of:=[.F17] * [$Summary.$A$4] * [$Summary.$B$4]" office:value-type="float" office:value="146.112723565815" calcext:value-type="float">
            <text:p>146.11</text:p>
          </table:table-cell>
          <table:table-cell table:formula="of:=[.G17] * [$Summary.$A$4] * [$Summary.$B$4]" office:value-type="float" office:value="148.171826640348" calcext:value-type="float">
            <text:p>148.17</text:p>
          </table:table-cell>
          <table:table-cell table:formula="of:=[.H17] * [$Summary.$A$4] * [$Summary.$B$4]" office:value-type="float" office:value="150.285953585728" calcext:value-type="float">
            <text:p>150.29</text:p>
          </table:table-cell>
          <table:table-cell table:formula="of:=[.I17] * [$Summary.$A$4] * [$Summary.$B$4]" office:value-type="float" office:value="151.863003134821" calcext:value-type="float">
            <text:p>151.8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60.7577526558666" calcext:value-type="float">
            <text:p>60.76</text:p>
          </table:table-cell>
          <table:table-cell table:formula="of:=[.C18] * [$Summary.$A$4] * [$Summary.$B$4]" office:value-type="float" office:value="134.496436549737" calcext:value-type="float">
            <text:p>134.50</text:p>
          </table:table-cell>
          <table:table-cell table:formula="of:=[.D18] * [$Summary.$A$4] * [$Summary.$B$4]" office:value-type="float" office:value="141.498060004219" calcext:value-type="float">
            <text:p>141.50</text:p>
          </table:table-cell>
          <table:table-cell table:formula="of:=[.E18] * [$Summary.$A$4] * [$Summary.$B$4]" office:value-type="float" office:value="147.631159561692" calcext:value-type="float">
            <text:p>147.63</text:p>
          </table:table-cell>
          <table:table-cell table:formula="of:=[.F18] * [$Summary.$A$4] * [$Summary.$B$4]" office:value-type="float" office:value="148.754532708577" calcext:value-type="float">
            <text:p>148.75</text:p>
          </table:table-cell>
          <table:table-cell table:formula="of:=[.G18] * [$Summary.$A$4] * [$Summary.$B$4]" office:value-type="float" office:value="150.812870503419" calcext:value-type="float">
            <text:p>150.81</text:p>
          </table:table-cell>
          <table:table-cell table:formula="of:=[.H18] * [$Summary.$A$4] * [$Summary.$B$4]" office:value-type="float" office:value="152.930139668537" calcext:value-type="float">
            <text:p>152.93</text:p>
          </table:table-cell>
          <table:table-cell table:formula="of:=[.I18] * [$Summary.$A$4] * [$Summary.$B$4]" office:value-type="float" office:value="154.51740409917" calcext:value-type="float">
            <text:p>154.5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61.7314317749777" calcext:value-type="float">
            <text:p>61.73</text:p>
          </table:table-cell>
          <table:table-cell table:formula="of:=[.C19] * [$Summary.$A$4] * [$Summary.$B$4]" office:value-type="float" office:value="137.205638643375" calcext:value-type="float">
            <text:p>137.21</text:p>
          </table:table-cell>
          <table:table-cell table:formula="of:=[.D19] * [$Summary.$A$4] * [$Summary.$B$4]" office:value-type="float" office:value="144.200977767706" calcext:value-type="float">
            <text:p>144.20</text:p>
          </table:table-cell>
          <table:table-cell table:formula="of:=[.E19] * [$Summary.$A$4] * [$Summary.$B$4]" office:value-type="float" office:value="150.305065125747" calcext:value-type="float">
            <text:p>150.31</text:p>
          </table:table-cell>
          <table:table-cell table:formula="of:=[.F19] * [$Summary.$A$4] * [$Summary.$B$4]" office:value-type="float" office:value="151.42121078789" calcext:value-type="float">
            <text:p>151.42</text:p>
          </table:table-cell>
          <table:table-cell table:formula="of:=[.G19] * [$Summary.$A$4] * [$Summary.$B$4]" office:value-type="float" office:value="153.480486133982" calcext:value-type="float">
            <text:p>153.48</text:p>
          </table:table-cell>
          <table:table-cell table:formula="of:=[.H19] * [$Summary.$A$4] * [$Summary.$B$4]" office:value-type="float" office:value="155.604766093163" calcext:value-type="float">
            <text:p>155.60</text:p>
          </table:table-cell>
          <table:table-cell table:formula="of:=[.I19] * [$Summary.$A$4] * [$Summary.$B$4]" office:value-type="float" office:value="157.205918127628" calcext:value-type="float">
            <text:p>157.21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62.719508963507" calcext:value-type="float">
            <text:p>62.72</text:p>
          </table:table-cell>
          <table:table-cell table:formula="of:=[.C20] * [$Summary.$A$4] * [$Summary.$B$4]" office:value-type="float" office:value="139.945637169344" calcext:value-type="float">
            <text:p>139.95</text:p>
          </table:table-cell>
          <table:table-cell table:formula="of:=[.D20] * [$Summary.$A$4] * [$Summary.$B$4]" office:value-type="float" office:value="146.929838114417" calcext:value-type="float">
            <text:p>146.93</text:p>
          </table:table-cell>
          <table:table-cell table:formula="of:=[.E20] * [$Summary.$A$4] * [$Summary.$B$4]" office:value-type="float" office:value="153.006349267998" calcext:value-type="float">
            <text:p>153.01</text:p>
          </table:table-cell>
          <table:table-cell table:formula="of:=[.F20] * [$Summary.$A$4] * [$Summary.$B$4]" office:value-type="float" office:value="154.195270695099" calcext:value-type="float">
            <text:p>154.20</text:p>
          </table:table-cell>
          <table:table-cell table:formula="of:=[.G20] * [$Summary.$A$4] * [$Summary.$B$4]" office:value-type="float" office:value="156.181982704417" calcext:value-type="float">
            <text:p>156.18</text:p>
          </table:table-cell>
          <table:table-cell table:formula="of:=[.H20] * [$Summary.$A$4] * [$Summary.$B$4]" office:value-type="float" office:value="158.314572770441" calcext:value-type="float">
            <text:p>158.31</text:p>
          </table:table-cell>
          <table:table-cell table:formula="of:=[.I20] * [$Summary.$A$4] * [$Summary.$B$4]" office:value-type="float" office:value="159.933132806398" calcext:value-type="float">
            <text:p>159.93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63.7186923940396" calcext:value-type="float">
            <text:p>63.72</text:p>
          </table:table-cell>
          <table:table-cell table:formula="of:=[.C21] * [$Summary.$A$4] * [$Summary.$B$4]" office:value-type="float" office:value="142.711058431163" calcext:value-type="float">
            <text:p>142.71</text:p>
          </table:table-cell>
          <table:table-cell table:formula="of:=[.D21] * [$Summary.$A$4] * [$Summary.$B$4]" office:value-type="float" office:value="149.680654158176" calcext:value-type="float">
            <text:p>149.68</text:p>
          </table:table-cell>
          <table:table-cell table:formula="of:=[.E21] * [$Summary.$A$4] * [$Summary.$B$4]" office:value-type="float" office:value="155.7322818705" calcext:value-type="float">
            <text:p>155.73</text:p>
          </table:table-cell>
          <table:table-cell table:formula="of:=[.F21] * [$Summary.$A$4] * [$Summary.$B$4]" office:value-type="float" office:value="156.916285805424" calcext:value-type="float">
            <text:p>156.92</text:p>
          </table:table-cell>
          <table:table-cell table:formula="of:=[.G21] * [$Summary.$A$4] * [$Summary.$B$4]" office:value-type="float" office:value="158.907616269191" calcext:value-type="float">
            <text:p>158.91</text:p>
          </table:table-cell>
          <table:table-cell table:formula="of:=[.H21] * [$Summary.$A$4] * [$Summary.$B$4]" office:value-type="float" office:value="161.057632393734" calcext:value-type="float">
            <text:p>161.06</text:p>
          </table:table-cell>
          <table:table-cell table:formula="of:=[.I21] * [$Summary.$A$4] * [$Summary.$B$4]" office:value-type="float" office:value="162.69703151405" calcext:value-type="float">
            <text:p>162.70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4.7286369276957" calcext:value-type="float">
            <text:p>64.73</text:p>
          </table:table-cell>
          <table:table-cell table:formula="of:=[.C22] * [$Summary.$A$4] * [$Summary.$B$4]" office:value-type="float" office:value="145.501995362756" calcext:value-type="float">
            <text:p>145.50</text:p>
          </table:table-cell>
          <table:table-cell table:formula="of:=[.D22] * [$Summary.$A$4] * [$Summary.$B$4]" office:value-type="float" office:value="152.454358012782" calcext:value-type="float">
            <text:p>152.45</text:p>
          </table:table-cell>
          <table:table-cell table:formula="of:=[.E22] * [$Summary.$A$4] * [$Summary.$B$4]" office:value-type="float" office:value="158.483620257783" calcext:value-type="float">
            <text:p>158.48</text:p>
          </table:table-cell>
          <table:table-cell table:formula="of:=[.F22] * [$Summary.$A$4] * [$Summary.$B$4]" office:value-type="float" office:value="159.664164270921" calcext:value-type="float">
            <text:p>159.66</text:p>
          </table:table-cell>
          <table:table-cell table:formula="of:=[.G22] * [$Summary.$A$4] * [$Summary.$B$4]" office:value-type="float" office:value="161.665912496009" calcext:value-type="float">
            <text:p>161.67</text:p>
          </table:table-cell>
          <table:table-cell table:formula="of:=[.H22] * [$Summary.$A$4] * [$Summary.$B$4]" office:value-type="float" office:value="163.835073564656" calcext:value-type="float">
            <text:p>163.84</text:p>
          </table:table-cell>
          <table:table-cell table:formula="of:=[.I22] * [$Summary.$A$4] * [$Summary.$B$4]" office:value-type="float" office:value="165.499187939769" calcext:value-type="float">
            <text:p>165.50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9.9487970689653" calcext:value-type="float">
            <text:p>69.95</text:p>
          </table:table-cell>
          <table:table-cell table:formula="of:=[.C23] * [$Summary.$A$4] * [$Summary.$B$4]" office:value-type="float" office:value="159.828335715873" calcext:value-type="float">
            <text:p>159.83</text:p>
          </table:table-cell>
          <table:table-cell table:formula="of:=[.D23] * [$Summary.$A$4] * [$Summary.$B$4]" office:value-type="float" office:value="166.674020823792" calcext:value-type="float">
            <text:p>166.67</text:p>
          </table:table-cell>
          <table:table-cell table:formula="of:=[.E23] * [$Summary.$A$4] * [$Summary.$B$4]" office:value-type="float" office:value="172.673075947045" calcext:value-type="float">
            <text:p>172.67</text:p>
          </table:table-cell>
          <table:table-cell table:formula="of:=[.F23] * [$Summary.$A$4] * [$Summary.$B$4]" office:value-type="float" office:value="173.752741748775" calcext:value-type="float">
            <text:p>173.75</text:p>
          </table:table-cell>
          <table:table-cell table:formula="of:=[.G23] * [$Summary.$A$4] * [$Summary.$B$4]" office:value-type="float" office:value="175.971381861695" calcext:value-type="float">
            <text:p>175.97</text:p>
          </table:table-cell>
          <table:table-cell table:formula="of:=[.H23] * [$Summary.$A$4] * [$Summary.$B$4]" office:value-type="float" office:value="178.305952832877" calcext:value-type="float">
            <text:p>178.31</text:p>
          </table:table-cell>
          <table:table-cell table:formula="of:=[.I23] * [$Summary.$A$4] * [$Summary.$B$4]" office:value-type="float" office:value="180.15232583906" calcext:value-type="float">
            <text:p>180.1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 table:style-name="Default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58" office:value-type="string" calcext:value-type="string">
            <text:p>RH</text:p>
          </table:table-cell>
          <table:table-cell table:style-name="ce58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37993131833514" calcext:value-type="float">
            <text:p>0.6380</text:p>
          </table:table-cell>
          <table:table-cell table:style-name="ce147" table:formula="of:=[.B102]-[.B54]" office:value-type="float" office:value="16.5239404263105" calcext:value-type="float">
            <text:p>16.52</text:p>
          </table:table-cell>
          <table:table-cell table:style-name="ce147" table:formula="of:=[.A102]-[.A54]" office:value-type="float" office:value="15.9339081384065" calcext:value-type="float">
            <text:p>15.93</text:p>
          </table:table-cell>
          <table:table-cell table:style-name="ce65" table:formula="of:=[.D39]/[.C39]" office:value-type="float" office:value="0.964292276982281" calcext:value-type="float">
            <text:p>0.9643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46782399110212" calcext:value-type="float">
            <text:p>0.2468</text:p>
          </table:table-cell>
          <table:table-cell table:style-name="ce122" table:formula="of:=[.D102]-[.D54]" office:value-type="float" office:value="11.7002826771132" calcext:value-type="float">
            <text:p>11.70</text:p>
          </table:table-cell>
          <table:table-cell table:style-name="ce122" table:formula="of:=[.C102]-[.C54]" office:value-type="float" office:value="4.33919066533605" calcext:value-type="float">
            <text:p>4.34</text:p>
          </table:table-cell>
          <table:table-cell table:style-name="ce65" table:formula="of:=[.D40]/[.C40]" office:value-type="float" office:value="0.370862036848384" calcext:value-type="float">
            <text:p>0.3709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65" table:formula="of:=[$Summary.E58]" office:value-type="float" office:value="0.234358147097925" calcext:value-type="float">
            <text:p>0.2344</text:p>
          </table:table-cell>
          <table:table-cell table:style-name="ce122" table:formula="of:=[.F102]-[.F54]" office:value-type="float" office:value="8.50061079877054" calcext:value-type="float">
            <text:p>8.50</text:p>
          </table:table-cell>
          <table:table-cell table:style-name="ce122" table:formula="of:=[.E102]-[.E54]" office:value-type="float" office:value="3.20378947524404" calcext:value-type="float">
            <text:p>3.20</text:p>
          </table:table-cell>
          <table:table-cell table:style-name="ce65" table:formula="of:=[.D41]/[.C41]" office:value-type="float" office:value="0.376889326083181" calcext:value-type="float">
            <text:p>0.3769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65" table:formula="of:=[$Summary.E47]" office:value-type="float" office:value="0.232182580518294" calcext:value-type="float">
            <text:p>0.2322</text:p>
          </table:table-cell>
          <table:table-cell table:style-name="ce122" table:formula="of:=[.H102]-[.H54]" office:value-type="float" office:value="8.08015949999418" calcext:value-type="float">
            <text:p>8.08</text:p>
          </table:table-cell>
          <table:table-cell table:style-name="ce122" table:formula="of:=[.G102]-[.G54]" office:value-type="float" office:value="3.04240912173259" calcext:value-type="float">
            <text:p>3.04</text:p>
          </table:table-cell>
          <table:table-cell table:style-name="ce65" table:formula="of:=[.D42]/[.C42]" office:value-type="float" office:value="0.376528349686015" calcext:value-type="float">
            <text:p>0.3765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65" table:formula="of:=[$Summary.E36]" office:value-type="float" office:value="0.228318068769019" calcext:value-type="float">
            <text:p>0.2283</text:p>
          </table:table-cell>
          <table:table-cell table:style-name="ce122" table:formula="of:=[.J102]-[.J54]" office:value-type="float" office:value="7.18195148779941" calcext:value-type="float">
            <text:p>7.18</text:p>
          </table:table-cell>
          <table:table-cell table:style-name="ce122" table:formula="of:=[.I102]-[.I54]" office:value-type="float" office:value="2.72347367405405" calcext:value-type="float">
            <text:p>2.72</text:p>
          </table:table-cell>
          <table:table-cell table:style-name="ce65" table:formula="of:=[.D43]/[.C43]" office:value-type="float" office:value="0.379210814592753" calcext:value-type="float">
            <text:p>0.3792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24481713481459" calcext:value-type="float">
            <text:p>0.2245</text:p>
          </table:table-cell>
          <table:table-cell table:formula="of:=[.L102]-[.L54]" office:value-type="float" office:value="6.45233324302501" calcext:value-type="float">
            <text:p>6.45</text:p>
          </table:table-cell>
          <table:table-cell table:formula="of:=[.K102]-[.K54]" office:value-type="float" office:value="2.44840074158759" calcext:value-type="float">
            <text:p>2.45</text:p>
          </table:table-cell>
          <table:table-cell table:style-name="ce65" table:formula="of:=[.D44]/[.C44]" office:value-type="float" office:value="0.379459747252565" calcext:value-type="float">
            <text:p>0.3795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21702928574141" calcext:value-type="float">
            <text:p>0.2217</text:p>
          </table:table-cell>
          <table:table-cell table:formula="of:=[.N102]-[.N54]" office:value-type="float" office:value="6.16912510311406" calcext:value-type="float">
            <text:p>6.17</text:p>
          </table:table-cell>
          <table:table-cell table:formula="of:=[.M102]-[.M54]" office:value-type="float" office:value="2.33430951592925" calcext:value-type="float">
            <text:p>2.33</text:p>
          </table:table-cell>
          <table:table-cell table:style-name="ce65" table:formula="of:=[.D45]/[.C45]" office:value-type="float" office:value="0.378385828932361" calcext:value-type="float">
            <text:p>0.3784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1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/>
          <table:table-cell table:style-name="ce4"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6"/>
          <table:table-cell table:style-name="ce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)" office:value-type="float" office:value="-0.0000183402356805598" calcext:value-type="float">
            <text:p>-1.83402356805598E-05</text:p>
          </table:table-cell>
          <table:table-cell table:style-name="Default" table:formula="of:=INDEX(LINEST([.B27:.B35];[.A27:.A35]^{1;2;3};1;1);1;2)" office:value-type="float" office:value="0.0218534995981332" calcext:value-type="float">
            <text:p>0.021853499598133</text:p>
          </table:table-cell>
          <table:table-cell table:style-name="ce85" table:formula="of:=INDEX(LINEST([.D27:.D35];[.A27:.A35]^{1;2;3};1;1);1)" office:value-type="float" office:value="-0.0000194698589060087" calcext:value-type="float">
            <text:p>-1.94698589060087E-05</text:p>
          </table:table-cell>
          <table:table-cell table:style-name="ce85" table:formula="of:=INDEX(LINEST([.D27:.D35];[.A27:.A35]^{1;2;3};1;1);1;2)" office:value-type="float" office:value="0.0287340543224737" calcext:value-type="float">
            <text:p>0.028734054322474</text:p>
          </table:table-cell>
          <table:table-cell table:style-name="ce86" table:formula="of:=INDEX(LINEST([.E27:.E35];[.A27:.A35]^{1;2;3};1;1);1)" office:value-type="float" office:value="0.000118851030411342" calcext:value-type="float">
            <text:p>1.1885E-04</text:p>
          </table:table-cell>
          <table:table-cell table:style-name="ce86" table:formula="of:=INDEX(LINEST([.E27:.E35];[.A27:.A35]^{1;2;3};1;1);1;2)" office:value-type="float" office:value="-0.090843280041961" calcext:value-type="float">
            <text:p>-9.0843E-02</text:p>
          </table:table-cell>
          <table:table-cell table:style-name="ce86" table:formula="of:=INDEX(LINEST([.F27:.F35];[.A27:.A35]^{1;2;3};1;1);1)" office:value-type="float" office:value="-0.000208117395350496" calcext:value-type="float">
            <text:p>-2.0812E-04</text:p>
          </table:table-cell>
          <table:table-cell table:style-name="ce86" table:formula="of:=INDEX(LINEST([.F27:.F35];[.A27:.A35]^{1;2;3};1;1);1;2)" office:value-type="float" office:value="0.19362119190356" calcext:value-type="float">
            <text:p>1.9362E-01</text:p>
          </table:table-cell>
          <table:table-cell table:style-name="ce86" table:formula="of:=INDEX(LINEST([.G27:.G35];[.A27:.A35]^{1;2;3};1;1);1)" office:value-type="float" office:value="0.000177770091694976" calcext:value-type="float">
            <text:p>1.7777E-04</text:p>
          </table:table-cell>
          <table:table-cell table:style-name="ce86" table:formula="of:=INDEX(LINEST([.G27:.G35];[.A27:.A35]^{1;2;3};1;1);1;2)" office:value-type="float" office:value="-0.140151378418724" calcext:value-type="float">
            <text:p>-1.4015E-01</text:p>
          </table:table-cell>
          <table:table-cell table:style-name="ce82" table:formula="of:=INDEX(LINEST([.H27:.H35];[.A27:.A35]^{1;2;3};1;1);1)" office:value-type="float" office:value="0.000210536463974656" calcext:value-type="float">
            <text:p>2.10536E-04</text:p>
          </table:table-cell>
          <table:table-cell table:style-name="ce82" table:formula="of:=INDEX(LINEST([.H27:.H35];[.A27:.A35]^{1;2;3};1;1);1;2)" office:value-type="float" office:value="-0.166733515680636" calcext:value-type="float">
            <text:p>-1.66734E-01</text:p>
          </table:table-cell>
          <table:table-cell table:style-name="ce85" table:formula="of:=INDEX(LINEST([.I27:.I35];[.A27:.A35]^{1;2;3};1;1);1)" office:value-type="float" office:value="0.000229021181485022" calcext:value-type="float">
            <text:p>0.000229021181485</text:p>
          </table:table-cell>
          <table:table-cell table:style-name="ce85" table:formula="of:=INDEX(LINEST([.I27:.I35];[.A27:.A35]^{1;2;3};1;1);1;2)" office:value-type="float" office:value="-0.181081602006245" calcext:value-type="float">
            <text:p>-0.181081602006245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;3)" office:value-type="float" office:value="-7.06846845497765" calcext:value-type="float">
            <text:p>-7.06846845497765</text:p>
          </table:table-cell>
          <table:table-cell table:style-name="Default" table:formula="of:=INDEX(LINEST([.B27:.B35];[.A27:.A35]^{1;2;3};1;1);1;4)" office:value-type="float" office:value="720.862146591306" calcext:value-type="float">
            <text:p>720.862146591306</text:p>
          </table:table-cell>
          <table:table-cell table:style-name="ce85" table:formula="of:=INDEX(LINEST([.D27:.D35];[.A27:.A35]^{1;2;3};1;1);1;3)" office:value-type="float" office:value="-9.04102236992489" calcext:value-type="float">
            <text:p>-9.04102236992489</text:p>
          </table:table-cell>
          <table:table-cell table:style-name="ce85" table:formula="of:=INDEX(LINEST([.D27:.D35];[.A27:.A35]^{1;2;3};1;1);1;4)" office:value-type="float" office:value="824.007185917323" calcext:value-type="float">
            <text:p>824.007185917323</text:p>
          </table:table-cell>
          <table:table-cell table:style-name="ce86" table:formula="of:=INDEX(LINEST([.E27:.E35];[.A27:.A35]^{1;2;3};1;1);1;3)" office:value-type="float" office:value="25.3866604665191" calcext:value-type="float">
            <text:p>2.5387E+01</text:p>
          </table:table-cell>
          <table:table-cell table:style-name="ce86" table:formula="of:=INDEX(LINEST([.E27:.E35];[.A27:.A35]^{1;2;3};1;1);1;4)" office:value-type="float" office:value="-2470.96681439352" calcext:value-type="float">
            <text:p>-2.4710E+03</text:p>
          </table:table-cell>
          <table:table-cell table:style-name="ce86" table:formula="of:=INDEX(LINEST([.F27:.F35];[.A27:.A35]^{1;2;3};1;1);1;3)" office:value-type="float" office:value="-57.095399812114" calcext:value-type="float">
            <text:p>-5.7095E+01</text:p>
          </table:table-cell>
          <table:table-cell table:style-name="ce86" table:formula="of:=INDEX(LINEST([.F27:.F35];[.A27:.A35]^{1;2;3};1;1);1;4)" office:value-type="float" office:value="5500.95162889484" calcext:value-type="float">
            <text:p>5.5010E+03</text:p>
          </table:table-cell>
          <table:table-cell table:style-name="ce86" table:formula="of:=INDEX(LINEST([.G27:.G35];[.A27:.A35]^{1;2;3};1;1);1;3)" office:value-type="float" office:value="39.1151661937559" calcext:value-type="float">
            <text:p>3.9115E+01</text:p>
          </table:table-cell>
          <table:table-cell table:style-name="ce86" table:formula="of:=INDEX(LINEST([.G27:.G35];[.A27:.A35]^{1;2;3};1;1);1;4)" office:value-type="float" office:value="-3739.22258298275" calcext:value-type="float">
            <text:p>-3.7392E+03</text:p>
          </table:table-cell>
          <table:table-cell table:style-name="ce86" table:formula="of:=INDEX(LINEST([.H27:.H35];[.A27:.A35]^{1;2;3};1;1);1;3)" office:value-type="float" office:value="46.2739989786367" calcext:value-type="float">
            <text:p>4.6274E+01</text:p>
          </table:table-cell>
          <table:table-cell table:style-name="ce86" table:formula="of:=INDEX(LINEST([.H27:.H35];[.A27:.A35]^{1;2;3};1;1);1;4)" office:value-type="float" office:value="-4376.74273288827" calcext:value-type="float">
            <text:p>-4.3767E+03</text:p>
          </table:table-cell>
          <table:table-cell table:style-name="ce85" table:formula="of:=INDEX(LINEST([.I27:.I35];[.A27:.A35]^{1;2;3};1;1);1;3)" office:value-type="float" office:value="49.9471972269703" calcext:value-type="float">
            <text:p>49.9471972269703</text:p>
          </table:table-cell>
          <table:table-cell table:style-name="ce85" table:formula="of:=INDEX(LINEST([.I27:.I35];[.A27:.A35]^{1;2;3};1;1);1;4)" office:value-type="float" office:value="-4684.52097801237" calcext:value-type="float">
            <text:p>-4684.52097801237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2"/>
          <table:table-cell table:number-columns-repeated="5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8.843498743288" calcext:value-type="float">
            <text:p>58.84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36.159495035501" calcext:value-type="float">
            <text:p>136.1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2.353071538795" calcext:value-type="float">
            <text:p>142.35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3.491974134777" calcext:value-type="float">
            <text:p>143.49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45.558801191694" calcext:value-type="float">
            <text:p>145.5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H28]" office:value-type="float" office:value="147.673364592341" calcext:value-type="float">
            <text:p>147.67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I28]" office:value-type="float" office:value="149.243408650415" calcext:value-type="float">
            <text:p>149.24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formula="of:=[.A54] + (([.B28]-[$CO2_275ppm.B28]) * [.$B$39])" office:value-type="float" office:value="292.541748051272" calcext:value-type="float">
            <text:p>292.54</text:p>
          </table:table-cell>
          <table:table-cell table:formula="of:=(([.$A$50] * POWER([.A55];3)) + ([.$B$50] * POWER([.A55];2)) + ([.$A$52] * [.A55]) + [.$B$52])" office:value-type="float" office:value="64.1125866579408" calcext:value-type="float">
            <text:p>64.11</text:p>
          </table:table-cell>
          <table:table-cell table:formula="of:=[.C54] + (([.D28]-[$CO2_275ppm.D28]) * [.$B$40])" office:value-type="float" office:value="288.601766846496" calcext:value-type="float">
            <text:p>288.60</text:p>
          </table:table-cell>
          <table:table-cell table:formula="of:=(([.$C$50] * POWER([.C55];3)) + ([.$D$50] * POWER([.C55];2)) + ([.$C$52] * [.C55]) + [.$D$52])" office:value-type="float" office:value="140.024707263621" calcext:value-type="float">
            <text:p>140.02</text:p>
          </table:table-cell>
          <table:table-cell table:formula="of:=[.E54] + ((([.E28]-[$CO2_275ppm.E28])) * [.$B$41])" office:value-type="float" office:value="288.36160207953" calcext:value-type="float">
            <text:p>288.36</text:p>
          </table:table-cell>
          <table:table-cell table:formula="of:=(([.$E$50] * POWER([.E55];3)) + ([.$F$50] * POWER([.E55];2)) + ([.$E$52] * [.E55]) + [.$F$52])" office:value-type="float" office:value="145.538910740164" calcext:value-type="float">
            <text:p>145.54</text:p>
          </table:table-cell>
          <table:table-cell table:formula="of:=[.E54] + ((([.F28]-[$CO2_275ppm.F28])) * [.$B$42])" office:value-type="float" office:value="288.316336838277" calcext:value-type="float">
            <text:p>288.32</text:p>
          </table:table-cell>
          <table:table-cell table:formula="of:=(([.$E$50] * POWER([.G55];3)) + ([.$F$50] * POWER([.G55];2)) + ([.$E$52] * [.G55]) + [.$F$52])" office:value-type="float" office:value="145.419277364325" calcext:value-type="float">
            <text:p>145.42</text:p>
          </table:table-cell>
          <table:table-cell table:formula="of:=[.I54] + ((([.G28]-[$CO2_275ppm.G28])) * [.$B$43])" office:value-type="float" office:value="288.233704380421" calcext:value-type="float">
            <text:p>288.23</text:p>
          </table:table-cell>
          <table:table-cell table:formula="of:=(([.$I$50] * POWER([.I55];3)) + ([.$J$50] * POWER([.I55];2)) + ([.$I$52] * [.I55]) + [.$J$52])" office:value-type="float" office:value="148.392255330589" calcext:value-type="float">
            <text:p>148.39</text:p>
          </table:table-cell>
          <table:table-cell table:formula="of:=[.K54] + ((([.H28]-[$CO2_275ppm.H28])) * [.$B$44])" office:value-type="float" office:value="288.149969919261" calcext:value-type="float">
            <text:p>288.15</text:p>
          </table:table-cell>
          <table:table-cell table:formula="of:=(([.$K$50] * POWER([.K55];3)) + ([.$L$50] * POWER([.K55];2)) + ([.$K$52] * [.K55]) + [.$L$52])" office:value-type="float" office:value="150.286169581254" calcext:value-type="float">
            <text:p>150.29</text:p>
          </table:table-cell>
          <table:table-cell table:style-name="ce83" table:formula="of:=[.M54] + (([.I28]-[$CO2_275ppm.I28]) * [.$B$44])" office:value-type="float" office:value="288.099453742125" calcext:value-type="float">
            <text:p>288.10</text:p>
          </table:table-cell>
          <table:table-cell table:style-name="ce83" table:formula="of:=(([.$M$50] * POWER([.M55];3)) + ([.$N$50] * POWER([.M55];2)) + ([.$M$52] * [.M55]) + [.$N$52])" office:value-type="float" office:value="151.730023038056" calcext:value-type="float">
            <text:p>151.73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formula="of:=[.A55] + (([.B55]-[.B54]) *[.$B$39])" office:value-type="float" office:value="295.903389951847" calcext:value-type="float">
            <text:p>295.90</text:p>
          </table:table-cell>
          <table:table-cell table:formula="of:=(([.$A$50] * POWER([.A56];3)) + ([.$B$50] * POWER([.A56];2)) + ([.$A$52] * [.A56]) + [.$B$52])" office:value-type="float" office:value="67.5686643640057" calcext:value-type="float">
            <text:p>67.57</text:p>
          </table:table-cell>
          <table:table-cell table:formula="of:=[.C55] + (([.D55]-[.D54]) *[.$B$40])" office:value-type="float" office:value="289.555633193221" calcext:value-type="float">
            <text:p>289.56</text:p>
          </table:table-cell>
          <table:table-cell table:formula="of:=(([.$C$50] * POWER([.C56];3)) + ([.$D$50] * POWER([.C56];2)) + ([.$C$52] * [.C56]) + [.$D$52])" office:value-type="float" office:value="142.591271390408" calcext:value-type="float">
            <text:p>142.59</text:p>
          </table:table-cell>
          <table:table-cell table:formula="of:=[.E55] + (([.F55]-[.F54]) * [.$B$41])" office:value-type="float" office:value="289.108229451715" calcext:value-type="float">
            <text:p>289.11</text:p>
          </table:table-cell>
          <table:table-cell table:formula="of:=(([.$E$50] * POWER([.E56];3)) + ([.$F$50] * POWER([.E56];2)) + ([.$E$52] * [.E56]) + [.$F$52])" office:value-type="float" office:value="147.519331333" calcext:value-type="float">
            <text:p>147.52</text:p>
          </table:table-cell>
          <table:table-cell table:formula="of:=[.G55] + (([.H55]-[.H54]) * [.$B$42])" office:value-type="float" office:value="288.763823075554" calcext:value-type="float">
            <text:p>288.76</text:p>
          </table:table-cell>
          <table:table-cell table:formula="of:=(([.$G$50] * POWER([.G56];3)) + ([.$H$50] * POWER([.G56];2)) + ([.$G$52] * [.G56]) + [.$H$52])" office:value-type="float" office:value="147.738540594509" calcext:value-type="float">
            <text:p>147.74</text:p>
          </table:table-cell>
          <table:table-cell table:formula="of:=[.I55] + (([.J55]-[.J54]) * [.$B$43])" office:value-type="float" office:value="288.880633157359" calcext:value-type="float">
            <text:p>288.88</text:p>
          </table:table-cell>
          <table:table-cell table:formula="of:=(([.$I$50] * POWER([.I56];3)) + ([.$J$50] * POWER([.I56];2)) + ([.$I$52] * [.I56]) + [.$J$52])" office:value-type="float" office:value="150.098868158039" calcext:value-type="float">
            <text:p>150.10</text:p>
          </table:table-cell>
          <table:table-cell table:formula="of:=[.K55] + (([.L55]-[.L54]) * [.$B$44])" office:value-type="float" office:value="288.736496860165" calcext:value-type="float">
            <text:p>288.74</text:p>
          </table:table-cell>
          <table:table-cell table:formula="of:=(([.$K$50] * POWER([.K56];3)) + ([.$L$50] * POWER([.K56];2)) + ([.$K$52] * [.K56]) + [.$L$52])" office:value-type="float" office:value="151.833013112894" calcext:value-type="float">
            <text:p>151.83</text:p>
          </table:table-cell>
          <table:table-cell table:style-name="ce83" table:formula="of:=[.M55] + (([.N55]-[.N54]) *[.$B$44])" office:value-type="float" office:value="288.657653200631" calcext:value-type="float">
            <text:p>288.66</text:p>
          </table:table-cell>
          <table:table-cell table:style-name="ce83" table:formula="of:=(([.$M$50] * POWER([.M56];3)) + ([.$N$50] * POWER([.M56];2)) + ([.$M$52] * [.M56]) + [.$N$52])" office:value-type="float" office:value="153.206361954971" calcext:value-type="float">
            <text:p>153.21</text:p>
          </table:table-cell>
          <table:table-cell table:number-columns-repeated="7"/>
        </table:table-row>
        <table:table-row table:style-name="ro1">
          <table:table-cell table:formula="of:=[.A56] + (([.B56]-[.B55]) *[.$B$39])" office:value-type="float" office:value="298.1083437914" calcext:value-type="float">
            <text:p>298.11</text:p>
          </table:table-cell>
          <table:table-cell table:formula="of:=(([.$A$50] * POWER([.A57];3)) + ([.$B$50] * POWER([.A57];2)) + ([.$A$52] * [.A57]) + [.$B$52])" office:value-type="float" office:value="69.9042201457729" calcext:value-type="float">
            <text:p>69.90</text:p>
          </table:table-cell>
          <table:table-cell table:formula="of:=[.C56] + (([.D56]-[.D55]) *[.$B$40])" office:value-type="float" office:value="290.1890160459" calcext:value-type="float">
            <text:p>290.19</text:p>
          </table:table-cell>
          <table:table-cell table:formula="of:=(([.$C$50] * POWER([.C57];3)) + ([.$D$50] * POWER([.C57];2)) + ([.$C$52] * [.C57]) + [.$D$52])" office:value-type="float" office:value="144.307402529833" calcext:value-type="float">
            <text:p>144.31</text:p>
          </table:table-cell>
          <table:table-cell table:formula="of:=[.E56] + (([.F56]-[.F55]) * [.$B$41])" office:value-type="float" office:value="289.572357152327" calcext:value-type="float">
            <text:p>289.57</text:p>
          </table:table-cell>
          <table:table-cell table:formula="of:=(([.$E$50] * POWER([.E57];3)) + ([.$F$50] * POWER([.E57];2)) + ([.$E$52] * [.E57]) + [.$F$52])" office:value-type="float" office:value="148.757283630466" calcext:value-type="float">
            <text:p>148.76</text:p>
          </table:table-cell>
          <table:table-cell table:formula="of:=[.G56] + (([.H56]-[.H55]) * [.$B$42])" office:value-type="float" office:value="289.30231559724" calcext:value-type="float">
            <text:p>289.30</text:p>
          </table:table-cell>
          <table:table-cell table:formula="of:=(([.$G$50] * POWER([.G57];3)) + ([.$H$50] * POWER([.G57];2)) + ([.$G$52] * [.G57]) + [.$H$52])" office:value-type="float" office:value="149.177385256767" calcext:value-type="float">
            <text:p>149.18</text:p>
          </table:table-cell>
          <table:table-cell table:formula="of:=[.I56] + (([.J56]-[.J55]) * [.$B$43])" office:value-type="float" office:value="289.270283702259" calcext:value-type="float">
            <text:p>289.27</text:p>
          </table:table-cell>
          <table:table-cell table:formula="of:=(([.$I$50] * POWER([.I57];3)) + ([.$J$50] * POWER([.I57];2)) + ([.$I$52] * [.I57]) + [.$J$52])" office:value-type="float" office:value="151.1323756441" calcext:value-type="float">
            <text:p>151.13</text:p>
          </table:table-cell>
          <table:table-cell table:formula="of:=[.K56] + (([.L56]-[.L55]) * [.$B$44])" office:value-type="float" office:value="289.083734946635" calcext:value-type="float">
            <text:p>289.08</text:p>
          </table:table-cell>
          <table:table-cell table:formula="of:=(([.$K$50] * POWER([.K57];3)) + ([.$L$50] * POWER([.K57];2)) + ([.$K$52] * [.K57]) + [.$L$52])" office:value-type="float" office:value="152.75383496107" calcext:value-type="float">
            <text:p>152.75</text:p>
          </table:table-cell>
          <table:table-cell table:style-name="ce83" table:formula="of:=[.M56] + (([.N56]-[.N55]) *[.$B$44])" office:value-type="float" office:value="288.989064290379" calcext:value-type="float">
            <text:p>288.99</text:p>
          </table:table-cell>
          <table:table-cell table:style-name="ce83" table:formula="of:=(([.$M$50] * POWER([.M57];3)) + ([.$N$50] * POWER([.M57];2)) + ([.$M$52] * [.M57]) + [.$N$52])" office:value-type="float" office:value="154.087954558848" calcext:value-type="float">
            <text:p>154.09</text:p>
          </table:table-cell>
          <table:table-cell table:number-columns-repeated="7"/>
        </table:table-row>
        <table:table-row table:style-name="ro1">
          <table:table-cell table:formula="of:=[.A57] + (([.B57]-[.B56]) *[.$B$39])" office:value-type="float" office:value="299.598412339181" calcext:value-type="float">
            <text:p>299.60</text:p>
          </table:table-cell>
          <table:table-cell table:formula="of:=(([.$A$50] * POWER([.A58];3)) + ([.$B$50] * POWER([.A58];2)) + ([.$A$52] * [.A58]) + [.$B$52])" office:value-type="float" office:value="71.5126336890963" calcext:value-type="float">
            <text:p>71.51</text:p>
          </table:table-cell>
          <table:table-cell table:formula="of:=[.C57] + (([.D57]-[.D56]) *[.$B$40])" office:value-type="float" office:value="290.612527005675" calcext:value-type="float">
            <text:p>290.61</text:p>
          </table:table-cell>
          <table:table-cell table:formula="of:=(([.$C$50] * POWER([.C58];3)) + ([.$D$50] * POWER([.C58];2)) + ([.$C$52] * [.C58]) + [.$D$52])" office:value-type="float" office:value="145.460168828407" calcext:value-type="float">
            <text:p>145.46</text:p>
          </table:table-cell>
          <table:table-cell table:formula="of:=[.E57] + (([.F57]-[.F56]) * [.$B$41])" office:value-type="float" office:value="289.862481358957" calcext:value-type="float">
            <text:p>289.86</text:p>
          </table:table-cell>
          <table:table-cell table:formula="of:=(([.$E$50] * POWER([.E58];3)) + ([.$F$50] * POWER([.E58];2)) + ([.$E$52] * [.E58]) + [.$F$52])" office:value-type="float" office:value="149.533832167567" calcext:value-type="float">
            <text:p>149.53</text:p>
          </table:table-cell>
          <table:table-cell table:formula="of:=[.G57] + (([.H57]-[.H56]) * [.$B$42])" office:value-type="float" office:value="289.636390263888" calcext:value-type="float">
            <text:p>289.64</text:p>
          </table:table-cell>
          <table:table-cell table:formula="of:=(([.$G$50] * POWER([.G58];3)) + ([.$H$50] * POWER([.G58];2)) + ([.$G$52] * [.G58]) + [.$H$52])" office:value-type="float" office:value="150.073828580752" calcext:value-type="float">
            <text:p>150.07</text:p>
          </table:table-cell>
          <table:table-cell table:formula="of:=[.I57] + (([.J57]-[.J56]) * [.$B$43])" office:value-type="float" office:value="289.506252135535" calcext:value-type="float">
            <text:p>289.51</text:p>
          </table:table-cell>
          <table:table-cell table:formula="of:=(([.$I$50] * POWER([.I58];3)) + ([.$J$50] * POWER([.I58];2)) + ([.$I$52] * [.I58]) + [.$J$52])" office:value-type="float" office:value="151.760337703308" calcext:value-type="float">
            <text:p>151.76</text:p>
          </table:table-cell>
          <table:table-cell table:formula="of:=[.K57] + (([.L57]-[.L56]) * [.$B$44])" office:value-type="float" office:value="289.290442612925" calcext:value-type="float">
            <text:p>289.29</text:p>
          </table:table-cell>
          <table:table-cell table:formula="of:=(([.$K$50] * POWER([.K58];3)) + ([.$L$50] * POWER([.K58];2)) + ([.$K$52] * [.K58]) + [.$L$52])" office:value-type="float" office:value="153.303803837488" calcext:value-type="float">
            <text:p>153.30</text:p>
          </table:table-cell>
          <table:table-cell table:style-name="ce83" table:formula="of:=[.M57] + (([.N57]-[.N56]) *[.$B$44])" office:value-type="float" office:value="289.18696570869" calcext:value-type="float">
            <text:p>289.19</text:p>
          </table:table-cell>
          <table:table-cell table:style-name="ce83" table:formula="of:=(([.$M$50] * POWER([.M58];3)) + ([.$N$50] * POWER([.M58];2)) + ([.$M$52] * [.M58]) + [.$N$52])" office:value-type="float" office:value="154.616222727857" calcext:value-type="float">
            <text:p>154.62</text:p>
          </table:table-cell>
          <table:table-cell table:number-columns-repeated="7"/>
        </table:table-row>
        <table:table-row table:style-name="ro1">
          <table:table-cell table:formula="of:=[.A58] + (([.B58]-[.B57]) *[.$B$39])" office:value-type="float" office:value="300.624569132969" calcext:value-type="float">
            <text:p>300.62</text:p>
          </table:table-cell>
          <table:table-cell table:formula="of:=(([.$A$50] * POWER([.A59];3)) + ([.$B$50] * POWER([.A59];2)) + ([.$A$52] * [.A59]) + [.$B$52])" office:value-type="float" office:value="72.6341763788952" calcext:value-type="float">
            <text:p>72.63</text:p>
          </table:table-cell>
          <table:table-cell table:formula="of:=[.C58] + (([.D58]-[.D57]) *[.$B$40])" office:value-type="float" office:value="290.897009438451" calcext:value-type="float">
            <text:p>290.90</text:p>
          </table:table-cell>
          <table:table-cell table:formula="of:=(([.$C$50] * POWER([.C59];3)) + ([.$D$50] * POWER([.C59];2)) + ([.$C$52] * [.C59]) + [.$D$52])" office:value-type="float" office:value="146.236878545853" calcext:value-type="float">
            <text:p>146.24</text:p>
          </table:table-cell>
          <table:table-cell table:formula="of:=[.E58] + (([.F58]-[.F57]) * [.$B$41])" office:value-type="float" office:value="290.044471835243" calcext:value-type="float">
            <text:p>290.04</text:p>
          </table:table-cell>
          <table:table-cell table:formula="of:=(([.$E$50] * POWER([.E59];3)) + ([.$F$50] * POWER([.E59];2)) + ([.$E$52] * [.E59]) + [.$F$52])" office:value-type="float" office:value="150.022022779708" calcext:value-type="float">
            <text:p>150.02</text:p>
          </table:table-cell>
          <table:table-cell table:formula="of:=[.G58] + (([.H58]-[.H57]) * [.$B$42])" office:value-type="float" office:value="289.844528788139" calcext:value-type="float">
            <text:p>289.84</text:p>
          </table:table-cell>
          <table:table-cell table:formula="of:=(([.$G$50] * POWER([.G59];3)) + ([.$H$50] * POWER([.G59];2)) + ([.$G$52] * [.G59]) + [.$H$52])" office:value-type="float" office:value="150.633785560377" calcext:value-type="float">
            <text:p>150.63</text:p>
          </table:table-cell>
          <table:table-cell table:formula="of:=[.I58] + (([.J58]-[.J57]) * [.$B$43])" office:value-type="float" office:value="289.649627220153" calcext:value-type="float">
            <text:p>289.65</text:p>
          </table:table-cell>
          <table:table-cell table:formula="of:=(([.$I$50] * POWER([.I59];3)) + ([.$J$50] * POWER([.I59];2)) + ([.$I$52] * [.I59]) + [.$J$52])" office:value-type="float" office:value="152.142663101911" calcext:value-type="float">
            <text:p>152.14</text:p>
          </table:table-cell>
          <table:table-cell table:formula="of:=[.K58] + (([.L58]-[.L57]) * [.$B$44])" office:value-type="float" office:value="289.413900568665" calcext:value-type="float">
            <text:p>289.41</text:p>
          </table:table-cell>
          <table:table-cell table:formula="of:=(([.$K$50] * POWER([.K59];3)) + ([.$L$50] * POWER([.K59];2)) + ([.$K$52] * [.K59]) + [.$L$52])" office:value-type="float" office:value="153.632928404616" calcext:value-type="float">
            <text:p>153.63</text:p>
          </table:table-cell>
          <table:table-cell table:style-name="ce83" table:formula="of:=[.M58] + (([.N58]-[.N57]) *[.$B$44])" office:value-type="float" office:value="289.305552252447" calcext:value-type="float">
            <text:p>289.31</text:p>
          </table:table-cell>
          <table:table-cell table:style-name="ce83" table:formula="of:=(([.$M$50] * POWER([.M59];3)) + ([.$N$50] * POWER([.M59];2)) + ([.$M$52] * [.M59]) + [.$N$52])" office:value-type="float" office:value="154.933431905351" calcext:value-type="float">
            <text:p>154.93</text:p>
          </table:table-cell>
          <table:table-cell table:number-columns-repeated="7"/>
        </table:table-row>
        <table:table-row table:style-name="ro1">
          <table:table-cell table:formula="of:=[.A59] + (([.B59]-[.B58]) *[.$B$39])" office:value-type="float" office:value="301.340105666119" calcext:value-type="float">
            <text:p>301.34</text:p>
          </table:table-cell>
          <table:table-cell table:formula="of:=(([.$A$50] * POWER([.A60];3)) + ([.$B$50] * POWER([.A60];2)) + ([.$A$52] * [.A60]) + [.$B$52])" office:value-type="float" office:value="73.4228535605251" calcext:value-type="float">
            <text:p>73.42</text:p>
          </table:table-cell>
          <table:table-cell table:formula="of:=[.C59] + (([.D59]-[.D58]) *[.$B$40])" office:value-type="float" office:value="291.088687725934" calcext:value-type="float">
            <text:p>291.09</text:p>
          </table:table-cell>
          <table:table-cell table:formula="of:=(([.$C$50] * POWER([.C60];3)) + ([.$D$50] * POWER([.C60];2)) + ([.$C$52] * [.C60]) + [.$D$52])" office:value-type="float" office:value="146.761281172222" calcext:value-type="float">
            <text:p>146.76</text:p>
          </table:table-cell>
          <table:table-cell table:formula="of:=[.E59] + (([.F59]-[.F58]) * [.$B$41])" office:value-type="float" office:value="290.158883282535" calcext:value-type="float">
            <text:p>290.16</text:p>
          </table:table-cell>
          <table:table-cell table:formula="of:=(([.$E$50] * POWER([.E60];3)) + ([.$F$50] * POWER([.E60];2)) + ([.$E$52] * [.E60]) + [.$F$52])" office:value-type="float" office:value="150.329358315444" calcext:value-type="float">
            <text:p>150.33</text:p>
          </table:table-cell>
          <table:table-cell table:formula="of:=[.G59] + (([.H59]-[.H58]) * [.$B$42])" office:value-type="float" office:value="289.974541044648" calcext:value-type="float">
            <text:p>289.97</text:p>
          </table:table-cell>
          <table:table-cell table:formula="of:=(([.$G$50] * POWER([.G60];3)) + ([.$H$50] * POWER([.G60];2)) + ([.$G$52] * [.G60]) + [.$H$52])" office:value-type="float" office:value="150.984115851342" calcext:value-type="float">
            <text:p>150.98</text:p>
          </table:table-cell>
          <table:table-cell table:formula="of:=[.I59] + (([.J59]-[.J58]) * [.$B$43])" office:value-type="float" office:value="289.736919016804" calcext:value-type="float">
            <text:p>289.74</text:p>
          </table:table-cell>
          <table:table-cell table:formula="of:=(([.$I$50] * POWER([.I60];3)) + ([.$J$50] * POWER([.I60];2)) + ([.$I$52] * [.I60]) + [.$J$52])" office:value-type="float" office:value="152.375724430231" calcext:value-type="float">
            <text:p>152.38</text:p>
          </table:table-cell>
          <table:table-cell table:formula="of:=[.K59] + (([.L59]-[.L58]) * [.$B$44])" office:value-type="float" office:value="289.487783015443" calcext:value-type="float">
            <text:p>289.49</text:p>
          </table:table-cell>
          <table:table-cell table:formula="of:=(([.$K$50] * POWER([.K60];3)) + ([.$L$50] * POWER([.K60];2)) + ([.$K$52] * [.K60]) + [.$L$52])" office:value-type="float" office:value="153.830124470897" calcext:value-type="float">
            <text:p>153.83</text:p>
          </table:table-cell>
          <table:table-cell table:style-name="ce83" table:formula="of:=[.M59] + (([.N59]-[.N58]) *[.$B$44])" office:value-type="float" office:value="289.376759912143" calcext:value-type="float">
            <text:p>289.38</text:p>
          </table:table-cell>
          <table:table-cell table:style-name="ce83" table:formula="of:=(([.$M$50] * POWER([.M60];3)) + ([.$N$50] * POWER([.M60];2)) + ([.$M$52] * [.M60]) + [.$N$52])" office:value-type="float" office:value="155.124145420269" calcext:value-type="float">
            <text:p>155.12</text:p>
          </table:table-cell>
          <table:table-cell table:number-columns-repeated="7"/>
        </table:table-row>
        <table:table-row table:style-name="ro1">
          <table:table-cell table:formula="of:=[.A60] + (([.B60]-[.B59]) *[.$B$39])" office:value-type="float" office:value="301.843276291233" calcext:value-type="float">
            <text:p>301.84</text:p>
          </table:table-cell>
          <table:table-cell table:formula="of:=(([.$A$50] * POWER([.A61];3)) + ([.$B$50] * POWER([.A61];2)) + ([.$A$52] * [.A61]) + [.$B$52])" office:value-type="float" office:value="73.9806934596742" calcext:value-type="float">
            <text:p>73.98</text:p>
          </table:table-cell>
          <table:table-cell table:formula="of:=[.C60] + (([.D60]-[.D59]) *[.$B$40])" office:value-type="float" office:value="291.218101064169" calcext:value-type="float">
            <text:p>291.22</text:p>
          </table:table-cell>
          <table:table-cell table:formula="of:=(([.$C$50] * POWER([.C61];3)) + ([.$D$50] * POWER([.C61];2)) + ([.$C$52] * [.C61]) + [.$D$52])" office:value-type="float" office:value="147.11582391597" calcext:value-type="float">
            <text:p>147.12</text:p>
          </table:table-cell>
          <table:table-cell table:formula="of:=[.E60] + (([.F60]-[.F59]) * [.$B$41])" office:value-type="float" office:value="290.230909869228" calcext:value-type="float">
            <text:p>290.23</text:p>
          </table:table-cell>
          <table:table-cell table:formula="of:=(([.$E$50] * POWER([.E61];3)) + ([.$F$50] * POWER([.E61];2)) + ([.$E$52] * [.E61]) + [.$F$52])" office:value-type="float" office:value="150.523007656056" calcext:value-type="float">
            <text:p>150.52</text:p>
          </table:table-cell>
          <table:table-cell table:formula="of:=[.G60] + (([.H60]-[.H59]) * [.$B$42])" office:value-type="float" office:value="290.055881635638" calcext:value-type="float">
            <text:p>290.06</text:p>
          </table:table-cell>
          <table:table-cell table:formula="of:=(([.$G$50] * POWER([.G61];3)) + ([.$H$50] * POWER([.G61];2)) + ([.$G$52] * [.G61]) + [.$H$52])" office:value-type="float" office:value="151.203512104991" calcext:value-type="float">
            <text:p>151.20</text:p>
          </table:table-cell>
          <table:table-cell table:formula="of:=[.I60] + (([.J60]-[.J59]) * [.$B$43])" office:value-type="float" office:value="289.790131129191" calcext:value-type="float">
            <text:p>289.79</text:p>
          </table:table-cell>
          <table:table-cell table:formula="of:=(([.$I$50] * POWER([.I61];3)) + ([.$J$50] * POWER([.I61];2)) + ([.$I$52] * [.I61]) + [.$J$52])" office:value-type="float" office:value="152.517903413989" calcext:value-type="float">
            <text:p>152.52</text:p>
          </table:table-cell>
          <table:table-cell table:formula="of:=[.K60] + (([.L60]-[.L59]) * [.$B$44])" office:value-type="float" office:value="289.532049926293" calcext:value-type="float">
            <text:p>289.53</text:p>
          </table:table-cell>
          <table:table-cell table:formula="of:=(([.$K$50] * POWER([.K61];3)) + ([.$L$50] * POWER([.K61];2)) + ([.$K$52] * [.K61]) + [.$L$52])" office:value-type="float" office:value="153.948359365003" calcext:value-type="float">
            <text:p>153.95</text:p>
          </table:table-cell>
          <table:table-cell table:style-name="ce83" table:formula="of:=[.M60] + (([.N60]-[.N59]) *[.$B$44])" office:value-type="float" office:value="289.419571608756" calcext:value-type="float">
            <text:p>289.42</text:p>
          </table:table-cell>
          <table:table-cell table:style-name="ce83" table:formula="of:=(([.$M$50] * POWER([.M61];3)) + ([.$N$50] * POWER([.M61];2)) + ([.$M$52] * [.M61]) + [.$N$52])" office:value-type="float" office:value="155.238893365763" calcext:value-type="float">
            <text:p>155.24</text:p>
          </table:table-cell>
          <table:table-cell table:number-columns-repeated="7"/>
        </table:table-row>
        <table:table-row table:style-name="ro1">
          <table:table-cell table:formula="of:=[.A61] + (([.B61]-[.B60]) *[.$B$39])" office:value-type="float" office:value="302.199174315553" calcext:value-type="float">
            <text:p>302.20</text:p>
          </table:table-cell>
          <table:table-cell table:formula="of:=(([.$A$50] * POWER([.A62];3)) + ([.$B$50] * POWER([.A62];2)) + ([.$A$52] * [.A62]) + [.$B$52])" office:value-type="float" office:value="74.3768643549166" calcext:value-type="float">
            <text:p>74.38</text:p>
          </table:table-cell>
          <table:table-cell table:formula="of:=[.C61] + (([.D61]-[.D60]) *[.$B$40])" office:value-type="float" office:value="291.305595973058" calcext:value-type="float">
            <text:p>291.31</text:p>
          </table:table-cell>
          <table:table-cell table:formula="of:=(([.$C$50] * POWER([.C62];3)) + ([.$D$50] * POWER([.C62];2)) + ([.$C$52] * [.C62]) + [.$D$52])" office:value-type="float" office:value="147.355748815366" calcext:value-type="float">
            <text:p>147.36</text:p>
          </table:table-cell>
          <table:table-cell table:formula="of:=[.E61] + (([.F61]-[.F60]) * [.$B$41])" office:value-type="float" office:value="290.27629316988" calcext:value-type="float">
            <text:p>290.28</text:p>
          </table:table-cell>
          <table:table-cell table:formula="of:=(([.$E$50] * POWER([.E62];3)) + ([.$F$50] * POWER([.E62];2)) + ([.$E$52] * [.E62]) + [.$F$52])" office:value-type="float" office:value="150.64509168541" calcext:value-type="float">
            <text:p>150.65</text:p>
          </table:table-cell>
          <table:table-cell table:formula="of:=[.G61] + (([.H61]-[.H60]) * [.$B$42])" office:value-type="float" office:value="290.106821623966" calcext:value-type="float">
            <text:p>290.11</text:p>
          </table:table-cell>
          <table:table-cell table:formula="of:=(([.$G$50] * POWER([.G62];3)) + ([.$H$50] * POWER([.G62];2)) + ([.$G$52] * [.G62]) + [.$H$52])" office:value-type="float" office:value="151.340994639441" calcext:value-type="float">
            <text:p>151.34</text:p>
          </table:table-cell>
          <table:table-cell table:formula="of:=[.I61] + (([.J61]-[.J60]) * [.$B$43])" office:value-type="float" office:value="289.822593160182" calcext:value-type="float">
            <text:p>289.82</text:p>
          </table:table-cell>
          <table:table-cell table:formula="of:=(([.$I$50] * POWER([.I62];3)) + ([.$J$50] * POWER([.I62];2)) + ([.$I$52] * [.I62]) + [.$J$52])" office:value-type="float" office:value="152.604679683634" calcext:value-type="float">
            <text:p>152.60</text:p>
          </table:table-cell>
          <table:table-cell table:formula="of:=[.K61] + (([.L61]-[.L60]) * [.$B$44])" office:value-type="float" office:value="289.558591497915" calcext:value-type="float">
            <text:p>289.56</text:p>
          </table:table-cell>
          <table:table-cell table:formula="of:=(([.$K$50] * POWER([.K62];3)) + ([.$L$50] * POWER([.K62];2)) + ([.$K$52] * [.K62]) + [.$L$52])" office:value-type="float" office:value="154.019281010361" calcext:value-type="float">
            <text:p>154.02</text:p>
          </table:table-cell>
          <table:table-cell table:style-name="ce83" table:formula="of:=[.M61] + (([.N61]-[.N60]) *[.$B$44])" office:value-type="float" office:value="289.445330424179" calcext:value-type="float">
            <text:p>289.45</text:p>
          </table:table-cell>
          <table:table-cell table:style-name="ce83" table:formula="of:=(([.$M$50] * POWER([.M62];3)) + ([.$N$50] * POWER([.M62];2)) + ([.$M$52] * [.M62]) + [.$N$52])" office:value-type="float" office:value="155.307965948062" calcext:value-type="float">
            <text:p>155.31</text:p>
          </table:table-cell>
          <table:table-cell table:number-columns-repeated="7"/>
        </table:table-row>
        <table:table-row table:style-name="ro1">
          <table:table-cell table:formula="of:=[.A62] + (([.B62]-[.B61]) *[.$B$39])" office:value-type="float" office:value="302.45192862575" calcext:value-type="float">
            <text:p>302.45</text:p>
          </table:table-cell>
          <table:table-cell table:formula="of:=(([.$A$50] * POWER([.A63];3)) + ([.$B$50] * POWER([.A63];2)) + ([.$A$52] * [.A63]) + [.$B$52])" office:value-type="float" office:value="74.6590242530555" calcext:value-type="float">
            <text:p>74.66</text:p>
          </table:table-cell>
          <table:table-cell table:formula="of:=[.C62] + (([.D62]-[.D61]) *[.$B$40])" office:value-type="float" office:value="291.364805215338" calcext:value-type="float">
            <text:p>291.36</text:p>
          </table:table-cell>
          <table:table-cell table:formula="of:=(([.$C$50] * POWER([.C63];3)) + ([.$D$50] * POWER([.C63];2)) + ([.$C$52] * [.C63]) + [.$D$52])" office:value-type="float" office:value="147.518211735464" calcext:value-type="float">
            <text:p>147.52</text:p>
          </table:table-cell>
          <table:table-cell table:formula="of:=[.E62] + (([.F62]-[.F61]) * [.$B$41])" office:value-type="float" office:value="290.30490455679" calcext:value-type="float">
            <text:p>290.30</text:p>
          </table:table-cell>
          <table:table-cell table:formula="of:=(([.$E$50] * POWER([.E63];3)) + ([.$F$50] * POWER([.E63];2)) + ([.$E$52] * [.E63]) + [.$F$52])" office:value-type="float" office:value="150.72208496526" calcext:value-type="float">
            <text:p>150.72</text:p>
          </table:table-cell>
          <table:table-cell table:formula="of:=[.G62] + (([.H62]-[.H61]) * [.$B$42])" office:value-type="float" office:value="290.138742673591" calcext:value-type="float">
            <text:p>290.14</text:p>
          </table:table-cell>
          <table:table-cell table:formula="of:=(([.$G$50] * POWER([.G63];3)) + ([.$H$50] * POWER([.G63];2)) + ([.$G$52] * [.G63]) + [.$H$52])" office:value-type="float" office:value="151.427179789144" calcext:value-type="float">
            <text:p>151.43</text:p>
          </table:table-cell>
          <table:table-cell table:formula="of:=[.I62] + (([.J62]-[.J61]) * [.$B$43])" office:value-type="float" office:value="289.842405750482" calcext:value-type="float">
            <text:p>289.84</text:p>
          </table:table-cell>
          <table:table-cell table:formula="of:=(([.$I$50] * POWER([.I63];3)) + ([.$J$50] * POWER([.I63];2)) + ([.$I$52] * [.I63]) + [.$J$52])" office:value-type="float" office:value="152.657656874518" calcext:value-type="float">
            <text:p>152.66</text:p>
          </table:table-cell>
          <table:table-cell table:formula="of:=[.K62] + (([.L62]-[.L61]) * [.$B$44])" office:value-type="float" office:value="289.574512110388" calcext:value-type="float">
            <text:p>289.57</text:p>
          </table:table-cell>
          <table:table-cell table:formula="of:=(([.$K$50] * POWER([.K63];3)) + ([.$L$50] * POWER([.K63];2)) + ([.$K$52] * [.K63]) + [.$L$52])" office:value-type="float" office:value="154.061833345312" calcext:value-type="float">
            <text:p>154.06</text:p>
          </table:table-cell>
          <table:table-cell table:style-name="ce83" table:formula="of:=[.M62] + (([.N62]-[.N61]) *[.$B$44])" office:value-type="float" office:value="289.460835955808" calcext:value-type="float">
            <text:p>289.46</text:p>
          </table:table-cell>
          <table:table-cell table:style-name="ce83" table:formula="of:=(([.$M$50] * POWER([.M63];3)) + ([.$N$50] * POWER([.M63];2)) + ([.$M$52] * [.M63]) + [.$N$52])" office:value-type="float" office:value="155.349555601259" calcext:value-type="float">
            <text:p>155.35</text:p>
          </table:table-cell>
          <table:table-cell table:number-columns-repeated="7"/>
        </table:table-row>
        <table:table-row table:style-name="ro1">
          <table:table-cell table:formula="of:=[.A63] + (([.B63]-[.B62]) *[.$B$39])" office:value-type="float" office:value="302.631944702841" calcext:value-type="float">
            <text:p>302.63</text:p>
          </table:table-cell>
          <table:table-cell table:formula="of:=(([.$A$50] * POWER([.A64];3)) + ([.$B$50] * POWER([.A64];2)) + ([.$A$52] * [.A64]) + [.$B$52])" office:value-type="float" office:value="74.8603896861647" calcext:value-type="float">
            <text:p>74.86</text:p>
          </table:table-cell>
          <table:table-cell table:formula="of:=[.C63] + (([.D63]-[.D62]) *[.$B$40])" office:value-type="float" office:value="291.404898204526" calcext:value-type="float">
            <text:p>291.40</text:p>
          </table:table-cell>
          <table:table-cell table:formula="of:=(([.$C$50] * POWER([.C64];3)) + ([.$D$50] * POWER([.C64];2)) + ([.$C$52] * [.C64]) + [.$D$52])" office:value-type="float" office:value="147.628268639723" calcext:value-type="float">
            <text:p>147.63</text:p>
          </table:table-cell>
          <table:table-cell table:formula="of:=[.E63] + (([.F63]-[.F62]) * [.$B$41])" office:value-type="float" office:value="290.322948559194" calcext:value-type="float">
            <text:p>290.32</text:p>
          </table:table-cell>
          <table:table-cell table:formula="of:=(([.$E$50] * POWER([.E64];3)) + ([.$F$50] * POWER([.E64];2)) + ([.$E$52] * [.E64]) + [.$F$52])" office:value-type="float" office:value="150.770652061165" calcext:value-type="float">
            <text:p>150.77</text:p>
          </table:table-cell>
          <table:table-cell table:formula="of:=[.G63] + (([.H63]-[.H62]) * [.$B$42])" office:value-type="float" office:value="290.158753364051" calcext:value-type="float">
            <text:p>290.16</text:p>
          </table:table-cell>
          <table:table-cell table:formula="of:=(([.$G$50] * POWER([.G64];3)) + ([.$H$50] * POWER([.G64];2)) + ([.$G$52] * [.G64]) + [.$H$52])" office:value-type="float" office:value="151.481220561344" calcext:value-type="float">
            <text:p>151.48</text:p>
          </table:table-cell>
          <table:table-cell table:formula="of:=[.I63] + (([.J63]-[.J62]) * [.$B$43])" office:value-type="float" office:value="289.854501400393" calcext:value-type="float">
            <text:p>289.85</text:p>
          </table:table-cell>
          <table:table-cell table:formula="of:=(([.$I$50] * POWER([.I64];3)) + ([.$J$50] * POWER([.I64];2)) + ([.$I$52] * [.I64]) + [.$J$52])" office:value-type="float" office:value="152.690005186073" calcext:value-type="float">
            <text:p>152.69</text:p>
          </table:table-cell>
          <table:table-cell table:formula="of:=[.K63] + (([.L63]-[.L62]) * [.$B$44])" office:value-type="float" office:value="289.584064331451" calcext:value-type="float">
            <text:p>289.58</text:p>
          </table:table-cell>
          <table:table-cell table:formula="of:=(([.$K$50] * POWER([.K64];3)) + ([.$L$50] * POWER([.K64];2)) + ([.$K$52] * [.K64]) + [.$L$52])" office:value-type="float" office:value="154.087368287782" calcext:value-type="float">
            <text:p>154.09</text:p>
          </table:table-cell>
          <table:table-cell table:style-name="ce83" table:formula="of:=[.M63] + (([.N63]-[.N62]) *[.$B$44])" office:value-type="float" office:value="289.470172072421" calcext:value-type="float">
            <text:p>289.47</text:p>
          </table:table-cell>
          <table:table-cell table:style-name="ce83" table:formula="of:=(([.$M$50] * POWER([.M64];3)) + ([.$N$50] * POWER([.M64];2)) + ([.$M$52] * [.M64]) + [.$N$52])" office:value-type="float" office:value="155.374601491602" calcext:value-type="float">
            <text:p>155.37</text:p>
          </table:table-cell>
          <table:table-cell table:number-columns-repeated="7"/>
        </table:table-row>
        <table:table-row table:style-name="ro1">
          <table:table-cell table:formula="of:=[.A64] + (([.B64]-[.B63]) *[.$B$39])" office:value-type="float" office:value="302.760414466154" calcext:value-type="float">
            <text:p>302.76</text:p>
          </table:table-cell>
          <table:table-cell table:formula="of:=(([.$A$50] * POWER([.A65];3)) + ([.$B$50] * POWER([.A65];2)) + ([.$A$52] * [.A65]) + [.$B$52])" office:value-type="float" office:value="75.0043017877059" calcext:value-type="float">
            <text:p>75.00</text:p>
          </table:table-cell>
          <table:table-cell table:formula="of:=[.C64] + (([.D64]-[.D63]) *[.$B$40])" office:value-type="float" office:value="291.432058311398" calcext:value-type="float">
            <text:p>291.43</text:p>
          </table:table-cell>
          <table:table-cell table:formula="of:=(([.$C$50] * POWER([.C65];3)) + ([.$D$50] * POWER([.C65];2)) + ([.$C$52] * [.C65]) + [.$D$52])" office:value-type="float" office:value="147.70284564596" calcext:value-type="float">
            <text:p>147.70</text:p>
          </table:table-cell>
          <table:table-cell table:formula="of:=[.E64] + (([.F64]-[.F63]) * [.$B$41])" office:value-type="float" office:value="290.334330653801" calcext:value-type="float">
            <text:p>290.33</text:p>
          </table:table-cell>
          <table:table-cell table:formula="of:=(([.$E$50] * POWER([.E65];3)) + ([.$F$50] * POWER([.E65];2)) + ([.$E$52] * [.E65]) + [.$F$52])" office:value-type="float" office:value="150.80129226215" calcext:value-type="float">
            <text:p>150.80</text:p>
          </table:table-cell>
          <table:table-cell table:formula="of:=[.G64] + (([.H64]-[.H63]) * [.$B$42])" office:value-type="float" office:value="290.171300689994" calcext:value-type="float">
            <text:p>290.17</text:p>
          </table:table-cell>
          <table:table-cell table:formula="of:=(([.$G$50] * POWER([.G65];3)) + ([.$H$50] * POWER([.G65];2)) + ([.$G$52] * [.G65]) + [.$H$52])" office:value-type="float" office:value="151.515110898773" calcext:value-type="float">
            <text:p>151.52</text:p>
          </table:table-cell>
          <table:table-cell table:formula="of:=[.I64] + (([.J64]-[.J63]) * [.$B$43])" office:value-type="float" office:value="289.861887104416" calcext:value-type="float">
            <text:p>289.86</text:p>
          </table:table-cell>
          <table:table-cell table:formula="of:=(([.$I$50] * POWER([.I65];3)) + ([.$J$50] * POWER([.I65];2)) + ([.$I$52] * [.I65]) + [.$J$52])" office:value-type="float" office:value="152.709759409308" calcext:value-type="float">
            <text:p>152.71</text:p>
          </table:table-cell>
          <table:table-cell table:formula="of:=[.K64] + (([.L64]-[.L63]) * [.$B$44])" office:value-type="float" office:value="289.58979645909" calcext:value-type="float">
            <text:p>289.59</text:p>
          </table:table-cell>
          <table:table-cell table:formula="of:=(([.$K$50] * POWER([.K65];3)) + ([.$L$50] * POWER([.K65];2)) + ([.$K$52] * [.K65]) + [.$L$52])" office:value-type="float" office:value="154.102692795109" calcext:value-type="float">
            <text:p>154.10</text:p>
          </table:table-cell>
          <table:table-cell table:style-name="ce83" table:formula="of:=[.M64] + (([.N64]-[.N63]) *[.$B$44])" office:value-type="float" office:value="289.4757944168" calcext:value-type="float">
            <text:p>289.48</text:p>
          </table:table-cell>
          <table:table-cell table:style-name="ce83" table:formula="of:=(([.$M$50] * POWER([.M65];3)) + ([.$N$50] * POWER([.M65];2)) + ([.$M$52] * [.M65]) + [.$N$52])" office:value-type="float" office:value="155.389685985984" calcext:value-type="float">
            <text:p>155.39</text:p>
          </table:table-cell>
          <table:table-cell table:number-columns-repeated="7"/>
        </table:table-row>
        <table:table-row table:style-name="ro1">
          <table:table-cell table:formula="of:=[.A65] + (([.B65]-[.B64]) *[.$B$39])" office:value-type="float" office:value="302.852229398525" calcext:value-type="float">
            <text:p>302.85</text:p>
          </table:table-cell>
          <table:table-cell table:formula="of:=(([.$A$50] * POWER([.A66];3)) + ([.$B$50] * POWER([.A66];2)) + ([.$A$52] * [.A66]) + [.$B$52])" office:value-type="float" office:value="75.1072581627456" calcext:value-type="float">
            <text:p>75.11</text:p>
          </table:table-cell>
          <table:table-cell table:formula="of:=[.C65] + (([.D65]-[.D64]) *[.$B$40])" office:value-type="float" office:value="291.450462603915" calcext:value-type="float">
            <text:p>291.45</text:p>
          </table:table-cell>
          <table:table-cell table:formula="of:=(([.$C$50] * POWER([.C66];3)) + ([.$D$50] * POWER([.C66];2)) + ([.$C$52] * [.C66]) + [.$D$52])" office:value-type="float" office:value="147.753390505435" calcext:value-type="float">
            <text:p>147.75</text:p>
          </table:table-cell>
          <table:table-cell table:formula="of:=[.E65] + (([.F65]-[.F64]) * [.$B$41])" office:value-type="float" office:value="290.34151143453" calcext:value-type="float">
            <text:p>290.34</text:p>
          </table:table-cell>
          <table:table-cell table:formula="of:=(([.$E$50] * POWER([.E66];3)) + ([.$F$50] * POWER([.E66];2)) + ([.$E$52] * [.E66]) + [.$F$52])" office:value-type="float" office:value="150.82062436261" calcext:value-type="float">
            <text:p>150.82</text:p>
          </table:table-cell>
          <table:table-cell table:formula="of:=[.G65] + (([.H65]-[.H64]) * [.$B$42])" office:value-type="float" office:value="290.179169435992" calcext:value-type="float">
            <text:p>290.18</text:p>
          </table:table-cell>
          <table:table-cell table:formula="of:=(([.$G$50] * POWER([.G66];3)) + ([.$H$50] * POWER([.G66];2)) + ([.$G$52] * [.G66]) + [.$H$52])" office:value-type="float" office:value="151.53636638859" calcext:value-type="float">
            <text:p>151.54</text:p>
          </table:table-cell>
          <table:table-cell table:formula="of:=[.I65] + (([.J65]-[.J64]) * [.$B$43])" office:value-type="float" office:value="289.866397350515" calcext:value-type="float">
            <text:p>289.87</text:p>
          </table:table-cell>
          <table:table-cell table:formula="of:=(([.$I$50] * POWER([.I66];3)) + ([.$J$50] * POWER([.I66];2)) + ([.$I$52] * [.I66]) + [.$J$52])" office:value-type="float" office:value="152.721823544015" calcext:value-type="float">
            <text:p>152.72</text:p>
          </table:table-cell>
          <table:table-cell table:formula="of:=[.K65] + (([.L65]-[.L64]) * [.$B$44])" office:value-type="float" office:value="289.593236530753" calcext:value-type="float">
            <text:p>289.59</text:p>
          </table:table-cell>
          <table:table-cell table:formula="of:=(([.$K$50] * POWER([.K66];3)) + ([.$L$50] * POWER([.K66];2)) + ([.$K$52] * [.K66]) + [.$L$52])" office:value-type="float" office:value="154.111890135434" calcext:value-type="float">
            <text:p>154.11</text:p>
          </table:table-cell>
          <table:table-cell table:style-name="ce83" table:formula="of:=[.M65] + (([.N65]-[.N64]) *[.$B$44])" office:value-type="float" office:value="289.479180609946" calcext:value-type="float">
            <text:p>289.48</text:p>
          </table:table-cell>
          <table:table-cell table:style-name="ce83" table:formula="of:=(([.$M$50] * POWER([.M66];3)) + ([.$N$50] * POWER([.M66];2)) + ([.$M$52] * [.M66]) + [.$N$52])" office:value-type="float" office:value="155.39877153143" calcext:value-type="float">
            <text:p>155.40</text:p>
          </table:table-cell>
          <table:table-cell table:number-columns-repeated="7"/>
        </table:table-row>
        <table:table-row table:style-name="ro1">
          <table:table-cell table:formula="of:=[.A66] + (([.B66]-[.B65]) *[.$B$39])" office:value-type="float" office:value="302.917914858678" calcext:value-type="float">
            <text:p>302.92</text:p>
          </table:table-cell>
          <table:table-cell table:formula="of:=(([.$A$50] * POWER([.A67];3)) + ([.$B$50] * POWER([.A67];2)) + ([.$A$52] * [.A67]) + [.$B$52])" office:value-type="float" office:value="75.1809680410228" calcext:value-type="float">
            <text:p>75.18</text:p>
          </table:table-cell>
          <table:table-cell table:formula="of:=[.C66] + (([.D66]-[.D65]) *[.$B$40])" office:value-type="float" office:value="291.462936185599" calcext:value-type="float">
            <text:p>291.46</text:p>
          </table:table-cell>
          <table:table-cell table:formula="of:=(([.$C$50] * POWER([.C67];3)) + ([.$D$50] * POWER([.C67];2)) + ([.$C$52] * [.C67]) + [.$D$52])" office:value-type="float" office:value="147.787651993318" calcext:value-type="float">
            <text:p>147.79</text:p>
          </table:table-cell>
          <table:table-cell table:formula="of:=[.E66] + (([.F66]-[.F65]) * [.$B$41])" office:value-type="float" office:value="290.346042069774" calcext:value-type="float">
            <text:p>290.35</text:p>
          </table:table-cell>
          <table:table-cell table:formula="of:=(([.$E$50] * POWER([.E67];3)) + ([.$F$50] * POWER([.E67];2)) + ([.$E$52] * [.E67]) + [.$F$52])" office:value-type="float" office:value="150.832822413168" calcext:value-type="float">
            <text:p>150.83</text:p>
          </table:table-cell>
          <table:table-cell table:formula="of:=[.G66] + (([.H66]-[.H65]) * [.$B$42])" office:value-type="float" office:value="290.184104590468" calcext:value-type="float">
            <text:p>290.18</text:p>
          </table:table-cell>
          <table:table-cell table:formula="of:=(([.$G$50] * POWER([.G67];3)) + ([.$H$50] * POWER([.G67];2)) + ([.$G$52] * [.G67]) + [.$H$52])" office:value-type="float" office:value="151.549698286081" calcext:value-type="float">
            <text:p>151.55</text:p>
          </table:table-cell>
          <table:table-cell table:formula="of:=[.I66] + (([.J66]-[.J65]) * [.$B$43])" office:value-type="float" office:value="289.869151810452" calcext:value-type="float">
            <text:p>289.87</text:p>
          </table:table-cell>
          <table:table-cell table:formula="of:=(([.$I$50] * POWER([.I67];3)) + ([.$J$50] * POWER([.I67];2)) + ([.$I$52] * [.I67]) + [.$J$52])" office:value-type="float" office:value="152.729191540787" calcext:value-type="float">
            <text:p>152.73</text:p>
          </table:table-cell>
          <table:table-cell table:formula="of:=[.K66] + (([.L66]-[.L65]) * [.$B$44])" office:value-type="float" office:value="289.595301165469" calcext:value-type="float">
            <text:p>289.60</text:p>
          </table:table-cell>
          <table:table-cell table:formula="of:=(([.$K$50] * POWER([.K67];3)) + ([.$L$50] * POWER([.K67];2)) + ([.$K$52] * [.K67]) + [.$L$52])" office:value-type="float" office:value="154.117410305483" calcext:value-type="float">
            <text:p>154.12</text:p>
          </table:table-cell>
          <table:table-cell table:style-name="ce83" table:formula="of:=[.M66] + (([.N66]-[.N65]) *[.$B$44])" office:value-type="float" office:value="289.481220148756" calcext:value-type="float">
            <text:p>289.48</text:p>
          </table:table-cell>
          <table:table-cell table:style-name="ce83" table:formula="of:=(([.$M$50] * POWER([.M67];3)) + ([.$N$50] * POWER([.M67];2)) + ([.$M$52] * [.M67]) + [.$N$52])" office:value-type="float" office:value="155.404244045566" calcext:value-type="float">
            <text:p>155.40</text:p>
          </table:table-cell>
          <table:table-cell table:number-columns-repeated="7"/>
        </table:table-row>
        <table:table-row table:style-name="ro1">
          <table:table-cell table:formula="of:=[.A67] + (([.B67]-[.B66]) *[.$B$39])" office:value-type="float" office:value="302.964941254768" calcext:value-type="float">
            <text:p>302.96</text:p>
          </table:table-cell>
          <table:table-cell table:formula="of:=(([.$A$50] * POWER([.A68];3)) + ([.$B$50] * POWER([.A68];2)) + ([.$A$52] * [.A68]) + [.$B$52])" office:value-type="float" office:value="75.2337668775616" calcext:value-type="float">
            <text:p>75.23</text:p>
          </table:table-cell>
          <table:table-cell table:formula="of:=[.C67] + (([.D67]-[.D66]) *[.$B$40])" office:value-type="float" office:value="291.471391317776" calcext:value-type="float">
            <text:p>291.47</text:p>
          </table:table-cell>
          <table:table-cell table:formula="of:=(([.$C$50] * POWER([.C68];3)) + ([.$D$50] * POWER([.C68];2)) + ([.$C$52] * [.C68]) + [.$D$52])" office:value-type="float" office:value="147.810877981075" calcext:value-type="float">
            <text:p>147.81</text:p>
          </table:table-cell>
          <table:table-cell table:formula="of:=[.E67] + (([.F67]-[.F66]) * [.$B$41])" office:value-type="float" office:value="290.3489007823" calcext:value-type="float">
            <text:p>290.35</text:p>
          </table:table-cell>
          <table:table-cell table:formula="of:=(([.$E$50] * POWER([.E68];3)) + ([.$F$50] * POWER([.E68];2)) + ([.$E$52] * [.E68]) + [.$F$52])" office:value-type="float" office:value="150.840519332389" calcext:value-type="float">
            <text:p>150.84</text:p>
          </table:table-cell>
          <table:table-cell table:formula="of:=[.G67] + (([.H67]-[.H66]) * [.$B$42])" office:value-type="float" office:value="290.187200024831" calcext:value-type="float">
            <text:p>290.19</text:p>
          </table:table-cell>
          <table:table-cell table:formula="of:=(([.$G$50] * POWER([.G68];3)) + ([.$H$50] * POWER([.G68];2)) + ([.$G$52] * [.G68]) + [.$H$52])" office:value-type="float" office:value="151.558060646464" calcext:value-type="float">
            <text:p>151.56</text:p>
          </table:table-cell>
          <table:table-cell table:formula="of:=[.I67] + (([.J67]-[.J66]) * [.$B$43])" office:value-type="float" office:value="289.870834057246" calcext:value-type="float">
            <text:p>289.87</text:p>
          </table:table-cell>
          <table:table-cell table:formula="of:=(([.$I$50] * POWER([.I68];3)) + ([.$J$50] * POWER([.I68];2)) + ([.$I$52] * [.I68]) + [.$J$52])" office:value-type="float" office:value="152.733691546616" calcext:value-type="float">
            <text:p>152.73</text:p>
          </table:table-cell>
          <table:table-cell table:formula="of:=[.K67] + (([.L67]-[.L66]) * [.$B$44])" office:value-type="float" office:value="289.5965403427" calcext:value-type="float">
            <text:p>289.60</text:p>
          </table:table-cell>
          <table:table-cell table:formula="of:=(([.$K$50] * POWER([.K68];3)) + ([.$L$50] * POWER([.K68];2)) + ([.$K$52] * [.K68]) + [.$L$52])" office:value-type="float" office:value="154.120723533594" calcext:value-type="float">
            <text:p>154.12</text:p>
          </table:table-cell>
          <table:table-cell table:style-name="ce83" table:formula="of:=[.M67] + (([.N67]-[.N66]) *[.$B$44])" office:value-type="float" office:value="289.482448628106" calcext:value-type="float">
            <text:p>289.48</text:p>
          </table:table-cell>
          <table:table-cell table:style-name="ce83" table:formula="of:=(([.$M$50] * POWER([.M68];3)) + ([.$N$50] * POWER([.M68];2)) + ([.$M$52] * [.M68]) + [.$N$52])" office:value-type="float" office:value="155.407540387077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68] + (([.B68]-[.B67]) *[.$B$39])" office:value-type="float" office:value="302.998626549848" calcext:value-type="float">
            <text:p>303.00</text:p>
          </table:table-cell>
          <table:table-cell table:formula="of:=(([.$A$50] * POWER([.A69];3)) + ([.$B$50] * POWER([.A69];2)) + ([.$A$52] * [.A69]) + [.$B$52])" office:value-type="float" office:value="75.2716011023634" calcext:value-type="float">
            <text:p>75.27</text:p>
          </table:table-cell>
          <table:table-cell table:formula="of:=[.C68] + (([.D68]-[.D67]) *[.$B$40])" office:value-type="float" office:value="291.477123082756" calcext:value-type="float">
            <text:p>291.48</text:p>
          </table:table-cell>
          <table:table-cell table:formula="of:=(([.$C$50] * POWER([.C69];3)) + ([.$D$50] * POWER([.C69];2)) + ([.$C$52] * [.C69]) + [.$D$52])" office:value-type="float" office:value="147.826623915154" calcext:value-type="float">
            <text:p>147.83</text:p>
          </table:table-cell>
          <table:table-cell table:formula="of:=[.E68] + (([.F68]-[.F67]) * [.$B$41])" office:value-type="float" office:value="290.350704618027" calcext:value-type="float">
            <text:p>290.35</text:p>
          </table:table-cell>
          <table:table-cell table:formula="of:=(([.$E$50] * POWER([.E69];3)) + ([.$F$50] * POWER([.E69];2)) + ([.$E$52] * [.E69]) + [.$F$52])" office:value-type="float" office:value="150.845376163099" calcext:value-type="float">
            <text:p>150.85</text:p>
          </table:table-cell>
          <table:table-cell table:formula="of:=[.G68] + (([.H68]-[.H67]) * [.$B$42])" office:value-type="float" office:value="290.189141619244" calcext:value-type="float">
            <text:p>290.19</text:p>
          </table:table-cell>
          <table:table-cell table:formula="of:=(([.$G$50] * POWER([.G69];3)) + ([.$H$50] * POWER([.G69];2)) + ([.$G$52] * [.G69]) + [.$H$52])" office:value-type="float" office:value="151.56330601334" calcext:value-type="float">
            <text:p>151.56</text:p>
          </table:table-cell>
          <table:table-cell table:formula="of:=[.I68] + (([.J68]-[.J67]) * [.$B$43])" office:value-type="float" office:value="289.871861489886" calcext:value-type="float">
            <text:p>289.87</text:p>
          </table:table-cell>
          <table:table-cell table:formula="of:=(([.$I$50] * POWER([.I69];3)) + ([.$J$50] * POWER([.I69];2)) + ([.$I$52] * [.I69]) + [.$J$52])" office:value-type="float" office:value="152.736439966478" calcext:value-type="float">
            <text:p>152.74</text:p>
          </table:table-cell>
          <table:table-cell table:formula="of:=[.K68] + (([.L68]-[.L67]) * [.$B$44])" office:value-type="float" office:value="289.597284101824" calcext:value-type="float">
            <text:p>289.60</text:p>
          </table:table-cell>
          <table:table-cell table:formula="of:=(([.$K$50] * POWER([.K69];3)) + ([.$L$50] * POWER([.K69];2)) + ([.$K$52] * [.K69]) + [.$L$52])" office:value-type="float" office:value="154.1227121702" calcext:value-type="float">
            <text:p>154.12</text:p>
          </table:table-cell>
          <table:table-cell table:style-name="ce83" table:formula="of:=[.M68] + (([.N68]-[.N67]) *[.$B$44])" office:value-type="float" office:value="289.483188596497" calcext:value-type="float">
            <text:p>289.48</text:p>
          </table:table-cell>
          <table:table-cell table:style-name="ce83" table:formula="of:=(([.$M$50] * POWER([.M69];3)) + ([.$N$50] * POWER([.M69];2)) + ([.$M$52] * [.M69]) + [.$N$52])" office:value-type="float" office:value="155.40952594783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69] + (([.B69]-[.B68]) *[.$B$39])" office:value-type="float" office:value="303.02276452542" calcext:value-type="float">
            <text:p>303.02</text:p>
          </table:table-cell>
          <table:table-cell table:formula="of:=(([.$A$50] * POWER([.A70];3)) + ([.$B$50] * POWER([.A70];2)) + ([.$A$52] * [.A70]) + [.$B$52])" office:value-type="float" office:value="75.2987193226471" calcext:value-type="float">
            <text:p>75.30</text:p>
          </table:table-cell>
          <table:table-cell table:formula="of:=[.C69] + (([.D69]-[.D68]) *[.$B$40])" office:value-type="float" office:value="291.481008902145" calcext:value-type="float">
            <text:p>291.48</text:p>
          </table:table-cell>
          <table:table-cell table:formula="of:=(([.$C$50] * POWER([.C70];3)) + ([.$D$50] * POWER([.C70];2)) + ([.$C$52] * [.C70]) + [.$D$52])" office:value-type="float" office:value="147.837299224474" calcext:value-type="float">
            <text:p>147.84</text:p>
          </table:table-cell>
          <table:table-cell table:formula="of:=[.E69] + (([.F69]-[.F68]) * [.$B$41])" office:value-type="float" office:value="290.351842855873" calcext:value-type="float">
            <text:p>290.35</text:p>
          </table:table-cell>
          <table:table-cell table:formula="of:=(([.$E$50] * POWER([.E70];3)) + ([.$F$50] * POWER([.E70];2)) + ([.$E$52] * [.E70]) + [.$F$52])" office:value-type="float" office:value="150.848440912867" calcext:value-type="float">
            <text:p>150.85</text:p>
          </table:table-cell>
          <table:table-cell table:formula="of:=[.G69] + (([.H69]-[.H68]) * [.$B$42])" office:value-type="float" office:value="290.190359502061" calcext:value-type="float">
            <text:p>290.19</text:p>
          </table:table-cell>
          <table:table-cell table:formula="of:=(([.$G$50] * POWER([.G70];3)) + ([.$H$50] * POWER([.G70];2)) + ([.$G$52] * [.G70]) + [.$H$52])" office:value-type="float" office:value="151.566596265459" calcext:value-type="float">
            <text:p>151.57</text:p>
          </table:table-cell>
          <table:table-cell table:formula="of:=[.I69] + (([.J69]-[.J68]) * [.$B$43])" office:value-type="float" office:value="289.872489003801" calcext:value-type="float">
            <text:p>289.87</text:p>
          </table:table-cell>
          <table:table-cell table:formula="of:=(([.$I$50] * POWER([.I70];3)) + ([.$J$50] * POWER([.I70];2)) + ([.$I$52] * [.I70]) + [.$J$52])" office:value-type="float" office:value="152.738118604126" calcext:value-type="float">
            <text:p>152.74</text:p>
          </table:table-cell>
          <table:table-cell table:formula="of:=[.K69] + (([.L69]-[.L68]) * [.$B$44])" office:value-type="float" office:value="289.597730514376" calcext:value-type="float">
            <text:p>289.60</text:p>
          </table:table-cell>
          <table:table-cell table:formula="of:=(([.$K$50] * POWER([.K70];3)) + ([.$L$50] * POWER([.K70];2)) + ([.$K$52] * [.K70]) + [.$L$52])" office:value-type="float" office:value="154.12390578075" calcext:value-type="float">
            <text:p>154.12</text:p>
          </table:table-cell>
          <table:table-cell table:style-name="ce83" table:formula="of:=[.M69] + (([.N69]-[.N68]) *[.$B$44])" office:value-type="float" office:value="289.483634318578" calcext:value-type="float">
            <text:p>289.48</text:p>
          </table:table-cell>
          <table:table-cell table:style-name="ce83" table:formula="of:=(([.$M$50] * POWER([.M70];3)) + ([.$N$50] * POWER([.M70];2)) + ([.$M$52] * [.M70]) + [.$N$52])" office:value-type="float" office:value="155.410721965468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0] + (([.B70]-[.B69]) *[.$B$39])" office:value-type="float" office:value="303.040065763708" calcext:value-type="float">
            <text:p>303.04</text:p>
          </table:table-cell>
          <table:table-cell table:formula="of:=(([.$A$50] * POWER([.A71];3)) + ([.$B$50] * POWER([.A71];2)) + ([.$A$52] * [.A71]) + [.$B$52])" office:value-type="float" office:value="75.3181604084297" calcext:value-type="float">
            <text:p>75.32</text:p>
          </table:table-cell>
          <table:table-cell table:formula="of:=[.C70] + (([.D70]-[.D69]) *[.$B$40])" office:value-type="float" office:value="291.48364338059" calcext:value-type="float">
            <text:p>291.48</text:p>
          </table:table-cell>
          <table:table-cell table:formula="of:=(([.$C$50] * POWER([.C71];3)) + ([.$D$50] * POWER([.C71];2)) + ([.$C$52] * [.C71]) + [.$D$52])" office:value-type="float" office:value="147.844536991091" calcext:value-type="float">
            <text:p>147.84</text:p>
          </table:table-cell>
          <table:table-cell table:formula="of:=[.E70] + (([.F70]-[.F69]) * [.$B$41])" office:value-type="float" office:value="290.35256110495" calcext:value-type="float">
            <text:p>290.35</text:p>
          </table:table-cell>
          <table:table-cell table:formula="of:=(([.$E$50] * POWER([.E71];3)) + ([.$F$50] * POWER([.E71];2)) + ([.$E$52] * [.E71]) + [.$F$52])" office:value-type="float" office:value="150.850374843418" calcext:value-type="float">
            <text:p>150.85</text:p>
          </table:table-cell>
          <table:table-cell table:formula="of:=[.G70] + (([.H70]-[.H69]) * [.$B$42])" office:value-type="float" office:value="290.191123441289" calcext:value-type="float">
            <text:p>290.19</text:p>
          </table:table-cell>
          <table:table-cell table:formula="of:=(([.$G$50] * POWER([.G71];3)) + ([.$H$50] * POWER([.G71];2)) + ([.$G$52] * [.G71]) + [.$H$52])" office:value-type="float" office:value="151.568660154998" calcext:value-type="float">
            <text:p>151.57</text:p>
          </table:table-cell>
          <table:table-cell table:formula="of:=[.I70] + (([.J70]-[.J69]) * [.$B$43])" office:value-type="float" office:value="289.872872267107" calcext:value-type="float">
            <text:p>289.87</text:p>
          </table:table-cell>
          <table:table-cell table:formula="of:=(([.$I$50] * POWER([.I71];3)) + ([.$J$50] * POWER([.I71];2)) + ([.$I$52] * [.I71]) + [.$J$52])" office:value-type="float" office:value="152.73914386223" calcext:value-type="float">
            <text:p>152.74</text:p>
          </table:table-cell>
          <table:table-cell table:formula="of:=[.K70] + (([.L70]-[.L69]) * [.$B$44])" office:value-type="float" office:value="289.597998458118" calcext:value-type="float">
            <text:p>289.60</text:p>
          </table:table-cell>
          <table:table-cell table:formula="of:=(([.$K$50] * POWER([.K71];3)) + ([.$L$50] * POWER([.K71];2)) + ([.$K$52] * [.K71]) + [.$L$52])" office:value-type="float" office:value="154.124622207421" calcext:value-type="float">
            <text:p>154.12</text:p>
          </table:table-cell>
          <table:table-cell table:style-name="ce83" table:formula="of:=[.M70] + (([.N70]-[.N69]) *[.$B$44])" office:value-type="float" office:value="289.483902802665" calcext:value-type="float">
            <text:p>289.48</text:p>
          </table:table-cell>
          <table:table-cell table:style-name="ce83" table:formula="of:=(([.$M$50] * POWER([.M71];3)) + ([.$N$50] * POWER([.M71];2)) + ([.$M$52] * [.M71]) + [.$N$52])" office:value-type="float" office:value="155.411442399204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1] + (([.B71]-[.B70]) *[.$B$39])" office:value-type="float" office:value="303.052469042913" calcext:value-type="float">
            <text:p>303.05</text:p>
          </table:table-cell>
          <table:table-cell table:formula="of:=(([.$A$50] * POWER([.A72];3)) + ([.$B$50] * POWER([.A72];2)) + ([.$A$52] * [.A72]) + [.$B$52])" office:value-type="float" office:value="75.3320996554843" calcext:value-type="float">
            <text:p>75.33</text:p>
          </table:table-cell>
          <table:table-cell table:formula="of:=[.C71] + (([.D71]-[.D70]) *[.$B$40])" office:value-type="float" office:value="291.485429534" calcext:value-type="float">
            <text:p>291.49</text:p>
          </table:table-cell>
          <table:table-cell table:formula="of:=(([.$C$50] * POWER([.C72];3)) + ([.$D$50] * POWER([.C72];2)) + ([.$C$52] * [.C72]) + [.$D$52])" office:value-type="float" office:value="147.849444226186" calcext:value-type="float">
            <text:p>147.85</text:p>
          </table:table-cell>
          <table:table-cell table:formula="of:=[.E71] + (([.F71]-[.F70]) * [.$B$41])" office:value-type="float" office:value="290.353014337331" calcext:value-type="float">
            <text:p>290.35</text:p>
          </table:table-cell>
          <table:table-cell table:formula="of:=(([.$E$50] * POWER([.E72];3)) + ([.$F$50] * POWER([.E72];2)) + ([.$E$52] * [.E72]) + [.$F$52])" office:value-type="float" office:value="150.851595206675" calcext:value-type="float">
            <text:p>150.85</text:p>
          </table:table-cell>
          <table:table-cell table:formula="of:=[.G71] + (([.H71]-[.H70]) * [.$B$42])" office:value-type="float" office:value="290.191602640488" calcext:value-type="float">
            <text:p>290.19</text:p>
          </table:table-cell>
          <table:table-cell table:formula="of:=(([.$G$50] * POWER([.G72];3)) + ([.$H$50] * POWER([.G72];2)) + ([.$G$52] * [.G72]) + [.$H$52])" office:value-type="float" office:value="151.569954786609" calcext:value-type="float">
            <text:p>151.57</text:p>
          </table:table-cell>
          <table:table-cell table:formula="of:=[.I71] + (([.J71]-[.J70]) * [.$B$43])" office:value-type="float" office:value="289.873106352058" calcext:value-type="float">
            <text:p>289.87</text:p>
          </table:table-cell>
          <table:table-cell table:formula="of:=(([.$I$50] * POWER([.I72];3)) + ([.$J$50] * POWER([.I72];2)) + ([.$I$52] * [.I72]) + [.$J$52])" office:value-type="float" office:value="152.739770059125" calcext:value-type="float">
            <text:p>152.74</text:p>
          </table:table-cell>
          <table:table-cell table:formula="of:=[.K71] + (([.L71]-[.L70]) * [.$B$44])" office:value-type="float" office:value="289.598159282805" calcext:value-type="float">
            <text:p>289.60</text:p>
          </table:table-cell>
          <table:table-cell table:formula="of:=(([.$K$50] * POWER([.K72];3)) + ([.$L$50] * POWER([.K72];2)) + ([.$K$52] * [.K72]) + [.$L$52])" office:value-type="float" office:value="154.1250522208" calcext:value-type="float">
            <text:p>154.13</text:p>
          </table:table-cell>
          <table:table-cell table:style-name="ce83" table:formula="of:=[.M71] + (([.N71]-[.N70]) *[.$B$44])" office:value-type="float" office:value="289.484064526865" calcext:value-type="float">
            <text:p>289.48</text:p>
          </table:table-cell>
          <table:table-cell table:style-name="ce83" table:formula="of:=(([.$M$50] * POWER([.M72];3)) + ([.$N$50] * POWER([.M72];2)) + ([.$M$52] * [.M72]) + [.$N$52])" office:value-type="float" office:value="155.41187636124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2] + (([.B72]-[.B71]) *[.$B$39])" office:value-type="float" office:value="303.061362186797" calcext:value-type="float">
            <text:p>303.06</text:p>
          </table:table-cell>
          <table:table-cell table:formula="of:=(([.$A$50] * POWER([.A73];3)) + ([.$B$50] * POWER([.A73];2)) + ([.$A$52] * [.A73]) + [.$B$52])" office:value-type="float" office:value="75.3420950683502" calcext:value-type="float">
            <text:p>75.34</text:p>
          </table:table-cell>
          <table:table-cell table:formula="of:=[.C72] + (([.D72]-[.D71]) *[.$B$40])" office:value-type="float" office:value="291.48664055325" calcext:value-type="float">
            <text:p>291.49</text:p>
          </table:table-cell>
          <table:table-cell table:formula="of:=(([.$C$50] * POWER([.C73];3)) + ([.$D$50] * POWER([.C73];2)) + ([.$C$52] * [.C73]) + [.$D$52])" office:value-type="float" office:value="147.852771393962" calcext:value-type="float">
            <text:p>147.85</text:p>
          </table:table-cell>
          <table:table-cell table:formula="of:=[.E72] + (([.F72]-[.F71]) * [.$B$41])" office:value-type="float" office:value="290.353300339403" calcext:value-type="float">
            <text:p>290.35</text:p>
          </table:table-cell>
          <table:table-cell table:formula="of:=(([.$E$50] * POWER([.E73];3)) + ([.$F$50] * POWER([.E73];2)) + ([.$E$52] * [.E73]) + [.$F$52])" office:value-type="float" office:value="150.852365292068" calcext:value-type="float">
            <text:p>150.85</text:p>
          </table:table-cell>
          <table:table-cell table:formula="of:=[.G72] + (([.H72]-[.H71]) * [.$B$42])" office:value-type="float" office:value="290.191903231396" calcext:value-type="float">
            <text:p>290.19</text:p>
          </table:table-cell>
          <table:table-cell table:formula="of:=(([.$G$50] * POWER([.G73];3)) + ([.$H$50] * POWER([.G73];2)) + ([.$G$52] * [.G73]) + [.$H$52])" office:value-type="float" office:value="151.570766882894" calcext:value-type="float">
            <text:p>151.57</text:p>
          </table:table-cell>
          <table:table-cell table:formula="of:=[.I72] + (([.J72]-[.J71]) * [.$B$43])" office:value-type="float" office:value="289.873249324123" calcext:value-type="float">
            <text:p>289.87</text:p>
          </table:table-cell>
          <table:table-cell table:formula="of:=(([.$I$50] * POWER([.I73];3)) + ([.$J$50] * POWER([.I73];2)) + ([.$I$52] * [.I73]) + [.$J$52])" office:value-type="float" office:value="152.74015252218" calcext:value-type="float">
            <text:p>152.74</text:p>
          </table:table-cell>
          <table:table-cell table:formula="of:=[.K72] + (([.L72]-[.L71]) * [.$B$44])" office:value-type="float" office:value="289.598255812945" calcext:value-type="float">
            <text:p>289.60</text:p>
          </table:table-cell>
          <table:table-cell table:formula="of:=(([.$K$50] * POWER([.K73];3)) + ([.$L$50] * POWER([.K73];2)) + ([.$K$52] * [.K73]) + [.$L$52])" office:value-type="float" office:value="154.125310323695" calcext:value-type="float">
            <text:p>154.13</text:p>
          </table:table-cell>
          <table:table-cell table:style-name="ce83" table:formula="of:=[.M72] + (([.N72]-[.N71]) *[.$B$44])" office:value-type="float" office:value="289.484161943407" calcext:value-type="float">
            <text:p>289.48</text:p>
          </table:table-cell>
          <table:table-cell table:style-name="ce83" table:formula="of:=(([.$M$50] * POWER([.M73];3)) + ([.$N$50] * POWER([.M73];2)) + ([.$M$52] * [.M73]) + [.$N$52])" office:value-type="float" office:value="155.412137764016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3] + (([.B73]-[.B72]) *[.$B$39])" office:value-type="float" office:value="303.067739191555" calcext:value-type="float">
            <text:p>303.07</text:p>
          </table:table-cell>
          <table:table-cell table:formula="of:=(([.$A$50] * POWER([.A74];3)) + ([.$B$50] * POWER([.A74];2)) + ([.$A$52] * [.A74]) + [.$B$52])" office:value-type="float" office:value="75.349262981198" calcext:value-type="float">
            <text:p>75.35</text:p>
          </table:table-cell>
          <table:table-cell table:formula="of:=[.C73] + (([.D73]-[.D72]) *[.$B$40])" office:value-type="float" office:value="291.487461639696" calcext:value-type="float">
            <text:p>291.49</text:p>
          </table:table-cell>
          <table:table-cell table:formula="of:=(([.$C$50] * POWER([.C74];3)) + ([.$D$50] * POWER([.C74];2)) + ([.$C$52] * [.C74]) + [.$D$52])" office:value-type="float" office:value="147.855027275547" calcext:value-type="float">
            <text:p>147.86</text:p>
          </table:table-cell>
          <table:table-cell table:formula="of:=[.E73] + (([.F73]-[.F72]) * [.$B$41])" office:value-type="float" office:value="290.353480815188" calcext:value-type="float">
            <text:p>290.35</text:p>
          </table:table-cell>
          <table:table-cell table:formula="of:=(([.$E$50] * POWER([.E74];3)) + ([.$F$50] * POWER([.E74];2)) + ([.$E$52] * [.E74]) + [.$F$52])" office:value-type="float" office:value="150.852851239847" calcext:value-type="float">
            <text:p>150.85</text:p>
          </table:table-cell>
          <table:table-cell table:formula="of:=[.G73] + (([.H73]-[.H72]) * [.$B$42])" office:value-type="float" office:value="290.192091786007" calcext:value-type="float">
            <text:p>290.19</text:p>
          </table:table-cell>
          <table:table-cell table:formula="of:=(([.$G$50] * POWER([.G74];3)) + ([.$H$50] * POWER([.G74];2)) + ([.$G$52] * [.G74]) + [.$H$52])" office:value-type="float" office:value="151.571276295653" calcext:value-type="float">
            <text:p>151.57</text:p>
          </table:table-cell>
          <table:table-cell table:formula="of:=[.I73] + (([.J73]-[.J72]) * [.$B$43])" office:value-type="float" office:value="289.87333664735" calcext:value-type="float">
            <text:p>289.87</text:p>
          </table:table-cell>
          <table:table-cell table:formula="of:=(([.$I$50] * POWER([.I74];3)) + ([.$J$50] * POWER([.I74];2)) + ([.$I$52] * [.I74]) + [.$J$52])" office:value-type="float" office:value="152.740386119907" calcext:value-type="float">
            <text:p>152.74</text:p>
          </table:table-cell>
          <table:table-cell table:formula="of:=[.K73] + (([.L73]-[.L72]) * [.$B$44])" office:value-type="float" office:value="289.598313752325" calcext:value-type="float">
            <text:p>289.60</text:p>
          </table:table-cell>
          <table:table-cell table:formula="of:=(([.$K$50] * POWER([.K74];3)) + ([.$L$50] * POWER([.K74];2)) + ([.$K$52] * [.K74]) + [.$L$52])" office:value-type="float" office:value="154.125465242511" calcext:value-type="float">
            <text:p>154.13</text:p>
          </table:table-cell>
          <table:table-cell table:style-name="ce83" table:formula="of:=[.M73] + (([.N73]-[.N72]) *[.$B$44])" office:value-type="float" office:value="289.484220623549" calcext:value-type="float">
            <text:p>289.48</text:p>
          </table:table-cell>
          <table:table-cell table:style-name="ce83" table:formula="of:=(([.$M$50] * POWER([.M74];3)) + ([.$N$50] * POWER([.M74];2)) + ([.$M$52] * [.M74]) + [.$N$52])" office:value-type="float" office:value="155.412295223593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4] + (([.B74]-[.B73]) *[.$B$39])" office:value-type="float" office:value="303.072312270722" calcext:value-type="float">
            <text:p>303.07</text:p>
          </table:table-cell>
          <table:table-cell table:formula="of:=(([.$A$50] * POWER([.A75];3)) + ([.$B$50] * POWER([.A75];2)) + ([.$A$52] * [.A75]) + [.$B$52])" office:value-type="float" office:value="75.3544034958801" calcext:value-type="float">
            <text:p>75.35</text:p>
          </table:table-cell>
          <table:table-cell table:formula="of:=[.C74] + (([.D74]-[.D73]) *[.$B$40])" office:value-type="float" office:value="291.488018351565" calcext:value-type="float">
            <text:p>291.49</text:p>
          </table:table-cell>
          <table:table-cell table:formula="of:=(([.$C$50] * POWER([.C75];3)) + ([.$D$50] * POWER([.C75];2)) + ([.$C$52] * [.C75]) + [.$D$52])" office:value-type="float" office:value="147.856556814166" calcext:value-type="float">
            <text:p>147.86</text:p>
          </table:table-cell>
          <table:table-cell table:formula="of:=[.E74] + (([.F74]-[.F73]) * [.$B$41])" office:value-type="float" office:value="290.353594701009" calcext:value-type="float">
            <text:p>290.35</text:p>
          </table:table-cell>
          <table:table-cell table:formula="of:=(([.$E$50] * POWER([.E75];3)) + ([.$F$50] * POWER([.E75];2)) + ([.$E$52] * [.E75]) + [.$F$52])" office:value-type="float" office:value="150.853157888399" calcext:value-type="float">
            <text:p>150.85</text:p>
          </table:table-cell>
          <table:table-cell table:formula="of:=[.G74] + (([.H74]-[.H73]) * [.$B$42])" office:value-type="float" office:value="290.192210062776" calcext:value-type="float">
            <text:p>290.19</text:p>
          </table:table-cell>
          <table:table-cell table:formula="of:=(([.$G$50] * POWER([.G75];3)) + ([.$H$50] * POWER([.G75];2)) + ([.$G$52] * [.G75]) + [.$H$52])" office:value-type="float" office:value="151.57159584117" calcext:value-type="float">
            <text:p>151.57</text:p>
          </table:table-cell>
          <table:table-cell table:formula="of:=[.I74] + (([.J74]-[.J73]) * [.$B$43])" office:value-type="float" office:value="289.873389981931" calcext:value-type="float">
            <text:p>289.87</text:p>
          </table:table-cell>
          <table:table-cell table:formula="of:=(([.$I$50] * POWER([.I75];3)) + ([.$J$50] * POWER([.I75];2)) + ([.$I$52] * [.I75]) + [.$J$52])" office:value-type="float" office:value="152.74052879497" calcext:value-type="float">
            <text:p>152.74</text:p>
          </table:table-cell>
          <table:table-cell table:formula="of:=[.K74] + (([.L74]-[.L73]) * [.$B$44])" office:value-type="float" office:value="289.598348528766" calcext:value-type="float">
            <text:p>289.60</text:p>
          </table:table-cell>
          <table:table-cell table:formula="of:=(([.$K$50] * POWER([.K75];3)) + ([.$L$50] * POWER([.K75];2)) + ([.$K$52] * [.K75]) + [.$L$52])" office:value-type="float" office:value="154.125558228118" calcext:value-type="float">
            <text:p>154.13</text:p>
          </table:table-cell>
          <table:table-cell table:style-name="ce83" table:formula="of:=[.M74] + (([.N74]-[.N73]) *[.$B$44])" office:value-type="float" office:value="289.484255970345" calcext:value-type="float">
            <text:p>289.48</text:p>
          </table:table-cell>
          <table:table-cell table:style-name="ce83" table:formula="of:=(([.$M$50] * POWER([.M75];3)) + ([.$N$50] * POWER([.M75];2)) + ([.$M$52] * [.M75]) + [.$N$52])" office:value-type="float" office:value="155.41239007161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5] + (([.B75]-[.B74]) *[.$B$39])" office:value-type="float" office:value="303.075591883783" calcext:value-type="float">
            <text:p>303.08</text:p>
          </table:table-cell>
          <table:table-cell table:formula="of:=(([.$A$50] * POWER([.A76];3)) + ([.$B$50] * POWER([.A76];2)) + ([.$A$52] * [.A76]) + [.$B$52])" office:value-type="float" office:value="75.3580901823208" calcext:value-type="float">
            <text:p>75.36</text:p>
          </table:table-cell>
          <table:table-cell table:formula="of:=[.C75] + (([.D75]-[.D74]) *[.$B$40])" office:value-type="float" office:value="291.488395814775" calcext:value-type="float">
            <text:p>291.49</text:p>
          </table:table-cell>
          <table:table-cell table:formula="of:=(([.$C$50] * POWER([.C76];3)) + ([.$D$50] * POWER([.C76];2)) + ([.$C$52] * [.C76]) + [.$D$52])" office:value-type="float" office:value="147.857593879991" calcext:value-type="float">
            <text:p>147.86</text:p>
          </table:table-cell>
          <table:table-cell table:formula="of:=[.E75] + (([.F75]-[.F74]) * [.$B$41])" office:value-type="float" office:value="290.353666566596" calcext:value-type="float">
            <text:p>290.35</text:p>
          </table:table-cell>
          <table:table-cell table:formula="of:=(([.$E$50] * POWER([.E76];3)) + ([.$F$50] * POWER([.E76];2)) + ([.$E$52] * [.E76]) + [.$F$52])" office:value-type="float" office:value="150.853351393589" calcext:value-type="float">
            <text:p>150.85</text:p>
          </table:table-cell>
          <table:table-cell table:formula="of:=[.G75] + (([.H75]-[.H74]) * [.$B$42])" office:value-type="float" office:value="290.192284255679" calcext:value-type="float">
            <text:p>290.19</text:p>
          </table:table-cell>
          <table:table-cell table:formula="of:=(([.$G$50] * POWER([.G76];3)) + ([.$H$50] * POWER([.G76];2)) + ([.$G$52] * [.G76]) + [.$H$52])" office:value-type="float" office:value="151.571796286534" calcext:value-type="float">
            <text:p>151.57</text:p>
          </table:table-cell>
          <table:table-cell table:formula="of:=[.I75] + (([.J75]-[.J74]) * [.$B$43])" office:value-type="float" office:value="289.873422557226" calcext:value-type="float">
            <text:p>289.87</text:p>
          </table:table-cell>
          <table:table-cell table:formula="of:=(([.$I$50] * POWER([.I76];3)) + ([.$J$50] * POWER([.I76];2)) + ([.$I$52] * [.I76]) + [.$J$52])" office:value-type="float" office:value="152.740615937008" calcext:value-type="float">
            <text:p>152.74</text:p>
          </table:table-cell>
          <table:table-cell table:formula="of:=[.K75] + (([.L75]-[.L74]) * [.$B$44])" office:value-type="float" office:value="289.598369402335" calcext:value-type="float">
            <text:p>289.60</text:p>
          </table:table-cell>
          <table:table-cell table:formula="of:=(([.$K$50] * POWER([.K76];3)) + ([.$L$50] * POWER([.K76];2)) + ([.$K$52] * [.K76]) + [.$L$52])" office:value-type="float" office:value="154.125614040096" calcext:value-type="float">
            <text:p>154.13</text:p>
          </table:table-cell>
          <table:table-cell table:style-name="ce83" table:formula="of:=[.M75] + (([.N75]-[.N74]) *[.$B$44])" office:value-type="float" office:value="289.48427726199" calcext:value-type="float">
            <text:p>289.48</text:p>
          </table:table-cell>
          <table:table-cell table:style-name="ce83" table:formula="of:=(([.$M$50] * POWER([.M76];3)) + ([.$N$50] * POWER([.M76];2)) + ([.$M$52] * [.M76]) + [.$N$52])" office:value-type="float" office:value="155.412447204683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6] + (([.B76]-[.B75]) *[.$B$39])" office:value-type="float" office:value="303.077943964411" calcext:value-type="float">
            <text:p>303.08</text:p>
          </table:table-cell>
          <table:table-cell table:formula="of:=(([.$A$50] * POWER([.A77];3)) + ([.$B$50] * POWER([.A77];2)) + ([.$A$52] * [.A77]) + [.$B$52])" office:value-type="float" office:value="75.3607342773859" calcext:value-type="float">
            <text:p>75.36</text:p>
          </table:table-cell>
          <table:table-cell table:formula="of:=[.C76] + (([.D76]-[.D75]) *[.$B$40])" office:value-type="float" office:value="291.488651744368" calcext:value-type="float">
            <text:p>291.49</text:p>
          </table:table-cell>
          <table:table-cell table:formula="of:=(([.$C$50] * POWER([.C77];3)) + ([.$D$50] * POWER([.C77];2)) + ([.$C$52] * [.C77]) + [.$D$52])" office:value-type="float" office:value="147.85829703872" calcext:value-type="float">
            <text:p>147.86</text:p>
          </table:table-cell>
          <table:table-cell table:formula="of:=[.E76] + (([.F76]-[.F75]) * [.$B$41])" office:value-type="float" office:value="290.353711916114" calcext:value-type="float">
            <text:p>290.35</text:p>
          </table:table-cell>
          <table:table-cell table:formula="of:=(([.$E$50] * POWER([.E77];3)) + ([.$F$50] * POWER([.E77];2)) + ([.$E$52] * [.E77]) + [.$F$52])" office:value-type="float" office:value="150.853473501712" calcext:value-type="float">
            <text:p>150.85</text:p>
          </table:table-cell>
          <table:table-cell table:formula="of:=[.G76] + (([.H76]-[.H75]) * [.$B$42])" office:value-type="float" office:value="290.1923307956" calcext:value-type="float">
            <text:p>290.19</text:p>
          </table:table-cell>
          <table:table-cell table:formula="of:=(([.$G$50] * POWER([.G77];3)) + ([.$H$50] * POWER([.G77];2)) + ([.$G$52] * [.G77]) + [.$H$52])" office:value-type="float" office:value="151.57192202251" calcext:value-type="float">
            <text:p>151.57</text:p>
          </table:table-cell>
          <table:table-cell table:formula="of:=[.I76] + (([.J76]-[.J75]) * [.$B$43])" office:value-type="float" office:value="289.873442453328" calcext:value-type="float">
            <text:p>289.87</text:p>
          </table:table-cell>
          <table:table-cell table:formula="of:=(([.$I$50] * POWER([.I77];3)) + ([.$J$50] * POWER([.I77];2)) + ([.$I$52] * [.I77]) + [.$J$52])" office:value-type="float" office:value="152.740669161008" calcext:value-type="float">
            <text:p>152.74</text:p>
          </table:table-cell>
          <table:table-cell table:formula="of:=[.K76] + (([.L76]-[.L75]) * [.$B$44])" office:value-type="float" office:value="289.598381931103" calcext:value-type="float">
            <text:p>289.60</text:p>
          </table:table-cell>
          <table:table-cell table:formula="of:=(([.$K$50] * POWER([.K77];3)) + ([.$L$50] * POWER([.K77];2)) + ([.$K$52] * [.K77]) + [.$L$52])" office:value-type="float" office:value="154.125647539663" calcext:value-type="float">
            <text:p>154.13</text:p>
          </table:table-cell>
          <table:table-cell table:style-name="ce83" table:formula="of:=[.M76] + (([.N76]-[.N75]) *[.$B$44])" office:value-type="float" office:value="289.484290087321" calcext:value-type="float">
            <text:p>289.48</text:p>
          </table:table-cell>
          <table:table-cell table:style-name="ce83" table:formula="of:=(([.$M$50] * POWER([.M77];3)) + ([.$N$50] * POWER([.M77];2)) + ([.$M$52] * [.M77]) + [.$N$52])" office:value-type="float" office:value="155.412481619623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7] + (([.B77]-[.B76]) *[.$B$39])" office:value-type="float" office:value="303.079630878903" calcext:value-type="float">
            <text:p>303.08</text:p>
          </table:table-cell>
          <table:table-cell table:formula="of:=(([.$A$50] * POWER([.A78];3)) + ([.$B$50] * POWER([.A78];2)) + ([.$A$52] * [.A78]) + [.$B$52])" office:value-type="float" office:value="75.3626306601919" calcext:value-type="float">
            <text:p>75.36</text:p>
          </table:table-cell>
          <table:table-cell table:formula="of:=[.C77] + (([.D77]-[.D76]) *[.$B$40])" office:value-type="float" office:value="291.488825271566" calcext:value-type="float">
            <text:p>291.49</text:p>
          </table:table-cell>
          <table:table-cell table:formula="of:=(([.$C$50] * POWER([.C78];3)) + ([.$D$50] * POWER([.C78];2)) + ([.$C$52] * [.C78]) + [.$D$52])" office:value-type="float" office:value="147.858773800262" calcext:value-type="float">
            <text:p>147.86</text:p>
          </table:table-cell>
          <table:table-cell table:formula="of:=[.E77] + (([.F77]-[.F76]) * [.$B$41])" office:value-type="float" office:value="290.353740533147" calcext:value-type="float">
            <text:p>290.35</text:p>
          </table:table-cell>
          <table:table-cell table:formula="of:=(([.$E$50] * POWER([.E78];3)) + ([.$F$50] * POWER([.E78];2)) + ([.$E$52] * [.E78]) + [.$F$52])" office:value-type="float" office:value="150.853550555971" calcext:value-type="float">
            <text:p>150.85</text:p>
          </table:table-cell>
          <table:table-cell table:formula="of:=[.G77] + (([.H77]-[.H76]) * [.$B$42])" office:value-type="float" office:value="290.192359989304" calcext:value-type="float">
            <text:p>290.19</text:p>
          </table:table-cell>
          <table:table-cell table:formula="of:=(([.$G$50] * POWER([.G78];3)) + ([.$H$50] * POWER([.G78];2)) + ([.$G$52] * [.G78]) + [.$H$52])" office:value-type="float" office:value="151.57200089458" calcext:value-type="float">
            <text:p>151.57</text:p>
          </table:table-cell>
          <table:table-cell table:formula="of:=[.I77] + (([.J77]-[.J76]) * [.$B$43])" office:value-type="float" office:value="289.873454605329" calcext:value-type="float">
            <text:p>289.87</text:p>
          </table:table-cell>
          <table:table-cell table:formula="of:=(([.$I$50] * POWER([.I78];3)) + ([.$J$50] * POWER([.I78];2)) + ([.$I$52] * [.I78]) + [.$J$52])" office:value-type="float" office:value="152.74070166879" calcext:value-type="float">
            <text:p>152.74</text:p>
          </table:table-cell>
          <table:table-cell table:formula="of:=[.K77] + (([.L77]-[.L76]) * [.$B$44])" office:value-type="float" office:value="289.598389451143" calcext:value-type="float">
            <text:p>289.60</text:p>
          </table:table-cell>
          <table:table-cell table:formula="of:=(([.$K$50] * POWER([.K78];3)) + ([.$L$50] * POWER([.K78];2)) + ([.$K$52] * [.K78]) + [.$L$52])" office:value-type="float" office:value="154.125667646836" calcext:value-type="float">
            <text:p>154.13</text:p>
          </table:table-cell>
          <table:table-cell table:style-name="ce83" table:formula="of:=[.M77] + (([.N77]-[.N76]) *[.$B$44])" office:value-type="float" office:value="289.484297812845" calcext:value-type="float">
            <text:p>289.48</text:p>
          </table:table-cell>
          <table:table-cell table:style-name="ce83" table:formula="of:=(([.$M$50] * POWER([.M78];3)) + ([.$N$50] * POWER([.M78];2)) + ([.$M$52] * [.M78]) + [.$N$52])" office:value-type="float" office:value="155.41250234996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8] + (([.B78]-[.B77]) *[.$B$39])" office:value-type="float" office:value="303.080840758108" calcext:value-type="float">
            <text:p>303.08</text:p>
          </table:table-cell>
          <table:table-cell table:formula="of:=(([.$A$50] * POWER([.A79];3)) + ([.$B$50] * POWER([.A79];2)) + ([.$A$52] * [.A79]) + [.$B$52])" office:value-type="float" office:value="75.3639907912165" calcext:value-type="float">
            <text:p>75.36</text:p>
          </table:table-cell>
          <table:table-cell table:formula="of:=[.C78] + (([.D78]-[.D77]) *[.$B$40])" office:value-type="float" office:value="291.488942927923" calcext:value-type="float">
            <text:p>291.49</text:p>
          </table:table-cell>
          <table:table-cell table:formula="of:=(([.$C$50] * POWER([.C79];3)) + ([.$D$50] * POWER([.C79];2)) + ([.$C$52] * [.C79]) + [.$D$52])" office:value-type="float" office:value="147.859097058498" calcext:value-type="float">
            <text:p>147.86</text:p>
          </table:table-cell>
          <table:table-cell table:formula="of:=[.E78] + (([.F78]-[.F77]) * [.$B$41])" office:value-type="float" office:value="290.353758591441" calcext:value-type="float">
            <text:p>290.35</text:p>
          </table:table-cell>
          <table:table-cell table:formula="of:=(([.$E$50] * POWER([.E79];3)) + ([.$F$50] * POWER([.E79];2)) + ([.$E$52] * [.E79]) + [.$F$52])" office:value-type="float" office:value="150.853599179764" calcext:value-type="float">
            <text:p>150.85</text:p>
          </table:table-cell>
          <table:table-cell table:formula="of:=[.G78] + (([.H78]-[.H77]) * [.$B$42])" office:value-type="float" office:value="290.192378302025" calcext:value-type="float">
            <text:p>290.19</text:p>
          </table:table-cell>
          <table:table-cell table:formula="of:=(([.$G$50] * POWER([.G79];3)) + ([.$H$50] * POWER([.G79];2)) + ([.$G$52] * [.G79]) + [.$H$52])" office:value-type="float" office:value="151.57205036972" calcext:value-type="float">
            <text:p>151.57</text:p>
          </table:table-cell>
          <table:table-cell table:formula="of:=[.I78] + (([.J78]-[.J77]) * [.$B$43])" office:value-type="float" office:value="289.873462027443" calcext:value-type="float">
            <text:p>289.87</text:p>
          </table:table-cell>
          <table:table-cell table:formula="of:=(([.$I$50] * POWER([.I79];3)) + ([.$J$50] * POWER([.I79];2)) + ([.$I$52] * [.I79]) + [.$J$52])" office:value-type="float" office:value="152.74072152367" calcext:value-type="float">
            <text:p>152.74</text:p>
          </table:table-cell>
          <table:table-cell table:formula="of:=[.K78] + (([.L78]-[.L77]) * [.$B$44])" office:value-type="float" office:value="289.598393964836" calcext:value-type="float">
            <text:p>289.60</text:p>
          </table:table-cell>
          <table:table-cell table:formula="of:=(([.$K$50] * POWER([.K79];3)) + ([.$L$50] * POWER([.K79];2)) + ([.$K$52] * [.K79]) + [.$L$52])" office:value-type="float" office:value="154.125679715605" calcext:value-type="float">
            <text:p>154.13</text:p>
          </table:table-cell>
          <table:table-cell table:style-name="ce83" table:formula="of:=[.M78] + (([.N78]-[.N77]) *[.$B$44])" office:value-type="float" office:value="289.484302466428" calcext:value-type="float">
            <text:p>289.48</text:p>
          </table:table-cell>
          <table:table-cell table:style-name="ce83" table:formula="of:=(([.$M$50] * POWER([.M79];3)) + ([.$N$50] * POWER([.M79];2)) + ([.$M$52] * [.M79]) + [.$N$52])" office:value-type="float" office:value="155.41251483719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79] + (([.B79]-[.B78]) *[.$B$39])" office:value-type="float" office:value="303.08170851236" calcext:value-type="float">
            <text:p>303.08</text:p>
          </table:table-cell>
          <table:table-cell table:formula="of:=(([.$A$50] * POWER([.A80];3)) + ([.$B$50] * POWER([.A80];2)) + ([.$A$52] * [.A80]) + [.$B$52])" office:value-type="float" office:value="75.3649663189952" calcext:value-type="float">
            <text:p>75.36</text:p>
          </table:table-cell>
          <table:table-cell table:formula="of:=[.C79] + (([.D79]-[.D78]) *[.$B$40])" office:value-type="float" office:value="291.489022702366" calcext:value-type="float">
            <text:p>291.49</text:p>
          </table:table-cell>
          <table:table-cell table:formula="of:=(([.$C$50] * POWER([.C80];3)) + ([.$D$50] * POWER([.C80];2)) + ([.$C$52] * [.C80]) + [.$D$52])" office:value-type="float" office:value="147.859316237198" calcext:value-type="float">
            <text:p>147.86</text:p>
          </table:table-cell>
          <table:table-cell table:formula="of:=[.E79] + (([.F79]-[.F78]) * [.$B$41])" office:value-type="float" office:value="290.353769986823" calcext:value-type="float">
            <text:p>290.35</text:p>
          </table:table-cell>
          <table:table-cell table:formula="of:=(([.$E$50] * POWER([.E80];3)) + ([.$F$50] * POWER([.E80];2)) + ([.$E$52] * [.E80]) + [.$F$52])" office:value-type="float" office:value="150.853629862993" calcext:value-type="float">
            <text:p>150.85</text:p>
          </table:table-cell>
          <table:table-cell table:formula="of:=[.G79] + (([.H79]-[.H78]) * [.$B$42])" office:value-type="float" office:value="290.19238978929" calcext:value-type="float">
            <text:p>290.19</text:p>
          </table:table-cell>
          <table:table-cell table:formula="of:=(([.$G$50] * POWER([.G80];3)) + ([.$H$50] * POWER([.G80];2)) + ([.$G$52] * [.G80]) + [.$H$52])" office:value-type="float" office:value="151.572081404657" calcext:value-type="float">
            <text:p>151.57</text:p>
          </table:table-cell>
          <table:table-cell table:formula="of:=[.I79] + (([.J79]-[.J78]) * [.$B$43])" office:value-type="float" office:value="289.873466560671" calcext:value-type="float">
            <text:p>289.87</text:p>
          </table:table-cell>
          <table:table-cell table:formula="of:=(([.$I$50] * POWER([.I80];3)) + ([.$J$50] * POWER([.I80];2)) + ([.$I$52] * [.I80]) + [.$J$52])" office:value-type="float" office:value="152.740733650496" calcext:value-type="float">
            <text:p>152.74</text:p>
          </table:table-cell>
          <table:table-cell table:formula="of:=[.K79] + (([.L79]-[.L78]) * [.$B$44])" office:value-type="float" office:value="289.598396674054" calcext:value-type="float">
            <text:p>289.60</text:p>
          </table:table-cell>
          <table:table-cell table:formula="of:=(([.$K$50] * POWER([.K80];3)) + ([.$L$50] * POWER([.K80];2)) + ([.$K$52] * [.K80]) + [.$L$52])" office:value-type="float" office:value="154.125686959545" calcext:value-type="float">
            <text:p>154.13</text:p>
          </table:table-cell>
          <table:table-cell table:style-name="ce83" table:formula="of:=[.M79] + (([.N79]-[.N78]) *[.$B$44])" office:value-type="float" office:value="289.484305269582" calcext:value-type="float">
            <text:p>289.48</text:p>
          </table:table-cell>
          <table:table-cell table:style-name="ce83" table:formula="of:=(([.$M$50] * POWER([.M80];3)) + ([.$N$50] * POWER([.M80];2)) + ([.$M$52] * [.M80]) + [.$N$52])" office:value-type="float" office:value="155.412522359057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0] + (([.B80]-[.B79]) *[.$B$39])" office:value-type="float" office:value="303.082330892383" calcext:value-type="float">
            <text:p>303.08</text:p>
          </table:table-cell>
          <table:table-cell table:formula="of:=(([.$A$50] * POWER([.A81];3)) + ([.$B$50] * POWER([.A81];2)) + ([.$A$52] * [.A81]) + [.$B$52])" office:value-type="float" office:value="75.3656660023061" calcext:value-type="float">
            <text:p>75.37</text:p>
          </table:table-cell>
          <table:table-cell table:formula="of:=[.C80] + (([.D80]-[.D79]) *[.$B$40])" office:value-type="float" office:value="291.489076791811" calcext:value-type="float">
            <text:p>291.49</text:p>
          </table:table-cell>
          <table:table-cell table:formula="of:=(([.$C$50] * POWER([.C81];3)) + ([.$D$50] * POWER([.C81];2)) + ([.$C$52] * [.C81]) + [.$D$52])" office:value-type="float" office:value="147.859464846961" calcext:value-type="float">
            <text:p>147.86</text:p>
          </table:table-cell>
          <table:table-cell table:formula="of:=[.E80] + (([.F80]-[.F79]) * [.$B$41])" office:value-type="float" office:value="290.353777177687" calcext:value-type="float">
            <text:p>290.35</text:p>
          </table:table-cell>
          <table:table-cell table:formula="of:=(([.$E$50] * POWER([.E81];3)) + ([.$F$50] * POWER([.E81];2)) + ([.$E$52] * [.E81]) + [.$F$52])" office:value-type="float" office:value="150.853649225132" calcext:value-type="float">
            <text:p>150.85</text:p>
          </table:table-cell>
          <table:table-cell table:formula="of:=[.G80] + (([.H80]-[.H79]) * [.$B$42])" office:value-type="float" office:value="290.192396995062" calcext:value-type="float">
            <text:p>290.19</text:p>
          </table:table-cell>
          <table:table-cell table:formula="of:=(([.$G$50] * POWER([.G81];3)) + ([.$H$50] * POWER([.G81];2)) + ([.$G$52] * [.G81]) + [.$H$52])" office:value-type="float" office:value="151.572100872362" calcext:value-type="float">
            <text:p>151.57</text:p>
          </table:table-cell>
          <table:table-cell table:formula="of:=[.I80] + (([.J80]-[.J79]) * [.$B$43])" office:value-type="float" office:value="289.873469329444" calcext:value-type="float">
            <text:p>289.87</text:p>
          </table:table-cell>
          <table:table-cell table:formula="of:=(([.$I$50] * POWER([.I81];3)) + ([.$J$50] * POWER([.I81];2)) + ([.$I$52] * [.I81]) + [.$J$52])" office:value-type="float" office:value="152.740741057236" calcext:value-type="float">
            <text:p>152.74</text:p>
          </table:table-cell>
          <table:table-cell table:formula="of:=[.K80] + (([.L80]-[.L79]) * [.$B$44])" office:value-type="float" office:value="289.598398300186" calcext:value-type="float">
            <text:p>289.60</text:p>
          </table:table-cell>
          <table:table-cell table:formula="of:=(([.$K$50] * POWER([.K81];3)) + ([.$L$50] * POWER([.K81];2)) + ([.$K$52] * [.K81]) + [.$L$52])" office:value-type="float" office:value="154.125691307517" calcext:value-type="float">
            <text:p>154.13</text:p>
          </table:table-cell>
          <table:table-cell table:style-name="ce83" table:formula="of:=[.M80] + (([.N80]-[.N79]) *[.$B$44])" office:value-type="float" office:value="289.484306958103" calcext:value-type="float">
            <text:p>289.48</text:p>
          </table:table-cell>
          <table:table-cell table:style-name="ce83" table:formula="of:=(([.$M$50] * POWER([.M81];3)) + ([.$N$50] * POWER([.M81];2)) + ([.$M$52] * [.M81]) + [.$N$52])" office:value-type="float" office:value="155.41252688996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1] + (([.B81]-[.B80]) *[.$B$39])" office:value-type="float" office:value="303.08277728553" calcext:value-type="float">
            <text:p>303.08</text:p>
          </table:table-cell>
          <table:table-cell table:formula="of:=(([.$A$50] * POWER([.A82];3)) + ([.$B$50] * POWER([.A82];2)) + ([.$A$52] * [.A82]) + [.$B$52])" office:value-type="float" office:value="75.366167842598" calcext:value-type="float">
            <text:p>75.37</text:p>
          </table:table-cell>
          <table:table-cell table:formula="of:=[.C81] + (([.D81]-[.D80]) *[.$B$40])" office:value-type="float" office:value="291.489113466085" calcext:value-type="float">
            <text:p>291.49</text:p>
          </table:table-cell>
          <table:table-cell table:formula="of:=(([.$C$50] * POWER([.C82];3)) + ([.$D$50] * POWER([.C82];2)) + ([.$C$52] * [.C82]) + [.$D$52])" office:value-type="float" office:value="147.859565608898" calcext:value-type="float">
            <text:p>147.86</text:p>
          </table:table-cell>
          <table:table-cell table:formula="of:=[.E81] + (([.F81]-[.F80]) * [.$B$41])" office:value-type="float" office:value="290.353781715362" calcext:value-type="float">
            <text:p>290.35</text:p>
          </table:table-cell>
          <table:table-cell table:formula="of:=(([.$E$50] * POWER([.E82];3)) + ([.$F$50] * POWER([.E82];2)) + ([.$E$52] * [.E82]) + [.$F$52])" office:value-type="float" office:value="150.853661443288" calcext:value-type="float">
            <text:p>150.85</text:p>
          </table:table-cell>
          <table:table-cell table:formula="of:=[.G81] + (([.H81]-[.H80]) * [.$B$42])" office:value-type="float" office:value="290.192401515124" calcext:value-type="float">
            <text:p>290.19</text:p>
          </table:table-cell>
          <table:table-cell table:formula="of:=(([.$G$50] * POWER([.G82];3)) + ([.$H$50] * POWER([.G82];2)) + ([.$G$52] * [.G82]) + [.$H$52])" office:value-type="float" office:value="151.572113084133" calcext:value-type="float">
            <text:p>151.57</text:p>
          </table:table-cell>
          <table:table-cell table:formula="of:=[.I81] + (([.J81]-[.J80]) * [.$B$43])" office:value-type="float" office:value="289.873471020537" calcext:value-type="float">
            <text:p>289.87</text:p>
          </table:table-cell>
          <table:table-cell table:formula="of:=(([.$I$50] * POWER([.I82];3)) + ([.$J$50] * POWER([.I82];2)) + ([.$I$52] * [.I82]) + [.$J$52])" office:value-type="float" office:value="152.740745581074" calcext:value-type="float">
            <text:p>152.74</text:p>
          </table:table-cell>
          <table:table-cell table:formula="of:=[.K81] + (([.L81]-[.L80]) * [.$B$44])" office:value-type="float" office:value="289.598399276226" calcext:value-type="float">
            <text:p>289.60</text:p>
          </table:table-cell>
          <table:table-cell table:formula="of:=(([.$K$50] * POWER([.K82];3)) + ([.$L$50] * POWER([.K82];2)) + ([.$K$52] * [.K82]) + [.$L$52])" office:value-type="float" office:value="154.125693917266" calcext:value-type="float">
            <text:p>154.13</text:p>
          </table:table-cell>
          <table:table-cell table:style-name="ce83" table:formula="of:=[.M81] + (([.N81]-[.N80]) *[.$B$44])" office:value-type="float" office:value="289.484307975209" calcext:value-type="float">
            <text:p>289.48</text:p>
          </table:table-cell>
          <table:table-cell table:style-name="ce83" table:formula="of:=(([.$M$50] * POWER([.M82];3)) + ([.$N$50] * POWER([.M82];2)) + ([.$M$52] * [.M82]) + [.$N$52])" office:value-type="float" office:value="155.412529619224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2] + (([.B82]-[.B81]) *[.$B$39])" office:value-type="float" office:value="303.083097456189" calcext:value-type="float">
            <text:p>303.08</text:p>
          </table:table-cell>
          <table:table-cell table:formula="of:=(([.$A$50] * POWER([.A83];3)) + ([.$B$50] * POWER([.A83];2)) + ([.$A$52] * [.A83]) + [.$B$52])" office:value-type="float" office:value="75.3665277833937" calcext:value-type="float">
            <text:p>75.37</text:p>
          </table:table-cell>
          <table:table-cell table:formula="of:=[.C82] + (([.D82]-[.D81]) *[.$B$40])" office:value-type="float" office:value="291.489138332358" calcext:value-type="float">
            <text:p>291.49</text:p>
          </table:table-cell>
          <table:table-cell table:formula="of:=(([.$C$50] * POWER([.C83];3)) + ([.$D$50] * POWER([.C83];2)) + ([.$C$52] * [.C83]) + [.$D$52])" office:value-type="float" office:value="147.859633928571" calcext:value-type="float">
            <text:p>147.86</text:p>
          </table:table-cell>
          <table:table-cell table:formula="of:=[.E82] + (([.F82]-[.F81]) * [.$B$41])" office:value-type="float" office:value="290.353784578787" calcext:value-type="float">
            <text:p>290.35</text:p>
          </table:table-cell>
          <table:table-cell table:formula="of:=(([.$E$50] * POWER([.E83];3)) + ([.$F$50] * POWER([.E83];2)) + ([.$E$52] * [.E83]) + [.$F$52])" office:value-type="float" office:value="150.853669153352" calcext:value-type="float">
            <text:p>150.85</text:p>
          </table:table-cell>
          <table:table-cell table:formula="of:=[.G82] + (([.H82]-[.H81]) * [.$B$42])" office:value-type="float" office:value="290.192404350485" calcext:value-type="float">
            <text:p>290.19</text:p>
          </table:table-cell>
          <table:table-cell table:formula="of:=(([.$G$50] * POWER([.G83];3)) + ([.$H$50] * POWER([.G83];2)) + ([.$G$52] * [.G83]) + [.$H$52])" office:value-type="float" office:value="151.572120744374" calcext:value-type="float">
            <text:p>151.57</text:p>
          </table:table-cell>
          <table:table-cell table:formula="of:=[.I82] + (([.J82]-[.J81]) * [.$B$43])" office:value-type="float" office:value="289.873472053411" calcext:value-type="float">
            <text:p>289.87</text:p>
          </table:table-cell>
          <table:table-cell table:formula="of:=(([.$I$50] * POWER([.I83];3)) + ([.$J$50] * POWER([.I83];2)) + ([.$I$52] * [.I83]) + [.$J$52])" office:value-type="float" office:value="152.740748344112" calcext:value-type="float">
            <text:p>152.74</text:p>
          </table:table-cell>
          <table:table-cell table:formula="of:=[.K82] + (([.L82]-[.L81]) * [.$B$44])" office:value-type="float" office:value="289.598399862067" calcext:value-type="float">
            <text:p>289.60</text:p>
          </table:table-cell>
          <table:table-cell table:formula="of:=(([.$K$50] * POWER([.K83];3)) + ([.$L$50] * POWER([.K83];2)) + ([.$K$52] * [.K83]) + [.$L$52])" office:value-type="float" office:value="154.125695483693" calcext:value-type="float">
            <text:p>154.13</text:p>
          </table:table-cell>
          <table:table-cell table:style-name="ce83" table:formula="of:=[.M82] + (([.N82]-[.N81]) *[.$B$44])" office:value-type="float" office:value="289.484308587878" calcext:value-type="float">
            <text:p>289.48</text:p>
          </table:table-cell>
          <table:table-cell table:style-name="ce83" table:formula="of:=(([.$M$50] * POWER([.M83];3)) + ([.$N$50] * POWER([.M83];2)) + ([.$M$52] * [.M83]) + [.$N$52])" office:value-type="float" office:value="155.412531263232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3] + (([.B83]-[.B82]) *[.$B$39])" office:value-type="float" office:value="303.083327095945" calcext:value-type="float">
            <text:p>303.08</text:p>
          </table:table-cell>
          <table:table-cell table:formula="of:=(([.$A$50] * POWER([.A84];3)) + ([.$B$50] * POWER([.A84];2)) + ([.$A$52] * [.A84]) + [.$B$52])" office:value-type="float" office:value="75.3667859486044" calcext:value-type="float">
            <text:p>75.37</text:p>
          </table:table-cell>
          <table:table-cell table:formula="of:=[.C83] + (([.D83]-[.D82]) *[.$B$40])" office:value-type="float" office:value="291.489155192451" calcext:value-type="float">
            <text:p>291.49</text:p>
          </table:table-cell>
          <table:table-cell table:formula="of:=(([.$C$50] * POWER([.C84];3)) + ([.$D$50] * POWER([.C84];2)) + ([.$C$52] * [.C84]) + [.$D$52])" office:value-type="float" office:value="147.859680251407" calcext:value-type="float">
            <text:p>147.86</text:p>
          </table:table-cell>
          <table:table-cell table:formula="of:=[.E83] + (([.F83]-[.F82]) * [.$B$41])" office:value-type="float" office:value="290.353786385703" calcext:value-type="float">
            <text:p>290.35</text:p>
          </table:table-cell>
          <table:table-cell table:formula="of:=(([.$E$50] * POWER([.E84];3)) + ([.$F$50] * POWER([.E84];2)) + ([.$E$52] * [.E84]) + [.$F$52])" office:value-type="float" office:value="150.85367401866" calcext:value-type="float">
            <text:p>150.85</text:p>
          </table:table-cell>
          <table:table-cell table:formula="of:=[.G83] + (([.H83]-[.H82]) * [.$B$42])" office:value-type="float" office:value="290.192406129059" calcext:value-type="float">
            <text:p>290.19</text:p>
          </table:table-cell>
          <table:table-cell table:formula="of:=(([.$G$50] * POWER([.G84];3)) + ([.$H$50] * POWER([.G84];2)) + ([.$G$52] * [.G84]) + [.$H$52])" office:value-type="float" office:value="151.57212554952" calcext:value-type="float">
            <text:p>151.57</text:p>
          </table:table-cell>
          <table:table-cell table:formula="of:=[.I83] + (([.J83]-[.J82]) * [.$B$43])" office:value-type="float" office:value="289.873472684262" calcext:value-type="float">
            <text:p>289.87</text:p>
          </table:table-cell>
          <table:table-cell table:formula="of:=(([.$I$50] * POWER([.I84];3)) + ([.$J$50] * POWER([.I84];2)) + ([.$I$52] * [.I84]) + [.$J$52])" office:value-type="float" office:value="152.740750031702" calcext:value-type="float">
            <text:p>152.74</text:p>
          </table:table-cell>
          <table:table-cell table:formula="of:=[.K83] + (([.L83]-[.L82]) * [.$B$44])" office:value-type="float" office:value="289.598400213701" calcext:value-type="float">
            <text:p>289.60</text:p>
          </table:table-cell>
          <table:table-cell table:formula="of:=(([.$K$50] * POWER([.K84];3)) + ([.$L$50] * POWER([.K84];2)) + ([.$K$52] * [.K84]) + [.$L$52])" office:value-type="float" office:value="154.125696423897" calcext:value-type="float">
            <text:p>154.13</text:p>
          </table:table-cell>
          <table:table-cell table:style-name="ce83" table:formula="of:=[.M83] + (([.N83]-[.N82]) *[.$B$44])" office:value-type="float" office:value="289.484308956928" calcext:value-type="float">
            <text:p>289.48</text:p>
          </table:table-cell>
          <table:table-cell table:style-name="ce83" table:formula="of:=(([.$M$50] * POWER([.M84];3)) + ([.$N$50] * POWER([.M84];2)) + ([.$M$52] * [.M84]) + [.$N$52])" office:value-type="float" office:value="155.41253225352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4] + (([.B84]-[.B83]) *[.$B$39])" office:value-type="float" office:value="303.083491803576" calcext:value-type="float">
            <text:p>303.08</text:p>
          </table:table-cell>
          <table:table-cell table:formula="of:=(([.$A$50] * POWER([.A85];3)) + ([.$B$50] * POWER([.A85];2)) + ([.$A$52] * [.A85]) + [.$B$52])" office:value-type="float" office:value="75.3669711162701" calcext:value-type="float">
            <text:p>75.37</text:p>
          </table:table-cell>
          <table:table-cell table:formula="of:=[.C84] + (([.D84]-[.D83]) *[.$B$40])" office:value-type="float" office:value="291.489166624111" calcext:value-type="float">
            <text:p>291.49</text:p>
          </table:table-cell>
          <table:table-cell table:formula="of:=(([.$C$50] * POWER([.C85];3)) + ([.$D$50] * POWER([.C85];2)) + ([.$C$52] * [.C85]) + [.$D$52])" office:value-type="float" office:value="147.859711659715" calcext:value-type="float">
            <text:p>147.86</text:p>
          </table:table-cell>
          <table:table-cell table:formula="of:=[.E84] + (([.F84]-[.F83]) * [.$B$41])" office:value-type="float" office:value="290.353787525927" calcext:value-type="float">
            <text:p>290.35</text:p>
          </table:table-cell>
          <table:table-cell table:formula="of:=(([.$E$50] * POWER([.E85];3)) + ([.$F$50] * POWER([.E85];2)) + ([.$E$52] * [.E85]) + [.$F$52])" office:value-type="float" office:value="150.853677088831" calcext:value-type="float">
            <text:p>150.85</text:p>
          </table:table-cell>
          <table:table-cell table:formula="of:=[.G84] + (([.H84]-[.H83]) * [.$B$42])" office:value-type="float" office:value="290.19240724473" calcext:value-type="float">
            <text:p>290.19</text:p>
          </table:table-cell>
          <table:table-cell table:formula="of:=(([.$G$50] * POWER([.G85];3)) + ([.$H$50] * POWER([.G85];2)) + ([.$G$52] * [.G85]) + [.$H$52])" office:value-type="float" office:value="151.572128563709" calcext:value-type="float">
            <text:p>151.57</text:p>
          </table:table-cell>
          <table:table-cell table:formula="of:=[.I84] + (([.J84]-[.J83]) * [.$B$43])" office:value-type="float" office:value="289.87347306957" calcext:value-type="float">
            <text:p>289.87</text:p>
          </table:table-cell>
          <table:table-cell table:formula="of:=(([.$I$50] * POWER([.I85];3)) + ([.$J$50] * POWER([.I85];2)) + ([.$I$52] * [.I85]) + [.$J$52])" office:value-type="float" office:value="152.740751062436" calcext:value-type="float">
            <text:p>152.74</text:p>
          </table:table-cell>
          <table:table-cell table:formula="of:=[.K84] + (([.L84]-[.L83]) * [.$B$44])" office:value-type="float" office:value="289.59840042476" calcext:value-type="float">
            <text:p>289.60</text:p>
          </table:table-cell>
          <table:table-cell table:formula="of:=(([.$K$50] * POWER([.K85];3)) + ([.$L$50] * POWER([.K85];2)) + ([.$K$52] * [.K85]) + [.$L$52])" office:value-type="float" office:value="154.125696988228" calcext:value-type="float">
            <text:p>154.13</text:p>
          </table:table-cell>
          <table:table-cell table:style-name="ce83" table:formula="of:=[.M84] + (([.N84]-[.N83]) *[.$B$44])" office:value-type="float" office:value="289.48430917923" calcext:value-type="float">
            <text:p>289.48</text:p>
          </table:table-cell>
          <table:table-cell table:style-name="ce83" table:formula="of:=(([.$M$50] * POWER([.M85];3)) + ([.$N$50] * POWER([.M85];2)) + ([.$M$52] * [.M85]) + [.$N$52])" office:value-type="float" office:value="155.412532850044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5] + (([.B85]-[.B84]) *[.$B$39])" office:value-type="float" office:value="303.083609939275" calcext:value-type="float">
            <text:p>303.08</text:p>
          </table:table-cell>
          <table:table-cell table:formula="of:=(([.$A$50] * POWER([.A86];3)) + ([.$B$50] * POWER([.A86];2)) + ([.$A$52] * [.A86]) + [.$B$52])" office:value-type="float" office:value="75.3671039269963" calcext:value-type="float">
            <text:p>75.37</text:p>
          </table:table-cell>
          <table:table-cell table:formula="of:=[.C85] + (([.D85]-[.D84]) *[.$B$40])" office:value-type="float" office:value="291.489174375129" calcext:value-type="float">
            <text:p>291.49</text:p>
          </table:table-cell>
          <table:table-cell table:formula="of:=(([.$C$50] * POWER([.C86];3)) + ([.$D$50] * POWER([.C86];2)) + ([.$C$52] * [.C86]) + [.$D$52])" office:value-type="float" office:value="147.859732955517" calcext:value-type="float">
            <text:p>147.86</text:p>
          </table:table-cell>
          <table:table-cell table:formula="of:=[.E85] + (([.F85]-[.F84]) * [.$B$41])" office:value-type="float" office:value="290.353788245447" calcext:value-type="float">
            <text:p>290.35</text:p>
          </table:table-cell>
          <table:table-cell table:formula="of:=(([.$E$50] * POWER([.E86];3)) + ([.$F$50] * POWER([.E86];2)) + ([.$E$52] * [.E86]) + [.$F$52])" office:value-type="float" office:value="150.853679026211" calcext:value-type="float">
            <text:p>150.85</text:p>
          </table:table-cell>
          <table:table-cell table:formula="of:=[.G85] + (([.H85]-[.H84]) * [.$B$42])" office:value-type="float" office:value="290.192407944572" calcext:value-type="float">
            <text:p>290.19</text:p>
          </table:table-cell>
          <table:table-cell table:formula="of:=(([.$G$50] * POWER([.G86];3)) + ([.$H$50] * POWER([.G86];2)) + ([.$G$52] * [.G86]) + [.$H$52])" office:value-type="float" office:value="151.57213045446" calcext:value-type="float">
            <text:p>151.57</text:p>
          </table:table-cell>
          <table:table-cell table:formula="of:=[.I85] + (([.J85]-[.J84]) * [.$B$43])" office:value-type="float" office:value="289.873473304905" calcext:value-type="float">
            <text:p>289.87</text:p>
          </table:table-cell>
          <table:table-cell table:formula="of:=(([.$I$50] * POWER([.I86];3)) + ([.$J$50] * POWER([.I86];2)) + ([.$I$52] * [.I86]) + [.$J$52])" office:value-type="float" office:value="152.740751691983" calcext:value-type="float">
            <text:p>152.74</text:p>
          </table:table-cell>
          <table:table-cell table:formula="of:=[.K85] + (([.L85]-[.L84]) * [.$B$44])" office:value-type="float" office:value="289.598400551442" calcext:value-type="float">
            <text:p>289.60</text:p>
          </table:table-cell>
          <table:table-cell table:formula="of:=(([.$K$50] * POWER([.K86];3)) + ([.$L$50] * POWER([.K86];2)) + ([.$K$52] * [.K86]) + [.$L$52])" office:value-type="float" office:value="154.125697326953" calcext:value-type="float">
            <text:p>154.13</text:p>
          </table:table-cell>
          <table:table-cell table:style-name="ce83" table:formula="of:=[.M85] + (([.N85]-[.N84]) *[.$B$44])" office:value-type="float" office:value="289.484309313138" calcext:value-type="float">
            <text:p>289.48</text:p>
          </table:table-cell>
          <table:table-cell table:style-name="ce83" table:formula="of:=(([.$M$50] * POWER([.M86];3)) + ([.$N$50] * POWER([.M86];2)) + ([.$M$52] * [.M86]) + [.$N$52])" office:value-type="float" office:value="155.41253320936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6] + (([.B86]-[.B85]) *[.$B$39])" office:value-type="float" office:value="303.083694671606" calcext:value-type="float">
            <text:p>303.08</text:p>
          </table:table-cell>
          <table:table-cell table:formula="of:=(([.$A$50] * POWER([.A87];3)) + ([.$B$50] * POWER([.A87];2)) + ([.$A$52] * [.A87]) + [.$B$52])" office:value-type="float" office:value="75.3671991850177" calcext:value-type="float">
            <text:p>75.37</text:p>
          </table:table-cell>
          <table:table-cell table:formula="of:=[.C86] + (([.D86]-[.D85]) *[.$B$40])" office:value-type="float" office:value="291.489179630558" calcext:value-type="float">
            <text:p>291.49</text:p>
          </table:table-cell>
          <table:table-cell table:formula="of:=(([.$C$50] * POWER([.C87];3)) + ([.$D$50] * POWER([.C87];2)) + ([.$C$52] * [.C87]) + [.$D$52])" office:value-type="float" office:value="147.859747394728" calcext:value-type="float">
            <text:p>147.86</text:p>
          </table:table-cell>
          <table:table-cell table:formula="of:=[.E86] + (([.F86]-[.F85]) * [.$B$41])" office:value-type="float" office:value="290.353788699488" calcext:value-type="float">
            <text:p>290.35</text:p>
          </table:table-cell>
          <table:table-cell table:formula="of:=(([.$E$50] * POWER([.E87];3)) + ([.$F$50] * POWER([.E87];2)) + ([.$E$52] * [.E87]) + [.$F$52])" office:value-type="float" office:value="150.853680248763" calcext:value-type="float">
            <text:p>150.85</text:p>
          </table:table-cell>
          <table:table-cell table:formula="of:=[.G86] + (([.H86]-[.H85]) * [.$B$42])" office:value-type="float" office:value="290.192408383572" calcext:value-type="float">
            <text:p>290.19</text:p>
          </table:table-cell>
          <table:table-cell table:formula="of:=(([.$G$50] * POWER([.G87];3)) + ([.$H$50] * POWER([.G87];2)) + ([.$G$52] * [.G87]) + [.$H$52])" office:value-type="float" office:value="151.572131640495" calcext:value-type="float">
            <text:p>151.57</text:p>
          </table:table-cell>
          <table:table-cell table:formula="of:=[.I86] + (([.J86]-[.J85]) * [.$B$43])" office:value-type="float" office:value="289.873473448642" calcext:value-type="float">
            <text:p>289.87</text:p>
          </table:table-cell>
          <table:table-cell table:formula="of:=(([.$I$50] * POWER([.I87];3)) + ([.$J$50] * POWER([.I87];2)) + ([.$I$52] * [.I87]) + [.$J$52])" office:value-type="float" office:value="152.740752076493" calcext:value-type="float">
            <text:p>152.74</text:p>
          </table:table-cell>
          <table:table-cell table:formula="of:=[.K86] + (([.L86]-[.L85]) * [.$B$44])" office:value-type="float" office:value="289.598400627479" calcext:value-type="float">
            <text:p>289.60</text:p>
          </table:table-cell>
          <table:table-cell table:formula="of:=(([.$K$50] * POWER([.K87];3)) + ([.$L$50] * POWER([.K87];2)) + ([.$K$52] * [.K87]) + [.$L$52])" office:value-type="float" office:value="154.125697530263" calcext:value-type="float">
            <text:p>154.13</text:p>
          </table:table-cell>
          <table:table-cell table:style-name="ce83" table:formula="of:=[.M86] + (([.N86]-[.N85]) *[.$B$44])" office:value-type="float" office:value="289.484309393799" calcext:value-type="float">
            <text:p>289.48</text:p>
          </table:table-cell>
          <table:table-cell table:style-name="ce83" table:formula="of:=(([.$M$50] * POWER([.M87];3)) + ([.$N$50] * POWER([.M87];2)) + ([.$M$52] * [.M87]) + [.$N$52])" office:value-type="float" office:value="155.412533425807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7] + (([.B87]-[.B86]) *[.$B$39])" office:value-type="float" office:value="303.08375544557" calcext:value-type="float">
            <text:p>303.08</text:p>
          </table:table-cell>
          <table:table-cell table:formula="of:=(([.$A$50] * POWER([.A88];3)) + ([.$B$50] * POWER([.A88];2)) + ([.$A$52] * [.A88]) + [.$B$52])" office:value-type="float" office:value="75.3672675085412" calcext:value-type="float">
            <text:p>75.37</text:p>
          </table:table-cell>
          <table:table-cell table:formula="of:=[.C87] + (([.D87]-[.D86]) *[.$B$40])" office:value-type="float" office:value="291.489183193901" calcext:value-type="float">
            <text:p>291.49</text:p>
          </table:table-cell>
          <table:table-cell table:formula="of:=(([.$C$50] * POWER([.C88];3)) + ([.$D$50] * POWER([.C88];2)) + ([.$C$52] * [.C88]) + [.$D$52])" office:value-type="float" office:value="147.859757184959" calcext:value-type="float">
            <text:p>147.86</text:p>
          </table:table-cell>
          <table:table-cell table:formula="of:=[.E87] + (([.F87]-[.F86]) * [.$B$41])" office:value-type="float" office:value="290.353788986003" calcext:value-type="float">
            <text:p>290.35</text:p>
          </table:table-cell>
          <table:table-cell table:formula="of:=(([.$E$50] * POWER([.E88];3)) + ([.$F$50] * POWER([.E88];2)) + ([.$E$52] * [.E88]) + [.$F$52])" office:value-type="float" office:value="150.853681020234" calcext:value-type="float">
            <text:p>150.85</text:p>
          </table:table-cell>
          <table:table-cell table:formula="of:=[.G87] + (([.H87]-[.H86]) * [.$B$42])" office:value-type="float" office:value="290.192408658949" calcext:value-type="float">
            <text:p>290.19</text:p>
          </table:table-cell>
          <table:table-cell table:formula="of:=(([.$G$50] * POWER([.G88];3)) + ([.$H$50] * POWER([.G88];2)) + ([.$G$52] * [.G88]) + [.$H$52])" office:value-type="float" office:value="151.572132384476" calcext:value-type="float">
            <text:p>151.57</text:p>
          </table:table-cell>
          <table:table-cell table:formula="of:=[.I87] + (([.J87]-[.J86]) * [.$B$43])" office:value-type="float" office:value="289.873473536432" calcext:value-type="float">
            <text:p>289.87</text:p>
          </table:table-cell>
          <table:table-cell table:formula="of:=(([.$I$50] * POWER([.I88];3)) + ([.$J$50] * POWER([.I88];2)) + ([.$I$52] * [.I88]) + [.$J$52])" office:value-type="float" office:value="152.740752311341" calcext:value-type="float">
            <text:p>152.74</text:p>
          </table:table-cell>
          <table:table-cell table:formula="of:=[.K87] + (([.L87]-[.L86]) * [.$B$44])" office:value-type="float" office:value="289.598400673119" calcext:value-type="float">
            <text:p>289.60</text:p>
          </table:table-cell>
          <table:table-cell table:formula="of:=(([.$K$50] * POWER([.K88];3)) + ([.$L$50] * POWER([.K88];2)) + ([.$K$52] * [.K88]) + [.$L$52])" office:value-type="float" office:value="154.125697652294" calcext:value-type="float">
            <text:p>154.13</text:p>
          </table:table-cell>
          <table:table-cell table:style-name="ce83" table:formula="of:=[.M87] + (([.N87]-[.N86]) *[.$B$44])" office:value-type="float" office:value="289.484309442386" calcext:value-type="float">
            <text:p>289.48</text:p>
          </table:table-cell>
          <table:table-cell table:style-name="ce83" table:formula="of:=(([.$M$50] * POWER([.M88];3)) + ([.$N$50] * POWER([.M88];2)) + ([.$M$52] * [.M88]) + [.$N$52])" office:value-type="float" office:value="155.412533556183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8] + (([.B88]-[.B87]) *[.$B$39])" office:value-type="float" office:value="303.083799035509" calcext:value-type="float">
            <text:p>303.08</text:p>
          </table:table-cell>
          <table:table-cell table:formula="of:=(([.$A$50] * POWER([.A89];3)) + ([.$B$50] * POWER([.A89];2)) + ([.$A$52] * [.A89]) + [.$B$52])" office:value-type="float" office:value="75.3673165134018" calcext:value-type="float">
            <text:p>75.37</text:p>
          </table:table-cell>
          <table:table-cell table:formula="of:=[.C88] + (([.D88]-[.D87]) *[.$B$40])" office:value-type="float" office:value="291.489185609958" calcext:value-type="float">
            <text:p>291.49</text:p>
          </table:table-cell>
          <table:table-cell table:formula="of:=(([.$C$50] * POWER([.C89];3)) + ([.$D$50] * POWER([.C89];2)) + ([.$C$52] * [.C89]) + [.$D$52])" office:value-type="float" office:value="147.859763823038" calcext:value-type="float">
            <text:p>147.86</text:p>
          </table:table-cell>
          <table:table-cell table:formula="of:=[.E88] + (([.F88]-[.F87]) * [.$B$41])" office:value-type="float" office:value="290.353789166804" calcext:value-type="float">
            <text:p>290.35</text:p>
          </table:table-cell>
          <table:table-cell table:formula="of:=(([.$E$50] * POWER([.E89];3)) + ([.$F$50] * POWER([.E89];2)) + ([.$E$52] * [.E89]) + [.$F$52])" office:value-type="float" office:value="150.85368150706" calcext:value-type="float">
            <text:p>150.85</text:p>
          </table:table-cell>
          <table:table-cell table:formula="of:=[.G88] + (([.H88]-[.H87]) * [.$B$42])" office:value-type="float" office:value="290.192408831688" calcext:value-type="float">
            <text:p>290.19</text:p>
          </table:table-cell>
          <table:table-cell table:formula="of:=(([.$G$50] * POWER([.G89];3)) + ([.$H$50] * POWER([.G89];2)) + ([.$G$52] * [.G89]) + [.$H$52])" office:value-type="float" office:value="151.572132851162" calcext:value-type="float">
            <text:p>151.57</text:p>
          </table:table-cell>
          <table:table-cell table:formula="of:=[.I88] + (([.J88]-[.J87]) * [.$B$43])" office:value-type="float" office:value="289.873473590052" calcext:value-type="float">
            <text:p>289.87</text:p>
          </table:table-cell>
          <table:table-cell table:formula="of:=(([.$I$50] * POWER([.I89];3)) + ([.$J$50] * POWER([.I89];2)) + ([.$I$52] * [.I89]) + [.$J$52])" office:value-type="float" office:value="152.740752454782" calcext:value-type="float">
            <text:p>152.74</text:p>
          </table:table-cell>
          <table:table-cell table:formula="of:=[.K88] + (([.L88]-[.L87]) * [.$B$44])" office:value-type="float" office:value="289.598400700512" calcext:value-type="float">
            <text:p>289.60</text:p>
          </table:table-cell>
          <table:table-cell table:formula="of:=(([.$K$50] * POWER([.K89];3)) + ([.$L$50] * POWER([.K89];2)) + ([.$K$52] * [.K89]) + [.$L$52])" office:value-type="float" office:value="154.125697725539" calcext:value-type="float">
            <text:p>154.13</text:p>
          </table:table-cell>
          <table:table-cell table:style-name="ce83" table:formula="of:=[.M88] + (([.N88]-[.N87]) *[.$B$44])" office:value-type="float" office:value="289.484309471653" calcext:value-type="float">
            <text:p>289.48</text:p>
          </table:table-cell>
          <table:table-cell table:style-name="ce83" table:formula="of:=(([.$M$50] * POWER([.M89];3)) + ([.$N$50] * POWER([.M89];2)) + ([.$M$52] * [.M89]) + [.$N$52])" office:value-type="float" office:value="155.412533634718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89] + (([.B89]-[.B88]) *[.$B$39])" office:value-type="float" office:value="303.083830300273" calcext:value-type="float">
            <text:p>303.08</text:p>
          </table:table-cell>
          <table:table-cell table:formula="of:=(([.$A$50] * POWER([.A90];3)) + ([.$B$50] * POWER([.A90];2)) + ([.$A$52] * [.A90]) + [.$B$52])" office:value-type="float" office:value="75.3673516620166" calcext:value-type="float">
            <text:p>75.37</text:p>
          </table:table-cell>
          <table:table-cell table:formula="of:=[.C89] + (([.D89]-[.D88]) *[.$B$40])" office:value-type="float" office:value="291.489187248119" calcext:value-type="float">
            <text:p>291.49</text:p>
          </table:table-cell>
          <table:table-cell table:formula="of:=(([.$C$50] * POWER([.C90];3)) + ([.$D$50] * POWER([.C90];2)) + ([.$C$52] * [.C90]) + [.$D$52])" office:value-type="float" office:value="147.859768323862" calcext:value-type="float">
            <text:p>147.86</text:p>
          </table:table-cell>
          <table:table-cell table:formula="of:=[.E89] + (([.F89]-[.F88]) * [.$B$41])" office:value-type="float" office:value="290.353789280895" calcext:value-type="float">
            <text:p>290.35</text:p>
          </table:table-cell>
          <table:table-cell table:formula="of:=(([.$E$50] * POWER([.E90];3)) + ([.$F$50] * POWER([.E90];2)) + ([.$E$52] * [.E90]) + [.$F$52])" office:value-type="float" office:value="150.853681814262" calcext:value-type="float">
            <text:p>150.85</text:p>
          </table:table-cell>
          <table:table-cell table:formula="of:=[.G89] + (([.H89]-[.H88]) * [.$B$42])" office:value-type="float" office:value="290.192408940044" calcext:value-type="float">
            <text:p>290.19</text:p>
          </table:table-cell>
          <table:table-cell table:formula="of:=(([.$G$50] * POWER([.G90];3)) + ([.$H$50] * POWER([.G90];2)) + ([.$G$52] * [.G90]) + [.$H$52])" office:value-type="float" office:value="151.572133143908" calcext:value-type="float">
            <text:p>151.57</text:p>
          </table:table-cell>
          <table:table-cell table:formula="of:=[.I89] + (([.J89]-[.J88]) * [.$B$43])" office:value-type="float" office:value="289.873473622802" calcext:value-type="float">
            <text:p>289.87</text:p>
          </table:table-cell>
          <table:table-cell table:formula="of:=(([.$I$50] * POWER([.I90];3)) + ([.$J$50] * POWER([.I90];2)) + ([.$I$52] * [.I90]) + [.$J$52])" office:value-type="float" office:value="152.74075254239" calcext:value-type="float">
            <text:p>152.74</text:p>
          </table:table-cell>
          <table:table-cell table:formula="of:=[.K89] + (([.L89]-[.L88]) * [.$B$44])" office:value-type="float" office:value="289.598400716955" calcext:value-type="float">
            <text:p>289.60</text:p>
          </table:table-cell>
          <table:table-cell table:formula="of:=(([.$K$50] * POWER([.K90];3)) + ([.$L$50] * POWER([.K90];2)) + ([.$K$52] * [.K90]) + [.$L$52])" office:value-type="float" office:value="154.125697769504" calcext:value-type="float">
            <text:p>154.13</text:p>
          </table:table-cell>
          <table:table-cell table:style-name="ce83" table:formula="of:=[.M89] + (([.N89]-[.N88]) *[.$B$44])" office:value-type="float" office:value="289.484309489283" calcext:value-type="float">
            <text:p>289.48</text:p>
          </table:table-cell>
          <table:table-cell table:style-name="ce83" table:formula="of:=(([.$M$50] * POWER([.M90];3)) + ([.$N$50] * POWER([.M90];2)) + ([.$M$52] * [.M90]) + [.$N$52])" office:value-type="float" office:value="155.412533682024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0] + (([.B90]-[.B89]) *[.$B$39])" office:value-type="float" office:value="303.083852724848" calcext:value-type="float">
            <text:p>303.08</text:p>
          </table:table-cell>
          <table:table-cell table:formula="of:=(([.$A$50] * POWER([.A91];3)) + ([.$B$50] * POWER([.A91];2)) + ([.$A$52] * [.A91]) + [.$B$52])" office:value-type="float" office:value="75.3673768722794" calcext:value-type="float">
            <text:p>75.37</text:p>
          </table:table-cell>
          <table:table-cell table:formula="of:=[.C90] + (([.D90]-[.D89]) *[.$B$40])" office:value-type="float" office:value="291.489188358843" calcext:value-type="float">
            <text:p>291.49</text:p>
          </table:table-cell>
          <table:table-cell table:formula="of:=(([.$C$50] * POWER([.C91];3)) + ([.$D$50] * POWER([.C91];2)) + ([.$C$52] * [.C91]) + [.$D$52])" office:value-type="float" office:value="147.859771375559" calcext:value-type="float">
            <text:p>147.86</text:p>
          </table:table-cell>
          <table:table-cell table:formula="of:=[.E90] + (([.F90]-[.F89]) * [.$B$41])" office:value-type="float" office:value="290.35378935289" calcext:value-type="float">
            <text:p>290.35</text:p>
          </table:table-cell>
          <table:table-cell table:formula="of:=(([.$E$50] * POWER([.E91];3)) + ([.$F$50] * POWER([.E91];2)) + ([.$E$52] * [.E91]) + [.$F$52])" office:value-type="float" office:value="150.853682008116" calcext:value-type="float">
            <text:p>150.85</text:p>
          </table:table-cell>
          <table:table-cell table:formula="of:=[.G90] + (([.H90]-[.H89]) * [.$B$42])" office:value-type="float" office:value="290.192409008015" calcext:value-type="float">
            <text:p>290.19</text:p>
          </table:table-cell>
          <table:table-cell table:formula="of:=(([.$G$50] * POWER([.G91];3)) + ([.$H$50] * POWER([.G91];2)) + ([.$G$52] * [.G91]) + [.$H$52])" office:value-type="float" office:value="151.572133327546" calcext:value-type="float">
            <text:p>151.57</text:p>
          </table:table-cell>
          <table:table-cell table:formula="of:=[.I90] + (([.J90]-[.J89]) * [.$B$43])" office:value-type="float" office:value="289.873473642805" calcext:value-type="float">
            <text:p>289.87</text:p>
          </table:table-cell>
          <table:table-cell table:formula="of:=(([.$I$50] * POWER([.I91];3)) + ([.$J$50] * POWER([.I91];2)) + ([.$I$52] * [.I91]) + [.$J$52])" office:value-type="float" office:value="152.740752595898" calcext:value-type="float">
            <text:p>152.74</text:p>
          </table:table-cell>
          <table:table-cell table:formula="of:=[.K90] + (([.L90]-[.L89]) * [.$B$44])" office:value-type="float" office:value="289.598400726824" calcext:value-type="float">
            <text:p>289.60</text:p>
          </table:table-cell>
          <table:table-cell table:formula="of:=(([.$K$50] * POWER([.K91];3)) + ([.$L$50] * POWER([.K91];2)) + ([.$K$52] * [.K91]) + [.$L$52])" office:value-type="float" office:value="154.12569779589" calcext:value-type="float">
            <text:p>154.13</text:p>
          </table:table-cell>
          <table:table-cell table:style-name="ce83" table:formula="of:=[.M90] + (([.N90]-[.N89]) *[.$B$44])" office:value-type="float" office:value="289.484309499902" calcext:value-type="float">
            <text:p>289.48</text:p>
          </table:table-cell>
          <table:table-cell table:style-name="ce83" table:formula="of:=(([.$M$50] * POWER([.M91];3)) + ([.$N$50] * POWER([.M91];2)) + ([.$M$52] * [.M91]) + [.$N$52])" office:value-type="float" office:value="155.412533710519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1] + (([.B91]-[.B90]) *[.$B$39])" office:value-type="float" office:value="303.083868808822" calcext:value-type="float">
            <text:p>303.08</text:p>
          </table:table-cell>
          <table:table-cell table:formula="of:=(([.$A$50] * POWER([.A92];3)) + ([.$B$50] * POWER([.A92];2)) + ([.$A$52] * [.A92]) + [.$B$52])" office:value-type="float" office:value="75.3673949542857" calcext:value-type="float">
            <text:p>75.37</text:p>
          </table:table-cell>
          <table:table-cell table:formula="of:=[.C91] + (([.D91]-[.D90]) *[.$B$40])" office:value-type="float" office:value="291.489189111948" calcext:value-type="float">
            <text:p>291.49</text:p>
          </table:table-cell>
          <table:table-cell table:formula="of:=(([.$C$50] * POWER([.C92];3)) + ([.$D$50] * POWER([.C92];2)) + ([.$C$52] * [.C92]) + [.$D$52])" office:value-type="float" office:value="147.859773444704" calcext:value-type="float">
            <text:p>147.86</text:p>
          </table:table-cell>
          <table:table-cell table:formula="of:=[.E91] + (([.F91]-[.F90]) * [.$B$41])" office:value-type="float" office:value="290.353789398322" calcext:value-type="float">
            <text:p>290.35</text:p>
          </table:table-cell>
          <table:table-cell table:formula="of:=(([.$E$50] * POWER([.E92];3)) + ([.$F$50] * POWER([.E92];2)) + ([.$E$52] * [.E92]) + [.$F$52])" office:value-type="float" office:value="150.853682130446" calcext:value-type="float">
            <text:p>150.85</text:p>
          </table:table-cell>
          <table:table-cell table:formula="of:=[.G91] + (([.H91]-[.H90]) * [.$B$42])" office:value-type="float" office:value="290.192409050652" calcext:value-type="float">
            <text:p>290.19</text:p>
          </table:table-cell>
          <table:table-cell table:formula="of:=(([.$G$50] * POWER([.G92];3)) + ([.$H$50] * POWER([.G92];2)) + ([.$G$52] * [.G92]) + [.$H$52])" office:value-type="float" office:value="151.572133442735" calcext:value-type="float">
            <text:p>151.57</text:p>
          </table:table-cell>
          <table:table-cell table:formula="of:=[.I91] + (([.J91]-[.J90]) * [.$B$43])" office:value-type="float" office:value="289.873473655022" calcext:value-type="float">
            <text:p>289.87</text:p>
          </table:table-cell>
          <table:table-cell table:formula="of:=(([.$I$50] * POWER([.I92];3)) + ([.$J$50] * POWER([.I92];2)) + ([.$I$52] * [.I92]) + [.$J$52])" office:value-type="float" office:value="152.74075262858" calcext:value-type="float">
            <text:p>152.74</text:p>
          </table:table-cell>
          <table:table-cell table:formula="of:=[.K91] + (([.L91]-[.L90]) * [.$B$44])" office:value-type="float" office:value="289.598400732747" calcext:value-type="float">
            <text:p>289.60</text:p>
          </table:table-cell>
          <table:table-cell table:formula="of:=(([.$K$50] * POWER([.K92];3)) + ([.$L$50] * POWER([.K92];2)) + ([.$K$52] * [.K92]) + [.$L$52])" office:value-type="float" office:value="154.12569781173" calcext:value-type="float">
            <text:p>154.13</text:p>
          </table:table-cell>
          <table:table-cell table:style-name="ce83" table:formula="of:=[.M91] + (([.N91]-[.N90]) *[.$B$44])" office:value-type="float" office:value="289.484309506299" calcext:value-type="float">
            <text:p>289.48</text:p>
          </table:table-cell>
          <table:table-cell table:style-name="ce83" table:formula="of:=(([.$M$50] * POWER([.M92];3)) + ([.$N$50] * POWER([.M92];2)) + ([.$M$52] * [.M92]) + [.$N$52])" office:value-type="float" office:value="155.412533727683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2] + (([.B92]-[.B91]) *[.$B$39])" office:value-type="float" office:value="303.083880345018" calcext:value-type="float">
            <text:p>303.08</text:p>
          </table:table-cell>
          <table:table-cell table:formula="of:=(([.$A$50] * POWER([.A93];3)) + ([.$B$50] * POWER([.A93];2)) + ([.$A$52] * [.A93]) + [.$B$52])" office:value-type="float" office:value="75.3674079235669" calcext:value-type="float">
            <text:p>75.37</text:p>
          </table:table-cell>
          <table:table-cell table:formula="of:=[.C92] + (([.D92]-[.D91]) *[.$B$40])" office:value-type="float" office:value="291.489189622577" calcext:value-type="float">
            <text:p>291.49</text:p>
          </table:table-cell>
          <table:table-cell table:formula="of:=(([.$C$50] * POWER([.C93];3)) + ([.$D$50] * POWER([.C93];2)) + ([.$C$52] * [.C93]) + [.$D$52])" office:value-type="float" office:value="147.859774847648" calcext:value-type="float">
            <text:p>147.86</text:p>
          </table:table-cell>
          <table:table-cell table:formula="of:=[.E92] + (([.F92]-[.F91]) * [.$B$41])" office:value-type="float" office:value="290.353789426991" calcext:value-type="float">
            <text:p>290.35</text:p>
          </table:table-cell>
          <table:table-cell table:formula="of:=(([.$E$50] * POWER([.E93];3)) + ([.$F$50] * POWER([.E93];2)) + ([.$E$52] * [.E93]) + [.$F$52])" office:value-type="float" office:value="150.853682207639" calcext:value-type="float">
            <text:p>150.85</text:p>
          </table:table-cell>
          <table:table-cell table:formula="of:=[.G92] + (([.H92]-[.H91]) * [.$B$42])" office:value-type="float" office:value="290.192409077397" calcext:value-type="float">
            <text:p>290.19</text:p>
          </table:table-cell>
          <table:table-cell table:formula="of:=(([.$G$50] * POWER([.G93];3)) + ([.$H$50] * POWER([.G93];2)) + ([.$G$52] * [.G93]) + [.$H$52])" office:value-type="float" office:value="151.572133514993" calcext:value-type="float">
            <text:p>151.57</text:p>
          </table:table-cell>
          <table:table-cell table:formula="of:=[.I92] + (([.J92]-[.J91]) * [.$B$43])" office:value-type="float" office:value="289.873473662484" calcext:value-type="float">
            <text:p>289.87</text:p>
          </table:table-cell>
          <table:table-cell table:formula="of:=(([.$I$50] * POWER([.I93];3)) + ([.$J$50] * POWER([.I93];2)) + ([.$I$52] * [.I93]) + [.$J$52])" office:value-type="float" office:value="152.74075264854" calcext:value-type="float">
            <text:p>152.74</text:p>
          </table:table-cell>
          <table:table-cell table:formula="of:=[.K92] + (([.L92]-[.L91]) * [.$B$44])" office:value-type="float" office:value="289.598400736303" calcext:value-type="float">
            <text:p>289.60</text:p>
          </table:table-cell>
          <table:table-cell table:formula="of:=(([.$K$50] * POWER([.K93];3)) + ([.$L$50] * POWER([.K93];2)) + ([.$K$52] * [.K93]) + [.$L$52])" office:value-type="float" office:value="154.125697821236" calcext:value-type="float">
            <text:p>154.13</text:p>
          </table:table-cell>
          <table:table-cell table:style-name="ce83" table:formula="of:=[.M92] + (([.N92]-[.N91]) *[.$B$44])" office:value-type="float" office:value="289.484309510152" calcext:value-type="float">
            <text:p>289.48</text:p>
          </table:table-cell>
          <table:table-cell table:style-name="ce83" table:formula="of:=(([.$M$50] * POWER([.M93];3)) + ([.$N$50] * POWER([.M93];2)) + ([.$M$52] * [.M93]) + [.$N$52])" office:value-type="float" office:value="155.412533738026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3] + (([.B93]-[.B92]) *[.$B$39])" office:value-type="float" office:value="303.083888619331" calcext:value-type="float">
            <text:p>303.08</text:p>
          </table:table-cell>
          <table:table-cell table:formula="of:=(([.$A$50] * POWER([.A94];3)) + ([.$B$50] * POWER([.A94];2)) + ([.$A$52] * [.A94]) + [.$B$52])" office:value-type="float" office:value="75.3674172257578" calcext:value-type="float">
            <text:p>75.37</text:p>
          </table:table-cell>
          <table:table-cell table:formula="of:=[.C93] + (([.D93]-[.D92]) *[.$B$40])" office:value-type="float" office:value="291.489189968799" calcext:value-type="float">
            <text:p>291.49</text:p>
          </table:table-cell>
          <table:table-cell table:formula="of:=(([.$C$50] * POWER([.C94];3)) + ([.$D$50] * POWER([.C94];2)) + ([.$C$52] * [.C94]) + [.$D$52])" office:value-type="float" office:value="147.859775798889" calcext:value-type="float">
            <text:p>147.86</text:p>
          </table:table-cell>
          <table:table-cell table:formula="of:=[.E93] + (([.F93]-[.F92]) * [.$B$41])" office:value-type="float" office:value="290.353789445082" calcext:value-type="float">
            <text:p>290.35</text:p>
          </table:table-cell>
          <table:table-cell table:formula="of:=(([.$E$50] * POWER([.E94];3)) + ([.$F$50] * POWER([.E94];2)) + ([.$E$52] * [.E94]) + [.$F$52])" office:value-type="float" office:value="150.853682256351" calcext:value-type="float">
            <text:p>150.85</text:p>
          </table:table-cell>
          <table:table-cell table:formula="of:=[.G93] + (([.H93]-[.H92]) * [.$B$42])" office:value-type="float" office:value="290.192409094174" calcext:value-type="float">
            <text:p>290.19</text:p>
          </table:table-cell>
          <table:table-cell table:formula="of:=(([.$G$50] * POWER([.G94];3)) + ([.$H$50] * POWER([.G94];2)) + ([.$G$52] * [.G94]) + [.$H$52])" office:value-type="float" office:value="151.572133560318" calcext:value-type="float">
            <text:p>151.57</text:p>
          </table:table-cell>
          <table:table-cell table:formula="of:=[.I93] + (([.J93]-[.J92]) * [.$B$43])" office:value-type="float" office:value="289.873473667041" calcext:value-type="float">
            <text:p>289.87</text:p>
          </table:table-cell>
          <table:table-cell table:formula="of:=(([.$I$50] * POWER([.I94];3)) + ([.$J$50] * POWER([.I94];2)) + ([.$I$52] * [.I94]) + [.$J$52])" office:value-type="float" office:value="152.740752660731" calcext:value-type="float">
            <text:p>152.74</text:p>
          </table:table-cell>
          <table:table-cell table:formula="of:=[.K93] + (([.L93]-[.L92]) * [.$B$44])" office:value-type="float" office:value="289.598400738437" calcext:value-type="float">
            <text:p>289.60</text:p>
          </table:table-cell>
          <table:table-cell table:formula="of:=(([.$K$50] * POWER([.K94];3)) + ([.$L$50] * POWER([.K94];2)) + ([.$K$52] * [.K94]) + [.$L$52])" office:value-type="float" office:value="154.125697826944" calcext:value-type="float">
            <text:p>154.13</text:p>
          </table:table-cell>
          <table:table-cell table:style-name="ce83" table:formula="of:=[.M93] + (([.N93]-[.N92]) *[.$B$44])" office:value-type="float" office:value="289.484309512474" calcext:value-type="float">
            <text:p>289.48</text:p>
          </table:table-cell>
          <table:table-cell table:style-name="ce83" table:formula="of:=(([.$M$50] * POWER([.M94];3)) + ([.$N$50] * POWER([.M94];2)) + ([.$M$52] * [.M94]) + [.$N$52])" office:value-type="float" office:value="155.412533744254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4] + (([.B94]-[.B93]) *[.$B$39])" office:value-type="float" office:value="303.083894554064" calcext:value-type="float">
            <text:p>303.08</text:p>
          </table:table-cell>
          <table:table-cell table:formula="of:=(([.$A$50] * POWER([.A95];3)) + ([.$B$50] * POWER([.A95];2)) + ([.$A$52] * [.A95]) + [.$B$52])" office:value-type="float" office:value="75.3674238977357" calcext:value-type="float">
            <text:p>75.37</text:p>
          </table:table-cell>
          <table:table-cell table:formula="of:=[.C94] + (([.D94]-[.D93]) *[.$B$40])" office:value-type="float" office:value="291.489190203548" calcext:value-type="float">
            <text:p>291.49</text:p>
          </table:table-cell>
          <table:table-cell table:formula="of:=(([.$C$50] * POWER([.C95];3)) + ([.$D$50] * POWER([.C95];2)) + ([.$C$52] * [.C95]) + [.$D$52])" office:value-type="float" office:value="147.859776443859" calcext:value-type="float">
            <text:p>147.86</text:p>
          </table:table-cell>
          <table:table-cell table:formula="of:=[.E94] + (([.F94]-[.F93]) * [.$B$41])" office:value-type="float" office:value="290.353789456497" calcext:value-type="float">
            <text:p>290.35</text:p>
          </table:table-cell>
          <table:table-cell table:formula="of:=(([.$E$50] * POWER([.E95];3)) + ([.$F$50] * POWER([.E95];2)) + ([.$E$52] * [.E95]) + [.$F$52])" office:value-type="float" office:value="150.85368228709" calcext:value-type="float">
            <text:p>150.85</text:p>
          </table:table-cell>
          <table:table-cell table:formula="of:=[.G94] + (([.H94]-[.H93]) * [.$B$42])" office:value-type="float" office:value="290.192409104698" calcext:value-type="float">
            <text:p>290.19</text:p>
          </table:table-cell>
          <table:table-cell table:formula="of:=(([.$G$50] * POWER([.G95];3)) + ([.$H$50] * POWER([.G95];2)) + ([.$G$52] * [.G95]) + [.$H$52])" office:value-type="float" office:value="151.572133588753" calcext:value-type="float">
            <text:p>151.57</text:p>
          </table:table-cell>
          <table:table-cell table:formula="of:=[.I94] + (([.J94]-[.J93]) * [.$B$43])" office:value-type="float" office:value="289.873473669824" calcext:value-type="float">
            <text:p>289.87</text:p>
          </table:table-cell>
          <table:table-cell table:formula="of:=(([.$I$50] * POWER([.I95];3)) + ([.$J$50] * POWER([.I95];2)) + ([.$I$52] * [.I95]) + [.$J$52])" office:value-type="float" office:value="152.740752668177" calcext:value-type="float">
            <text:p>152.74</text:p>
          </table:table-cell>
          <table:table-cell table:formula="of:=[.K94] + (([.L94]-[.L93]) * [.$B$44])" office:value-type="float" office:value="289.598400739718" calcext:value-type="float">
            <text:p>289.60</text:p>
          </table:table-cell>
          <table:table-cell table:formula="of:=(([.$K$50] * POWER([.K95];3)) + ([.$L$50] * POWER([.K95];2)) + ([.$K$52] * [.K95]) + [.$L$52])" office:value-type="float" office:value="154.125697830369" calcext:value-type="float">
            <text:p>154.13</text:p>
          </table:table-cell>
          <table:table-cell table:style-name="ce83" table:formula="of:=[.M94] + (([.N94]-[.N93]) *[.$B$44])" office:value-type="float" office:value="289.484309513872" calcext:value-type="float">
            <text:p>289.48</text:p>
          </table:table-cell>
          <table:table-cell table:style-name="ce83" table:formula="of:=(([.$M$50] * POWER([.M95];3)) + ([.$N$50] * POWER([.M95];2)) + ([.$M$52] * [.M95]) + [.$N$52])" office:value-type="float" office:value="155.412533748006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5] + (([.B95]-[.B94]) *[.$B$39])" office:value-type="float" office:value="303.08389881074" calcext:value-type="float">
            <text:p>303.08</text:p>
          </table:table-cell>
          <table:table-cell table:formula="of:=(([.$A$50] * POWER([.A96];3)) + ([.$B$50] * POWER([.A96];2)) + ([.$A$52] * [.A96]) + [.$B$52])" office:value-type="float" office:value="75.3674286831989" calcext:value-type="float">
            <text:p>75.37</text:p>
          </table:table-cell>
          <table:table-cell table:formula="of:=[.C95] + (([.D95]-[.D94]) *[.$B$40])" office:value-type="float" office:value="291.489190362715" calcext:value-type="float">
            <text:p>291.49</text:p>
          </table:table-cell>
          <table:table-cell table:formula="of:=(([.$C$50] * POWER([.C96];3)) + ([.$D$50] * POWER([.C96];2)) + ([.$C$52] * [.C96]) + [.$D$52])" office:value-type="float" office:value="147.859776881168" calcext:value-type="float">
            <text:p>147.86</text:p>
          </table:table-cell>
          <table:table-cell table:formula="of:=[.E95] + (([.F95]-[.F94]) * [.$B$41])" office:value-type="float" office:value="290.353789463701" calcext:value-type="float">
            <text:p>290.35</text:p>
          </table:table-cell>
          <table:table-cell table:formula="of:=(([.$E$50] * POWER([.E96];3)) + ([.$F$50] * POWER([.E96];2)) + ([.$E$52] * [.E96]) + [.$F$52])" office:value-type="float" office:value="150.853682306486" calcext:value-type="float">
            <text:p>150.85</text:p>
          </table:table-cell>
          <table:table-cell table:formula="of:=[.G95] + (([.H95]-[.H94]) * [.$B$42])" office:value-type="float" office:value="290.1924091113" calcext:value-type="float">
            <text:p>290.19</text:p>
          </table:table-cell>
          <table:table-cell table:formula="of:=(([.$G$50] * POWER([.G96];3)) + ([.$H$50] * POWER([.G96];2)) + ([.$G$52] * [.G96]) + [.$H$52])" office:value-type="float" office:value="151.572133606586" calcext:value-type="float">
            <text:p>151.57</text:p>
          </table:table-cell>
          <table:table-cell table:formula="of:=[.I95] + (([.J95]-[.J94]) * [.$B$43])" office:value-type="float" office:value="289.873473671524" calcext:value-type="float">
            <text:p>289.87</text:p>
          </table:table-cell>
          <table:table-cell table:formula="of:=(([.$I$50] * POWER([.I96];3)) + ([.$J$50] * POWER([.I96];2)) + ([.$I$52] * [.I96]) + [.$J$52])" office:value-type="float" office:value="152.740752672724" calcext:value-type="float">
            <text:p>152.74</text:p>
          </table:table-cell>
          <table:table-cell table:formula="of:=[.K95] + (([.L95]-[.L94]) * [.$B$44])" office:value-type="float" office:value="289.598400740487" calcext:value-type="float">
            <text:p>289.60</text:p>
          </table:table-cell>
          <table:table-cell table:formula="of:=(([.$K$50] * POWER([.K96];3)) + ([.$L$50] * POWER([.K96];2)) + ([.$K$52] * [.K96]) + [.$L$52])" office:value-type="float" office:value="154.125697832425" calcext:value-type="float">
            <text:p>154.13</text:p>
          </table:table-cell>
          <table:table-cell table:style-name="ce83" table:formula="of:=[.M95] + (([.N95]-[.N94]) *[.$B$44])" office:value-type="float" office:value="289.484309514714" calcext:value-type="float">
            <text:p>289.48</text:p>
          </table:table-cell>
          <table:table-cell table:style-name="ce83" table:formula="of:=(([.$M$50] * POWER([.M96];3)) + ([.$N$50] * POWER([.M96];2)) + ([.$M$52] * [.M96]) + [.$N$52])" office:value-type="float" office:value="155.412533750266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6] + (([.B96]-[.B95]) *[.$B$39])" office:value-type="float" office:value="303.083901863833" calcext:value-type="float">
            <text:p>303.08</text:p>
          </table:table-cell>
          <table:table-cell table:formula="of:=(([.$A$50] * POWER([.A97];3)) + ([.$B$50] * POWER([.A97];2)) + ([.$A$52] * [.A97]) + [.$B$52])" office:value-type="float" office:value="75.3674321155635" calcext:value-type="float">
            <text:p>75.37</text:p>
          </table:table-cell>
          <table:table-cell table:formula="of:=[.C96] + (([.D96]-[.D95]) *[.$B$40])" office:value-type="float" office:value="291.489190470636" calcext:value-type="float">
            <text:p>291.49</text:p>
          </table:table-cell>
          <table:table-cell table:formula="of:=(([.$C$50] * POWER([.C97];3)) + ([.$D$50] * POWER([.C97];2)) + ([.$C$52] * [.C97]) + [.$D$52])" office:value-type="float" office:value="147.859777177677" calcext:value-type="float">
            <text:p>147.86</text:p>
          </table:table-cell>
          <table:table-cell table:formula="of:=[.E96] + (([.F96]-[.F95]) * [.$B$41])" office:value-type="float" office:value="290.353789468247" calcext:value-type="float">
            <text:p>290.35</text:p>
          </table:table-cell>
          <table:table-cell table:formula="of:=(([.$E$50] * POWER([.E97];3)) + ([.$F$50] * POWER([.E97];2)) + ([.$E$52] * [.E97]) + [.$F$52])" office:value-type="float" office:value="150.853682318726" calcext:value-type="float">
            <text:p>150.85</text:p>
          </table:table-cell>
          <table:table-cell table:formula="of:=[.G96] + (([.H96]-[.H95]) * [.$B$42])" office:value-type="float" office:value="290.192409115441" calcext:value-type="float">
            <text:p>290.19</text:p>
          </table:table-cell>
          <table:table-cell table:formula="of:=(([.$G$50] * POWER([.G97];3)) + ([.$H$50] * POWER([.G97];2)) + ([.$G$52] * [.G97]) + [.$H$52])" office:value-type="float" office:value="151.572133617771" calcext:value-type="float">
            <text:p>151.57</text:p>
          </table:table-cell>
          <table:table-cell table:formula="of:=[.I96] + (([.J96]-[.J95]) * [.$B$43])" office:value-type="float" office:value="289.873473672562" calcext:value-type="float">
            <text:p>289.87</text:p>
          </table:table-cell>
          <table:table-cell table:formula="of:=(([.$I$50] * POWER([.I97];3)) + ([.$J$50] * POWER([.I97];2)) + ([.$I$52] * [.I97]) + [.$J$52])" office:value-type="float" office:value="152.740752675501" calcext:value-type="float">
            <text:p>152.74</text:p>
          </table:table-cell>
          <table:table-cell table:formula="of:=[.K96] + (([.L96]-[.L95]) * [.$B$44])" office:value-type="float" office:value="289.598400740948" calcext:value-type="float">
            <text:p>289.60</text:p>
          </table:table-cell>
          <table:table-cell table:formula="of:=(([.$K$50] * POWER([.K97];3)) + ([.$L$50] * POWER([.K97];2)) + ([.$K$52] * [.K97]) + [.$L$52])" office:value-type="float" office:value="154.12569783366" calcext:value-type="float">
            <text:p>154.13</text:p>
          </table:table-cell>
          <table:table-cell table:style-name="ce83" table:formula="of:=[.M96] + (([.N96]-[.N95]) *[.$B$44])" office:value-type="float" office:value="289.484309515221" calcext:value-type="float">
            <text:p>289.48</text:p>
          </table:table-cell>
          <table:table-cell table:style-name="ce83" table:formula="of:=(([.$M$50] * POWER([.M97];3)) + ([.$N$50] * POWER([.M97];2)) + ([.$M$52] * [.M97]) + [.$N$52])" office:value-type="float" office:value="155.412533751626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7] + (([.B97]-[.B96]) *[.$B$39])" office:value-type="float" office:value="303.083904053658" calcext:value-type="float">
            <text:p>303.08</text:p>
          </table:table-cell>
          <table:table-cell table:formula="of:=(([.$A$50] * POWER([.A98];3)) + ([.$B$50] * POWER([.A98];2)) + ([.$A$52] * [.A98]) + [.$B$52])" office:value-type="float" office:value="75.3674345774206" calcext:value-type="float">
            <text:p>75.37</text:p>
          </table:table-cell>
          <table:table-cell table:formula="of:=[.C97] + (([.D97]-[.D96]) *[.$B$40])" office:value-type="float" office:value="291.489190543809" calcext:value-type="float">
            <text:p>291.49</text:p>
          </table:table-cell>
          <table:table-cell table:formula="of:=(([.$C$50] * POWER([.C98];3)) + ([.$D$50] * POWER([.C98];2)) + ([.$C$52] * [.C98]) + [.$D$52])" office:value-type="float" office:value="147.85977737872" calcext:value-type="float">
            <text:p>147.86</text:p>
          </table:table-cell>
          <table:table-cell table:formula="of:=[.E97] + (([.F97]-[.F96]) * [.$B$41])" office:value-type="float" office:value="290.353789471116" calcext:value-type="float">
            <text:p>290.35</text:p>
          </table:table-cell>
          <table:table-cell table:formula="of:=(([.$E$50] * POWER([.E98];3)) + ([.$F$50] * POWER([.E98];2)) + ([.$E$52] * [.E98]) + [.$F$52])" office:value-type="float" office:value="150.853682326451" calcext:value-type="float">
            <text:p>150.85</text:p>
          </table:table-cell>
          <table:table-cell table:formula="of:=[.G97] + (([.H97]-[.H96]) * [.$B$42])" office:value-type="float" office:value="290.192409118038" calcext:value-type="float">
            <text:p>290.19</text:p>
          </table:table-cell>
          <table:table-cell table:formula="of:=(([.$G$50] * POWER([.G98];3)) + ([.$H$50] * POWER([.G98];2)) + ([.$G$52] * [.G98]) + [.$H$52])" office:value-type="float" office:value="151.572133624787" calcext:value-type="float">
            <text:p>151.57</text:p>
          </table:table-cell>
          <table:table-cell table:formula="of:=[.I97] + (([.J97]-[.J96]) * [.$B$43])" office:value-type="float" office:value="289.873473673196" calcext:value-type="float">
            <text:p>289.87</text:p>
          </table:table-cell>
          <table:table-cell table:formula="of:=(([.$I$50] * POWER([.I98];3)) + ([.$J$50] * POWER([.I98];2)) + ([.$I$52] * [.I98]) + [.$J$52])" office:value-type="float" office:value="152.740752677199" calcext:value-type="float">
            <text:p>152.74</text:p>
          </table:table-cell>
          <table:table-cell table:formula="of:=[.K97] + (([.L97]-[.L96]) * [.$B$44])" office:value-type="float" office:value="289.598400741226" calcext:value-type="float">
            <text:p>289.60</text:p>
          </table:table-cell>
          <table:table-cell table:formula="of:=(([.$K$50] * POWER([.K98];3)) + ([.$L$50] * POWER([.K98];2)) + ([.$K$52] * [.K98]) + [.$L$52])" office:value-type="float" office:value="154.125697834402" calcext:value-type="float">
            <text:p>154.13</text:p>
          </table:table-cell>
          <table:table-cell table:style-name="ce83" table:formula="of:=[.M97] + (([.N97]-[.N96]) *[.$B$44])" office:value-type="float" office:value="289.484309515527" calcext:value-type="float">
            <text:p>289.48</text:p>
          </table:table-cell>
          <table:table-cell table:style-name="ce83" table:formula="of:=(([.$M$50] * POWER([.M98];3)) + ([.$N$50] * POWER([.M98];2)) + ([.$M$52] * [.M98]) + [.$N$52])" office:value-type="float" office:value="155.412533752445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8] + (([.B98]-[.B97]) *[.$B$39])" office:value-type="float" office:value="303.083905624306" calcext:value-type="float">
            <text:p>303.08</text:p>
          </table:table-cell>
          <table:table-cell table:formula="of:=(([.$A$50] * POWER([.A99];3)) + ([.$B$50] * POWER([.A99];2)) + ([.$A$52] * [.A99]) + [.$B$52])" office:value-type="float" office:value="75.3674363431823" calcext:value-type="float">
            <text:p>75.37</text:p>
          </table:table-cell>
          <table:table-cell table:formula="of:=[.C98] + (([.D98]-[.D97]) *[.$B$40])" office:value-type="float" office:value="291.489190593423" calcext:value-type="float">
            <text:p>291.49</text:p>
          </table:table-cell>
          <table:table-cell table:formula="of:=(([.$C$50] * POWER([.C99];3)) + ([.$D$50] * POWER([.C99];2)) + ([.$C$52] * [.C99]) + [.$D$52])" office:value-type="float" office:value="147.859777515033" calcext:value-type="float">
            <text:p>147.86</text:p>
          </table:table-cell>
          <table:table-cell table:formula="of:=[.E98] + (([.F98]-[.F97]) * [.$B$41])" office:value-type="float" office:value="290.353789472926" calcext:value-type="float">
            <text:p>290.35</text:p>
          </table:table-cell>
          <table:table-cell table:formula="of:=(([.$E$50] * POWER([.E99];3)) + ([.$F$50] * POWER([.E99];2)) + ([.$E$52] * [.E99]) + [.$F$52])" office:value-type="float" office:value="150.853682331325" calcext:value-type="float">
            <text:p>150.85</text:p>
          </table:table-cell>
          <table:table-cell table:formula="of:=[.G98] + (([.H98]-[.H97]) * [.$B$42])" office:value-type="float" office:value="290.192409119667" calcext:value-type="float">
            <text:p>290.19</text:p>
          </table:table-cell>
          <table:table-cell table:formula="of:=(([.$G$50] * POWER([.G99];3)) + ([.$H$50] * POWER([.G99];2)) + ([.$G$52] * [.G99]) + [.$H$52])" office:value-type="float" office:value="151.572133629189" calcext:value-type="float">
            <text:p>151.57</text:p>
          </table:table-cell>
          <table:table-cell table:formula="of:=[.I98] + (([.J98]-[.J97]) * [.$B$43])" office:value-type="float" office:value="289.873473673584" calcext:value-type="float">
            <text:p>289.87</text:p>
          </table:table-cell>
          <table:table-cell table:formula="of:=(([.$I$50] * POWER([.I99];3)) + ([.$J$50] * POWER([.I99];2)) + ([.$I$52] * [.I99]) + [.$J$52])" office:value-type="float" office:value="152.740752678236" calcext:value-type="float">
            <text:p>152.74</text:p>
          </table:table-cell>
          <table:table-cell table:formula="of:=[.K98] + (([.L98]-[.L97]) * [.$B$44])" office:value-type="float" office:value="289.598400741392" calcext:value-type="float">
            <text:p>289.60</text:p>
          </table:table-cell>
          <table:table-cell table:formula="of:=(([.$K$50] * POWER([.K99];3)) + ([.$L$50] * POWER([.K99];2)) + ([.$K$52] * [.K99]) + [.$L$52])" office:value-type="float" office:value="154.125697834846" calcext:value-type="float">
            <text:p>154.13</text:p>
          </table:table-cell>
          <table:table-cell table:style-name="ce83" table:formula="of:=[.M98] + (([.N98]-[.N97]) *[.$B$44])" office:value-type="float" office:value="289.48430951571" calcext:value-type="float">
            <text:p>289.48</text:p>
          </table:table-cell>
          <table:table-cell table:style-name="ce83" table:formula="of:=(([.$M$50] * POWER([.M99];3)) + ([.$N$50] * POWER([.M99];2)) + ([.$M$52] * [.M99]) + [.$N$52])" office:value-type="float" office:value="155.412533752941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99] + (([.B99]-[.B98]) *[.$B$39])" office:value-type="float" office:value="303.08390675085" calcext:value-type="float">
            <text:p>303.08</text:p>
          </table:table-cell>
          <table:table-cell table:formula="of:=(([.$A$50] * POWER([.A100];3)) + ([.$B$50] * POWER([.A100];2)) + ([.$A$52] * [.A100]) + [.$B$52])" office:value-type="float" office:value="75.367437609672" calcext:value-type="float">
            <text:p>75.37</text:p>
          </table:table-cell>
          <table:table-cell table:formula="of:=[.C99] + (([.D99]-[.D98]) *[.$B$40])" office:value-type="float" office:value="291.489190627062" calcext:value-type="float">
            <text:p>291.49</text:p>
          </table:table-cell>
          <table:table-cell table:formula="of:=(([.$C$50] * POWER([.C100];3)) + ([.$D$50] * POWER([.C100];2)) + ([.$C$52] * [.C100]) + [.$D$52])" office:value-type="float" office:value="147.859777607458" calcext:value-type="float">
            <text:p>147.86</text:p>
          </table:table-cell>
          <table:table-cell table:formula="of:=[.E99] + (([.F99]-[.F98]) * [.$B$41])" office:value-type="float" office:value="290.353789474068" calcext:value-type="float">
            <text:p>290.35</text:p>
          </table:table-cell>
          <table:table-cell table:formula="of:=(([.$E$50] * POWER([.E100];3)) + ([.$F$50] * POWER([.E100];2)) + ([.$E$52] * [.E100]) + [.$F$52])" office:value-type="float" office:value="150.853682334401" calcext:value-type="float">
            <text:p>150.85</text:p>
          </table:table-cell>
          <table:table-cell table:formula="of:=[.G99] + (([.H99]-[.H98]) * [.$B$42])" office:value-type="float" office:value="290.192409120689" calcext:value-type="float">
            <text:p>290.19</text:p>
          </table:table-cell>
          <table:table-cell table:formula="of:=(([.$G$50] * POWER([.G100];3)) + ([.$H$50] * POWER([.G100];2)) + ([.$G$52] * [.G100]) + [.$H$52])" office:value-type="float" office:value="151.572133631954" calcext:value-type="float">
            <text:p>151.57</text:p>
          </table:table-cell>
          <table:table-cell table:formula="of:=[.I99] + (([.J99]-[.J98]) * [.$B$43])" office:value-type="float" office:value="289.873473673821" calcext:value-type="float">
            <text:p>289.87</text:p>
          </table:table-cell>
          <table:table-cell table:formula="of:=(([.$I$50] * POWER([.I100];3)) + ([.$J$50] * POWER([.I100];2)) + ([.$I$52] * [.I100]) + [.$J$52])" office:value-type="float" office:value="152.74075267887" calcext:value-type="float">
            <text:p>152.74</text:p>
          </table:table-cell>
          <table:table-cell table:formula="of:=[.K99] + (([.L99]-[.L98]) * [.$B$44])" office:value-type="float" office:value="289.598400741492" calcext:value-type="float">
            <text:p>289.60</text:p>
          </table:table-cell>
          <table:table-cell table:formula="of:=(([.$K$50] * POWER([.K100];3)) + ([.$L$50] * POWER([.K100];2)) + ([.$K$52] * [.K100]) + [.$L$52])" office:value-type="float" office:value="154.125697835111" calcext:value-type="float">
            <text:p>154.13</text:p>
          </table:table-cell>
          <table:table-cell table:style-name="ce83" table:formula="of:=[.M99] + (([.N99]-[.N98]) *[.$B$44])" office:value-type="float" office:value="289.484309515822" calcext:value-type="float">
            <text:p>289.48</text:p>
          </table:table-cell>
          <table:table-cell table:style-name="ce83" table:formula="of:=(([.$M$50] * POWER([.M100];3)) + ([.$N$50] * POWER([.M100];2)) + ([.$M$52] * [.M100]) + [.$N$52])" office:value-type="float" office:value="155.412533753241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100] + (([.B100]-[.B99]) *[.$B$39])" office:value-type="float" office:value="303.083907558862" calcext:value-type="float">
            <text:p>303.08</text:p>
          </table:table-cell>
          <table:table-cell table:formula="of:=(([.$A$50] * POWER([.A101];3)) + ([.$B$50] * POWER([.A101];2)) + ([.$A$52] * [.A101]) + [.$B$52])" office:value-type="float" office:value="75.3674385180592" calcext:value-type="float">
            <text:p>75.37</text:p>
          </table:table-cell>
          <table:table-cell table:formula="of:=[.C100] + (([.D100]-[.D99]) *[.$B$40])" office:value-type="float" office:value="291.489190649871" calcext:value-type="float">
            <text:p>291.49</text:p>
          </table:table-cell>
          <table:table-cell table:formula="of:=(([.$C$50] * POWER([.C101];3)) + ([.$D$50] * POWER([.C101];2)) + ([.$C$52] * [.C101]) + [.$D$52])" office:value-type="float" office:value="147.859777670125" calcext:value-type="float">
            <text:p>147.86</text:p>
          </table:table-cell>
          <table:table-cell table:formula="of:=[.E100] + (([.F100]-[.F99]) * [.$B$41])" office:value-type="float" office:value="290.353789474789" calcext:value-type="float">
            <text:p>290.35</text:p>
          </table:table-cell>
          <table:table-cell table:formula="of:=(([.$E$50] * POWER([.E101];3)) + ([.$F$50] * POWER([.E101];2)) + ([.$E$52] * [.E101]) + [.$F$52])" office:value-type="float" office:value="150.853682336342" calcext:value-type="float">
            <text:p>150.85</text:p>
          </table:table-cell>
          <table:table-cell table:formula="of:=[.G100] + (([.H100]-[.H99]) * [.$B$42])" office:value-type="float" office:value="290.19240912133" calcext:value-type="float">
            <text:p>290.19</text:p>
          </table:table-cell>
          <table:table-cell table:formula="of:=(([.$G$50] * POWER([.G101];3)) + ([.$H$50] * POWER([.G101];2)) + ([.$G$52] * [.G101]) + [.$H$52])" office:value-type="float" office:value="151.572133633686" calcext:value-type="float">
            <text:p>151.57</text:p>
          </table:table-cell>
          <table:table-cell table:formula="of:=[.I100] + (([.J100]-[.J99]) * [.$B$43])" office:value-type="float" office:value="289.873473673966" calcext:value-type="float">
            <text:p>289.87</text:p>
          </table:table-cell>
          <table:table-cell table:formula="of:=(([.$I$50] * POWER([.I101];3)) + ([.$J$50] * POWER([.I101];2)) + ([.$I$52] * [.I101]) + [.$J$52])" office:value-type="float" office:value="152.740752679257" calcext:value-type="float">
            <text:p>152.74</text:p>
          </table:table-cell>
          <table:table-cell table:formula="of:=[.K100] + (([.L100]-[.L99]) * [.$B$44])" office:value-type="float" office:value="289.598400741552" calcext:value-type="float">
            <text:p>289.60</text:p>
          </table:table-cell>
          <table:table-cell table:formula="of:=(([.$K$50] * POWER([.K101];3)) + ([.$L$50] * POWER([.K101];2)) + ([.$K$52] * [.K101]) + [.$L$52])" office:value-type="float" office:value="154.125697835271" calcext:value-type="float">
            <text:p>154.13</text:p>
          </table:table-cell>
          <table:table-cell table:style-name="ce83" table:formula="of:=[.M100] + (([.N100]-[.N99]) *[.$B$44])" office:value-type="float" office:value="289.484309515889" calcext:value-type="float">
            <text:p>289.48</text:p>
          </table:table-cell>
          <table:table-cell table:style-name="ce83" table:formula="of:=(([.$M$50] * POWER([.M101];3)) + ([.$N$50] * POWER([.M101];2)) + ([.$M$52] * [.M101]) + [.$N$52])" office:value-type="float" office:value="155.41253375342" calcext:value-type="float">
            <text:p>155.41</text:p>
          </table:table-cell>
          <table:table-cell table:number-columns-repeated="7"/>
        </table:table-row>
        <table:table-row table:style-name="ro1">
          <table:table-cell table:formula="of:=[.A101] + (([.B101]-[.B100]) *[.$B$39])" office:value-type="float" office:value="303.083908138406" calcext:value-type="float">
            <text:p>303.08</text:p>
          </table:table-cell>
          <table:table-cell table:formula="of:=(([.$A$50] * POWER([.A102];3)) + ([.$B$50] * POWER([.A102];2)) + ([.$A$52] * [.A102]) + [.$B$52])" office:value-type="float" office:value="75.3674391695985" calcext:value-type="float">
            <text:p>75.37</text:p>
          </table:table-cell>
          <table:table-cell table:formula="of:=[.C101] + (([.D101]-[.D100]) *[.$B$40])" office:value-type="float" office:value="291.489190665336" calcext:value-type="float">
            <text:p>291.49</text:p>
          </table:table-cell>
          <table:table-cell table:formula="of:=(([.$C$50] * POWER([.C102];3)) + ([.$D$50] * POWER([.C102];2)) + ([.$C$52] * [.C102]) + [.$D$52])" office:value-type="float" office:value="147.859777712614" calcext:value-type="float">
            <text:p>147.86</text:p>
          </table:table-cell>
          <table:table-cell table:formula="of:=[.E101] + (([.F101]-[.F100]) * [.$B$41])" office:value-type="float" office:value="290.353789475244" calcext:value-type="float">
            <text:p>290.35</text:p>
          </table:table-cell>
          <table:table-cell table:formula="of:=(([.$E$50] * POWER([.E102];3)) + ([.$F$50] * POWER([.E102];2)) + ([.$E$52] * [.E102]) + [.$F$52])" office:value-type="float" office:value="150.853682337566" calcext:value-type="float">
            <text:p>150.85</text:p>
          </table:table-cell>
          <table:table-cell table:formula="of:=[.G101] + (([.H101]-[.H100]) * [.$B$42])" office:value-type="float" office:value="290.192409121733" calcext:value-type="float">
            <text:p>290.19</text:p>
          </table:table-cell>
          <table:table-cell table:formula="of:=(([.$G$50] * POWER([.G102];3)) + ([.$H$50] * POWER([.G102];2)) + ([.$G$52] * [.G102]) + [.$H$52])" office:value-type="float" office:value="151.572133634771" calcext:value-type="float">
            <text:p>151.57</text:p>
          </table:table-cell>
          <table:table-cell table:formula="of:=[.I101] + (([.J101]-[.J100]) * [.$B$43])" office:value-type="float" office:value="289.873473674054" calcext:value-type="float">
            <text:p>289.87</text:p>
          </table:table-cell>
          <table:table-cell table:formula="of:=(([.$I$50] * POWER([.I102];3)) + ([.$J$50] * POWER([.I102];2)) + ([.$I$52] * [.I102]) + [.$J$52])" office:value-type="float" office:value="152.740752679493" calcext:value-type="float">
            <text:p>152.74</text:p>
          </table:table-cell>
          <table:table-cell table:formula="of:=[.K101] + (([.L101]-[.L100]) * [.$B$44])" office:value-type="float" office:value="289.598400741588" calcext:value-type="float">
            <text:p>289.60</text:p>
          </table:table-cell>
          <table:table-cell table:formula="of:=(([.$K$50] * POWER([.K102];3)) + ([.$L$50] * POWER([.K102];2)) + ([.$K$52] * [.K102]) + [.$L$52])" office:value-type="float" office:value="154.125697835366" calcext:value-type="float">
            <text:p>154.13</text:p>
          </table:table-cell>
          <table:table-cell table:style-name="ce83" table:formula="of:=[.M101] + (([.N101]-[.N100]) *[.$B$44])" office:value-type="float" office:value="289.484309515929" calcext:value-type="float">
            <text:p>289.48</text:p>
          </table:table-cell>
          <table:table-cell table:style-name="ce83" table:formula="of:=(([.$M$50] * POWER([.M102];3)) + ([.$N$50] * POWER([.M102];2)) + ([.$M$52] * [.M102]) + [.$N$52])" office:value-type="float" office:value="155.412533753529" calcext:value-type="float">
            <text:p>155.41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percentage-style style:name="N138">
      <number:number number:decimal-places="4" loext:min-decimal-places="4" number:min-integer-digits="1"/>
      <number:text>%</number:text>
    </number:percentage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5" loext:min-decimal-places="5" number:min-integer-digits="1"/>
      <number:text>%</number:text>
    </number:percentage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5">
      <number:number number:decimal-places="15" loext:min-decimal-places="15" number:min-integer-digits="1"/>
    </number:number-style>
    <number:number-style style:name="N146">
      <number:number number:decimal-places="16" loext:min-decimal-places="16" number:min-integer-digits="1"/>
    </number:number-style>
    <number:number-style style:name="N147">
      <number:number number:decimal-places="17" loext:min-decimal-places="17" number:min-integer-digits="1"/>
    </number:number-style>
    <number:number-style style:name="N148">
      <number:number number:decimal-places="18" loext:min-decimal-places="1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16:21:03.329797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07:38:00.454123594</meta:creation-date>
    <dc:date>2022-09-03T21:40:42.962459197</dc:date>
    <meta:editing-duration>P71DT6H34M47S</meta:editing-duration>
    <meta:editing-cycles>336</meta:editing-cycles>
    <meta:generator>LibreOffice/6.1.5.2$Linux_x86 LibreOffice_project/10$Build-2</meta:generator>
    <meta:document-statistic meta:table-count="9" meta:cell-count="672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solid" svg:stroke-width="0.04cm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4">
      <style:chart-properties chart:display-label="true" chart:logarithmic="false" chart:minimum="12" chart:maximum="1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4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1cm" chart:symbol-height="0.1cm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Ln 10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7e0021"/>
    </style:style>
    <style:style style:name="ch14" style:family="chart">
      <style:text-properties fo:color="#7e0021"/>
    </style:style>
    <style:style style:name="ch15" style:family="chart" style:data-style-name="N124">
      <style:chart-properties chart:symbol-type="named-symbol" chart:symbol-name="diamond" chart:symbol-width="0.1cm" chart:symbol-height="0.1cm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6" style:family="chart">
      <style:chart-properties loext:regression-name="Ln 8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579d1c"/>
    </style:style>
    <style:style style:name="ch17" style:family="chart">
      <style:text-properties fo:color="#579d1c"/>
    </style:style>
    <style:style style:name="ch18" style:family="chart" style:data-style-name="N124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Ln 6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ff420e"/>
    </style:style>
    <style:style style:name="ch20" style:family="chart">
      <style:text-properties fo:color="#ff420e"/>
    </style:style>
    <style:style style:name="ch21" style:family="chart" style:data-style-name="N124">
      <style:chart-properties chart:symbol-type="named-symbol" chart:symbol-name="arrow-down" chart:symbol-width="0.1cm" chart:symbol-height="0.1cm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22" style:family="chart">
      <style:chart-properties loext:regression-name="Ln 4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004586"/>
    </style:style>
    <style:style style:name="ch23" style:family="chart">
      <style:text-properties fo:color="#004586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7.009cm" svg:height="9.784cm" xlink:href=".." xlink:type="simple" chart:class="chart:scatter" chart:style-name="ch1">
        <chart:title svg:x="0.195cm" svg:y="0.217cm" chart:style-name="ch2">
          <text:p>Temperature vs. CO2 concentration including water vapour and Lapse Rate feedbacks</text:p>
        </chart:title>
        <chart:legend svg:x="0cm" svg:y="8.592cm" style:legend-expansion="custom" chartooo:width="16.872cm" chartooo:height="1.191cm" style:legend-expansion-aspect-ratio="14.1662468513854" chart:style-name="ch3"/>
        <chart:plot-area chart:style-name="ch4" table:cell-range-address="Summary.A16:Summary.A21 Summary.B14:Summary.B14 Summary.E16:Summary.E21 Summary.B25:Summary.B25 Summary.E27:Summary.E32 Summary.B36:Summary.B36 Summary.E38:Summary.E43 Summary.B58:Summary.B58 Summary.E60:Summary.E65" chart:data-source-has-labels="row" svg:x="1.342cm" svg:y="1.319cm" svg:width="15.318cm" svg:height="6.277cm">
          <chartooo:coordinate-region svg:x="2.254cm" svg:y="1.519cm" svg:width="14.034cm" svg:height="5.431cm"/>
          <chart:axis chart:dimension="x" chart:name="primary-x" chart:style-name="ch5">
            <chart:title svg:x="7.052cm" svg:y="7.791cm" chart:style-name="ch6">
              <text:p>CO2 concentration (ppm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2cm" svg:y="5.771cm" chart:style-name="ch10">
              <text:p>Temperature (°C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Summary.E16:Summary.E21" chart:label-cell-address="Summary.B14:Summary.B14" chart:class="chart:scatter">
            <chart:domain table:cell-range-address="Summary.A16:Summary.A21"/>
            <chart:regression-curve chart:style-name="ch13">
              <chart:equation chart:display-equation="true" chart:display-r-square="true" svg:x="8.068cm" svg:y="5.918cm" chart:style-name="ch14"/>
            </chart:regression-curve>
            <chart:data-point chart:repeated="6"/>
          </chart:series>
          <chart:series chart:attached-axis="primary-y" chart:style-name="ch15" chart:values-cell-range-address="Summary.E27:Summary.E32" chart:label-cell-address="Summary.B25:Summary.B25" chart:class="chart:scatter">
            <chart:domain table:cell-range-address="Summary.A27:Summary.A32"/>
            <chart:regression-curve chart:style-name="ch16">
              <chart:equation chart:display-equation="true" chart:display-r-square="true" svg:x="8.061cm" svg:y="4.924cm" chart:style-name="ch17"/>
            </chart:regression-curve>
            <chart:data-point chart:repeated="6"/>
          </chart:series>
          <chart:series chart:attached-axis="primary-y" chart:style-name="ch18" chart:values-cell-range-address="Summary.E38:Summary.E43" chart:label-cell-address="Summary.B36:Summary.B36" chart:class="chart:scatter">
            <chart:domain table:cell-range-address="Summary.A38:Summary.A43"/>
            <chart:regression-curve chart:style-name="ch19">
              <chart:equation chart:display-equation="true" chart:display-r-square="true" svg:x="8.005cm" svg:y="3.926cm" chart:style-name="ch20"/>
            </chart:regression-curve>
            <chart:data-point chart:repeated="6"/>
          </chart:series>
          <chart:series chart:attached-axis="primary-y" chart:style-name="ch21" chart:values-cell-range-address="Summary.E60:Summary.E65" chart:label-cell-address="Summary.B58:Summary.B58" chart:class="chart:scatter">
            <chart:domain table:cell-range-address="Summary.A60:Summary.A65"/>
            <chart:regression-curve chart:style-name="ch22">
              <chart:equation chart:display-equation="true" chart:display-r-square="true" svg:x="2.481cm" svg:y="1.438cm" chart:style-name="ch23"/>
            </chart:regression-curve>
            <chart:data-point chart:repeated="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%</text:p>
                <draw:g>
                  <svg:desc>Summary.B14:Summary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%</text:p>
                <draw:g>
                  <svg:desc>Summary.B25:Summary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%</text:p>
                <draw:g>
                  <svg:desc>Summary.B36:Summary.B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%</text:p>
                <draw:g>
                  <svg:desc>Summary.B58:Summary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">
                <text:p>275</text:p>
                <draw:g>
                  <svg:desc>Summary.A16:Summary.A21</svg:desc>
                </draw:g>
              </table:table-cell>
              <table:table-cell office:value-type="float" office:value="14">
                <text:p>14</text:p>
                <draw:g>
                  <svg:desc>Summary.E16:Summary.E21</svg:desc>
                </draw:g>
              </table:table-cell>
              <table:table-cell office:value-type="float" office:value="275">
                <text:p>275</text:p>
                <draw:g>
                  <svg:desc>Summary.A27:Summary.A32</svg:desc>
                </draw:g>
              </table:table-cell>
              <table:table-cell office:value-type="float" office:value="14">
                <text:p>14</text:p>
                <draw:g>
                  <svg:desc>Summary.E27:Summary.E32</svg:desc>
                </draw:g>
              </table:table-cell>
              <table:table-cell office:value-type="float" office:value="275">
                <text:p>275</text:p>
                <draw:g>
                  <svg:desc>Summary.A38:Summary.A43</svg:desc>
                </draw:g>
              </table:table-cell>
              <table:table-cell office:value-type="float" office:value="14">
                <text:p>14</text:p>
                <draw:g>
                  <svg:desc>Summary.E38:Summary.E43</svg:desc>
                </draw:g>
              </table:table-cell>
              <table:table-cell office:value-type="float" office:value="275">
                <text:p>275</text:p>
                <draw:g>
                  <svg:desc>Summary.A60:Summary.A65</svg:desc>
                </draw:g>
              </table:table-cell>
              <table:table-cell office:value-type="float" office:value="14">
                <text:p>14</text:p>
                <draw:g>
                  <svg:desc>Summary.E60:Summary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4.4683564683309">
                <text:p>14.4683564683309</text:p>
              </table:table-cell>
              <table:table-cell office:value-type="float" office:value="400">
                <text:p>400</text:p>
              </table:table-cell>
              <table:table-cell office:value-type="float" office:value="14.5032716658024">
                <text:p>14.5032716658024</text:p>
              </table:table-cell>
              <table:table-cell office:value-type="float" office:value="400">
                <text:p>400</text:p>
              </table:table-cell>
              <table:table-cell office:value-type="float" office:value="14.5636411307092">
                <text:p>14.5636411307092</text:p>
              </table:table-cell>
              <table:table-cell office:value-type="float" office:value="400">
                <text:p>400</text:p>
              </table:table-cell>
              <table:table-cell office:value-type="float" office:value="14.6665658136859">
                <text:p>14.6665658136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14.8753654633633">
                <text:p>14.8753654633633</text:p>
              </table:table-cell>
              <table:table-cell office:value-type="float" office:value="550">
                <text:p>550</text:p>
              </table:table-cell>
              <table:table-cell office:value-type="float" office:value="14.9259541851704">
                <text:p>14.9259541851704</text:p>
              </table:table-cell>
              <table:table-cell office:value-type="float" office:value="550">
                <text:p>550</text:p>
              </table:table-cell>
              <table:table-cell office:value-type="float" office:value="15.0356846533039">
                <text:p>15.0356846533039</text:p>
              </table:table-cell>
              <table:table-cell office:value-type="float" office:value="550">
                <text:p>550</text:p>
              </table:table-cell>
              <table:table-cell office:value-type="float" office:value="15.2231301319236">
                <text:p>15.2231301319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5.3525210337831">
                <text:p>15.3525210337831</text:p>
              </table:table-cell>
              <table:table-cell office:value-type="float" office:value="800">
                <text:p>800</text:p>
              </table:table-cell>
              <table:table-cell office:value-type="float" office:value="15.4263752092477">
                <text:p>15.4263752092477</text:p>
              </table:table-cell>
              <table:table-cell office:value-type="float" office:value="800">
                <text:p>800</text:p>
              </table:table-cell>
              <table:table-cell office:value-type="float" office:value="15.5925213438271">
                <text:p>15.5925213438271</text:p>
              </table:table-cell>
              <table:table-cell office:value-type="float" office:value="800">
                <text:p>800</text:p>
              </table:table-cell>
              <table:table-cell office:value-type="float" office:value="15.8791284397115">
                <text:p>15.8791284397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0">
                <text:p>1100</text:p>
              </table:table-cell>
              <table:table-cell office:value-type="float" office:value="15.7797269961884">
                <text:p>15.7797269961884</text:p>
              </table:table-cell>
              <table:table-cell office:value-type="float" office:value="1100">
                <text:p>1100</text:p>
              </table:table-cell>
              <table:table-cell office:value-type="float" office:value="15.8722222659775">
                <text:p>15.8722222659775</text:p>
              </table:table-cell>
              <table:table-cell office:value-type="float" office:value="1100">
                <text:p>1100</text:p>
              </table:table-cell>
              <table:table-cell office:value-type="float" office:value="16.0868074395834">
                <text:p>16.0868074395834</text:p>
              </table:table-cell>
              <table:table-cell office:value-type="float" office:value="1100">
                <text:p>1100</text:p>
              </table:table-cell>
              <table:table-cell office:value-type="float" office:value="16.459108748721">
                <text:p>16.459108748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16.3343095159292">
                <text:p>16.3343095159292</text:p>
              </table:table-cell>
              <table:table-cell office:value-type="float" office:value="1600">
                <text:p>1600</text:p>
              </table:table-cell>
              <table:table-cell office:value-type="float" office:value="16.4484007415876">
                <text:p>16.4484007415876</text:p>
              </table:table-cell>
              <table:table-cell office:value-type="float" office:value="1600">
                <text:p>1600</text:p>
              </table:table-cell>
              <table:table-cell office:value-type="float" office:value="16.723473674054">
                <text:p>16.723473674054</text:p>
              </table:table-cell>
              <table:table-cell office:value-type="float" office:value="1600">
                <text:p>1600</text:p>
              </table:table-cell>
              <table:table-cell office:value-type="float" office:value="17.203789475244">
                <text:p>17.203789475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2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Polynomial" loext:regression-max-degree="3" loext:regression-period="2" loext:regression-extrapolate-forward="0" loext:regression-extrapolate-backward="10" loext:regression-force-intercept="false" loext:regression-intercept-value="0" chart:regression-type="polynomial"/>
      <style:graphic-properties svg:stroke-width="0.02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208cm" xlink:href=".." xlink:type="simple" chart:class="chart:scatter" chart:style-name="ch1">
        <chart:legend chart:legend-position="end" svg:x="12.247cm" svg:y="3.056cm" style:legend-expansion="high" chart:style-name="ch2"/>
        <chart:plot-area chart:style-name="ch3" table:cell-range-address="Summary.G63:Summary.H68 Summary.H62:Summary.H62" chart:data-source-has-labels="row" svg:x="1.386cm" svg:y="0.144cm" svg:width="10.595cm" svg:height="5.938cm">
          <chartooo:coordinate-region svg:x="2.298cm" svg:y="0.343cm" svg:width="9.403cm" svg:height="5.092cm"/>
          <chart:axis chart:dimension="x" chart:name="primary-x" chart:style-name="ch4">
            <chart:title svg:x="6.097cm" svg:y="6.226cm" chart:style-name="ch5">
              <text:p>RH (%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506cm" svg:y="3.527cm" chart:style-name="ch9">
              <text:p>Δ RF</text:p>
            </chart:title>
            <chart:grid chart:style-name="ch6" chart:class="major"/>
          </chart:axis>
          <chart:series chart:style-name="ch10" chart:values-cell-range-address="Summary.H63:Summary.H68" chart:label-cell-address="Summary.H62:Summary.H62" chart:class="chart:scatter">
            <chart:domain table:cell-range-address="Summary.G63:Summary.G68"/>
            <chart:regression-curve chart:style-name="ch11">
              <chart:equation chart:display-equation="true" chart:display-r-square="true" svg:x="3.141cm" svg:y="0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Δ RF 400 – 800</text:p>
                <draw:g>
                  <svg:desc>Summary.H62:Summary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ummary.G63:Summary.G68</svg:desc>
                </draw:g>
              </table:table-cell>
              <table:table-cell office:value-type="float" office:value="4.37477875420549">
                <text:p>4.37477875420549</text:p>
                <draw:g>
                  <svg:desc>Summary.H63:Summary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.18961083378372">
                <text:p>3.18961083378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3.0540542737491">
                <text:p>3.0540542737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.69014620677785">
                <text:p>2.69014620677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41322900620909">
                <text:p>2.4132290062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31767695717218">
                <text:p>2.31767695717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8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4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400ppm.A27:CO2_400ppm.A35 CO2_400ppm.G26:CO2_400ppm.H35 CO2_400ppm.E26:CO2_400ppm.E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400ppm.H27:CO2_400ppm.H35" chart:label-cell-address="CO2_400ppm.H26:CO2_400ppm.H26" chart:class="chart:scatter">
            <chart:domain table:cell-range-address="CO2_400ppm.A27:CO2_40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400ppm.G27:CO2_400ppm.G35" chart:label-cell-address="CO2_400ppm.G26:CO2_400ppm.G26" chart:class="chart:scatter">
            <chart:data-point chart:repeated="9"/>
          </chart:series>
          <chart:series chart:style-name="ch15" chart:values-cell-range-address="CO2_400ppm.E27:CO2_400ppm.E35" chart:label-cell-address="CO2_400ppm.E26:CO2_400ppm.E2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400ppm.H26:CO2_400ppm.H26</svg:desc>
                </draw:g>
              </table:table-cell>
              <table:table-cell office:value-type="string">
                <text:p>60% RH</text:p>
                <draw:g>
                  <svg:desc>CO2_400ppm.G26:CO2_400ppm.G26</svg:desc>
                </draw:g>
              </table:table-cell>
              <table:table-cell office:value-type="string">
                <text:p>40% RH</text:p>
                <draw:g>
                  <svg:desc>CO2_400ppm.E26:CO2_400ppm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400ppm.A27:CO2_400ppm.A35</svg:desc>
                </draw:g>
              </table:table-cell>
              <table:table-cell office:value-type="float" office:value="134.017968797782">
                <text:p>134.017968797782</text:p>
                <draw:g>
                  <svg:desc>CO2_400ppm.H27:CO2_400ppm.H35</svg:desc>
                </draw:g>
              </table:table-cell>
              <table:table-cell office:value-type="float" office:value="131.655934744571">
                <text:p>131.655934744571</text:p>
                <draw:g>
                  <svg:desc>CO2_400ppm.G27:CO2_400ppm.G35</svg:desc>
                </draw:g>
              </table:table-cell>
              <table:table-cell office:value-type="float" office:value="128.068217685186">
                <text:p>128.068217685186</text:p>
                <draw:g>
                  <svg:desc>CO2_400ppm.E27:CO2_400p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4.15555935875">
                <text:p>144.15555935875</text:p>
              </table:table-cell>
              <table:table-cell office:value-type="float" office:value="141.817714422277">
                <text:p>141.817714422277</text:p>
              </table:table-cell>
              <table:table-cell office:value-type="float" office:value="138.289159487866">
                <text:p>138.289159487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6.755017529089">
                <text:p>146.755017529089</text:p>
              </table:table-cell>
              <table:table-cell office:value-type="float" office:value="144.418725344885">
                <text:p>144.418725344885</text:p>
              </table:table-cell>
              <table:table-cell office:value-type="float" office:value="140.900297914323">
                <text:p>140.900297914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49.390282316977">
                <text:p>149.390282316977</text:p>
              </table:table-cell>
              <table:table-cell office:value-type="float" office:value="147.047069512893">
                <text:p>147.047069512893</text:p>
              </table:table-cell>
              <table:table-cell office:value-type="float" office:value="143.535799781452">
                <text:p>143.535799781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2.052604692638">
                <text:p>152.052604692638</text:p>
              </table:table-cell>
              <table:table-cell office:value-type="float" office:value="149.701211915696">
                <text:p>149.701211915696</text:p>
              </table:table-cell>
              <table:table-cell office:value-type="float" office:value="146.193352091639">
                <text:p>146.193352091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4.749590063591">
                <text:p>154.749590063591</text:p>
              </table:table-cell>
              <table:table-cell office:value-type="float" office:value="152.391367828797">
                <text:p>152.391367828797</text:p>
              </table:table-cell>
              <table:table-cell office:value-type="float" office:value="148.878143815118">
                <text:p>148.878143815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7.479285460492">
                <text:p>157.479285460492</text:p>
              </table:table-cell>
              <table:table-cell office:value-type="float" office:value="155.09991708751">
                <text:p>155.09991708751</text:p>
              </table:table-cell>
              <table:table-cell office:value-type="float" office:value="151.587268798719">
                <text:p>151.587268798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0.242941434726">
                <text:p>160.242941434726</text:p>
              </table:table-cell>
              <table:table-cell office:value-type="float" office:value="157.843220049812">
                <text:p>157.843220049812</text:p>
              </table:table-cell>
              <table:table-cell office:value-type="float" office:value="154.321490192116">
                <text:p>154.321490192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4.642598641646">
                <text:p>174.642598641646</text:p>
              </table:table-cell>
              <table:table-cell office:value-type="float" office:value="172.068013426929">
                <text:p>172.068013426929</text:p>
              </table:table-cell>
              <table:table-cell office:value-type="float" office:value="168.41997813992">
                <text:p>168.41997813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2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579d1c"/>
    </style:style>
    <style:style style:name="ch17" style:family="chart" style:data-style-name="N140">
      <style:text-properties fo: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8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800ppm.A27:CO2_800ppm.A35 CO2_800ppm.F26:CO2_800ppm.H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800ppm.H27:CO2_800ppm.H35" chart:label-cell-address="CO2_800ppm.H26:CO2_800ppm.H26" chart:class="chart:scatter">
            <chart:domain table:cell-range-address="CO2_800ppm.A27:CO2_800ppm.A35"/>
            <chart:regression-curve chart:style-name="ch12">
              <chart:equation chart:display-equation="true" chart:display-r-square="true" svg:x="0.549cm" svg:y="1.268cm" chart:style-name="ch13"/>
            </chart:regression-curve>
            <chart:data-point chart:repeated="9"/>
          </chart:series>
          <chart:series chart:style-name="ch14" chart:values-cell-range-address="CO2_800ppm.G27:CO2_800ppm.G35" chart:label-cell-address="CO2_800ppm.G26:CO2_800ppm.G26" chart:class="chart:scatter">
            <chart:data-point chart:repeated="9"/>
          </chart:series>
          <chart:series chart:style-name="ch15" chart:values-cell-range-address="CO2_800ppm.F27:CO2_800ppm.F35" chart:label-cell-address="CO2_800ppm.F26:CO2_800ppm.F26" chart:class="chart:scatter">
            <chart:regression-curve chart:style-name="ch16">
              <chart:equation chart:display-equation="true" chart:display-r-square="true" svg:x="0.208cm" svg:y="8.805cm" chart:style-name="ch17"/>
            </chart:regression-curve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800ppm.H26:CO2_800ppm.H26</svg:desc>
                </draw:g>
              </table:table-cell>
              <table:table-cell office:value-type="string">
                <text:p>60% RH</text:p>
                <draw:g>
                  <svg:desc>CO2_800ppm.G26:CO2_800ppm.G26</svg:desc>
                </draw:g>
              </table:table-cell>
              <table:table-cell office:value-type="string">
                <text:p>46% RH</text:p>
                <draw:g>
                  <svg:desc>CO2_800ppm.F26:CO2_800ppm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800ppm.A27:CO2_800ppm.A35</svg:desc>
                </draw:g>
              </table:table-cell>
              <table:table-cell office:value-type="float" office:value="135.726313346205">
                <text:p>135.726313346205</text:p>
                <draw:g>
                  <svg:desc>CO2_800ppm.H27:CO2_800ppm.H35</svg:desc>
                </draw:g>
              </table:table-cell>
              <table:table-cell office:value-type="float" office:value="133.477257290149">
                <text:p>133.477257290149</text:p>
                <draw:g>
                  <svg:desc>CO2_800ppm.G27:CO2_800ppm.G35</svg:desc>
                </draw:g>
              </table:table-cell>
              <table:table-cell office:value-type="float" office:value="131.258901117249">
                <text:p>131.258901117249</text:p>
                <draw:g>
                  <svg:desc>CO2_800ppm.F27:CO2_800ppm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5.854485098394">
                <text:p>145.854485098394</text:p>
              </table:table-cell>
              <table:table-cell office:value-type="float" office:value="143.633914203254">
                <text:p>143.633914203254</text:p>
              </table:table-cell>
              <table:table-cell office:value-type="float" office:value="141.466234342057">
                <text:p>141.466234342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8.454671351789">
                <text:p>148.454671351789</text:p>
              </table:table-cell>
              <table:table-cell office:value-type="float" office:value="146.23388479132">
                <text:p>146.23388479132</text:p>
              </table:table-cell>
              <table:table-cell office:value-type="float" office:value="144.072965684751">
                <text:p>144.072965684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1.085935084654">
                <text:p>151.085935084654</text:p>
              </table:table-cell>
              <table:table-cell office:value-type="float" office:value="148.86140222766">
                <text:p>148.86140222766</text:p>
              </table:table-cell>
              <table:table-cell office:value-type="float" office:value="146.700401981539">
                <text:p>146.700401981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3.747160355879">
                <text:p>153.747160355879</text:p>
              </table:table-cell>
              <table:table-cell office:value-type="float" office:value="151.515034060854">
                <text:p>151.515034060854</text:p>
              </table:table-cell>
              <table:table-cell office:value-type="float" office:value="149.352271078449">
                <text:p>149.352271078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6.443228072498">
                <text:p>156.443228072498</text:p>
              </table:table-cell>
              <table:table-cell office:value-type="float" office:value="154.199719380715">
                <text:p>154.199719380715</text:p>
              </table:table-cell>
              <table:table-cell office:value-type="float" office:value="152.116933700411">
                <text:p>152.116933700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9.172265566775">
                <text:p>159.172265566775</text:p>
              </table:table-cell>
              <table:table-cell office:value-type="float" office:value="156.913201835668">
                <text:p>156.913201835668</text:p>
              </table:table-cell>
              <table:table-cell office:value-type="float" office:value="154.822217959709">
                <text:p>154.82221795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1.935491592715">
                <text:p>161.935491592715</text:p>
              </table:table-cell>
              <table:table-cell office:value-type="float" office:value="159.656592966616">
                <text:p>159.656592966616</text:p>
              </table:table-cell>
              <table:table-cell office:value-type="float" office:value="157.554178472226">
                <text:p>157.55417847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6.334653291301">
                <text:p>176.334653291301</text:p>
              </table:table-cell>
              <table:table-cell office:value-type="float" office:value="173.884618459442">
                <text:p>173.884618459442</text:p>
              </table:table-cell>
              <table:table-cell office:value-type="float" office:value="171.553352475912">
                <text:p>171.5533524759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4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8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37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55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550ppm.A27:CO2_550ppm.A35 CO2_550ppm.G26:CO2_550ppm.H35 CO2_550ppm.E26:CO2_550ppm.E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550ppm.H27:CO2_550ppm.H35" chart:label-cell-address="CO2_550ppm.H26:CO2_550ppm.H26" chart:class="chart:scatter">
            <chart:domain table:cell-range-address="CO2_550ppm.A27:CO2_55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550ppm.G27:CO2_550ppm.G35" chart:label-cell-address="CO2_550ppm.G26:CO2_550ppm.G26" chart:class="chart:scatter">
            <chart:data-point chart:repeated="9"/>
          </chart:series>
          <chart:series chart:style-name="ch15" chart:values-cell-range-address="CO2_550ppm.E27:CO2_550ppm.E35" chart:label-cell-address="CO2_550ppm.E26:CO2_550ppm.E2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550ppm.H26:CO2_550ppm.H26</svg:desc>
                </draw:g>
              </table:table-cell>
              <table:table-cell office:value-type="string">
                <text:p>60% RH</text:p>
                <draw:g>
                  <svg:desc>CO2_550ppm.G26:CO2_550ppm.G26</svg:desc>
                </draw:g>
              </table:table-cell>
              <table:table-cell office:value-type="string">
                <text:p>40% RH</text:p>
                <draw:g>
                  <svg:desc>CO2_550ppm.E26:CO2_550ppm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550ppm.A27:CO2_550ppm.A35</svg:desc>
                </draw:g>
              </table:table-cell>
              <table:table-cell office:value-type="float" office:value="134.809925906865">
                <text:p>134.809925906865</text:p>
                <draw:g>
                  <svg:desc>CO2_550ppm.H27:CO2_550ppm.H35</svg:desc>
                </draw:g>
              </table:table-cell>
              <table:table-cell office:value-type="float" office:value="132.501810046142">
                <text:p>132.501810046142</text:p>
                <draw:g>
                  <svg:desc>CO2_550ppm.G27:CO2_550ppm.G35</svg:desc>
                </draw:g>
              </table:table-cell>
              <table:table-cell office:value-type="float" office:value="128.989169283749">
                <text:p>128.989169283749</text:p>
                <draw:g>
                  <svg:desc>CO2_550ppm.E27:CO2_550p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4.937328625443">
                <text:p>144.937328625443</text:p>
              </table:table-cell>
              <table:table-cell office:value-type="float" office:value="142.655641097749">
                <text:p>142.655641097749</text:p>
              </table:table-cell>
              <table:table-cell office:value-type="float" office:value="139.207189517272">
                <text:p>139.207189517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7.536895085421">
                <text:p>147.536895085421</text:p>
              </table:table-cell>
              <table:table-cell office:value-type="float" office:value="145.254633987983">
                <text:p>145.254633987983</text:p>
              </table:table-cell>
              <table:table-cell office:value-type="float" office:value="141.814459255381">
                <text:p>141.814459255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0.167324130802">
                <text:p>150.167324130802</text:p>
              </table:table-cell>
              <table:table-cell office:value-type="float" office:value="147.881008281879">
                <text:p>147.881008281879</text:p>
              </table:table-cell>
              <table:table-cell office:value-type="float" office:value="144.451686186265">
                <text:p>144.451686186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2.827477842086">
                <text:p>152.827477842086</text:p>
              </table:table-cell>
              <table:table-cell office:value-type="float" office:value="150.533284737175">
                <text:p>150.533284737175</text:p>
              </table:table-cell>
              <table:table-cell office:value-type="float" office:value="147.108151073483">
                <text:p>147.108151073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5.522338249359">
                <text:p>155.522338249359</text:p>
              </table:table-cell>
              <table:table-cell office:value-type="float" office:value="153.221517605154">
                <text:p>153.221517605154</text:p>
              </table:table-cell>
              <table:table-cell office:value-type="float" office:value="149.791766287234">
                <text:p>149.791766287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8.250011492365">
                <text:p>158.250011492365</text:p>
              </table:table-cell>
              <table:table-cell office:value-type="float" office:value="155.928358003432">
                <text:p>155.928358003432</text:p>
              </table:table-cell>
              <table:table-cell office:value-type="float" office:value="152.499715676508">
                <text:p>152.499715676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1.011730114379">
                <text:p>161.011730114379</text:p>
              </table:table-cell>
              <table:table-cell office:value-type="float" office:value="158.66996973739">
                <text:p>158.66996973739</text:p>
              </table:table-cell>
              <table:table-cell office:value-type="float" office:value="155.232779225243">
                <text:p>155.232779225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5.402385279942">
                <text:p>175.402385279942</text:p>
              </table:table-cell>
              <table:table-cell office:value-type="float" office:value="172.887306097492">
                <text:p>172.887306097492</text:p>
              </table:table-cell>
              <table:table-cell office:value-type="float" office:value="169.325986495869">
                <text:p>169.3259864958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587cm" svg:y="0.335cm" chart:style-name="ch2">
          <text:p>RF vs. Temperature at 80%RH, 16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1600ppm.A27:CO2_1600ppm.A35 CO2_1600ppm.H26:CO2_1600ppm.H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1600ppm.H27:CO2_1600ppm.H35" chart:label-cell-address="CO2_1600ppm.H26:CO2_1600ppm.H26" chart:class="chart:scatter">
            <chart:domain table:cell-range-address="CO2_1600ppm.A27:CO2_160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1600ppm.H26:CO2_1600ppm.H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1600ppm.A27:CO2_1600ppm.A35</svg:desc>
                </draw:g>
              </table:table-cell>
              <table:table-cell office:value-type="float" office:value="137.500180692685">
                <text:p>137.500180692685</text:p>
                <draw:g>
                  <svg:desc>CO2_1600ppm.H27:CO2_1600ppm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7.673364592341">
                <text:p>147.673364592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0.285953585728">
                <text:p>150.285953585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2.930139668537">
                <text:p>152.930139668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5.604766093163">
                <text:p>155.604766093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8.314572770441">
                <text:p>158.314572770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1.057632393734">
                <text:p>161.057632393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3.835073564656">
                <text:p>163.835073564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8.305952832877">
                <text:p>178.3059528328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right" chart:symbol-width="0.1cm" chart:symbol-height="0.1cm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arrow-left" chart:symbol-width="0.1cm" chart:symbol-height="0.1cm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275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275ppm.A27:CO2_275ppm.B35 CO2_275ppm.G26:CO2_275ppm.H35 CO2_275ppm.C26:CO2_275ppm.E35 CO2_275ppm.B26:CO2_275ppm.B26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275ppm.H27:CO2_275ppm.H35" chart:label-cell-address="CO2_275ppm.H26:CO2_275ppm.H26" chart:class="chart:scatter">
            <chart:domain table:cell-range-address="CO2_275ppm.A27:CO2_275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275ppm.G27:CO2_275ppm.G35" chart:label-cell-address="CO2_275ppm.G26:CO2_275ppm.G26" chart:class="chart:scatter">
            <chart:data-point chart:repeated="9"/>
          </chart:series>
          <chart:series chart:style-name="ch15" chart:values-cell-range-address="CO2_275ppm.E27:CO2_275ppm.E35" chart:label-cell-address="CO2_275ppm.E26:CO2_275ppm.E26" chart:class="chart:scatter">
            <chart:data-point chart:repeated="9"/>
          </chart:series>
          <chart:series chart:style-name="ch16" chart:values-cell-range-address="CO2_275ppm.D27:CO2_275ppm.D35" chart:label-cell-address="CO2_275ppm.D26:CO2_275ppm.D26" chart:class="chart:scatter">
            <chart:data-point chart:repeated="9"/>
          </chart:series>
          <chart:series chart:style-name="ch17" chart:values-cell-range-address="CO2_275ppm.C27:CO2_275ppm.C35" chart:label-cell-address="CO2_275ppm.C26:CO2_275ppm.C26" chart:class="chart:scatter">
            <chart:data-point chart:repeated="9"/>
          </chart:series>
          <chart:series chart:style-name="ch18" chart:values-cell-range-address="CO2_275ppm.B27:CO2_275ppm.B35" chart:label-cell-address="CO2_275ppm.B26:CO2_275ppm.B26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275ppm.H26:CO2_275ppm.H26</svg:desc>
                </draw:g>
              </table:table-cell>
              <table:table-cell office:value-type="string">
                <text:p>60% RH</text:p>
                <draw:g>
                  <svg:desc>CO2_275ppm.G26:CO2_275ppm.G26</svg:desc>
                </draw:g>
              </table:table-cell>
              <table:table-cell office:value-type="string">
                <text:p>40% RH</text:p>
                <draw:g>
                  <svg:desc>CO2_275ppm.E26:CO2_275ppm.E26</svg:desc>
                </draw:g>
              </table:table-cell>
              <table:table-cell office:value-type="string">
                <text:p>20% RH</text:p>
                <draw:g>
                  <svg:desc>CO2_275ppm.D26:CO2_275ppm.D26</svg:desc>
                </draw:g>
              </table:table-cell>
              <table:table-cell office:value-type="string">
                <text:p>10% RH</text:p>
                <draw:g>
                  <svg:desc>CO2_275ppm.C26:CO2_275ppm.C26</svg:desc>
                </draw:g>
              </table:table-cell>
              <table:table-cell office:value-type="string">
                <text:p>0% RH</text:p>
                <draw:g>
                  <svg:desc>CO2_275ppm.B26:CO2_275ppm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275ppm.A27:CO2_275ppm.A35</svg:desc>
                </draw:g>
              </table:table-cell>
              <table:table-cell office:value-type="float" office:value="133.062783686341">
                <text:p>133.062783686341</text:p>
                <draw:g>
                  <svg:desc>CO2_275ppm.H27:CO2_275ppm.H35</svg:desc>
                </draw:g>
              </table:table-cell>
              <table:table-cell office:value-type="float" office:value="130.633065737061">
                <text:p>130.633065737061</text:p>
                <draw:g>
                  <svg:desc>CO2_275ppm.G27:CO2_275ppm.G35</svg:desc>
                </draw:g>
              </table:table-cell>
              <table:table-cell office:value-type="float" office:value="126.952025874627">
                <text:p>126.952025874627</text:p>
                <draw:g>
                  <svg:desc>CO2_275ppm.E27:CO2_275ppm.E35</svg:desc>
                </draw:g>
              </table:table-cell>
              <table:table-cell office:value-type="float" office:value="120.01149242347">
                <text:p>120.01149242347</text:p>
                <draw:g>
                  <svg:desc>CO2_275ppm.D27:CO2_275ppm.D35</svg:desc>
                </draw:g>
              </table:table-cell>
              <table:table-cell office:value-type="float" office:value="112.55074691919">
                <text:p>112.55074691919</text:p>
                <draw:g>
                  <svg:desc>CO2_275ppm.C27:CO2_275ppm.C35</svg:desc>
                </draw:g>
              </table:table-cell>
              <table:table-cell office:value-type="float" office:value="47.3211305847716">
                <text:p>47.3211305847716</text:p>
                <draw:g>
                  <svg:desc>CO2_275ppm.B27:CO2_275ppm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3.21879275327">
                <text:p>143.21879275327</text:p>
              </table:table-cell>
              <table:table-cell office:value-type="float" office:value="140.81233330913">
                <text:p>140.81233330913</text:p>
              </table:table-cell>
              <table:table-cell office:value-type="float" office:value="137.183197589313">
                <text:p>137.183197589313</text:p>
              </table:table-cell>
              <table:table-cell office:value-type="float" office:value="130.276713882022">
                <text:p>130.276713882022</text:p>
              </table:table-cell>
              <table:table-cell office:value-type="float" office:value="122.63428722138">
                <text:p>122.63428722138</text:p>
              </table:table-cell>
              <table:table-cell office:value-type="float" office:value="50.3923920115014">
                <text:p>50.3923920115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5.828701740747">
                <text:p>145.828701740747</text:p>
              </table:table-cell>
              <table:table-cell office:value-type="float" office:value="143.418088896721">
                <text:p>143.418088896721</text:p>
              </table:table-cell>
              <table:table-cell office:value-type="float" office:value="139.797628577748">
                <text:p>139.797628577748</text:p>
              </table:table-cell>
              <table:table-cell office:value-type="float" office:value="132.906082902841">
                <text:p>132.906082902841</text:p>
              </table:table-cell>
              <table:table-cell office:value-type="float" office:value="125.236877661431">
                <text:p>125.236877661431</text:p>
              </table:table-cell>
              <table:table-cell office:value-type="float" office:value="51.1824492171099">
                <text:p>51.1824492171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48.466833417849">
                <text:p>148.466833417849</text:p>
              </table:table-cell>
              <table:table-cell office:value-type="float" office:value="146.05125330842">
                <text:p>146.05125330842</text:p>
              </table:table-cell>
              <table:table-cell office:value-type="float" office:value="142.43663430711">
                <text:p>142.43663430711</text:p>
              </table:table-cell>
              <table:table-cell office:value-type="float" office:value="135.560999927237">
                <text:p>135.560999927237</text:p>
              </table:table-cell>
              <table:table-cell office:value-type="float" office:value="127.871358092534">
                <text:p>127.871358092534</text:p>
              </table:table-cell>
              <table:table-cell office:value-type="float" office:value="51.9826577176126">
                <text:p>51.982657717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1.134478741336">
                <text:p>151.134478741336</text:p>
              </table:table-cell>
              <table:table-cell office:value-type="float" office:value="148.710216955051">
                <text:p>148.710216955051</text:p>
              </table:table-cell>
              <table:table-cell office:value-type="float" office:value="145.097816170189">
                <text:p>145.097816170189</text:p>
              </table:table-cell>
              <table:table-cell office:value-type="float" office:value="138.237697006154">
                <text:p>138.237697006154</text:p>
              </table:table-cell>
              <table:table-cell office:value-type="float" office:value="130.53316473962">
                <text:p>130.53316473962</text:p>
              </table:table-cell>
              <table:table-cell office:value-type="float" office:value="52.7897211799536">
                <text:p>52.7897211799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3.836822759821">
                <text:p>153.836822759821</text:p>
              </table:table-cell>
              <table:table-cell office:value-type="float" office:value="151.405386902357">
                <text:p>151.405386902357</text:p>
              </table:table-cell>
              <table:table-cell office:value-type="float" office:value="147.786486186315">
                <text:p>147.786486186315</text:p>
              </table:table-cell>
              <table:table-cell office:value-type="float" office:value="140.941363995577">
                <text:p>140.941363995577</text:p>
              </table:table-cell>
              <table:table-cell office:value-type="float" office:value="133.227459650189">
                <text:p>133.227459650189</text:p>
              </table:table-cell>
              <table:table-cell office:value-type="float" office:value="53.6086291194863">
                <text:p>53.608629119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6.571829842413">
                <text:p>156.571829842413</text:p>
              </table:table-cell>
              <table:table-cell office:value-type="float" office:value="154.118758123351">
                <text:p>154.118758123351</text:p>
              </table:table-cell>
              <table:table-cell office:value-type="float" office:value="150.499567705429">
                <text:p>150.499567705429</text:p>
              </table:table-cell>
              <table:table-cell office:value-type="float" office:value="143.667686374611">
                <text:p>143.667686374611</text:p>
              </table:table-cell>
              <table:table-cell office:value-type="float" office:value="135.948608435373">
                <text:p>135.948608435373</text:p>
              </table:table-cell>
              <table:table-cell office:value-type="float" office:value="54.4363168916551">
                <text:p>54.4363168916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59.340753934632">
                <text:p>159.340753934632</text:p>
              </table:table-cell>
              <table:table-cell office:value-type="float" office:value="156.86695973657">
                <text:p>156.86695973657</text:p>
              </table:table-cell>
              <table:table-cell office:value-type="float" office:value="153.237860675562">
                <text:p>153.237860675562</text:p>
              </table:table-cell>
              <table:table-cell office:value-type="float" office:value="146.417662121973">
                <text:p>146.417662121973</text:p>
              </table:table-cell>
              <table:table-cell office:value-type="float" office:value="138.696775581038">
                <text:p>138.696775581038</text:p>
              </table:table-cell>
              <table:table-cell office:value-type="float" office:value="55.2725619257137">
                <text:p>55.2725619257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3.766522648083">
                <text:p>173.766522648083</text:p>
              </table:table-cell>
              <table:table-cell office:value-type="float" office:value="171.116084615718">
                <text:p>171.116084615718</text:p>
              </table:table-cell>
              <table:table-cell office:value-type="float" office:value="167.357466972971">
                <text:p>167.357466972971</text:p>
              </table:table-cell>
              <table:table-cell office:value-type="float" office:value="160.525426317607">
                <text:p>160.525426317607</text:p>
              </table:table-cell>
              <table:table-cell office:value-type="float" office:value="152.828264974507">
                <text:p>152.828264974507</text:p>
              </table:table-cell>
              <table:table-cell office:value-type="float" office:value="59.5897432133344">
                <text:p>59.5897432133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8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587cm" svg:y="0.335cm" chart:style-name="ch2">
          <text:p>RF vs. Temperature at 80%RH, 11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1100ppm.A27:CO2_1100ppm.A35 CO2_1100ppm.G26:CO2_1100ppm.H35 CO2_1100ppm.E26:CO2_1100ppm.E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1100ppm.H27:CO2_1100ppm.H35" chart:label-cell-address="CO2_1100ppm.H26:CO2_1100ppm.H26" chart:class="chart:scatter">
            <chart:domain table:cell-range-address="CO2_1100ppm.A27:CO2_110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1100ppm.G27:CO2_1100ppm.G35" chart:label-cell-address="CO2_1100ppm.G26:CO2_1100ppm.G26" chart:class="chart:scatter">
            <chart:data-point chart:repeated="9"/>
          </chart:series>
          <chart:series chart:style-name="ch15" chart:values-cell-range-address="CO2_1100ppm.E27:CO2_1100ppm.E35" chart:label-cell-address="CO2_1100ppm.E26:CO2_1100ppm.E2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1100ppm.H26:CO2_1100ppm.H26</svg:desc>
                </draw:g>
              </table:table-cell>
              <table:table-cell office:value-type="string">
                <text:p>60% RH</text:p>
                <draw:g>
                  <svg:desc>CO2_1100ppm.G26:CO2_1100ppm.G26</svg:desc>
                </draw:g>
              </table:table-cell>
              <table:table-cell office:value-type="string">
                <text:p>40% RH</text:p>
                <draw:g>
                  <svg:desc>CO2_1100ppm.E26:CO2_1100ppm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1100ppm.A27:CO2_1100ppm.A35</svg:desc>
                </draw:g>
              </table:table-cell>
              <table:table-cell office:value-type="float" office:value="136.517972652714">
                <text:p>136.517972652714</text:p>
                <draw:g>
                  <svg:desc>CO2_1100ppm.H27:CO2_1100ppm.H35</svg:desc>
                </draw:g>
              </table:table-cell>
              <table:table-cell office:value-type="float" office:value="134.31658729212">
                <text:p>134.31658729212</text:p>
                <draw:g>
                  <svg:desc>CO2_1100ppm.G27:CO2_1100ppm.G35</svg:desc>
                </draw:g>
              </table:table-cell>
              <table:table-cell office:value-type="float" office:value="130.954954108484">
                <text:p>130.954954108484</text:p>
                <draw:g>
                  <svg:desc>CO2_1100ppm.E27:CO2_1100p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6.657424928436">
                <text:p>146.657424928436</text:p>
              </table:table-cell>
              <table:table-cell office:value-type="float" office:value="144.485939806169">
                <text:p>144.485939806169</text:p>
              </table:table-cell>
              <table:table-cell office:value-type="float" office:value="141.196930475132">
                <text:p>141.196930475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9.261520130831">
                <text:p>149.261520130831</text:p>
              </table:table-cell>
              <table:table-cell office:value-type="float" office:value="147.090098366781">
                <text:p>147.090098366781</text:p>
              </table:table-cell>
              <table:table-cell office:value-type="float" office:value="143.813857944925">
                <text:p>143.813857944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1.896923059142">
                <text:p>151.896923059142</text:p>
              </table:table-cell>
              <table:table-cell office:value-type="float" office:value="149.722010724827">
                <text:p>149.722010724827</text:p>
              </table:table-cell>
              <table:table-cell office:value-type="float" office:value="146.45528588599">
                <text:p>146.45528588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4.56489918364">
                <text:p>154.56489918364</text:p>
              </table:table-cell>
              <table:table-cell office:value-type="float" office:value="152.382745647024">
                <text:p>152.382745647024</text:p>
              </table:table-cell>
              <table:table-cell office:value-type="float" office:value="149.121745602041">
                <text:p>149.121745602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7.265526435529">
                <text:p>157.265526435529</text:p>
              </table:table-cell>
              <table:table-cell office:value-type="float" office:value="155.072224039934">
                <text:p>155.072224039934</text:p>
              </table:table-cell>
              <table:table-cell office:value-type="float" office:value="151.81279568345">
                <text:p>151.81279568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9.999249004835">
                <text:p>159.999249004835</text:p>
              </table:table-cell>
              <table:table-cell office:value-type="float" office:value="157.790633094732">
                <text:p>157.790633094732</text:p>
              </table:table-cell>
              <table:table-cell office:value-type="float" office:value="154.528359142543">
                <text:p>154.528359142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2.767253995554">
                <text:p>162.767253995554</text:p>
              </table:table-cell>
              <table:table-cell office:value-type="float" office:value="160.539074213588">
                <text:p>160.539074213588</text:p>
              </table:table-cell>
              <table:table-cell office:value-type="float" office:value="157.26921413175">
                <text:p>157.26921413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7.188389000389">
                <text:p>177.188389000389</text:p>
              </table:table-cell>
              <table:table-cell office:value-type="float" office:value="174.791328960431">
                <text:p>174.791328960431</text:p>
              </table:table-cell>
              <table:table-cell office:value-type="float" office:value="171.401949087601">
                <text:p>171.4019490876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